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6-23</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中文</text:span>
</text:h>
      <text:h text:style-name="P10" text:outline-level="1">
<text:span text:style-name="T4">
乌克兰和英国缔结了一项能源伙伴关系协议</text:span>
</text:h>
      <text:p text:style-name="P4">
作者: ['АРМІЯINFORM']</text:p>
      <text:p text:style-name="P4">
时间: 2023-06-22T-2:00:00-04:00</text:p>
      <text:p text:style-name="P4">
描述: 对于Innovan基金会来说，Vidisliti的计划为620万英镑。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3/06/630_360_1687361307-414.jpg" text:style-name="Internet_20_link" text:visited-style-name="Visited_20_Internet_20_Link">
630_360_1687361307-414.jpg</text:a>
']</text:p>
      <text:p text:style-name="P4">
标签: ['ЕНЕРГЕТИЧНА ВІДБУДОВА', 'МІНЕНЕРГО', 'УКРАЇНА - ВЕЛИКА БРИТАНІЯ']</text:p>
      <text:p text:style-name="P4">
类别: News</text:p>
      <!--METADATA-->
      <text:p text:style-name="P4">
<draw:frame draw:style-name="fr1" draw:name="Image2" text:anchor-type="as-char" svg:width="6.9236in" svg:height="3.956343in" draw:z-index="0">
<draw:image xlink:href="../Images/AРМІЯINFORM/2023-06-22T-2-00-00-04-00/630_360_1687361307-414.jpg" xlink:type="simple" xlink:show="embed" xlink:actuate="onLoad" draw:mime-type="image/jpeg"/>
</draw:frame>
对于能源创新基金，他们计划分配6200万英镑。</text:p>
      <text:p text:style-name="P4">
乌克兰能源部和外交部，为英国事务和发展部(FCDO)英国已签署了国家之间能源伙伴关系的备忘录。乌克兰恢复的相关文件(继续前往奥兰登)被签署(http://mev.gov.ua/novyna/62-milyony-funtiv-sterlinhiv-dlya-fondu-innovatsiy-u-sferi-enerhetyky-ukrayina-ta-velyka)能源部。</text:p>
      <text:p text:style-name="P4">
乌克兰能源部和外交部，为英国事务和发展部(FCDO)大不列颠已经制定了国家之间能源伙伴关系的备忘录。</text:p>
      <text:p text:style-name="P4">
在乌克兰在伦敦举行的续签会议的框架内，乌克兰赫尔曼·赫尔曼科科的能源部长和英国外交部外交部外交部外交部部长英国狮子座狮子座·多里·多里(Leo Dorty)。</text:p>
      <text:p text:style-name="P4">
特别是，备忘录涉及创建创新创新的新挑战基金的6200万英镑。主要目的是增强能源安全。 最初的捐款将为1,000万英镑，其余的将由零件到2025年。这些代码将用于能源创新，这些创新将加速重建和恢复乌克兰能源基础设施的过程。</text:p>
      <text:p text:style-name="P4">
“与英国合作伙伴的合作将允许现代化裸核组织，并增强其对军事威胁的抵抗，并为发展“绿色”能源的发展创造基础。 在不久的将来，在该计划中，乌克兰能源部门将获得额外的资源来维修和维修受损的基础设施。 我们感谢我们的英国朋友的支持和帮助。”FCDO支持将通过G7+能源支持组协调。 根据URS计划，在不久的将来，乌克兰能源行业将提供资源来修复受损的基础设施，以恢复消费者与电力，天然气和热量的联系。</text:p>
      <text:p text:style-name="P4">
News Source: <text:a xlink:type="simple" xlink:href="https://armyinform.com.ua/2023/06/22/ukrayina-i-brytaniya-uklaly-dogovir-pro-energetychne-partnerstvo/" text:style-name="Internet_20_link" text:visited-style-name="Visited_20_Internet_20_Link">
https://armyinform.com.ua/2023/06/22/ukrayina-i-brytaniya-uklaly-dogovir-pro-energetychne-partnerstvo/</text:a>
</text:p>
      <!--NEWS-->
      <text:h text:style-name="P10" text:outline-level="1">
<text:span text:style-name="T4">
在Sivershchyna和Slobozhanschyna的指示，俄罗斯军队炮击Khrinivka，Yeline，Karpov ...</text:span>
</text:h>
      <text:p text:style-name="P4">
作者: liveuamap (Language: en)</text:p>
      <text:p text:style-name="P4">
时间: 2023-06-22T-44:24:00</text:p>
      <text:p text:style-name="P4">
地点: Seredyna-Buda,Sumy Oblast (Latitude:52.25313 Longtitude:32.84758)</text:p>
      <text:p text:style-name="P4">
视频: []</text:p>
      <text:p text:style-name="P4">
图片: []</text:p>
      <text:p text:style-name="P4">
标签: ["Russia"]</text:p>
      <text:p text:style-name="P4">
Id: 22571011</text:p>
      <!--METADATA-->
      <text:p text:style-name="P4">
在Sivershchyna和Slbozhanschyna的指示，俄罗斯军队炮击了Chernihiv地区Leonivka的Khrinivka，Yeline，Karpovychi； Seredyna-Buda, Porokhon, Sytne, Fotofyzh, Novi Vyrky, Volfyne, SHPYL, OBODY, DMYTRIVKA, KINDRATIVKA, LOKNYA, STEPNE, VELYKAA PYAKAA PYACA A, Udy, Veterynarne, Kozacha Lopan, VySoka Yaruha, Lyptsi, Alisivka, Buhruvatka, Starytsya, Vovchansk，Vovchanski Khutory，Bochkove，Pletenivka，Mala Vovcha，Varvarivka，Budarky，Rublene，Anyskyne，Miloove，Miloove，Miloove，Miloove，Miloove，Miloove。 俄罗斯人在苏米地区的Chernihiv地区和Chernihiv地区的Mykolayivka进行了飞机，乌克兰武装部队的总参谋部表示</text:p>
      <text:p text:style-name="P4">
新闻集链接：(https：\/\/liveuamap.com \/en \/2023 \/22-june-at-at-sivershchyna and-slobozhanschyna-directions-directions-Russian)</text:p>
      <text:p text:style-name="P4">
News Source: <text:a xlink:type="simple" xlink:href="https://t.me/lumsrc/5154" text:style-name="Internet_20_link" text:visited-style-name="Visited_20_Internet_20_Link">
https://t.me/lumsrc/5154</text:a>
</text:p>
      <!--NEWS-->
      <text:h text:style-name="P10" text:outline-level="1">
<text:span text:style-name="T4">
JSC Kupiansk Directio Rusian军队炮击Krasne First，Figolivka，Novomlinsk，两年，与...</text:span>
</text:h>
      <text:p text:style-name="P4">
作者: liveuamap (Language: en)</text:p>
      <text:p text:style-name="P4">
时间: 2023-06-22T-46:24:00</text:p>
      <text:p text:style-name="P4">
地点: Kramatorsk (Latitude:49.75887 Longtitude:37.71006)</text:p>
      <text:p text:style-name="P4">
视频: []</text:p>
      <text:p text:style-name="P4">
图片: []</text:p>
      <text:p text:style-name="P4">
标签: ["Russia"]</text:p>
      <text:p text:style-name="P4">
Id: 22571010</text:p>
      <!--METADATA-->
      <text:p text:style-name="P4">
在Kupiansk的指示，俄罗斯军队炮击了Krasne Pershe，Fyholivka，Novomlynsk，Dvorichna，Zapadne，Masutivka，Kyslivka和Kharkivregion的Berestove。 俄罗斯航空在哈尔基夫地区的Synkivka进行了空袭。</text:p>
      <text:p text:style-name="P4">
新闻集链接：<text:a xlink:type="simple" xlink:href="https：\/\/liveuamap.com \/en \/2023 \/22-june-at-at-at-at-kupiansk方向 - 俄罗斯 - 武装shelled-krasne-krasne" text:style-name="Internet_20_link" text:visited-style-name="Visited_20_Internet_20_Link">
https：\/\/liveuamap.com \/en \/2023 \/22-june-at-at-kupiansk-directionlection-Russian-army-army-shelled-krasne</text:a>
</text:p>
      <text:p text:style-name="P4">
News Source: <text:a xlink:type="simple" xlink:href="https://t.me/lumsrc/5155" text:style-name="Internet_20_link" text:visited-style-name="Visited_20_Internet_20_Link">
https://t.me/lumsrc/5155</text:a>
</text:p>
      <!--NEWS-->
      <text:h text:style-name="P10" text:outline-level="1">
<text:span text:style-name="T4">
在利马方向，俄罗斯军队韦尔德·斯特尔马赫夫卡，尼维斯克，迪布罗瓦，库兹明，bilonorivka关于...</text:span>
</text:h>
      <text:p text:style-name="P4">
作者: liveuamap (Language: en)</text:p>
      <text:p text:style-name="P4">
时间: 2023-06-22T-48:24:00</text:p>
      <text:p text:style-name="P4">
地点: Bilohorivka (Latitude:48.92633 Longtitude:38.2695)</text:p>
      <text:p text:style-name="P4">
视频: []</text:p>
      <text:p text:style-name="P4">
图片: []</text:p>
      <text:p text:style-name="P4">
标签: ["Russia"]</text:p>
      <text:p text:style-name="P4">
Id: 22571009</text:p>
      <!--METADATA-->
      <text:p text:style-name="P4">
在莱曼(Lyman)的方向上，俄罗斯军队炮击了斯泰尔马克(Stelmakhivka)，内夫斯克(Nevske)，迪布罗瓦(Dibrova)，库兹米恩(Kuzmyne)，卢汉斯克(Luhansk)地区的比洛霍利夫卡(Bilohorivka)和托尔斯克(Torske)，沃尔卡诺卡米斯克(Verkhnokamyanske)，donetsk地区的Spirneand Rozdolivka。 俄罗斯航空进行了空袭，卢汉斯克地区的Atnovoyehorivka和Bilohorivka和Donetsk地区的Siversk，乌克兰武装部队的总参谋部</text:p>
      <text:p text:style-name="P4">
新闻集链接：<text:a xlink:type="simple" xlink:href="https：\/\/liveuamap.com \/en \/2023 \/22-june-at-at-lyman-directionledirection-Russian-Army-Army-Shelled-Stelmakhivka" text:style-name="Internet_20_link" text:visited-style-name="Visited_20_Internet_20_Link">
https：\/\/liveuamap.com \/en \/2023 \/22-june-at-at-lyman-directionlection-Russian-army-army-army-shelled-Stelmakhivka</text:a>
</text:p>
      <text:p text:style-name="P4">
News Source: <text:a xlink:type="simple" xlink:href="https://t.me/lumsrc/5156" text:style-name="Internet_20_link" text:visited-style-name="Visited_20_Internet_20_Link">
https://t.me/lumsrc/5156</text:a>
</text:p>
      <!--NEWS-->
      <text:h text:style-name="P10" text:outline-level="1">
<text:span text:style-name="T4">
JSU Bakhmut Directio Rusian军队炮击Vasukivka，Orikhovo-Vasylivka，Bogdanivka，Kalinivka ...</text:span>
</text:h>
      <text:p text:style-name="P4">
作者: liveuamap (Language: en)</text:p>
      <text:p text:style-name="P4">
时间: 2023-06-22T-50:24:00</text:p>
      <text:p text:style-name="P4">
地点: Novhorods'ke, Donetsk Oblast (Latitude:48.6261 Longtitude:37.59487)</text:p>
      <text:p text:style-name="P4">
视频: []</text:p>
      <text:p text:style-name="P4">
图片: []</text:p>
      <text:p text:style-name="P4">
标签: ["Russia"]</text:p>
      <text:p text:style-name="P4">
Id: 22571008</text:p>
      <!--METADATA-->
      <text:p text:style-name="P4">
俄罗斯在巴赫穆特(Bakhmut)的方向炮击了瓦苏基卡(Vasukivka)，奥里克霍沃 - 瓦西利维卡(Orikhovo-Vasylivka)，博达尼夫卡(Bohdanivka)，卡利尼维卡(Kalynivka)，查西瓦(Chasyniva)，奥扎里亚尼维卡(Ozaryanivka)，比拉·霍拉(Bila Hora)，kostyantyantynivka，druzhba，druzhba and donetsk of donetsk地区。 俄罗斯航空导航在德鲁兹基夫斯克，库德米夫卡和顿涅茨克雷奇的纽约，武装部队的武装部队总参谋部在《早晨报告报告报告》报告中说，</text:p>
      <text:p text:style-name="P4">
新闻集合链接：[https：\/\ \ /////////////////////////// JUNCE-AT-BAKHMUT-RUSSIAN-AR-SHYLLED--VASUKIVKA]](https：\/\/liveuamap.com \/en \/2023 \/22-june-at-at-at-bakhmut-directionlection-direction-russian-army-army-shelled-vasukivka)</text:p>
      <text:p text:style-name="P4">
News Source: <text:a xlink:type="simple" xlink:href="https://t.me/lumsrc/5157" text:style-name="Internet_20_link" text:visited-style-name="Visited_20_Internet_20_Link">
https://t.me/lumsrc/5157</text:a>
</text:p>
      <!--NEWS-->
      <text:h text:style-name="P10" text:outline-level="1">
<text:span text:style-name="T4">
JSC Avdiivka Directio Rusian军队炮击了Alexandrovil，陶瓷，Novokalin，Berdyshi，C ...</text:span>
</text:h>
      <text:p text:style-name="P4">
作者: liveuamap (Language: en)</text:p>
      <text:p text:style-name="P4">
时间: 2023-06-22T-52:24:00</text:p>
      <text:p text:style-name="P4">
地点: Donetsk (Latitude:48.08937 Longtitude:37.60732)</text:p>
      <text:p text:style-name="P4">
视频: []</text:p>
      <text:p text:style-name="P4">
图片: []</text:p>
      <text:p text:style-name="P4">
标签: []</text:p>
      <text:p text:style-name="P4">
Id: 22571007</text:p>
      <!--METADATA-->
      <text:p text:style-name="P4">
没有任何</text:p>
      <text:p text:style-name="P4">
新闻集链接：<text:a xlink:type="simple" xlink:href="https：\/\/liveuamap.com \/en \/2023 \/22-june-at-at-avdiyivka-directionlection-Russian-army-army-shelled-oleksandropil" text:style-name="Internet_20_link" text:visited-style-name="Visited_20_Internet_20_Link">
https：\/\/liveuamap.com \/en \/2023 \/22-june-at-at-avdiyivka-direction-russian-army-army-army shelled-oleksandropil</text:a>
</text:p>
      <text:p text:style-name="P4">
News Source: <text:a xlink:type="simple" xlink:href="https:\/\/liveuamap.com\/en\/2023\/22-june-at-avdiyivka-direction-russian-army-shelled-oleksandropil" text:style-name="Internet_20_link" text:visited-style-name="Visited_20_Internet_20_Link">
https:\/\/liveuamap.com\/en\/2023\/22-june-at-avdiyivka-direction-russian-army-shelled-oleksandropil</text:a>
</text:p>
      <!--NEWS-->
      <text:h text:style-name="P10" text:outline-level="1">
<text:span text:style-name="T4">
军队的JSC Marinka Direcion Rusian炮击Krasnogorivka，Star，Acute，Marinka，Georgia ...</text:span>
</text:h>
      <text:p text:style-name="P4">
作者: liveuamap (Language: en)</text:p>
      <text:p text:style-name="P4">
时间: 2023-06-22T-54:24:00</text:p>
      <text:p text:style-name="P4">
地点: Hirnyk,Donetsk Oblast (Latitude:48.03411 Longtitude:37.39796)</text:p>
      <text:p text:style-name="P4">
视频: []</text:p>
      <text:p text:style-name="P4">
图片: []</text:p>
      <text:p text:style-name="P4">
标签: ["Russia"]</text:p>
      <text:p text:style-name="P4">
Id: 22571006</text:p>
      <!--METADATA-->
      <text:p text:style-name="P4">
在玛丽卡(Maryinka)方向，俄罗斯军队炮击了Krasnohorivka，Zoryane，Hostre，Maryinka，Heorhiyivka，Kurakhove和Donetsk地区的Pobyeda。 俄罗斯武器在克拉斯诺霍利夫卡(Krasnohorivka)进行了空袭 - 乌克兰的武装部队在《早晨报告》中说</text:p>
      <text:p text:style-name="P4">
新闻集链接：<text:a xlink:type="simple" xlink:href="https：\/\/liveuamap.com \/en \/2023 \/22-6-June-at-maryinka-directionlection-russian-army-army-shelled-krasnohorivka" text:style-name="Internet_20_link" text:visited-style-name="Visited_20_Internet_20_Link">
https：\/\/liveuamap.com \/en \/2023 \/22-june-at-maryinka-directionlection-tircection-russian-army-army-shelled-krasnohorivka</text:a>
</text:p>
      <text:p text:style-name="P4">
News Source: <text:a xlink:type="simple" xlink:href="https://t.me/lumsrc/5159" text:style-name="Internet_20_link" text:visited-style-name="Visited_20_Internet_20_Link">
https://t.me/lumsrc/5159</text:a>
</text:p>
      <!--NEWS-->
      <text:h text:style-name="P10" text:outline-level="1">
<text:span text:style-name="T4">
SBU在不到一周的时间内的军事反情报摧毁了21个单位的敌方设备</text:span>
</text:h>
      <text:p text:style-name="P4">
作者: ['АРМІЯINFORM']</text:p>
      <text:p text:style-name="P4">
时间: 2023-06-22T0:00:00-04:00</text:p>
      <text:p text:style-name="P4">
描述: 关于SBU的CTI产生的Prossials。 “我们在乌克兰人的混凝土已被指定了……与乌克兰2022的战争，与乌克兰的战争是今天的最新消息，今天与乌克兰的新闻战是今天的最后一场，乌克兰和俄罗斯和俄罗斯和俄罗斯和俄罗斯之间的战争是否会发生他们说，与乌克兰与乌克兰的战争将在不久是否会在不久的将来与乌克兰战争，他们说，今天与乌克兰的战争，今天的乌克兰新闻，乌克兰的新闻，乌克兰媒体在俄罗斯的乌克兰新闻</text:p>
      <text:p text:style-name="P4">
图片: ['<text:a xlink:type="simple" xlink:href="https://armyinform.com.ua/wp-content/uploads/2023/06/sbu.jpg" text:style-name="Internet_20_link" text:visited-style-name="Visited_20_Internet_20_Link">
sbu.jpg</text:a>
']</text:p>
      <text:p text:style-name="P4">
标签: ['СБУ']</text:p>
      <text:p text:style-name="P4">
类别: News</text:p>
      <!--METADATA-->
      <text:p text:style-name="P4">
<draw:frame draw:style-name="fr1" draw:name="Image3" text:anchor-type="as-char" svg:width="6.9236in" svg:height="4.32725in" draw:z-index="0">
<draw:image xlink:href="../Images/AРМІЯINFORM/2023-06-22T0-00-00-04-00/sbu.jpg" xlink:type="simple" xlink:show="embed" xlink:actuate="onLoad" draw:mime-type="image/jpeg"/>
</draw:frame>
关于它<text:a xlink:type="simple" xlink:href="https://www.facebook.com/watch/" text:style-name="Internet_20_link" text:visited-style-name="Visited_20_Internet_20_Link">
报告</text:a>
SBU新闻服务。</text:p>
      <text:p text:style-name="P4">
“我们在反进攻释放的细节与武装部队并肩作战。 多亏了Shock无人机的珠宝工作，俄罗斯人的损失清单得到了补充：</text:p>
      <ul>
        <li>
11坦克 * 2 Sau * 2 BMP，2 MTLB和1辆装甲车 * 3辆汽车设备</li>
      </ul>
      <text:p text:style-name="P4">
我们进一步努力取得全面的胜利!”  - 消息写着。</text:p>
      <text:p text:style-name="P4">
News Source: <text:a xlink:type="simple" xlink:href="https://armyinform.com.ua/2023/06/22/vijskovi-kontrrozvidnyky-sbu-mensh-nizh-za-tyzhden-znyshhyly-21-odynyczyu-vorozhoyi-tehniky/" text:style-name="Internet_20_link" text:visited-style-name="Visited_20_Internet_20_Link">
https://armyinform.com.ua/2023/06/22/vijskovi-kontrrozvidnyky-sbu-mensh-nizh-za-tyzhden-znyshhyly-21-odynyczyu-vorozhoyi-tehniky/</text:a>
</text:p>
      <!--NEWS-->
      <text:h text:style-name="P10" text:outline-level="1">
<text:span text:style-name="T4">
国防军反映了俄罗斯人的40多次袭击</text:span>
</text:h>
      <text:p text:style-name="P4">
作者: ['АРМІЯINFORM']</text:p>
      <text:p text:style-name="P4">
时间: 2023-06-22T10:00:00-04:00</text:p>
      <text:p text:style-name="P4">
描述: 关于ZS乌克兰人的总部。 “对手是纳达尔·佐斯维（Nadal Zoservzhu）……与乌克兰2022年的战争，与乌克兰的最新新闻，今天与乌克兰2022年的新闻战争，乌克兰与乌克兰之间的战争，当与乌克兰的战争将是一场战争，这将是，是否是在不久的将来与乌克兰的战争，今天与乌克兰的战争，今天的乌克兰新闻，乌克兰新闻，乌克兰媒体在俄罗斯</text:p>
      <text:p text:style-name="P4">
图片: ['<text:a xlink:type="simple" xlink:href="https://armyinform.com.ua/wp-content/uploads/2023/06/352573146_601909928788756_3426569092669073582_n.jpg" text:style-name="Internet_20_link" text:visited-style-name="Visited_20_Internet_20_Link">
352573146_601909928788756_3426569092669073582_n.jpg</text:a>
']</text:p>
      <text:p text:style-name="P4">
标签: ['STOPRUSSIA', 'АГРЕСІЯ РФ', 'ВТОРГНЕННЯ РФ', 'ГШ ЗСУ']</text:p>
      <text:p text:style-name="P4">
类别: News</text:p>
      <!--METADATA-->
      <text:p text:style-name="P4">
<draw:frame draw:style-name="fr1" draw:name="Image4" text:anchor-type="as-char" svg:width="6.9236in" svg:height="4.608521in" draw:z-index="0">
<draw:image xlink:href="../Images/AРМІЯINFORM/2023-06-22T10-00-00-04-00/352573146_601909928788756_3426569092669073582_n.jpg" xlink:type="simple" xlink:show="embed" xlink:actuate="onLoad" draw:mime-type="image/jpeg"/>
</draw:frame>
说明性照片<text:span text:style-name="T4">
🔥俄罗斯入侵的情况</text:span>
</text:p>
      <text:p text:style-name="P4">
关于它<text:a xlink:type="simple" xlink:href="https://www.facebook.com/GeneralStaff.ua/posts/pfbid0gzaQUK5WRnXdGwBhYQiAaTLSqC1yCPeGEVwqGuVDcLzBC2toMgxodJye1y32nHxRl" text:style-name="Internet_20_link" text:visited-style-name="Visited_20_Internet_20_Link">
报告</text:a>
乌克兰武装部队的总参谋部。</text:p>
      <text:p text:style-name="P4">
“敌人继续专注于利马，巴赫穆特，阿夫迪夫和马里因的巴赫穆特，阿夫迪夫和马林斯基的指示。 在期间发生了40多次战斗冲突。</text:p>
      <text:p text:style-name="P4">
在Volyn和Polissya的指示中，没有发生重大变化的操作情况。 没有发现敌人进攻群体形成的迹象。</text:p>
      <text:p text:style-name="P4">
<text:span text:style-name="T4">
在</text:span>
 <text:span text:style-name="T4">
<text:span text:style-name="T5">
*</text:span>
*到Seversky和</text:span>
 <text:span text:style-name="T4">
<text:span text:style-name="T5">
*</text:span>
* slobozhansky的指示</text:span>
敌人遭受了Leonivka和Mykolaivkartnihiv地区和Sumy地区的Volfine击中的敌人。 进行了定居点的塔尔蒂尔师，耶琳，卡尔波维奇，莱昂尼夫卡·切尔尼希夫地区； Mid-Buddha, Powder, Little, Photo Fih, New Edles, Volphin, Spire, Rings, Dmitrivka, Kindrativka, Loknaya, Stepne, Great Pisariv Kasuma Region, as well as a unicorb, Udi, veterinary, Kozaca Lopan, Highly, Lipka, Alisa，年龄较大，Vovchansk，Vovchansky Farms，Bochkovo，Pletenevka，</text:p>
      <text:p text:style-name="P4">
小型Vovcha，Varvarivka，Budarki，Crushed，Anyskine，Kharkiv的Milove。</text:p>
      <text:p text:style-name="P4">
<text:span text:style-name="T4">
 </text:span>
 <text:span text:style-name="T4">
 </text:span>
<text:span text:style-name="T4">
<text:span text:style-name="T5">
* kupyansk方向</text:span>
* </text:span>
**敌人袭击了哈尔基夫地区Sinkivka的Uda。 该许可证的大炮和迫击炮炮击遭到了Krasne First，Fygolovka，Novomlinsk，两年，西部，Masyutivka，Kislivka，Kislivka和Kharkiv地区的Berestovo。</text:p>
      <text:p text:style-name="P4">
<text:span text:style-name="T4">
在</text:span>
 <text:span text:style-name="T4">
<text:span text:style-name="T5">
*</text:span>
* Liman Direction </text:span>
敌人在Donetsk的Luhansk地区和Luhansk地区和Serebryanka的Bigorivka的进攻潜水区和Bigorivka进行了失败。 炮弹遭到Stelmakhivka，Nevskoye，Dibrova，Kuzmin，Bigorivka，Luhansk地区和Torke，Verkhnyamyanskoye的争议，Donetsk地区的Rozdolivka遭受了争议。</text:p>
      <text:p text:style-name="P4">
<text:span text:style-name="T4">
在</text:span>
 <text:span text:style-name="T4">
<text:span text:style-name="T5">
*</text:span>
* bakhmut方向</text:span>
敌人在Orikhovo-Vasylivka，Ivanovo和White Mountains的地区进行了不成功的罪行。<text:span text:style-name="T4">
在</text:span>
 <text:span text:style-name="T4">
<text:span text:style-name="T5">
*</text:span>
* avdiivsky方向</text:span>
敌人在Avdiivka，Severenoy和Pervomaisk Donetsk地区进行了不成功的罪行。 在Avdiivka附近提供，Severny和Pervomaisky。</text:p>
      <text:p text:style-name="P4">
他对定居点，陶瓷，Novokalinovo，Berdychi，Stepov，Avdiivka，Tonenko，Tonenko，Severene，Pervomaisko，Netoylovo，Netoylovo和Neuelelsk Donetsk地区进行了炮击。</text:p>
      <text:p text:style-name="P4">
在马林斯基(Mariinsky)的方向上，敌人在Marinka地区，胜利和顿涅茨克地区的Novomikhailivka进行了进攻行动，但没有成功。 在Krasnogorivka附近画了一架飞机脚手架。 同时，他制作了Krasnogorivka，Zoryan，Sharp，Marinka，St. George，Kurakhovo和Vage Donetsk地区癫痫发作的火炮庇护所。</text:p>
      <text:p text:style-name="P4">
<text:span text:style-name="T4">
 </text:span>
 <text:span text:style-name="T4">
<text:span text:style-name="T5">
*</text:span>
*采矿</text:span>
敌人在汽车和煤炭地区进行了进攻行动，没有成功。 绘制了Bilyanomikhailivka和Golden Niva的空军。 他在定居点Paraskaskovivka，Novomikhailivka，Konstantinovka，Elizabeth，Katerynivka，Bogoyavlenka，Blessed，Prychistivka，Golden Niva和Great Novosilkadonnets地区。</text:p>
      <text:p text:style-name="P4">
<text:span text:style-name="T4">
 </text:span>
 <text:span text:style-name="T4">
<text:span text:style-name="T5">
*</text:span>
* Zaporizhia和</text:span>
<text:span text:style-name="T4">
<text:span text:style-name="T5">
*</text:span>
 kherson的指示</text:span>
敌人预先确定进行国防行动。 在Zaporozhye地区的方向上执行了不成功的进攻行动。 敌人在地区袭击，变形，小托克马克卡，诺夫多加尼维卡和斯蒂夫诺加斯卡帕扎拉地区。 对定居点进行了炮击，非核心，有福，马卡里夫卡，斯托罗萨沃，绿色田野，蒂姆维卡，诺瓦皮尔，伯拉特斯克·顿涅茨克地区； 列瓦德，红色，gulyaipole，Novoandriivka，Steppe，Pyotykhatka，Pubkovo，Kamianske Zaporizhzhya地区； Golden Balka，Mikhailivka，Novoalexandrivka KA，Sadiprovka，Sadiprovovka，Wintering，Belozer，Romashkovo，Antonovka ，Kherson，Dniprovske，Kherson地区的Kizomis和Mykolaiv地区的Ochakov，”  - 他将在信息中。</text:p>
      <text:p text:style-name="P4">
News Source: <text:a xlink:type="simple" xlink:href="https://armyinform.com.ua/2023/06/22/syly-oborony-vidbyly-ponad-40-atak-okupantiv/" text:style-name="Internet_20_link" text:visited-style-name="Visited_20_Internet_20_Link">
https://armyinform.com.ua/2023/06/22/syly-oborony-vidbyly-ponad-40-atak-okupantiv/</text:a>
</text:p>
      <!--NEWS-->
      <text:h text:style-name="P10" text:outline-level="1">
<text:span text:style-name="T4">
国防部已开始进入新程序的第一份食品供应合同</text:span>
</text:h>
      <text:p text:style-name="P4">
作者: ['АРМІЯINFORM']</text:p>
      <text:p text:style-name="P4">
时间: 2023-06-22T12:00:00-04:00</text:p>
      <text:p text:style-name="P4">
描述: 乌克兰辩护的迷你建设是通过Prozorro Torgiv系统的行为结果...与乌克兰2022年的战争，与乌克兰与乌克兰的最新消息，今天与乌克兰2022年的新闻战争，今天将在乌克兰和俄罗斯之间发动战争当他们在不久的将来与乌克兰与乌克兰战争时，与乌克兰的战争是否会在2022年发生的战争，他们说，与乌克兰的战争，今天的乌克兰新闻，乌克兰的新闻，乌克兰媒体在俄罗斯的乌克兰新闻</text:p>
      <text:p text:style-name="P4">
图片: ['<text:a xlink:type="simple" xlink:href="https://armyinform.com.ua/wp-content/uploads/2023/06/harchuvannya-vijskovosluzhbovtsiv-72-brygady-za-novoyu-systemoyu-2-1.jpg" text:style-name="Internet_20_link" text:visited-style-name="Visited_20_Internet_20_Link">
harchuvannya-vijskovosluzhbovtsiv-72-brygady-za-novoyu-systemoyu-2-1.jpg</text:a>
']</text:p>
      <text:p text:style-name="P4">
标签: ['МІНІСТЕРСТВО ОБОРОНИ УКРАЇНИ', 'ПРОДУКТИ ХАРЧУВАННЯ ДЛЯ ЗCУ']</text:p>
      <text:p text:style-name="P4">
类别: News</text:p>
      <!--METADATA-->
      <text:p text:style-name="P4">
<draw:frame draw:style-name="fr1" draw:name="Image5" text:anchor-type="as-char" svg:width="6.9236in" svg:height="3.894525in" draw:z-index="0">
<draw:image xlink:href="../Images/AРМІЯINFORM/2023-06-22T12-00-00-04-00/harchuvannya-vijskovosluzhbovtsiv-72-brygady-za-novoyu-systemoyu-2-1.jpg" xlink:type="simple" xlink:show="embed" xlink:actuate="onLoad" draw:mime-type="image/jpeg"/>
</draw:frame>
截至6月21日，乌克兰国防部缔结了与乌克兰武装部队粮食供应的前三个合同，这是乌克兰武装部队的冠军。</text:p>
      <text:p text:style-name="P4">
总共确定了22个<text:span text:style-name="T4">
的19名获奖者。 在</text:span>
 16上，比赛的获奖者目前正在为其签署的合同准备，并按照招标文件的要求在该部的帐户上获得了存款竞赛的获奖者。</text:p>
      <text:p text:style-name="P4">
所有参与者拒绝了与公告条件的不一致有关的所有参与者的三个程序。 重复出价 - 此信息在Prozorro中突出显示(<text:span text:style-name="T5">
提交文件的截止日期22.06.2023，第三次 - 直到27.06.2023</text:span>
).</text:p>
      <text:p text:style-name="P4">
Зазначимо, що у повторних процедурах закупівлі так само беруть участь всібажаючі, а не лише діючі учасники. Тому Міноборони з метою розширення колапотенційних учасників та зниження ціни на аукціоні просить долучатись всіх,хто має бажання і спроможності.</text:p>
      <text:p text:style-name="P4">
Також триває низка судових процесів, на яких розглядаються позови окремихучасників торгів. Зміст позовних заяв різний, але здебільшого їх суть полягаєу претензіях до роботи Колегіального органу Міністерства оборони України зпитань оборонних закупівель.</text:p>
      <text:p text:style-name="P4">
При цьому, з метою максимального громадського контролю за процесом закупівельта задля дотримання принципів транспарентност Міністерство оборони ввело доскладу Колегіального органу з питань оборонних закупівель представникаГромадської Антикорупційної Ради при Міноборони.</text:p>
      <text:p text:style-name="P4">
— Наголошу, всі процеси відбуваються максимально відкрито. Ми активноспівпрацюємо з громадськістю, за що вдячний, зокрема Антикорупційній Раді, танезважаючи на всі ці труднощі, закупівлі тривають, договори підписуються, всевідбувається з дотриманням всіх процедур і термінів, визначених законом «Пропублічні закупівлі». Жодних затягувань немає. Військо є і буде повністюзабезпечене — це наше ключове завдання, — прокоментував заступник Міністраоборони України Денис Шарапов.</text:p>
      <text:p text:style-name="P4">
<text:span text:style-name="T4">
Джерело:</text:span>
<text:a xlink:type="simple" xlink:href="https://www.mil.gov.ua/news/2023/06/21/minoboroni-pochalo-ukladati-pershi-dogovori-na-postachannya-produktiv-harchuvannya-dlya-zbrojnih-sil-ukraini-za-novoyu-proczeduroyu/" text:style-name="Internet_20_link" text:visited-style-name="Visited_20_Internet_20_Link">
 <text:span text:style-name="T5">
Міністерство оборониУкраїни</text:span>
</text:a>
</text:p>
      <text:p text:style-name="P4">
News Source: <text:a xlink:type="simple" xlink:href="https://armyinform.com.ua/2023/06/22/minoborony-pochalo-ukladaty-pershi-dogovory-na-postachannya-produktiv-harchuvannya-dlya-zcu-za-novoyu-proczeduroyu/" text:style-name="Internet_20_link" text:visited-style-name="Visited_20_Internet_20_Link">
https://armyinform.com.ua/2023/06/22/minoborony-pochalo-ukladaty-pershi-dogovory-na-postachannya-produktiv-harchuvannya-dlya-zcu-za-novoyu-proczeduroyu/</text:a>
</text:p>
      <!--NEWS-->
      <text:h text:style-name="P10" text:outline-level="1">
<text:span text:style-name="T4">
乌克兰防守者每天消除了650名入侵者，摧毁了21个Artsystem和12 BBM</text:span>
</text:h>
      <text:p text:style-name="P4">
作者: ['АРМІЯINFORM']</text:p>
      <text:p text:style-name="P4">
时间: 2023-06-22T14:00:00-04:00</text:p>
      <text:p text:style-name="P4">
描述: Zagalni Boyov，在02/24/22到06/22/23 Orintovo成为：...与乌克兰2022的战争，与乌克兰的战争，今天与乌克兰的最新消息，今天与乌克兰的新闻，今天与乌克兰2022年的新闻战争，今天会有一场战争，会有一场战争他们说，在乌克兰和俄罗斯与乌克兰战争时，与乌克兰战争时，是否会在不久的将来与乌克兰进行战争，他们说，与乌克兰的战争，今天的乌克兰新闻，乌克兰新闻，乌克兰媒体的乌克兰媒体新闻俄语</text:p>
      <text:p text:style-name="P4">
图片: ['<text:a xlink:type="simple" xlink:href="https://armyinform.com.ua/wp-content/uploads/2023/06/c5bc0646-1f8b-4352-b8ce-3dd2c9196a3f-scaled.jpg" text:style-name="Internet_20_link" text:visited-style-name="Visited_20_Internet_20_Link">
c5bc0646-1f8b-4352-b8ce-3dd2c9196a3f-scaled.jpg</text:a>
']</text:p>
      <text:p text:style-name="P4">
标签: ['АГРЕСІЯ РФ', 'ВТОРГНЕННЯ РФ', 'ВТРАТИ ВОРОГА', 'ГШ ЗСУ']</text:p>
      <text:p text:style-name="P4">
类别: News</text:p>
      <!--METADATA-->
      <text:p text:style-name="P4">
<draw:frame draw:style-name="fr1" draw:name="Image6" text:anchor-type="as-char" svg:width="6.9236in" svg:height="6.975527in" draw:z-index="0">
<draw:image xlink:href="../Images/AРМІЯINFORM/2023-06-22T14-00-00-04-00/c5bc0646-1f8b-4352-b8ce-3dd2c9196a3f-scaled.jpg" xlink:type="simple" xlink:show="embed" xlink:actuate="onLoad" draw:mime-type="image/jpeg"/>
</draw:frame>
从24.02.22到22.06.23的敌人的总损失将定向：</text:p>
      <text:p text:style-name="P4">
<text:span text:style-name="T4">
<text:span text:style-name="T5">
人员 -  </text:span>
* 222650(+650)淘汰的人</text:span>
<text:span text:style-name="T5">
坦克 -  </text:span>
<text:span text:style-name="T5">
 4013(+7)</text:span>
<text:span text:style-name="T4">
战斗装甲车 -  </text:span>
 7783(+12)<text:span text:style-name="T4">
<text:span text:style-name="T5">
炮兵系统 -  </text:span>
<text:span text:style-name="T5">
 3941(+21)</text:span>
 </text:span>
 rszv- <text:span text:style-name="T4">
 617(+2)</text:span>
<text:span text:style-name="T5">
防空 -  </text:span>
<text:span text:style-name="T5">
 376(+1)</text:span>
<text:span text:style-name="T4">
飞机 -  </text:span>
 314(0)<text:span text:style-name="T4">
<text:span text:style-name="T5">
直升机 -  </text:span>
* 307(+1)</text:span>
<text:span text:style-name="T5">
无人机手术战术水平 -  </text:span>
<text:span text:style-name="T5">
 3438(+10)</text:span>
<text:span text:style-name="T4">
有翼的导弹 -  </text:span>
 1214(0)<text:span text:style-name="T4">
<text:span text:style-name="T5">
船 /船 -  </text:span>
* 18(0)</text:span>
<text:span text:style-name="T5">
汽车设备和坦克 -  </text:span>
<text:span text:style-name="T5">
 6678(+11)</text:span>
<text:span text:style-name="T4">
特殊技术 -  </text:span>
 539(0)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22.06.23。</text:p>
      <text:p text:style-name="P4">
News Source: <text:a xlink:type="simple" xlink:href="https://armyinform.com.ua/2023/06/22/ukrayinski-zahysnyky-za-dobu-likviduvaly-650-okupantiv-znyshhyly-21-artsystemu-i-12-bbm/" text:style-name="Internet_20_link" text:visited-style-name="Visited_20_Internet_20_Link">
https://armyinform.com.ua/2023/06/22/ukrayinski-zahysnyky-za-dobu-likviduvaly-650-okupantiv-znyshhyly-21-artsystemu-i-12-bbm/</text:a>
</text:p>
      <!--NEWS-->
      <text:h text:style-name="P10" text:outline-level="1">
<text:span text:style-name="T4">
Zaporizhzhia报告了2次爆炸</text:span>
</text:h>
      <text:p text:style-name="P4">
作者: liveuamap (Language: en)</text:p>
      <text:p text:style-name="P4">
时间: 2023-06-22T18:25:27</text:p>
      <text:p text:style-name="P4">
地点: Zaporizhzhia, Zaporiz'ka oblast (Latitude:47.83413 Longtitude:35.09909)</text:p>
      <text:p text:style-name="P4">
视频: []</text:p>
      <text:p text:style-name="P4">
图片: []</text:p>
      <text:p text:style-name="P4">
标签: []</text:p>
      <text:p text:style-name="P4">
Id: 22571107</text:p>
      <!--METADATA-->
      <text:p text:style-name="P4">
Zaporizhzhia报告了2次爆炸</text:p>
      <text:p text:style-name="P4">
新闻集链接：<text:a xlink:type="simple" xlink:href="https：\/\/liveuamap.com \/en \/2023 \/22-june-2-explosions in-zaporizhzhia-" text:style-name="Internet_20_link" text:visited-style-name="Visited_20_Internet_20_Link">
https：\/\/liveuamap.com \/en \/2023 \/22-june-2-explosions in-zaporizhzhia-</text:a>
</text:p>
      <text:p text:style-name="P4">
News Source: <text:a xlink:type="simple" xlink:href="https://t.me/suspilnezaporizhzhya/14020" text:style-name="Internet_20_link" text:visited-style-name="Visited_20_Internet_20_Link">
https://t.me/suspilnezaporizhzhya/14020</text:a>
</text:p>
      <!--NEWS-->
      <text:h text:style-name="P10" text:outline-level="1">
<text:span text:style-name="T4">
斯卡多夫斯克报道了爆炸</text:span>
</text:h>
      <text:p text:style-name="P4">
作者: liveuamap (Language: en)</text:p>
      <text:p text:style-name="P4">
时间: 2023-06-22T19:35:21</text:p>
      <text:p text:style-name="P4">
地点: Skadovs'k (Latitude:46.12168 Longtitude:32.90628)</text:p>
      <text:p text:style-name="P4">
视频: []</text:p>
      <text:p text:style-name="P4">
图片: []</text:p>
      <text:p text:style-name="P4">
标签: []</text:p>
      <text:p text:style-name="P4">
Id: 22571109</text:p>
      <!--METADATA-->
      <text:p text:style-name="P4">
斯卡多夫斯克报道了爆炸</text:p>
      <text:p text:style-name="P4">
新闻集链接：<text:a xlink:type="simple" xlink:href="https：\/\/liveuamap.com \/en \/2023 \/23-june-explosions in-skadovsk-" text:style-name="Internet_20_link" text:visited-style-name="Visited_20_Internet_20_Link">
https：\/\/liveuamap.com \/en \/2023 \/23-june-explosions in-skadovsk-</text:a>
</text:p>
      <text:p text:style-name="P4">
News Source: <text:a xlink:type="simple" xlink:href="https://t.me/war_monitor/8249" text:style-name="Internet_20_link" text:visited-style-name="Visited_20_Internet_20_Link">
https://t.me/war_monitor/8249</text:a>
</text:p>
      <!--NEWS-->
      <text:h text:style-name="P10" text:outline-level="1">
<text:span text:style-name="T4">
防空活动对中央地区的巡航导弹积极</text:span>
</text:h>
      <text:p text:style-name="P4">
作者: liveuamap (Language: en)</text:p>
      <text:p text:style-name="P4">
时间: 2023-06-22T19:36:53</text:p>
      <text:p text:style-name="P4">
地点: Kropivnytsky (Latitude:48.34026 Longtitude:33.2666)</text:p>
      <text:p text:style-name="P4">
视频: []</text:p>
      <text:p text:style-name="P4">
图片: []</text:p>
      <text:p text:style-name="P4">
标签: ["Europe", "Central and Eastern Europe"]</text:p>
      <text:p text:style-name="P4">
Id: 22571110</text:p>
      <!--METADATA-->
      <text:p text:style-name="P4">
防空活动对中央地区的巡航导弹积极</text:p>
      <text:p text:style-name="P4">
新闻集链接：<text:a xlink:type="simple" xlink:href="https：\/\/liveuamap.com \/en \/2023 \/23-june-air-defense-was-active-active-active-against-cruise-missiles-in" text:style-name="Internet_20_link" text:visited-style-name="Visited_20_Internet_20_Link">
https：\/\/liveuamap.com \/en \/2023 \/23-june-air-defense-was-active-active-active-against-against-cruise-missiles-in</text:a>
</text:p>
      <text:p text:style-name="P4">
News Source: <text:a xlink:type="simple" xlink:href="https://t.me/lachentyt/30650" text:style-name="Internet_20_link" text:visited-style-name="Visited_20_Internet_20_Link">
https://t.me/lachentyt/30650</text:a>
</text:p>
      <!--NEWS-->
      <text:h text:style-name="P10" text:outline-level="1">
<text:span text:style-name="T4">
库尔斯克报道了爆炸</text:span>
</text:h>
      <text:p text:style-name="P4">
作者: liveuamap (Language: en)</text:p>
      <text:p text:style-name="P4">
时间: 2023-06-22T19:41:12</text:p>
      <text:p text:style-name="P4">
地点: Kursk,Kurskaya oblast' (Latitude:51.75872 Longtitude:36.23741)</text:p>
      <text:p text:style-name="P4">
视频: []</text:p>
      <text:p text:style-name="P4">
图片: []</text:p>
      <text:p text:style-name="P4">
标签: ["Russia"]</text:p>
      <text:p text:style-name="P4">
Id: 22571111</text:p>
      <!--METADATA-->
      <text:p text:style-name="P4">
库尔斯克报道了爆炸</text:p>
      <text:p text:style-name="P4">
新闻集合链接：<text:a xlink:type="simple" xlink:href="https：\/\/liveuamap.com \/en \/2023 \/23-june-explosions在kursk中报告" text:style-name="Internet_20_link" text:visited-style-name="Visited_20_Internet_20_Link">
https：\/\/liveuamap.com \/en \/2023 \/23-june-explosions in-kursk</text:a>
</text:p>
      <text:p text:style-name="P4">
News Source: <text:a xlink:type="simple" xlink:href="https://t.me/kurskbomond/26236" text:style-name="Internet_20_link" text:visited-style-name="Visited_20_Internet_20_Link">
https://t.me/kurskbomond/26236</text:a>
</text:p>
      <!--NEWS-->
      <text:h text:style-name="P10" text:outline-level="1">
<text:span text:style-name="T4">
俄罗斯大炮炮击了赫尔森</text:span>
</text:h>
      <text:p text:style-name="P4">
作者: liveuamap (Language: en)</text:p>
      <text:p text:style-name="P4">
时间: 2023-06-22T19:43:14</text:p>
      <text:p text:style-name="P4">
地点: Kherson, Khersons'ka oblast (Latitude:46.61702 Longtitude:32.58665)</text:p>
      <text:p text:style-name="P4">
视频: []</text:p>
      <text:p text:style-name="P4">
图片: []</text:p>
      <text:p text:style-name="P4">
标签: []</text:p>
      <text:p text:style-name="P4">
Id: 22571112</text:p>
      <!--METADATA-->
      <text:p text:style-name="P4">
俄罗斯大炮炮击了赫尔森</text:p>
      <text:p text:style-name="P4">
新闻集链接：[https：\/\/liveuamap.com \/en \/2023 \/23-June-Russian-Artillery-Shelled-kherson]](https：\/\/liveuamap.com \/en \/2023 \/23-6-June-Russian-Artillery-Shelled-Khersed-Kherson)</text:p>
      <text:p text:style-name="P4">
News Source: <text:a xlink:type="simple" xlink:href="https://t.me/kherson_non_fake/8485" text:style-name="Internet_20_link" text:visited-style-name="Visited_20_Internet_20_Link">
https://t.me/kherson_non_fake/8485</text:a>
</text:p>
      <!--NEWS-->
      <text:h text:style-name="P10" text:outline-level="1">
<text:span text:style-name="T4">
在Khmelnitsky报道的爆炸</text:span>
</text:h>
      <text:p text:style-name="P4">
作者: liveuamap (Language: en)</text:p>
      <text:p text:style-name="P4">
时间: 2023-06-22T20:15:02</text:p>
      <text:p text:style-name="P4">
地点: Khmelnitsky (Latitude:49.44056 Longtitude:26.95822)</text:p>
      <text:p text:style-name="P4">
视频: []</text:p>
      <text:p text:style-name="P4">
图片: []</text:p>
      <text:p text:style-name="P4">
标签: ["Europe", "Central and Eastern Europe"]</text:p>
      <text:p text:style-name="P4">
Id: 22571113</text:p>
      <!--METADATA-->
      <text:p text:style-name="P4">
在Khmelnitsky报道的爆炸</text:p>
      <text:p text:style-name="P4">
新闻集链接：<text:a xlink:type="simple" xlink:href="https：\/\/liveuamap.com \/en \/2023 \/23-June-explosion-in-khmelnitsky--" text:style-name="Internet_20_link" text:visited-style-name="Visited_20_Internet_20_Link">
https：\/\/liveuamap.com \/en \/2023 \/23-june-explosion-repported-in-khmelnitsky-</text:a>
</text:p>
      <text:p text:style-name="P4">
News Source: <text:a xlink:type="simple" xlink:href="https://t.me/lachentyt/30659" text:style-name="Internet_20_link" text:visited-style-name="Visited_20_Internet_20_Link">
https://t.me/lachentyt/30659</text:a>
</text:p>
      <!--NEWS-->
      <text:h text:style-name="P10" text:outline-level="1">
<text:span text:style-name="T4">
总参谋部在军事通讯的工作中展示了</text:span>
</text:h>
      <text:p text:style-name="P4">
作者: ['АРМІЯINFORM']</text:p>
      <text:p text:style-name="P4">
时间: 2023-06-22T2:00:00-04:00</text:p>
      <text:p text:style-name="P4">
描述: “ Zv’yazov是管理Zbriyu的Vieiski的基础。 和Zv'yazkevtsi-...与乌克兰2022年战争，与乌克兰的最新新闻，与乌克兰的新闻战争，与乌克兰2022年的新闻战争，乌克兰和俄罗斯之间的最后一场战争以及与乌克兰的战争将在不是，这将是，是否将是在不久的将来与乌克兰的战争，《与乌克兰的战争》，今天的乌克兰新闻，乌克兰新闻，乌克兰媒体在俄罗斯媒体</text:p>
      <text:p text:style-name="P4">
图片: ['<text:a xlink:type="simple" xlink:href="https://armyinform.com.ua/wp-content/uploads/2023/06/355658742_609543924692023_4445201707212037288_n.jpg" text:style-name="Internet_20_link" text:visited-style-name="Visited_20_Internet_20_Link">
355658742_609543924692023_4445201707212037288_n.jpg</text:a>
', '<text:a xlink:type="simple" xlink:href="https://armyinform.com.ua/wp-content/uploads/2023/06/355678064_609543898025359_3491967545320810868_n-150x150.jpg" text:style-name="Internet_20_link" text:visited-style-name="Visited_20_Internet_20_Link">
355678064_609543898025359_3491967545320810868_n-150x150.jpg</text:a>
', '<text:a xlink:type="simple" xlink:href="https://armyinform.com.ua/wp-content/uploads/2023/06/355660332_609544014692014_8713569332677883317_n-150x150.jpg" text:style-name="Internet_20_link" text:visited-style-name="Visited_20_Internet_20_Link">
355660332_609544014692014_8713569332677883317_n-150x150.jpg</text:a>
', '<text:a xlink:type="simple" xlink:href="https://armyinform.com.ua/wp-content/uploads/2023/06/355701823_609544024692013_1871213530481804349_n-150x150.jpg" text:style-name="Internet_20_link" text:visited-style-name="Visited_20_Internet_20_Link">
355701823_609544024692013_1871213530481804349_n-150x150.jpg</text:a>
', '<text:a xlink:type="simple" xlink:href="https://armyinform.com.ua/wp-content/uploads/2023/06/355440437_609543964692019_6053549815869959800_n-150x150.jpg" text:style-name="Internet_20_link" text:visited-style-name="Visited_20_Internet_20_Link">
355440437_609543964692019_6053549815869959800_n-150x150.jpg</text:a>
', '<text:a xlink:type="simple" xlink:href="https://armyinform.com.ua/wp-content/uploads/2023/06/355670631_609544034692012_4704374300242646441_n-150x150.jpg" text:style-name="Internet_20_link" text:visited-style-name="Visited_20_Internet_20_Link">
355670631_609544034692012_4704374300242646441_n-150x150.jpg</text:a>
']</text:p>
      <text:p text:style-name="P4">
标签: ["ВІЙСЬКОВІ-ЗВ'ЯЗКІВЦІ", 'ГЕНШТАБ ЗС УКРАЇНИ', 'ГШ ЗСУ']</text:p>
      <text:p text:style-name="P4">
类别: News</text:p>
      <!--METADATA-->
      <text:p text:style-name="P4">
<draw:frame draw:style-name="fr1" draw:name="Image7" text:anchor-type="as-char" svg:width="6.9236in" svg:height="4.615733in" draw:z-index="0">
<draw:image xlink:href="../Images/AРМІЯINFORM/2023-06-22T2-00-00-04-00/355658742_609543924692023_4445201707212037288_n.jpg" xlink:type="simple" xlink:show="embed" xlink:actuate="onLoad" draw:mime-type="image/jpeg"/>
</draw:frame>
“交流是部队，战斗设备和武器的基础。</text:p>
      <text:p text:style-name="P4">
沟通是在敌对行动快速和所有天气条件下提供信息交流的人。”</text:p>
      <text:p text:style-name="P4">
<text:a xlink:type="simple" xlink:href="https://armyinform.com.ua/wp-content/uploads/2023/06/355678064_609543898025359_3491967545320810868_n.jpg" text:style-name="Internet_20_link" text:visited-style-name="Visited_20_Internet_20_Link">
!(Images/AРМІЯINFORM/2023-06-22T2-00-00-04-00/355678064_609543898025359_3491967545320810868_n-150x150.jpg)</text:a>
</text:p>
      <text:p text:style-name="P4">
<text:a xlink:type="simple" xlink:href="https://armyinform.com.ua/wp-content/uploads/2023/06/355660332_609544014692014_8713569332677883317_n.jpg" text:style-name="Internet_20_link" text:visited-style-name="Visited_20_Internet_20_Link">
<draw:frame draw:style-name="fr1" draw:name="Image8" text:anchor-type="as-char" svg:width="6.9236in" svg:height="6.9236in" draw:z-index="0">
<draw:image xlink:href="../Images/AРМІЯINFORM/2023-06-22T2-00-00-04-00/355660332_609544014692014_8713569332677883317_n-150x150.jpg" xlink:type="simple" xlink:show="embed" xlink:actuate="onLoad" draw:mime-type="image/jpeg"/>
</draw:frame>
</text:a>
</text:p>
      <text:p text:style-name="P4">
<text:a xlink:type="simple" xlink:href="https://armyinform.com.ua/wp-content/uploads/2023/06/355701823_609544024692013_1871213530481804349_n.jpg" text:style-name="Internet_20_link" text:visited-style-name="Visited_20_Internet_20_Link">
<draw:frame draw:style-name="fr1" draw:name="Image9" text:anchor-type="as-char" svg:width="6.9236in" svg:height="6.9236in" draw:z-index="0">
<draw:image xlink:href="../Images/AРМІЯINFORM/2023-06-22T2-00-00-04-00/355701823_609544024692013_1871213530481804349_n-150x150.jpg" xlink:type="simple" xlink:show="embed" xlink:actuate="onLoad" draw:mime-type="image/jpeg"/>
</draw:frame>
</text:a>
</text:p>
      <text:p text:style-name="P4">
<text:a xlink:type="simple" xlink:href="https://armyinform.com.ua/wp-content/uploads/2023/06/355440437_609543964692019_6053549815869959800_n.jpg" text:style-name="Internet_20_link" text:visited-style-name="Visited_20_Internet_20_Link">
<draw:frame draw:style-name="fr1" draw:name="Image10" text:anchor-type="as-char" svg:width="6.9236in" svg:height="6.9236in" draw:z-index="0">
<draw:image xlink:href="../Images/AРМІЯINFORM/2023-06-22T2-00-00-04-00/355440437_609543964692019_6053549815869959800_n-150x150.jpg" xlink:type="simple" xlink:show="embed" xlink:actuate="onLoad" draw:mime-type="image/jpeg"/>
</draw:frame>
</text:a>
</text:p>
      <text:p text:style-name="P4">
<text:a xlink:type="simple" xlink:href="https://armyinform.com.ua/wp-content/uploads/2023/06/355670631_609544034692012_4704374300242646441_n.jpg" text:style-name="Internet_20_link" text:visited-style-name="Visited_20_Internet_20_Link">
<draw:frame draw:style-name="fr1" draw:name="Image11" text:anchor-type="as-char" svg:width="6.9236in" svg:height="6.9236in" draw:z-index="0">
<draw:image xlink:href="../Images/AРМІЯINFORM/2023-06-22T2-00-00-04-00/355670631_609544034692012_4704374300242646441_n-150x150.jpg" xlink:type="simple" xlink:show="embed" xlink:actuate="onLoad" draw:mime-type="image/jpeg"/>
</draw:frame>
</text:a>
照片：乌克兰武装部队的单独炮兵旅的公共关系服务</text:p>
      <text:p text:style-name="P4">
News Source: <text:a xlink:type="simple" xlink:href="https://armyinform.com.ua/2023/06/22/genshtab-pokazav-u-roboti-vijskovyh-zvyazkivcziv/" text:style-name="Internet_20_link" text:visited-style-name="Visited_20_Internet_20_Link">
https://armyinform.com.ua/2023/06/22/genshtab-pokazav-u-roboti-vijskovyh-zvyazkivcziv/</text:a>
</text:p>
      <!--NEWS-->
      <text:h text:style-name="P10" text:outline-level="1">
<text:span text:style-name="T4">
乌克兰侦察兵在克里姆林宫引起愤怒</text:span>
</text:h>
      <text:p text:style-name="P4">
作者: ['АРМІЯINFORM']</text:p>
      <text:p text:style-name="P4">
时间: 2023-06-22T49:00:00-04:00</text:p>
      <text:p text:style-name="P4">
描述: 英国杂志《经济学人》发表了有关负责人管理负责人的成熟……与乌克兰2022年的战争，今天与乌克兰最新新闻，今天与乌克兰2022年的新闻战争，乌克兰与俄罗斯，俄罗斯和俄罗斯和俄罗斯和当他们在不久的将来与乌克兰与乌克兰发生战争时，与乌克兰的战争是否会在不久的将来发生战争时，他们说，与乌克兰的战争，今天的乌克兰新闻，乌克兰的新闻，乌克兰媒体在俄罗斯的乌克兰新闻</text:p>
      <text:p text:style-name="P4">
图片: ['<text:a xlink:type="simple" xlink:href="https://armyinform.com.ua/wp-content/uploads/2023/06/20230621-02.jpg" text:style-name="Internet_20_link" text:visited-style-name="Visited_20_Internet_20_Link">
20230621-02.jpg</text:a>
']</text:p>
      <text:p text:style-name="P4">
标签: ['ГУР МОУ', 'КИРИЛО БУДАНОВ', 'РОЗВІДКА']</text:p>
      <text:p text:style-name="P4">
类别: News</text:p>
      <!--METADATA-->
      <text:p text:style-name="P4">
<draw:frame draw:style-name="fr1" draw:name="Image12" text:anchor-type="as-char" svg:width="6.9236in" svg:height="3.894525in" draw:z-index="0">
<draw:image xlink:href="../Images/AРМІЯINFORM/2023-06-22T49-00-00-04-00/20230621-02.jpg" xlink:type="simple" xlink:show="embed" xlink:actuate="onLoad" draw:mime-type="image/jpeg"/>
</draw:frame>
英国杂志经济学家发布了<text:a xlink:type="simple" xlink:href="https://www.economist.com/europe/2023/06/20/ukraines-spymaster-has-got-under-the-kremlins-skin" text:style-name="Internet_20_link" text:visited-style-name="Visited_20_Internet_20_Link">
材料</text:a>
基里尔·布·巴塔诺夫(Kiril Budanov)以及在与俄罗斯的一场全面战争中领导他的部门的角色，围绕乌克兰情报局的主要局长。</text:p>
      <text:p text:style-name="P4">
该出版物的记者与他的下属官员基里尔·布达诺夫(Kirill Budanov)进行了交谈，以及西方大国的情报，以打开乌克兰军事情报局长的性格。</text:p>
      <text:p text:style-name="P4">
基里尔·布达塔诺夫(Kirill Budanov)本人被问及由反国家侵略者执导的大胆特殊行动，以及俄罗斯的核威胁。</text:p>
      <text:p text:style-name="P4">
“我们在战争中。 克里姆林宫的无人机向世界表明，俄罗斯的防御只是一个波姆金村庄，”西里尔·基里尔(Cyril Kirill)引用了经济学家的话说，并指出乌克兰没有确认其参与俄罗斯气味的特种作品。</text:p>
      <text:p text:style-name="P4">
乌克兰国防部gur的负责人强调，如果没有俄罗斯的战略击败，就不会有权力的统治，并且使用核武器侵略者的风险很低。</text:p>
      <text:p text:style-name="P4">
“作为侦察经理，我告诉你 - 这不会。 有了我所有不幸的俄语，统治这个国家的白痴并不多。”基里洛布达诺夫说。</text:p>
      <text:p text:style-name="P4">
News Source: <text:a xlink:type="simple" xlink:href="https://armyinform.com.ua/2023/06/22/ukrayinskyj-rozvidnyk-vyklykaye-lyut-u-kremli/" text:style-name="Internet_20_link" text:visited-style-name="Visited_20_Internet_20_Link">
https://armyinform.com.ua/2023/06/22/ukrayinskyj-rozvidnyk-vyklykaye-lyut-u-kremli/</text:a>
</text:p>
      <!--NEWS-->
      <text:h text:style-name="P10" text:outline-level="1">
<text:span text:style-name="T4">
打击错误信息的中心报告说，俄罗斯人在上一天蔓延</text:span>
</text:h>
      <text:p text:style-name="P4">
作者: ['АРМІЯINFORM']</text:p>
      <text:p text:style-name="P4">
时间: 2023-06-22T4:00:00-04:00</text:p>
      <text:p text:style-name="P4">
描述: RNBO乌克兰Viyavlya的Wizin -Format中心：“整个Kyivska ...与乌克兰2022年的战争，与乌克兰与乌克兰的最新新闻，《与乌克兰的新闻战争》 2022年的战争，今天将在乌克兰和俄罗斯和俄罗斯之间发生战争当与乌克兰的战争将在不久的将来与乌克兰发生战争时，今天与乌克兰的战争，今天与乌克兰的战争，今天的乌克兰新闻，乌克兰的乌克兰媒体新闻俄罗斯的乌克兰新闻将在俄罗斯</text:p>
      <text:p text:style-name="P4">
图片: ['<text:a xlink:type="simple" xlink:href="https://armyinform.com.ua/wp-content/uploads/2023/06/355479312_277222411493498_63665007607091244_n.jpg" text:style-name="Internet_20_link" text:visited-style-name="Visited_20_Internet_20_Link">
355479312_277222411493498_63665007607091244_n.jpg</text:a>
']</text:p>
      <text:p text:style-name="P4">
标签: []</text:p>
      <text:p text:style-name="P4">
类别: News</text:p>
      <!--METADATA-->
      <text:p text:style-name="P4">
<draw:frame draw:style-name="fr1" draw:name="Image13" text:anchor-type="as-char" svg:width="6.9236in" svg:height="6.9236in" draw:z-index="0">
<draw:image xlink:href="../Images/AРМІЯINFORM/2023-06-22T4-00-00-04-00/355479312_277222411493498_63665007607091244_n.jpg" xlink:type="simple" xlink:show="embed" xlink:actuate="onLoad" draw:mime-type="image/jpeg"/>
</draw:frame>
打击乌克兰NSPO的错误信息的中心<text:a xlink:type="simple" xlink:href="https://www.facebook.com/hashtag/%D1%86%D0%BF%D0%B4_%D0%B2%D0%B8%D1%8F%D0%B2%D0%BB%D1%8F%D1%94" text:style-name="Internet_20_link" text:visited-style-name="Visited_20_Internet_20_Link">
识别</text:a>
：</text:p>
      <text:p text:style-name="P4">
<text:span text:style-name="T4">
误传</text:span>
</text:p>
      <text:p text:style-name="P4">
“整个基辅顶级都讲俄语。 每个人都知道。 整个民族主义的悲伤仅仅是因为他们没有其他意识形态的政治进程。 他们最初试图在民族主义的基础上建立新的乌克兰人，并落入纳粹峰。</text:p>
      <text:p text:style-name="P4">
<text:span text:style-name="T4">
操纵</text:span>
</text:p>
      <text:p text:style-name="P4">
俄罗斯总统V. Putin说：“俄罗斯将继续发展其核三合会。” 他还补充说，大多数战略导弹部队都去了YARS综合大楼，在不久的将来，Sarmat系统将被提供进行战斗。</text:p>
      <text:p text:style-name="P4">
<text:span text:style-name="T4">
 伪造的 </text:span>
</text:p>
      <text:p text:style-name="P4">
波兰官员Petro Pavelko说：“乌克兰军队专门打破了设备，以不参加穷人。”</text:p>
      <text:p text:style-name="P4">
News Source: <text:a xlink:type="simple" xlink:href="https://armyinform.com.ua/2023/06/22/czentr-protydiyi-dezinformacziyi-povidomlyaye-pro-fejky-yaki-rosiyany-poshyryuvaly-mynuloyi-doby-2/" text:style-name="Internet_20_link" text:visited-style-name="Visited_20_Internet_20_Link">
https://armyinform.com.ua/2023/06/22/czentr-protydiyi-dezinformacziyi-povidomlyaye-pro-fejky-yaki-rosiyany-poshyryuvaly-mynuloyi-doby-2/</text:a>
</text:p>
      <!--NEWS-->
      <text:h text:style-name="P10" text:outline-level="1">
<text:span text:style-name="T4">
基里尔·布·布塔诺夫（Kirill Budanov）参加了协调总部的会议，以调查乌克兰俄罗斯联邦的军事犯罪</text:span>
</text:h>
      <text:p text:style-name="P4">
作者: ['АРМІЯINFORM']</text:p>
      <text:p text:style-name="P4">
时间: 2023-06-22T51:00:00-04:00</text:p>
      <text:p text:style-name="P4">
描述: 乌克兰捍卫基里洛·布达诺夫（Kirilo Budanov）的迷你 - 米尼（Mini -Mini）的罗斯维斯基（Rosveski）负责人，与乌克兰2022的战争，与乌克兰的最新新闻，今天与乌克兰的新闻进行战争，与乌克兰的新闻战争，乌克兰2022年最后一次与乌克兰战争，将在今天进行战争，将在乌克兰和俄罗斯，当2022年与乌克兰的战争将是与否的时候，他们会在不久的将来与乌克兰战争，他们说，与乌克兰的战争，今天的乌克兰新闻，乌克兰的新闻，乌克兰的乌克兰媒体新闻</text:p>
      <text:p text:style-name="P4">
图片: ['<text:a xlink:type="simple" xlink:href="https://armyinform.com.ua/wp-content/uploads/2023/06/355512048_580422907602467_485174662760967697_n.jpg" text:style-name="Internet_20_link" text:visited-style-name="Visited_20_Internet_20_Link">
355512048_580422907602467_485174662760967697_n.jpg</text:a>
']</text:p>
      <text:p text:style-name="P4">
标签: ['ГУР МО УКРАЇНИ', 'КИРИЛО БУДАНОВ']</text:p>
      <text:p text:style-name="P4">
类别: News</text:p>
      <!--METADATA-->
      <text:p text:style-name="P4">
<draw:frame draw:style-name="fr1" draw:name="Image14" text:anchor-type="as-char" svg:width="6.9236in" svg:height="3.894525in" draw:z-index="0">
<draw:image xlink:href="../Images/AРМІЯINFORM/2023-06-22T51-00-00-04-00/355512048_580422907602467_485174662760967697_n.jpg" xlink:type="simple" xlink:show="embed" xlink:actuate="onLoad" draw:mime-type="image/jpeg"/>
</draw:frame>
乌克兰国防部基里洛布达诺夫国防部智力部主要局长参加了有关调查俄罗斯罪行及其激进的反乌克兰战争的问题协调总部的会议。</text:p>
      <text:p text:style-name="P4">
为执法和乌克兰其他国家机构互动而创建的总部由乌克兰安德里·科斯汀(Andriy Kostin)检察长协调。</text:p>
      <text:p text:style-name="P4">
会议的参与者讨论了许多程序和实际步骤，以实现恐怖俄罗斯，尤其是其军事和政治领导层的责任，以实现有效的工作。</text:p>
      <text:p text:style-name="P4">
在俄罗斯犯下的军事犯罪的背景下，侵略性和其他严重违反国际法的罪行，参与者强调了与乌克兰情报机构互动的固执。</text:p>
      <text:p text:style-name="P4">
乌克兰国防部的宗师提醒，对于俄罗斯人的每一次军事犯罪，都会有公平的付款。</text:p>
      <text:p text:style-name="P4">
News Source: <text:a xlink:type="simple" xlink:href="https://armyinform.com.ua/2023/06/22/kyrylo-budanov-vzyav-uchast-v-zasidanni-koordynaczijnogo-shtabu-z-pytan-rozsliduvannya-voyennyh-zlochyniv-rf-v-ukrayini/" text:style-name="Internet_20_link" text:visited-style-name="Visited_20_Internet_20_Link">
https://armyinform.com.ua/2023/06/22/kyrylo-budanov-vzyav-uchast-v-zasidanni-koordynaczijnogo-shtabu-z-pytan-rozsliduvannya-voyennyh-zlochyniv-rf-v-ukrayini/</text:a>
</text:p>
      <!--NEWS-->
      <text:h text:style-name="P10" text:outline-level="1">
<text:span text:style-name="T4">
在最后一天，俄罗斯人在乌克兰堆叠了火箭和44次航空打击 - 死亡和受伤</text:span>
</text:h>
      <text:p text:style-name="P4">
作者: ['АРМІЯINFORM']</text:p>
      <text:p text:style-name="P4">
时间: 2023-06-22T53:00:00-04:00</text:p>
      <text:p text:style-name="P4">
描述: 关于ZS乌克兰人的总部。 “ Chotirast Visimety Rase……与乌克兰2022的战争，与乌克兰的战争是今天的最新消息，与乌克兰2022的新闻战是今天的最后一场，乌克兰和俄罗斯之间的战争将会发生战争在2022年与乌克兰进行战争，是否会有是否会有，是否会发生战争，无论是否会发生。是否会发生。不久的将来与乌克兰的战争说，今天与乌克兰的战争今天，乌克兰新闻在乌克兰媒体的俄罗斯人</text:p>
      <text:p text:style-name="P4">
图片: ['<text:a xlink:type="simple" xlink:href="https://armyinform.com.ua/wp-content/uploads/2023/05/raketnyj-udar.jpg" text:style-name="Internet_20_link" text:visited-style-name="Visited_20_Internet_20_Link">
raketnyj-udar.jpg</text:a>
']</text:p>
      <text:p text:style-name="P4">
标签: ['STOPRUSSIA', 'АГРЕСІЯ РФ', 'ВІЙНА', 'ВТОРГНЕННЯ РФ', 'ГШ ЗСУ']</text:p>
      <text:p text:style-name="P4">
类别: News</text:p>
      <!--METADATA-->
      <text:p text:style-name="P4">
<draw:frame draw:style-name="fr1" draw:name="Image15" text:anchor-type="as-char" svg:width="6.9236in" svg:height="3.893007in" draw:z-index="0">
<draw:image xlink:href="../Images/AРМІЯINFORM/2023-06-22T53-00-00-04-00/raketnyj-udar.jpg" xlink:type="simple" xlink:show="embed" xlink:actuate="onLoad" draw:mime-type="image/jpeg"/>
</draw:frame>
照片说明性<text:span text:style-name="T4">
🔥俄罗斯入侵的情况</text:span>
</text:p>
      <text:p text:style-name="P4">
关于它<text:a xlink:type="simple" xlink:href="https://www.facebook.com/GeneralStaff.ua/posts/pfbid0gzaQUK5WRnXdGwBhYQiAaTLSqC1yCPeGEVwqGuVDcLzBC2toMgxodJye1y32nHxRl" text:style-name="Internet_20_link" text:visited-style-name="Visited_20_Internet_20_Link">
报告</text:a>
乌克兰武装部队的总参谋部。</text:p>
      <text:p text:style-name="P4">
“开始对俄罗斯联邦对我们国家的大规模武装侵略的四十八十四天开始。</text:p>
      <text:p text:style-name="P4">
今晚，俄罗斯联邦为乌克兰的伊朗Shahd Uavs击中了下一枚导弹和飞机脚手架。 目前阐明了有关这种恐怖袭击后果的信息。</text:p>
      <text:p text:style-name="P4">
在过去的一天中，敌人击中了火箭发射器和44次航空罢工，其中包括6种伊朗冲击无人机。 所有的“国际象棋”摧毁了捍卫者。 敌人还对喷气系统进行了47个炮击。</text:p>
      <text:p text:style-name="P4">
不幸的是，平民中有杀害和受伤。</text:p>
      <text:p text:style-name="P4">
乌克兰整个乌克兰的火箭和航空罢工的可能性很高。”</text:p>
      <text:p text:style-name="P4">
News Source: <text:a xlink:type="simple" xlink:href="https://armyinform.com.ua/2023/06/22/protyagom-mynuloyi-doby-rosiyany-zavdaly-raketnogo-ta-44-aviaczijnyh-udariv-po-ukrayini-ye-zagybli-ta-poraneni/" text:style-name="Internet_20_link" text:visited-style-name="Visited_20_Internet_20_Link">
https://armyinform.com.ua/2023/06/22/protyagom-mynuloyi-doby-rosiyany-zavdaly-raketnogo-ta-44-aviaczijnyh-udariv-po-ukrayini-ye-zagybli-ta-poraneni/</text:a>
</text:p>
      <!--NEWS-->
      <text:h text:style-name="P10" text:outline-level="1">
<text:span text:style-name="T4">
白天，武装部队的火箭部队和炮兵被13篇文章和3点占领者击中</text:span>
</text:h>
      <text:p text:style-name="P4">
作者: ['АРМІЯINFORM']</text:p>
      <text:p text:style-name="P4">
时间: 2023-06-22T55:00:00-04:00</text:p>
      <text:p text:style-name="P4">
描述: 关于ZS乌克兰人的总部。 “导弹的皮德罗迪（Pidrodili）……与乌克兰2022年的战争，与乌克兰的最新新闻，今天与乌克兰2022年的新闻战争，乌克兰和俄罗斯之间的战争，乌克兰和俄罗斯之间的战争将在2022年在2022年与乌克兰进行战争。是否会在不久的将来说，是否会有与乌克兰的战争，这是与乌克兰的战争，今天与乌克兰的战争，今天的乌克兰新闻，乌克兰的新闻，乌克兰媒体在俄罗斯媒体</text:p>
      <text:p text:style-name="P4">
图片: ['<text:a xlink:type="simple" xlink:href="https://armyinform.com.ua/wp-content/uploads/2023/04/artylerysty.jpg" text:style-name="Internet_20_link" text:visited-style-name="Visited_20_Internet_20_Link">
artylerysty.jpg</text:a>
']</text:p>
      <text:p text:style-name="P4">
标签: ['STOPRUSSIA', 'АГРЕСІЯ РФ', 'ВІЙНА', 'ВТОРГНЕННЯ РФ', 'ГШ ЗСУ']</text:p>
      <text:p text:style-name="P4">
类别: News</text:p>
      <!--METADATA-->
      <text:p text:style-name="P4">
<draw:frame draw:style-name="fr1" draw:name="Image16" text:anchor-type="as-char" svg:width="6.9236in" svg:height="4.615733in" draw:z-index="0">
<draw:image xlink:href="../Images/AРМІЯINFORM/2023-06-22T55-00-00-04-00/artylerysty.jpg" xlink:type="simple" xlink:show="embed" xlink:actuate="onLoad" draw:mime-type="image/jpeg"/>
</draw:frame>
说明性照片<text:span text:style-name="T4">
🔥俄罗斯入侵的情况</text:span>
</text:p>
      <text:p text:style-name="P4">
关于它<text:a xlink:type="simple" xlink:href="https://www.facebook.com/GeneralStaff.ua/posts/pfbid0gzaQUK5WRnXdGwBhYQiAaTLSqC1yCPeGEVwqGuVDcLzBC2toMgxodJye1y32nHxRl" text:style-name="Internet_20_link" text:visited-style-name="Visited_20_Internet_20_Link">
报告</text:a>
乌克兰武装部队的总参谋部。</text:p>
      <text:p text:style-name="P4">
“导弹和炮兵部队被3点管理，1个防空导弹综合体，2个敌人的人员集中和军事装备，射击线，2个小时的车站和敌方弹药组合的13个炮兵设施击中。 ，“-说。</text:p>
      <text:p text:style-name="P4">
News Source: <text:a xlink:type="simple" xlink:href="https://armyinform.com.ua/2023/06/22/raketni-vijska-ta-artyleriya-zsu-protyagom-doby-urazyly-13-artustanovok-ta-3-punkty-upravlinnya-okupantiv/" text:style-name="Internet_20_link" text:visited-style-name="Visited_20_Internet_20_Link">
https://armyinform.com.ua/2023/06/22/raketni-vijska-ta-artyleriya-zsu-protyagom-doby-urazyly-13-artustanovok-ta-3-punkty-upravlinnya-okupantiv/</text:a>
</text:p>
      <!--NEWS-->
      <text:h text:style-name="P10" text:outline-level="1">
<text:span text:style-name="T4">
世界银行和捐助者为乌克兰提供了17.6亿美元的恢复 - 丹尼斯·史密斯（Denis Shmigal）</text:span>
</text:h>
      <text:p text:style-name="P4">
作者: ['АРМІЯINFORM']</text:p>
      <text:p text:style-name="P4">
时间: 2023-06-22T57:00:00-04:00</text:p>
      <text:p text:style-name="P4">
描述: Svitovy Bank Tu Inshi Country-Partnery Poddatatkokovi 1.75 Millard Dulariv在...与乌克兰的战争2022年，与乌克兰的最新消息，今天与乌克兰的战争，与乌克兰2022年的战争，今天在乌克兰和俄罗斯之间进行战争，何时，何时，何时，何时，何时，何时，何时，何时，何时，何时与乌克兰战争在2022年，是否会在不久的将来与乌克兰进行战争，与乌克兰与乌克兰的战争，今天，乌克兰的新闻，今天乌克兰新闻在俄罗斯的乌克兰媒体</text:p>
      <text:p text:style-name="P4">
图片: ['<text:a xlink:type="simple" xlink:href="https://armyinform.com.ua/wp-content/uploads/2023/06/thumb_205044_820_360_0_0_auto.jpg" text:style-name="Internet_20_link" text:visited-style-name="Visited_20_Internet_20_Link">
thumb_205044_820_360_0_0_auto.jpg</text:a>
']</text:p>
      <text:p text:style-name="P4">
标签: ['ДЕНИС ШМИГАЛЬ', 'КОНФЕРЕНЦІЯ', 'КОНФЕРЕНЦІЯ У ЛОНДОНІ', 'СВІТОВИЙ БАНК']</text:p>
      <text:p text:style-name="P4">
类别: News</text:p>
      <!--METADATA-->
      <text:p text:style-name="P4">
<draw:frame draw:style-name="fr1" draw:name="Image17" text:anchor-type="as-char" svg:width="6.9236in" svg:height="5.429116in" draw:z-index="0">
<draw:image xlink:href="../Images/AРМІЯINFORM/2023-06-22T57-00-00-04-00/thumb_205044_820_360_0_0_auto.jpg" xlink:type="simple" xlink:show="embed" xlink:actuate="onLoad" draw:mime-type="image/jpeg"/>
</draw:frame>
世界银行和其他合作伙伴国家为乌克兰提供了175亿亿少数的急诊和恢复措施。</text:p>
      <text:p text:style-name="P4">
关于它<text:a xlink:type="simple" xlink:href="https://www.kmu.gov.ua/news/svitovyi-bank-i-donory-vydilyly-ukraini-dodatkovi-176-mlrd-dolariv-na-vidnovlennia" text:style-name="Internet_20_link" text:visited-style-name="Visited_20_Internet_20_Link">
报告</text:a>
乌克兰丹尼斯·史密斯(Denis Shmigal)总理。</text:p>
      <text:p text:style-name="P4">
在伦敦乌克兰恢复的会议上，他强调，一家世界银行成为动员大规模战争后动员资源来协助乌克兰的领导人之一。</text:p>
      <text:p text:style-name="P4">
“今天，我们已从英国的援助方案中签署了下一项5亿美元的融资协议，其中17.6亿美元的5亿美元。</text:p>
      <text:p text:style-name="P4">
据他说，这些资金将指向救援人员的薪水，养老金的支付，低收入家庭的支持，残疾儿童，内部流离失所者，单身母亲以及医疗保证计划下的付款服务。</text:p>
      <text:p text:style-name="P4">
News Source: <text:a xlink:type="simple" xlink:href="https://armyinform.com.ua/2023/06/22/svitovyj-bank-i-donory-nadayut-ukrayini-dodatkovi-176-mlrd-na-vidnovlennya-denys-shmygal/" text:style-name="Internet_20_link" text:visited-style-name="Visited_20_Internet_20_Link">
https://armyinform.com.ua/2023/06/22/svitovyj-bank-i-donory-nadayut-ukrayini-dodatkovi-176-mlrd-na-vidnovlennya-denys-shmygal/</text:a>
</text:p>
      <!--NEWS-->
      <text:h text:style-name="P10" text:outline-level="1">
<text:span text:style-name="T4">
Dmytro Kuleba与新的土耳其外交部举行了第一次会面</text:span>
</text:h>
      <text:p text:style-name="P4">
作者: ['АРМІЯINFORM']</text:p>
      <text:p text:style-name="P4">
时间: 2023-06-22T6:00:00-04:00</text:p>
      <text:p text:style-name="P4">
描述: 乌克兰Dmitro Kuleba Profiv的执法报告与乌克兰2022年与乌克兰的《与乌克兰的最新新闻》，今天与乌克兰2022年的《新闻战争》上次与乌克兰战争，乌克兰与乌克兰和俄罗斯之间的战争以及乌克兰战争将在乌克兰与乌克兰战争，与乌克兰的战争，乌克兰与乌克兰的战争将与乌克兰进行战争他们说，在2022年，是否会在不久的将来与乌克兰进行战争</text:p>
      <text:p text:style-name="P4">
图片: ['<text:a xlink:type="simple" xlink:href="https://armyinform.com.ua/wp-content/uploads/2023/06/630_360_1687370794-105.jpg" text:style-name="Internet_20_link" text:visited-style-name="Visited_20_Internet_20_Link">
630_360_1687370794-105.jpg</text:a>
']</text:p>
      <text:p text:style-name="P4">
标签: ['ДМИТРО КУЛЕБА', 'МЗС', 'МЗС ТУРЕЧЧИНИ']</text:p>
      <text:p text:style-name="P4">
类别: News</text:p>
      <!--METADATA-->
      <text:p text:style-name="P4">
<draw:frame draw:style-name="fr1" draw:name="Image18" text:anchor-type="as-char" svg:width="6.9236in" svg:height="3.956343in" draw:z-index="0">
<draw:image xlink:href="../Images/AРМІЯINFORM/2023-06-22T6-00-00-04-00/630_360_1687370794-105.jpg" xlink:type="simple" xlink:show="embed" xlink:actuate="onLoad" draw:mime-type="image/jpeg"/>
</draw:frame>
乌克兰Dmytro Kuleba外交大臣与新的土耳其同事Hakan Fidan举行了第一次会议。</text:p>
      <text:p text:style-name="P4">
关于它<text:a xlink:type="simple" xlink:href="https://t.me/Ukraine_MFA/1833" text:style-name="Internet_20_link" text:visited-style-name="Visited_20_Internet_20_Link">
报告</text:a>
乌克兰外交部在电报上。</text:p>
      <text:p text:style-name="P4">
“外交部讨论了乌克兰与土耳其之间合作的发展，黑海谷物倡议的延续以及全球对格式的支持的扩展，”  - 在邮报中说。</text:p>
      <text:p text:style-name="P4">
News Source: <text:a xlink:type="simple" xlink:href="https://armyinform.com.ua/2023/06/22/dmytro-kuleba-proviv-pershu-zustrich-z-novym-glavoyu-mzs-turechchyny/" text:style-name="Internet_20_link" text:visited-style-name="Visited_20_Internet_20_Link">
https://armyinform.com.ua/2023/06/22/dmytro-kuleba-proviv-pershu-zustrich-z-novym-glavoyu-mzs-turechchyny/</text:a>
</text:p>
      <!--NEWS-->
      <text:h text:style-name="P10" text:outline-level="1">
<text:span text:style-name="T4">
乌克兰武装部队每天的航空在地区击中18次</text:span>
</text:h>
      <text:p text:style-name="P4">
作者: ['АРМІЯINFORM']</text:p>
      <text:p text:style-name="P4">
时间: 2023-06-22T8:00:00-04:00</text:p>
      <text:p text:style-name="P4">
描述: 关于ZS乌克兰人的总部。 “ Avisaatsy是波斯Dob的国防军……与乌克兰2022年的战争，与乌克兰的最新新闻，今天与乌克兰2022年的新闻战争，乌克兰与乌克兰之间的战争，乌克兰和俄罗斯之间的战争，以及2022年2022年与乌克兰战争时他们说，与否，是否会在不久的将来与乌克兰进行战争</text:p>
      <text:p text:style-name="P4">
图片: ['<text:a xlink:type="simple" xlink:href="https://armyinform.com.ua/wp-content/uploads/2022/12/aviacziya-syl-oborony-ukrayiny.jpg" text:style-name="Internet_20_link" text:visited-style-name="Visited_20_Internet_20_Link">
aviacziya-syl-oborony-ukrayiny.jpg</text:a>
']</text:p>
      <text:p text:style-name="P4">
标签: ['STOPRUSSIA', 'АГРЕСІЯ РФ', 'ВІЙНА', 'ВТОРГНЕННЯ РФ', 'ГШ ЗС УКРАЇНИ', 'ГШ ЗСУ']</text:p>
      <text:p text:style-name="P4">
类别: News</text:p>
      <!--METADATA-->
      <text:p text:style-name="P4">
<draw:frame draw:style-name="fr1" draw:name="Image19" text:anchor-type="as-char" svg:width="6.9236in" svg:height="3.894525in" draw:z-index="0">
<draw:image xlink:href="../Images/AРМІЯINFORM/2023-06-22T8-00-00-04-00/aviacziya-syl-oborony-ukrayiny.jpg" xlink:type="simple" xlink:show="embed" xlink:actuate="onLoad" draw:mime-type="image/jpeg"/>
</draw:frame>
说明性照片<text:span text:style-name="T4">
🔥俄罗斯完成的情况</text:span>
</text:p>
      <text:p text:style-name="P4">
关于它<text:a xlink:type="simple" xlink:href="https://www.facebook.com/GeneralStaff.ua/posts/pfbid0gzaQUK5WRnXdGwBhYQiAaTLSqC1yCPeGEVwqGuVDcLzBC2toMgxodJye1y32nHxRl" text:style-name="Internet_20_link" text:visited-style-name="Visited_20_Internet_20_Link">
报告</text:a>
乌克兰武装部队的总参谋部。</text:p>
      <text:p text:style-name="P4">
“在过去的24小时中，国防军的航空在敌人个人组成和敌人的反飞行导弹综合体的集中率的领域中遭到了12杆。 Mi-24和7情报无人机。”声明说。</text:p>
      <text:p text:style-name="P4">
News Source: <text:a xlink:type="simple" xlink:href="https://armyinform.com.ua/2023/06/22/aviacziya-zsu-za-dobu-zavdala-18-udariv-po-rajonah-skupchennya-voroga/" text:style-name="Internet_20_link" text:visited-style-name="Visited_20_Internet_20_Link">
https://armyinform.com.ua/2023/06/22/aviacziya-zsu-za-dobu-zavdala-18-udariv-po-rajonah-skupchennya-voroga/</text:a>
</text:p>
      <!--NEWS-->
      <text:h text:style-name="P10" text:outline-level="1">
<text:span text:style-name="T4">
需要对Zaporozhye NPP的全部消除，任何人闭上眼睛对俄罗斯占领的人实际上是由乌克兰恐怖主义者促进的</text:span>
</text:h>
      <text:p text:style-name="P4">
作者: ['АРМІЯINFORM']</text:p>
      <text:p text:style-name="P4">
时间: 2023-06-22T96:00:00-04:00</text:p>
      <text:p text:style-name="P4">
描述: 乌克兰公路，乌克兰人！ Syogodni Buv Dazhi的Dazhi Day。 佩瑟尔（Persher）进行了……与乌克兰2022年的战争，与乌克兰的战争是今天的最新消息，与乌克兰2022年的新闻战是今天的最后一场，乌克兰和俄罗斯之间以及俄罗斯之间的战争以及与乌克兰与乌克兰的战争之间的战争。 2022年，是否会在不久的将来与乌克兰的战争，乌克兰的战争，今天的乌克兰新闻，乌克兰新闻，乌克兰新闻在俄罗斯的乌克兰媒体</text:p>
      <text:p text:style-name="P4">
图片: ['<text:a xlink:type="simple" xlink:href="https://armyinform.com.ua/wp-content/uploads/2023/06/a12ba9f4e90b4bb130b478a26cccd574_1687462406_extra_large.png" text:style-name="Internet_20_link" text:visited-style-name="Visited_20_Internet_20_Link">
a12ba9f4e90b4bb130b478a26cccd574_1687462406_extra_large.png</text:a>
']</text:p>
      <text:p text:style-name="P4">
标签: ['STOPRUSSIA', 'АГРЕСІЯ РФ', 'ВОЛОДИМИР ЗЕЛЕНСЬКИЙ', 'ВТОРГНЕННЯ РФ']</text:p>
      <text:p text:style-name="P4">
类别: News</text:p>
      <!--METADATA-->
      <text:p text:style-name="P4">
<draw:frame draw:style-name="fr1" draw:name="Image20" text:anchor-type="as-char" svg:width="6.9236in" svg:height="3.871446in" draw:z-index="0">
<draw:image xlink:href="../Images/AРМІЯINFORM/2023-06-22T96-00-00-04-00/a12ba9f4e90b4bb130b478a26cccd574_1687462406_extra_large.png" xlink:type="simple" xlink:show="embed" xlink:actuate="onLoad" draw:mime-type="image/png"/>
</draw:frame>
<text:span text:style-name="T5">
乌克兰人，乌克兰人!</text:span>
</text:p>
      <text:p text:style-name="P4">
今天是非常忙碌的一天。</text:p>
      <text:p text:style-name="P4">
首先，他们向伙伴国家简要介绍了Zaporizhzhya Atomic Station的情况。 国际组织的代表有七大国家的代表。 在办公室。 GUR，专员，我们的外交官提供了可用的信息。</text:p>
      <text:p text:style-name="P4">
我们的原则很简单：世界必须知道占用者的准备。 每个认识的人都必须采取行动。 当然，在俄罗斯恐怖袭击Kakhovskaya水力发电站之后，世界上其他大坝上的恐怖分子和世界上旧物体的恐怖分子不应对俄罗斯有任何幻想。 现在是俄罗斯的狂热者中心，从那里可能有任何优秀的命令，他们期望在一场或另一场灾难下掩盖这一优势。 世界具有防止辐射事件的复杂力量，此外，还具有辐射灾难。 每个人都知道，不同国家的智能可以发出相应的信号，他们可以敦促。 这是必需的。</text:p>
      <text:p text:style-name="P4">
我们将继续通知合作伙伴。 即使是现在，也将向那些具有中立性的国家提供信息。 显然，辐射没有问，谁是不必要的，可以到达世界上的任何人。 因此，Lightisaraz中的任何人都可以提供帮助，而该怎么做是众所周知的。</text:p>
      <text:p text:style-name="P4">
需要完全占地Zaporizhzhya核站。 任何对俄罗斯占领这种物体的目光，在俄罗斯矿山上，核电站结构的领土上，实际上不仅对这支俄罗斯枪支做出了贡献，而且对一般而言。 今天，我指示内部事务部长克里姆森科·伊戈尔(Klimenko Igor)采取所有必要的措施，以及所有可用风险的所有必要工作。 在不久的将来将完成。</text:p>
      <text:p text:style-name="P4">
如今，SBU和内政部已经谈到了适当的安全问题 - 与Zaporizhhya站有关，以及与Kakhovsky Hydreelectric Power Station俄罗斯恐怖袭击的后果有关的后果。 我们会尽最大努力与尽可能多的联系，并意味着压力和影响恐怖分子的国家。 还有一份关于内政的报告，以支持赫尔森地区的人和生活以及我们南方的问候，这受到了卡科夫斯基损害的破坏的影响。他还举行了关于乌克兰精神独立性的会议 - 我们继续信件，将有新的步骤。 显然，与恐怖分子国家和那些证明谋杀案的正当人物，杀害乌克兰人并掩盖邪恶的人无法进行精神交流。 俄罗斯恐怖的每一天和每个晚上都是习俗。 我们将达到对试图操纵某个地方的俄罗斯的所有依赖将被摧毁的那一刻。</text:p>
      <text:p text:style-name="P4">
多一个。</text:p>
      <text:p text:style-name="P4">
我想特别给所有那些即使在当时，即使在这种情况下，我们的人民和我们的国家都是小的文化力量的人。 今天，下一本书在基辅开始。 “阿森纳”是最能体现文化意义的词。 是什么使人们。 是什么使人类更强大。 保护和随着时间的推移传播了我们的经验 - 每个人和所有人，我们所有的乌克兰，我们所有的乌克兰，我们所有的欧洲，我们所有的人类。 贝拉斯(Bellas)，如果您有机会，请参观这些天之一，并始终支持文化力量。</text:p>
      <text:p text:style-name="P4">
我感谢每个正在为乌克兰战斗和工作的人!我感谢现在在战斗中的每个人 - 在南部，东部，Zaporozhye，Donetsk地区，卢汉斯克地区。 谢谢你!</text:p>
      <text:p text:style-name="P4">
谢谢所有帮助乌克兰并保护他们的生活和人性的人!</text:p>
      <text:p text:style-name="P4">
<text:span text:style-name="T5">
乌克兰!</text:span>
</text:p>
      <text:p text:style-name="P4">
<text:span text:style-name="T4">
来源：</text:span>
 _ <text:a xlink:type="simple" xlink:href="https://www.president.gov.ua/news/potribna-povna-deokupaciya-zaporizkoyi-aes-bud-hto-hto-zaply-83753" text:style-name="Internet_20_link" text:visited-style-name="Visited_20_Internet_20_Link">
总统办公室</text:a>
_</text:p>
      <text:p text:style-name="P4">
News Source: <text:a xlink:type="simple" xlink:href="https://armyinform.com.ua/2023/06/22/potribna-povna-deokupacziya-zaporizkoyi-aes-a-bud-hto-hto-zaplyushhyv-ochi-na-yiyi-okupacziyu-rosiyeyu-faktychno-spryyayut-teroru-prezydent-ukrayiny/" text:style-name="Internet_20_link" text:visited-style-name="Visited_20_Internet_20_Link">
https://armyinform.com.ua/2023/06/22/potribna-povna-deokupacziya-zaporizkoyi-aes-a-bud-hto-hto-zaplyushhyv-ochi-na-yiyi-okupacziyu-rosiyeyu-faktychno-spryyayut-teroru-prezydent-ukrayiny/</text:a>
</text:p>
      <!--NEWS-->
      <text:h text:style-name="P10" text:outline-level="1">
<text:span text:style-name="T4">
准备冬季和设备的形成：能源部希望与美国国际开发署合作</text:span>
</text:h>
      <text:p text:style-name="P4">
作者: Ukrinform (Person)</text:p>
      <text:p text:style-name="P4">
出版商: Укринформ (Organization)</text:p>
      <text:p text:style-name="P4">
出版时间: 2023-06-23T-10:25:10+03:00</text:p>
      <text:p text:style-name="P4">
修改时间: 2023-06-23T21:25:10+03:00</text:p>
      <text:p text:style-name="P4">
描述: 为冬季和设备形成准备的准备已成为乌克兰赫尔曼·盖尔申科能源部长和美国国际发展局副行政官（USAID）Erin McKi的核心主题。  - 乌克林。</text:p>
      <text:p text:style-name="P4">
图片: ['<text:a xlink:type="simple" xlink:href="https://static.ukrinform.com/photos/2023_06/thumb_files/630_360_1687544571-549.jpg" text:style-name="Internet_20_link" text:visited-style-name="Visited_20_Internet_20_Link">
630_360_16875...</text:a>
']</text:p>
      <text:p text:style-name="P4">
标签: ['Міненерго', 'USAID', 'допомога', 'Галущенко']</text:p>
      <text:p text:style-name="P4">
类型: Article</text:p>
      <!--METADATA-->
      <text:p text:style-name="P4">
<draw:frame draw:style-name="fr1" draw:name="Image21" text:anchor-type="as-char" svg:width="6.9236in" svg:height="3.956343in" draw:z-index="0">
<draw:image xlink:href="../Images/yкринформ/2023-06-23T-10-25-10-03-00/630_360_1687544571-549.jpg" xlink:type="simple" xlink:show="embed" xlink:actuate="onLoad" draw:mime-type="image/jpeg"/>
</draw:frame>
为冬季做准备和设备库存的形成成为乌克兰赫尔曼·盖尔曼科(Herman Galushchenko)能源部长和美国国际发展局副行政官的中心主题(你说)艾琳·麦基(Erin McKi)。</text:p>
      <text:p text:style-name="P4">
根据乌克林福姆的说法，这是报道<text:a xlink:type="simple" xlink:href="https://www.mev.gov.ua/novyna/pidhotovka-do-zymy-ta-formuvannya-zapasiv-obladnannya-zustrich-ministra-enerhetyky-hermana" text:style-name="Internet_20_link" text:visited-style-name="Visited_20_Internet_20_Link">
部新闻服务</text:a>
。</text:p>
      <text:p text:style-name="P4">
值得注意的是，在乌克兰能源部长Germanko恢复会议的框架内，副部长Yaroslav Demchenko与行政长官举行了一次会议(你说)艾琳·麦基(Erin McKi)。</text:p>
      <text:p text:style-name="P4">
该信息报道说：“对话的主要主题是加强合作，以加强乌克兰能源部门的可持续性，并支持能源部实施改革。”</text:p>
      <text:p text:style-name="P4">
Galushchenko和Mackee强调了冬季的准备工作以及美国国际开发署项目安全的参与，通过能源支持基金和美国方面的贡献 -  2500万美元。  - 资金。</text:p>
      <text:p text:style-name="P4">
“我们了解，随着冬季的临近，敌人可以增加对民用能源基础设施的中风。 因此，我们已经需要进行预订，以便在震惊和尽快造成损害的情况下恢复。” Galushchenko说。</text:p>
      <text:p text:style-name="P4">
他表示希望进一步的合作，尤其是在购买能源支持基金时，将继续更加有效。</text:p>
      <text:p text:style-name="P4">
“非常重要的是，我们的能源公司所需的所有必要的设备和设备已经按时收到以基金为代价的。 该国的某些能源安全。” Galushchenko补充说。</text:p>
      <text:p text:style-name="P4">
<text:span text:style-name="T4">
另请阅读：</text:span>
 <text:a xlink:type="simple" xlink:href="https://www.ukrinform.ua/rubric-economy/3720786-minenergo-i-miznarodna-energeticna-agencia-domovilisa-pro-dopomogu-ukraini.html" text:style-name="Internet_20_link" text:visited-style-name="Visited_20_Internet_20_Link">
能源与国际能源机构已就乌克兰达成协议</text:a>
同样，在冬季挑战和电力系统的进一步发展的背景下，各方发展了对太阳能，风能产生，能源存储和网络发电和发展的权力下放的重要性。</text:p>
      <text:p text:style-name="P4">
这也是关于“技术援助的可能性和工具的可能性，这些工具将允许筹集更多资金来执行Res行业的项目”，并加入<text:a xlink:type="simple" xlink:href="https://www.ukrinform.ua/tag-minenergo" text:style-name="Internet_20_link" text:visited-style-name="Visited_20_Internet_20_Link">
能源部</text:a>
 .</text:p>
      <text:p text:style-name="P4">
<text:span text:style-name="T5">
foto：能量部</text:span>
</text:p>
      <text:p text:style-name="P4">
News Source: <text:a xlink:type="simple" xlink:href="https://www.ukrinform.ua/rubric-economy/3726986-pidgotovka-do-zimi-ta-formuvanna-zapasiv-obladnanna-minenergo-spodivaetsa-na-spivpracu-z-usaid.html" text:style-name="Internet_20_link" text:visited-style-name="Visited_20_Internet_20_Link">
https://www.ukrinform.ua/rubric-economy/3726986-pidgotovka-do-zimi-ta-formuvanna-zapasiv-obladnanna-minenergo-spodivaetsa-na-spivpracu-z-usaid.html</text:a>
</text:p>
      <!--NEWS-->
      <text:h text:style-name="P10" text:outline-level="1">
<text:span text:style-name="T4">
荷兰将开始在今年夏天的国防部训练乌克兰飞行员</text:span>
</text:h>
      <text:p text:style-name="P4">
作者: Ukrinform (Person)</text:p>
      <text:p text:style-name="P4">
出版商: Укринформ (Organization)</text:p>
      <text:p text:style-name="P4">
出版时间: 2023-06-23T-11:20:00+03:00</text:p>
      <text:p text:style-name="P4">
修改时间: 2023-06-23T21:20:00+03:00</text:p>
      <text:p text:style-name="P4">
描述: 乌克兰飞行员将于今年夏天开始为F-16做准备。  - 乌克林。</text:p>
      <text:p text:style-name="P4">
图片: ['<text:a xlink:type="simple" xlink:href="https://static.ukrinform.com/photos/2023_06/thumb_files/630_360_1687544204-475.jpg" text:style-name="Internet_20_link" text:visited-style-name="Visited_20_Internet_20_Link">
630_360_16875...</text:a>
']</text:p>
      <text:p text:style-name="P4">
标签: ['Нідерланди', 'Україна', 'Військові навчання', 'F-16']</text:p>
      <text:p text:style-name="P4">
类型: Article</text:p>
      <!--METADATA-->
      <text:p text:style-name="P4">
<draw:frame draw:style-name="fr1" draw:name="Image23" text:anchor-type="as-char" svg:width="6.9236in" svg:height="3.956343in" draw:z-index="0">
<draw:image xlink:href="../Images/yкринформ/2023-06-23T-11-20-00-03-00/630_360_1687544204-475.jpg" xlink:type="simple" xlink:show="embed" xlink:actuate="onLoad" draw:mime-type="image/jpeg"/>
</draw:frame>
乌克兰飞行员将于今年夏天开始为F-16做准备。</text:p>
      <text:p text:style-name="P4">
根据海牙的乌克林信息通讯员的说法，国防安全部长凯斯·奥罗格伦(Kais Ollogren)在访问乌克兰新闻工作者的问题上，在访问荷兰康复中心(Deuvian Morivers)进行康复康复的情况下回答了乌克兰记者的问题。</text:p>
      <text:p text:style-name="P4">
“我们想尽快开始<text:a xlink:type="simple" xlink:href="https://www.ukrinform.ua/tag-vijskovi-navcanna" text:style-name="Internet_20_link" text:visited-style-name="Visited_20_Internet_20_Link">
培训</text:a>
在战斗机上。 我们没有确切的日期。 我现在不能给你，但我们很雄心勃勃。 我们希望尽快开始。 是的，现在是夏天 - 这是我们今年夏天正在工作的。 我不能更加准确，但是我非常想从今年夏天开始。”她说。</text:p>
      <text:p text:style-name="P4">
她回答了乌克兰飞行员准备计划多长时间的问题，她说荷兰想准备乌克兰的Pilotham。</text:p>
      <text:p text:style-name="P4">
“我们想尽快做到这一点。 但是，您需要了解这是一个复杂的武器系统 - 因此有必要查看乌克兰飞行员将其掌握的速度。 但是我们已经知道，乌克兰人正在很快学习。”她说。</text:p>
      <text:p text:style-name="P4">
<text:span text:style-name="T4">
另请阅读：</text:span>
 <text:a xlink:type="simple" xlink:href="https://www.ukrinform.ua/rubric-world/3726075-bazu-dla-navcanna-pilotiv-zsu-na-f16-mozut-rozmistiti-v-rumunii-politico.html" text:style-name="Internet_20_link" text:visited-style-name="Visited_20_Internet_20_Link">
<text:span text:style-name="T4">
训练的基础</text:span>
武装部队飞行员F -16可以放置在罗马尼亚 -  Politico</text:a>
如[Ukrinform]报道(https://www.ukrinform.ua/rubric-ato/3724238-dania-gotova-peredati-vinisuvaci-f16-ukraini-ministr-oboroni.html)，丹麦政府将F-16战斗机转移到乌克兰，但要获得生产这些飞机的鳄鱼的批准。</text:p>
      <text:p text:style-name="P4">
News Source: <text:a xlink:type="simple" xlink:href="https://www.ukrinform.ua/rubric-ato/3726982-niderlandi-pocnut-navcanna-ukrainskih-pilotiv-na-f16-vze-cogo-lita-ministerka-oboroni.html" text:style-name="Internet_20_link" text:visited-style-name="Visited_20_Internet_20_Link">
https://www.ukrinform.ua/rubric-ato/3726982-niderlandi-pocnut-navcanna-ukrainskih-pilotiv-na-f16-vze-cogo-lita-ministerka-oboroni.html</text:a>
</text:p>
      <!--NEWS-->
      <text:h text:style-name="P10" text:outline-level="1">
<text:span text:style-name="T4">
在Sivershchyna和Slobozhanschyna的指示俄罗斯军队炮击了Novovasylivka，Stepne Vor ...</text:span>
</text:h>
      <text:p text:style-name="P4">
作者: liveuamap (Language: en)</text:p>
      <text:p text:style-name="P4">
时间: 2023-06-23T-11:59:00</text:p>
      <text:p text:style-name="P4">
地点: Kharkiv Oblast (Latitude:50.3299 Longtitude:36.93157)</text:p>
      <text:p text:style-name="P4">
视频: []</text:p>
      <text:p text:style-name="P4">
图片: []</text:p>
      <text:p text:style-name="P4">
标签: ["Russia"]</text:p>
      <text:p text:style-name="P4">
Id: 22571230</text:p>
      <!--METADATA-->
      <text:p text:style-name="P4">
在Sivershchyna和Slbozhanschyna指示俄罗斯军队，Stepne Vorozhba，Stepne Vorozhba，Kindrativka，Andriyivka，Andriyivka，Pysaraivka，Pysarivka dy，pysarivka dy，veterynarne，veterynarne，hraniv，hraniv，hraniv，hraniv，kozacha lopan lopan lopan lopan lopan lopan，pletenivka，tyka，budharivka，budhar ,，哈尔基夫地区的NE。俄罗斯航空在Ohirtseve和乌克兰武装部队的总参谋长在早晨的报告中说</text:p>
      <text:p text:style-name="P4">
新闻集链接：(https：\/\/liveuamap.com \/en \/2023 \/23-june-at-at-sivershchyna and-slobozhanschyna-directions-directions-Russian)</text:p>
      <text:p text:style-name="P4">
News Source: <text:a xlink:type="simple" xlink:href="https://t.me/lumsrc/5164" text:style-name="Internet_20_link" text:visited-style-name="Visited_20_Internet_20_Link">
https://t.me/lumsrc/5164</text:a>
</text:p>
      <!--NEWS-->
      <text:h text:style-name="P10" text:outline-level="1">
<text:span text:style-name="T4">
陆军的JSC Kupiansk Directio Rusian炮击了Odradne，嗯，Krasne First，Figolivka，New ...</text:span>
</text:h>
      <text:p text:style-name="P4">
作者: liveuamap (Language: en)</text:p>
      <text:p text:style-name="P4">
时间: 2023-06-23T-13:59:00</text:p>
      <text:p text:style-name="P4">
地点: Svatove (Latitude:49.53824 Longtitude:37.89682)</text:p>
      <text:p text:style-name="P4">
视频: []</text:p>
      <text:p text:style-name="P4">
图片: []</text:p>
      <text:p text:style-name="P4">
标签: ["Russia"]</text:p>
      <text:p text:style-name="P4">
Id: 22571229</text:p>
      <!--METADATA-->
      <text:p text:style-name="P4">
在Kupiansk方向，俄罗斯军队炮击了Odradne，Kolodyazne，Krasne Pershe，Fyholivka，Novomlynsk，Dvorichna，Zapadne，Masutivka，Kyslivka，Kyslivka和Berestoveof Kharkiv地区。 俄罗斯航空在乌克兰武装部队的一般工作人员Kyslivka进行了空袭。</text:p>
      <text:p text:style-name="P4">
新闻集链接：<text:a xlink:type="simple" xlink:href="https：\/\/liveuamap.com \/en \/2023 \/23-june-at-at-at-at-at-at-tirctionlection-Russian-Army-Army-Shelled-Odradne-Odradne" text:style-name="Internet_20_link" text:visited-style-name="Visited_20_Internet_20_Link">
https：\/\/liveuamap.com \/en \/2023 \/23-June-at-at-kupiansk-directionlection-Russian-Army-Shelled-Odradne</text:a>
</text:p>
      <text:p text:style-name="P4">
News Source: <text:a xlink:type="simple" xlink:href="https://t.me/lumsrc/5165" text:style-name="Internet_20_link" text:visited-style-name="Visited_20_Internet_20_Link">
https://t.me/lumsrc/5165</text:a>
</text:p>
      <!--NEWS-->
      <text:h text:style-name="P10" text:outline-level="1">
<text:span text:style-name="T4">
在每天统一的武器登记册中 - 购买55份申请</text:span>
</text:h>
      <text:p text:style-name="P4">
作者: Ukrinform (Person)</text:p>
      <text:p text:style-name="P4">
出版商: Укринформ (Organization)</text:p>
      <text:p text:style-name="P4">
出版时间: 2023-06-23T-14:35:00+03:00</text:p>
      <text:p text:style-name="P4">
修改时间: 2023-06-23T19:35:00+03:00</text:p>
      <text:p text:style-name="P4">
描述: 在统一的武器登记册中，有55份购买武器的申请是在一天之内创建的。  - 乌克林。</text:p>
      <text:p text:style-name="P4">
图片: ['<text:a xlink:type="simple" xlink:href="https://static.ukrinform.com/photos/2017_03/thumb_files/630_360_1490392226-3482.jpg" text:style-name="Internet_20_link" text:visited-style-name="Visited_20_Internet_20_Link">
630_360_14903...</text:a>
']</text:p>
      <text:p text:style-name="P4">
标签: ['МВС', 'Зброя', 'Реєстр зброї']</text:p>
      <text:p text:style-name="P4">
类型: Article</text:p>
      <!--METADATA-->
      <text:p text:style-name="P4">
<draw:frame draw:style-name="fr1" draw:name="Image24" text:anchor-type="as-char" svg:width="6.9236in" svg:height="3.956343in" draw:z-index="0">
<draw:image xlink:href="../Images/yкринформ/2023-06-23T-14-35-00-03-00/630_360_1490392226-3482.jpg" xlink:type="simple" xlink:show="embed" xlink:actuate="onLoad" draw:mime-type="image/jpeg"/>
</draw:frame>
55个购买武器的申请是在一天之内创建的。</text:p>
      <text:p text:style-name="P4">
内政副部长列昂尼德·蒂姆琴科(Leonid Timchenko)在[Facebook]的一段时间里说了这一点。(https://www.facebook.com/events/280713570989258/?acontext=%7B%22event_action_history%22%3A%5b%5d%7D)，报道乌克林福姆。</text:p>
      <text:p text:style-name="P4">
“他们的电话号码(用户 -  ed。)Timchenko说，已经超过3200，已经到达指定的登记册的作者 - 超过7110，并且已经为购买武器而创建了适合55的武器。” Timchenko说。</text:p>
      <text:p text:style-name="P4">
据他说，通过电话：044-33-44-035致电40多个电话。 3437人问电报中的聊天机器人。</text:p>
      <text:p text:style-name="P4">
<text:span text:style-name="T4">
另请阅读：</text:span>
 <text:a xlink:type="simple" xlink:href="https://www.ukrinform.ua/rubric-society/3726830-edinij-reestr-zbroi-mvs-rozpovidae-pro-novi-servisi.html" text:style-name="Internet_20_link" text:visited-style-name="Visited_20_Internet_20_Link">
武器单一注册表：内政部谈论新服务</text:a>
“乌克兰有超过70万武器。 然后，这些公民中的每个公民都有机会成为单个登记册的主题<text:a xlink:type="simple" xlink:href="https://www.ukrinform.ua/tag-zbroa" text:style-name="Internet_20_link" text:visited-style-name="Visited_20_Internet_20_Link">
武器</text:a>
”， - 副部长说。</text:p>
      <text:p text:style-name="P4">
据报道，周五在乌克兰完全[开始了一个登记册]。(https://www.ukrinform.ua/rubric-society/3726601-v-ukraini-zapracuvav-edinij-reestr-zbroi.html)。 仅在授权在一个窗口中发布单个武器登记册的前3个小时<text:a xlink:type="simple" xlink:href="https://www.ukrinform.ua/rubric-other_news/3726786-v-edinomu-reestri-bude-vsa-zbroa-aka-e-na-rukah-v-ukrainciv-klimenko.html" text:style-name="Internet_20_link" text:visited-style-name="Visited_20_Internet_20_Link">
超过3.5千的武器</text:a>
和有兴趣的人。 内政部长伊戈克林科(Igorklimenko)告知，统一的武器登记册将是乌克兰人中的所有武器。</text:p>
      <text:p text:style-name="P4">
News Source: <text:a xlink:type="simple" xlink:href="https://www.ukrinform.ua/rubric-society/3726937-u-edinomu-reestri-zbroi-za-den-55-zaavok-na-pridbanna.html" text:style-name="Internet_20_link" text:visited-style-name="Visited_20_Internet_20_Link">
https://www.ukrinform.ua/rubric-society/3726937-u-edinomu-reestri-zbroi-za-den-55-zaavok-na-pridbanna.html</text:a>
</text:p>
      <!--NEWS-->
      <text:h text:style-name="P10" text:outline-level="1">
<text:span text:style-name="T4">
国际原子能机构将发送一个特殊的任务来帮助赫森地区</text:span>
</text:h>
      <text:p text:style-name="P4">
作者: Ukrinform (Person)</text:p>
      <text:p text:style-name="P4">
出版商: Укринформ (Organization)</text:p>
      <text:p text:style-name="P4">
出版时间: 2023-06-23T-15:25:00+03:00</text:p>
      <text:p text:style-name="P4">
修改时间: 2023-06-23T19:25:00+03:00</text:p>
      <text:p text:style-name="P4">
描述: 国际原子能局（IAEA）已确认了针对乌克兰的特殊任务的初步协议，以协助科克霍夫斯基水力发电厂，以协助乌克森地区。  - 乌克林。</text:p>
      <text:p text:style-name="P4">
图片: ['<text:a xlink:type="simple" xlink:href="https://static.ukrinform.com/photos/2023_06/thumb_files/630_360_1686738079-808.jpg" text:style-name="Internet_20_link" text:visited-style-name="Visited_20_Internet_20_Link">
630_360_16867...</text:a>
']</text:p>
      <text:p text:style-name="P4">
标签: ['Херсонщина', 'МАГАТЕ', 'Каховська ГЕС', 'Підтоплення']</text:p>
      <text:p text:style-name="P4">
类型: Article</text:p>
      <!--METADATA-->
      <text:p text:style-name="P4">
<draw:frame draw:style-name="fr1" draw:name="Image25" text:anchor-type="as-char" svg:width="6.9236in" svg:height="3.956343in" draw:z-index="0">
<draw:image xlink:href="../Images/yкринформ/2023-06-23T-15-25-00-03-00/630_360_1686738079-808.jpg" xlink:type="simple" xlink:show="embed" xlink:actuate="onLoad" draw:mime-type="image/jpeg"/>
</draw:frame>
原子能国际(艾达)确认了前往乌克兰特殊任务的方向，以协助在赫尔森地区，因为卡科夫卡水力发电站的爆炸。</text:p>
      <text:p text:style-name="P4">
关于它报告<text:a xlink:type="simple" xlink:href="https://www.mev.gov.ua/novyna/herman-halushchenko-ta-rafael-hrossi-obhovoryly-sytuatsiyu-na-zaes-ta-neobkhidnu-dopomohu-u" text:style-name="Internet_20_link" text:visited-style-name="Visited_20_Internet_20_Link">
能源部</text:a>
乌克兰法姆报道，根据能源部长赫尔曼·加鲁什科(Herman Galushchenko)会议的结果，乌克兰法姆(Maga Raphael Grossi)的著名作品。</text:p>
      <text:p text:style-name="P4">
“各方确认了关于乌克兰任务指导该计划的指示的协议，以支持[Kherson地区]的MABACE任务。(https://www.ukrinform.ua/tag-hersonsina) » (伊萨姆科). Уїї межах планується візит місії до постраждалих районів для оцінки нагальнихпотреб, а також розроблення довгострокового плану дій», - йдеться уповідомленні.</text:p>
      <text:p text:style-name="P4">
Зазначається, що багаторічний досвід МАГАТЕ буде корисним не лише у ліквідаціїбезпосередніх наслідків підриву дамби, але і в довгостроковому відновленні усферах охорони здоров'я людини, безпеки харчових продуктів і питної води,здоров'я тварин, управління ґрунтами та водними ресурсами, а також в оцінцістану критично важливих об'єктів інфраструктури.</text:p>
      <text:p text:style-name="P4">
Коїм того, під час зустрічі сторони обговорили результати поїздки місії МАГАТЕна окуповану ЗАЕС та поточну ситуацію на станції після підриву дамбиКаховської ГЕС.</text:p>
      <text:p text:style-name="P4">
<text:span text:style-name="T4">
Читайте також:</text:span>
 <text:a xlink:type="simple" xlink:href="https://www.ukrinform.ua/rubric-regions/3726507-evakuacia-ludej-z-hersonsini-bezkostovna-veresuk-nagadala-pro-kriminalnu-vidpovidalnist.html" text:style-name="Internet_20_link" text:visited-style-name="Visited_20_Internet_20_Link">
 Евакуація людей з <text:span text:style-name="T4">
Херсонщини</text:span>
 – безкоштовна: Верещукнагадала про кримінальну відповідальність </text:a>
Galushchenko表示希望对车站的处境进行全面评估，包括核对象的设备和管理系统。</text:p>
      <text:p text:style-name="P4">
Galushchenko强调说：“这很重要，鉴于乌克兰军事不政治领导的可能威胁，特别是俄罗斯人在车站执行恐怖行为的意图。”</text:p>
      <text:p text:style-name="P4">
据报道，6月9日，Iera Raphael Grosssey的负责人宣布，由于Kakhovsky Hydroelectric Stanition的大坝破坏了大坝，因此向乌克兰启动了援助计划。</text:p>
      <text:p text:style-name="P4">
<text:span text:style-name="T5">
foto：kherson ova</text:span>
</text:p>
      <text:p text:style-name="P4">
News Source: <text:a xlink:type="simple" xlink:href="https://www.ukrinform.ua/rubric-regions/3726930-magate-napravit-specialnu-misiu-dla-dopomogi-hersonsini.html" text:style-name="Internet_20_link" text:visited-style-name="Visited_20_Internet_20_Link">
https://www.ukrinform.ua/rubric-regions/3726930-magate-napravit-specialnu-misiu-dla-dopomogi-hersonsini.html</text:a>
</text:p>
      <!--NEWS-->
      <text:h text:style-name="P10" text:outline-level="1">
<text:span text:style-name="T4">
在莱曼（Lyman）方向，俄罗斯军队炮击了内维斯克（Nevske），迪布罗瓦（Dibrova），卢汉斯克（Luhansk）地区的比洛霍利夫卡（Bilohorivka）和...</text:span>
</text:h>
      <text:p text:style-name="P4">
作者: liveuamap (Language: en)</text:p>
      <text:p text:style-name="P4">
时间: 2023-06-23T-15:59:00</text:p>
      <text:p text:style-name="P4">
地点: Kramatorsk (Latitude:49.10467 Longtitude:37.94523)</text:p>
      <text:p text:style-name="P4">
视频: []</text:p>
      <text:p text:style-name="P4">
图片: []</text:p>
      <text:p text:style-name="P4">
标签: ["Russia"]</text:p>
      <text:p text:style-name="P4">
Id: 22571228</text:p>
      <!--METADATA-->
      <text:p text:style-name="P4">
在莱曼(Lyman)方向，俄罗斯军队炮击了内夫斯克(Nevske)，迪布罗瓦(Dibrova)，比洛霍利夫卡(Bilohorivka)和卢汉斯克地区(Torske)，塞雷布里卡(Serebryanka)，弗卡尼卡米(Verkhnokamyanske)，斯皮尔恩(Spirne)，罗兹多利夫科夫(Rozdolivkaof)顿涅茨克(Rozdolivkaof Donetsk)地区。 俄罗斯航空在Luhanskregion的Nevske和Ivanivka，Torske，Bilohorivka，Dibrova和Donetskregion的Spirne -Ukraine武装部队的总参谋长中进行了空袭。</text:p>
      <text:p text:style-name="P4">
新闻集链接：<text:a xlink:type="simple" xlink:href="https：\/\/liveuamap.com \/en \/2023 \/23-june-at-lyman-directionledirection-Russian-army-army-shelled-nevske-nevske-dibrova" text:style-name="Internet_20_link" text:visited-style-name="Visited_20_Internet_20_Link">
https：\/\/liveuamap.com \/en \/2023 \/23-june-at-lyman-directionlection-Russian-army-army-shelled-nevske-nevske-dibrova</text:a>
</text:p>
      <text:p text:style-name="P4">
News Source: <text:a xlink:type="simple" xlink:href="https://t.me/lumsrc/5166" text:style-name="Internet_20_link" text:visited-style-name="Visited_20_Internet_20_Link">
https://t.me/lumsrc/5166</text:a>
</text:p>
      <!--NEWS-->
      <text:h text:style-name="P10" text:outline-level="1">
<text:span text:style-name="T4">
JSU Bakhmut Directio Rusian军队炮击Ray-Alexandrovka，Vasukivka，Orikhovo-Vasylivka，H ...</text:span>
</text:h>
      <text:p text:style-name="P4">
作者: liveuamap (Language: en)</text:p>
      <text:p text:style-name="P4">
时间: 2023-06-23T-17:59:00</text:p>
      <text:p text:style-name="P4">
地点: Donetsk Oblast (Latitude:48.39673 Longtitude:37.91451)</text:p>
      <text:p text:style-name="P4">
视频: []</text:p>
      <text:p text:style-name="P4">
图片: []</text:p>
      <text:p text:style-name="P4">
标签: ["Russia"]</text:p>
      <text:p text:style-name="P4">
Id: 22571227</text:p>
      <!--METADATA-->
      <text:p text:style-name="P4">
在巴赫穆特，俄罗斯军队炮击了Ray-Oleksandrivka，Vasukivka，Orikhovo-Vasylivka，Novomarkove，Chasiv Yar，Chasiv Yar，Ivanivske，Ozaryanivka，Pivdenneaneand New new new new new new new York donetsk地区。 俄罗斯航空进行了Atbohdanivka，Bila Hora和Donetsk地区的Pivnichne，乌克兰的武装部队在早晨的报告中说</text:p>
      <text:p text:style-name="P4">
新闻收集链接：<text:a xlink:type="simple" xlink:href="https：\/\/liveuamap.com \/en \/2023 \/23-june-at-at-at-bakhmut-directionlection-direction-Russian-army-army-shelled-rayoleksandrivka" text:style-name="Internet_20_link" text:visited-style-name="Visited_20_Internet_20_Link">
https：\/\/liveuamap.com \/en \/2023 \/23-June-at-at-bakhmut-directionlection-Russian-army-army-army shelled-rayoleksandrivka</text:a>
</text:p>
      <text:p text:style-name="P4">
News Source: <text:a xlink:type="simple" xlink:href="https://t.me/lumsrc/5167" text:style-name="Internet_20_link" text:visited-style-name="Visited_20_Internet_20_Link">
https://t.me/lumsrc/5167</text:a>
</text:p>
      <!--NEWS-->
      <text:h text:style-name="P10" text:outline-level="1">
<text:span text:style-name="T4">
在“顽强”的中心，开始了关于在战争中失去视力的人们康复的试点项目</text:span>
</text:h>
      <text:p text:style-name="P4">
作者: Ukrinform (Person)</text:p>
      <text:p text:style-name="P4">
出版商: Укринформ (Organization)</text:p>
      <text:p text:style-name="P4">
出版时间: 2023-06-23T-18:55:00+03:00</text:p>
      <text:p text:style-name="P4">
修改时间: 2023-06-23T17:55:00+03:00</text:p>
      <text:p text:style-name="P4">
描述: 国家康复中心与非政府组织“ See Victory”一起“牢不可破”，开始为一项试点项目开展工作，以恢复因战争而失去视力的人们的康复。  - 乌克林。</text:p>
      <text:p text:style-name="P4">
图片: ['<text:a xlink:type="simple" xlink:href="https://static.ukrinform.com/photos/2023_06/thumb_files/630_360_1687530661-1093.jpeg" text:style-name="Internet_20_link" text:visited-style-name="Visited_20_Internet_20_Link">
630_360_16875...</text:a>
']</text:p>
      <text:p text:style-name="P4">
标签: ['Центр реабілітації', 'Львів', 'Реабілітація', 'Військові', 'Війна з Росією']</text:p>
      <text:p text:style-name="P4">
类型: Article</text:p>
      <!--METADATA-->
      <text:p text:style-name="P4">
<draw:frame draw:style-name="fr1" draw:name="Image26" text:anchor-type="as-char" svg:width="6.9236in" svg:height="3.956343in" draw:z-index="0">
<draw:image xlink:href="../Images/yкринформ/2023-06-23T-18-55-00-03-00/630_360_1687530661-1093.jpeg" xlink:type="simple" xlink:show="embed" xlink:actuate="onLoad" draw:mime-type="image/jpeg"/>
</draw:frame>
国家康复中心与非政府组织“ See Victory”一起“牢不可破”，开始在一项试点项目上进行，以恢复由于战争而丧生的人们。</text:p>
      <text:p text:style-name="P4">
这是乌克利福通讯员的报道。</text:p>
      <text:p text:style-name="P4">
“今天，我们已经签署了与非政府组织合作“见胜利”的备忘录，伊文对我们来说非常重要。 在某些问题上，世界医学不是很开发，有时您想做更多的事情，但是您做不到。 在严重受伤的情况下，当人们完全失去视力时，现在和这里有什么可能？ 这样的人的临床。 有必要创建和处理应该发生的协议和途径，以教我们的康复学家，他们将与眼科病变合作，然后将知识转移到乌克兰。 因为该行业现在还没有发展，我们需要开始吹嘘的水平。” LVIV第一家医学协会的第一任主任说。</text:p>
      <text:p text:style-name="P4">
据他说，乌克兰没有系统的[康复] <text:a xlink:type="simple" xlink:href="https://www.ukrinform.ua/tag-reabilitacia" text:style-name="Internet_20_link" text:visited-style-name="Visited_20_Internet_20_Link">
康复</text:a>
失去视力的人。 同时，有很大的需求。 因此，合作规定了康复专家的准备(特殊的混蛋和大厅)，支持心理健康专业人员。</text:p>
      <text:p text:style-name="P4">
非政府组织“ See Victory” Saisper Vladislav Yeshchenko Bravalya的发起人和创始人在Bakhmut的战斗中爆发，在迷你爆炸中爆炸，两只眼睛都失去了眼睛。 但是，他没有回报希望并相信科学进步。 同时，该男子准备与兄弟和平民分享他的经验。 现在，该组织被30个盲人碰撞。</text:p>
      <text:p text:style-name="P4">
Eshchenko说：“我们创建了一个慈善组织，该组织收集资金来帮助盲人和信息，如何正确创建某种康复行动方案。”</text:p>
      <text:p text:style-name="P4">
<text:span text:style-name="T4">
另请阅读：</text:span>
 <text:a xlink:type="simple" xlink:href="https://www.ukrinform.ua/rubric-society/3720819-v-ukraini-potribno-stvoriti-sonajmense-sist-tisac-lizkomisc-dla-reabilitacii-veteraniv.html" text:style-name="Internet_20_link" text:visited-style-name="Visited_20_Internet_20_Link">
在<text:span text:style-name="T4">
乌克兰</text:span>
 <text:span text:style-name="T4">
 </text:span>
需要<text:span text:style-name="T4">
 </text:span>
创建<text:span text:style-name="T4">
 </text:span>
 <text:span text:style-name="T4">
至少</text:span>
<text:span text:style-name="T4">
 </text:span>
<text:span text:style-name="T4">
六个</text:span>
 <text:span text:style-name="T4">
 </text:span>
 <text:span text:style-name="T4">
千</text:span>
 <text:span text:style-name="T4">
 </text:span>
 <text:span text:style-name="T4">
 </text:span>
床<text:span text:style-name="T4">
 </text:span>
 <text:span text:style-name="T4">
 </text:span>
 <text:span text:style-name="T4">
 </text:span>
 <text:span text:style-name="T4">
 </text:span>
 <text:span text:style-name="T4">
 *康复</text:span>
 <text:span text:style-name="T4">
退伍军人</text:span>
</text:a>
</text:p>
      <text:p text:style-name="P4">
</text:p>
      <text:p text:style-name="P4">
<text:a xlink:type="simple" xlink:href="https://static.ukrinform.com/photos/2023_06/1687530659-7726.jpeg" text:style-name="Internet_20_link" text:visited-style-name="Visited_20_Internet_20_Link">
 </text:a>
 <text:a xlink:type="simple" xlink:href="https://static.ukrinform.com/photos/2023_06/1687530658-8731.jpeg" text:style-name="Internet_20_link" text:visited-style-name="Visited_20_Internet_20_Link">
</text:a>
 <text:a xlink:type="simple" xlink:href="https://static.ukrinform.com/photos/2023_06/1687530658-2609.jpeg" text:style-name="Internet_20_link" text:visited-style-name="Visited_20_Internet_20_Link">
</text:a>
 <text:a xlink:type="simple" xlink:href="https://static.ukrinform.com/photos/2023_06/1687530658-2883.jpeg" text:style-name="Internet_20_link" text:visited-style-name="Visited_20_Internet_20_Link">
</text:a>
 <text:a xlink:type="simple" xlink:href="https://static.ukrinform.com/photos/2023_06/1687530658-7836.jpeg" text:style-name="Internet_20_link" text:visited-style-name="Visited_20_Internet_20_Link">
</text:a>
 <text:a xlink:type="simple" xlink:href="https://static.ukrinform.com/photos/2023_06/1687530658-2635.jpeg" text:style-name="Internet_20_link" text:visited-style-name="Visited_20_Internet_20_Link">
</text:a>
 <text:a xlink:type="simple" xlink:href="https://static.ukrinform.com/photos/2023_06/1687530658-9808.jpeg" text:style-name="Internet_20_link" text:visited-style-name="Visited_20_Internet_20_Link">
</text:a>
 <text:a xlink:type="simple" xlink:href="https://static.ukrinform.com/photos/2023_06/1687530659-2406.jpeg" text:style-name="Internet_20_link" text:visited-style-name="Visited_20_Internet_20_Link">
</text:a>
 <text:a xlink:type="simple" xlink:href="https://static.ukrinform.com/photos/2023_06/1687530659-2643.jpeg" text:style-name="Internet_20_link" text:visited-style-name="Visited_20_Internet_20_Link">
</text:a>
 <text:a xlink:type="simple" xlink:href="https://static.ukrinform.com/photos/2023_06/1687530659-8732.jpeg" text:style-name="Internet_20_link" text:visited-style-name="Visited_20_Internet_20_Link">
</text:a>
 <text:a xlink:type="simple" xlink:href="https://static.ukrinform.com/photos/2023_06/1687530659-4111.jpeg" text:style-name="Internet_20_link" text:visited-style-name="Visited_20_Internet_20_Link">
</text:a>
 <text:a xlink:type="simple" xlink:href="https://static.ukrinform.com/photos/2023_06/1687530659-7075.jpeg" text:style-name="Internet_20_link" text:visited-style-name="Visited_20_Internet_20_Link">
</text:a>
 <text:a xlink:type="simple" xlink:href="https://static.ukrinform.com/photos/2023_06/1687530661-1093.jpeg" text:style-name="Internet_20_link" text:visited-style-name="Visited_20_Internet_20_Link">
<draw:frame draw:style-name="fr1" draw:name="Image41" text:anchor-type="as-char" svg:width="6.9236in" svg:height="3.956343in" draw:z-index="0">
<draw:image xlink:href="../Images/yкринформ/2023-06-23T-18-55-00-03-00/630_360_1687530661-1093.jpeg" xlink:type="simple" xlink:show="embed" xlink:actuate="onLoad" draw:mime-type="image/jpeg"/>
</draw:frame>
</text:a>
 <text:a xlink:type="simple" xlink:href="https://static.ukrinform.com/photos/2023_06/1687530661-4937.jpeg" text:style-name="Internet_20_link" text:visited-style-name="Visited_20_Internet_20_Link">
</text:a>
迄今为止，有五名患者因战斗行动而失去了成熟，其中包括阿佐夫军团战斗机亚历山大(Alexander)，他们在顿涅茨克地区(Donetsk Region)获得了Travoma。 他已经开始进行康复，现在触觉，Anai计划掌握计算机。正如乌克林福姆(Ukrinform)报道的那样，国家康复中心“牢不可破”的现代七台建筑物。(https://www.ukrinform.ua/rubric-regions/3694508-u-lvovi-vidkrili-sucasnij-korpus-nacionalnogo-reabilitacijnogo-centru-nezlamni.html)每年有10,000名乌克兰人能够提供帮助。</text:p>
      <text:p text:style-name="P4">
News Source: <text:a xlink:type="simple" xlink:href="https://www.ukrinform.ua/rubric-society/3726890-u-centri-nezlamni-startue-pilotnij-proekt-z-reabilitacii-ludej-aki-cerez-vijnu-vtratili-zir.html" text:style-name="Internet_20_link" text:visited-style-name="Visited_20_Internet_20_Link">
https://www.ukrinform.ua/rubric-society/3726890-u-centri-nezlamni-startue-pilotnij-proekt-z-reabilitacii-ludej-aki-cerez-vijnu-vtratili-zir.html</text:a>
</text:p>
      <!--NEWS-->
      <text:h text:style-name="P10" text:outline-level="1">
<text:span text:style-name="T4">
Google推出了有关机器学习人工智能的新免费课程</text:span>
</text:h>
      <text:p text:style-name="P4">
作者: Ukrinform (Person)</text:p>
      <text:p text:style-name="P4">
出版商: Укринформ (Organization)</text:p>
      <text:p text:style-name="P4">
出版时间: 2023-06-23T-19:04:00+03:00</text:p>
      <text:p text:style-name="P4">
修改时间: 2023-06-23T17:04:00+03:00</text:p>
      <text:p text:style-name="P4">
描述: Google的美国跨国公司推出了有关机器学习人工智能的新免费课程。  - 乌克林。</text:p>
      <text:p text:style-name="P4">
图片: ['<text:a xlink:type="simple" xlink:href="https://static.ukrinform.com/photos/2019_03/thumb_files/630_360_1553098741-454.jpg" text:style-name="Internet_20_link" text:visited-style-name="Visited_20_Internet_20_Link">
630_360_15530...</text:a>
']</text:p>
      <text:p text:style-name="P4">
标签: ['Google', 'Освіта', 'Технології', 'Штучний інтелект']</text:p>
      <text:p text:style-name="P4">
类型: Article</text:p>
      <!--METADATA-->
      <text:p text:style-name="P4">
<draw:frame draw:style-name="fr1" draw:name="Image43" text:anchor-type="as-char" svg:width="6.9236in" svg:height="3.956343in" draw:z-index="0">
<draw:image xlink:href="../Images/yкринформ/2023-06-23T-19-04-00-03-00/630_360_1553098741-454.jpg" xlink:type="simple" xlink:show="embed" xlink:actuate="onLoad" draw:mime-type="image/jpeg"/>
</draw:frame>
美国跨国公司将在机器学习的人工智能部分推出了新的免费课程。</text:p>
      <text:p text:style-name="P4">
关于它报告乌克林形式，参考<text:a xlink:type="simple" xlink:href="https://thedigital.gov.ua/news/bezoplatne-navchannya-machine-learning-dlya-ukraintsiv-google-zapuskae-onlayn-kurs-za-pidtrimki-mintsifri" text:style-name="Internet_20_link" text:visited-style-name="Visited_20_Internet_20_Link">
数字化转型部</text:a>
。</text:p>
      <text:p text:style-name="P4">
“ Google的新免费机器学习训练营课程是支持乌克兰开发人员的主要举措的一部分。 目的是帮助开发获得理论和实践知识，以寻求机器学习。 机器训练(机器学习)是[人工智能]部分(https://www.ukrinform.ua/tag-stucnij-intelekt)，它可以学习计算机自己执行不同的任务。”验证说。</text:p>
      <text:p text:style-name="P4">
值得注意的是，该课程将持续2个月 - 从2023年7月6日至9月6日。该计划针对ML专家以平均或更高水平的Tavelose英语了解Python。 大多数教育模块都是英语，但有些是在乌克兰人提供的。</text:p>
      <text:p text:style-name="P4">
在课程中，参与者将学习TensorFlow  - 深度学习最受欢迎的框架之一(深度学习)使用开放代码。</text:p>
      <text:p text:style-name="P4">
<text:span text:style-name="T4">
另请阅读：</text:span>
 <text:a xlink:type="simple" xlink:href="https://www.ukrinform.ua/rubric-technology/3722612-google-predstaviv-dvi-novi-funkcii-zi-stucnim-intelektom.html" text:style-name="Internet_20_link" text:visited-style-name="Visited_20_Internet_20_Link">
<text:span text:style-name="T4">
 Google </text:span>
通过人造替换提供了两个新功能</text:a>
注册后(<text:a xlink:type="simple" xlink:href="https://rsvp.withgoogle.com/events/ml-bootcamp-ukraine/home" text:style-name="Internet_20_link" text:visited-style-name="Visited_20_Internet_20_Link">
7月3日之前提供</text:a>
 )参与者将提供有关讲座，磁带研讨会的必要信息，可以访问该平台。 座位的数量有限-2,000人。</text:p>
      <text:p text:style-name="P4">
如<text:a xlink:type="simple" xlink:href="https://www.ukrinform.ua/rubric-technology/3704076-google-zapuskae-dla-ukrainciv-bezoplatnij-kurs-pro-stucnij-intelekt.html" text:style-name="Internet_20_link" text:visited-style-name="Visited_20_Internet_20_Link">
报道</text:a>
5月初，在数字化转型部的支持下，Google推出了免费的AI基础课程，以帮助乌克兰人发展使用人工智能方面的实践技能。</text:p>
      <text:p text:style-name="P4">
News Source: <text:a xlink:type="simple" xlink:href="https://www.ukrinform.ua/rubric-technology/3726866-google-zapuskae-novij-bezoplatnij-kurs-pro-rozdil-stucnogo-intelektu-machine-learning.html" text:style-name="Internet_20_link" text:visited-style-name="Visited_20_Internet_20_Link">
https://www.ukrinform.ua/rubric-technology/3726866-google-zapuskae-novij-bezoplatnij-kurs-pro-rozdil-stucnogo-intelektu-machine-learning.html</text:a>
</text:p>
      <!--NEWS-->
      <text:h text:style-name="P10" text:outline-level="1">
<text:span text:style-name="T4">
军队的JSC Avdiivka Directio Rusian炮击了Lastochkine，Avdiivka，Karlovka，Pervomaisk和...</text:span>
</text:h>
      <text:p text:style-name="P4">
作者: liveuamap (Language: en)</text:p>
      <text:p text:style-name="P4">
时间: 2023-06-23T-19:59:00</text:p>
      <text:p text:style-name="P4">
地点: Donetsk Oblast (Latitude:48.05915 Longtitude:37.5741)</text:p>
      <text:p text:style-name="P4">
视频: []</text:p>
      <text:p text:style-name="P4">
图片: []</text:p>
      <text:p text:style-name="P4">
标签: ["Russia"]</text:p>
      <text:p text:style-name="P4">
Id: 22571226</text:p>
      <!--METADATA-->
      <text:p text:style-name="P4">
在Avdiyivka方向，俄罗斯军队炮击了Lastochkyne，Avdiyivka，Karlivka，Pervomayske和Donetsk地区的Nevelske。 俄罗斯航空在Avdiyivka和Nevelske进行的 - 武装部队的武装部队在早上的报告中说</text:p>
      <text:p text:style-name="P4">
新闻集链接：<text:a xlink:type="simple" xlink:href="https：\/\/liveuamap.com \/en \/2023 \/23-June-at-at-at-avdiyivka-directionlection-Russian-army-army-shelled-lastochkyne" text:style-name="Internet_20_link" text:visited-style-name="Visited_20_Internet_20_Link">
https：\/\/liveuamap.com \/en \/2023 \/23-june-at-at-avdiyivka-direction-russian-army-army-army shelled-lastochkyne</text:a>
</text:p>
      <text:p text:style-name="P4">
News Source: <text:a xlink:type="simple" xlink:href="https://t.me/lumsrc/5168" text:style-name="Internet_20_link" text:visited-style-name="Visited_20_Internet_20_Link">
https://t.me/lumsrc/5168</text:a>
</text:p>
      <!--NEWS-->
      <text:h text:style-name="P10" text:outline-level="1">
<text:span text:style-name="T4">
NBU澄清了与银行的工作顺序，这些银行保留现金股</text:span>
</text:h>
      <text:p text:style-name="P4">
作者: Ukrinform (Person)</text:p>
      <text:p text:style-name="P4">
出版商: Укринформ (Organization)</text:p>
      <text:p text:style-name="P4">
出版时间: 2023-06-23T-21:59:00+03:00</text:p>
      <text:p text:style-name="P4">
修改时间: 2023-06-23T16:59:00+03:00</text:p>
      <text:p text:style-name="P4">
描述: 乌克兰国家银行已指定了与授权存储NBU现金储备并在特殊时期与他们进行交易的银行合作的程序。  - 乌克林。</text:p>
      <text:p text:style-name="P4">
图片: ['<text:a xlink:type="simple" xlink:href="https://static.ukrinform.com/photos/2023_06/thumb_files/630_360_1687527719-983.jpg" text:style-name="Internet_20_link" text:visited-style-name="Visited_20_Internet_20_Link">
630_360_16875...</text:a>
']</text:p>
      <text:p text:style-name="P4">
标签: ['Нацбанк', 'Готівка']</text:p>
      <text:p text:style-name="P4">
类型: Article</text:p>
      <!--METADATA-->
      <text:p text:style-name="P4">
<draw:frame draw:style-name="fr1" draw:name="Image44" text:anchor-type="as-char" svg:width="6.9236in" svg:height="3.956343in" draw:z-index="0">
<draw:image xlink:href="../Images/yкринформ/2023-06-23T-21-59-00-03-00/630_360_1687527719-983.jpg" xlink:type="simple" xlink:show="embed" xlink:actuate="onLoad" draw:mime-type="image/jpeg"/>
</draw:frame>
乌克兰国家银行已指定了与授权保存NBU现金库存并在特殊时期与他们进行运营的授权的银行合作的程序。</text:p>
      <text:p text:style-name="P4">
根据乌克林福姆的报道，它报告了<text:a xlink:type="simple" xlink:href="https://bank.gov.ua/ua/news/all/utochneno-poryadok-roboti-z-bankami-upovnovajenimi-na-zberigannya-zapasiv-gotivki-nbu-ta-provedennya-operatsiy-z-nimi-v-osobliviy-period" text:style-name="Internet_20_link" text:visited-style-name="Visited_20_Internet_20_Link">
NBU新闻服务</text:a>
消息写道：“这是由于需要考虑现金流通组织要求的实际方面以及在特殊时期内的Ubankiv系统的排放和现金运营的行为。”</text:p>
      <text:p text:style-name="P4">
特别是，监管机构有义务授权银行向国家银行提供有关单位高管列表的一定更新信息，这些单位高管列表符合指定职责的职责，负责将NBU现金保持在存储中贮存。 监管机构还确定了授权银行在控制钞票和硬币的控制方面的行动，用于存储并告知国家银行业与NBU现金库存在该地区存储，并确定与授权银行的互动命令，以免脱离连接以供授权银行进行互动授权银行“现金转盘的系统自动化(西米).</text:p>
      <text:p text:style-name="P4">
<text:span text:style-name="T4">
Читайте також:</text:span>
 <text:a xlink:type="simple" xlink:href="https://www.ukrinform.ua/rubric-economy/3726132-nbu-unormuvav-obmin-starih-i-znosenih-dolariv-ak-karatimut-porusnikiv.html" text:style-name="Internet_20_link" text:visited-style-name="Visited_20_Internet_20_Link">
 НБУ унормував обмін “старих” і “зношених” доларів: яккаратимуть порушників </text:a>
此外，国家银行已将签发许可的名称更改给为银行提供收款服务并进行运营的法人实体(根据《乌克兰法律法律》的修正案，由乌克兰法律“金融服务Tinanonic Companies”于2021年12月14日第1953-Ix号金融服务公司输入，这是从01年生效的 - 戈德2024).</text:p>
      <text:p text:style-name="P4">
Відповідні норми містить постанова Правління <text:a xlink:type="simple" xlink:href="https://www.ukrinform.ua/tag-nacbank" text:style-name="Internet_20_link" text:visited-style-name="Visited_20_Internet_20_Link">
 Національного банку</text:a>
日期为2023年6月21日，№79“对现金流通组织的变更以及在一个特殊时期内在银行系统中现金和现金交易的组织的变更进行了改进”，该法规于2022年6月24日生效。</text:p>
      <text:p text:style-name="P4">
<text:span text:style-name="T5">
foto：nbu</text:span>
</text:p>
      <text:p text:style-name="P4">
News Source: <text:a xlink:type="simple" xlink:href="https://www.ukrinform.ua/rubric-economy/3726872-nbu-utocniv-poradok-roboti-z-bankami-aki-zberigaut-jogo-zapasi-gotivki.html" text:style-name="Internet_20_link" text:visited-style-name="Visited_20_Internet_20_Link">
https://www.ukrinform.ua/rubric-economy/3726872-nbu-utocniv-poradok-roboti-z-bankami-aki-zberigaut-jogo-zapasi-gotivki.html</text:a>
</text:p>
      <!--NEWS-->
      <text:h text:style-name="P10" text:outline-level="1">
<text:span text:style-name="T4">
在玛丽卡（Maryinka）方向，俄罗斯军队炮击了Maksymilyanivka，Maryinka，Heorhiyivka，Pobyeda ...</text:span>
</text:h>
      <text:p text:style-name="P4">
作者: liveuamap (Language: en)</text:p>
      <text:p text:style-name="P4">
时间: 2023-06-23T-21:59:00</text:p>
      <text:p text:style-name="P4">
地点: Donets'ka oblast (Latitude:48.00738 Longtitude:37.50406)</text:p>
      <text:p text:style-name="P4">
视频: []</text:p>
      <text:p text:style-name="P4">
图片: []</text:p>
      <text:p text:style-name="P4">
标签: ["Russia"]</text:p>
      <text:p text:style-name="P4">
Id: 22571225</text:p>
      <!--METADATA-->
      <text:p text:style-name="P4">
在玛丽卡(Maryinka)方向，俄罗斯军队炮击了Maksymilyanivka，Maryinka，Heorhiyivka，Donetsk地区的Pobyeda。 俄罗斯航空进行了Airstrikesat Krasnohorivka，乌克兰武装部队的总参谋部在主题报告中说</text:p>
      <text:p text:style-name="P4">
新闻集链接：<text:a xlink:type="simple" xlink:href="https：\/\/liveuamap.com \/en \/2023 \/23-june-at-at-maryinka-directionlection-russian-army-army-shelled-maksymilyanivka" text:style-name="Internet_20_link" text:visited-style-name="Visited_20_Internet_20_Link">
https：\/\/liveuamap.com \/en \/2023 \/23-june-at-at-maryinka-directionlection-russian-army-army shelled-maksymilyanivka</text:a>
</text:p>
      <text:p text:style-name="P4">
News Source: <text:a xlink:type="simple" xlink:href="https://t.me/lumsrc/5169" text:style-name="Internet_20_link" text:visited-style-name="Visited_20_Internet_20_Link">
https://t.me/lumsrc/5169</text:a>
</text:p>
      <!--NEWS-->
      <text:h text:style-name="P10" text:outline-level="1">
<text:span text:style-name="T4">
在伊斯坦布尔，有“文化与战争”项目的介绍</text:span>
</text:h>
      <text:p text:style-name="P4">
作者: Ukrinform (Person)</text:p>
      <text:p text:style-name="P4">
出版商: Укринформ (Organization)</text:p>
      <text:p text:style-name="P4">
出版时间: 2023-06-23T-22:58:00+03:00</text:p>
      <text:p text:style-name="P4">
修改时间: 2023-06-23T16:58:00+03:00</text:p>
      <text:p text:style-name="P4">
描述: 在伊斯坦布尔，由协会“见乌克兰人”发起的复杂项目“文化与战争”进行了介绍。 2022年4月，为了解决和传达关于俄罗斯对乌克兰战争的真相，通过著名艺术家的斗争历史。  - 乌克林。</text:p>
      <text:p text:style-name="P4">
图片: ['<text:a xlink:type="simple" xlink:href="https://static.ukrinform.com/photos/2023_06/thumb_files/630_360_1687548111-236.jpg" text:style-name="Internet_20_link" text:visited-style-name="Visited_20_Internet_20_Link">
630_360_16875...</text:a>
']</text:p>
      <text:p text:style-name="P4">
标签: ['Консульство', 'Культура', 'Туреччина', 'Війна з Росією']</text:p>
      <text:p text:style-name="P4">
类型: Article</text:p>
      <!--METADATA-->
      <text:p text:style-name="P4">
<draw:frame draw:style-name="fr1" draw:name="Image45" text:anchor-type="as-char" svg:width="6.9236in" svg:height="3.956343in" draw:z-index="0">
<draw:image xlink:href="../Images/yкринформ/2023-06-23T-22-58-00-03-00/630_360_1687548111-236.jpg" xlink:type="simple" xlink:show="embed" xlink:actuate="onLoad" draw:mime-type="image/jpeg"/>
</draw:frame>
乌斯坦布尔(Ustanbul)发表了复杂项目“文化与战争”的介绍，该项目由协会“ Look ukrainian!”发起。 2022年4月，为了通过挣扎的艺术家的历史来解决并传达有关俄罗斯与乌克兰战争的真相。</text:p>
      <text:p text:style-name="P4">
关于它报告了乌克林福姆的所有者。</text:p>
      <text:p text:style-name="P4">
伊斯坦布尔的电影首映式“ VS战争文化”成功举行了!这些对乌克兰的全面支持的评论在向我们的团队表示最感谢后，我已经为该项目努力了一年以上!许多外国观众都为乌克兰预测的真相开放并增强了许多外国观众。支持“看起来乌克兰人!” Andriy Risole。</text:p>
      <text:p text:style-name="P4">
该项目的英雄是著名的艺术家，他们去了武装部队和文化人物，这些人被强加于积极的志愿活动。</text:p>
      <text:p text:style-name="P4">
“这很重要 - 展示去年发生的真实事件，这是偏见。 你(项目的创始人 -  _ ed._)他们向人们展示了他们昨天收集了整个体育场的人。卢米纳斯制作了被提名为奥斯卡提名的电影，正在拍摄的人，今天他们拿起武器来保护我们的土地。罗马·内德斯基(Roman Nedilsky)。</text:p>
      <text:p text:style-name="P4">
据他说，在乌克兰的艺术家捍卫摇摆的家园时，侵略者国家将其文化用作“武器”的宣传，但文明界的大多数国家都知道，今天的乌克兰不仅在保护自己，不仅保护自己，而且要保护自己它正在保护整个世界。</text:p>
      <text:p text:style-name="P4">
*!(https://www.ukrinform.ua/rubric-diaspora/3726163-genkonsul-zustrivsa-z-aktivistami-obednanna-ukrainciv-izmira.html)“非常好的电影，喜欢。 许多情绪，许多悲伤，很多痛苦，但仍然对胜利保持着一个很好的信念。 观看后，一切都将成为乌克兰。</text:p>
      <text:p text:style-name="P4">
“文化与战争”的目的是用乌克兰的文化人物创造一种假设的媒体产品，这些人物通过自己的特定附件和历史将使世界和乌克兰社区熟悉感官的价值观乌克兰文化，可帮助乌克兰人做值得抵抗。我们将提醒，在伊斯坦布尔的中部，离Taim和Prospestiklal地区不远<text:a xlink:type="simple" xlink:href="https://www.ukrinform.ua/rubric-diaspora/3720088-u-stambuli-vidbuvsa-miting-proti-ekocidu-akij-cinit-rosia-v-ukraini.html" text:style-name="Internet_20_link" text:visited-style-name="Visited_20_Internet_20_Link">
发生</text:a>
反对俄罗斯针对乌克兰的战争的集会，反对俄罗斯所遭到的反对，损害了俄罗斯的战争。</text:p>
      <text:p text:style-name="P4">
News Source: <text:a xlink:type="simple" xlink:href="https://www.ukrinform.ua/rubric-diaspora/3726847-u-stambuli-vidbulasa-prezentacia-proektu-kultura-vs-vijna.html" text:style-name="Internet_20_link" text:visited-style-name="Visited_20_Internet_20_Link">
https://www.ukrinform.ua/rubric-diaspora/3726847-u-stambuli-vidbulasa-prezentacia-proektu-kultura-vs-vijna.html</text:a>
</text:p>
      <!--NEWS-->
      <text:h text:style-name="P10" text:outline-level="1">
<text:span text:style-name="T4">
JSC Shakhtar Directio Rusian军队炮击Paraskovivka，Novomykhailivka，祝福...</text:span>
</text:h>
      <text:p text:style-name="P4">
作者: liveuamap (Language: en)</text:p>
      <text:p text:style-name="P4">
时间: 2023-06-23T-23:59:00</text:p>
      <text:p text:style-name="P4">
地点: Velyka Novosilka (Latitude:47.79697 Longtitude:36.81216)</text:p>
      <text:p text:style-name="P4">
视频: []</text:p>
      <text:p text:style-name="P4">
图片: []</text:p>
      <text:p text:style-name="P4">
标签: ["Russia"]</text:p>
      <text:p text:style-name="P4">
Id: 22571224</text:p>
      <!--METADATA-->
      <text:p text:style-name="P4">
在沙克塔克(Shakhtarske)方向，俄罗斯军队炮击了帕拉斯科维尔卡(Paraskoviyivka)，诺茨克地区的布拉霍达特(Blahodatne)。 俄罗斯航空在Zolotanyva，Velyka Novosilka和Blahodatne进行了空袭 - 库克兰武装部队的总参谋</text:p>
      <text:p text:style-name="P4">
新闻集链接：<text:a xlink:type="simple" xlink:href="https：\/\/liveuamap.com \/en \/2023 \/23-june-at-at-as-at-as-akhtarske-directionlectionlectionlection-army-army-army-army-shelled-paraskoviyivka" text:style-name="Internet_20_link" text:visited-style-name="Visited_20_Internet_20_Link">
https：\/\/liveuamap.com \/en \/2023 \/23-june-at-as-at-shakhtarske-tircection-russian-army-army-shelled-paraskoviyivka</text:a>
</text:p>
      <text:p text:style-name="P4">
News Source: <text:a xlink:type="simple" xlink:href="https://t.me/lumsrc/5170" text:style-name="Internet_20_link" text:visited-style-name="Visited_20_Internet_20_Link">
https://t.me/lumsrc/5170</text:a>
</text:p>
      <!--NEWS-->
      <text:h text:style-name="P10" text:outline-level="1">
<text:span text:style-name="T4">
由于乌克兰和世界被巩固，反对俄罗斯的侵略</text:span>
</text:h>
      <text:p text:style-name="P4">
作者: ['АРМІЯINFORM']</text:p>
      <text:p text:style-name="P4">
时间: 2023-06-23T-2:00:00-04:00</text:p>
      <text:p text:style-name="P4">
描述: 乌克兰-TSARPYSKIY Investiniy Bank Pers。他们说，与乌克兰的战争将在2022年与乌克兰进行战争，在不久的将来，乌克兰与乌克兰与乌克兰的战争，今天的乌克兰新闻，乌克兰的新闻，乌克兰媒体在俄罗斯的乌克兰新闻</text:p>
      <text:p text:style-name="P4">
图片: ['<text:a xlink:type="simple" xlink:href="https://armyinform.com.ua/wp-content/uploads/2022/09/golovna-37.jpg" text:style-name="Internet_20_link" text:visited-style-name="Visited_20_Internet_20_Link">
golovna-37.jpg</text:a>
']</text:p>
      <text:p text:style-name="P4">
标签: ['STOPRUSSIA', 'АГРЕСІЯ РФ', 'ВІЙНА', 'ВТОРГНЕННЯ РФ', 'СЛУЖБА ЗОВНІШНЬОЇ РОЗВІДКИ']</text:p>
      <text:p text:style-name="P4">
类别: News</text:p>
      <!--METADATA-->
      <text:p text:style-name="P4">
<draw:frame draw:style-name="fr1" draw:name="Image46" text:anchor-type="as-char" svg:width="6.9236in" svg:height="6.820353in" draw:z-index="0">
<draw:image xlink:href="../Images/AРМІЯINFORM/2023-06-23T-2-00-00-04-00/golovna-37.jpg" xlink:type="simple" xlink:show="embed" xlink:actuate="onLoad" draw:mime-type="image/jpeg"/>
</draw:frame>
乌克兰和欧洲投资银行在乌克兰修复项目中签署了一份对合作的理解备忘录，该备忘录为2023年的实施范围提供了8.4亿欧元的范围，以实施乌克兰基础设施的优先权。</text:p>
      <text:p text:style-name="P4">
法国将为今年的紧急重建提供另外4000万欧元的不可逆财政援助，并为平民需求做准备。 “我很高兴地注意到他(援助计划)法国外交大臣科隆(Colonne)说：“这将主要由赠款组成，不要给乌克兰的公共财政造成额外的压力。”</text:p>
      <text:p text:style-name="P4">
法国将为在乌克兰工作的投资者创造一种特殊的保险机制，以应对战争的风险。</text:p>
      <text:p text:style-name="P4">
英国总理里卡·斯纳克(Richa Snak)在伦敦乌克兰国防会议上宣布了向乌克兰提供新的经济援助，以及一项新的军事风险保险计划，以促进乌克兰。 包装将包括30亿美元的形式，以世界银行信贷的形式和2.4亿英镑(超过3亿美元)双边援助。 总理称，金融机构分别发挥了支持乌克兰经济的作用。 “ IMFD在未来四年的G7负债中将为150亿美元，其合作伙伴将分配1,150亿美元。 阿塔基(Ataki)机构作为EBRD，为支持增长提供了初始资金，这是在私营部门的领导下。” Risha Snak说。 他还宣布推出了一座新的英国 - 乌克兰技术桥梁，以促进投资和才能，支持绿色能源等。 总理报道了乌克兰商业紧凑型计划的开始，旨在促进乌克兰的恢复。 据他介绍，该项目已经习惯了来自38个国家的400多家公司。</text:p>
      <text:p text:style-name="P4">
英国已使用虚拟REERIAL宣布了新的培训(VR)适用于乌克兰水手。</text:p>
      <text:p text:style-name="P4">
英国总理里奇·桑纳克(Richa Sunak)宣布分配高达2.5亿英镑(约3.18亿美元)英国发展融资研究所的诺维斯资本。 超过一半的果园将针对人道主义支持，包括居住在前线的人。欧盟常设代表委员会已批准增加35亿欧洲和平基金，尤其是该基金也用于向乌克兰进行军事援助。</text:p>
      <text:p text:style-name="P4">
多年来为乌克兰提供的财政支持，多达500亿欧洲委员会建议创建一种单独的机制，以吸引资金，贷款，投资以及技术援助。</text:p>
      <text:p text:style-name="P4">
萨布丽娜·辛格(Sabrina Singh)的副发言人回应克里米亚(Crigea)，乌克兰人正在尽力而为，他们有机会继续推动俄罗斯人的战斗，并保持努力返回其主权领土。 同时，辛格报告说，乌克兰“将在北约加入之前有自己的方式”。</text:p>
      <text:p text:style-name="P4">
“我们知道战斗会很重。 我们知道这需要时间。 他们确定乌克兰人拥有所需的东西。 他们具有战斗力和残疾，可以成功进行反犯罪行动。</text:p>
      <text:p text:style-name="P4">
美国将分配820万美元，以支持来自乌克兰的难民，以帮助他们在捷克共和国。</text:p>
      <text:p text:style-name="P4">
2023年，德国将为乌克兰提供3.81亿欧元的人道主义援助。</text:p>
      <text:p text:style-name="P4">
资料来源：<text:a xlink:type="simple" xlink:href="https://www.facebook.com/photo.php" text:style-name="Internet_20_link" text:visited-style-name="Visited_20_Internet_20_Link">
外部情报服务</text:a>
</text:p>
      <text:p text:style-name="P4">
News Source: <text:a xlink:type="simple" xlink:href="https://armyinform.com.ua/2023/06/23/ukrayina-i-svit-proty-rosijskoyi-agresiyi-sluzhba-zovnishnoyi-rozvidky-2/" text:style-name="Internet_20_link" text:visited-style-name="Visited_20_Internet_20_Link">
https://armyinform.com.ua/2023/06/23/ukrayina-i-svit-proty-rosijskoyi-agresiyi-sluzhba-zovnishnoyi-rozvidky-2/</text:a>
</text:p>
      <!--NEWS-->
      <text:h text:style-name="P10" text:outline-level="1">
<text:span text:style-name="T4">
俄罗斯人在切尼希夫和苏米地区的边界开火了五倍</text:span>
</text:h>
      <text:p text:style-name="P4">
作者: Ukrinform (Person)</text:p>
      <text:p text:style-name="P4">
出版商: Укринформ (Organization)</text:p>
      <text:p text:style-name="P4">
出版时间: 2023-06-23T-2:57:00+03:00</text:p>
      <text:p text:style-name="P4">
修改时间: 2023-06-23T21:57:00+03:00</text:p>
      <text:p text:style-name="P4">
描述: 截至6月23日21:00，俄罗斯军队向切尔尼希夫和苏米地区的边界地区开火。  - 乌克林。</text:p>
      <text:p text:style-name="P4">
图片: ['<text:a xlink:type="simple" xlink:href="https://static.ukrinform.com/photos/2022_10/thumb_files/630_360_1667124180-530.jpg" text:style-name="Internet_20_link" text:visited-style-name="Visited_20_Internet_20_Link">
630_360_16671...</text:a>
']</text:p>
      <text:p text:style-name="P4">
标签: ['Обстріл', 'Сумщина', 'Чернігівщина', 'Війна з Росією']</text:p>
      <text:p text:style-name="P4">
类型: Article</text:p>
      <!--METADATA-->
      <text:p text:style-name="P4">
<draw:frame draw:style-name="fr1" draw:name="Image47" text:anchor-type="as-char" svg:width="6.9236in" svg:height="3.956343in" draw:z-index="0">
<draw:image xlink:href="../Images/yкринформ/2023-06-23T-2-57-00-03-00/630_360_1667124180-530.jpg" xlink:type="simple" xlink:show="embed" xlink:actuate="onLoad" draw:mime-type="image/jpeg"/>
</draw:frame>
截至6月23日21:00，切尼希夫和苏米地区的边境领土在9:00 pm被解雇。</text:p>
      <text:p text:style-name="P4">
根据乌克林福姆的说法，运营命令“北”报告<text:a xlink:type="simple" xlink:href="https://t.me/ok_pivnich1/3459" text:style-name="Internet_20_link" text:visited-style-name="Visited_20_Internet_20_Link">
电报</text:a>
。</text:p>
      <text:p text:style-name="P4">
在切尔尼希夫地区入侵者<text:a xlink:type="simple" xlink:href="https://www.ukrinform.ua/tag-obstril" text:style-name="Internet_20_link" text:visited-style-name="Visited_20_Internet_20_Link">
被解雇</text:a>
两个定居点。 特别是，从04：38到05:00 9命中率，可能是从120毫米的迫击炮(Karpovichi定居点)的120毫米。</text:p>
      <text:p text:style-name="P4">
从19:55到20:15，记录了8次命中，可能来自Mikhalchyna Sloboda地区的120毫米毫米分钟。</text:p>
      <text:p text:style-name="P4">
消息写道：“没有关于当地居民损失或对平民基础设施损害的信息。”</text:p>
      <text:p text:style-name="P4">
在苏米地区，俄罗斯人以三个定居点开火。 因此，从12:57到13：20，记录了7次命中，可能是在沙利吉(Shaligyne)地区的120毫米迫击炮中。</text:p>
      <text:p text:style-name="P4">
从13:05到13:10，在中间建造的定居点地区，可能有4次命中，可能是来自82毫米采矿。</text:p>
      <text:p text:style-name="P4">
从18:20到19:03记录了13次命中，可能是在Sosnivka地区的120毫米采矿中。</text:p>
      <text:p text:style-name="P4">
<text:span text:style-name="T4">
另请阅读：</text:span>
 <text:a xlink:type="simple" xlink:href="https://www.ukrinform.ua/rubric-ato/3726946-vnaslidok-obstrilu-dnipropetrovsini-e-poranenij.html" text:style-name="Internet_20_link" text:visited-style-name="Visited_20_Internet_20_Link">
由于<text:span text:style-name="T4">
炮击</text:span>
在Dnipropetrovsk地区受伤</text:a>
声明说：“没有关于当地人口的损失或对平民基础设施信息的损害。”</text:p>
      <text:p text:style-name="P4">
如[Ukrinform]报道(https://www.ukrinform.ua/rubric-regions/3726657-za-dobu-rosiani-atakuvali-desat-regioniv-ukraini-zvedenna-ova.html)，俄罗斯军队每天对乌克兰的10个地区发动袭击。</text:p>
      <text:p text:style-name="P4">
News Source: <text:a xlink:type="simple" xlink:href="https://www.ukrinform.ua/rubric-ato/3727000-rosiani-pat-raziv-obstrilali-prikordonna-cernigivsini-i-sumsini.html" text:style-name="Internet_20_link" text:visited-style-name="Visited_20_Internet_20_Link">
https://www.ukrinform.ua/rubric-ato/3727000-rosiani-pat-raziv-obstrilali-prikordonna-cernigivsini-i-sumsini.html</text:a>
</text:p>
      <!--NEWS-->
      <text:h text:style-name="P10" text:outline-level="1">
<text:span text:style-name="T4">
拯救乌克兰基金从俄罗斯返回了121名被盗的乌克兰儿童</text:span>
</text:h>
      <text:p text:style-name="P4">
作者: Ukrinform (Person)</text:p>
      <text:p text:style-name="P4">
出版商: Укринформ (Organization)</text:p>
      <text:p text:style-name="P4">
出版时间: 2023-06-23T-3:51:02+03:00</text:p>
      <text:p text:style-name="P4">
修改时间: 2023-06-23T21:51:02+03:00</text:p>
      <text:p text:style-name="P4">
描述: 萨沃克乌克兰慈善基金会（Save Ukraine Charitable Foundation）帮助返回了121名儿童，这些儿童被乌克兰领土的俄罗斯入侵者非法出口。  - 乌克林。</text:p>
      <text:p text:style-name="P4">
图片: ['<text:a xlink:type="simple" xlink:href="https://static.ukrinform.com/photos/2023_05/thumb_files/630_360_1685537728-468.jpg" text:style-name="Internet_20_link" text:visited-style-name="Visited_20_Internet_20_Link">
630_360_16855...</text:a>
']</text:p>
      <text:p text:style-name="P4">
标签: ['Депортація', 'Діти', 'Війна з Росією', 'Save Ukraine']</text:p>
      <text:p text:style-name="P4">
类型: Article</text:p>
      <!--METADATA-->
      <text:p text:style-name="P4">
<draw:frame draw:style-name="fr1" draw:name="Image48" text:anchor-type="as-char" svg:width="6.9236in" svg:height="3.956343in" draw:z-index="0">
<draw:image xlink:href="../Images/yкринформ/2023-06-23T-3-51-02-03-00/630_360_1685537728-468.jpg" xlink:type="simple" xlink:show="embed" xlink:actuate="onLoad" draw:mime-type="image/jpeg"/>
</draw:frame>
萨沃克乌克兰慈善基金会(Save Ukraine Charitable Foundation)帮助返回了121名被乌克兰领土俄罗斯入侵者出口的儿童。</text:p>
      <text:p text:style-name="P4">
Saveukraine副主席Dmitry Filipenko在向Ukrinform通讯员发表评论中说。</text:p>
      <text:p text:style-name="P4">
他说：“截至今天，我们已经返回了121个孩子。”</text:p>
      <text:p text:style-name="P4">
据菲利本科(Filipenko)称，在上次救援任务中，有可能从非法撤离乌克兰领土的孤儿院返回8个孩子。 他说：“我们已经确定了他们的位置，这要归功于以前返回的孩子。两周前，这八个孩子设法返回。我们现在正在提出他们所在的位置问题。”</text:p>
      <text:p text:style-name="P4">
据副主席萨维·乌克兰(Save Ukraine)称，其他返回的孩子至少是其中一个。 他补充说：“还将几个孩子送回父母。他们被送回了祖父母。”</text:p>
      <text:p text:style-name="P4">
<text:span text:style-name="T4">
另请阅读：</text:span>
 <text:a xlink:type="simple" xlink:href="https://www.ukrinform.ua/rubric-society/3717135-rosia-vidkidae-sprobi-insih-krain-stati-poserednikom-sodo-povernenna-ditej-mikola-kuleba.html" text:style-name="Internet_20_link" text:visited-style-name="Visited_20_Internet_20_Link">
俄罗斯拒绝其他国家成为调解人返回儿童的企图-Mykola Kuleb</text:a>
据菲利本科称，这些基金现在已经确定了19,667个被盗的俄罗斯，这一数字不断增加。 “这意味着我们知道他们的名字，名字和爱国主义，出生日期和大约位置。但是数字儿童有时更大，确切的人数确切的人数。许多孩子继续被俄罗斯绑架在被占领地区的俄罗斯绑架，” - 说他。</text:p>
      <text:p text:style-name="P4">
菲律宾指出，乌克兰政府在返回被驱逐的[儿童]的问题上不能直接与侵略者国家的当局合作(https://www.ukrinform.ua/tag-diti)，由于外交关系被摧毁，因此主要工作是由民间社会组织所承担的。 就拯救乌克兰而言，基金会通过“热线”和父母的指示在俄罗斯收到相关信息。 之后开始为父母或夹克或授权人员准备必要文件的过程(如果是孤儿院)前往RFTA返回孩子。</text:p>
      <text:p text:style-name="P4">
*!(https://www.ukrinform.ua/rubric-society/3726981-kraini-aki-mogli-b-dopomogti-povernuti-z-rf-deportovanih-ditej-ne-kvaplatsa-lubinec.html)</text:p>
      <text:p text:style-name="P4">
据他说，由于直接的汽车或与俄罗斯的其他联系即将到来，父母会经过邻近的起重机，到达俄罗斯的孩子们被确定的地方。 通常，这条路线可以超过4000公里。考虑到文件的准备，每个救援任务持续三周到一个月。</text:p>
      <text:p text:style-name="P4">
据菲利本科(Filipenko)称，返回一个孩子的费用约为4,000美元。 这就是为什么目前正在进行基金的原因。 在国外，一项积累资金的活动，以恢复被盗儿童的成长。</text:p>
      <text:p text:style-name="P4">
“俄罗斯人只给父母和所有经过适当装饰的医生给孩子。说拯救乌克兰代表。</text:p>
      <text:p text:style-name="P4">
据他说，俄罗斯一方一直试图防止返回乌克兰，并且随着国际刑事法院在逮捕的国际刑事法院在各种障碍的诉讼中，俄罗斯人的一部分只会增加。 乌克兰的代表说，所有被盗儿童及其证词的案件的数据尤其是将其进一步发送给ISS检察官办公室。</text:p>
      <text:p text:style-name="P4">
<text:span text:style-name="T4">
另请阅读：</text:span>
 <text:a xlink:type="simple" xlink:href="https://www.ukrinform.ua/rubric-society/3704815-ombudsmen-vvazae-so-misia-oon-mogla-bi-rozsukuvati-deportovanih-do-rf-ukrainskih-ditej.html" text:style-name="Internet_20_link" text:visited-style-name="Visited_20_Internet_20_Link">
监察员认为，联合国的使命可以寻找被驱逐到俄罗斯联邦的乌克兰儿童</text:a>
“俄罗斯人试图制造不同的障碍。例如，如果这是孩子的分配，他们正在寻找机会不考虑他并缺少孩子。我们有两个这样的情况几天，我们失去了有关其位置的信息：“即，他们从一个机构转移到另一个机构。我们试图确定他们现在的位置，” Filippenko说。</text:p>
      <text:p text:style-name="P4">
同时，他指出，玛丽亚·利维夫·贝洛娃(Maria Lviv-Belova)逮捕了普京和“儿童乌本”之后，他“通过”了一个想在乌克兰收养孩子的乌克兰男孩。</text:p>
      <text:p text:style-name="P4">
正如乌克林福姆报道的那样，<text:a xlink:type="simple" xlink:href="https://www.ukrinform.ua/rubric-society/3726915-u-vidni-vidkrilasa-vistavka-pro-deportaciu-rosieu-ukrainskih-ditej.html" text:style-name="Internet_20_link" text:visited-style-name="Visited_20_Internet_20_Link">
在奥地利首都开幕了“当时的儿童”</text:a>
这引起人们对乌克兰儿童的充分性，特别是由于俄罗斯侵略，尤其是他们对俄罗斯的不持续驱逐出境，并试图克里夫林改变自己的身份。</text:p>
      <text:p text:style-name="P4">
<text:a xlink:type="simple" xlink:href="https://static.ukrinform.com/photos/2023_06/1687535134-8548.jpeg" text:style-name="Internet_20_link" text:visited-style-name="Visited_20_Internet_20_Link">
 </text:a>
 <text:a xlink:type="simple" xlink:href="https://static.ukrinform.com/photos/2023_06/1687535134-8219.jpeg" text:style-name="Internet_20_link" text:visited-style-name="Visited_20_Internet_20_Link">
</text:a>
 <text:a xlink:type="simple" xlink:href="https://static.ukrinform.com/photos/2023_06/1687535134-1258.jpeg" text:style-name="Internet_20_link" text:visited-style-name="Visited_20_Internet_20_Link">
</text:a>
 <text:a xlink:type="simple" xlink:href="https://static.ukrinform.com/photos/2023_06/1687535134-4012.jpeg" text:style-name="Internet_20_link" text:visited-style-name="Visited_20_Internet_20_Link">
</text:a>
 <text:a xlink:type="simple" xlink:href="https://static.ukrinform.com/photos/2023_06/1687535134-5467.jpeg" text:style-name="Internet_20_link" text:visited-style-name="Visited_20_Internet_20_Link">
</text:a>
 <text:a xlink:type="simple" xlink:href="https://static.ukrinform.com/photos/2023_06/1687535134-4243.jpeg" text:style-name="Internet_20_link" text:visited-style-name="Visited_20_Internet_20_Link">
</text:a>
 <text:a xlink:type="simple" xlink:href="https://static.ukrinform.com/photos/2023_06/1687535135-9956.jpeg" text:style-name="Internet_20_link" text:visited-style-name="Visited_20_Internet_20_Link">
</text:a>
 <text:a xlink:type="simple" xlink:href="https://static.ukrinform.com/photos/2023_06/1687535135-1304.jpeg" text:style-name="Internet_20_link" text:visited-style-name="Visited_20_Internet_20_Link">
</text:a>
 <text:a xlink:type="simple" xlink:href="https://static.ukrinform.com/photos/2023_06/1687535135-3300.jpeg" text:style-name="Internet_20_link" text:visited-style-name="Visited_20_Internet_20_Link">
</text:a>
 <text:a xlink:type="simple" xlink:href="https://static.ukrinform.com/photos/2023_06/1687535135-1525.jpeg" text:style-name="Internet_20_link" text:visited-style-name="Visited_20_Internet_20_Link">
</text:a>
该活动由奥地利慈善组织Kleine Herzen共同组织(“小心”)以及苏联乌克兰慈善基金会，该基金会参与俄罗斯联邦返回乌克兰儿童。</text:p>
      <text:p text:style-name="P4">
News Source: <text:a xlink:type="simple" xlink:href="https://www.ukrinform.ua/rubric-society/3726998-fond-save-ukraine-povernuv-iz-rosii-121-vikradenu-ukrainsku-ditinu.html" text:style-name="Internet_20_link" text:visited-style-name="Visited_20_Internet_20_Link">
https://www.ukrinform.ua/rubric-society/3726998-fond-save-ukraine-povernuv-iz-rosii-121-vikradenu-ukrainsku-ditinu.html</text:a>
</text:p>
      <!--NEWS-->
      <text:h text:style-name="P10" text:outline-level="1">
<text:span text:style-name="T4">
澳大利亚将对MH17灾难的肇事者实施制裁</text:span>
</text:h>
      <text:p text:style-name="P4">
作者: Ukrinform (Person)</text:p>
      <text:p text:style-name="P4">
出版商: Укринформ (Organization)</text:p>
      <text:p text:style-name="P4">
出版时间: 2023-06-23T-4:50:00+03:00</text:p>
      <text:p text:style-name="P4">
修改时间: 2023-06-23T21:50:00+03:00</text:p>
      <text:p text:style-name="P4">
描述: 澳大利亚政府打算对乌克兰东部的天空施加新的制裁，这是一架MH17马来西亚航空公司的客机，该飞机正从阿姆斯特丹前往吉隆坡。  - 乌克林。</text:p>
      <text:p text:style-name="P4">
图片: ['<text:a xlink:type="simple" xlink:href="https://static.ukrinform.com/photos/2021_07/thumb_files/630_360_1626500509-893.jpg" text:style-name="Internet_20_link" text:visited-style-name="Visited_20_Internet_20_Link">
630_360_16265...</text:a>
']</text:p>
      <text:p text:style-name="P4">
标签: ['Австралія', 'MH17', 'Санкції', 'Росія']</text:p>
      <text:p text:style-name="P4">
类型: Article</text:p>
      <!--METADATA-->
      <text:p text:style-name="P4">
<draw:frame draw:style-name="fr1" draw:name="Image59" text:anchor-type="as-char" svg:width="6.9236in" svg:height="3.956343in" draw:z-index="0">
<draw:image xlink:href="../Images/yкринформ/2023-06-23T-4-50-00-03-00/630_360_1626500509-893.jpg" xlink:type="simple" xlink:show="embed" xlink:actuate="onLoad" draw:mime-type="image/jpeg"/>
</draw:frame>
市政府打算用一架MH17马来西亚航空公司的飞机在天空中对天空施加新的制裁，该飞机从阿姆斯特丹袭击到吉隆坡。</text:p>
      <text:p text:style-name="P4">
正如乌克林福姆报道的那样，它报道了<text:a xlink:type="simple" xlink:href="https://www.smh.com.au/politics/federal/australia-to-sanction-three-pro-russian-soldiers-over-mh17-tragedy-20230623-p5dj1y.html" text:style-name="Internet_20_link" text:visited-style-name="Visited_20_Internet_20_Link">
悉尼早晨先驱晨报</text:a>
。</text:p>
      <text:p text:style-name="P4">
两名被判犯有MH17Malaysia航空公司的罪犯 - 俄罗斯陆军上校将被申请给金融<text:a xlink:type="simple" xlink:href="https://www.ukrinform.ua/tag-sankcii" text:style-name="Internet_20_link" text:visited-style-name="Visited_20_Internet_20_Link">
制裁</text:a>
另外，他们正在建设澳大利亚。</text:p>
      <text:p text:style-name="P4">
澳大利亚外交部长潘妮·王(Penny Wong)正式宣布周六的制裁，其介绍是澳大利亚与教练和其他欧盟国家的密切合作造成的。</text:p>
      <text:p text:style-name="P4">
由制裁实施的两个人 - 俄罗斯公民塞尔吉亚杜宾斯基和乌克兰列昂尼德·赫坎科克的公民，去年11月，海牙法院在2014年在致命的777次乌克兰人的致命灾难中被判处海牙法院判处审判。</text:p>
      <text:p text:style-name="P4">
第三名人Sergei Muchkayev在海牙没有受到审判，他是俄罗斯军队穆斯塔尔旅的前司令，这使火箭弹击落了飞机。</text:p>
      <text:p text:style-name="P4">
制裁的实施将冻结这些人可以在澳大利亚保留的任何资产，并禁止他们前往该国。</text:p>
      <text:p text:style-name="P4">
<text:span text:style-name="T4">
另请阅读：</text:span>
 [联合国国际法院的俄罗斯拒绝证据<text:span text:style-name="T4">
 MH17 </text:span>
将其击倒”(https://www.ukrinform.ua/rubric-polytics/3720138-rosia-v-miznarodnomu-sudi-oon-vidkidae-dokazi-togo-so-mh17-zbiv-ii-buk.html)正如乌克林福姆(Ukrinform)报道的，联合调查小组(吉特)在2014年7月在顿涅茨克地区上方的天空中对MH17飞行的调查中，“有重大迹象表明俄罗斯联邦总统已决定向DNR战斗人员提供重型武器。</text:p>
      <text:p text:style-name="P4">
JIT还强调，MH17击败了俄罗斯山毛榉。</text:p>
      <text:p text:style-name="P4">
在2023年2月8日的新闻发布会上，记者介绍了音频档案，俄国人说所有关于供应“山毛榉”的决定都是由乌克兰的吸力做出的，即普京，以及普京和伊戈尔Plotnitsky的音频。联合调查组(吉特)她报告说，尽管事实是，在MH17飞行中涉及的多个播放信息被击落，但证据不足以引起新的法院迫害。</text:p>
      <text:p text:style-name="P4">
乘客波音777“马来西亚航空公司”在2014年7月17日在该地区暂时占领的部队中经营MH17 Zamterdam飞往吉隆坡的飞行。 班轮上有15名机组人员的283名乘客，他们全部被杀。</text:p>
      <text:p text:style-name="P4">
News Source: <text:a xlink:type="simple" xlink:href="https://www.ukrinform.ua/rubric-world/3726997-avstralia-zaprovadit-sankcii-proti-vinnih-u-katastrofi-mh17.html" text:style-name="Internet_20_link" text:visited-style-name="Visited_20_Internet_20_Link">
https://www.ukrinform.ua/rubric-world/3726997-avstralia-zaprovadit-sankcii-proti-vinnih-u-katastrofi-mh17.html</text:a>
</text:p>
      <!--NEWS-->
      <text:h text:style-name="P10" text:outline-level="1">
<text:span text:style-name="T4">
在佐治亚州，该国最大的音乐节开始</text:span>
</text:h>
      <text:p text:style-name="P4">
作者: Ukrinform (Person)</text:p>
      <text:p text:style-name="P4">
出版商: Укринформ (Organization)</text:p>
      <text:p text:style-name="P4">
出版时间: 2023-06-23T-5:45:00+03:00</text:p>
      <text:p text:style-name="P4">
修改时间: 2023-06-23T21:45:00+03:00</text:p>
      <text:p text:style-name="P4">
描述: 在佐治亚州的首都，第比利斯于周五开始了最大的名为第比利斯露天的音乐节。  - 乌克林。</text:p>
      <text:p text:style-name="P4">
图片: ['<text:a xlink:type="simple" xlink:href="https://static.ukrinform.com/photos/2019_01/thumb_files/630_360_1548411970-259.jpg" text:style-name="Internet_20_link" text:visited-style-name="Visited_20_Internet_20_Link">
630_360_15484...</text:a>
']</text:p>
      <text:p text:style-name="P4">
标签: ['Фестиваль', 'Грузія', 'Музика']</text:p>
      <text:p text:style-name="P4">
类型: Article</text:p>
      <!--METADATA-->
      <text:p text:style-name="P4">
<draw:frame draw:style-name="fr1" draw:name="Image60" text:anchor-type="as-char" svg:width="6.9236in" svg:height="3.956343in" draw:z-index="0">
<draw:image xlink:href="../Images/yкринформ/2023-06-23T-5-45-00-03-00/630_360_1548411970-259.jpg" xlink:type="simple" xlink:show="embed" xlink:actuate="onLoad" draw:mime-type="image/jpeg"/>
</draw:frame>
星期五，第比利斯(Tbilisi)于周五在第比利斯(Tbilisi)的露天下开始了最大的音乐节。</text:p>
      <text:p text:style-name="P4">
如报道<text:a xlink:type="simple" xlink:href="https://www.ekhokavkaza.com/a/32472432.html" text:style-name="Internet_20_link" text:visited-style-name="Visited_20_Internet_20_Link">
乌克林福姆</text:a>
报道了高加索的回声。</text:p>
      <text:p text:style-name="P4">
音乐活动将在Lisi Wonderland网站上举行，将持续三天。</text:p>
      <text:p text:style-name="P4">
今年乔治亚节节的特别嘉宾包括英国专家汤姆·奥德尔(Tom Odll)，冰岛摇滚乐队Kaleo，德国乐队Moderat Tanimetsky DJ Ben Klok。 通常，<text:a xlink:type="simple" xlink:href="https://www.ukrinform.ua/tag-muzika" text:style-name="Internet_20_link" text:visited-style-name="Visited_20_Internet_20_Link">
音乐剧</text:a>
有60多位艺术家应采取行动。</text:p>
      <text:p text:style-name="P4">
第一次露天节首次在2009年在第比利斯举行。 音乐活动被认为是该地区最大的音乐活动。</text:p>
      <text:p text:style-name="P4">
<text:span text:style-name="T4">
另请阅读：</text:span>
 <text:a xlink:type="simple" xlink:href="https://www.ukrinform.ua/rubric-diaspora/3726311-na-litfestivali-u-berlini-predstavlat-muzicnij-albom-zadana-ta-gurzi-fokstroti.html" text:style-name="Internet_20_link" text:visited-style-name="Visited_20_Internet_20_Link">
在柏林的亮点上，将在乌克兰诗人的诗歌上介绍<text:span text:style-name="T4">
音乐剧</text:span>
专辑“ foxtrot”</text:a>
如[Ukrinform]报道(https://www.ukrinform.ua/rubric-culture/3714652-v-avstralijskomu-sidnei-rozpocavsa-soricnij-festival-vivid-sydney.html)在澳大利亚悉尼，举行了一年一度的光明，艺术和文化节，称为生动悉尼，这是南半球最大的活动。</text:p>
      <text:p text:style-name="P4">
生动的悉尼持续了23天，在此期间，在一个8.5公里的照明巷子里展示了50个照明装置和3D投影。 现场音乐和餐馆的表演也在放弃。</text:p>
      <text:p text:style-name="P4">
News Source: <text:a xlink:type="simple" xlink:href="https://www.ukrinform.ua/rubric-culture/3726995-u-gruzii-startuvav-najmasstabnisij-v-kraini-muzicnij-festival.html" text:style-name="Internet_20_link" text:visited-style-name="Visited_20_Internet_20_Link">
https://www.ukrinform.ua/rubric-culture/3726995-u-gruzii-startuvav-najmasstabnisij-v-kraini-muzicnij-festival.html</text:a>
</text:p>
      <!--NEWS-->
      <text:h text:style-name="P10" text:outline-level="1">
<text:span text:style-name="T4">
KSCA忽略了检察官以100万hryvnias为代价的文件请求</text:span>
</text:h>
      <text:p text:style-name="P4">
作者: Ukrinform (Person)</text:p>
      <text:p text:style-name="P4">
出版商: Укринформ (Organization)</text:p>
      <text:p text:style-name="P4">
出版时间: 2023-06-23T-6:41:00+03:00</text:p>
      <text:p text:style-name="P4">
修改时间: 2023-06-23T21:41:00+03:00</text:p>
      <text:p text:style-name="P4">
描述: 基辅市政府部门忽略了有关提供有关刑事诉讼中有关文件的调查请求。  - 乌克林。</text:p>
      <text:p text:style-name="P4">
图片: ['<text:a xlink:type="simple" xlink:href="https://static.ukrinform.com/photos/2018_03/thumb_files/630_360_1521195393-4177.jpg" text:style-name="Internet_20_link" text:visited-style-name="Visited_20_Internet_20_Link">
630_360_15211...</text:a>
']</text:p>
      <text:p text:style-name="P4">
标签: ['КМДА', 'Прокуратура', 'Ремонт', 'Асфальт']</text:p>
      <text:p text:style-name="P4">
类型: Article</text:p>
      <!--METADATA-->
      <text:p text:style-name="P4">
<draw:frame draw:style-name="fr1" draw:name="Image61" text:anchor-type="as-char" svg:width="6.9236in" svg:height="3.956343in" draw:z-index="0">
<draw:image xlink:href="../Images/yкринформ/2023-06-23T-6-41-00-03-00/630_360_1521195393-4177.jpg" xlink:type="simple" xlink:show="embed" xlink:actuate="onLoad" draw:mime-type="image/jpeg"/>
</draw:frame>
基辅市政府部门的部门忽略了在刑事诉讼中相关的文件的收到。</text:p>
      <text:p text:style-name="P4">
根据乌克林福姆的说法，基辅城市检察官办公室报告<text:a xlink:type="simple" xlink:href="https://t.me/kyiv_pro_office/2067" text:style-name="Internet_20_link" text:visited-style-name="Visited_20_Internet_20_Link">
Telegram</text:a>
。</text:p>
      <text:p text:style-name="P4">
“今天，检察官办公室程序领导的调查人员将KSSCA住房和公共基础设施部主管告知了盈利，并进行了100万个预算资金的民意调查，以供个人人行道和公路的发展， “  - 消息读取。</text:p>
      <text:p text:style-name="P4">
<text:span text:style-name="T4">
另请阅读：</text:span>
 <text:span text:style-name="T4">
 <text:a xlink:type="simple" xlink:href="https://www.ukrinform.ua/rubric-kyiv/3726843-direktorovi-se-odnogo-departamentu-kmda-povidomili-pro-pidozru.html" text:style-name="Internet_20_link" text:visited-style-name="Visited_20_Internet_20_Link">
另一家KSCA部门的主任报告了促血管病</text:a>
</text:span>
</text:p>
      <text:p text:style-name="P4">
检察官办公室指出，刑事犯罪造成的损失通过对专家参与专业知识的工作进行检查证实。</text:p>
      <text:p text:style-name="P4">
“这也是一个事实，截至今天，人行道和高速公路工作的承包商尚未进行。 同时官方网站<text:span text:style-name="T4">
 <text:a xlink:type="simple" xlink:href="https://www.ukrinform.ua/tag-kmda" text:style-name="Internet_20_link" text:visited-style-name="Visited_20_Internet_20_Link">
KSCA</text:a>
</text:span>
报告说，冲突和沥青的工作正在进行中。 这看起来很奇怪，因为tabeet资金签署给部门签署的怀疑报告中提到的激活作品已于2022年12月完全转移。”</text:p>
      <text:p text:style-name="P4">
<text:span text:style-name="T4">
另请阅读：</text:span>
 <text:span text:style-name="T4">
 <text:a xlink:type="simple" xlink:href="https://www.ukrinform.ua/rubric-kyiv/3726347-arestovanomu-u-spravi-pro-zakrite-ukritta-cinovniku-kmda-ogolosili-se-odnu-pidozru.html" text:style-name="Internet_20_link" text:visited-style-name="Visited_20_Internet_20_Link">
在封闭的庇护所中逮捕了官员宣布另一种怀疑</text:a>
</text:span>
</text:p>
      <text:p text:style-name="P4">
检察官办公室指出，“目前尚不清楚城市当局(不供应调查文件)明确地指出，据称该专业知识是“没有正确研究预计的视觉检查文件”，而是进行了专业知识。这不是真的。”</text:p>
      <text:p text:style-name="P4">
该部门还指出，关于涉嫌协助调查的陈述，并在刑事诉讼中提供了对所有要求的文件的访问权限，其中KSCA人员被告知怀疑，只保留了陈述。<text:span text:style-name="T4">
另请阅读：</text:span>
 <text:span text:style-name="T4">
 <text:a xlink:type="simple" xlink:href="https://www.ukrinform.ua/rubric-kyiv/3724962-u-kmda-sprostuvali-informaciu-pro-grafiki-cerguvan-uciteliv-u-skilnih-ukrittah.html" text:style-name="Internet_20_link" text:visited-style-name="Visited_20_Internet_20_Link">
在KSCA中，有关学校庇护所的值班教师时间表的信息</text:a>
</text:span>
</text:p>
      <text:p text:style-name="P4">
正如检察官办公室所报告的那样，这些文件的收到只有在执法机构提出适当请愿书向法院提出上诉后才有可能。</text:p>
      <text:p text:style-name="P4">
正如乌克林福姆报道的那样，6月23日，基辅市政府住房和公共基础设施局长(https://www.ukrinform.ua/rubric-kyiv/3726843-direktorovi-se-odnogo-departamentu-kmda-povidomili-pro-pidozru.html)** _关于人行道的恢复。</text:p>
      <text:p text:style-name="P4">
KSCA回应了该部门对预算簿的怀疑，并指出，到目前为止，所有带有项目的必要工程机器人都已完成，因此为当地人提供了供水。 但是，在领土上的改进和沥青方面的工作仍在继续，因此表演者工作的金钱尚未转移。</text:p>
      <text:p text:style-name="P4">
News Source: <text:a xlink:type="simple" xlink:href="https://www.ukrinform.ua/rubric-kyiv/3726993-v-kmda-proignoruvali-zapiti-prokuraturi-sodo-dokumentiv-za-faktom-roztrati-miljona-griven.html" text:style-name="Internet_20_link" text:visited-style-name="Visited_20_Internet_20_Link">
https://www.ukrinform.ua/rubric-kyiv/3726993-v-kmda-proignoruvali-zapiti-prokuraturi-sodo-dokumentiv-za-faktom-roztrati-miljona-griven.html</text:a>
</text:p>
      <!--NEWS-->
      <text:h text:style-name="P10" text:outline-level="1">
<text:span text:style-name="T4">
欧盟打电话给亚美尼亚和阿塞拜疆，以减轻紧张和降低</text:span>
</text:h>
      <text:p text:style-name="P4">
作者: Ukrinform (Person)</text:p>
      <text:p text:style-name="P4">
出版商: Укринформ (Organization)</text:p>
      <text:p text:style-name="P4">
出版时间: 2023-06-23T-7:39:00+03:00</text:p>
      <text:p text:style-name="P4">
修改时间: 2023-06-23T21:39:00+03:00</text:p>
      <text:p text:style-name="P4">
描述: 欧洲联盟监视了亚美尼亚和阿塞拜疆之间日益增长的紧张关系，并邀请双方找到相互接受的决定的决定。  - 乌克林。</text:p>
      <text:p text:style-name="P4">
图片: ['<text:a xlink:type="simple" xlink:href="https://static.ukrinform.com/photos/2020_10/thumb_files/630_360_1603365429-408.jpg" text:style-name="Internet_20_link" text:visited-style-name="Visited_20_Internet_20_Link">
630_360_16033...</text:a>
']</text:p>
      <text:p text:style-name="P4">
标签: ['Азербайджан', 'Євросоюз', 'Нагірний Карабах', 'Вірменія']</text:p>
      <text:p text:style-name="P4">
类型: Article</text:p>
      <!--METADATA-->
      <text:p text:style-name="P4">
<draw:frame draw:style-name="fr1" draw:name="Image62" text:anchor-type="as-char" svg:width="6.9236in" svg:height="3.956343in" draw:z-index="0">
<draw:image xlink:href="../Images/yкринформ/2023-06-23T-7-39-00-03-00/630_360_1603365429-408.jpg" xlink:type="simple" xlink:show="embed" xlink:actuate="onLoad" draw:mime-type="image/jpeg"/>
</draw:frame>
欧盟仔细监视亚美尼亚和阿塞拜疆之间日益增长的紧张局势，并邀请双方寻找相互可接受的降级。</text:p>
      <text:p text:style-name="P4">
根据乌克林福姆的说法，这在欧盟发言人的声明中说明了这一点，该声明发表在<text:a xlink:type="simple" xlink:href="https://www.eeas.europa.eu/eeas/armeniaazerbaijan-statement-spokesperson-growing-tensions_en" text:style-name="Internet_20_link" text:visited-style-name="Visited_20_Internet_20_Link">
欧洲外国行动局的地点</text:a>
.</text:p>
      <text:p text:style-name="P4">
«ЄС уважно слідкує за зростаючою напругою між Азербайджаном та Вірменією, щовідбувається протягом кількох минулих тижнів, коли щоденно надходятьповідомлення про інциденти зі <text:a xlink:type="simple" xlink:href="https://www.ukrinform.ua/tag-strilanina" text:style-name="Internet_20_link" text:visited-style-name="Visited_20_Internet_20_Link">
 стрільбою </text:a>
除了在卡拉巴赫(Karabakh)的接触线上的整数外，沿着这些国家的国际边界。 自6月15日以来一直引入的Lachynsky Coridor几乎完全的封锁非常令人不安。 它直接受到当地人口的威胁，并引起人们对概念性人道主义危机的严重恐惧。”该文件写道。</text:p>
      <text:p text:style-name="P4">
据这位女发言人称，由于高级欧盟举行的一系列会议，继续在最高的政治层面上努力，以帮助缓解这种紧张局势并找到相互接受的解决方案。</text:p>
      <text:p text:style-name="P4">
*!(https://www.ukrinform.ua/rubric-world/3718291-u-virmenii-zaavili-pro-mozlivist-miru-z-azerbajdzanom-vze-do-kinca-roku.html)据报道，过去30年中，亚美尼亚和阿塞拜疆两次为纳戈尔尼卡拉巴赫而战。 在2020年发生大规模冲突之后，巴库特·埃里万(Bakut Yerevan)陷入了休战，经常被指控单身。 欧盟努力通过当事方的主权和领土完整来寻找和平解决冲突。</text:p>
      <text:p text:style-name="P4">
News Source: <text:a xlink:type="simple" xlink:href="https://www.ukrinform.ua/rubric-world/3726992-evrosouz-zaklikae-virmeniu-j-azerbajdzan-do-znizenna-naprugi-ta-deeskalacii.html" text:style-name="Internet_20_link" text:visited-style-name="Visited_20_Internet_20_Link">
https://www.ukrinform.ua/rubric-world/3726992-evrosouz-zaklikae-virmeniu-j-azerbajdzan-do-znizenna-naprugi-ta-deeskalacii.html</text:a>
</text:p>
      <!--NEWS-->
      <text:h text:style-name="P10" text:outline-level="1">
<text:span text:style-name="T4">
Shepelev在三级比赛中赢得了欧洲奥运会的“铜牌”</text:span>
</text:h>
      <text:p text:style-name="P4">
作者: Ukrinform (Person)</text:p>
      <text:p text:style-name="P4">
出版商: Укринформ (Organization)</text:p>
      <text:p text:style-name="P4">
出版时间: 2023-06-23T-8:38:08+03:00</text:p>
      <text:p text:style-name="P4">
修改时间: 2023-06-23T21:38:08+03:00</text:p>
      <text:p text:style-name="P4">
描述: 乌克兰田径运动的第一枚奖牌。  - 乌克林。</text:p>
      <text:p text:style-name="P4">
图片: ['<text:a xlink:type="simple" xlink:href="https://static.ukrinform.com/photos/2023_06/thumb_files/630_360_1687545403-886.jpg" text:style-name="Internet_20_link" text:visited-style-name="Visited_20_Internet_20_Link">
630_360_16875...</text:a>
']</text:p>
      <text:p text:style-name="P4">
标签: ['Легка атлетика', 'Європейські ігри']</text:p>
      <text:p text:style-name="P4">
类型: Article</text:p>
      <!--METADATA-->
      <text:p text:style-name="P4">
<draw:frame draw:style-name="fr1" draw:name="Image63" text:anchor-type="as-char" svg:width="6.9236in" svg:height="3.956343in" draw:z-index="0">
<draw:image xlink:href="../Images/yкринформ/2023-06-23T-8-38-08-03-00/630_360_1687545403-886.jpg" xlink:type="simple" xlink:show="embed" xlink:actuate="onLoad" draw:mime-type="image/jpeg"/>
</draw:frame>
乌克兰田径运动的第一场。</text:p>
      <text:p text:style-name="P4">
乌克兰法姆报道，乌克兰运动员弗拉迪斯拉夫·谢佩勒夫(Vladislav Shepelev)在三级跳远中成为2023年欧洲奥运会的铜牌获得者。</text:p>
      <text:p text:style-name="P4">
Shepelev获得了最后的第三名，其结果为16.67 m。“黄金”到达了Tobia Bokki(16,84)，银 - 土耳其人时代(16,71).</text:p>
      <text:p text:style-name="P4">
Зазначимо, що медалісти з легкої атлетики на Європейських іграх визначаютьсяза підсумками виступів спортсменів у трьох дивізіонах командного чемпіонатуЄвропи.</text:p>
      <text:p text:style-name="P4">
Це перша медаль збірної України з легкої атлетики на Європейських іграх.</text:p>
      <text:p text:style-name="P4">
<text:span text:style-name="T4">
Читайте також:</text:span>
 <text:a xlink:type="simple" xlink:href="https://www.ukrinform.ua/rubric-sports/3726152-legkoatlet-vladislav-sepelev-u-sektori-vdalosa-vse-i-navit-triski-bilse.html" text:style-name="Internet_20_link" text:visited-style-name="Visited_20_Internet_20_Link">
 Легкоатлет Владислав Шепелєв: У секторі вдалося все інавіть трішки більше </text:a>
正如乌克林福姆报道的那样，“蓝色和黄色”在第二个部门矿中排名第二，回到了欧洲队冠军的精英师。</text:p>
      <text:p text:style-name="P4">
照片：noc-ukr.org</text:p>
      <text:p text:style-name="P4">
News Source: <text:a xlink:type="simple" xlink:href="https://www.ukrinform.ua/rubric-sports/3726991-sepelev-zdobuv-bronzu-evropejskih-igor-u-potrijnomu-stribku.html" text:style-name="Internet_20_link" text:visited-style-name="Visited_20_Internet_20_Link">
https://www.ukrinform.ua/rubric-sports/3726991-sepelev-zdobuv-bronzu-evropejskih-igor-u-potrijnomu-stribku.html</text:a>
</text:p>
      <!--NEWS-->
      <text:h text:style-name="P10" text:outline-level="1">
<text:span text:style-name="T4">
3x3篮球女子篮球队无法参加欧洲奥运会季后赛</text:span>
</text:h>
      <text:p text:style-name="P4">
作者: Ukrinform (Person)</text:p>
      <text:p text:style-name="P4">
出版商: Укринформ (Organization)</text:p>
      <text:p text:style-name="P4">
出版时间: 2023-06-23T-9:29:00+03:00</text:p>
      <text:p text:style-name="P4">
修改时间: 2023-06-23T21:29:00+03:00</text:p>
      <text:p text:style-name="P4">
描述: 乌克兰人在该小组中排名第三。  - 乌克林。</text:p>
      <text:p text:style-name="P4">
图片: ['<text:a xlink:type="simple" xlink:href="https://static.ukrinform.com/photos/2023_06/thumb_files/630_360_1687544791-253.jpg" text:style-name="Internet_20_link" text:visited-style-name="Visited_20_Internet_20_Link">
630_360_16875...</text:a>
']</text:p>
      <text:p text:style-name="P4">
标签: ['Баскетбол', 'Європейські ігри']</text:p>
      <text:p text:style-name="P4">
类型: Article</text:p>
      <!--METADATA-->
      <text:p text:style-name="P4">
<draw:frame draw:style-name="fr1" draw:name="Image64" text:anchor-type="as-char" svg:width="6.9236in" svg:height="3.956343in" draw:z-index="0">
<draw:image xlink:href="../Images/yкринформ/2023-06-23T-9-29-00-03-00/630_360_1687544791-253.jpg" xlink:type="simple" xlink:show="embed" xlink:actuate="onLoad" draw:mime-type="image/jpeg"/>
</draw:frame>
乌克兰主义者在该小组中排名第三。</text:p>
      <text:p text:style-name="P4">
这支3x3篮球女子篮球队已经完成了在乌克林福姆(Ukrinform)在克拉科夫(Krakow)举行的2023年欧洲运动会上的表现。</text:p>
      <text:p text:style-name="P4">
乌克兰人在小组赛之后的三个国家队中排名第三，赢得了一场胜利，但乌克兰让位于波兰。</text:p>
      <text:p text:style-name="P4">
乌克兰人开始击败波兰-19:16。 在第二场比赛中，乌克兰队失去了爱沙尼亚(13:14)，最后 - 立陶宛(14:21).</text:p>
      <text:p text:style-name="P4">
<text:span text:style-name="T4">
Читайте також:</text:span>
 <text:a xlink:type="simple" xlink:href="https://www.ukrinform.ua/rubric-sports/3726633-zbirna-ukraini-z-basketbolu-3h3-provela-dva-matci-na-evropejskih-igrah.html" text:style-name="Internet_20_link" text:visited-style-name="Visited_20_Internet_20_Link">
 Збірна України з <text:span text:style-name="T4">
баскетбол</text:span>
 у 3х3 провела два матчі наЄвропейських іграх </text:a>
从小组到四分之一决赛，立陶宛和波兰国家队。</text:p>
      <text:p text:style-name="P4">
照片：noc-ukr.org</text:p>
      <text:p text:style-name="P4">
News Source: <text:a xlink:type="simple" xlink:href="https://www.ukrinform.ua/rubric-sports/3726988-zinoca-zbirna-ukraini-z-basketbolu-3h3-ne-zmogla-vijti-v-plejof-evropejskih-igor.html" text:style-name="Internet_20_link" text:visited-style-name="Visited_20_Internet_20_Link">
https://www.ukrinform.ua/rubric-sports/3726988-zinoca-zbirna-ukraini-z-basketbolu-3h3-ne-zmogla-vijti-v-plejof-evropejskih-igor.html</text:a>
</text:p>
      <!--NEWS-->
      <text:h text:style-name="P10" text:outline-level="1">
<text:span text:style-name="T4">
乌克兰防空击落了13枚俄罗斯巡航导弹</text:span>
</text:h>
      <text:p text:style-name="P4">
作者: liveuamap (Language: en)</text:p>
      <text:p text:style-name="P4">
时间: 2023-06-23T00:46:57</text:p>
      <text:p text:style-name="P4">
地点: Khmelnitsky (Latitude:49.43966 Longtitude:26.96405)</text:p>
      <text:p text:style-name="P4">
视频: []</text:p>
      <text:p text:style-name="P4">
图片: ["<text:a xlink:type="simple" xlink:href="https://liveuamap.com/pics/2023/06/23/22571114_0.jpg" text:style-name="Internet_20_link" text:visited-style-name="Visited_20_Internet_20_Link">
22571114_0.jpg</text:a>
"]</text:p>
      <text:p text:style-name="P4">
标签: ["Europe", "Central and Eastern Europe"]</text:p>
      <text:p text:style-name="P4">
Id: 22571114</text:p>
      <!--METADATA-->
      <text:p text:style-name="P4">
乌克兰防空击落了13枚俄罗斯巡航导弹</text:p>
      <text:p text:style-name="P4">
<draw:frame draw:style-name="fr1" draw:name="Image65" text:anchor-type="as-char" svg:width="6.9236in" svg:height="6.9236in" draw:z-index="0">
<draw:image xlink:href="../Images/liveuamap/2023-06-23T00-46-57/22571114_0.jpg" xlink:type="simple" xlink:show="embed" xlink:actuate="onLoad" draw:mime-type="image/jpeg"/>
</draw:frame>
新闻集链接：<text:a xlink:type="simple" xlink:href="https：\/\/liveuamap.com \/en \/2023 \/23-June-ukrainian-air-defense-wefens-thot-shot-shot-down-down-down-13俄罗斯 - 俄罗斯 - 俄罗斯 -" text:style-name="Internet_20_link" text:visited-style-name="Visited_20_Internet_20_Link">
https：\/\/liveuamap.com \/en \/2023 \/23-6-June-ukrainian-air-defense-defense-shot-shot-shot-down-down-down-13-russian-cruise</text:a>
</text:p>
      <text:p text:style-name="P4">
News Source: <text:a xlink:type="simple" xlink:href="https://t.me/kpszsu/2776" text:style-name="Internet_20_link" text:visited-style-name="Visited_20_Internet_20_Link">
https://t.me/kpszsu/2776</text:a>
</text:p>
      <!--NEWS-->
      <text:h text:style-name="P10" text:outline-level="1">
<text:span text:style-name="T4">
据报道，爆炸是今天早上在Mariupol港口附近的爆炸</text:span>
</text:h>
      <text:p text:style-name="P4">
作者: liveuamap (Language: en)</text:p>
      <text:p text:style-name="P4">
时间: 2023-06-23T00:48:54</text:p>
      <text:p text:style-name="P4">
地点: Mariupol', Donetsk Oblast (Latitude:47.05609 Longtitude:37.49805)</text:p>
      <text:p text:style-name="P4">
视频: []</text:p>
      <text:p text:style-name="P4">
图片: []</text:p>
      <text:p text:style-name="P4">
标签: []</text:p>
      <text:p text:style-name="P4">
Id: 22571115</text:p>
      <!--METADATA-->
      <text:p text:style-name="P4">
据报道，爆炸是今天早上在Mariupol港口附近的爆炸</text:p>
      <text:p text:style-name="P4">
新闻集合链接：<text:a xlink:type="simple" xlink:href="https：\/\/liveuamap.com \/en \/2023 \/23-june-explosion-was-was-near-near-mariupol-port-port-thisthis thismorning" text:style-name="Internet_20_link" text:visited-style-name="Visited_20_Internet_20_Link">
https：\/\/liveuamap.com \/en \/2023 \/23-6-June-explosion-was-was-near-mariupol-port-port-port-this-morning</text:a>
</text:p>
      <text:p text:style-name="P4">
News Source: <text:a xlink:type="simple" xlink:href="https://t.me/itsdonetsk/82718" text:style-name="Internet_20_link" text:visited-style-name="Visited_20_Internet_20_Link">
https://t.me/itsdonetsk/82718</text:a>
</text:p>
      <!--NEWS-->
      <text:h text:style-name="P10" text:outline-level="1">
<text:span text:style-name="T4">
汉娜·玛利亚（Hanna Maliar）国防部副部长乌克兰：在库皮斯克（Kupyansk）和莱曼斯克（Lymansk）的指示上，...</text:span>
</text:h>
      <text:p text:style-name="P4">
作者: liveuamap (Language: en)</text:p>
      <text:p text:style-name="P4">
时间: 2023-06-23T01:38:00</text:p>
      <text:p text:style-name="P4">
地点: Bilohorivka (Latitude:49.17093 Longtitude:38.01407)</text:p>
      <text:p text:style-name="P4">
视频: []</text:p>
      <text:p text:style-name="P4">
图片: []</text:p>
      <text:p text:style-name="P4">
标签: ["Europe"]</text:p>
      <text:p text:style-name="P4">
Id: 22571200</text:p>
      <!--METADATA-->
      <text:p text:style-name="P4">
汉娜·玛利亚(Hanna Maliar)乌克兰国防部副部长：在库皮亚斯克(Kupyansk)和伊曼斯克(Lymansk)的指示上，我们的国防军阻止了敌人的进攻</text:p>
      <text:p text:style-name="P4">
新闻集链接：<text:a xlink:type="simple" xlink:href="https：\/\/liveuamap.com \/en \/2023 \/23-june-hanna-maliardeputy-minister-minister of-uckraine" text:style-name="Internet_20_link" text:visited-style-name="Visited_20_Internet_20_Link">
https：\/\/liveuamap.com \/en \/2023 \/23-6-June-Hanna-Maliardeputy-Minister-Minister of-uckraine</text:a>
</text:p>
      <text:p text:style-name="P4">
News Source: <text:a xlink:type="simple" xlink:href="https://t.me/annamaliar/867" text:style-name="Internet_20_link" text:visited-style-name="Visited_20_Internet_20_Link">
https://t.me/annamaliar/867</text:a>
</text:p>
      <!--NEWS-->
      <text:h text:style-name="P10" text:outline-level="1">
<text:span text:style-name="T4">
欧盟已经对俄罗斯采取了新的制裁。 这些包括以下措施：加强CO ...</text:span>
</text:h>
      <text:p text:style-name="P4">
作者: liveuamap (Language: en)</text:p>
      <text:p text:style-name="P4">
时间: 2023-06-23T04:27:57</text:p>
      <text:p text:style-name="P4">
地点: Bruxelles, Bruxelles (Latitude:50.84232 Longtitude:4.37054)</text:p>
      <text:p text:style-name="P4">
视频: []</text:p>
      <text:p text:style-name="P4">
图片: ["<text:a xlink:type="simple" xlink:href="https://liveuamap.com/pics/2023/06/23/22571199_0.png" text:style-name="Internet_20_link" text:visited-style-name="Visited_20_Internet_20_Link">
22571199_0.png</text:a>
"]</text:p>
      <text:p text:style-name="P4">
标签: ["Europe", "Russia"]</text:p>
      <text:p text:style-name="P4">
Id: 22571199</text:p>
      <!--METADATA-->
      <text:p text:style-name="P4">
欧盟已经对俄罗斯采取了新的制裁。 这些措施包括：加强与第三国的合作，以阻碍制裁的circumventionn禁止通过俄罗斯Tighenexport限制货物和技术的过境</text:p>
      <text:p text:style-name="P4">
新闻集链接：[https：\/\/liveuamap.com \/en \/2023 \/23-june-the-the-eu-has-has-has-has adpted new-sanctions-againstions-against russia-]](https：\/\/liveuamap.com \/en \/2023 \/23-june-the-the-eu-has addopted new-sanctions-against-against-russia-)</text:p>
      <text:p text:style-name="P4">
News Source: <text:a xlink:type="simple" xlink:href="https://twitter.com/EUCouncil/status/1672152895532220419" text:style-name="Internet_20_link" text:visited-style-name="Visited_20_Internet_20_Link">
https://twitter.com/EUCouncil/status/1672152895532220419</text:a>
</text:p>
      <!--NEWS-->
      <text:h text:style-name="P10" text:outline-level="1">
<text:span text:style-name="T4">
乌克兰国防军在Novodanylivka提前取得了部分成功 -  Robotyne和Mala t ...</text:span>
</text:h>
      <text:p text:style-name="P4">
作者: liveuamap (Language: en)</text:p>
      <text:p text:style-name="P4">
时间: 2023-06-23T04:59:00</text:p>
      <text:p text:style-name="P4">
地点: Zaporizhzhia (Latitude:47.48533 Longtitude:35.97732)</text:p>
      <text:p text:style-name="P4">
视频: []</text:p>
      <text:p text:style-name="P4">
图片: []</text:p>
      <text:p text:style-name="P4">
标签: ["Europe"]</text:p>
      <text:p text:style-name="P4">
Id: 22571231</text:p>
      <!--METADATA-->
      <text:p text:style-name="P4">
乌克兰国防军提前在Novodanylivka  -  robobotyne和Mala Tokmachka取得了部分成功 -  Novofedorivka指示， - 乌克兰的总参谋部部队在早晨的报告中说</text:p>
      <text:p text:style-name="P4">
新闻集链接：<text:a xlink:type="simple" xlink:href="https：\/\/liveuamap.com \/en \/2023 \/23-June-ukraine-defence-forces-have-have-partial-partial-success-in-Advance" text:style-name="Internet_20_link" text:visited-style-name="Visited_20_Internet_20_Link">
https：\/\/liveuamap.com \/en \/2023 \/23-6-June-ukraine-defence-forces-teforce-have-have-Partial-Partial-Success in-Advance</text:a>
</text:p>
      <text:p text:style-name="P4">
News Source: <text:a xlink:type="simple" xlink:href="https://t.me/lumsrc/5163" text:style-name="Internet_20_link" text:visited-style-name="Visited_20_Internet_20_Link">
https://t.me/lumsrc/5163</text:a>
</text:p>
      <!--NEWS-->
      <text:h text:style-name="P10" text:outline-level="1">
<text:span text:style-name="T4">
俄罗斯部队在顿涅茨克和卢汉斯克地区采取进攻行动。 乌克兰军事...</text:span>
</text:h>
      <text:p text:style-name="P4">
作者: liveuamap (Language: en)</text:p>
      <text:p text:style-name="P4">
时间: 2023-06-23T05:05:43</text:p>
      <text:p text:style-name="P4">
地点: Velyka Novosilka (Latitude:47.76979 Longtitude:36.79785)</text:p>
      <text:p text:style-name="P4">
视频: []</text:p>
      <text:p text:style-name="P4">
图片: []</text:p>
      <text:p text:style-name="P4">
标签: ["Russia"]</text:p>
      <text:p text:style-name="P4">
Id: 22571216</text:p>
      <!--METADATA-->
      <text:p text:style-name="P4">
俄罗斯军队在顿涅茨克和卢汉斯克地区进行进攻行动。乌克兰军队与卢汉斯克地区的俄罗斯近距离俄罗斯部队进行了30次战斗活动 乌克兰武装部队的工作人员在主题报告中说</text:p>
      <text:p text:style-name="P4">
新闻集链接：<text:a xlink:type="simple" xlink:href="https：\/\/liveuamap.com \/en \/2023 \/23-6-June-Russian-Forces-docducting Indervision-In-Donetsk" text:style-name="Internet_20_link" text:visited-style-name="Visited_20_Internet_20_Link">
https：\/\/liveuamap.com \/en \/2023 \/23-圣尼 - 俄罗斯 - 俄罗斯 - 连导犯罪 - 犯罪现象，in-donetsk</text:a>
</text:p>
      <text:p text:style-name="P4">
News Source: <text:a xlink:type="simple" xlink:href="https://t.me/lumsrc/5172" text:style-name="Internet_20_link" text:visited-style-name="Visited_20_Internet_20_Link">
https://t.me/lumsrc/5172</text:a>
</text:p>
      <!--NEWS-->
      <text:h text:style-name="P10" text:outline-level="1">
<text:span text:style-name="T4">
在Zaporizhzhia和Kherson的指示俄罗斯军队炮击了Makarivka的Novoocheretuvate，Stor ...</text:span>
</text:h>
      <text:p text:style-name="P4">
作者: liveuamap (Language: en)</text:p>
      <text:p text:style-name="P4">
时间: 2023-06-23T05:09:58</text:p>
      <text:p text:style-name="P4">
地点: Ukraine (Latitude:46.59013 Longtitude:32.46632)</text:p>
      <text:p text:style-name="P4">
视频: []</text:p>
      <text:p text:style-name="P4">
图片: []</text:p>
      <text:p text:style-name="P4">
标签: ["Russia"]</text:p>
      <text:p text:style-name="P4">
Id: 22571223</text:p>
      <!--METADATA-->
      <text:p text:style-name="P4">
在Zaporizhzhzhia和Kherson的指示，俄罗斯军队炮击了Novoochertuvate，Makarivka，Storozheve，Storozheve，Zelene Pole，Donetsk地区的Temyrivka； 莱达恩，塞纳波尔，霍利亚波尔，charivne，novoandriyivka，stepove，pyatykhatky ofzaporizhzhia地区； Zolota Balka, Mykhaylivka, Dudchany, Ivanivka, Sadove, Molodizhne, Bilozerka, Antonivka, Kherson and Dniprovske of Kherson Region Ka of Donetskregion and Levadne of Zaporizhzhia Region, - General Staff of Armed Forces Ofukraine Says in the Morning Report</text:p>
      <text:p text:style-name="P4">
新闻集链接：(https：\/\/liveuamap.com \/en \/2023 \/23-June-at-at-zaporizhzhia-and-khers-kherson-directions-directions-russian-army-army)</text:p>
      <text:p text:style-name="P4">
News Source: <text:a xlink:type="simple" xlink:href="https://t.me/lumsrc/5171" text:style-name="Internet_20_link" text:visited-style-name="Visited_20_Internet_20_Link">
https://t.me/lumsrc/5171</text:a>
</text:p>
      <!--NEWS-->
      <text:h text:style-name="P10" text:outline-level="1">
<text:span text:style-name="T4">
当俄罗斯火炮被杀害的2人被炮击在赫尔森的市政企业</text:span>
</text:h>
      <text:p text:style-name="P4">
作者: liveuamap (Language: en)</text:p>
      <text:p text:style-name="P4">
时间: 2023-06-23T05:28:54</text:p>
      <text:p text:style-name="P4">
地点: Kherson (Latitude:46.63541 Longtitude:32.62476)</text:p>
      <text:p text:style-name="P4">
视频: []</text:p>
      <text:p text:style-name="P4">
图片: ["<text:a xlink:type="simple" xlink:href="https://liveuamap.com/pics/2023/06/23/22571234_0.jpg" text:style-name="Internet_20_link" text:visited-style-name="Visited_20_Internet_20_Link">
22571234_0.jpg</text:a>
", "<text:a xlink:type="simple" xlink:href="https://liveuamap.com/pics/2023/06/23/22571234_1.jpg" text:style-name="Internet_20_link" text:visited-style-name="Visited_20_Internet_20_Link">
22571234_1.jpg</text:a>
", "<text:a xlink:type="simple" xlink:href="https://liveuamap.com/pics/2023/06/23/22571234_2.jpg" text:style-name="Internet_20_link" text:visited-style-name="Visited_20_Internet_20_Link">
22571234_2.jpg</text:a>
", "<text:a xlink:type="simple" xlink:href="https://liveuamap.com/pics/2023/06/23/22571234_3.jpg" text:style-name="Internet_20_link" text:visited-style-name="Visited_20_Internet_20_Link">
22571234_3.jpg</text:a>
", "<text:a xlink:type="simple" xlink:href="https://liveuamap.com/pics/2023/06/23/22571234_4.jpg" text:style-name="Internet_20_link" text:visited-style-name="Visited_20_Internet_20_Link">
22571234_4.jpg</text:a>
"]</text:p>
      <text:p text:style-name="P4">
标签: ["Europe", "Central and Eastern Europe"]</text:p>
      <text:p text:style-name="P4">
Id: 22571234</text:p>
      <!--METADATA-->
      <text:p text:style-name="P4">
当俄罗斯火炮被杀害的2人被炮击在赫尔森的市政企业</text:p>
      <text:p text:style-name="P4">
<draw:frame draw:style-name="fr1" draw:name="Image67" text:anchor-type="as-char" svg:width="6.9236in" svg:height="5.184046in" draw:z-index="0">
<draw:image xlink:href="../Images/liveuamap/2023-06-23T05-28-54/22571234_0.jpg" xlink:type="simple" xlink:show="embed" xlink:actuate="onLoad" draw:mime-type="image/jpeg"/>
</draw:frame>
<draw:frame draw:style-name="fr1" draw:name="Image68" text:anchor-type="as-char" svg:width="6.9236in" svg:height="5.1927in" draw:z-index="0">
<draw:image xlink:href="../Images/liveuamap/2023-06-23T05-28-54/22571234_1.jpg" xlink:type="simple" xlink:show="embed" xlink:actuate="onLoad" draw:mime-type="image/jpeg"/>
</draw:frame>
<draw:frame draw:style-name="fr1" draw:name="Image69" text:anchor-type="as-char" svg:width="6.9236in" svg:height="5.1927in" draw:z-index="0">
<draw:image xlink:href="../Images/liveuamap/2023-06-23T05-28-54/22571234_2.jpg" xlink:type="simple" xlink:show="embed" xlink:actuate="onLoad" draw:mime-type="image/jpeg"/>
</draw:frame>
<draw:frame draw:style-name="fr1" draw:name="Image70" text:anchor-type="as-char" svg:width="6.9236in" svg:height="5.1927in" draw:z-index="0">
<draw:image xlink:href="../Images/liveuamap/2023-06-23T05-28-54/22571234_3.jpg" xlink:type="simple" xlink:show="embed" xlink:actuate="onLoad" draw:mime-type="image/jpeg"/>
</draw:frame>
<draw:frame draw:style-name="fr1" draw:name="Image71" text:anchor-type="as-char" svg:width="6.9236in" svg:height="5.1927in" draw:z-index="0">
<draw:image xlink:href="../Images/liveuamap/2023-06-23T05-28-54/22571234_4.jpg" xlink:type="simple" xlink:show="embed" xlink:actuate="onLoad" draw:mime-type="image/jpeg"/>
</draw:frame>
新闻集链接：<text:a xlink:type="simple" xlink:href="https：\/\/liveuamap.com \/en \/2023 \/23-6-June-2-person-kill-as-as-Russian-As-Russian-Artillery-Artillery-Shelled-Municipal" text:style-name="Internet_20_link" text:visited-style-name="Visited_20_Internet_20_Link">
https：\/\/liveuamap.com \/en \/2023 \/23-June-2-per-killed-killed-as-as-as-Russian-As-Russian-As-Russian-Artillery-Shelled-Municipal</text:a>
</text:p>
      <text:p text:style-name="P4">
News Source: <text:a xlink:type="simple" xlink:href="https://t.me/ukrpravda_news/32197" text:style-name="Internet_20_link" text:visited-style-name="Visited_20_Internet_20_Link">
https://t.me/ukrpravda_news/32197</text:a>
</text:p>
      <!--NEWS-->
      <text:h text:style-name="P10" text:outline-level="1">
<text:span text:style-name="T4">
今天的第三次在斯卡多夫斯克爆炸了</text:span>
</text:h>
      <text:p text:style-name="P4">
作者: liveuamap (Language: en)</text:p>
      <text:p text:style-name="P4">
时间: 2023-06-23T06:18:10</text:p>
      <text:p text:style-name="P4">
地点: Skadovs'k (Latitude:46.11698 Longtitude:32.87041)</text:p>
      <text:p text:style-name="P4">
视频: []</text:p>
      <text:p text:style-name="P4">
图片: []</text:p>
      <text:p text:style-name="P4">
标签: ["Central and Eastern Europe"]</text:p>
      <text:p text:style-name="P4">
Id: 22571235</text:p>
      <!--METADATA-->
      <text:p text:style-name="P4">
今天的第三次在斯卡多夫斯克爆炸了</text:p>
      <text:p text:style-name="P4">
新闻集链接：<text:a xlink:type="simple" xlink:href="https：\/\/liveuamap.com \/en \/2023 \/23-june-explosions in-skadovsk-for-the-the-the-time" text:style-name="Internet_20_link" text:visited-style-name="Visited_20_Internet_20_Link">
https：\/\/liveuamap.com \/en \/2023 \/23-june-explosions in-skadovsk-for-the-the-time</text:a>
</text:p>
      <text:p text:style-name="P4">
News Source: <text:a xlink:type="simple" xlink:href="https://t.me/suspilnekherson/28227" text:style-name="Internet_20_link" text:visited-style-name="Visited_20_Internet_20_Link">
https://t.me/suspilnekherson/28227</text:a>
</text:p>
      <!--NEWS-->
      <text:h text:style-name="P10" text:outline-level="1">
<text:span text:style-name="T4">
库尔斯克火车站附近的火灾</text:span>
</text:h>
      <text:p text:style-name="P4">
作者: liveuamap (Language: en)</text:p>
      <text:p text:style-name="P4">
时间: 2023-06-23T06:50:23</text:p>
      <text:p text:style-name="P4">
地点: Kursk,Kurskaya oblast' (Latitude:51.75233 Longtitude:36.22999)</text:p>
      <text:p text:style-name="P4">
视频: []</text:p>
      <text:p text:style-name="P4">
图片: ["<text:a xlink:type="simple" xlink:href="https://liveuamap.com/pics/2023/06/23/22571239_0.jpg" text:style-name="Internet_20_link" text:visited-style-name="Visited_20_Internet_20_Link">
22571239_0.jpg</text:a>
", "<text:a xlink:type="simple" xlink:href="https://liveuamap.com/pics/2023/06/23/22571239_1.jpg" text:style-name="Internet_20_link" text:visited-style-name="Visited_20_Internet_20_Link">
22571239_1.jpg</text:a>
"]</text:p>
      <text:p text:style-name="P4">
标签: ["Roads", "Central and Eastern Europe"]</text:p>
      <text:p text:style-name="P4">
Id: 22571239</text:p>
      <!--METADATA-->
      <text:p text:style-name="P4">
库尔斯克火车站附近的火灾</text:p>
      <text:p text:style-name="P4">
<draw:frame draw:style-name="fr1" draw:name="Image72" text:anchor-type="as-char" svg:width="6.9236in" svg:height="9.200797in" draw:z-index="0">
<draw:image xlink:href="../Images/liveuamap/2023-06-23T06-50-23/22571239_0.jpg" xlink:type="simple" xlink:show="embed" xlink:actuate="onLoad" draw:mime-type="image/jpeg"/>
</draw:frame>
<draw:frame draw:style-name="fr1" draw:name="Image73" text:anchor-type="as-char" svg:width="5.625in" svg:height="10.0in" draw:z-index="0">
<draw:image xlink:href="../Images/liveuamap/2023-06-23T06-50-23/22571239_1.jpg" xlink:type="simple" xlink:show="embed" xlink:actuate="onLoad" draw:mime-type="image/jpeg"/>
</draw:frame>
新闻集链接：<text:a xlink:type="simple" xlink:href="https：\/\/liveuamap.com \/en \/2023 \/23-june-fire-near-railway-station-in-kursk" text:style-name="Internet_20_link" text:visited-style-name="Visited_20_Internet_20_Link">
https：\/\/liveuamap.com \/en \/2023 \/23- 6月-June-fire-near-railway-near-railway-in-kursk</text:a>
</text:p>
      <text:p text:style-name="P4">
News Source: <text:a xlink:type="simple" xlink:href="https://t.me/shot_shot/53166" text:style-name="Internet_20_link" text:visited-style-name="Visited_20_Internet_20_Link">
https://t.me/shot_shot/53166</text:a>
</text:p>
      <!--NEWS-->
      <text:h text:style-name="P10" text:outline-level="1">
<text:span text:style-name="T4">
乌克兰Emercom将在被占领的Zaporizhzhi上推出可能的辐射释放钻头...</text:span>
</text:h>
      <text:p text:style-name="P4">
作者: liveuamap (Language: en)</text:p>
      <text:p text:style-name="P4">
时间: 2023-06-23T06:53:15</text:p>
      <text:p text:style-name="P4">
地点: Zaporizhia (Latitude:47.56402 Longtitude:34.39562)</text:p>
      <text:p text:style-name="P4">
视频: []</text:p>
      <text:p text:style-name="P4">
图片: []</text:p>
      <text:p text:style-name="P4">
标签: ["Europe", "Central and Eastern Europe"]</text:p>
      <text:p text:style-name="P4">
Id: 22571240</text:p>
      <!--METADATA-->
      <text:p text:style-name="P4">
乌克兰Emercom将在Theocupied Zaporizhzhia核电站上发起一项可能的辐射释放演习</text:p>
      <text:p text:style-name="P4">
新闻集链接：[https：\/\/liveuamap.com \/en \/2023 \/23-June-ukrainian-Emercom-emercom-to-launch-a-a-a-drill-on-prosible-on-prosible-radiation]](https：\/\/liveuamap.com \/en \/2023 \/23-June-ukrainian-emercom-emercom-to-launch-a-a-a-drill-on-prill-on-prill-on-prosible-indadiation)</text:p>
      <text:p text:style-name="P4">
News Source: <text:a xlink:type="simple" xlink:href="https://t.me/hromadske_ua/34380" text:style-name="Internet_20_link" text:visited-style-name="Visited_20_Internet_20_Link">
https://t.me/hromadske_ua/34380</text:a>
</text:p>
      <!--NEWS-->
      <text:h text:style-name="P10" text:outline-level="1">
<text:span text:style-name="T4">
Zapori几个村庄的俄罗斯炮击，至少有1人丧生，4人受伤。</text:span>
</text:h>
      <text:p text:style-name="P4">
作者: liveuamap (Language: en)</text:p>
      <text:p text:style-name="P4">
时间: 2023-06-23T07:04:07</text:p>
      <text:p text:style-name="P4">
地点: Zaporizhia (Latitude:47.62086 Longtitude:35.28654)</text:p>
      <text:p text:style-name="P4">
视频: []</text:p>
      <text:p text:style-name="P4">
图片: ["<text:a xlink:type="simple" xlink:href="https://liveuamap.com/pics/2023/06/23/22571242_0.jpg" text:style-name="Internet_20_link" text:visited-style-name="Visited_20_Internet_20_Link">
22571242_0.jpg</text:a>
", "<text:a xlink:type="simple" xlink:href="https://liveuamap.com/pics/2023/06/23/22571242_1.jpg" text:style-name="Internet_20_link" text:visited-style-name="Visited_20_Internet_20_Link">
22571242_1.jpg</text:a>
"]</text:p>
      <text:p text:style-name="P4">
标签: ["Europe", "Central and Eastern Europe"]</text:p>
      <text:p text:style-name="P4">
Id: 22571242</text:p>
      <!--METADATA-->
      <text:p text:style-name="P4">
在Zaporizhzhia地区的几次掩体中，至少有1人丧生，4人受伤</text:p>
      <text:p text:style-name="P4">
<draw:frame draw:style-name="fr1" draw:name="Image74" text:anchor-type="as-char" svg:width="6.9236in" svg:height="9.231467in" draw:z-index="0">
<draw:image xlink:href="../Images/liveuamap/2023-06-23T07-04-07/22571242_0.jpg" xlink:type="simple" xlink:show="embed" xlink:actuate="onLoad" draw:mime-type="image/jpeg"/>
</draw:frame>
<draw:frame draw:style-name="fr1" draw:name="Image75" text:anchor-type="as-char" svg:width="6.9236in" svg:height="9.231467in" draw:z-index="0">
<draw:image xlink:href="../Images/liveuamap/2023-06-23T07-04-07/22571242_1.jpg" xlink:type="simple" xlink:show="embed" xlink:actuate="onLoad" draw:mime-type="image/jpeg"/>
</draw:frame>
新闻集链接：[https：\/\/liveuamap.com \/en \/2023 \/23-June-at-at-Least-1- kill-kill-and-4-killed and-4-nounded-as-as-as-as-as-Russian]](https：\/\/liveuamap.com \/en \/2023 \/23-june-at-at-at-at-at-t-1-killed-killed-4-killed-4-killed-as-as-as as-as-as-Russian)</text:p>
      <text:p text:style-name="P4">
News Source: <text:a xlink:type="simple" xlink:href="https://t.me/espresotb/65950" text:style-name="Internet_20_link" text:visited-style-name="Visited_20_Internet_20_Link">
https://t.me/espresotb/65950</text:a>
</text:p>
      <!--NEWS-->
      <text:h text:style-name="P10" text:outline-level="1">
<text:span text:style-name="T4">
Henichesk报告了4爆炸</text:span>
</text:h>
      <text:p text:style-name="P4">
作者: liveuamap (Language: en)</text:p>
      <text:p text:style-name="P4">
时间: 2023-06-23T07:20:10</text:p>
      <text:p text:style-name="P4">
地点: Heniches'k,Khersons'ka oblast (Latitude:46.16271 Longtitude:34.79216)</text:p>
      <text:p text:style-name="P4">
视频: []</text:p>
      <text:p text:style-name="P4">
图片: []</text:p>
      <text:p text:style-name="P4">
标签: ["Europe", "Central and Eastern Europe"]</text:p>
      <text:p text:style-name="P4">
Id: 22571245</text:p>
      <!--METADATA-->
      <text:p text:style-name="P4">
Henichesk报告了4爆炸</text:p>
      <text:p text:style-name="P4">
新闻集链接：<text:a xlink:type="simple" xlink:href="https：\/\/liveuamap.com \/en \/2023 \/23-6-June-4-4-示例，在henichesk中报告了" text:style-name="Internet_20_link" text:visited-style-name="Visited_20_Internet_20_Link">
https：\/\/liveuamap.com \/en \/2023 \/23-june-4-4-explosions在henichesk中报告</text:a>
</text:p>
      <text:p text:style-name="P4">
News Source: <text:a xlink:type="simple" xlink:href="https://twitter.com/hochu_dodomu/status/1672202512877727744" text:style-name="Internet_20_link" text:visited-style-name="Visited_20_Internet_20_Link">
https://twitter.com/hochu_dodomu/status/1672202512877727744</text:a>
</text:p>
      <!--NEWS-->
      <text:h text:style-name="P10" text:outline-level="1">
<text:span text:style-name="T4">
在亨尼切斯克爆炸后开火</text:span>
</text:h>
      <text:p text:style-name="P4">
作者: liveuamap (Language: en)</text:p>
      <text:p text:style-name="P4">
时间: 2023-06-23T07:39:36</text:p>
      <text:p text:style-name="P4">
地点: Heniches'k,Khersons'ka oblast (Latitude:46.1702 Longtitude:34.78065)</text:p>
      <text:p text:style-name="P4">
视频: []</text:p>
      <text:p text:style-name="P4">
图片: ["<text:a xlink:type="simple" xlink:href="https://liveuamap.com/pics/2023/06/23/22571246_0.jpg" text:style-name="Internet_20_link" text:visited-style-name="Visited_20_Internet_20_Link">
22571246_0.jpg</text:a>
"]</text:p>
      <text:p text:style-name="P4">
标签: ["Europe", "Central and Eastern Europe"]</text:p>
      <text:p text:style-name="P4">
Id: 22571246</text:p>
      <!--METADATA-->
      <text:p text:style-name="P4">
在亨尼切斯克爆炸后开火</text:p>
      <text:p text:style-name="P4">
<draw:frame draw:style-name="fr1" draw:name="Image76" text:anchor-type="as-char" svg:width="6.9236in" svg:height="9.231467in" draw:z-index="0">
<draw:image xlink:href="../Images/liveuamap/2023-06-23T07-39-36/22571246_0.jpg" xlink:type="simple" xlink:show="embed" xlink:actuate="onLoad" draw:mime-type="image/jpeg"/>
</draw:frame>
新闻集合链接：<text:a xlink:type="simple" xlink:href="https：\/\/liveuamap.com \/en \/2023 \/23- 6月23日-June-fire-fer-fer-fer-explosions-in-Henichesk" text:style-name="Internet_20_link" text:visited-style-name="Visited_20_Internet_20_Link">
https：\/\/liveuamap.com \/en \/2023 \/23- 6月-June-fire-fer-fer-fer-fer-fer-explosions in-Henichesk</text:a>
</text:p>
      <text:p text:style-name="P4">
News Source: <text:a xlink:type="simple" xlink:href="https://t.me/Tsaplienko/34366" text:style-name="Internet_20_link" text:visited-style-name="Visited_20_Internet_20_Link">
https://t.me/Tsaplienko/34366</text:a>
</text:p>
      <!--NEWS-->
      <text:h text:style-name="P10" text:outline-level="1">
<text:span text:style-name="T4">
Kostiantynivka报道的爆炸</text:span>
</text:h>
      <text:p text:style-name="P4">
作者: liveuamap (Language: en)</text:p>
      <text:p text:style-name="P4">
时间: 2023-06-23T08:09:00</text:p>
      <text:p text:style-name="P4">
地点: Kostyantynivka (Latitude:48.52036 Longtitude:37.70903)</text:p>
      <text:p text:style-name="P4">
视频: []</text:p>
      <text:p text:style-name="P4">
图片: []</text:p>
      <text:p text:style-name="P4">
标签: ["Minsk Monitor", "Europe"]</text:p>
      <text:p text:style-name="P4">
Id: 22571249</text:p>
      <!--METADATA-->
      <text:p text:style-name="P4">
Kostiantynivka报道的爆炸</text:p>
      <text:p text:style-name="P4">
新闻集链接：<text:a xlink:type="simple" xlink:href="https：\/\/liveuamap.com \/en \/2023 \/23-June-explosions-in-kostiantynivka报告" text:style-name="Internet_20_link" text:visited-style-name="Visited_20_Internet_20_Link">
https：\/\/liveuamap.com \/en \/2023 \/23-june-explosions-in-kostiantynivka</text:a>
</text:p>
      <text:p text:style-name="P4">
News Source: <text:a xlink:type="simple" xlink:href="https://t.me/operativnoZSU/102465" text:style-name="Internet_20_link" text:visited-style-name="Visited_20_Internet_20_Link">
https://t.me/operativnoZSU/102465</text:a>
</text:p>
      <!--NEWS-->
      <text:h text:style-name="P10" text:outline-level="1">
<text:span text:style-name="T4">
“ Rosatom” Likhachev的负责人在Kaliningrad与Iaea Grossi的导演遇到了Di ...</text:span>
</text:h>
      <text:p text:style-name="P4">
作者: liveuamap (Language: en)</text:p>
      <text:p text:style-name="P4">
时间: 2023-06-23T08:44:22</text:p>
      <text:p text:style-name="P4">
地点: Konigsberg, Kaliningradskaya oblast' (Latitude:54.71639000 Longtitude:20.46242000)</text:p>
      <text:p text:style-name="P4">
视频: []</text:p>
      <text:p text:style-name="P4">
图片: []</text:p>
      <text:p text:style-name="P4">
标签: ["Energy", "Central and Eastern Europe"]</text:p>
      <text:p text:style-name="P4">
Id: 22571251</text:p>
      <!--METADATA-->
      <text:p text:style-name="P4">
“ Rosatom” Likhachev的负责人与Theiaea Grossi导演在Kaliningrad见面，讨论Zaporizhzhia Npp</text:p>
      <text:p text:style-name="P4">
新闻集链接：<text:a xlink:type="simple" xlink:href="https：\/\/liveuamap.com \/en \/2023 \/23-june-june-the-the-the-of-rosatom-likhachev-met-in-kaliningrad" text:style-name="Internet_20_link" text:visited-style-name="Visited_20_Internet_20_Link">
https：\/\/liveuamap.com \/en \/2023 \/23-6-June-the-the-head-of-rosatom-likhachev-met-in-kaliningrad</text:a>
</text:p>
      <text:p text:style-name="P4">
News Source: <text:a xlink:type="simple" xlink:href="https://t.me/rian_ru/206639" text:style-name="Internet_20_link" text:visited-style-name="Visited_20_Internet_20_Link">
https://t.me/rian_ru/206639</text:a>
</text:p>
      <!--NEWS-->
      <text:h text:style-name="P10" text:outline-level="1">
<text:span text:style-name="T4">
Zelenskyy总统举行了国家安全委员会的会议</text:span>
</text:h>
      <text:p text:style-name="P4">
作者: liveuamap (Language: en)</text:p>
      <text:p text:style-name="P4">
时间: 2023-06-23T08:55:16</text:p>
      <text:p text:style-name="P4">
地点: Kyiv, Kyiv city (Latitude:50.44426 Longtitude:30.52914)</text:p>
      <text:p text:style-name="P4">
视频: []</text:p>
      <text:p text:style-name="P4">
图片: []</text:p>
      <text:p text:style-name="P4">
标签: ["Europe", "Central and Eastern Europe"]</text:p>
      <text:p text:style-name="P4">
Id: 22571257</text:p>
      <!--METADATA-->
      <text:p text:style-name="P4">
Zelenskyy总统举行了国家安全委员会的会议</text:p>
      <text:p text:style-name="P4">
新闻集链接：[https：\/\/liveuamap.com \/en \/2023 \/23-June-presindent-Zelenskyy-zelenskyy-held-a-a-a-abel-a-a-a-a-aeleting of-inational inational]](https：\/\/liveuamap.com \/en \/2023 \/23-June-june总统 -  Zelenskyy-held-a-beld-a-a-a-Aret-a-a-Areting-a-Areting-a-Areting-a-Areting-a-Areting-a-Areting-a-Areting-a-Areting-a-Areting-a-Areting-a-acreting-a)</text:p>
      <text:p text:style-name="P4">
News Source: <text:a xlink:type="simple" xlink:href="https://t.me/espresotb/65959" text:style-name="Internet_20_link" text:visited-style-name="Visited_20_Internet_20_Link">
https://t.me/espresotb/65959</text:a>
</text:p>
      <!--NEWS-->
      <text:h text:style-name="P10" text:outline-level="1">
<text:span text:style-name="T4">
在暂时占领的领土上，入侵者继续恐吓当地人口</text:span>
</text:h>
      <text:p text:style-name="P4">
作者: ['АРМІЯINFORM']</text:p>
      <text:p text:style-name="P4">
时间: 2023-06-23T0:00:00-04:00</text:p>
      <text:p text:style-name="P4">
描述: Wizin -Format Movidomiv中心关于Desi -Formatziy Tu Manipanative Campanay，与乌克兰2022年的战争，今天与乌克兰的最新新闻，《与乌克兰2022年的新闻战》是今天的最后一场战争，将是今天的战争和俄罗斯，以及2022年与乌克兰的战争，无论是否会有一年，是否会在不久的将来与乌克兰进行战争，他们说，与乌克兰的战争，今天的乌克兰新闻，乌克兰的新闻，乌克兰媒体的新闻俄语</text:p>
      <text:p text:style-name="P4">
图片: ['<text:a xlink:type="simple" xlink:href="https://armyinform.com.ua/wp-content/uploads/2023/06/okupant.jpg" text:style-name="Internet_20_link" text:visited-style-name="Visited_20_Internet_20_Link">
okupant.jpg</text:a>
']</text:p>
      <text:p text:style-name="P4">
标签: ['STOPRUSSIA', 'АГРЕСІЯ РФ', 'ВІЙНА', 'ВТОРГНЕННЯ РФ', 'ТОТ']</text:p>
      <text:p text:style-name="P4">
类别: News</text:p>
      <!--METADATA-->
      <text:p text:style-name="P4">
<draw:frame draw:style-name="fr1" draw:name="Image77" text:anchor-type="as-char" svg:width="6.9236in" svg:height="3.893007in" draw:z-index="0">
<draw:image xlink:href="../Images/AРМІЯINFORM/2023-06-23T0-00-00-04-00/okupant.jpg" xlink:type="simple" xlink:show="embed" xlink:actuate="onLoad" draw:mime-type="image/jpeg"/>
</draw:frame>
打击错误信息中心<text:a xlink:type="simple" xlink:href="https://t.me/CenterCounteringDisinformation/5862" text:style-name="Internet_20_link" text:visited-style-name="Visited_20_Internet_20_Link">
报告</text:a>
在临时 - 相应的领土上发生的虚假信息和操纵活动。</text:p>
      <text:p text:style-name="P4">
<text:span text:style-name="T4">
 Zaporizhhya地区：</text:span>
</text:p>
      <text:p text:style-name="P4">
*占用者加强了捕获的Vasylivka中的“反式”措施。 入侵者实际上关闭了城市进入和退出。 特别关注没有敌对俄罗斯护照的乌克兰人</text:p>
      <text:p text:style-name="P4">
<text:span text:style-name="T4">
顿涅茨克地区：</text:span>
</text:p>
      <text:p text:style-name="P4">
*激进分子的领导人D. Pushilin发出了SO宣布的命令，以创建营地，以使不是Ordo或俄罗斯公民的任何人。 实际上，这是对职业人群的过滤营和监狱合法化</text:p>
      <text:p text:style-name="P4">
<text:span text:style-name="T4">
卢甘斯克地区：</text:span>
</text:p>
      <text:p text:style-name="P4">
*在70％的学童中，俄罗斯联邦的医生发现“病理学”将他们送往俄罗斯接受治疗。 在拒绝的情况下，占领者对无法学习的能力感到沮丧</text:p>
      <text:p text:style-name="P4">
<text:span text:style-name="T4">
赫尔森地区：</text:span>
</text:p>
      <text:p text:style-name="P4">
*在被占领的Genichesk开放了五幅Pro -russian壁画。 它被称为“与俄罗斯的赫尔森地区”。 因此，敌人强加了俄罗斯措施的人口</text:p>
      <text:p text:style-name="P4">
News Source: <text:a xlink:type="simple" xlink:href="https://armyinform.com.ua/2023/06/23/pro-dezinformaczijni-ta-manipulyatyvni-kampaniyi-shho-vidbuvayutsya-na-tot-3/" text:style-name="Internet_20_link" text:visited-style-name="Visited_20_Internet_20_Link">
https://armyinform.com.ua/2023/06/23/pro-dezinformaczijni-ta-manipulyatyvni-kampaniyi-shho-vidbuvayutsya-na-tot-3/</text:a>
</text:p>
      <!--NEWS-->
      <text:h text:style-name="P10" text:outline-level="1">
<text:span text:style-name="T4">
在俄罗斯，六个TU-95MC已从驯鹿机场起飞</text:span>
</text:h>
      <text:p text:style-name="P4">
作者: Ukrinform (Person)</text:p>
      <text:p text:style-name="P4">
出版商: Укринформ (Organization)</text:p>
      <text:p text:style-name="P4">
出版时间: 2023-06-23T0:06:00+03:00</text:p>
      <text:p text:style-name="P4">
修改时间: 2023-06-23T22:06:00+03:00</text:p>
      <text:p text:style-name="P4">
描述: TU-95MC的六个轰炸机是从俄罗斯机场机场飞行的，该机场被保存在东北方向。  - 乌克林。</text:p>
      <text:p text:style-name="P4">
图片: ['<text:a xlink:type="simple" xlink:href="https://static.ukrinform.com/photos/2016_01/thumb_files/630_360_1454087541-3880-tu95ms.jpg" text:style-name="Internet_20_link" text:visited-style-name="Visited_20_Internet_20_Link">
630_360_14540...</text:a>
']</text:p>
      <text:p text:style-name="P4">
标签: ['Літак', 'Агресія РФ', 'Війна з Росією']</text:p>
      <text:p text:style-name="P4">
类型: Article</text:p>
      <!--METADATA-->
      <text:p text:style-name="P4">
<draw:frame draw:style-name="fr1" draw:name="Image78" text:anchor-type="as-char" svg:width="6.9236in" svg:height="3.956343in" draw:z-index="0">
<draw:image xlink:href="../Images/yкринформ/2023-06-23T0-06-00-03-00/630_360_1454087541-3880-tu95ms.jpg" xlink:type="simple" xlink:show="embed" xlink:actuate="onLoad" draw:mime-type="image/jpeg"/>
</draw:frame>
Olenia是TU-95MC轰炸机，已取下Olenia机场，将路线朝东北方向延伸。</text:p>
      <text:p text:style-name="P4">
乌克兰空军在[电报]中报道了这一点(https://t.me/kpszsu/2785)，报道乌克林福姆。</text:p>
      <text:p text:style-name="P4">
证词说：“记录了6个战略性TU-95MC战略轰炸机，从驯鹿飞机场(Reindeer Airfield)朝东南方向飞行。”</text:p>
      <text:p text:style-name="P4">
就焦虑而言，他们被要求去庇护所。</text:p>
      <text:p text:style-name="P4">
同时，PS被告知大规模空气焦虑的余地，由于MIG-31K起飞，在乌克兰宣布了这一空气焦虑。</text:p>
      <text:p text:style-name="P4">
News Source: <text:a xlink:type="simple" xlink:href="https://www.ukrinform.ua/rubric-ato/3727004-u-rosii-z-aerodromu-olena-zletili-sist-tu95ms-povitrani-sili.html" text:style-name="Internet_20_link" text:visited-style-name="Visited_20_Internet_20_Link">
https://www.ukrinform.ua/rubric-ato/3727004-u-rosii-z-aerodromu-olena-zletili-sist-tu95ms-povitrani-sili.html</text:a>
</text:p>
      <!--NEWS-->
      <text:h text:style-name="P10" text:outline-level="1">
<text:span text:style-name="T4">
Verkhovna Rada启动了对俄罗斯和白俄罗斯运动员的限制的限制</text:span>
</text:h>
      <text:p text:style-name="P4">
作者: ['АРМІЯINFORM']</text:p>
      <text:p text:style-name="P4">
时间: 2023-06-23T10:00:00-04:00</text:p>
      <text:p text:style-name="P4">
描述: Komitet Z Putan Young I Sport Rozglyanu Prochkt Relias关于...与乌克兰2022年战争的至高无上的城市，与乌克兰与乌克兰的最新新闻，今天与乌克兰2022年的新闻战争，今天，乌克兰和俄罗斯和俄罗斯和俄罗斯和俄罗斯和俄罗斯与俄罗斯和俄罗斯之间的战争将会他们说，当与乌克兰与乌克兰的战争在不久的时候，是否会在不久的将来与乌克兰进行战争，他们说，与乌克兰的战争，今天的乌克兰新闻，乌克兰的新闻，乌克兰媒体在俄罗斯的乌克兰新闻</text:p>
      <text:p text:style-name="P4">
图片: ['<text:a xlink:type="simple" xlink:href="https://armyinform.com.ua/wp-content/uploads/2023/06/vru.jpg" text:style-name="Internet_20_link" text:visited-style-name="Visited_20_Internet_20_Link">
vru.jpg</text:a>
']</text:p>
      <text:p text:style-name="P4">
标签: ['STOPRUSSIA', 'АГРЕСІЯ РФ', 'ВРУ', 'ВТОРГНЕННЯ РФ']</text:p>
      <text:p text:style-name="P4">
类别: News</text:p>
      <!--METADATA-->
      <text:p text:style-name="P4">
<draw:frame draw:style-name="fr1" draw:name="Image79" text:anchor-type="as-char" svg:width="6.9236in" svg:height="5.804039in" draw:z-index="0">
<draw:image xlink:href="../Images/AРМІЯINFORM/2023-06-23T10-00-00-04-00/vru.jpg" xlink:type="simple" xlink:show="embed" xlink:actuate="onLoad" draw:mime-type="image/jpeg"/>
</draw:frame>
青年和体育委员会将考虑该项目，乌克兰的Verkhovna Rada对外国领导人和议会的上诉，内容涉及俄罗斯和白俄罗斯托斯波特代表团的俄罗斯和白俄罗斯运动员限制进入其领土的限制。</text:p>
      <text:p text:style-name="P4">
关于它<text:a xlink:type="simple" xlink:href="https://www.rada.gov.ua/news/news_kom/237967.html" text:style-name="Internet_20_link" text:visited-style-name="Visited_20_Internet_20_Link">
报告</text:a>
乌克兰的Verkhovna Rada。</text:p>
      <text:p text:style-name="P4">
<text:span text:style-name="T4">
 2023年6月26日将在线举行 - 委员会会议，该会议计划考虑以下问题：</text:span>
</text:p>
      <text:p text:style-name="P4">
1 \。 关于乌克兰的Verkhovna Rada对外国领导人的吸引力的决议计划，以限制其领土和白俄罗斯运动员和体育代表团的入境(登记。 №9409，nd A. Kozhemyakin等).</text:p>
      <text:p text:style-name="P4">
2. Проєкт Постанови Верховної Ради України про схвалення пропозицій щодозастосування персональних спеціальних економічних та інших обмежувальнихзаходів (制裁)俄罗斯联邦和白俄罗斯共和国体育组织的代表(登记。 №9408，nd A. Kozhemiakin等).</text:p>
      <text:p text:style-name="P4">
3. Проєкт Постанови Верховної Ради України про внесення змін до ПостановиВерховної Ради України «Про Премію Верховної Ради України за внесок молоді урозвиток парламентаризму, місцевого самоврядування» щодо збільшення кількостіпремій, (登记。 №9410，nd A. Kozhemiakin等).</text:p>
      <text:p text:style-name="P4">
4. Проєкт Закону України про внесення змін до Закону України «Про державнупідтримку медіа, гарантії професійної діяльності та соціальний захистжурналіста» щодо встановлення допомоги журналістам за шкоду їх життю таздоров’ю завдану під час виконання ними професійних обов’язків внаслідоквійськової агресії Російської Федерації проти України, (登记。 №9350，Ndebragar等).</text:p>
      <text:p text:style-name="P4">
5. Проєкт Закону України про внесення змін до статті 184 Кодексу України проадміністративні правопорушення щодо усунення законодавчого недоліку(空白)关于代替父母或逃避法律提供的义务的父母或人员的行政责任，以提供必要的生活条件，教育和成长未成年子女的教育(登记。 №9390，nd O. Krasov).</text:p>
      <text:p text:style-name="P4">
News Source: <text:a xlink:type="simple" xlink:href="https://armyinform.com.ua/2023/06/23/verhovna-rada-inicziyuye-zvernennya-shhodo-obmezhennya-vyizdu-na-terytoriyu-inozemnyh-derzhav-rosijskym-i-biloruskym-sportsmenam/" text:style-name="Internet_20_link" text:visited-style-name="Visited_20_Internet_20_Link">
https://armyinform.com.ua/2023/06/23/verhovna-rada-inicziyuye-zvernennya-shhodo-obmezhennya-vyizdu-na-terytoriyu-inozemnyh-derzhav-rosijskym-i-biloruskym-sportsmenam/</text:a>
</text:p>
      <!--NEWS-->
      <text:h text:style-name="P10" text:outline-level="1">
<text:span text:style-name="T4">
美国不会减少在俄罗斯被监禁的努力 - 白宫</text:span>
</text:h>
      <text:p text:style-name="P4">
作者: Ukrinform (Person)</text:p>
      <text:p text:style-name="P4">
出版商: Укринформ (Organization)</text:p>
      <text:p text:style-name="P4">
出版时间: 2023-06-23T10:52:00+03:00</text:p>
      <text:p text:style-name="P4">
修改时间: 2023-06-23T22:52:00+03:00</text:p>
      <text:p text:style-name="P4">
描述: 美国政府打算为释放美国公民埃文·格什科维奇（Evan Gershkovich）和保罗·威兰（Paul Wilan）而进行激烈的斗争，俄罗斯当局非法判处监狱并拒绝上诉。  - 乌克林。</text:p>
      <text:p text:style-name="P4">
图片: ['<text:a xlink:type="simple" xlink:href="https://static.ukrinform.com/photos/2023_03/thumb_files/630_360_1680219032-598.jpg" text:style-name="Internet_20_link" text:visited-style-name="Visited_20_Internet_20_Link">
630_360_16802...</text:a>
']</text:p>
      <text:p text:style-name="P4">
标签: ['Арешт', 'США', 'Журналіст', 'Росія']</text:p>
      <text:p text:style-name="P4">
类型: Article</text:p>
      <!--METADATA-->
      <text:p text:style-name="P4">
<draw:frame draw:style-name="fr1" draw:name="Image80" text:anchor-type="as-char" svg:width="6.9236in" svg:height="3.956343in" draw:z-index="0">
<draw:image xlink:href="../Images/yкринформ/2023-06-23T10-52-00-03-00/630_360_1680219032-598.jpg" xlink:type="simple" xlink:show="embed" xlink:actuate="onLoad" draw:mime-type="image/jpeg"/>
</draw:frame>
美国政府打算与俄罗斯当局非法入狱并拒绝上诉。</text:p>
      <text:p text:style-name="P4">
乌克林福音通讯员报告说，这是周五在华盛顿举行的一场紧迫的乌克林通讯员约翰·柯比(John Kirby)的协调员约翰·柯比(John Kirby)的协调员中指出的。</text:p>
      <text:p text:style-name="P4">
“发生的事情 - 您昨天看到的 - 埃文的上诉被拒绝了。 没什么奇怪的，但这是美国政府代表说，俄罗斯的“法律制度”的可耻本质的另一个例子</text:p>
      <text:p text:style-name="P4">
<text:span text:style-name="T4">
另请阅读：</text:span>
 <text:span text:style-name="T4">
 <text:a xlink:type="simple" xlink:href="https://www.ukrinform.ua/rubric-world/3726326-sud-u-moskvi-zalisiv-u-sizo-amerikanskogo-zurnalista-gerskovica.html" text:style-name="Internet_20_link" text:visited-style-name="Visited_20_Internet_20_Link">
莫斯科的法院离开美国Journalsistrashkovich的拘留中心</text:a>
</text:span>
</text:p>
      <text:p text:style-name="P4">
在这种情况下，他强调，美国将寻求释放美国公民在俄罗斯的非法监禁中。</text:p>
      <text:p text:style-name="P4">
“我们不会改变返回埃文的努力(Gershkovich-编辑。)但是帕夫洛瓦纳(Pavlovana)的家给他们的家人，”白宫代表强调。</text:p>
      <text:p text:style-name="P4">
<text:span text:style-name="T4">
另请阅读：</text:span>
 <text:span text:style-name="T4">
 <text:a xlink:type="simple" xlink:href="https://www.ukrinform.ua/rubric-world/3722001-ssa-zbiraut-dani-pro-arest-amerikanca-v-rosii.html" text:style-name="Internet_20_link" text:visited-style-name="Visited_20_Internet_20_Link">
美国收集有关美国在俄罗斯被捕的数据</text:a>
</text:span>
</text:p>
      <text:p text:style-name="P4">
正如乌克林福姆报道的那样，莫斯科市的上诉法院在俄罗斯在监视新闻记者华尔街日报埃文·格什科维奇(Evan Gershkovich)的监视中对预防措施进行了预防措施。</text:p>
      <text:p text:style-name="P4">
他于2023年3月29日在伊卡廷林堡的记者办公室期间被拘留在俄罗斯联邦。 他成为美国<text:span text:style-name="T4">
的第一位代表<text:a xlink:type="simple" xlink:href="https://www.ukrinform.ua/tag-zurnalist" text:style-name="Internet_20_link" text:visited-style-name="Visited_20_Internet_20_Link">
媒体</text:a>
</text:span>
，自1986年以来被俄罗斯当局逮捕。 格什科维奇被指控进行间谍活动，但他驳回了对他的讲话的指控。</text:p>
      <text:p text:style-name="P4">
News Source: <text:a xlink:type="simple" xlink:href="https://www.ukrinform.ua/rubric-world/3727014-ssa-ne-zmensat-zusil-zi-zvilnenna-amerikanskih-gromadan-z-uvaznenna-v-rosii-bilij-dim.html" text:style-name="Internet_20_link" text:visited-style-name="Visited_20_Internet_20_Link">
https://www.ukrinform.ua/rubric-world/3727014-ssa-ne-zmensat-zusil-zi-zvilnenna-amerikanskih-gromadan-z-uvaznenna-v-rosii-bilij-dim.html</text:a>
</text:p>
      <!--NEWS-->
      <text:h text:style-name="P10" text:outline-level="1">
<text:span text:style-name="T4">
中国州立公司提供了大量的火药-NYT</text:span>
</text:h>
      <text:p text:style-name="P4">
作者: Ukrinform (Person)</text:p>
      <text:p text:style-name="P4">
出版商: Укринформ (Organization)</text:p>
      <text:p text:style-name="P4">
出版时间: 2023-06-23T12:00:00+03:00</text:p>
      <text:p text:style-name="P4">
修改时间: 2023-06-23T23:00:00+03:00</text:p>
      <text:p text:style-name="P4">
描述: 中国州立公司多工技术为俄罗斯联邦提供了大量粉末。 在Barnaul工厂中，它为步枪和机枪弹了。  - 乌克林。</text:p>
      <text:p text:style-name="P4">
图片: ['<text:a xlink:type="simple" xlink:href="https://static.ukrinform.com/photos/2023_06/thumb_files/630_360_1687535724-247.png" text:style-name="Internet_20_link" text:visited-style-name="Visited_20_Internet_20_Link">
630_360_16875...</text:a>
']</text:p>
      <text:p text:style-name="P4">
标签: ['Китай', 'Завод', 'Зброя', 'Війна з Росією']</text:p>
      <text:p text:style-name="P4">
类型: Article</text:p>
      <!--METADATA-->
      <text:p text:style-name="P4">
<draw:frame draw:style-name="fr1" draw:name="Image81" text:anchor-type="as-char" svg:width="6.9236in" svg:height="3.956343in" draw:z-index="0">
<draw:image xlink:href="../Images/yкринформ/2023-06-23T12-00-00-03-00/630_360_1687535724-247.png" xlink:type="simple" xlink:show="embed" xlink:actuate="onLoad" draw:mime-type="image/png"/>
</draw:frame>
聚技术为俄罗斯联邦提供了大量粉末。 Nabarnaul工厂由步枪和机枪生产。</text:p>
      <text:p text:style-name="P4">
根据乌克林福姆的说法，写这<text:a xlink:type="simple" xlink:href="http://www.nytimes.com/2023/06/23/business/economy/china-russia-ammunition.html" text:style-name="Internet_20_link" text:visited-style-name="Visited_20_Internet_20_Link">
《纽约时报》</text:a>
。</text:p>
      <text:p text:style-name="P4">
报纸指出，俄罗斯弹药厂去年尚未报告的交付尚未报道，这引起了北京在莫斯科对乌克兰战争中的作用的新方法。</text:p>
      <text:p text:style-name="P4">
在两个单独的情况下，去年，铁路货车运送了数十公斤无烟的火药充足的燃料，以在偏远的Zabaikalsk的中国俄罗斯边境中产生至少8000万次弹药行驶。</text:p>
      <text:p text:style-name="P4">
火药是由中国州立公司Poly Technologies交付的，该技术以前曾对其全球火箭技术和伊朗支持实施制裁。</text:p>
      <text:p text:style-name="P4">
该货物的目的地是俄罗斯中部弹药的Barnaul植物，俄罗斯中部，该工厂反复提供弹药政府。</text:p>
      <text:p text:style-name="P4">
这些事实并非以前没有注册，是由美国贸易长期天才的美国聚合者发现的。</text:p>
      <text:p text:style-name="P4">
报道说，美国官员表示担心北京可以将莫斯科送“死亡”，尽管他们没有直接说中国已经制造了这种工厂。 国务卿<text:a xlink:type="simple" xlink:href="https://www.ukrinform.ua/tag-ssa" text:style-name="Internet_20_link" text:visited-style-name="Visited_20_Internet_20_Link">
美国</text:a>
安东尼(Anthony)在北京的演讲中眨眼是，中国向美国保证，她没有为俄罗斯对乌克兰的战争提供致命的援助。</text:p>
      <text:p text:style-name="P4">
<text:span text:style-name="T4">
另请阅读：</text:span>
 <text:a xlink:type="simple" xlink:href="https://www.ukrinform.ua/rubric-world/3724882-rosijski-kompanii-kupuut-sotni-tisac-naboiv-viroblenih-u-ssa-politico.html" text:style-name="Internet_20_link" text:visited-style-name="Visited_20_Internet_20_Link">
俄罗斯公司购买数十万<text:span text:style-name="T4">
弹药</text:span>
在美国生产 -  Politico</text:a>
布林肯说：“但是我们困扰着我们的是中国的私人公司，这可以帮助。”</text:p>
      <text:p text:style-name="P4">
一些专家指出，根据海关文件，Poly Technologies交付Barnaul Patrony工厂从那以后一直在入侵近200万美元。</text:p>
      <text:p text:style-name="P4">
根据海关文件，Poly Technologies计划在弹药中使用其工厂为俄罗斯自动售货机Kalashnikov和狙击螺钉。专家认为，从Barnaul Plant的入侵开始，Barnaul Plant收到了200万美元的产品。 Poly Technologies是中国政府拥有的儿童公司中国Poly Group Corporation。 此前，该公司已经为俄罗斯联邦提供了导航设备和直升机零件。</text:p>
      <text:p text:style-name="P4">
12月的Barnaul工厂工厂受到欧盟制裁。 来自来源的信息表明，该工厂可以用作与瓦格纳PEC相关的训练营。</text:p>
      <text:p text:style-name="P4">
没有直接的证据表明无烟粉与乌克兰战争有直接联系。 Poly Technologies写道，需要火药来制作“外国样本的狩猎”。 但是，安全中央委员会的分析师布莱恩·卡尔森(Brian Carlson)说，这是一名激进分子。</text:p>
      <text:p text:style-name="P4">
_foto：《纽约时报》</text:p>
      <text:p text:style-name="P4">
News Source: <text:a xlink:type="simple" xlink:href="https://www.ukrinform.ua/rubric-world/3726919-kitajska-derzavna-kompania-postacala-do-rosii-tonni-porohu-nyt.html" text:style-name="Internet_20_link" text:visited-style-name="Visited_20_Internet_20_Link">
https://www.ukrinform.ua/rubric-world/3726919-kitajska-derzavna-kompania-postacala-do-rosii-tonni-porohu-nyt.html</text:a>
</text:p>
      <!--NEWS-->
      <text:h text:style-name="P10" text:outline-level="1">
<text:span text:style-name="T4">
另有3名战斗人员因对尼古拉夫的进攻和占领卢汉斯地区的进攻而被判入狱。</text:span>
</text:h>
      <text:p text:style-name="P4">
作者: ['АРМІЯINFORM']</text:p>
      <text:p text:style-name="P4">
时间: 2023-06-23T12:00:00-04:00</text:p>
      <text:p text:style-name="P4">
描述: Docasova基地，乌克兰Bezpeki的Zibrana Slizy Services允许吸引...与乌克兰2022年的战争，与乌克兰的最新新闻，今天与乌克兰的新闻，今天与乌克兰的新闻战争，今天上次与乌克兰的新闻战，乌克兰和俄罗斯之间以及俄罗斯和俄罗斯之间的战争他们说，与乌克兰与乌克兰的战争在不久的将来是否会在不久的将来与乌克兰进行战争，他们说，与乌克兰的战争，今天的乌克兰新闻，乌克兰的新闻，乌克兰媒体在俄罗斯的乌克兰新闻</text:p>
      <text:p text:style-name="P4">
图片: ['<text:a xlink:type="simple" xlink:href="https://armyinform.com.ua/wp-content/uploads/2019/12/dnr.jpg" text:style-name="Internet_20_link" text:visited-style-name="Visited_20_Internet_20_Link">
dnr.jpg</text:a>
']</text:p>
      <text:p text:style-name="P4">
标签: ['STOPRUSSIA', 'АГРЕСІЯ РФ', 'ВТОРГНЕННЯ РФ', 'СБУ']</text:p>
      <text:p text:style-name="P4">
类别: News</text:p>
      <!--METADATA-->
      <text:p text:style-name="P4">
<draw:frame draw:style-name="fr1" draw:name="Image82" text:anchor-type="as-char" svg:width="6.9236in" svg:height="3.890183in" draw:z-index="0">
<draw:image xlink:href="../Images/AРМІЯINFORM/2023-06-23T12-00-00-04-00/dnr.jpg" xlink:type="simple" xlink:show="embed" xlink:actuate="onLoad" draw:mime-type="image/jpeg"/>
</draw:frame>
乌克兰安全局调查人员收集的证据基础允许吸引另外三名恐怖组织“ L/DNR”的叛徒和战斗人员的参考，后者与乌克兰作战。</text:p>
      <text:p text:style-name="P4">
关于它<text:a xlink:type="simple" xlink:href="https://ssu.gov.ua/novyny/za-materialamy-sbu-tiuremni-stroky-otrymaly-shche-3-boiovykiv-yaki-zakhopliuvaly-luhanshchynu-i-nastupaly-na-mykolaiv" text:style-name="Internet_20_link" text:visited-style-name="Visited_20_Internet_20_Link">
报告</text:a>
乌克兰的安全服务。</text:p>
      <text:p text:style-name="P4">
攻击者在东方和南部阵线的战斗中被乌克兰捍卫者俘虏，包括在尼古拉夫的方向上。</text:p>
      <text:p text:style-name="P4">
根据SBU材料，法院任命了15年徒刑的两名武装分子，另有8年的时间，并在调查中得到了帮助。 一位建立的是所谓的“ LNR第248步兵营的1公司”的副指挥官，自2015年以来一直与ATO部队作战。 在大规模入侵的前夕，他加入了俄罗斯联邦的常规部队。 在2022年11月24日，他越过了卢汉斯克地区Dovge Alchevsky村庄地区的Siverskyi Donets River战斗位置。</text:p>
      <text:p text:style-name="P4">
自2015年以来，另一位战斗机也一直在与乌克兰军队作战。 然后，他是恐怖组织“噪音”的组成，被宣告的“哥萨克联盟”唐·迪恩(Don Dnr)。 随后，他搬到了沃斯托克营(Vostok Battalion)到射手座的“位置”，并在2023年3月“补充”“国防部的国防部国防部因风暴的国防部的行列。</text:p>
      <text:p text:style-name="P4">
另一个攻击者是卢甘斯克的居民。 2022年8月，他在俄罗斯职业小组的一个培训中心进行了一次通过培训。 然后，他被分配到射手座的职位，作为俄罗斯联邦武装部队的空降部门之一的一部分。 在那里，他参加了Mykolaiv地区领土的防御战斗。</text:p>
      <text:p text:style-name="P4">
根据收集的证据，法院裁定乌克兰刑法的几项参考资料有罪：</text:p>
      <ul>
        <li>
h。1，2汤匙。 111(叛国罪); <text:span text:style-name="T5">
h。7v。111-1(合作); </text:span>
h。1v。258-3(参与恐怖组织).</li>
      </ul>
      <text:p text:style-name="P4">
Розслідування проводили співробітники СБУ в Івано-Франківській, Миколаївській,Донецькій та Луганській областях за процесуального керівництва органівпрокуратури.</text:p>
      <text:p text:style-name="P4">
News Source: <text:a xlink:type="simple" xlink:href="https://armyinform.com.ua/2023/06/23/shhe-3-bojovyky-otrymaly-tyuremni-stroky-za-nastup-na-mykolayiv-i-zahoplennya-luganshhyny/" text:style-name="Internet_20_link" text:visited-style-name="Visited_20_Internet_20_Link">
https://armyinform.com.ua/2023/06/23/shhe-3-bojovyky-otrymaly-tyuremni-stroky-za-nastup-na-mykolayiv-i-zahoplennya-luganshhyny/</text:a>
</text:p>
      <!--NEWS-->
      <text:h text:style-name="P10" text:outline-level="1">
<text:span text:style-name="T4">
维克里斯特（Vykhrist）将在Spence的决斗中进行下一场战斗 - 克劳福德</text:span>
</text:h>
      <text:p text:style-name="P4">
作者: Ukrinform (Person)</text:p>
      <text:p text:style-name="P4">
出版商: Укринформ (Organization)</text:p>
      <text:p text:style-name="P4">
出版时间: 2023-06-23T13:10:38+03:00</text:p>
      <text:p text:style-name="P4">
修改时间: 2023-06-23T23:10:38+03:00</text:p>
      <text:p text:style-name="P4">
描述: 乌克兰竞争对手是25岁的欧甘尼（Oganyan）。  - 乌克林。</text:p>
      <text:p text:style-name="P4">
图片: ['<text:a xlink:type="simple" xlink:href="https://static.ukrinform.com/photos/2023_06/thumb_files/630_360_1687550962-637.jpg" text:style-name="Internet_20_link" text:visited-style-name="Visited_20_Internet_20_Link">
630_360_16875...</text:a>
']</text:p>
      <text:p text:style-name="P4">
标签: ['Бокс']</text:p>
      <text:p text:style-name="P4">
类型: Article</text:p>
      <!--METADATA-->
      <text:p text:style-name="P4">
<draw:frame draw:style-name="fr1" draw:name="Image83" text:anchor-type="as-char" svg:width="6.9236in" svg:height="3.956343in" draw:z-index="0">
<draw:image xlink:href="../Images/yкринформ/2023-06-23T13-10-38-03-00/630_360_1687550962-637.jpg" xlink:type="simple" xlink:show="embed" xlink:actuate="onLoad" draw:mime-type="image/jpeg"/>
</draw:frame>
乌克兰对手是25岁的奥加尼扬(Oganyan)。</text:p>
      <text:p text:style-name="P4">
乌克兰超级猎victor Vychrist(11-1，7 XO)<text:a xlink:type="simple" xlink:href="https://www.boxingscene.com/gurgen-hovhannisyan-viktor-faust-open-spence-crawford-showtime-ppv-telecast-july-29--175612" text:style-name="Internet_20_link" text:visited-style-name="Visited_20_Internet_20_Link">
报道</text:a>
拳击界，乌克林福姆报道。</text:p>
      <text:p text:style-name="P4">
古尔根·奥甘(Gurgen Ogangian)的竞争对手将是一个竞争对手(4-0、4谁). Бій пройде 29 липня уЛас-Вегасі на T-Mobile Arena.</text:p>
      <text:p text:style-name="P4">
Оганесян у квітні мав провести бій проти колишнього чемпіона IBF ЧарльзаМартіна. Однак Гурген отримав травму ребра на тренуванні, і поєдинок булоскасовано. Останній бій 25-річний Оганесян провів 15 жовтня 2022 року,перемігши американця Майкла Коффі.</text:p>
      <text:p text:style-name="P4">
<text:span text:style-name="T4">
Читайте також:</text:span>
 <text:a xlink:type="simple" xlink:href="https://www.ukrinform.ua/rubric-sports/3726354-mok-vikluciv-miznarodnu-boksersku-asociaciu-zi-svogo-skladu.html" text:style-name="Internet_20_link" text:visited-style-name="Visited_20_Internet_20_Link">
 МОК виключив Міжнародну <text:span text:style-name="T4">
бокс</text:span>
 ерську асоціацію зісвого складу </text:a>
根据乌克林福姆的说法，沃特克斯在2月与Cubet -Celeman's Pen进行了最后一场战斗，在职业生涯中遭受了第一次失败。 这位乌克兰人打得很分，但在第8轮中错过了对军团的非常敏感的打击，这无法继续比赛。</text:p>
      <text:p text:style-name="P4">
照片：盖蒂图像</text:p>
      <text:p text:style-name="P4">
News Source: <text:a xlink:type="simple" xlink:href="https://www.ukrinform.ua/rubric-sports/3727015-vihrist-provede-nastupnij-bij-v-anderkardi-poedinku-spens-krouford.html" text:style-name="Internet_20_link" text:visited-style-name="Visited_20_Internet_20_Link">
https://www.ukrinform.ua/rubric-sports/3727015-vihrist-provede-nastupnij-bij-v-anderkardi-poedinku-spens-krouford.html</text:a>
</text:p>
      <!--NEWS-->
      <text:h text:style-name="P10" text:outline-level="1">
<text:span text:style-name="T4">
乌克兰环境的损失由于排除了卡哈夫斯卡亚水力发电站的俄罗斯，已经超过15亿美元</text:span>
</text:h>
      <text:p text:style-name="P4">
作者: ['АРМІЯINFORM']</text:p>
      <text:p text:style-name="P4">
时间: 2023-06-23T14:00:00-04:00</text:p>
      <text:p text:style-name="P4">
描述: ZBETKI，ZBODANI DOVKIKIKA VNASLIKOK PISDRIVA ROSIYU KAKHOVO GES，在...与乌克兰2022年的战争，与乌克兰与乌克兰的最新新闻，今天与乌克兰的新闻战争，今天与乌克兰2022年的新闻战争，今天将与乌克兰和俄罗斯和俄罗斯战争之间的战争， 2022年，他们会在不久的将来与乌克兰发动战争，他们说，与乌克兰的战争，今天的乌克兰新闻，乌克兰的新闻，乌克兰的新闻在俄罗斯的乌克兰媒体</text:p>
      <text:p text:style-name="P4">
图片: ['<text:a xlink:type="simple" xlink:href="https://armyinform.com.ua/wp-content/uploads/2023/06/303ec098-933f-4741-85d8-f883a75615cd.jpg" text:style-name="Internet_20_link" text:visited-style-name="Visited_20_Internet_20_Link">
303ec098-933f-4741-85d8-f883a75615cd.jpg</text:a>
']</text:p>
      <text:p text:style-name="P4">
标签: ['STOPRUSSIA', 'АГРЕСІЯ РФ', 'ВІЙНА', 'ВТОРГНЕННЯ РФ', 'КАХОВСЬКА ГЕС', 'УРЯДОВИЙ ПОРТАЛ']</text:p>
      <text:p text:style-name="P4">
类别: News</text:p>
      <!--METADATA-->
      <text:p text:style-name="P4">
<draw:frame draw:style-name="fr1" draw:name="Image84" text:anchor-type="as-char" svg:width="6.9236in" svg:height="4.622144in" draw:z-index="0">
<draw:image xlink:href="../Images/AРМІЯINFORM/2023-06-23T14-00-00-04-00/303ec098-933f-4741-85d8-f883a75615cd.jpg" xlink:type="simple" xlink:show="embed" xlink:actuate="onLoad" draw:mime-type="image/jpeg"/>
</draw:frame>
说明性照片</text:p>
      <text:p text:style-name="P4">
由于乌克兰爆炸的爆炸，乌克兰HPP爆炸的损失已经超过15亿美元。 验证数据目前正在进行中。 因此，损害的数量可以达到数百亿荷马人。 乌克兰·鲁斯兰(Ukraine Ruslan)在理事会电视频道工作室中的保护和自然资源部长宣布了这一点。</text:p>
      <text:p text:style-name="P4">
“我们客观地理解一些生态系统已经永远消失了。 他们已经没有得到加固。 我们失去了流行的动物。 这些是仅在乌克兰南部的水域中存在的物种。 我们在这个领土上损失了一半的森林。”鲁斯兰·斯特里夫特(Ruslan Strifter)说。</text:p>
      <text:p text:style-name="P4">
据他说，正在准备恢复地区的总统，该计划遭受了卡科夫卡水电站大坝的爆炸式苦难。 Mindolyl的搜索正在寻找路径并开发特定的步骤来保护生态系统。</text:p>
      <text:p text:style-name="P4">
<text:span text:style-name="T4">
来源：</text:span>
 <text:a xlink:type="simple" xlink:href="https://www.kmu.gov.ua/news/zbytky-zavdani-dovkilliu-ukrainy-vnaslidok-pidryvu-rosiieiu-hrebli-kakhovskoi-hes-vzhe-stanovliat-ponad-15-mlrd-dolariv-ssha" text:style-name="Internet_20_link" text:visited-style-name="Visited_20_Internet_20_Link">
<text:span text:style-name="T5">
asor portal</text:span>
</text:a>
</text:p>
      <text:p text:style-name="P4">
News Source: <text:a xlink:type="simple" xlink:href="https://armyinform.com.ua/2023/06/23/zbytky-zavdani-dovkillyu-ukrayiny-vnaslidok-pidryvu-rosiyeyu-grebli-kahovskoyi-ges-vzhe-stanovlyat-ponad-15-mlrd-dolariv-ssha/" text:style-name="Internet_20_link" text:visited-style-name="Visited_20_Internet_20_Link">
https://armyinform.com.ua/2023/06/23/zbytky-zavdani-dovkillyu-ukrayiny-vnaslidok-pidryvu-rosiyeyu-grebli-kahovskoyi-ges-vzhe-stanovlyat-ponad-15-mlrd-dolariv-ssha/</text:a>
</text:p>
      <!--NEWS-->
      <text:h text:style-name="P10" text:outline-level="1">
<text:span text:style-name="T4">
反对普里戈宁，通过召开武装叛乱打开了刑事案件</text:span>
</text:h>
      <text:p text:style-name="P4">
作者: Ukrinform (Person)</text:p>
      <text:p text:style-name="P4">
出版商: Укринформ (Organization)</text:p>
      <text:p text:style-name="P4">
出版时间: 2023-06-23T14:17:00+03:00</text:p>
      <text:p text:style-name="P4">
修改时间: 2023-06-23T23:17:00+03:00</text:p>
      <text:p text:style-name="P4">
描述: 俄罗斯的FSB通过呼吁武装叛乱提出针对PEC“ Wagner” Prigogine负责人的刑事案件。  - 乌克林。</text:p>
      <text:p text:style-name="P4">
图片: ['<text:a xlink:type="simple" xlink:href="https://static.ukrinform.com/photos/2022_11/thumb_files/630_360_1668570305-546.jpg" text:style-name="Internet_20_link" text:visited-style-name="Visited_20_Internet_20_Link">
630_360_16685...</text:a>
']</text:p>
      <text:p text:style-name="P4">
标签: ['ФСБ РФ', 'ПВК "Вагнера"', 'Пригожин', 'Війна з Росією']</text:p>
      <text:p text:style-name="P4">
类型: Article</text:p>
      <!--METADATA-->
      <text:p text:style-name="P4">
<draw:frame draw:style-name="fr1" draw:name="Image85" text:anchor-type="as-char" svg:width="6.9236in" svg:height="3.956343in" draw:z-index="0">
<draw:image xlink:href="../Images/yкринформ/2023-06-23T14-17-00-03-00/630_360_1668570305-546.jpg" xlink:type="simple" xlink:show="embed" xlink:actuate="onLoad" draw:mime-type="image/jpeg"/>
</draw:frame>
俄罗斯的FSB通过Zakklik击退了PEC“ Wagner” Prigogine负责人的刑事案件。</text:p>
      <text:p text:style-name="P4">
根据俄罗斯塔斯俄罗斯俄罗斯机构的报道，[电报]报告了(https://t.me/tass_agency/197747)。</text:p>
      <text:p text:style-name="P4">
创始人[Wagner PEC]的陈述(https://www.ukrinform.ua/tag-pvk-vagnera)在国家反恐怖主义委员会中报道，Yevgeny Prigogine成为审理有关武装叛乱的刑事案件的基础。</text:p>
      <text:p text:style-name="P4">
<text:span text:style-name="T4">
另请阅读：</text:span>
 <text:a xlink:type="simple" xlink:href="https://www.ukrinform.ua/rubric-ato/3725467-budanov-konflikt-prigozina-i-minoboroni-rf-e-cilkom-realnim.html" text:style-name="Internet_20_link" text:visited-style-name="Visited_20_Internet_20_Link">
Budanov：冲突<text:span text:style-name="T4">
 Prigogine </text:span>
 A和俄罗斯联邦国防部非常现实</text:a>
正如前一天报道的那样，普里戈金(Prigogin)表示，俄罗斯军队的常规部队服从俄罗斯联邦国防部，击中了“瓦格纳”的部署。 国防部否认了这一点。</text:p>
      <text:p text:style-name="P4">
News Source: <text:a xlink:type="simple" xlink:href="https://www.ukrinform.ua/rubric-world/3727016-proti-prigozina-vidkrili-kriminalnu-spravu-cerez-zaklik-do-zbrojnogo-zakolotu.html" text:style-name="Internet_20_link" text:visited-style-name="Visited_20_Internet_20_Link">
https://www.ukrinform.ua/rubric-world/3727016-proti-prigozina-vidkrili-kriminalnu-spravu-cerez-zaklik-do-zbrojnogo-zakolotu.html</text:a>
</text:p>
      <!--NEWS-->
      <text:h text:style-name="P10" text:outline-level="1">
<text:span text:style-name="T4">
在俄罗斯，记录增加了现金数量-Bloomberg</text:span>
</text:h>
      <text:p text:style-name="P4">
作者: Ukrinform (Person)</text:p>
      <text:p text:style-name="P4">
出版商: Укринформ (Organization)</text:p>
      <text:p text:style-name="P4">
出版时间: 2023-06-23T15:33:00+03:00</text:p>
      <text:p text:style-name="P4">
修改时间: 2023-06-23T23:33:00+03:00</text:p>
      <text:p text:style-name="P4">
描述: 在俄罗斯，现金数量增加，可能与瓦格纳PEC中丧生的亲戚的付款有关。  - 乌克林。</text:p>
      <text:p text:style-name="P4">
图片: ['<text:a xlink:type="simple" xlink:href="https://static.ukrinform.com/photos/2016_02/thumb_files/630_360_1456690247-5644.jpg" text:style-name="Internet_20_link" text:visited-style-name="Visited_20_Internet_20_Link">
630_360_14566...</text:a>
']</text:p>
      <text:p text:style-name="P4">
标签: ['ПВК "Вагнера"', 'Рубль', 'Війна з Росією']</text:p>
      <text:p text:style-name="P4">
类型: Article</text:p>
      <!--METADATA-->
      <text:p text:style-name="P4">
<draw:frame draw:style-name="fr1" draw:name="Image86" text:anchor-type="as-char" svg:width="6.9236in" svg:height="3.956343in" draw:z-index="0">
<draw:image xlink:href="../Images/yкринформ/2023-06-23T15-33-00-03-00/630_360_1456690247-5644.jpg" xlink:type="simple" xlink:show="embed" xlink:actuate="onLoad" draw:mime-type="image/jpeg"/>
</draw:frame>
在俄罗斯人中，可能相互联系的现金增加数量与瓦格纳·佩克斯(Wagner Pecs)战争中丧生的亲戚付款有关。</text:p>
      <text:p text:style-name="P4">
关于它报告<text:a xlink:type="simple" xlink:href="http://www.bloomberg.com/news/articles/2023-06-23/russia-war-economy-awash-with-bags-of-cash-kept-out-of-banks" text:style-name="Internet_20_link" text:visited-style-name="Visited_20_Internet_20_Link">
彭博</text:a>
，报道乌克林福姆。</text:p>
      <text:p text:style-name="P4">
值得注意的是，现金的增加始于2022年9月，即俄罗斯联邦总统下午，通过普京动员，几乎持续了10个月，这与巴赫穆特的斗争相吻合，瓦格纳·佩克(Wagner Pec)的怜悯参加。</text:p>
      <text:p text:style-name="P4">
报道说：“总的来说，在此期间的现金流失比2.2卢安卢布的战前预测高。”</text:p>
      <text:p text:style-name="P4">
瓦格纳PEC受害者家属的赔偿金高达500万卢布。 死者的几个亲戚说，钱通常会给收银员。 建议许多人不要将资金投入银行帐户。</text:p>
      <text:p text:style-name="P4">
<text:span text:style-name="T4">
另请阅读：</text:span>
 [“瓦格纳”与俄罗斯联邦国防部之间的仇恨(https://www.ukrinform.ua/rubric-ato/3718847-vorozneca-miz-vagnerivcami-ta-minoboroni-rf-dosagla-bezprecedentnogo-rivna-rozvidka-britanii.html)特别是，Chelyabinskaya Oksana的居民，其丈夫与其他“ Wagnerians”一起在Bakhmut被杀，他告诉出版物，他不希望税收问题，她没有任何解释金钱来源的文件。 她说：“赌注付了他应该的一切。我们已经买了一间公寓。”</text:p>
      <text:p text:style-name="P4">
据彭博(Bloomberg)称，瓦格纳·佩克(Wagner Pec Yevgeny Prigogin)的创始人在一家公司中证实，他人收到了雇佣军。</text:p>
      <text:p text:style-name="P4">
“来自地区的人们为俄罗斯联邦人民而战，以坐在炉子附近的家中并加热。</text:p>
      <text:p text:style-name="P4">
<text:span text:style-name="T4">
另请阅读：</text:span>
 <text:a xlink:type="simple" xlink:href="https://www.ukrinform.ua/rubric-ato/3723168-vagnerivci-vidmovlautsa-pidpisuvati-kontrakti-popri-rozporadzenna-putina-britanska-rozvidka.html" text:style-name="Internet_20_link" text:visited-style-name="Visited_20_Internet_20_Link">
“ Wagnerivtsi”拒绝签署普京的决议合同 - 英国情报</text:a>
鉴于对银行交易施加的限制，纸质增长的使用变得越来越普遍。 此外，由于其他付款方案仍然有限，现金适用于俄罗斯被监禁的乌克兰地区。正如乌克林福姆报道的那样，欧盟已经引入了11包制裁<text:a xlink:type="simple" xlink:href="https://www.ukrinform.ua/tag-rosia" text:style-name="Internet_20_link" text:visited-style-name="Visited_20_Internet_20_Link">
俄罗斯</text:a>
侵略乌克兰。</text:p>
      <text:p text:style-name="P4">
News Source: <text:a xlink:type="simple" xlink:href="https://www.ukrinform.ua/rubric-world/3726871-u-rosii-rekordno-zris-obsag-gotivki-bloomberg.html" text:style-name="Internet_20_link" text:visited-style-name="Visited_20_Internet_20_Link">
https://www.ukrinform.ua/rubric-world/3726871-u-rosii-rekordno-zris-obsag-gotivki-bloomberg.html</text:a>
</text:p>
      <!--NEWS-->
      <text:h text:style-name="P10" text:outline-level="1">
<text:span text:style-name="T4">
从2022年4月24日起，有2529人已从俄罗斯囚禁中获释</text:span>
</text:h>
      <text:p text:style-name="P4">
作者: ['АРМІЯINFORM']</text:p>
      <text:p text:style-name="P4">
时间: 2023-06-23T16:00:00-04:00</text:p>
      <text:p text:style-name="P4">
描述: Z 24 KVITRY 2022 ROCO在Roboti协调总部的框架中他们说，与乌克兰与乌克兰的战争将在不久是否会在不久的将来与乌克兰战争，他们说，与乌克兰与乌克兰的战争，今天的乌克兰新闻，乌克兰的新闻，乌克兰媒体在俄罗斯的乌克兰新闻</text:p>
      <text:p text:style-name="P4">
图片: ['<text:a xlink:type="simple" xlink:href="https://armyinform.com.ua/wp-content/uploads/2023/06/ede1dc84-5bad-48ba-b923-bc8c870ca3d7.jpg" text:style-name="Internet_20_link" text:visited-style-name="Visited_20_Internet_20_Link">
ede1dc84-5bad-48ba-b923-bc8c870ca3d7.jpg</text:a>
']</text:p>
      <text:p text:style-name="P4">
标签: ['STOPRUSSIA', 'АГРЕСІЯ РФ', 'ВІЙНА', 'ВТОРГНЕННЯ РФ', 'КООРДИНАЦІЙНИЙ ШТАБ З ПИТАНЬ ПОВОДЖЕННЯ З ВІЙСЬКОВОПОЛОНЕНИМИ']</text:p>
      <text:p text:style-name="P4">
类别: News</text:p>
      <!--METADATA-->
      <text:p text:style-name="P4">
<draw:frame draw:style-name="fr1" draw:name="Image87" text:anchor-type="as-char" svg:width="6.9236in" svg:height="3.894525in" draw:z-index="0">
<draw:image xlink:href="../Images/AРМІЯINFORM/2023-06-23T16-00-00-04-00/ede1dc84-5bad-48ba-b923-bc8c870ca3d7.jpg" xlink:type="simple" xlink:show="embed" xlink:actuate="onLoad" draw:mime-type="image/jpeg"/>
</draw:frame>
从2022年4月24日起，有2529人被释放，这是协调总部关于与俄罗斯囚禁解决战俘问题问题的一部分。</text:p>
      <text:p text:style-name="P4">
关于它<text:a xlink:type="simple" xlink:href="https://t.me/Koord_shtab/1307" text:style-name="Internet_20_link" text:visited-style-name="Visited_20_Internet_20_Link">
报告</text:a>
询问战俘的询问总部。</text:p>
      <text:p text:style-name="P4">
其中包括军事人员和平民，难以受伤，在乌克兰一边作战的公民。 我们为所有人和所有人而战，尽一切可能尽快被解雇</text:p>
      <text:p text:style-name="P4">
News Source: <text:a xlink:type="simple" xlink:href="https://armyinform.com.ua/2023/06/23/z-24-kvitnya-2022-roku-z-rosijskoyi-nevoli-zvilneno-vzhe-2529-lyudej/" text:style-name="Internet_20_link" text:visited-style-name="Visited_20_Internet_20_Link">
https://armyinform.com.ua/2023/06/23/z-24-kvitnya-2022-roku-z-rosijskoyi-nevoli-zvilneno-vzhe-2529-lyudej/</text:a>
</text:p>
      <!--NEWS-->
      <text:h text:style-name="P10" text:outline-level="1">
<text:span text:style-name="T4">
普京在Prigogin -Peskov的情况下</text:span>
</text:h>
      <text:p text:style-name="P4">
作者: Ukrinform (Person)</text:p>
      <text:p text:style-name="P4">
出版商: Укринформ (Organization)</text:p>
      <text:p text:style-name="P4">
出版时间: 2023-06-23T16:44:00+03:00</text:p>
      <text:p text:style-name="P4">
修改时间: 2023-06-23T23:44:00+03:00</text:p>
      <text:p text:style-name="P4">
描述: 俄罗斯总统弗拉基米尔·普京（Vladimir Putin）意识到瓦格纳·佩克（Wagner Pec Yevgeny Prigogin）创始人的情况。  - 乌克林。</text:p>
      <text:p text:style-name="P4">
图片: ['<text:a xlink:type="simple" xlink:href="https://static.ukrinform.com/photos/2018_02/thumb_files/630_360_1519407750-9865.jpg" text:style-name="Internet_20_link" text:visited-style-name="Visited_20_Internet_20_Link">
630_360_15194...</text:a>
']</text:p>
      <text:p text:style-name="P4">
标签: ['Путін', 'Росія', 'ПВК "Вагнера"', 'Пригожин']</text:p>
      <text:p text:style-name="P4">
类型: Article</text:p>
      <!--METADATA-->
      <text:p text:style-name="P4">
<draw:frame draw:style-name="fr1" draw:name="Image88" text:anchor-type="as-char" svg:width="6.9236in" svg:height="3.956343in" draw:z-index="0">
<draw:image xlink:href="../Images/yкринформ/2023-06-23T16-44-00-03-00/630_360_1519407750-9865.jpg" xlink:type="simple" xlink:show="embed" xlink:actuate="onLoad" draw:mime-type="image/jpeg"/>
</draw:frame>
弗拉基米尔·普京(Vladimir Putin)意识到瓦格纳·佩克(Wagner Pec Yevgeny Prigogine)的创始人的状况。</text:p>
      <text:p text:style-name="P4">
根据俄罗斯塔斯俄罗斯俄罗斯机构的报道，[电报]报告了(https://t.me/tass_agency/197746)。</text:p>
      <text:p text:style-name="P4">
“俄罗斯总统弗拉基米尔·普京(Vladimir Putin)意识到创始人[Wagner PVC]的情况](https://www.ukrinform.ua/tag-pvk-vagnera)尤金·普里申(Eugene Prigogine)(perpertecrettarputin)DMITRY PESKOV，”消息写道。</text:p>
      <text:p text:style-name="P4">
如[Ukrinform]报道(https://www.ukrinform.ua/rubric-world/3727016-proti-prigozina-vidkrili-kriminalnu-spravu-cerez-zaklik-do-zbrojnogo-zakolotu.html)，俄罗斯的FSB通过呼吁武装叛乱打开了瓦格纳PEC Anti -Term PEC的刑事案件。</text:p>
      <text:p text:style-name="P4">
<text:span text:style-name="T4">
另请阅读：</text:span>
 <text:a xlink:type="simple" xlink:href="https://www.ukrinform.ua/rubric-ato/3725147-prigozin-napraviv-rosijskomu-minoboroni-svij-variant-kontraktu-z-najmancami-rozvidka-britanii.html" text:style-name="Internet_20_link" text:visited-style-name="Visited_20_Internet_20_Link">
<text:span text:style-name="T4">
 Prigogine </text:span>
发送给俄罗斯国防部与雇佣军的“合同”  - 英国的情报</text:a>
在普里申的前夕，俄罗斯军队的常规部队服从俄罗斯联邦国防部，袭击了“瓦格纳”的部署。 阿比斯否认了这一点。</text:p>
      <text:p text:style-name="P4">
News Source: <text:a xlink:type="simple" xlink:href="https://www.ukrinform.ua/rubric-world/3727017-putin-u-kursi-situacii-z-prigozinim-peskov.html" text:style-name="Internet_20_link" text:visited-style-name="Visited_20_Internet_20_Link">
https://www.ukrinform.ua/rubric-world/3727017-putin-u-kursi-situacii-z-prigozinim-peskov.html</text:a>
</text:p>
      <!--NEWS-->
      <text:h text:style-name="P10" text:outline-level="1">
<text:span text:style-name="T4">
FSB对Evgeniy Prigozhin开了刑事案件，涉及民事煽动不服从，称为...</text:span>
</text:h>
      <text:p text:style-name="P4">
作者: liveuamap (Language: en)</text:p>
      <text:p text:style-name="P4">
时间: 2023-06-23T16:47:00</text:p>
      <text:p text:style-name="P4">
地点: Moskva, Moscow (Latitude:55.75311 Longtitude:37.62732)</text:p>
      <text:p text:style-name="P4">
视频: []</text:p>
      <text:p text:style-name="P4">
图片: []</text:p>
      <text:p text:style-name="P4">
标签: ["Central and Eastern Europe", "Russia"]</text:p>
      <text:p text:style-name="P4">
Id: 22571268</text:p>
      <!--METADATA-->
      <text:p text:style-name="P4">
FSB对民事煽动性的Evgeniy Prigozhin开了刑事案件，称PMC Wagner不要遵循Prigozhin命令</text:p>
      <text:p text:style-name="P4">
新闻集链接：<text:a xlink:type="simple" xlink:href="https：\/\/liveuamap.com \/en \/2023 \/23-june-fsb-opend-criminal-case-case-against-evgeniy-prigozhin" text:style-name="Internet_20_link" text:visited-style-name="Visited_20_Internet_20_Link">
https：\/\/liveuamap.com \/en \/2023 \/23-June-fsb-opend-opend-criminal-case-case-case-against-against-evgeniy-prigozhin</text:a>
</text:p>
      <text:p text:style-name="P4">
News Source: <text:a xlink:type="simple" xlink:href="https://t.me/rian_ru/206667" text:style-name="Internet_20_link" text:visited-style-name="Visited_20_Internet_20_Link">
https://t.me/rian_ru/206667</text:a>
</text:p>
      <!--NEWS-->
      <text:h text:style-name="P10" text:outline-level="1">
<text:span text:style-name="T4">
今年，乌克兰人的焦虑已经成长为情绪疲惫和冷漠</text:span>
</text:h>
      <text:p text:style-name="P4">
作者: Ukrinform (Person)</text:p>
      <text:p text:style-name="P4">
出版商: Укринформ (Organization)</text:p>
      <text:p text:style-name="P4">
出版时间: 2023-06-23T16:49:00+03:00</text:p>
      <text:p text:style-name="P4">
修改时间: 2023-06-23T16:49:00+03:00</text:p>
      <text:p text:style-name="P4">
描述: 全面的战争影响了乌克兰人的未来计划，由于不确定性，关键问题仍然是安全和关注。  - 乌克林。</text:p>
      <text:p text:style-name="P4">
图片: ['<text:a xlink:type="simple" xlink:href="https://static.ukrinform.com/photos/2023_06/thumb_files/630_360_1687527112-902.jpg" text:style-name="Internet_20_link" text:visited-style-name="Visited_20_Internet_20_Link">
630_360_16875...</text:a>
']</text:p>
      <text:p text:style-name="P4">
标签: ['Стрес', 'Війна з Росією', 'Психічне здоров’я', 'дослідження']</text:p>
      <text:p text:style-name="P4">
类型: Article</text:p>
      <!--METADATA-->
      <text:p text:style-name="P4">
<draw:frame draw:style-name="fr1" draw:name="Image89" text:anchor-type="as-char" svg:width="6.9236in" svg:height="3.956343in" draw:z-index="0">
<draw:image xlink:href="../Images/yкринформ/2023-06-23T16-49-00-03-00/630_360_1687527112-902.jpg" xlink:type="simple" xlink:show="embed" xlink:actuate="onLoad" draw:mime-type="image/jpeg"/>
</draw:frame>
全面的战争影响了乌克兰人的未来计划，由于不确定性，关键问题仍然是安全和关注。</text:p>
      <text:p text:style-name="P4">
这证明了这一点(https://www.ukrinform.ua/tag-vijna)在乌克兰：思想，经验，行动”，其演讲发生在乌克林形式。</text:p>
      <text:p text:style-name="P4">
Cedos高级Analystra说：“该研究的目的是记录，描述和总结乌克兰经验的经验，以及随着时间的推移经历的变化趋势。”</text:p>
      <text:p text:style-name="P4">
根据她的说法，这项调查从战争开始开始是第五，是基于生命的五个世界公园：身体，包括日常生活和生活，心理，社会，经济和公众。</text:p>
      <text:p text:style-name="P4">
根据研究的结果，与以前的调查相比，接受采访的观点比过去更有可能思考。 为人们提供关键的饮酒仍然是安全的 - 他们自己和亲戚，对未来不确定性的焦虑。</text:p>
      <text:p text:style-name="P4">
据专家称，在全面入侵乌克兰人的三个月内开始适应军事局势。 空气警报已经被接受为“新规范”。</text:p>
      <text:p text:style-name="P4">
公民的焦虑和紧张感是在2023年全面入侵开始时观察到的。 根据Cedos Elizabeth Hassai的分析师的说法，一些受访者试图集中精力并掌握情感以进行生产力。 现在，受访者一直难以计划未来。</text:p>
      <text:p text:style-name="P4">
在社会方面，主要问题涉及与亲戚分离和缺乏沟通的分离，这也引起了焦虑，悲伤，恐惧，孤独。 最困难的是，与亲戚关系所在的人相近或靠近前线的人们的局势。</text:p>
      <text:p text:style-name="P4">
<text:span text:style-name="T4">
另请阅读：</text:span>
 <text:a xlink:type="simple" xlink:href="https://www.ukrinform.ua/rubric-society/3660427-v-ukraini-75-ditej-maut-oznaki-kognitivnogo-stresu.html" text:style-name="Internet_20_link" text:visited-style-name="Visited_20_Internet_20_Link">
乌克兰75％的儿童具有认知压力的迹象</text:a>
在经济领域，乌克兰人对纳拉奇(Narachi)的价格上涨，通过搬家寻找新工作最敏感。根据专家的说法，在公共部门，公民称他们与乌克兰的联系比以前更有意识和明显，他们为国家感到自豪，爱与爱。</text:p>
      <text:p text:style-name="P4">
CEDOS分析师在2023年3月至2月对435位受访者进行了调查。</text:p>
      <text:p text:style-name="P4">
<text:span text:style-name="T4">
另请阅读：</text:span>
 <text:a xlink:type="simple" xlink:href="https://www.ukrinform.ua/rubric-society/3683261-ponad-70-ukrainciv-zivut-iz-vidcuttam-napruzenosti-j-stresu-zelenska.html" text:style-name="Internet_20_link" text:visited-style-name="Visited_20_Internet_20_Link">
超过70％的乌克兰人生活在YSTRE的紧张感 -  Zelensk</text:a>
总共，从完整的协调开始就进行了五波研究。 特别是<text:a xlink:type="simple" xlink:href="http://cedos.org.ua/researches/pershi-dni-povnomasshtabnoyi-vijny-v-ukrayini-dumky-perezhyvannya-diyi-analitychna-zapyska-z-pershymy-rezultatamy-doslidzhennya/" text:style-name="Internet_20_link" text:visited-style-name="Visited_20_Internet_20_Link">
第一项研究</text:a>
它发生在2022年2月24日，2022年2月24日之后的前两周 -  <text:a xlink:type="simple" xlink:href="http://cedos.org.ua/researches/try-misyaczi-povnomasshtabnoyi-vijny-v-ukrayini-dumky-perezhyvannya-diyi/" text:style-name="Internet_20_link" text:visited-style-name="Visited_20_Internet_20_Link">
第二波</text:a>
。 <text:a xlink:type="simple" xlink:href="http://cedos.org.ua/researches/shist-misyacziv-povnomasshtabnoyi-vijny-v-ukrayini-dumky-perezhyvannya-diyi/" text:style-name="Internet_20_link" text:visited-style-name="Visited_20_Internet_20_Link">
第三波</text:a>
全部从2022年开始，<text:a xlink:type="simple" xlink:href="http://cedos.org.ua/researches/devyat-misyacziv-povnomasshtabnoyi-vijny-v-ukrayini-dumky-perezhyvannya-diyi/" text:style-name="Internet_20_link" text:visited-style-name="Visited_20_Internet_20_Link">
第四</text:a>
\ -2022。</text:p>
      <text:p text:style-name="P4">
Cedos是一个独立的分析中心，也是一个自2010年以来一直致力于发展问题的社区。 该中心的目的是找到系统性的因果问题和解决方案的选择。</text:p>
      <text:p text:style-name="P4">
News Source: <text:a xlink:type="simple" xlink:href="https://www.ukrinform.ua/rubric-society/3726846-cogoric-trivoga-ukrainciv-pererosla-v-emocijne-visnazenna-ta-apatiu.html" text:style-name="Internet_20_link" text:visited-style-name="Visited_20_Internet_20_Link">
https://www.ukrinform.ua/rubric-society/3726846-cogoric-trivoga-ukrainciv-pererosla-v-emocijne-visnazenna-ta-apatiu.html</text:a>
</text:p>
      <!--NEWS-->
      <text:h text:style-name="P10" text:outline-level="1">
<text:span text:style-name="T4">
乌克兰的鸡蛋和鸡肉由于能源价格上涨而上升 - 个人资料协会</text:span>
</text:h>
      <text:p text:style-name="P4">
作者: Ukrinform (Person)</text:p>
      <text:p text:style-name="P4">
出版商: Укринформ (Organization)</text:p>
      <text:p text:style-name="P4">
出版时间: 2023-06-23T16:51:00+03:00</text:p>
      <text:p text:style-name="P4">
修改时间: 2023-06-23T16:51:00+03:00</text:p>
      <text:p text:style-name="P4">
描述: 在乌克兰，鸡蛋和鸡肉的价格将由于增加工业消费者电力的边际价格而增加，并将税率返还到战前水平。  - 乌克林。</text:p>
      <text:p text:style-name="P4">
图片: ['<text:a xlink:type="simple" xlink:href="https://static.ukrinform.com/photos/2023_06/thumb_files/630_360_1687528694-410.jpg" text:style-name="Internet_20_link" text:visited-style-name="Visited_20_Internet_20_Link">
630_360_16875...</text:a>
']</text:p>
      <text:p text:style-name="P4">
标签: ['Ціни', 'Енергетика', 'Яйця', 'Курятина']</text:p>
      <text:p text:style-name="P4">
类型: Article</text:p>
      <!--METADATA-->
      <text:p text:style-name="P4">
<draw:frame draw:style-name="fr1" draw:name="Image92" text:anchor-type="as-char" svg:width="6.9236in" svg:height="3.956343in" draw:z-index="0">
<draw:image xlink:href="../Images/yкринформ/2023-06-23T16-51-00-03-00/630_360_1687528694-410.jpg" xlink:type="simple" xlink:show="embed" xlink:actuate="onLoad" draw:mime-type="image/jpeg"/>
</draw:frame>
在乌克兰，鸡蛋和鸡肉将由于工业消费者的naelectricas少量价格上涨以及将税收税返还给燃料而增加。</text:p>
      <text:p text:style-name="P4">
根据乌克林福姆的说法，据报道<text:a xlink:type="simple" xlink:href="https://www.poultryukraine.com/ua/about-association/association-news/2023/06/association-news_9492.html" text:style-name="Internet_20_link" text:visited-style-name="Visited_20_Internet_20_Link">
乌克兰大豆协会的新闻服务“</text:a>
。</text:p>
      <text:p text:style-name="P4">
值得注意的是，在7月，乌克兰家禽分支机构增长了增加产品结构使用的负面变化而增加能源成本的影响，自八月以来，制造商将被迫提高家禽产品的价格和零售价格最终消费者应支付自己的生产成本。</text:p>
      <text:p text:style-name="P4">
该协会补充说，在家禽生产的成本结构中，电子产品从7％到12％，而某些类型的产品则需要30％。 但是，生产<text:a xlink:type="simple" xlink:href="https://www.ukrinform.ua/tag-produkti" text:style-name="Internet_20_link" text:visited-style-name="Visited_20_Internet_20_Link">
产品</text:a>
家禽是从不同阶段制成的，因此成本层将增加，因此，“几何发展”的最终产量成本将增加。 生产商将增加对产品最终消费者的电力成本，因为他们自己对增长价格的保留已经耗尽。</text:p>
      <text:p text:style-name="P4">
此外，从2023年7月1日起，计划将税款退还给加油。 对于家禽养殖，谷物，油料种子和加工产品的前提的主要负面影响，这是复合饲料的基础，是家禽产品成本的最高份额。其他组件的成本构成了生产成本家禽和鸡蛋会增加。</text:p>
      <text:p text:style-name="P4">
该协会认为，能源成本预期的情况不仅可以消除成就，而且还可以使该行业恢复空间并减少农场企业所拥有的家禽人口。家禽联盟主张引入暂停价格提高(关税)在戒严能力市场中。 这将使家禽产品能够保留现有的，甚至可以在某种程度上生产生产，确保该国的粮食安全，继续出口产品并保持稳定的价格。</text:p>
      <text:p text:style-name="P4">
<text:span text:style-name="T4">
另请阅读：</text:span>
 <text:a xlink:type="simple" xlink:href="https://www.ukrinform.ua/rubric-economy/3723164-v-ukraini-cini-na-ajca-znizuutsa-drugij-misac-pospil.html" text:style-name="Internet_20_link" text:visited-style-name="Visited_20_Internet_20_Link">
以乌克兰的价格<text:span text:style-name="T4">
鸡蛋</text:span>
减少了第二个月</text:a>
正如乌克林福姆报道的，2023年5月31日，国家能源和公用事业领域的国家能源委员会(Nercerp)她决定从2023年6月30日起取消电力市场的价格限制。 这些限制实际上是根据20122年2月25日的第332号决议，该决议将边际价格设定为MVT小时的UAH 2,000级。最低负载为小时，MVT小时的MVT小时为4000。 几个小时的最大负载。</text:p>
      <text:p text:style-name="P4">
2022年9月，乌克兰的Verkhovna Rada批准了7668-D法案(目前《乌克兰法律》第2618-IX号法律)这取消了两个阶段的燃油税收优惠。 根据2023年7月1日的法律，第二阶段将在乌克兰开始，届时消费税将续签到战前水平，增值税率最高为20％。</text:p>
      <text:p text:style-name="P4">
News Source: <text:a xlink:type="simple" xlink:href="https://www.ukrinform.ua/rubric-economy/3726860-ajca-i-kuratina-v-ukraini-zdorozcaut-cerez-zrostanna-cin-na-energoresursi-profilna-asociacia.html" text:style-name="Internet_20_link" text:visited-style-name="Visited_20_Internet_20_Link">
https://www.ukrinform.ua/rubric-economy/3726860-ajca-i-kuratina-v-ukraini-zdorozcaut-cerez-zrostanna-cin-na-energoresursi-profilna-asociacia.html</text:a>
</text:p>
      <!--NEWS-->
      <text:h text:style-name="P10" text:outline-level="1">
<text:span text:style-name="T4">
在基辅地区开始在损坏的房屋炮击中安装窗户</text:span>
</text:h>
      <text:p text:style-name="P4">
作者: Ukrinform (Person)</text:p>
      <text:p text:style-name="P4">
出版商: Укринформ (Organization)</text:p>
      <text:p text:style-name="P4">
出版时间: 2023-06-23T16:51:22+03:00</text:p>
      <text:p text:style-name="P4">
修改时间: 2023-06-23T16:51:22+03:00</text:p>
      <text:p text:style-name="P4">
描述: 在基辅地区，在非营利组织全球授权任务（GEM）的支持下，与霍华德·巴菲特基金会（HGBF）合作，窗户安装在俄罗斯房屋损坏的房屋中。  - 乌克林。</text:p>
      <text:p text:style-name="P4">
图片: ['<text:a xlink:type="simple" xlink:href="https://static.ukrinform.com/photos/2023_06/thumb_files/630_360_1687528136-437.jpg" text:style-name="Internet_20_link" text:visited-style-name="Visited_20_Internet_20_Link">
630_360_16875...</text:a>
']</text:p>
      <text:p text:style-name="P4">
标签: ['Житло', 'Київщина', 'Відбудова']</text:p>
      <text:p text:style-name="P4">
类型: Article</text:p>
      <!--METADATA-->
      <text:p text:style-name="P4">
<draw:frame draw:style-name="fr1" draw:name="Image93" text:anchor-type="as-char" svg:width="6.9236in" svg:height="3.956343in" draw:z-index="0">
<draw:image xlink:href="../Images/yкринформ/2023-06-23T16-51-22-03-00/630_360_1687528136-437.jpg" xlink:type="simple" xlink:show="embed" xlink:actuate="onLoad" draw:mime-type="image/jpeg"/>
</draw:frame>
在非营利组织全球授权任务的支持下，在基辅地区(宝石)与霍华德·巴菲特基金会合作(HGBF)开始在俄罗斯炮击房屋损坏的情况下安装窗户。</text:p>
      <text:p text:style-name="P4">
根据[Facebook]的Kyiv地区军事管理部门负责人Ruslan Kravchenko的说法，乌克兰·克拉夫琴科(Ruslan Kravchenko)表示。(https://www.facebook.com/RuslanKravchenkoKyiv/posts/pfbid02iEsdHj6MFxeKvDigcEfEzJBnVoVvFEd8wzm1MwLdxrUXexuyoWgwxtjCCXfLrGsbl)据他说：“目前，布坎地区有131套公寓。 住房受到包裹敌人目标倒塌的影响。公寓将安装550多个新的铲斗窗户。”</text:p>
      <text:p text:style-name="P4">
OVA负责人说：“在基辅地区的许多教育机构中，将取代250多个窗户结构。尤其是在有视觉障碍儿童的Boyar Special School，Rzhyshchiv Tabrovar Professional Lyceums中。”</text:p>
      <text:p text:style-name="P4">
据他说，“所有工作都计划在较短的情况下完成”。</text:p>
      <text:p text:style-name="P4">
他回忆说：“在5月底，他们同意全球授权任务Mike Kappon，即<text:a xlink:type="simple" xlink:href="https://www.ukrinform.ua/tag-kiivsina" text:style-name="Internet_20_link" text:visited-style-name="Visited_20_Internet_20_Link">
Kyiv地区</text:a>
将获得价值100万美元的Windows。 对于全面入侵俄罗斯损坏的物体的建立。”</text:p>
      <text:p text:style-name="P4">
<text:span text:style-name="T4">
另请阅读：</text:span>
 <text:a xlink:type="simple" xlink:href="https://www.ukrinform.ua/rubric-vidbudova/3726414-buca-makariv-visgorod-ogolosili-persi-vidkriti-torgi-na-vidbudovu-zrujnovanogo-zitla.html" text:style-name="Internet_20_link" text:visited-style-name="Visited_20_Internet_20_Link">
<text:span text:style-name="T4">
 Bucha </text:span>
，Makariv，Vyshgorod：宣布第一个开放式 - 重建被摧毁的住房的端口</text:a>
“还计划在欧文(Irpen)安装新窗户，这是俄罗斯人最扩展的窗户之一。 在下一个乌克兰城市中，类似的GEM和HGBF项目也实施：Poltava，Zaporozhye，Nikolaev，Kharkiv和Uman。”</text:p>
      <text:p text:style-name="P4">
Kravchenko感谢“国际合作伙伴的建设性和高效工作”。 奥瓦(Ova)强调说：“我们在一起竭尽全力使人们回来，过着惯常的生活并感到相对安全。”</text:p>
      <text:p text:style-name="P4">
正如乌克林福姆(Ukrinform)报道的，6月<text:a xlink:type="simple" xlink:href="https://www.ukrinform.ua/rubric-vidbudova/3724179-na-kiivsini-zapustili-vidbudovu-somogo-bagatokvartirnogo-budinku-kostom-united24.html" text:style-name="Internet_20_link" text:visited-style-name="Visited_20_Internet_20_Link">
基辅地区已经在18座公寓楼发起了一个重建的，</text:a>
Yakivvidi是使用United24建造的。</text:p>
      <text:p text:style-name="P4">
News Source: <text:a xlink:type="simple" xlink:href="https://www.ukrinform.ua/rubric-vidbudova/3726858-na-kiivsini-pocali-vstanovluvati-vikna-u-poskodzenih-obstrilami-budinkah.html" text:style-name="Internet_20_link" text:visited-style-name="Visited_20_Internet_20_Link">
https://www.ukrinform.ua/rubric-vidbudova/3726858-na-kiivsini-pocali-vstanovluvati-vikna-u-poskodzenih-obstrilami-budinkah.html</text:a>
</text:p>
      <!--NEWS-->
      <text:h text:style-name="P10" text:outline-level="1">
<text:span text:style-name="T4">
俄罗斯愤世嫉俗地忽略了联合国及其人道主义使命的存在-Vereshchuk</text:span>
</text:h>
      <text:p text:style-name="P4">
作者: Ukrinform (Person)</text:p>
      <text:p text:style-name="P4">
出版商: Укринформ (Organization)</text:p>
      <text:p text:style-name="P4">
出版时间: 2023-06-23T16:53:28+03:00</text:p>
      <text:p text:style-name="P4">
修改时间: 2023-06-23T16:53:28+03:00</text:p>
      <text:p text:style-name="P4">
描述: 俄罗斯愤世嫉俗的人忽略了联合国及其人道主义使命的事实，因此尚不清楚为什么它是该组织的一部分。  - 乌克林。</text:p>
      <text:p text:style-name="P4">
图片: ['<text:a xlink:type="simple" xlink:href="https://static.ukrinform.com/photos/2023_05/thumb_files/630_360_1685552273-524.jpg" text:style-name="Internet_20_link" text:visited-style-name="Visited_20_Internet_20_Link">
630_360_16855...</text:a>
']</text:p>
      <text:p text:style-name="P4">
标签: ['ООН', 'Верещук', 'Війна з Росією']</text:p>
      <text:p text:style-name="P4">
类型: Article</text:p>
      <!--METADATA-->
      <text:p text:style-name="P4">
<draw:frame draw:style-name="fr1" draw:name="Image96" text:anchor-type="as-char" svg:width="6.9236in" svg:height="3.956343in" draw:z-index="0">
<draw:image xlink:href="../Images/yкринформ/2023-06-23T16-53-28-03-00/630_360_1685552273-524.jpg" xlink:type="simple" xlink:show="embed" xlink:actuate="onLoad" draw:mime-type="image/jpeg"/>
</draw:frame>
Ruiacinic忽略了联合国及其人道主义使命的事实，因此很明显为什么它是该组织的一部分。</text:p>
      <text:p text:style-name="P4">
这是由Viceremier-Minister Minister的临时领土重新融合Irina Vereshchuk的统治，Ukrinform的报告，参考<text:a xlink:type="simple" xlink:href="http://minre.gov.ua/2023/06/23/viczepremyerka-iryna-vereshhuk-yakshho-rosiya-ignoruye-oon-to-navishho-vona-perebuvaye-u-skladi-cziyeyi-organizacziyi/" text:style-name="Internet_20_link" text:visited-style-name="Visited_20_Internet_20_Link">
site</text:a>
办公室。</text:p>
      <text:p text:style-name="P4">
“俄罗斯人故意炸毁了卡科夫卡水力发电站，这引起了大规模的技术崩溃。 他们不开放人道主义走廊。 他们不允许国际人道主义组织协助受害者。 国际法的中心忽视。 这是愤世嫉俗的，忽略了事实的事实<text:a xlink:type="simple" xlink:href="https://www.ukrinform.ua/tag-oon" text:style-name="Internet_20_link" text:visited-style-name="Visited_20_Internet_20_Link">
un</text:a>
她的人道主义使命。” Vereshchuk强调。</text:p>
      <text:p text:style-name="P4">
*!(https://www.ukrinform.ua/rubric-polytics/3725012-v-oon-ne-poasnili-comu-rosia-ne-dopuskae-gumanitarni-misii-na-okupovani-teritorii.html)据她说，因此，出现了一个问题，即为什么俄罗斯在联合国的作品中为何在联合国组成，或者为什么有一个组织，其中包括一个忽略国际法和联合国本身的国家。 “绝对显而易见的是，在我们胜利之后，国际人道主义法和国际人道主义组织的作用将受到重大修改，”  - 苏格瓦拉格拉瓦(Summuvuvalaglava)重返社会部。</text:p>
      <text:p text:style-name="P4">
*!(https://www.ukrinform.ua/rubric-polytics/3726799-rf-fakticno-povnistu-kontrolue-sekretariat-oon-de-pracuut-majze-400-rosian-elcenko.html)据报道，Podryvkakhov水力发电厂进行了俄罗斯军队，反对6月6日。 由于内部机器大厅的爆炸，车站被完全摧毁。</text:p>
      <text:p text:style-name="P4">
乌克兰炸开的损失是卡克霍夫斯卡亚水力发电发电厂的爆炸量约为15亿美元，但这不是最终金额。</text:p>
      <text:p text:style-name="P4">
News Source: <text:a xlink:type="simple" xlink:href="https://www.ukrinform.ua/rubric-polytics/3726859-rosia-cinicno-ignorue-fakt-isnuvanna-oon-ta-ii-gumanitarnoi-misii-veresuk.html" text:style-name="Internet_20_link" text:visited-style-name="Visited_20_Internet_20_Link">
https://www.ukrinform.ua/rubric-polytics/3726859-rosia-cinicno-ignorue-fakt-isnuvanna-oon-ta-ii-gumanitarnoi-misii-veresuk.html</text:a>
</text:p>
      <!--NEWS-->
      <text:h text:style-name="P10" text:outline-level="1">
<text:span text:style-name="T4">
在尼古拉夫，汽车市场上有大规模的火灾</text:span>
</text:h>
      <text:p text:style-name="P4">
作者: Ukrinform (Person)</text:p>
      <text:p text:style-name="P4">
出版商: Укринформ (Organization)</text:p>
      <text:p text:style-name="P4">
出版时间: 2023-06-23T16:54:00+03:00</text:p>
      <text:p text:style-name="P4">
修改时间: 2023-06-23T16:54:00+03:00</text:p>
      <text:p text:style-name="P4">
描述: 在尼古拉夫，汽车市场领土上的汽车车间和仓库正在燃烧。  - 乌克林。</text:p>
      <text:p text:style-name="P4">
图片: ['<text:a xlink:type="simple" xlink:href="https://static.ukrinform.com/photos/2023_06/thumb_files/630_360_1687528006-117.jpeg" text:style-name="Internet_20_link" text:visited-style-name="Visited_20_Internet_20_Link">
630_360_16875...</text:a>
']</text:p>
      <text:p text:style-name="P4">
标签: ['Миколаїв', 'Пожежа', 'Авторинок']</text:p>
      <text:p text:style-name="P4">
类型: Article</text:p>
      <!--METADATA-->
      <text:p text:style-name="P4">
<draw:frame draw:style-name="fr1" draw:name="Image97" text:anchor-type="as-char" svg:width="6.9236in" svg:height="3.956343in" draw:z-index="0">
<draw:image xlink:href="../Images/yкринформ/2023-06-23T16-54-00-03-00/630_360_1687528006-117.jpeg" xlink:type="simple" xlink:show="embed" xlink:actuate="onLoad" draw:mime-type="image/jpeg"/>
</draw:frame>
Mimkolaiv在汽车市场领土上烧毁了汽车车间和仓库。</text:p>
      <text:p text:style-name="P4">
关于它报告了[Telegram] Nikolaev地区乌克兰的州紧急服务(https://t.me/dsns_mykolaiv/1966)，乌克林通讯员报告。</text:p>
      <text:p text:style-name="P4">
“在尼古拉，在作者身份领土的汽车车间和仓库 - 消防员迅速消除了<text:a xlink:type="simple" xlink:href="https://www.ukrinform.ua/tag-pozeza" text:style-name="Internet_20_link" text:visited-style-name="Visited_20_Internet_20_Link">
火</text:a>
在300平方米的区域。 m。...五个国家消防和救援部队的分支，这是操作和协调中心的另一个变化。 此外，消息还涉及到水道，车祸，一辆空中灭火的汽车，战术机器人Magirus Wolf -r，一辆汽车升空消防员的汽车。</text:p>
      <text:p text:style-name="P4">
消防人员设法将大火定位在300平方米的面积上。 M，在14：06治疗。 由于及时的措施，不允许尺度和大火传播到场所。</text:p>
      <text:p text:style-name="P4">
<text:span text:style-name="T4">
另请阅读：</text:span>
 [在<text:span text:style-name="T4">
 khmelnytskyi </text:span>
 <text:span text:style-name="T4">
 </text:span>
 <text:span text:style-name="T4">
 </text:span>
 <text:span text:style-name="T4">
跌落</text:span>
 <text:span text:style-name="T4">
 frection </text:span>
 frection <text:span text:style-name="T4">
<text:span text:style-name="T5">
敲门</text:span>
* </text:span>
 <text:span text:style-name="T4">
 </text:span>
导弹<text:span text:style-name="T4">
 </text:span>
 <text:span text:style-name="T4">
 </text:span>
有<text:span text:style-name="T4">
 </text:span>
 <text:span text:style-name="T4">
 火 </text:span>
(https://www.ukrinform.ua/rubric-regions/3726654-na-hmelniccini-vnaslidok-padinna-ulamkiv-zbitih-raket-vinikla-pozeza.html)据说，该信息涉及14个SES和57名救援人员，并介绍了这一信息。</text:p>
      <text:p text:style-name="P4">
正如乌克林福姆报道的那样，由于维修工作，在哈尔基夫(Kharkiv)在哈尔基夫(Kharkiv)(https://www.ukrinform.ua/rubric-regions/3725734-u-harkovi-cerez-udar-bliskavki-zagorivsa-gazogin.html)，汽油被汽油捕获。</text:p>
      <text:p text:style-name="P4">
News Source: <text:a xlink:type="simple" xlink:href="https://www.ukrinform.ua/rubric-regions/3726857-u-mikolaevi-vinikla-masstabna-pozeza-na-avtorinku.html" text:style-name="Internet_20_link" text:visited-style-name="Visited_20_Internet_20_Link">
https://www.ukrinform.ua/rubric-regions/3726857-u-mikolaevi-vinikla-masstabna-pozeza-na-avtorinku.html</text:a>
</text:p>
      <!--NEWS-->
      <text:h text:style-name="P10" text:outline-level="1">
<text:span text:style-name="T4">
在赫尔森，由于运输企业的炮击而导致的死亡人数增加到三个</text:span>
</text:h>
      <text:p text:style-name="P4">
作者: Ukrinform (Person)</text:p>
      <text:p text:style-name="P4">
出版商: Укринформ (Organization)</text:p>
      <text:p text:style-name="P4">
出版时间: 2023-06-23T16:58:00+03:00</text:p>
      <text:p text:style-name="P4">
修改时间: 2023-06-23T16:58:00+03:00</text:p>
      <text:p text:style-name="P4">
描述: 在早晨，俄罗斯Arteiber在赫森死亡的另一名运输企业的雇员受伤。 因此，死亡人数增加到三个。  - 乌克林。</text:p>
      <text:p text:style-name="P4">
图片: ['<text:a xlink:type="simple" xlink:href="https://static.ukrinform.com/photos/2023_06/thumb_files/630_360_1687528748-365.jpg" text:style-name="Internet_20_link" text:visited-style-name="Visited_20_Internet_20_Link">
630_360_16875...</text:a>
']</text:p>
      <text:p text:style-name="P4">
标签: ['Херсон', 'Загибель', 'Війна з Росією']</text:p>
      <text:p text:style-name="P4">
类型: Article</text:p>
      <!--METADATA-->
      <text:p text:style-name="P4">
<draw:frame draw:style-name="fr1" draw:name="Image103" text:anchor-type="as-char" svg:width="6.9236in" svg:height="3.956343in" draw:z-index="0">
<draw:image xlink:href="../Images/yкринформ/2023-06-23T16-58-00-03-00/630_360_1687528748-365.jpg" xlink:type="simple" xlink:show="embed" xlink:actuate="onLoad" draw:mime-type="image/jpeg"/>
</draw:frame>
Khersonipomer有另一名运输企业的工人在俄罗斯的早晨文章中受伤。 因此，死亡人数增加到三个。</text:p>
      <text:p text:style-name="P4">
这是在[电报]中报道的(http://t.me/olexandrprokudin/777)乌克林福姆报道，教会负责人Oleksandr Proudin。</text:p>
      <text:p text:style-name="P4">
“一家53岁的运输企业工人的核心在医疗机构停了下来，该机构今天向俄罗斯恐怖分子开枪。医生使挽救一个人的生命成为可能。不幸的是，伤口太重要了，”  - 说。 OVA的头。</text:p>
      <text:p text:style-name="P4">
<text:span text:style-name="T4">
另请阅读：</text:span>
 <text:a xlink:type="simple" xlink:href="https://www.ukrinform.ua/rubric-ato/3726612-vnoci-rosiani-obstrilali-okolici-zaporizza.html" text:style-name="Internet_20_link" text:visited-style-name="Visited_20_Internet_20_Link">
夜晚俄罗斯人<text:span text:style-name="T4">
射击</text:span>
 Zaporozhye的FIR环境</text:a>
据乌克林福姆报道，6月23日上午10点左右，俄罗斯军队在[<text:a xlink:type="simple" xlink:href="https://www.ukrinform.ua/tag-herson" text:style-name="Internet_20_link" text:visited-style-name="Visited_20_Internet_20_Link">
Kherson</text:a>
结果，这名55岁男子被杀，五人受伤。 随后，医院死于43岁。</text:p>
      <text:p text:style-name="P4">
News Source: <text:a xlink:type="simple" xlink:href="https://www.ukrinform.ua/rubric-ato/3726861-u-hersoni-kilkist-zagiblih-vnaslidok-obstrilu-transportnogo-pidpriemstva-zbilsilasa-do-troh.html" text:style-name="Internet_20_link" text:visited-style-name="Visited_20_Internet_20_Link">
https://www.ukrinform.ua/rubric-ato/3726861-u-hersoni-kilkist-zagiblih-vnaslidok-obstrilu-transportnogo-pidpriemstva-zbilsilasa-do-troh.html</text:a>
</text:p>
      <!--NEWS-->
      <text:h text:style-name="P10" text:outline-level="1">
<text:span text:style-name="T4">
俄罗斯人在宗园桥上架起了蓬顿的过境点</text:span>
</text:h>
      <text:p text:style-name="P4">
作者: Ukrinform (Person)</text:p>
      <text:p text:style-name="P4">
出版商: Укринформ (Organization)</text:p>
      <text:p text:style-name="P4">
出版时间: 2023-06-23T16:59:00+03:00</text:p>
      <text:p text:style-name="P4">
修改时间: 2023-06-23T16:59:00+03:00</text:p>
      <text:p text:style-name="P4">
描述: 俄罗斯入侵者在6月22日昨天上午对Chongar桥进行了打击后，竖起了浮桥的穿越。  - 乌克林。</text:p>
      <text:p text:style-name="P4">
图片: ['<text:a xlink:type="simple" xlink:href="https://static.ukrinform.com/photos/2023_06/thumb_files/630_360_1687437058-446.jpg" text:style-name="Internet_20_link" text:visited-style-name="Visited_20_Internet_20_Link">
630_360_16874...</text:a>
']</text:p>
      <text:p text:style-name="P4">
标签: ['Чонгар', 'Міст', 'Війна з Росією']</text:p>
      <text:p text:style-name="P4">
类型: Article</text:p>
      <!--METADATA-->
      <text:p text:style-name="P4">
<draw:frame draw:style-name="fr1" draw:name="Image104" text:anchor-type="as-char" svg:width="6.9236in" svg:height="3.956343in" draw:z-index="0">
<draw:image xlink:href="../Images/yкринформ/2023-06-23T16-59-00-03-00/630_360_1687437058-446.jpg" xlink:type="simple" xlink:show="embed" xlink:actuate="onLoad" draw:mime-type="image/jpeg"/>
</draw:frame>
俄罗斯 - 座位在6月22日昨天上午施加了宗教桥之后，竖起了浮桥的穿越。</text:p>
      <text:p text:style-name="P4">
这是在广播自由项目的电报中报道的<text:a xlink:type="simple" xlink:href="https://t.me/cxemu/3471" text:style-name="Internet_20_link" text:visited-style-name="Visited_20_Internet_20_Link">
“方案”</text:a>
，报道乌克林福姆。</text:p>
      <text:p text:style-name="P4">
《邮报》上写道：“ 6月23日，《星球实验室》卫星记录了一个新的浮桥十字路口，建于Chongar桥下。”</text:p>
      <text:p text:style-name="P4">
<text:span text:style-name="T4">
另请阅读：</text:span>
 <text:a xlink:type="simple" xlink:href="https://www.ukrinform.ua/rubric-crimea/3726341-u-merezi-opriludnili-moment-udaru-po-congarskomu-mostu.html" text:style-name="Internet_20_link" text:visited-style-name="Visited_20_Internet_20_Link">
在网络中发布了<text:span text:style-name="T4">
 Chongar </text:span>
桥的影响时刻</text:a>
可以澄清的是，先前拍摄的卫星图像表明，在[桥]上风后，入侵者正在越过(https://www.ukrinform.ua/tag-mist) .</text:p>
      <text:p text:style-name="P4">
这些图片还可以在附近的Chongar桥上看到炮击的痕迹。</text:p>
      <text:p text:style-name="P4">
<text:span text:style-name="T4">
另请阅读：</text:span>
 <text:a xlink:type="simple" xlink:href="https://www.ukrinform.ua/rubric-crimea/3726443-cubarov-zagarbniki-rozgubleni-pidriv-congarskogo-mostu-duze-uskladniv-ihnu-logistiku.html" text:style-name="Internet_20_link" text:visited-style-name="Visited_20_Internet_20_Link">
Chubarov：入侵者感到困惑，破坏了Chongar桥使他们的后勤工作变得复杂</text:a>
正如乌克林福姆报道的那样，在Chongar桥上连接了临时加热的克里米亚和乌克兰大陆的<text:a xlink:type="simple" xlink:href="https://www.ukrinform.ua/rubric-crimea/3726088-na-congarskomu-mostu-perekritij-ruh-okupanti-povidomili-pro-prilit.html" text:style-name="Internet_20_link" text:visited-style-name="Visited_20_Internet_20_Link">
被击中，桥的运动被转变了</text:a>
 .</text:p>
      <text:p text:style-name="P4">
News Source: <text:a xlink:type="simple" xlink:href="https://www.ukrinform.ua/rubric-crimea/3726868-rosiani-zveli-pontonnu-perepravu-pisla-udaru-po-congarskomu-mostu.html" text:style-name="Internet_20_link" text:visited-style-name="Visited_20_Internet_20_Link">
https://www.ukrinform.ua/rubric-crimea/3726868-rosiani-zveli-pontonnu-perepravu-pisla-udaru-po-congarskomu-mostu.html</text:a>
</text:p>
      <!--NEWS-->
      <text:h text:style-name="P10" text:outline-level="1">
<text:span text:style-name="T4">
将有人员决定：Zelensky关于NSDC考虑与避难所的考虑</text:span>
</text:h>
      <text:p text:style-name="P4">
作者: Ukrinform (Person)</text:p>
      <text:p text:style-name="P4">
出版商: Укринформ (Organization)</text:p>
      <text:p text:style-name="P4">
出版时间: 2023-06-23T17:00:00+03:00</text:p>
      <text:p text:style-name="P4">
修改时间: 2023-06-23T17:00:00+03:00</text:p>
      <text:p text:style-name="P4">
描述: 沃迪米尔·泽伦斯基（Volodymyr Zelensky）总统说，在全国范围内，存储库检查的结论将令人失望，相关的人员决定将是。  - 乌克林。</text:p>
      <text:p text:style-name="P4">
图片: ['<text:a xlink:type="simple" xlink:href="https://static.ukrinform.com/photos/2023_06/thumb_files/630_360_1687535517-265.jpeg" text:style-name="Internet_20_link" text:visited-style-name="Visited_20_Internet_20_Link">
630_360_16875...</text:a>
']</text:p>
      <text:p text:style-name="P4">
标签: ['РНБО', 'Зеленський', 'Укриття', 'Війна з Росією']</text:p>
      <text:p text:style-name="P4">
类型: Article</text:p>
      <!--METADATA-->
      <text:p text:style-name="P4">
<draw:frame draw:style-name="fr1" draw:name="Image107" text:anchor-type="as-char" svg:width="6.9236in" svg:height="3.956343in" draw:z-index="0">
<draw:image xlink:href="../Images/yкринформ/2023-06-23T17-00-00-03-00/630_360_1687535517-265.jpeg" xlink:type="simple" xlink:show="embed" xlink:actuate="onLoad" draw:mime-type="image/jpeg"/>
</draw:frame>
总统洛德米尔·泽伦斯基(Lordimir Zelensky)表示，全国各地仓库结果的结论将令人失望，将会有适当的人员决定。</text:p>
      <text:p text:style-name="P4">
他在[视频消息]中说明了这一点(https://t.me/V_Zelenskiy_official/6690)乌克林福姆报道，根据国家安全和国防委员会会议的结果。</text:p>
      <text:p text:style-name="P4">
<text:span text:style-name="T5">
viso：<text:a xlink:type="simple" xlink:href="http://t.me/V_Zelenskiy_official/6690" text:style-name="Internet_20_link" text:visited-style-name="Visited_20_Internet_20_Link">
电报总统办公室</text:a>
</text:span>
</text:p>
      <text:p text:style-name="P4">
“今天，他们考虑了地区，地区和城市的庇护所，而Yakivorog正在恐吓最密集的地区。 这些结论几乎在全国各地令人失望。这既是基辅，Zaporozhye，Kharkiv，Dnipro和Konotop，又是Bila Tserkva，以及多种不同的城市。 在那些拥有大量财务资源的城市中，尤其是愤世嫉俗和可耻的情况，但不幸的是，其他优先事项。 人事决定将进行。”  -  [Zelensky]说。(https://www.ukrinform.ua/tag-zelenskij)。</text:p>
      <text:p text:style-name="P4">
<text:span text:style-name="T4">
另请阅读：</text:span>
 [在封闭案件中被捕<text:span text:style-name="T4">
庇护所</text:span>
官员。(https://www.ukrinform.ua/rubric-kyiv/3726347-arestovanomu-u-spravi-pro-zakrite-ukritta-cinovniku-kmda-ogolosili-se-odnu-pidozru.html)他强调，全国各地可及可靠的庇护所应该是各级领导者的优先事项。</text:p>
      <text:p text:style-name="P4">
根据Zelensky的说法，检察官安德里·科斯汀(Andriy Kostin)将军将检察官办公室的工作告知NSDC，以从社区财产中非法授予的庇护所返回。 据他说，今天在全国已提交了400多个此类部门。</text:p>
      <text:p text:style-name="P4">
据报道，6月23日<text:a xlink:type="simple" xlink:href="https://www.ukrinform.ua/rubric-polytics/3726823-zelenskij-proviv-zasidanna-rnbo.html" text:style-name="Internet_20_link" text:visited-style-name="Visited_20_Internet_20_Link">
举行了一次会议</text:a>
国家安全与国防委员会关于炸弹庇护所，司法改革和欧洲一体化问题的地位。</text:p>
      <text:p text:style-name="P4">
_foto：op _</text:p>
      <text:p text:style-name="P4">
News Source: <text:a xlink:type="simple" xlink:href="https://www.ukrinform.ua/rubric-polytics/3726862-budut-kadrovi-risenna-zelenskij-pro-rozglad-na-rnbo-situacii-z-ukrittami.html" text:style-name="Internet_20_link" text:visited-style-name="Visited_20_Internet_20_Link">
https://www.ukrinform.ua/rubric-polytics/3726862-budut-kadrovi-risenna-zelenskij-pro-rozglad-na-rnbo-situacii-z-ukrittami.html</text:a>
</text:p>
      <!--NEWS-->
      <text:h text:style-name="P10" text:outline-level="1">
<text:span text:style-name="T4">
佐治亚州大使馆的代表与俄罗斯袭击受伤的乌克兰儿童会面</text:span>
</text:h>
      <text:p text:style-name="P4">
作者: Ukrinform (Person)</text:p>
      <text:p text:style-name="P4">
出版商: Укринформ (Organization)</text:p>
      <text:p text:style-name="P4">
出版时间: 2023-06-23T17:04:00+03:00</text:p>
      <text:p text:style-name="P4">
修改时间: 2023-06-23T17:04:00+03:00</text:p>
      <text:p text:style-name="P4">
描述: 乌克兰大使馆的代表和6月23日佐治亚 - 乌克兰友谊联盟会见了来到佐治亚州度假的乌克兰儿童。  - 乌克林。</text:p>
      <text:p text:style-name="P4">
图片: ['<text:a xlink:type="simple" xlink:href="https://static.ukrinform.com/photos/2023_06/thumb_files/630_360_1687528668-400.jpg" text:style-name="Internet_20_link" text:visited-style-name="Visited_20_Internet_20_Link">
630_360_16875...</text:a>
']</text:p>
      <text:p text:style-name="P4">
标签: ['Діти', 'Грузія', 'Посольство', 'Війна з Росією']</text:p>
      <text:p text:style-name="P4">
类型: Article</text:p>
      <!--METADATA-->
      <text:p text:style-name="P4">
<draw:frame draw:style-name="fr1" draw:name="Image108" text:anchor-type="as-char" svg:width="6.9236in" svg:height="3.956343in" draw:z-index="0">
<draw:image xlink:href="../Images/yкринформ/2023-06-23T17-04-00-03-00/630_360_1687528668-400.jpg" xlink:type="simple" xlink:show="embed" xlink:actuate="onLoad" draw:mime-type="image/jpeg"/>
</draw:frame>
乌克兰大使馆的代表和佐治亚州 - 乌克兰友谊的联盟会见了来到佐治亚州度假的乌克兰儿童。</text:p>
      <text:p text:style-name="P4">
根据乌克林福姆的说法，在[Facebook]上(https://www.facebook.com/permalink.php?story_fbid=pfbid02AH9Azsrvx9PEADh8tRR6LtRgJhVLf5uSqmJ6kqfw2ezRsJ52oQFApP3hCBn8VxVhl&amp;id=100068681860471)据报道，乌克兰在佐治亚州的大使馆报道。</text:p>
      <text:p text:style-name="P4">
与会者希望6月16日至7月26日在野蛮人战争和佐治亚州受伤的孩子们，以及周围的人，令人难忘的经历以及热情好客的团体，新朋友，成功以及成功的探险在他们自己的教学和发展中。</text:p>
      <text:p text:style-name="P4">
在住宿计划的框架内，孩子们将参加各种娱乐和认知活动，尤其是在第比利斯和卡赫蒂亚。</text:p>
      <text:p text:style-name="P4">
孩子们已经参观了阳光，在那里他们在阳光下晒日光浴，并享受着公平的粘合剂景观。</text:p>
      <text:p text:style-name="P4">
大使馆指出，这一令人愉快的事件是由于乌克兰 - 乔治亚 - 乔治亚人乌克兰·利德米拉·马尔森科(Lyudmila Marchenko)代表乌克兰 - 乔治亚 - 乔治亚(Lyudmila Marchenko)的代表和乔治亚塔拉克瓦德兹(GeorgiaArchilatalakvadze)的乌克兰人的代表。</text:p>
      <text:p text:style-name="P4">
我们将于6月15日在第比利斯提醒乌克兰地区的学校№220，拘留了乌克兰大使馆在佐治亚州<text:a xlink:type="simple" xlink:href="https://www.ukrinform.ua/rubric-diaspora/3723666-u-tbilisi-dla-ukrainskih-ucniv-proveli-zahid-konstitucia-dla-vsih.html" text:style-name="Internet_20_link" text:visited-style-name="Visited_20_Internet_20_Link">
举行</text:a>
所有人的宪法。</text:p>
      <text:p text:style-name="P4">
_foto：乌克兰大使馆在佐治亚州 / Facebook _</text:p>
      <text:p text:style-name="P4">
News Source: <text:a xlink:type="simple" xlink:href="https://www.ukrinform.ua/rubric-diaspora/3726863-predstavniki-posolstva-u-gruzii-zustrilisa-z-ukrainskimi-ditmi-aki-postrazdali-vid-napadu-rf.html" text:style-name="Internet_20_link" text:visited-style-name="Visited_20_Internet_20_Link">
https://www.ukrinform.ua/rubric-diaspora/3726863-predstavniki-posolstva-u-gruzii-zustrilisa-z-ukrainskimi-ditmi-aki-postrazdali-vid-napadu-rf.html</text:a>
</text:p>
      <!--NEWS-->
      <text:h text:style-name="P10" text:outline-level="1">
<text:span text:style-name="T4">
特别委员会将检查乌克兰的桥梁和立交桥的状况 - 总统</text:span>
</text:h>
      <text:p text:style-name="P4">
作者: Ukrinform (Person)</text:p>
      <text:p text:style-name="P4">
出版商: Укринформ (Organization)</text:p>
      <text:p text:style-name="P4">
出版时间: 2023-06-23T17:09:00+03:00</text:p>
      <text:p text:style-name="P4">
修改时间: 2023-06-23T17:09:00+03:00</text:p>
      <text:p text:style-name="P4">
描述: 国家安全和国防委员会成立了一个由Viceremier-Minister领导的委员会，负责社区，领土和基础设施发展的恢复，亚历山大·库布拉科夫（Alexander Kubrakov）检查了整个乌克兰的桥梁状况和密码。  - 乌克林。</text:p>
      <text:p text:style-name="P4">
图片: ['<text:a xlink:type="simple" xlink:href="https://static.ukrinform.com/photos/2022_07/thumb_files/630_360_1657829957-221.jpeg" text:style-name="Internet_20_link" text:visited-style-name="Visited_20_Internet_20_Link">
630_360_16578...</text:a>
']</text:p>
      <text:p text:style-name="P4">
标签: ['Дороги', 'РНБО', 'Міст', 'Зеленський']</text:p>
      <text:p text:style-name="P4">
类型: Article</text:p>
      <!--METADATA-->
      <text:p text:style-name="P4">
<draw:frame draw:style-name="fr1" draw:name="Image114" text:anchor-type="as-char" svg:width="6.9236in" svg:height="3.956343in" draw:z-index="0">
<draw:image xlink:href="../Images/yкринформ/2023-06-23T17-09-00-03-00/630_360_1657829957-221.jpeg" xlink:type="simple" xlink:show="embed" xlink:actuate="onLoad" draw:mime-type="image/jpeg"/>
</draw:frame>
Radanational Security and Defense成立了一个由Viceremier-Minister领导的委员会，以恢复社区发展，Alexander Kubrakov的领土亚历山大·库布拉科夫(Alexander Kubrakov)检查了整个乌克兰的伊希果仁岛的桥梁状况。</text:p>
      <text:p text:style-name="P4">
这是由沃迪米尔·Zelenskyy总统在[视频]中报道的(https://t.me/V_Zelenskiy_official/6690)根据NSDC会议的结果，Ukrinform报告。</text:p>
      <text:p text:style-name="P4">
“总理什米加尔还报告了国家的困难局势<text:a xlink:type="simple" xlink:href="https://www.ukrinform.ua/tag-mist" text:style-name="Internet_20_link" text:visited-style-name="Visited_20_Internet_20_Link">
桥梁</text:a>
和桥梁。 包括基夫在内的最大地方。 坦率地说，情况是危险的。 NSDC有一个解决方案，以建立一个委员会检查所有桥梁，并在全国各地覆盖。 库布拉科夫(Kubrakov)是对维奇雷米尔(Viceremier)的负责任检查，”总统告知。</text:p>
      <text:p text:style-name="P4">
<text:span text:style-name="T5">
viso：<text:a xlink:type="simple" xlink:href="https://t.me/V_Zelenskiy_official/6690" text:style-name="Internet_20_link" text:visited-style-name="Visited_20_Internet_20_Link">
op</text:a>
</text:span>
</text:p>
      <text:p text:style-name="P4">
<text:span text:style-name="T4">
另请阅读：</text:span>
 <text:a xlink:type="simple" xlink:href="https://www.ukrinform.ua/rubric-polytics/3726862-budut-kadrovi-risenna-zelenskij-pro-rozglad-na-rnbo-situacii-z-ukrittami.html" text:style-name="Internet_20_link" text:visited-style-name="Visited_20_Internet_20_Link">
将有人员决定：Zelensky关于NSNC考虑带有庇护所的考虑</text:a>
如<text:a xlink:type="simple" xlink:href="https://www.ukrinform.ua/rubric-polytics/3726823-zelenskij-proviv-zasidanna-rnbo.html" text:style-name="Internet_20_link" text:visited-style-name="Visited_20_Internet_20_Link">
报道</text:a>
在6月23日，国家安全与国防委员会关于炸弹庇护所，司法改革和欧洲一体化问题的地位。</text:p>
      <text:p text:style-name="P4">
_foto：op _</text:p>
      <text:p text:style-name="P4">
News Source: <text:a xlink:type="simple" xlink:href="https://www.ukrinform.ua/rubric-vidbudova/3726869-specialna-komisia-perevirit-stan-mostiv-i-slahoprovodiv-po-ukraini-prezident.html" text:style-name="Internet_20_link" text:visited-style-name="Visited_20_Internet_20_Link">
https://www.ukrinform.ua/rubric-vidbudova/3726869-specialna-komisia-perevirit-stan-mostiv-i-slahoprovodiv-po-ukraini-prezident.html</text:a>
</text:p>
      <!--NEWS-->
      <text:h text:style-name="P10" text:outline-level="1">
<text:span text:style-name="T4">
在日本，世界上第一人死于绿野仙踪病毒</text:span>
</text:h>
      <text:p text:style-name="P4">
作者: Ukrinform (Person)</text:p>
      <text:p text:style-name="P4">
出版商: Укринформ (Organization)</text:p>
      <text:p text:style-name="P4">
出版时间: 2023-06-23T17:10:00+03:00</text:p>
      <text:p text:style-name="P4">
修改时间: 2023-06-23T17:10:00+03:00</text:p>
      <text:p text:style-name="P4">
描述: 日本当局于6月23日宣布，在感染了绿野仙踪病毒后，世界上第一个致命的病例。  - 乌克林。</text:p>
      <text:p text:style-name="P4">
图片: ['<text:a xlink:type="simple" xlink:href="https://static.ukrinform.com/photos/2020_04/thumb_files/630_360_1586169541-540.jpg" text:style-name="Internet_20_link" text:visited-style-name="Visited_20_Internet_20_Link">
630_360_15861...</text:a>
']</text:p>
      <text:p text:style-name="P4">
标签: ['Японія', 'Смерть', 'Вірус', 'Хвороба']</text:p>
      <text:p text:style-name="P4">
类型: Article</text:p>
      <!--METADATA-->
      <text:p text:style-name="P4">
<draw:frame draw:style-name="fr1" draw:name="Image115" text:anchor-type="as-char" svg:width="6.9236in" svg:height="3.956343in" draw:z-index="0">
<draw:image xlink:href="../Images/yкринформ/2023-06-23T17-10-00-03-00/630_360_1586169541-540.jpg" xlink:type="simple" xlink:show="embed" xlink:actuate="onLoad" draw:mime-type="image/jpeg"/>
</draw:frame>
日本Cavor在6月23日表示，这是世界上第一个致命的绿野仙踪病毒。</text:p>
      <text:p text:style-name="P4">
正如Ukrinform报道的那样，它报告了<text:a xlink:type="simple" xlink:href="https://english.kyodonews.net/news/2023/06/c495dc66c50e-woman-in-japan-dies-of-oz-virus-in-world-1st-possibly-tick-borne.html" text:style-name="Internet_20_link" text:visited-style-name="Visited_20_Internet_20_Link">
Kyodo News</text:a>
。</text:p>
      <text:p text:style-name="P4">
根据伊巴拉基县和卫生部的当局<text:a xlink:type="simple" xlink:href="https://www.ukrinform.ua/tag-aponia" text:style-name="Internet_20_link" text:visited-style-name="Visited_20_Internet_20_Link">
日本</text:a>
，这名妇女在患有症状(包括疲劳)后转向2022年的医疗铺设。</text:p>
      <text:p text:style-name="P4">
医生诊断出她的肺炎，但是在患者病情恶化后，它被培养了，右大腿在右大腿上发现了tick虫。</text:p>
      <text:p text:style-name="P4">
<text:span text:style-name="T4">
另请阅读：</text:span>
 [在欧洲，传播疾病的风险有所增加(https://www.ukrinform.ua/rubric-world/3726459-u-evropi-zrostae-rizik-zahvoruvan-aki-peredautsa-komarami.html)住院26天后，她死于心肌炎，这是心肌的炎症。 根据东京国家传染病研究所的说法，目前尚无针对OZ病毒的疫苗。</text:p>
      <text:p text:style-name="P4">
值得注意的是，该病毒是在2018年首次在西部Echime Western县发现的全膜木术壁虱中发现的。</text:p>
      <text:p text:style-name="P4">
根据海军的说法，OZ病毒是通过在日本大区域中存在的tick叮咬传播的。</text:p>
      <text:p text:style-name="P4">
<text:span text:style-name="T4">
另请阅读：</text:span>
 <text:a xlink:type="simple" xlink:href="https://www.ukrinform.ua/rubric-society/3711367-pandemia-zmusila-zamislitisa-nad-cinnistu-zitta-psihoterapevt.html" text:style-name="Internet_20_link" text:visited-style-name="Visited_20_Internet_20_Link">
<text:span text:style-name="T4">
 pandemia </text:span>
让您考虑生活的价值 - 心理治疗师</text:a>
在东京蒂伯利斯县的野生猴子，公猪和鹿中发现了抗体，HIF和IE的中央县，西方县以及Yamaguti以及西南OITA县。</text:p>
      <text:p text:style-name="P4">
据报道，山口的两名猎人也发现了抗体。</text:p>
      <text:p text:style-name="P4">
该研究所表示，病毒感染不一定是致命的，是对其症状和危险进行更多研究是一种美好的事物。</text:p>
      <text:p text:style-name="P4">
正如乌克林福姆报道的那样，2022年，欧洲几乎记录了许多笑话<text:a xlink:type="simple" xlink:href="https://www.ukrinform.ua/rubric-world/3726459-u-evropi-zrostae-rizik-zahvoruvan-aki-peredautsa-komarami.html" text:style-name="Internet_20_link" text:visited-style-name="Visited_20_Internet_20_Link">
Denge Fever病例</text:a>
在过去的11年中有多少。</text:p>
      <text:p text:style-name="P4">
News Source: <text:a xlink:type="simple" xlink:href="https://www.ukrinform.ua/rubric-world/3726870-v-aponii-pomerla-persa-ludina-u-sviti-vid-virusu-oz.html" text:style-name="Internet_20_link" text:visited-style-name="Visited_20_Internet_20_Link">
https://www.ukrinform.ua/rubric-world/3726870-v-aponii-pomerla-persa-ludina-u-sviti-vid-virusu-oz.html</text:a>
</text:p>
      <!--NEWS-->
      <text:h text:style-name="P10" text:outline-level="1">
<text:span text:style-name="T4">
耶路撒冷要求莫斯科“不阅读有关乌克兰的讲座”</text:span>
</text:h>
      <text:p text:style-name="P4">
作者: Ukrinform (Person)</text:p>
      <text:p text:style-name="P4">
出版商: Укринформ (Organization)</text:p>
      <text:p text:style-name="P4">
出版时间: 2023-06-23T17:16:43+03:00</text:p>
      <text:p text:style-name="P4">
修改时间: 2023-06-23T17:16:43+03:00</text:p>
      <text:p text:style-name="P4">
描述: 耶路撒冷要求俄罗斯的权力“讲座”。 这是对莫斯科在“纳粹主义的统治”中对以色列大使在乌克兰迈克尔·布罗德斯基的指控的回应。  - 乌克林。</text:p>
      <text:p text:style-name="P4">
图片: ['<text:a xlink:type="simple" xlink:href="https://static.ukrinform.com/photos/2023_06/thumb_files/630_360_1687529171-315.jpg" text:style-name="Internet_20_link" text:visited-style-name="Visited_20_Internet_20_Link">
630_360_16875...</text:a>
']</text:p>
      <text:p text:style-name="P4">
标签: ['Ізраїль', 'Україна', 'Агресія РФ']</text:p>
      <text:p text:style-name="P4">
类型: Article</text:p>
      <!--METADATA-->
      <text:p text:style-name="P4">
<draw:frame draw:style-name="fr1" draw:name="Image116" text:anchor-type="as-char" svg:width="6.9236in" svg:height="3.956343in" draw:z-index="0">
<draw:image xlink:href="../Images/yкринформ/2023-06-23T17-16-43-03-00/630_360_1687529171-315.jpg" xlink:type="simple" xlink:show="embed" xlink:actuate="onLoad" draw:mime-type="image/jpeg"/>
</draw:frame>
耶路撒冷要求俄罗斯联邦“不要阅读讲座”。 这是莫斯科在以色列大使在“ Pramelianninacism”中的以色列大使迈克尔·布罗德斯基的指控。</text:p>
      <text:p text:style-name="P4">
根据乌克林福姆的说法，以色列外交部利奥拉·海特(Liora Hayat)的议长在<text:a xlink:type="simple" xlink:href="https://twitter.com/LiorHaiat/status/1672151418193555457" text:style-name="Internet_20_link" text:visited-style-name="Visited_20_Internet_20_Link">
Twitter</text:a>
 <text:a xlink:type="simple" xlink:href="https://twitter.com/LiorHaiat/status/1672151418193555457" text:style-name="Internet_20_link" text:visited-style-name="Visited_20_Internet_20_Link">
 .</text:a>
“以色列政策没有任何变化，这绝对反对与纳粹合作在谋杀弗里夫的罪犯的英雄化。</text:p>
      <text:p text:style-name="P4">
没有任何一面向国家讲座<text:a xlink:type="simple" xlink:href="https://www.ukrinform.ua/tag-izrail" text:style-name="Internet_20_link" text:visited-style-name="Visited_20_Internet_20_Link">
以色列</text:a>
声明说，外交部或他的外交官关于保留大屠杀或战争的重要性，以历史的扭曲。”</text:p>
      <text:p text:style-name="P4">
如<text:a xlink:type="simple" xlink:href="https://www.rbc.ua/rus/news/zaharova-zvinuvatila-posla-izrayilyu-proslavlenni-1687520469.html" text:style-name="Internet_20_link" text:visited-style-name="Visited_20_Internet_20_Link">
媒体</text:a>
 <text:a xlink:type="simple" xlink:href="https://www.rbc.ua/rus/news/zaharova-zvinuvatila-posla-izrayilyu-proslavlenni-1687520469.html" text:style-name="Internet_20_link" text:visited-style-name="Visited_20_Internet_20_Link">
 ,</text:a>
最近，迈克尔布罗德斯基(Michaelbrodsky)的以色列驻乌克兰大使进行了一次采访，指出，尽管有史以来差异，但耶路撒冷支持乌克兰。 他指的是二十世纪乌克兰民族主义者，斯蒂芬·班德拉(Stepan Bandera)，罗马·舒克赫维奇(Roman Shukhevych)和安德里·梅尔尼克(Andriy Melnik)的活动。</text:p>
      <text:p text:style-name="P4">
<text:span text:style-name="T4">
另请阅读：</text:span>
 <text:a xlink:type="simple" xlink:href="https://www.ukrinform.ua/rubric-polytics/3726815-netanagu-poasniv-poziciu-izrailu-sodo-vijskovoi-dopomogi-ukraini.html" text:style-name="Internet_20_link" text:visited-style-name="Visited_20_Internet_20_Link">
内塔尼亚加(Netanyaga)解释了有关乌克兰军事援助的立场**</text:a>
俄罗斯联邦外交部玛丽亚·扎哈罗娃(Maria Zakharova)指责以色列外交官“支持纳粹”。 宣传员也没有避免传播有关乌克兰的人。</text:p>
      <text:p text:style-name="P4">
News Source: <text:a xlink:type="simple" xlink:href="https://www.ukrinform.ua/rubric-world/3726873-erusalim-poprosiv-moskvu-ne-citati-lekcij-sodo-ukraini.html" text:style-name="Internet_20_link" text:visited-style-name="Visited_20_Internet_20_Link">
https://www.ukrinform.ua/rubric-world/3726873-erusalim-poprosiv-moskvu-ne-citati-lekcij-sodo-ukraini.html</text:a>
</text:p>
      <!--NEWS-->
      <text:h text:style-name="P10" text:outline-level="1">
<text:span text:style-name="T4">
在乌克兰 - 矿山的近700例死亡和迷你伤害案件</text:span>
</text:h>
      <text:p text:style-name="P4">
作者: Ukrinform (Person)</text:p>
      <text:p text:style-name="P4">
出版商: Укринформ (Organization)</text:p>
      <text:p text:style-name="P4">
出版时间: 2023-06-23T17:19:19+03:00</text:p>
      <text:p text:style-name="P4">
修改时间: 2023-06-23T17:19:19+03:00</text:p>
      <text:p text:style-name="P4">
描述: 在乌克兰，已经记录了大约700例死亡和爆炸物的平民伤害。  - 乌克林。</text:p>
      <text:p text:style-name="P4">
图片: ['<text:a xlink:type="simple" xlink:href="https://static.ukrinform.com/photos/2022_04/thumb_files/630_360_1650332659-690.jpg" text:style-name="Internet_20_link" text:visited-style-name="Visited_20_Internet_20_Link">
630_360_16503...</text:a>
']</text:p>
      <text:p text:style-name="P4">
标签: ['Міна', 'Загибель', 'Травма', 'Війна з Росією', 'Єдині новини']</text:p>
      <text:p text:style-name="P4">
类型: Article</text:p>
      <!--METADATA-->
      <text:p text:style-name="P4">
<draw:frame draw:style-name="fr1" draw:name="Image117" text:anchor-type="as-char" svg:width="6.9236in" svg:height="3.956343in" draw:z-index="0">
<draw:image xlink:href="../Images/yкринформ/2023-06-23T17-19-19-03-00/630_360_1650332659-690.jpg" xlink:type="simple" xlink:show="embed" xlink:actuate="onLoad" draw:mime-type="image/jpeg"/>
</draw:frame>
在乌克兰，已经记录了大约700例死亡和平民伤害。</text:p>
      <text:p text:style-name="P4">
关于它在全国性电话“统一新闻”的空中围绕着人道主义秘密组织的记者<text:a xlink:type="simple" xlink:href="https://www.ukrinform.ua/tag-dsns" text:style-name="Internet_20_link" text:visited-style-name="Visited_20_Internet_20_Link">
DSNS</text:a>
Sergey Reva，报告通讯员。</text:p>
      <text:p text:style-name="P4">
“战争对人们的生活进行了调整，公民变得更大。 但与此同时，在受伤或不幸的是，每周在乌克兰记录一个或另一个人的死亡。 不幸的是，到目前为止，我们在大约700例记录案件中有一个数字 - 这些是那些因GNP受伤或死亡的人，”他说。</text:p>
      <text:p text:style-name="P4">
<text:span text:style-name="T4">
另请阅读：</text:span>
 <text:a xlink:type="simple" xlink:href="https://www.ukrinform.ua/rubric-society/3726488-svejcaria-nadast-ukraini-ponad-13-miljona-na-rozminuvanna-teritorij.html" text:style-name="Internet_20_link" text:visited-style-name="Visited_20_Internet_20_Link">
瑞士将为乌克兰提供超过130万美元的<text:span text:style-name="T4">
 Demining </text:span>
领土</text:a>
SESS的代表还提供了重返社会部的数据，即包括儿童在内的乌克兰约有200人死亡。</text:p>
      <text:p text:style-name="P4">
“因此，脱颖而出的工作不仅是GNP的处置(可疑主题 -  ed。)她需要做的。”雷达说。</text:p>
      <text:p text:style-name="P4">
<text:span text:style-name="T4">
另请阅读：</text:span>
 <text:a xlink:type="simple" xlink:href="https://www.ukrinform.ua/rubric-economy/3726673-danska-j-horvatska-kompanii-viroblatimut-v-ukraini-tehniku-dla-rozminuvanna.html" text:style-name="Internet_20_link" text:visited-style-name="Visited_20_Internet_20_Link">
丹麦和克罗地亚公司将在乌克兰技术中生产<text:span text:style-name="T4">
 Demining </text:span>
</text:a>
据报道，在哈尔基夫地区，是抗人矿的受害者。</text:p>
      <text:p text:style-name="P4">
News Source: <text:a xlink:type="simple" xlink:href="https://www.ukrinform.ua/rubric-society/3726875-v-ukraini-majze-700-vipadkiv-zagibeli-ta-travmuvanna-civilnih-vid-min.html" text:style-name="Internet_20_link" text:visited-style-name="Visited_20_Internet_20_Link">
https://www.ukrinform.ua/rubric-society/3726875-v-ukraini-majze-700-vipadkiv-zagibeli-ta-travmuvanna-civilnih-vid-min.html</text:a>
</text:p>
      <!--NEWS-->
      <text:h text:style-name="P10" text:outline-level="1">
<text:span text:style-name="T4">
乌克兰将发布一个致力于GUR的新邮局</text:span>
</text:h>
      <text:p text:style-name="P4">
作者: Ukrinform (Person)</text:p>
      <text:p text:style-name="P4">
出版商: Укринформ (Organization)</text:p>
      <text:p text:style-name="P4">
出版时间: 2023-06-23T17:21:00+03:00</text:p>
      <text:p text:style-name="P4">
修改时间: 2023-06-23T17:21:00+03:00</text:p>
      <text:p text:style-name="P4">
描述: JSC“ ukrposhta”开设了邮局的预订“乌克兰国防部情报局的主要局”； 介绍定于6月30日。  - 乌克林。</text:p>
      <text:p text:style-name="P4">
图片: ['<text:a xlink:type="simple" xlink:href="https://static.ukrinform.com/photos/2023_06/thumb_files/630_360_1687529796-804.jpeg" text:style-name="Internet_20_link" text:visited-style-name="Visited_20_Internet_20_Link">
630_360_16875...</text:a>
']</text:p>
      <text:p text:style-name="P4">
标签: ['Марка', 'Розвідка', 'Укрпошта']</text:p>
      <text:p text:style-name="P4">
类型: Article</text:p>
      <!--METADATA-->
      <text:p text:style-name="P4">
<draw:frame draw:style-name="fr1" draw:name="Image118" text:anchor-type="as-char" svg:width="6.9236in" svg:height="3.956343in" draw:z-index="0">
<draw:image xlink:href="../Images/yкринформ/2023-06-23T17-21-00-03-00/630_360_1687529796-804.jpeg" xlink:type="simple" xlink:show="embed" xlink:actuate="onLoad" draw:mime-type="image/jpeg"/>
</draw:frame>
JSC“ Ukrposhta”开设了邮政邮政“乌克兰国防部情报局的主要局”的预订； 介绍定于6月30日。</text:p>
      <text:p text:style-name="P4">
这是由新闻服务[ukrposhta]报道的(https://postmark.ukrposhta.ua/index.php?route=product/product&amp;product_id=3429)，报道乌克林福姆。</text:p>
      <text:p text:style-name="P4">
“<text:a xlink:type="simple" xlink:href="https://www.ukrinform.ua/tag-ukrposta" text:style-name="Internet_20_link" text:visited-style-name="Visited_20_Internet_20_Link">
邮政</text:a>
该问题致力于捍卫乌克兰的捍卫者和捍卫者，后者捍卫了神圣的乌克兰土地，安迪玛(Andima)献出了生命，保护了国家的主权和领土完整。”</text:p>
      <text:p text:style-name="P4">
该套装包括该系列国防部情报局的主要主管”，“荣耀“荣耀与乌克兰的国防和安全力量!”，信封“乌克兰国防部的主要情报管理”和“卡”和“主要的”主要情报管理乌克兰国防部的情报管理”。</text:p>
      <text:p text:style-name="P4">
表格中的品牌数量为5+1优惠券。 品牌的循环-1 075 000副本。该集合的优先级为166 UAH，其中包含一个慈善组成部分。</text:p>
      <text:p text:style-name="P4">
<text:span text:style-name="T4">
另请阅读：</text:span>
 <text:a xlink:type="simple" xlink:href="https://www.ukrinform.ua/rubric-society/3707121-ukrposta-predstavila-novu-marku-do-dna-evropi-mir-najvisa-cinnist-ludstva.html" text:style-name="Internet_20_link" text:visited-style-name="Visited_20_Internet_20_Link">
ukrposhta为欧洲日提供了一个新品牌“和平 - 人类价值的火灾”</text:a>
该产品目前可用于预订。 它将从302023年6月发送。</text:p>
      <text:p text:style-name="P4">
如<text:a xlink:type="simple" xlink:href="https://www.ukrinform.ua/rubric-regions/3726508-u-lvovi-pogasili-marki-na-cest-poleglih-ukrainskih-prikordonnikiv.html" text:style-name="Internet_20_link" text:visited-style-name="Visited_20_Internet_20_Link">
报道</text:a>
，在利维夫，邮票被扑灭，以纪念堕落的乌克兰边境警卫 - 英富夫兰。</text:p>
      <text:p text:style-name="P4">
<text:span text:style-name="T5">
foto：t.me/igorsmelyansky</text:span>
</text:p>
      <text:p text:style-name="P4">
News Source: <text:a xlink:type="simple" xlink:href="https://www.ukrinform.ua/rubric-society/3726876-v-ukraini-vipustat-novij-postovij-nabir-prisvacenij-gur.html" text:style-name="Internet_20_link" text:visited-style-name="Visited_20_Internet_20_Link">
https://www.ukrinform.ua/rubric-society/3726876-v-ukraini-vipustat-novij-postovij-nabir-prisvacenij-gur.html</text:a>
</text:p>
      <!--NEWS-->
      <text:h text:style-name="P10" text:outline-level="1">
<text:span text:style-name="T4">
乌克兰多瑙河运输部拍卖了其农业运输服务</text:span>
</text:h>
      <text:p text:style-name="P4">
作者: Ukrinform (Person)</text:p>
      <text:p text:style-name="P4">
出版商: Укринформ (Organization)</text:p>
      <text:p text:style-name="P4">
出版时间: 2023-06-23T17:21:39+03:00</text:p>
      <text:p text:style-name="P4">
修改时间: 2023-06-23T17:21:39+03:00</text:p>
      <text:p text:style-name="P4">
描述: 由于对从PJSC“乌克兰多瑙河运输”的多瑙河港口运输农产品的需求很高，因此通过招标购买提供了服务。  - 乌克林。</text:p>
      <text:p text:style-name="P4">
图片: ['<text:a xlink:type="simple" xlink:href="https://static.ukrinform.com/photos/2023_06/thumb_files/630_360_1687530012-487.jpg" text:style-name="Internet_20_link" text:visited-style-name="Visited_20_Internet_20_Link">
630_360_16875...</text:a>
']</text:p>
      <text:p text:style-name="P4">
标签: ['Аукціон', 'Аграрії', 'Українське Дунайське пароплавство']</text:p>
      <text:p text:style-name="P4">
类型: Article</text:p>
      <!--METADATA-->
      <text:p text:style-name="P4">
<draw:frame draw:style-name="fr1" draw:name="Image120" text:anchor-type="as-char" svg:width="6.9236in" svg:height="3.956343in" draw:z-index="0">
<draw:image xlink:href="../Images/yкринформ/2023-06-23T17-21-39-03-00/630_360_1687530012-487.jpg" xlink:type="simple" xlink:show="embed" xlink:actuate="onLoad" draw:mime-type="image/jpeg"/>
</draw:frame>
由于对PJSC“乌克兰多瑙河招聘”多瑙河港口对农产品运输的需求很高，因此通过招标提供了服务。</text:p>
      <text:p text:style-name="P4">
首席执行官德米特里·莫斯卡伦科(Dmitry Moskalenko)在[Facebook]中报道了这一点(https://www.facebook.com/permalink.php?story_fbid=pfbid02X2JsvS8txiCMwSBM8XzXoQCSuy49f4YyqvgmqvQsQeXQD4M26gEv1DrNinaw7ohml&amp;id=100083133382203)，报道乌克林福姆。</text:p>
      <text:p text:style-name="P4">
正如港口的负责人所指出的那样，由于乌克兰多瑙河港口的农产品运输到罗马尼亚港口康斯坦茨的港口仍然是最稳定的后勤方向，因此他被送回了他。 因此，一些私人船东已经开始迅速增加河流的货物。</text:p>
      <text:p text:style-name="P4">
“ UDP一直是预测的支持者，但是市场和透明的形成<text:a xlink:type="simple" xlink:href="https://www.ukrinform.ua/tag-tarif" text:style-name="Internet_20_link" text:visited-style-name="Visited_20_Internet_20_Link">
关税</text:a>
。 考虑到客户的申请非常大，7月份的农产品运输服务我们招标了。” Moskalenko说。</text:p>
      <text:p text:style-name="P4">
<text:span text:style-name="T4">
另请阅读：</text:span>
 <text:a xlink:type="simple" xlink:href="https://www.ukrinform.ua/rubric-economy/3726850-ukraina-planue-zbilsiti-propusknu-spromoznist-dunajskogo-klastera-do-30-miljoniv-tonn.html" text:style-name="Internet_20_link" text:visited-style-name="Visited_20_Internet_20_Link">
乌克兰计划增加容量<text:span text:style-name="T4">
多瑙河</text:span>
 t集群高达3000万吨</text:a>
第一次竞标将于6月29日举行。 六个防护批次中的每一个的起始价格为1 497 690,00 UAH。</text:p>
      <text:p text:style-name="P4">
据报道，PJSC“乌克兰多瑙河运输”和国际金融公司(IFC)<text:a xlink:type="simple" xlink:href="https://www.ukrinform.ua/rubric-economy/3726396-ifc-dopomoze-z-modernizacieu-flotu-ukrainskogo-dunajskogo-paroplavstva.html" text:style-name="Internet_20_link" text:visited-style-name="Visited_20_Internet_20_Link">
签署了一项关于企业舰队现代化现代化的投资协议</text:a>
。</text:p>
      <text:p text:style-name="P4">
照片：Dmitry Moskalenko，Facebook</text:p>
      <text:p text:style-name="P4">
News Source: <text:a xlink:type="simple" xlink:href="https://www.ukrinform.ua/rubric-economy/3726877-ukrainske-dunajske-paroplavstvo-vistavilo-na-aukcion-svoi-poslugi-z-agroperevezenna.html" text:style-name="Internet_20_link" text:visited-style-name="Visited_20_Internet_20_Link">
https://www.ukrinform.ua/rubric-economy/3726877-ukrainske-dunajske-paroplavstvo-vistavilo-na-aukcion-svoi-poslugi-z-agroperevezenna.html</text:a>
</text:p>
      <!--NEWS-->
      <text:h text:style-name="P10" text:outline-level="1">
<text:span text:style-name="T4">
Zelensky宣布在法院对腐败的责任增加</text:span>
</text:h>
      <text:p text:style-name="P4">
作者: Ukrinform (Person)</text:p>
      <text:p text:style-name="P4">
出版商: Укринформ (Organization)</text:p>
      <text:p text:style-name="P4">
出版时间: 2023-06-23T17:23:00+03:00</text:p>
      <text:p text:style-name="P4">
修改时间: 2023-06-23T17:23:00+03:00</text:p>
      <text:p text:style-name="P4">
描述: 总统沃罗迪米尔·泽伦斯基（Volodymyr Zelensky）宣布加强对司法犯罪罪的刑事责任，最多10  -  15年，没收财产，使用谎言探测器检查法官，加强陪审团法院的作用以及引入新的可能性保护法院投资者权利的机制。  - 乌克林。</text:p>
      <text:p text:style-name="P4">
图片: ['<text:a xlink:type="simple" xlink:href="https://static.ukrinform.com/photos/2023_06/thumb_files/630_360_1687535578-746.jpeg" text:style-name="Internet_20_link" text:visited-style-name="Visited_20_Internet_20_Link">
630_360_16875...</text:a>
']</text:p>
      <text:p text:style-name="P4">
标签: ['Суд', 'Корупція', 'перевірки', 'Зеленський']</text:p>
      <text:p text:style-name="P4">
类型: Article</text:p>
      <!--METADATA-->
      <text:p text:style-name="P4">
<draw:frame draw:style-name="fr1" draw:name="Image121" text:anchor-type="as-char" svg:width="6.9236in" svg:height="3.956343in" draw:z-index="0">
<draw:image xlink:href="../Images/yкринформ/2023-06-23T17-23-00-03-00/630_360_1687535578-746.jpeg" xlink:type="simple" xlink:show="embed" xlink:actuate="onLoad" draw:mime-type="image/jpeg"/>
</draw:frame>
总统道奇塞尔·泽伦斯基(Dodisir Zelensky)宣布，在没收财产的情况下，在10  -  15年的司法领域宣布了刑事责任，使用谎言探测器对法官进行检查，提高Rodgoda陪审团的审查以及引入新机制来保护该机制以保护该机制以保护该机制法院的右投资者。</text:p>
      <text:p text:style-name="P4">
国家负责人在[视频消息]中说明了这一点(https://t.me/V_Zelenskiy_official/6690)根据NSDC会议的结果，Ukrinform报告。</text:p>
      <text:p text:style-name="P4">
他说，维奇雷米尔·米纳斯特·奥尔加·斯蒂芬妮(Olga Stephanyshyn)向欧洲委员会的工业口腔评估通知了NSDC，尤其是乌克兰的机构进步，尤其是<text:a xlink:type="simple" xlink:href="https://www.ukrinform.ua/tag-sud" text:style-name="Internet_20_link" text:visited-style-name="Visited_20_Internet_20_Link">
司法</text:a>
改革。</text:p>
      <text:p text:style-name="P4">
<text:span text:style-name="T5">
viso：<text:a xlink:type="simple" xlink:href="https://t.me/V_Zelenskiy_official/6690" text:style-name="Internet_20_link" text:visited-style-name="Visited_20_Internet_20_Link">
op</text:a>
</text:span>
</text:p>
      <text:p text:style-name="P4">
“已经做了很多事情。 但是，我们仅将其视为我们对乌克兰人对正义的一贯义务的必要依据。 显然，前最高法院和司法系统中其他此类情况的案件对法官要求，所有在司法系统中工作的人以及他们对违规行为的责任，简化违法行为的国家的政策变得更加严峻，” Zelensky强调。</text:p>
      <text:p text:style-name="P4">
据他说，Verkhovna Rada向NSDC呼吁并在会议上考虑，Verkhovna Rada主席Ruslan Stefanchuk和法律政策议会委员会主席Denis Maslov报道。</text:p>
      <text:p text:style-name="P4">
“所以，建议。 加强对司法领域腐败法的刑事责任。 并使其引人注目。 从10到15年没收财产。 这涉及那些需要金钱，受到保护，持有这种腐败制度的人。”总统说。</text:p>
      <text:p text:style-name="P4">
他还强调，不仅应该在任命之前，不仅要验证法官的完整性。</text:p>
      <text:p text:style-name="P4">
“不幸的是，时间可以改变工作开始时一直积极的人。 而且我认为值得检查，包括躺椅的用户，”国家负责人说。</text:p>
      <text:p text:style-name="P4">
此外，他坚持认为，应加强陪审团的作用，以扩大其在乌克兰的使用案件。</text:p>
      <text:p text:style-name="P4">
<text:span text:style-name="T4">
另请阅读：</text:span>
 <text:a xlink:type="simple" xlink:href="https://www.ukrinform.ua/rubric-society/3725197-vrp-znovu-virisila-ne-rozgladati-zvilnenna-suddi-oask-ablova.html" text:style-name="Internet_20_link" text:visited-style-name="Visited_20_Internet_20_Link">
GRP再次决定不考虑释放Oaskablov法官</text:a>
Zelensky补充说，在NSDC会议上，他们讨论了保护业务和法院投资者的问题。如<text:a xlink:type="simple" xlink:href="https://www.ukrinform.ua/rubric-polytics/3726823-zelenskij-proviv-zasidanna-rnbo.html" text:style-name="Internet_20_link" text:visited-style-name="Visited_20_Internet_20_Link">
报道</text:a>
6月23日，星期五，举行了国家安全与国防委员会关于马s，司法改革和欧洲一体化问题的会议。</text:p>
      <text:p text:style-name="P4">
_foto：op _</text:p>
      <text:p text:style-name="P4">
News Source: <text:a xlink:type="simple" xlink:href="https://www.ukrinform.ua/rubric-society/3726882-zelenskij-anonsuvav-posilenna-vidpovidalnosti-za-korupciu-v-sudah.html" text:style-name="Internet_20_link" text:visited-style-name="Visited_20_Internet_20_Link">
https://www.ukrinform.ua/rubric-society/3726882-zelenskij-anonsuvav-posilenna-vidpovidalnosti-za-korupciu-v-sudah.html</text:a>
</text:p>
      <!--NEWS-->
      <text:h text:style-name="P10" text:outline-level="1">
<text:span text:style-name="T4">
俄罗斯宣传和“战士”名单，他们达到了11个欧盟制裁计划</text:span>
</text:h>
      <text:p text:style-name="P4">
作者: Ukrinform (Person)</text:p>
      <text:p text:style-name="P4">
出版商: Укринформ (Organization)</text:p>
      <text:p text:style-name="P4">
出版时间: 2023-06-23T17:25:00+03:00</text:p>
      <text:p text:style-name="P4">
修改时间: 2023-06-23T17:25:00+03:00</text:p>
      <text:p text:style-name="P4">
描述: 总统办公室已发布了俄罗斯联邦的宣传和“军事”清单，他们受到了多达11包的欧盟制裁措施。  - 乌克林。</text:p>
      <text:p text:style-name="P4">
图片: ['<text:a xlink:type="simple" xlink:href="https://static.ukrinform.com/photos/2022_08/thumb_files/630_360_1659353300-361.jpeg" text:style-name="Internet_20_link" text:visited-style-name="Visited_20_Internet_20_Link">
630_360_16593...</text:a>
']</text:p>
      <text:p text:style-name="P4">
标签: ['Антиросійські санкції', 'Євросоюз', 'Пропаганда', 'Війна з Росією']</text:p>
      <text:p text:style-name="P4">
类型: Article</text:p>
      <!--METADATA-->
      <text:p text:style-name="P4">
<draw:frame draw:style-name="fr1" draw:name="Image122" text:anchor-type="as-char" svg:width="6.9236in" svg:height="3.956343in" draw:z-index="0">
<draw:image xlink:href="../Images/yкринформ/2023-06-23T17-25-00-03-00/630_360_1659353300-361.jpeg" xlink:type="simple" xlink:show="embed" xlink:actuate="onLoad" draw:mime-type="image/jpeg"/>
</draw:frame>
该居民办公室已发布了俄罗斯联邦的宣传和“军事”清单，该联合会获得了11包欧盟制裁。</text:p>
      <text:p text:style-name="P4">
总统办公室的负责人Andriy Ermak在[Telegram]中讲述了这件事。(https://t.me/ermaka2022/3014)，报道乌克林福姆。</text:p>
      <text:p text:style-name="P4">
“在McFala-Jermak集团提供的第11套欧盟反俄罗斯制裁措施中，他们得到了<text:a xlink:type="simple" xlink:href="https://www.ukrinform.ua/tag-propaganda" text:style-name="Internet_20_link" text:visited-style-name="Visited_20_Internet_20_Link">
宣传家</text:a>
耶尔马克写道，“军事”恐怖主义政权。</text:p>
      <text:p text:style-name="P4">
据他说，特别是，特别是由莫斯科杜马副董事长，记者，VGTRK Andriy Medvedev的副局长，记者，记者，副总监普京主席创建的特别海军行动工作组成员； 由普京法令，记者，VGTRK Yevgeny Poddubny的“战争”创建的“特殊军事行动的工作组”成员； 俄罗斯政治学家，俄罗斯联合会国防委员会主席团荣誉主席谢尔盖·卡尔加诺夫；俄罗斯军事博客作者，沃贡佐宣传资源的负责人，经常出现在俄罗斯州媒体，精液佩戈夫； 首席执行官，NTV Alexander Kosterin首席执行官的第一任代表(Kosharnytska); 奥尔加·贝洛夫(Olga Belov)，俄罗斯电视和广播公司的第一位副总监，主持人(VGTRK)Andriy Kondrashov。</text:p>
      <text:p text:style-name="P4">
此外，欧盟制裁清单还包括第一章Chanalmikhail Leontiev的宣传员； 全俄电视广播公司副局长(VGTRK)rifat sabitov; Izvestiya信息中心的通讯和审查，国家媒体集团控股项目，该项目提供了Ren TV，5 Channel和Izvestia的信息服务，Viktor Syneok； Zazda Channel Boris Yanovsky的宣传和总参谋部以及全俄电视和广播公司的第一任副总监(VGTRK)安东·兹拉托波斯基。</text:p>
      <text:p text:style-name="P4">
<text:span text:style-name="T4">
另请阅读：</text:span>
 <text:a xlink:type="simple" xlink:href="https://www.ukrinform.ua/rubric-society/3723736-propagandista-z-telekanaliv-medvedcuka-zasudili-do-10-rokiv-uvaznenna.html" text:style-name="Internet_20_link" text:visited-style-name="Visited_20_Internet_20_Link">
<text:span text:style-name="T4">
宣传员</text:span>
梅德维奇克(Medvedchuk)的电视频道被判处10年徒刑</text:a>
耶尔马克说：“这很好，但是宣传员要大得多，需要对面的其他制裁。我们还需要谈论对他们的这种限制，甚至没有机会在欧盟休息。”在这个问题上工作。乌克兰坚持采用第11套欧盟制裁计划的加速，以及对俄罗斯军事工业综合体的使用破坏性制裁。</text:p>
      <text:p text:style-name="P4">
News Source: <text:a xlink:type="simple" xlink:href="https://www.ukrinform.ua/rubric-polytics/3726880-spisok-rosijskih-propagandistiv-i-voenkoriv-aki-potrapili-do-11-paketu-sankcij-es.html" text:style-name="Internet_20_link" text:visited-style-name="Visited_20_Internet_20_Link">
https://www.ukrinform.ua/rubric-polytics/3726880-spisok-rosijskih-propagandistiv-i-voenkoriv-aki-potrapili-do-11-paketu-sankcij-es.html</text:a>
</text:p>
      <!--NEWS-->
      <text:h text:style-name="P10" text:outline-level="1">
<text:span text:style-name="T4">
俄罗斯恢复在古巴卢德斯间谍中心 - 媒体</text:span>
</text:h>
      <text:p text:style-name="P4">
作者: Ukrinform (Person)</text:p>
      <text:p text:style-name="P4">
出版商: Укринформ (Organization)</text:p>
      <text:p text:style-name="P4">
出版时间: 2023-06-23T17:26:00+03:00</text:p>
      <text:p text:style-name="P4">
修改时间: 2023-06-23T17:26:00+03:00</text:p>
      <text:p text:style-name="P4">
描述: 俄罗斯恢复了Lurdes Radio Electronic Intelligence中心，该中心于2001年正式关闭。  - 乌克林。</text:p>
      <text:p text:style-name="P4">
图片: ['<text:a xlink:type="simple" xlink:href="https://static.ukrinform.com/photos/2018_12/thumb_files/630_360_1544099847-328.jpg" text:style-name="Internet_20_link" text:visited-style-name="Visited_20_Internet_20_Link">
630_360_15440...</text:a>
']</text:p>
      <text:p text:style-name="P4">
标签: ['ГРУ РФ', 'Куба', 'Шпигун', 'США', 'Росія']</text:p>
      <text:p text:style-name="P4">
类型: Article</text:p>
      <!--METADATA-->
      <text:p text:style-name="P4">
<draw:frame draw:style-name="fr1" draw:name="Image123" text:anchor-type="as-char" svg:width="6.9236in" svg:height="3.956343in" draw:z-index="0">
<draw:image xlink:href="../Images/yкринформ/2023-06-23T17-26-00-03-00/630_360_1544099847-328.jpg" xlink:type="simple" xlink:show="embed" xlink:actuate="onLoad" draw:mime-type="image/jpeg"/>
</draw:frame>
俄罗斯诞生了古巴卢德(Lurdes)无线电电子智能中心，该中心于2001年正式关闭。</text:p>
      <text:p text:style-name="P4">
这在调查[内部人士]中说明了这一点(https://theins.ru/politika/262717)，报道乌克林福姆。</text:p>
      <text:p text:style-name="P4">
根据调查人员的说法，在外交官幌子下，岛上的俄罗斯专业联合会主要情报局的雇员与火箭工程，计算和准确的数学有关。 特别是要感谢Asole学校的学生，他的父母主要不是外交官，特殊服务学术官员 - 电子情报及相关行业的专家。</text:p>
      <text:p text:style-name="P4">
内部人士认为，该立方体中某些火箭发射器的外观可能与Havana C-400导弹部门附近的可能位置“胜利”有关。程序网站首先写了“有关C-400的特殊操作，此信息是“特殊操作”假的。</text:p>
      <text:p text:style-name="P4">
<text:span text:style-name="T4">
另请阅读：</text:span>
 <text:a xlink:type="simple" xlink:href="https://www.ukrinform.ua/rubric-world/3721820-kitaj-vidkidae-zvinuvacenna-u-vikoristanni-spigunskoi-bazi-na-kubi-proti-ssa.html" text:style-name="Internet_20_link" text:visited-style-name="Visited_20_Internet_20_Link">
中国拒绝使用<text:span text:style-name="T4">
间谍</text:span>
在古巴对美国的印章的指控</text:a>
普京谈到2000年谈论关闭卢德斯的文章。电子中心的核心每年耗资2亿美元，古巴领导人菲德尔·卡斯特罗(Fidel Castro)反对他的关闭。 但是，在古巴不满的那一年，游戏工作者仍然离开了它。</text:p>
      <text:p text:style-name="P4">
2014年7月，有关库布特[俄罗斯]之间新秘密协议的第一个数据出现了(https://www.ukrinform.ua/tag-rosia)。 内部人士指出，一个无线电电子中心，能够拦截佛罗里达州NASA Flight Management的美国通信卫星，电话间隔和消息的数据，使Havana的郊区更新了。</text:p>
      <text:p text:style-name="P4">
同年，普京到达古巴，并写下了该岛州的90％的债务，价值350亿美元。 然后，俄罗斯理事会副局长德米特罗梅德韦德夫(Dmitromedvedev)，国防部长谢尔盖(Sergey Shoiga)，外交大臣谢尔盖·拉夫罗夫(Sergey Lavrov)和其他俄罗斯官员来到那里。</text:p>
      <text:p text:style-name="P4">
<text:span text:style-name="T4">
另请阅读：</text:span>
 <text:a xlink:type="simple" xlink:href="https://www.ukrinform.ua/rubric-world/3722001-ssa-zbiraut-dani-pro-arest-amerikanca-v-rosii.html" text:style-name="Internet_20_link" text:visited-style-name="Visited_20_Internet_20_Link">
美国收集有关美国在俄罗斯被捕的信息</text:a>
</text:p>
      <text:p text:style-name="P4">
正如乌克林福姆(Ukrinform)报道的那样，美国较早的美国国务卿安东尼·眨眼(Anthony Blinken)表示<text:a xlink:type="simple" xlink:href="https://www.ukrinform.ua/rubric-world/3725698-ssa-sturbovani-vijskovou-dialnistu-kitau-na-kubi-blinken.html" text:style-name="Internet_20_link" text:visited-style-name="Visited_20_Internet_20_Link">
美国非常关心</text:a>
中国在古巴的军事和情报活动。</text:p>
      <text:p text:style-name="P4">
News Source: <text:a xlink:type="simple" xlink:href="https://www.ukrinform.ua/rubric-world/3726881-rosia-vidnovila-na-kubi-spigunskij-centr-lurdes-zmi.html" text:style-name="Internet_20_link" text:visited-style-name="Visited_20_Internet_20_Link">
https://www.ukrinform.ua/rubric-world/3726881-rosia-vidnovila-na-kubi-spigunskij-centr-lurdes-zmi.html</text:a>
</text:p>
      <!--NEWS-->
      <text:h text:style-name="P10" text:outline-level="1">
<text:span text:style-name="T4">
主席：今年的目的是开始就乌克兰在欧盟的会员身份进行谈判</text:span>
</text:h>
      <text:p text:style-name="P4">
作者: Ukrinform (Person)</text:p>
      <text:p text:style-name="P4">
出版商: Укринформ (Organization)</text:p>
      <text:p text:style-name="P4">
出版时间: 2023-06-23T17:33:44+03:00</text:p>
      <text:p text:style-name="P4">
修改时间: 2023-06-23T17:33:44+03:00</text:p>
      <text:p text:style-name="P4">
描述: 沃迪米尔·泽伦斯基（Volodymyr Zelenskyy）总统坚持必须开始谈判今年加入欧盟，并确保乌克兰将扮演其一部分工作。  - 乌克林。</text:p>
      <text:p text:style-name="P4">
图片: ['<text:a xlink:type="simple" xlink:href="https://static.ukrinform.com/photos/2022_06/thumb_files/630_360_1654386643-299.png" text:style-name="Internet_20_link" text:visited-style-name="Visited_20_Internet_20_Link">
630_360_16543...</text:a>
']</text:p>
      <text:p text:style-name="P4">
标签: ['Євросоюз', 'Президент', 'Війна з Росією']</text:p>
      <text:p text:style-name="P4">
类型: Article</text:p>
      <!--METADATA-->
      <text:p text:style-name="P4">
<draw:frame draw:style-name="fr1" draw:name="Image124" text:anchor-type="as-char" svg:width="6.9236in" svg:height="3.956343in" draw:z-index="0">
<draw:image xlink:href="../Images/yкринформ/2023-06-23T17-33-44-03-00/630_360_1654386643-299.png" xlink:type="simple" xlink:show="embed" xlink:actuate="onLoad" draw:mime-type="image/png"/>
</draw:frame>
总统洛尔迪尔·泽伦斯基(Lordir Zelensky)坚持今年需要打扰加入欧盟，并确保乌克兰将在工作中做出一部分。</text:p>
      <text:p text:style-name="P4">
他在[视频消息]中指出了这一点(http://t.me/V_Zelenskiy_official/6690)根据NSDC会议的结果，Ukrinform报告。</text:p>
      <text:p text:style-name="P4">
资料来源：<text:a xlink:type="simple" xlink:href="http://t.me/V_Zelenskiy_official/6690" text:style-name="Internet_20_link" text:visited-style-name="Visited_20_Internet_20_Link">
包含</text:a>
“今天正是乌克兰获得了进入欧盟的候选人身份的一年，此目的是开始会员谈判。 乌克兰肯定会扮演工作的一部分，”国家负责人保证。</text:p>
      <text:p text:style-name="P4">
Zelensky说，在Radbeza讨论了需要在年底完成的任务，以便全面实施每个欧洲委员会的建议(https://www.ukrinform.ua/tag-rnbo)给出了必要的协议订单。</text:p>
      <text:p text:style-name="P4">
据总统说，他们所有人都真正实现了他们。</text:p>
      <text:p text:style-name="P4">
<text:span text:style-name="T4">
另请阅读：</text:span>
 <text:a xlink:type="simple" xlink:href="https://www.ukrinform.ua/rubric-polytics/3726660-smigal-iz-frazi-ukraina-majbutnij-clen-es-nastav-cas-vikresliti-slovo-majbutnij.html" text:style-name="Internet_20_link" text:visited-style-name="Visited_20_Internet_20_Link">
shmigal：摘自“乌克兰 - 欧盟的未来成员”一词，当时越过“未来”一词</text:a>
据报道，在6月23日星期五，国家安全与国防委员会会议案，涉及炸弹庇护所，司法改革和欧洲一体化的地位。</text:p>
      <text:p text:style-name="P4">
News Source: <text:a xlink:type="simple" xlink:href="https://www.ukrinform.ua/rubric-polytics/3726883-prezident-meta-cogoric-rozpocati-peregovori-sodo-clenstva-ukraini-v-es.html" text:style-name="Internet_20_link" text:visited-style-name="Visited_20_Internet_20_Link">
https://www.ukrinform.ua/rubric-polytics/3726883-prezident-meta-cogoric-rozpocati-peregovori-sodo-clenstva-ukraini-v-es.html</text:a>
</text:p>
      <!--NEWS-->
      <text:h text:style-name="P10" text:outline-level="1">
<text:span text:style-name="T4">
拉基茨基继续与沙赫塔尔的合同</text:span>
</text:h>
      <text:p text:style-name="P4">
作者: Ukrinform (Person)</text:p>
      <text:p text:style-name="P4">
出版商: Укринформ (Organization)</text:p>
      <text:p text:style-name="P4">
出版时间: 2023-06-23T17:33:51+03:00</text:p>
      <text:p text:style-name="P4">
修改时间: 2023-06-23T17:33:51+03:00</text:p>
      <text:p text:style-name="P4">
描述: Shakhtar后卫Yaroslav Rakitsky继续合同。  - 乌克林。</text:p>
      <text:p text:style-name="P4">
图片: ['<text:a xlink:type="simple" xlink:href="https://static.ukrinform.com/photos/2023_06/thumb_files/630_360_1687530764-956.jpeg" text:style-name="Internet_20_link" text:visited-style-name="Visited_20_Internet_20_Link">
630_360_16875...</text:a>
']</text:p>
      <text:p text:style-name="P4">
标签: ['Футбол', 'Ракицький', 'Шахтар']</text:p>
      <text:p text:style-name="P4">
类型: Article</text:p>
      <!--METADATA-->
      <text:p text:style-name="P4">
<draw:frame draw:style-name="fr1" draw:name="Image125" text:anchor-type="as-char" svg:width="6.9236in" svg:height="3.956343in" draw:z-index="0">
<draw:image xlink:href="../Images/yкринформ/2023-06-23T17-33-51-03-00/630_360_1687530764-956.jpeg" xlink:type="simple" xlink:show="embed" xlink:actuate="onLoad" draw:mime-type="image/jpeg"/>
</draw:frame>
Shakhtar后卫Yaroslav Rakitsky继续合同。</text:p>
      <text:p text:style-name="P4">
据报道<text:a xlink:type="simple" xlink:href="https://shakhtar.com/uk-ua/news/2023/june/23_news/23_rakitskyi/" text:style-name="Internet_20_link" text:visited-style-name="Visited_20_Internet_20_Link">
新闻服务</text:a>
矿工，乌克林福姆报道。</text:p>
      <text:p text:style-name="P4">
新的辩护协议有效期至2024年6月30日。</text:p>
      <text:p text:style-name="P4">
这位33岁的足球运动员是Shakhtar。 他从2009年到2019年为第一支球队演出，在2022年春天，他加入了矿工参加和谐的比赛，然后最终于2023年1月返回俱乐部。</text:p>
      <text:p text:style-name="P4">
<text:span text:style-name="T4">
另请阅读：</text:span>
 <text:a xlink:type="simple" xlink:href="https://www.ukrinform.ua/rubric-sports/3726781-fk-dinamo-vze-pogodiv-provedenna-troh-matciv-na-zbori-v-avstrii.html" text:style-name="Internet_20_link" text:visited-style-name="Visited_20_Internet_20_Link">
FC Dynamo“已经同意在奥地利会议上举行三场比赛</text:a>
顿涅茨克人民总共有340场比赛和16个进球。 上个赛季，他成为乌克兰的冠军。</text:p>
      <text:p text:style-name="P4">
照片：shakhtar.com</text:p>
      <text:p text:style-name="P4">
News Source: <text:a xlink:type="simple" xlink:href="https://www.ukrinform.ua/rubric-sports/3726884-rakickij-prodovziv-kontrakt-z-sahtarem.html" text:style-name="Internet_20_link" text:visited-style-name="Visited_20_Internet_20_Link">
https://www.ukrinform.ua/rubric-sports/3726884-rakickij-prodovziv-kontrakt-z-sahtarem.html</text:a>
</text:p>
      <!--NEWS-->
      <text:h text:style-name="P10" text:outline-level="1">
<text:span text:style-name="T4">
莫斯科街道上报告的装甲车</text:span>
</text:h>
      <text:p text:style-name="P4">
作者: liveuamap (Language: en)</text:p>
      <text:p text:style-name="P4">
时间: 2023-06-23T17:39:44</text:p>
      <text:p text:style-name="P4">
地点: Moscow (Latitude:55.76262 Longtitude:37.61341)</text:p>
      <text:p text:style-name="P4">
视频: []</text:p>
      <text:p text:style-name="P4">
图片: []</text:p>
      <text:p text:style-name="P4">
标签: ["Russia"]</text:p>
      <text:p text:style-name="P4">
Id: 22571269</text:p>
      <!--METADATA-->
      <text:p text:style-name="P4">
莫斯科街道上报告的装甲车</text:p>
      <text:p text:style-name="P4">
新闻集合链接：<text:a xlink:type="simple" xlink:href="https：\/\/liveuamap.com \/en \/2023 \/23-June-armoured-pehicles-pehicles-preported-moscow中的街头报告" text:style-name="Internet_20_link" text:visited-style-name="Visited_20_Internet_20_Link">
https：\/\/liveuamap.com \/en \/2023 \/23-June-armoured-pehicles-vehicles-pehterce-moscow中的街头报告</text:a>
</text:p>
      <text:p text:style-name="P4">
News Source: <text:a xlink:type="simple" xlink:href="https://t.me/rusbrief/129037" text:style-name="Internet_20_link" text:visited-style-name="Visited_20_Internet_20_Link">
https://t.me/rusbrief/129037</text:a>
</text:p>
      <!--NEWS-->
      <text:h text:style-name="P10" text:outline-level="1">
<text:span text:style-name="T4">
苏罗夫金将军呼吁瓦格纳部队召回部队并返回基地</text:span>
</text:h>
      <text:p text:style-name="P4">
作者: liveuamap (Language: en)</text:p>
      <text:p text:style-name="P4">
时间: 2023-06-23T17:41:52</text:p>
      <text:p text:style-name="P4">
地点: Moskva, Moscow (Latitude:55.75139 Longtitude:37.60369)</text:p>
      <text:p text:style-name="P4">
视频: []</text:p>
      <text:p text:style-name="P4">
图片: []</text:p>
      <text:p text:style-name="P4">
标签: ["Russia", "Central and Eastern Europe"]</text:p>
      <text:p text:style-name="P4">
Id: 22571270</text:p>
      <!--METADATA-->
      <text:p text:style-name="P4">
苏罗夫金将军呼吁瓦格纳部队召回部队并返回托贝斯</text:p>
      <text:p text:style-name="P4">
新闻集链接：<text:a xlink:type="simple" xlink:href="https：\/\/russia.liveuamap.com \/en \/2023 \/23- 6月 -  6月 - 苏联surovkin calling-wagner-wagner-troops-troops-troops-to-to-recall" text:style-name="Internet_20_link" text:visited-style-name="Visited_20_Internet_20_Link">
https：\/\/russia.liveuamap.com \/en \/2023 \/23-June-jeneral-surovkin-calling-wagner-wagner-wagner-troops-troops-troops-to-recall</text:a>
</text:p>
      <text:p text:style-name="P4">
News Source: <text:a xlink:type="simple" xlink:href="https://t.me/logikamarkova/7015" text:style-name="Internet_20_link" text:visited-style-name="Visited_20_Internet_20_Link">
https://t.me/logikamarkova/7015</text:a>
</text:p>
      <!--NEWS-->
      <text:h text:style-name="P10" text:outline-level="1">
<text:span text:style-name="T4">
在Zaporozhye，法院续签了医院的董事，那里发生了致命的火灾</text:span>
</text:h>
      <text:p text:style-name="P4">
作者: Ukrinform (Person)</text:p>
      <text:p text:style-name="P4">
出版商: Укринформ (Organization)</text:p>
      <text:p text:style-name="P4">
出版时间: 2023-06-23T17:42:00+03:00</text:p>
      <text:p text:style-name="P4">
修改时间: 2023-06-23T17:42:00+03:00</text:p>
      <text:p text:style-name="P4">
描述: Zaporizhia法院恢复了区域感染性临床医院主任Vladimir Shinkarenko，那里有一场大火杀死了四人。 他必须支付超过UAH 2.6万工资。  - 乌克林。</text:p>
      <text:p text:style-name="P4">
图片: ['<text:a xlink:type="simple" xlink:href="https://static.ukrinform.com/photos/2021_02/thumb_files/630_360_1612401582-345.jpg" text:style-name="Internet_20_link" text:visited-style-name="Visited_20_Internet_20_Link">
630_360_16124...</text:a>
', '<text:a xlink:type="simple" xlink:href="https://static.ukrinform.com/photos/2023_06/1687529659-677.jpg" text:style-name="Internet_20_link" text:visited-style-name="Visited_20_Internet_20_Link">
1687529659-67...</text:a>
']</text:p>
      <text:p text:style-name="P4">
标签: ['Пожежа', 'Суд', 'Лікарня', 'Запоріжжя']</text:p>
      <text:p text:style-name="P4">
类型: Article</text:p>
      <!--METADATA-->
      <text:p text:style-name="P4">
<draw:frame draw:style-name="fr1" draw:name="Image126" text:anchor-type="as-char" svg:width="6.9236in" svg:height="3.956343in" draw:z-index="0">
<draw:image xlink:href="../Images/yкринформ/2023-06-23T17-42-00-03-00/630_360_1612401582-345.jpg" xlink:type="simple" xlink:show="embed" xlink:actuate="onLoad" draw:mime-type="image/jpeg"/>
</draw:frame>
Sudzhamia更新了区域感染性临床医院主任Vladimir Shinkarenko，在那里大火导致人们死亡。 他必须支付超过UAH 2.6万工资。</text:p>
      <text:p text:style-name="P4">
关于乌克林福姆的报告，参考了律师斯坦尼斯拉夫·格里森(Stanislav Grishin)，后者发表了相应的法院裁决。</text:p>
      <text:p text:style-name="P4">
<draw:frame draw:style-name="fr1" draw:name="Image127" text:anchor-type="as-char" svg:width="6.9236in" svg:height="9.231467in" draw:z-index="0">
<draw:image xlink:href="../Images/yкринформ/2023-06-23T17-42-00-03-00/1687529659-677.jpg" xlink:type="simple" xlink:show="embed" xlink:actuate="onLoad" draw:mime-type="image/jpeg"/>
</draw:frame>
<text:span text:style-name="T5">
foto：stanislav grishin/facebook</text:span>
</text:p>
      <text:p text:style-name="P4">
“<text:a xlink:type="simple" xlink:href="https://www.ukrinform.ua/tag-sud" text:style-name="Internet_20_link" text:visited-style-name="Visited_20_Internet_20_Link">
法庭</text:a>
他宣布非法并取消了Zaporizhhya区域委员会29.07.2021№68“关于NPP“区域感染医院” ZOR的副主任VL，与他合同，直到他的任期到期。” 法院收回了弗拉基米尔(Vladimir)非法驳回的Shinkarenko薪水的高个子，金额为267 665UAH，法律援助费用为10 000 UAH，”他写道。</text:p>
      <text:p text:style-name="P4">
<text:span text:style-name="T4">
另请阅读：</text:span>
 <text:a xlink:type="simple" xlink:href="https://www.ukrinform.ua/rubric-regions/3725744-likarni-zaporizza-popri-vijnu-vidkrivaut-novi-viddilenna-sekretar-miskradi.html" text:style-name="Internet_20_link" text:visited-style-name="Visited_20_Internet_20_Link">
<text:span text:style-name="T4">
 urban </text:span>
 <text:span text:style-name="T4">
医院</text:span>
 <text:span text:style-name="T4">
 Zaporozhye </text:span>
 <text:span text:style-name="T4">
 </text:span>
 <text:span text:style-name="T4">
 </text:span>
 <text:span text:style-name="T4">
 </text:span>
 <text:span text:style-name="T4">
 </text:span>
战争<text:span text:style-name="T4">
 open </text:span>
 <text:span text:style-name="T4">
 </text:span>
 <text:span text:style-name="T4">
 </text:span>
新<text:span text:style-name="T4">
 </text:span>
 <text:span text:style-name="T4">
 </text:span>
 <text:span text:style-name="T4">
 </text:span>
 <text:span text:style-name="T5">
分支</text:span>
<text:span text:style-name="T5">
 \  -  \  -  </text:span>
<text:span text:style-name="T5">
 kurtev </text:span>
*</text:a>
法院的裁决应在案件各方上诉届满后生效。 Zaporozhye区域委员会可能会质疑该决定30天。</text:p>
      <text:p text:style-name="P4">
据报道，<text:a xlink:type="simple" xlink:href="https://www.ukrinform.ua/rubric-regions/3289349-u-zaporizzi-zvilnili-direktora-likarni-de-stalasa-smertelna-pozeza.html" text:style-name="Internet_20_link" text:visited-style-name="Visited_20_Internet_20_Link">
Shinkarenko于2021年7月30日发布</text:a>
。 在区域理事会会议上的64个代表中，有46位代表支持相应的决定。 在第二次尝试中释放Shynkarenki。 基础是传染病区域委员会检查的行为和国家审计服务的检查。 根据两项检查的结果，很明显，在5个月内(区域委员会检查了医院。)系统性的总违反了合同条款，州和地区的预算损失，总计超过600万。</text:p>
      <text:p text:style-name="P4">
2021年2月3日，在区域传染病医院进行了重症监护的放电<text:a xlink:type="simple" xlink:href="https://www.ukrinform.ua/rubric-regions/3184009-u-zaporizzi-gorit-budivla-oblasnoi-infekcijnoi-likarni.html" text:style-name="Internet_20_link" text:visited-style-name="Visited_20_Internet_20_Link">
由于氧气爆炸而发生火灾</text:a>
。 四人被杀，包括麻醉师奥尔加·格里瓦(Olga Gliva)。</text:p>
      <text:p text:style-name="P4">
News Source: <text:a xlink:type="simple" xlink:href="https://www.ukrinform.ua/rubric-regions/3726874-u-zaporizzi-sud-ponoviv-na-posadi-direktora-likarni-de-stalasa-smertelna-pozeza.html" text:style-name="Internet_20_link" text:visited-style-name="Visited_20_Internet_20_Link">
https://www.ukrinform.ua/rubric-regions/3726874-u-zaporizzi-sud-ponoviv-na-posadi-direktora-likarni-de-stalasa-smertelna-pozeza.html</text:a>
</text:p>
      <!--NEWS-->
      <text:h text:style-name="P10" text:outline-level="1">
<text:span text:style-name="T4">
欧盟外交部长在卢森堡举行的第一期将是乌克兰</text:span>
</text:h>
      <text:p text:style-name="P4">
作者: Ukrinform (Person)</text:p>
      <text:p text:style-name="P4">
出版商: Укринформ (Organization)</text:p>
      <text:p text:style-name="P4">
出版时间: 2023-06-23T17:46:00+03:00</text:p>
      <text:p text:style-name="P4">
修改时间: 2023-06-23T17:46:00+03:00</text:p>
      <text:p text:style-name="P4">
描述: 乌克兰再次在欧盟外交部长委员会议程下以第一段为标志，该款将于6月26日星期一在卢森堡举行。  - 乌克林。</text:p>
      <text:p text:style-name="P4">
图片: ['<text:a xlink:type="simple" xlink:href="https://static.ukrinform.com/photos/2019_07/thumb_files/630_360_1562308141-294.jpg" text:style-name="Internet_20_link" text:visited-style-name="Visited_20_Internet_20_Link">
630_360_15623...</text:a>
']</text:p>
      <text:p text:style-name="P4">
标签: ['Євросоюз', 'Люксембург', 'Саміт', 'Україна']</text:p>
      <text:p text:style-name="P4">
类型: Article</text:p>
      <!--METADATA-->
      <text:p text:style-name="P4">
<draw:frame draw:style-name="fr1" draw:name="Image128" text:anchor-type="as-char" svg:width="6.9236in" svg:height="3.956343in" draw:z-index="0">
<draw:image xlink:href="../Images/yкринформ/2023-06-23T17-46-00-03-00/630_360_1562308141-294.jpg" xlink:type="simple" xlink:show="embed" xlink:actuate="onLoad" draw:mime-type="image/jpeg"/>
</draw:frame>
乌克兰阿兹诺夫(Aznov)的标志是欧盟法律委员会议程的第一段，该议程将于6月26日星期一在Uluxembourg举行。</text:p>
      <text:p text:style-name="P4">
根据乌克林福姆的说法，此类信息包含<text:a xlink:type="simple" xlink:href="https://www.consilium.europa.eu/en/meetings/fac/2023/06/26/" text:style-name="Internet_20_link" text:visited-style-name="Visited_20_Internet_20_Link">
欧盟理事会的网站</text:a>
。</text:p>
      <text:p text:style-name="P4">
“部长委员会<text:a xlink:type="simple" xlink:href="https://www.ukrinform.ua/tag-evrosouz" text:style-name="Internet_20_link" text:visited-style-name="Visited_20_Internet_20_Link">
欧盟</text:a>
Out -of -law将在卢森堡见面，讨论俄罗斯反乌克兰的侵略。 之后，欧盟部长将在计划于2023年7月17日至18日举行的欧盟 - 赛车峰会之前就埃斯塔拉丁美洲和加勒比海国家发表意见。 此后，欧盟理事会将处置数字外交，并有望批准尊重的结论。</text:p>
      <text:p text:style-name="P4">
在议程上的其他问题中，欧洲部长将获得有关突尼斯，亚美尼亚和阿塞拜疆的情况的最新信息，以及贝尔格莱德和过去的对话。</text:p>
      <text:p text:style-name="P4">
<text:span text:style-name="T4">
另请阅读：</text:span>
 <text:a xlink:type="simple" xlink:href="https://www.ukrinform.ua/rubric-world/3726674-es-opriludniv-zmist-11go-paketu-sankcij-proti-rosii.html" text:style-name="Internet_20_link" text:visited-style-name="Visited_20_Internet_20_Link">
欧盟已发布第11套制裁的内容的内容</text:a>
根据乌克林的通讯员的说法，在卢森堡(Luxembourzvovaya)会议的前夕，对其课程和可能的结果的期望，欧盟的高级代表共享。</text:p>
      <text:p text:style-name="P4">
“第一个问题将讨论乌克兰的情况，我们将有部长(乌克兰Dmitry的外交事务 - 编辑。)与我们在线的煤炭...有三个主要问题。 首先是我们的军事援助，责任报告的舒适(侵略 -  ed。)为了建立高欧盟代表，最后我们将讨论有关的问题(实施 -  ed。)泽伦斯基总统和平的公式。 您知道这个周末将在哥本哈根举行，我们将看到这次会议的结果。”欧盟代表说。</text:p>
      <text:p text:style-name="P4">
他指出，从欧盟开始时，他就支持Zelensky的和平计划，并与她著名的乌克兰朋友一起继续努力，以确保对该计划的国际更大的支持。</text:p>
      <text:p text:style-name="P4">
<text:span text:style-name="T4">
另请阅读：</text:span>
 [今天联合国议会将讨论后果(https://www.ukrinform.ua/rubric-polytics/3726561-sogodni-radbez-oon-obgovorit-naslidki-pidrivu-kahovskoi-grebli-ta-zagrozu-teraktu-na-zaes.html)</text:p>
      <text:p text:style-name="P4">
他强调，在欧盟弹药方面，它的进步非常快，总是指定的三个“轨道”，其中包括供应现有的增强，集体在行业中的集体订购，以帮助乌克兰，以及国防行业的加速和增加。 特别是，欧盟已经使乌克兰在一百万中提高了2.5万，这已经承诺为乌克兰持续了12个月。</text:p>
      <text:p text:style-name="P4">
“与此同时，我们训练乌克兰军人比预期的要快。 我们已经为24,000名乌克兰士兵提供了培训，并进行了培训，以便在今年年底之前为30,000名培训提供培训。 因此，到今年年底，它已经停留了6000，这可以使我们增加野心。”欧盟代表说。</text:p>
      <text:p text:style-name="P4">
<text:span text:style-name="T4">
另请阅读：</text:span>
 [g7和<text:span text:style-name="T4">
 eu </text:span>
在长期安全保证方面工作(https://www.ukrinform.ua/rubric-polytics/3726235-g7-i-evrosouz-pracuut-nad-efektivnimi-j-dovgostrokovimi-bezpekovimi-garantiami-ukraini-solc.html)他指出，部长可以考虑准备额外数量的乌克兰军人。 预计他们将批准35亿欧元对欧洲州际和平基金的贡献，除其他问题外，还将为乌克兰军队提供培训。 同时，据消息人士称，部长们不会决定定期向乌克兰分配特兰兹维亚的援助，因为成员国之间尚未达成共识。</text:p>
      <text:p text:style-name="P4">
早些时候，欧盟州际资金已比欧盟和平基金会提前获取，用于购买乌克兰的武器和弹药，并弥补欧盟成员国为乌克兰武装部队的军事供应。</text:p>
      <text:p text:style-name="P4">
此外，欧盟已分配了10亿欧元，用于从欧盟国家的武器库中供应乌克兰的现有弹药，另外10亿欧元用于集体订购，并通过欧洲国防行业的饮酒企业来加速炮兵弹药的生产。</text:p>
      <text:p text:style-name="P4">
<text:span text:style-name="T4">
另请阅读：</text:span>
 <text:a xlink:type="simple" xlink:href="https://www.ukrinform.ua/rubric-world/3726222-proces-rozsirenna-es-potrebuvatime-reform-u-samij-evrospilnoti-derzsekretar-francii.html" text:style-name="Internet_20_link" text:visited-style-name="Visited_20_Internet_20_Link">
欧盟的扩张过程将需要自我征服的改革 - 法国国务卿</text:a>
</text:p>
      <text:p text:style-name="P4">
News Source: <text:a xlink:type="simple" xlink:href="https://www.ukrinform.ua/rubric-polytics/3726887-persim-pitannam-zustrici-ministriv-zakordonnih-sprav-es-u-luksemburzi-bude-ukraina.html" text:style-name="Internet_20_link" text:visited-style-name="Visited_20_Internet_20_Link">
https://www.ukrinform.ua/rubric-polytics/3726887-persim-pitannam-zustrici-ministriv-zakordonnih-sprav-es-u-luksemburzi-bude-ukraina.html</text:a>
</text:p>
      <!--NEWS-->
      <text:h text:style-name="P10" text:outline-level="1">
<text:span text:style-name="T4">
Reznikov希望在维尔纽斯的一次峰会上，将确定乌克兰加入北约的“某些事件”</text:span>
</text:h>
      <text:p text:style-name="P4">
作者: Ukrinform (Person)</text:p>
      <text:p text:style-name="P4">
出版商: Укринформ (Organization)</text:p>
      <text:p text:style-name="P4">
出版时间: 2023-06-23T17:49:00+03:00</text:p>
      <text:p text:style-name="P4">
修改时间: 2023-06-23T17:49:00+03:00</text:p>
      <text:p text:style-name="P4">
描述: 国防部长阿列克谢·雷兹尼科夫（Alexei Reznikov）预计北约峰会将清除乌克兰加入联盟的条款和条件。  - 乌克林。</text:p>
      <text:p text:style-name="P4">
图片: ['<text:a xlink:type="simple" xlink:href="https://static.ukrinform.com/photos/2023_04/thumb_files/630_360_1682673651-340.jpg" text:style-name="Internet_20_link" text:visited-style-name="Visited_20_Internet_20_Link">
630_360_16826...</text:a>
']</text:p>
      <text:p text:style-name="P4">
标签: ['Саміт НАТО', 'Україна', 'Резніков']</text:p>
      <text:p text:style-name="P4">
类型: Article</text:p>
      <!--METADATA-->
      <text:p text:style-name="P4">
<draw:frame draw:style-name="fr1" draw:name="Image129" text:anchor-type="as-char" svg:width="6.9236in" svg:height="3.956343in" draw:z-index="0">
<draw:image xlink:href="../Images/yкринформ/2023-06-23T17-49-00-03-00/630_360_1682673651-340.jpg" xlink:type="simple" xlink:show="embed" xlink:actuate="onLoad" draw:mime-type="image/jpeg"/>
</draw:frame>
事工部亚历克西岛(Alexei Reznikov)预计北约峰会将清除乌克兰加入联盟的条款。</text:p>
      <text:p text:style-name="P4">
根据乌克林福姆的说法，他在对军事媒体中心的评论中表示了这一点。</text:p>
      <text:p text:style-name="P4">
雷兹尼科夫说：“我希望我们将获得一个清晰，可理解的信号和公式，我们将成为一个明显的北约国家。”</text:p>
      <text:p text:style-name="P4">
他希望峰会能概述进入时间或“某些事件”，然后乌克兰成为一名成员<text:a xlink:type="simple" xlink:href="https://www.ukrinform.ua/tag-nato" text:style-name="Internet_20_link" text:visited-style-name="Visited_20_Internet_20_Link">
联盟</text:a>
，这不再是“关于“敞开门”的不可理解的形式。</text:p>
      <text:p text:style-name="P4">
<text:span text:style-name="T4">
另请阅读：</text:span>
 <text:a xlink:type="simple" xlink:href="https://www.ukrinform.ua/rubric-polytics/3726448-kuleba-u-vilnusi-krok-do-clenstva-ukraini-v-nato-bude-zroblenij-pitanna-naskilki-dovgij.html" text:style-name="Internet_20_link" text:visited-style-name="Visited_20_Internet_20_Link">
Kuleba：在维尔纽斯(Vilnius)迈向乌克兰(Ukraine)在<text:span text:style-name="T4">
北约的成员资格</text:span>
将完成的一步，问题是多长时间”</text:a>
据乌克林福姆报道，北约将于7月11日至12日在立陶宛首府举行。</text:p>
      <text:p text:style-name="P4">
News Source: <text:a xlink:type="simple" xlink:href="https://www.ukrinform.ua/rubric-polytics/3726888-reznikov-spodivaetsa-so-na-samiti-u-vilnusi-viznacat-pevnu-podiu-dla-vstupu-ukraini-v-nato.html" text:style-name="Internet_20_link" text:visited-style-name="Visited_20_Internet_20_Link">
https://www.ukrinform.ua/rubric-polytics/3726888-reznikov-spodivaetsa-so-na-samiti-u-vilnusi-viznacat-pevnu-podiu-dla-vstupu-ukraini-v-nato.html</text:a>
</text:p>
      <!--NEWS-->
      <text:h text:style-name="P10" text:outline-level="1">
<text:span text:style-name="T4">
在奥里克霍夫（Orikhov</text:span>
</text:h>
      <text:p text:style-name="P4">
作者: Ukrinform (Person)</text:p>
      <text:p text:style-name="P4">
出版商: Укринформ (Organization)</text:p>
      <text:p text:style-name="P4">
出版时间: 2023-06-23T17:49:15+03:00</text:p>
      <text:p text:style-name="P4">
修改时间: 2023-06-23T17:49:15+03:00</text:p>
      <text:p text:style-name="P4">
描述: 俄罗斯军队袭击了奥里基夫·扎波里兹希亚（Orikhiv Zaporizhhya）地区，造成30多个住宅建筑损坏，两座摧毁了。  - 乌克林。</text:p>
      <text:p text:style-name="P4">
图片: ['<text:a xlink:type="simple" xlink:href="https://static.ukrinform.com/photos/2023_06/thumb_files/630_360_1687531664-387.jpg" text:style-name="Internet_20_link" text:visited-style-name="Visited_20_Internet_20_Link">
630_360_16875...</text:a>
']</text:p>
      <text:p text:style-name="P4">
标签: ['Обстріл', 'Запоріжжя', 'Війна з Росією']</text:p>
      <text:p text:style-name="P4">
类型: Article</text:p>
      <!--METADATA-->
      <text:p text:style-name="P4">
<draw:frame draw:style-name="fr1" draw:name="Image130" text:anchor-type="as-char" svg:width="6.9236in" svg:height="3.956343in" draw:z-index="0">
<draw:image xlink:href="../Images/yкринформ/2023-06-23T17-49-15-03-00/630_360_1687531664-387.jpg" xlink:type="simple" xlink:show="embed" xlink:actuate="onLoad" draw:mime-type="image/jpeg"/>
</draw:frame>
俄罗斯军队袭击了奥里基夫·扎波里兹希亚(Orikhiv Zaporizhhya)地区，导致30多个居住房屋遭到破坏，两人摧毁了。</text:p>
      <text:p text:style-name="P4">
关于它在[电报]中报告(https://t.me/gu_dsns_zp/6922)据报道，SES在Zaporozhye地区的主要管理层。</text:p>
      <text:p text:style-name="P4">
“ ...俄罗斯军队又做了另一个<text:a xlink:type="simple" xlink:href="https://www.ukrinform.ua/tag-obstril" text:style-name="Internet_20_link" text:visited-style-name="Visited_20_Internet_20_Link">
炮击</text:a>
Orikhov Pologovsky区。 消息在消息中说。</text:p>
      <text:p text:style-name="P4">
根据初步信息，没有人员伤亡和炮击受害者。</text:p>
      <text:p text:style-name="P4">
<text:span text:style-name="T4">
另请阅读：</text:span>
 <text:a xlink:type="simple" xlink:href="https://www.ukrinform.ua/rubric-ato/3726226-za-dobu-rosiani-atakuvali-10-regioniv-ukraini-zvedenna-ova.html" text:style-name="Internet_20_link" text:visited-style-name="Visited_20_Internet_20_Link">
在俄罗斯人袭击乌克兰的10个地区-Razvivova</text:a>
据报道，在奥里库(Orikhu)上，入侵者被托管飞机击中。</text:p>
      <text:p text:style-name="P4">
<text:span text:style-name="T5">
foto：snns</text:span>
</text:p>
      <text:p text:style-name="P4">
News Source: <text:a xlink:type="simple" xlink:href="https://www.ukrinform.ua/rubric-regions/3726889-v-orihovi-vnaslidok-obstrilu-dva-budinki-zrujnovani-j-ponad-30-poskodzeni.html" text:style-name="Internet_20_link" text:visited-style-name="Visited_20_Internet_20_Link">
https://www.ukrinform.ua/rubric-regions/3726889-v-orihovi-vnaslidok-obstrilu-dva-budinki-zrujnovani-j-ponad-30-poskodzeni.html</text:a>
</text:p>
      <!--NEWS-->
      <text:h text:style-name="P10" text:outline-level="1">
<text:span text:style-name="T4">
布达诺夫：普京的脆弱独裁统治</text:span>
</text:h>
      <text:p text:style-name="P4">
作者: Ukrinform (Person)</text:p>
      <text:p text:style-name="P4">
出版商: Укринформ (Organization)</text:p>
      <text:p text:style-name="P4">
出版时间: 2023-06-23T17:55:00+03:00</text:p>
      <text:p text:style-name="P4">
修改时间: 2023-06-23T23:55:00+03:00</text:p>
      <text:p text:style-name="P4">
描述: 国防部基里尔·布达诺夫（Kirill Budanov）智力部总局局长评论说，PVC Wagner Yevgeny Prigogin负责人与俄罗斯联邦国防部之间的冲突，该部在过去的几个小时内获得了特殊部队。  - 乌克林。</text:p>
      <text:p text:style-name="P4">
图片: ['<text:a xlink:type="simple" xlink:href="https://static.ukrinform.com/photos/2023_05/thumb_files/630_360_1684527299-380.jpeg" text:style-name="Internet_20_link" text:visited-style-name="Visited_20_Internet_20_Link">
630_360_16845...</text:a>
']</text:p>
      <text:p text:style-name="P4">
标签: ['Путін', 'Пригожин', 'Війна з Росією']</text:p>
      <text:p text:style-name="P4">
类型: Article</text:p>
      <!--METADATA-->
      <text:p text:style-name="P4">
<draw:frame draw:style-name="fr1" draw:name="Image133" text:anchor-type="as-char" svg:width="6.9236in" svg:height="3.956343in" draw:z-index="0">
<draw:image xlink:href="../Images/yкринформ/2023-06-23T17-55-00-03-00/630_360_1684527299-380.jpeg" xlink:type="simple" xlink:show="embed" xlink:actuate="onLoad" draw:mime-type="image/jpeg"/>
</draw:frame>
国防部西里尔·基里尔·布塔诺夫(Cyril Kirill Budanov)智力部负责人对PEC主席Wagner Yevgeny Prigogin与俄罗斯联邦国防部之间的冲突发表了评论，该部在最后一个小时获得了特殊部队。</text:p>
      <text:p text:style-name="P4">
他<text:a xlink:type="simple" xlink:href="https://t.me/kirilbudanov/222" text:style-name="Internet_20_link" text:visited-style-name="Visited_20_Internet_20_Link">
写</text:a>
在他的电报频道中，指出“普京的脆弱独裁统治下降了”。</text:p>
      <text:p text:style-name="P4">
布塔诺夫写道：“赛车手开始互相咬左右的权力和金钱。普戈宁威胁要“去莫斯科”。史考哥说，肖格加逃离了罗斯托夫，以免成为大屠杀中的牺牲。”</text:p>
      <text:p text:style-name="P4">
<text:span text:style-name="T4">
另请阅读：</text:span>
 <text:span text:style-name="T4">
 <text:a xlink:type="simple" xlink:href="https://www.ukrinform.ua/rubric-world/3727016-proti-prigozina-vidkrili-kriminalnu-spravu-cerez-zaklik-do-zbrojnogo-zakolotu.html" text:style-name="Internet_20_link" text:visited-style-name="Visited_20_Internet_20_Link">
反对Prigogine在封闭武装叛乱的情况下打开了刑事案件</text:a>
</text:span>
</text:p>
      <text:p text:style-name="P4">
他还认为，Prigogine和Shoigu的冲突将帮助乌克兰军队更快地解放乌克兰和其他领土。</text:p>
      <text:p text:style-name="P4">
“现在，我们准备好的风暴旅的话，这将解放乌克兰和那些希望成为乌克兰肩上的我们国家的领土，以及那些希望成为我们国家一部分的领土，”古尔说。</text:p>
      <text:p text:style-name="P4">
<text:span text:style-name="T4">
另请阅读：</text:span>
 <text:span text:style-name="T4">
 <text:a xlink:type="simple" xlink:href="https://www.ukrinform.ua/rubric-ato/3725467-budanov-konflikt-prigozina-i-minoboroni-rf-e-cilkom-realnim.html" text:style-name="Internet_20_link" text:visited-style-name="Visited_20_Internet_20_Link">
Budanov：Prigogine的冲突和俄罗斯联邦国防部非常现实</text:a>
</text:span>
</text:p>
      <text:p text:style-name="P4">
布达诺夫补充说，尽管西方伙伴没有帮助，乌克兰国家的稳定和勇气有助于在俄罗斯侵略的最艰难时期生存。</text:p>
      <text:p text:style-name="P4">
正如乌克林福姆报道的那样，俄罗斯的FSB通过呼吁武装起义对瓦格纳PPVC负责人提出了刑事案件。</text:p>
      <text:p text:style-name="P4">
<text:span text:style-name="T4">
另请阅读：</text:span>
 <text:span text:style-name="T4">
 <text:a xlink:type="simple" xlink:href="https://www.ukrinform.ua/rubric-ato/3725147-prigozin-napraviv-rosijskomu-minoboroni-svij-variant-kontraktu-z-najmancami-rozvidka-britanii.html" text:style-name="Internet_20_link" text:visited-style-name="Visited_20_Internet_20_Link">
Prigogine发送给俄罗斯国防部与雇佣军的“合同”  - 英国的情报</text:a>
</text:span>
</text:p>
      <text:p text:style-name="P4">
在普里申的前夕，俄罗斯军队的常规部队服从俄罗斯联邦国防部，袭击了“瓦格纳”的部署。 阿比斯否认了这一点。</text:p>
      <text:p text:style-name="P4">
随后，克里姆林宫说_ <text:span text:style-name="T4">
 [普京知道情况，“所有需要措施”。 这是给出的(https://www.ukrinform.ua/rubric-world/3727017-putin-u-kursi-situacii-z-prigozinim-peskov.html)</text:span>
 _</text:p>
      <text:p text:style-name="P4">
News Source: <text:a xlink:type="simple" xlink:href="https://www.ukrinform.ua/rubric-ato/3727019-budanov-tenditna-diktatura-putina-vpala.html" text:style-name="Internet_20_link" text:visited-style-name="Visited_20_Internet_20_Link">
https://www.ukrinform.ua/rubric-ato/3727019-budanov-tenditna-diktatura-putina-vpala.html</text:a>
</text:p>
      <!--NEWS-->
      <text:h text:style-name="P10" text:outline-level="1">
<text:span text:style-name="T4">
乌克兰谷物的进口：在波兰，他们在222家公司中进行了检查</text:span>
</text:h>
      <text:p text:style-name="P4">
作者: Ukrinform (Person)</text:p>
      <text:p text:style-name="P4">
出版商: Укринформ (Organization)</text:p>
      <text:p text:style-name="P4">
出版时间: 2023-06-23T18:00:00+03:00</text:p>
      <text:p text:style-name="P4">
修改时间: 2023-06-23T18:00:00+03:00</text:p>
      <text:p text:style-name="P4">
描述: 在Rzeszhov市检察官办公室的指示下，波兰税务局在该国的222家公司和海关机构进行了检查，以将乌克兰谷物进口到RP。  - 乌克林。</text:p>
      <text:p text:style-name="P4">
图片: ['<text:a xlink:type="simple" xlink:href="https://static.ukrinform.com/photos/2022_11/thumb_files/630_360_1669632623-529.jpg" text:style-name="Internet_20_link" text:visited-style-name="Visited_20_Internet_20_Link">
630_360_16696...</text:a>
']</text:p>
      <text:p text:style-name="P4">
标签: ['Імпорт', 'Польща', 'Україна', 'Зерно']</text:p>
      <text:p text:style-name="P4">
类型: Article</text:p>
      <!--METADATA-->
      <text:p text:style-name="P4">
<draw:frame draw:style-name="fr1" draw:name="Image134" text:anchor-type="as-char" svg:width="6.9236in" svg:height="3.954724in" draw:z-index="0">
<draw:image xlink:href="../Images/yкринформ/2023-06-23T18-00-00-03-00/630_360_1669632623-529.jpg" xlink:type="simple" xlink:show="embed" xlink:actuate="onLoad" draw:mime-type="image/jpeg"/>
</draw:frame>
在Rzeszhov市检察官办公室的指示下，波兰的税务管理局对乌克兰RP谷物的进口案进行了检查，对该国的U222公司和海关机构进行了检查。</text:p>
      <text:p text:style-name="P4">
这是由Rzeszow Anna Bernat-Lozhansk的区域检察官办公室发言人表示，乌克林福姆报告了<text:a xlink:type="simple" xlink:href="https://www.rmf24.pl/fakty/polska/news-zboze-z-ukrainy-w-polsce-przeszukano-222-firmy-i-agencje,nId,6859081#crp_state=1" text:style-name="Internet_20_link" text:visited-style-name="Visited_20_Internet_20_Link">
RMF24.PL</text:a>
。</text:p>
      <text:p text:style-name="P4">
Bernat-Lozhanskaya说：“在全国各地的谷物进口公司和海关机构的办公室进行了222次搜查。”</text:p>
      <text:p text:style-name="P4">
据她说，这些措施是通过财务文件，边境检查，信息承运人，业务信函以及超过1000吨谷物删除的，这可能在海关声明中说明。</text:p>
      <text:p text:style-name="P4">
<text:span text:style-name="T4">
另请阅读：</text:span>
 [Blinken和Guttheresh，在Rfvyati威胁的背景下与“ <text:span text:style-name="T4">
谷物</text:span>
同意”讨论了这种互动]](https://www.ukrinform.ua/rubric-economy/3726570-blinken-i-gutteres-obgovorili-vzaemodiu-na-tli-pogroz-rf-vijti-iz-zernovoi-ugodi.html)检察官办公室包括在调查中包括以前从全国各地进行其他检察官的所有程序，以及木乃伊和税务服务的信息。 调查人员正在调查所有滥用乌克兰谷物质量的案例，乌克兰谷物的质量是作为食品或动物食品的技术或工业的进口。</text:p>
      <text:p text:style-name="P4">
正如检察官办公室的发言人所指出的那样，进口商宣布将谷物用于技术需求，期望这些程序将绕过控制该产品的检查专家的检查小酒馆。</text:p>
      <text:p text:style-name="P4">
2023年5月，欧盟委员会禁止从乌克兰到保加利亚，匈牙利，波兰，斯洛伐克和罗马尼亚的小麦，玉米，菜籽和向日葵的进口，这些国家的坚持。 6月5日，该禁令于2023年9月15日建成。</text:p>
      <text:p text:style-name="P4">
<text:span text:style-name="T4">
另请阅读：</text:span>
 <text:a xlink:type="simple" xlink:href="https://www.ukrinform.ua/rubric-economy/3718383-evrokomisia-prodovzila-do-veresna-zaboronu-na-import-ukrainskogo-zbizza-do-es-zmi.html" text:style-name="Internet_20_link" text:visited-style-name="Visited_20_Internet_20_Link">
欧盟委员会继续在9月之前继续进口乌克兰谷物<text:span text:style-name="T4">
谷物</text:span>
向欧盟 - 媒体 - 媒体</text:a>
波兰已暂停乌克罗农业农产品的过境，但从4月21日开始续签。</text:p>
      <text:p text:style-name="P4">
华沙希望将禁止进口乌克兰谷物的禁令，并在9月15日之后，以及乌克兰的其他一些产品将被添加到禁止的产品列表中。</text:p>
      <text:p text:style-name="P4">
News Source: <text:a xlink:type="simple" xlink:href="https://www.ukrinform.ua/rubric-economy/3726892-import-ukrainskogo-zbizza-u-polsi-proveli-perevirku-v-222-kompaniah.html" text:style-name="Internet_20_link" text:visited-style-name="Visited_20_Internet_20_Link">
https://www.ukrinform.ua/rubric-economy/3726892-import-ukrainskogo-zbizza-u-polsi-proveli-perevirku-v-222-kompaniah.html</text:a>
</text:p>
      <!--NEWS-->
      <text:h text:style-name="P10" text:outline-level="1">
<text:span text:style-name="T4">
“俄罗斯一直是Slondra，曾经是并且将是可以买卖的妓女！”  -  gur拦截</text:span>
</text:h>
      <text:p text:style-name="P4">
作者: ['АРМІЯINFORM']</text:p>
      <text:p text:style-name="P4">
时间: 2023-06-23T18:00:00-04:00</text:p>
      <text:p text:style-name="P4">
描述: 在俄罗斯联邦罗斯维斯谅解备忘录兄弟Viexkovo服务的新的佩雷克霍尔尼负责人管理中……与乌克兰2022年的战争，与乌克兰的最新新闻，《今日与乌克兰新闻》，今天与乌克兰2022年的新闻战争，乌克兰和俄罗斯和俄罗斯和俄罗斯和俄罗斯和俄罗斯和俄罗斯和俄罗斯之间的战争都会当他们在不久的将来与乌克兰与乌克兰发生战争时，与乌克兰的战争是否会在不久的将来发生战争时，他们说，与乌克兰的战争，今天的乌克兰新闻，乌克兰的新闻，乌克兰媒体在俄罗斯的乌克兰新闻</text:p>
      <text:p text:style-name="P4">
图片: ['<text:a xlink:type="simple" xlink:href="https://armyinform.com.ua/wp-content/uploads/2023/03/gurperehoplennya.jpg" text:style-name="Internet_20_link" text:visited-style-name="Visited_20_Internet_20_Link">
gurperehoplennya.jpg</text:a>
']</text:p>
      <text:p text:style-name="P4">
标签: ['STOPRUSSIA', 'АГРЕСІЯ РФ', 'ВТОРГНЕННЯ РФ', 'ГУР МО УКРАЇНИ']</text:p>
      <text:p text:style-name="P4">
类别: News</text:p>
      <!--METADATA-->
      <text:p text:style-name="P4">
<draw:frame draw:style-name="fr1" draw:name="Image135" text:anchor-type="as-char" svg:width="6.9236in" svg:height="3.894525in" draw:z-index="0">
<draw:image xlink:href="../Images/AРМІЯINFORM/2023-06-23T18-00-00-04-00/gurperehoplennya.jpg" xlink:type="simple" xlink:show="embed" xlink:actuate="onLoad" draw:mime-type="image/jpeg"/>
</draw:frame>
在新的<text:a xlink:type="simple" xlink:href="https://gur.gov.ua/content/rossyia-byla-shliukhoi-vsehda-est-y-budet-prostytutkoi-kotoruiu-mozhno-kupyt-y-prodat-nakh-i.html" text:style-name="Internet_20_link" text:visited-style-name="Visited_20_Internet_20_Link">
拦截</text:a>
军人及其亲戚愤怒的情报谅解备忘录局长兄弟：</text:p>
      <text:p text:style-name="P4">
<text:span text:style-name="T5">
“ Duma，您已经启动了这些，bl</text:span>
，x<text:span text:style-name="T5">
esosov，bl</text:span>
，窗帘。 我们没有持续一段时间”； <text:span text:style-name="T5">
占用者将信息传递给乌克兰国防部队：“我们的玫瑰rosivaya x</text:span>
s<text:span text:style-name="T5">
s t，bl</text:span>
，bl<text:span text:style-name="T5">
，bl</text:span>
错过了一切<text:span text:style-name="T5">
，并且在这一天，他们会出售一切”； </text:span>
“在这个<text:span text:style-name="T5">
Buchae Rossia中不是DAT，BL</text:span>
，带有其院子，Bl*，免费。”</text:p>
      <text:p text:style-name="P4">
对于针对乌克兰的每项军事犯罪，都会有公平的付款。</text:p>
      <text:p text:style-name="P4">
News Source: <text:a xlink:type="simple" xlink:href="https://armyinform.com.ua/2023/06/23/rosiya-bula-shlondroyu-zavzhdy-ye-i-bude-prostytutkoyu-yaku-mozhna-kupyty-i-prodaty-gur-perehoplennya/" text:style-name="Internet_20_link" text:visited-style-name="Visited_20_Internet_20_Link">
https://armyinform.com.ua/2023/06/23/rosiya-bula-shlondroyu-zavzhdy-ye-i-bude-prostytutkoyu-yaku-mozhna-kupyty-i-prodaty-gur-perehoplennya/</text:a>
</text:p>
      <!--NEWS-->
      <text:h text:style-name="P10" text:outline-level="1">
<text:span text:style-name="T4">
马尔滕科总结了乌克兰恢复会议的成就</text:span>
</text:h>
      <text:p text:style-name="P4">
作者: Ukrinform (Person)</text:p>
      <text:p text:style-name="P4">
出版商: Укринформ (Organization)</text:p>
      <text:p text:style-name="P4">
出版时间: 2023-06-23T18:02:00+03:00</text:p>
      <text:p text:style-name="P4">
修改时间: 2023-06-23T18:02:00+03:00</text:p>
      <text:p text:style-name="P4">
描述: 乌克兰与国际合作伙伴一起努力创造正确的条件，以吸引私人投资以快速恢复该国。  - 乌克林。</text:p>
      <text:p text:style-name="P4">
图片: ['<text:a xlink:type="simple" xlink:href="https://static.ukrinform.com/photos/2023_06/thumb_files/630_360_1687532423-243.jpg" text:style-name="Internet_20_link" text:visited-style-name="Visited_20_Internet_20_Link">
630_360_16875...</text:a>
']</text:p>
      <text:p text:style-name="P4">
标签: ['Мінфін', 'Сергій Марченко', 'Відбудова', 'Конференція з відбудови у Лондоні']</text:p>
      <text:p text:style-name="P4">
类型: Article</text:p>
      <!--METADATA-->
      <text:p text:style-name="P4">
<draw:frame draw:style-name="fr1" draw:name="Image136" text:anchor-type="as-char" svg:width="6.9236in" svg:height="3.956343in" draw:z-index="0">
<draw:image xlink:href="../Images/yкринформ/2023-06-23T18-02-00-03-00/630_360_1687532423-243.jpg" xlink:type="simple" xlink:show="embed" xlink:actuate="onLoad" draw:mime-type="image/jpeg"/>
</draw:frame>
乌克兰正在与国际合作伙伴合作，为反思私人投资的快速恢复创造正确的条件。</text:p>
      <text:p text:style-name="P4">
根据乌克林福姆的说法，关于此的Facebook页面](https://www.facebook.com/sergey.marchenko.54/posts/pfbid02mDyLUBzEZcFdG9KEFEcDqRSSW1oJjtKx64tVbYpwpfw6EkZw6s3fyHUpTkLTkRvSl)财政部长谢尔盖·马尔森科(Sergey Marchenko)告知。</text:p>
      <text:p text:style-name="P4">
“重建的成本已经估计为数亿美元，并且在创造了吸引私人投资最佳存在的条件方面被误导了。<text:a xlink:type="simple" xlink:href="https://www.ukrinform.ua/tag-minfin" text:style-name="Internet_20_link" text:visited-style-name="Visited_20_Internet_20_Link">
财政部</text:a>
他已经在与合作伙伴积极合作，以解决此问题，包括军事风险保险。”</text:p>
      <text:p text:style-name="P4">
他谈到了该国在乌克兰重建会议结果方面的主要成就。 特别是，已经宣布了一个为预算和重建的四年欧盟资金套餐，以50亿欧元的价格宣布。</text:p>
      <text:p text:style-name="P4">
总理瑞莎·萨纳克(Risha Sunak)宣布在未来三年内为乌克兰提供30亿美元的乌克兰财政支持。</text:p>
      <text:p text:style-name="P4">
通过世界银行机制签署了美国英国塔夫兰英国的17.6亿美元。 另外13亿美元的联合开始将续签以满足恢复需求(能源和基础设施).</text:p>
      <text:p text:style-name="P4">
Європейський інвестиційний банк (EIB)将派遣8.4亿美元用于资助基础设施恢复的发展和实施，以及欧洲重建与发展银行(EBRD)6亿美元 - 支持三个能量公司。</text:p>
      <text:p text:style-name="P4">
Marchenko指出，军事保险升起的问题取得了进展，因为这是吸引乌克兰投资的极为重要的因素。 欧盟开始为从冷冻资产转让利润的计划，以支持乌克兰，后来将由欧盟委员会提出。</text:p>
      <text:p text:style-name="P4">
<text:span text:style-name="T4">
另请阅读：</text:span>
 <text:a xlink:type="simple" xlink:href="https://www.ukrinform.ua/rubric-vidbudova/3726532-dohodi-vid-arestovanih-rosijskih-aktiviv-peredavatimut-na-vidbudovu-ukraini-surma.html" text:style-name="Internet_20_link" text:visited-style-name="Visited_20_Internet_20_Link">
被捕的俄罗斯资产的收入将转移<text:span text:style-name="T4">
重建</text:span>
乌克兰 - 舒尔玛</text:a>
财政部长总结说：“在机构间捐助者协调平台的会议上，达成了同步捐助者和乌克兰恢复的优先预测的步骤。”</text:p>
      <text:p text:style-name="P4">
News Source: <text:a xlink:type="simple" xlink:href="https://www.ukrinform.ua/rubric-vidbudova/3726893-marcenko-pidsumuvav-zdobutki-konferencii-z-vidnovlenna-ukraini.html" text:style-name="Internet_20_link" text:visited-style-name="Visited_20_Internet_20_Link">
https://www.ukrinform.ua/rubric-vidbudova/3726893-marcenko-pidsumuvav-zdobutki-konferencii-z-vidnovlenna-ukraini.html</text:a>
</text:p>
      <!--NEWS-->
      <text:h text:style-name="P10" text:outline-level="1">
<text:span text:style-name="T4">
Bila Tserkva的性虐待受害者的状况稳定-Nebitov</text:span>
</text:h>
      <text:p text:style-name="P4">
作者: Ukrinform (Person)</text:p>
      <text:p text:style-name="P4">
出版商: Укринформ (Organization)</text:p>
      <text:p text:style-name="P4">
出版时间: 2023-06-23T18:06:00+03:00</text:p>
      <text:p text:style-name="P4">
修改时间: 2023-06-23T18:06:00+03:00</text:p>
      <text:p text:style-name="P4">
描述: 现在，在比拉·托克瓦（Bila Tserkva）受到性虐待影响的妇女的状况现在稳定。  - 乌克林。</text:p>
      <text:p text:style-name="P4">
图片: ['<text:a xlink:type="simple" xlink:href="https://static.ukrinform.com/photos/2023_05/thumb_files/630_360_1683736822-212.jpg" text:style-name="Internet_20_link" text:visited-style-name="Visited_20_Internet_20_Link">
630_360_16837...</text:a>
']</text:p>
      <text:p text:style-name="P4">
标签: ['Біла Церква', 'Згвалтування', 'Єдині новини', 'Андрій Нєбитов']</text:p>
      <text:p text:style-name="P4">
类型: Article</text:p>
      <!--METADATA-->
      <text:p text:style-name="P4">
<draw:frame draw:style-name="fr1" draw:name="Image137" text:anchor-type="as-char" svg:width="6.9236in" svg:height="3.956343in" draw:z-index="0">
<draw:image xlink:href="../Images/yкринформ/2023-06-23T18-06-00-03-00/630_360_1683736822-212.jpg" xlink:type="simple" xlink:show="embed" xlink:actuate="onLoad" draw:mime-type="image/jpeg"/>
</draw:frame>
在白人教会中遭受性暴力行为的史坦奇卡(Stanzhinka)现在稳定。</text:p>
      <text:p text:style-name="P4">
乌克利福德通讯员报道，基辅地区警察局的负责人安德烈·内比托夫(Andrei Nebitov)在“统一新闻”中告知了这一点。</text:p>
      <text:p text:style-name="P4">
“我将立即澄清女人的状况很好，稳定，她是偏爱的待遇。 我想说他(嫌疑人 -  ed。)直到最近从监狱释放(三月). Він відбувавпокарання за <text:a xlink:type="simple" xlink:href="https://www.ukrinform.ua/tag-vbivstvo" text:style-name="Internet_20_link" text:visited-style-name="Visited_20_Internet_20_Link">
 вбивство </text:a>
再次难题 - 强奸并造成严重的身体伤害。 不幸的是，他是非法的，”他说。</text:p>
      <text:p text:style-name="P4">
<text:span text:style-name="T4">
另请阅读：</text:span>
 <text:a xlink:type="simple" xlink:href="https://www.ukrinform.ua/rubric-regions/3726338-na-odesini-zatrimali-colovika-akij-namagavsa-zakoloti-ditinu-nozicami-ta-videlkou.html" text:style-name="Internet_20_link" text:visited-style-name="Visited_20_Internet_20_Link">
在敖德萨地区，一个试图重建剪刀和叉子的人</text:a>
如<text:a xlink:type="simple" xlink:href="https://www.ukrinform.ua/rubric-regions/3725312-dva-dni-znusavsa-i-rizav-nozem-na-kiivsini-zatrimali-gvaltivnika.html" text:style-name="Internet_20_link" text:visited-style-name="Visited_20_Internet_20_Link">
报道</text:a>
，基吉夫地区的警察拘留了一个白人教堂的居民，该教堂诱使一个女人自己，然后用刀对其进行性虐待。</text:p>
      <text:p text:style-name="P4">
News Source: <text:a xlink:type="simple" xlink:href="https://www.ukrinform.ua/rubric-regions/3726895-stan-postrazdaloi-vid-seksualnogo-nasilstva-u-bilij-cerkvi-stabilnij-nebitov.html" text:style-name="Internet_20_link" text:visited-style-name="Visited_20_Internet_20_Link">
https://www.ukrinform.ua/rubric-regions/3726895-stan-postrazdaloi-vid-seksualnogo-nasilstva-u-bilij-cerkvi-stabilnij-nebitov.html</text:a>
</text:p>
      <!--NEWS-->
      <text:h text:style-name="P10" text:outline-level="1">
<text:span text:style-name="T4">
来自Khmelnytskyi的一名记者因州教育而被判处五年徒刑</text:span>
</text:h>
      <text:p text:style-name="P4">
作者: Ukrinform (Person)</text:p>
      <text:p text:style-name="P4">
出版商: Укринформ (Organization)</text:p>
      <text:p text:style-name="P4">
出版时间: 2023-06-23T18:07:43+03:00</text:p>
      <text:p text:style-name="P4">
修改时间: 2023-06-23T18:07:43+03:00</text:p>
      <text:p text:style-name="P4">
描述: 来自Khmelnytsky地区的一名记者因叛国罪被判处5年徒刑。  - 乌克林。</text:p>
      <text:p text:style-name="P4">
图片: ['<text:a xlink:type="simple" xlink:href="https://static.ukrinform.com/photos/2020_02/thumb_files/630_360_1582135276-970.jpg" text:style-name="Internet_20_link" text:visited-style-name="Visited_20_Internet_20_Link">
630_360_15821...</text:a>
']</text:p>
      <text:p text:style-name="P4">
标签: ['Хмельниччина', 'Держзрада', 'Війна з Росією']</text:p>
      <text:p text:style-name="P4">
类型: Article</text:p>
      <!--METADATA-->
      <text:p text:style-name="P4">
<draw:frame draw:style-name="fr1" draw:name="Image138" text:anchor-type="as-char" svg:width="6.9236in" svg:height="3.956343in" draw:z-index="0">
<draw:image xlink:href="../Images/yкринформ/2023-06-23T18-07-43-03-00/630_360_1582135276-970.jpg" xlink:type="simple" xlink:show="embed" xlink:actuate="onLoad" draw:mime-type="image/jpeg"/>
</draw:frame>
Khmelnytsky地区的记者因叛国罪被判处5年徒刑。</text:p>
      <text:p text:style-name="P4">
根据乌克林福姆的报道，新闻服务[总检察官办公室。 这是给出的(http://gp.gov.ua/ua/posts/zurnalista-z-xmelniccini-zasudzeno-do-5-rokiv-uvyaznennya-za-derzradu)</text:p>
      <text:p text:style-name="P4">
在公共起诉时，当地居民的Khmelnytsky地区检察官办公室犯了叛国罪(艺术的第1部分。 《乌克兰刑法》 111).</text:p>
      <text:p text:style-name="P4">
Йому призначено покарання - 5 років позбавлення волі з конфіскацією усьогомайна, окрім житла.</text:p>
      <text:p text:style-name="P4">
<text:span text:style-name="T4">
Читайте також:</text:span>
 <text:a xlink:type="simple" xlink:href="https://www.ukrinform.ua/rubric-regions/3680725-u-mikolaevi-pracivnica-pidpriemstva-zoramasproekt-otrimala-11-rokiv-turmi-za-derzzradu.html" text:style-name="Internet_20_link" text:visited-style-name="Visited_20_Internet_20_Link">
 У Миколаєві працівниця підприємства «Зоря-Машпроєкт»отримала 11 років тюрми за <text:span text:style-name="T4">
держзраду</text:span>
 </text:a>
“一个人是俄罗斯专家和政治观察家之一，他们与乌克兰媒体合作，该媒体属于禁止的政党“ OPZG”，这是信息。</text:p>
      <text:p text:style-name="P4">
被定罪的人曾是自由记者，并且是俄罗斯庞大宣传机构的出版物的作者。</text:p>
      <text:p text:style-name="P4">
自2016年以来，他直接参与了Hammer媒体形象的“促销”，帮助他们促进了信息空间中的敌人叙事。 公开支持唐巴斯战士的钦佩和行动。</text:p>
      <text:p text:style-name="P4">
所有虚假材料<text:a xlink:type="simple" xlink:href="https://www.ukrinform.ua/tag-zurnalist" text:style-name="Internet_20_link" text:visited-style-name="Visited_20_Internet_20_Link">
记者</text:a>
他首先同意侵略国的代表。</text:p>
      <text:p text:style-name="P4">
在法院之前，被定罪的人被拘留。</text:p>
      <text:p text:style-name="P4">
<text:span text:style-name="T4">
另请阅读：</text:span>
 <text:a xlink:type="simple" xlink:href="https://www.ukrinform.ua/rubric-society/3720266-rosijskogo-propagandista-zasudili-do-10-rokiv-za-pidgotovku-diversij-na-odesini.html" text:style-name="Internet_20_link" text:visited-style-name="Visited_20_Internet_20_Link">
[乌克罗龙普罗姆(Ukroboronprom)的Exprace将在<text:span text:style-name="T4">
州议会</text:span>
  - “耗尽”敌人的数据中，在为基辅地区战斗中的敌人数据](https://www.ukrinform.ua/rubric-society/3698706-ekspracivnika-ukroboronpromu-suditimut-za-derzzradu-zlivav-vorogu-dani-pid-cas-boiv-za-kiivsinu.html)正如乌克林福姆报道的那样，法院被任命为[俄罗斯宣传员10年的监禁，]</text:a>
他们准备在敖德萨地区破坏恐怖分子的人。</text:p>
      <text:p text:style-name="P4">
News Source: <text:a xlink:type="simple" xlink:href="https://www.ukrinform.ua/rubric-regions/3726896-zurnalista-z-hmelniccini-zasudili-do-pati-rokiv-uvaznenna-za-derzzradu.html" text:style-name="Internet_20_link" text:visited-style-name="Visited_20_Internet_20_Link">
https://www.ukrinform.ua/rubric-regions/3726896-zurnalista-z-hmelniccini-zasudili-do-pati-rokiv-uvaznenna-za-derzzradu.html</text:a>
</text:p>
      <!--NEWS-->
      <text:h text:style-name="P10" text:outline-level="1">
<text:span text:style-name="T4">
乌克兰在欧洲委员会的协助下，出售六个项目以建立西方边界</text:span>
</text:h>
      <text:p text:style-name="P4">
作者: Ukrinform (Person)</text:p>
      <text:p text:style-name="P4">
出版商: Укринформ (Organization)</text:p>
      <text:p text:style-name="P4">
出版时间: 2023-06-23T18:18:00+03:00</text:p>
      <text:p text:style-name="P4">
修改时间: 2023-06-23T18:18:00+03:00</text:p>
      <text:p text:style-name="P4">
描述: 在“ CEF”机制（CEF）的框架下，乌克兰实施了与波兰，罗马尼亚，匈牙利和斯洛伐克共同开发的6个西方边境发展项目。  - 乌克林。</text:p>
      <text:p text:style-name="P4">
图片: ['<text:a xlink:type="simple" xlink:href="https://static.ukrinform.com/photos/2023_02/thumb_files/630_360_1675534027-844.jpg" text:style-name="Internet_20_link" text:visited-style-name="Visited_20_Internet_20_Link">
630_360_16755...</text:a>
']</text:p>
      <text:p text:style-name="P4">
标签: ['Єврокомісія', 'Україна', 'Кордон']</text:p>
      <text:p text:style-name="P4">
类型: Article</text:p>
      <!--METADATA-->
      <text:p text:style-name="P4">
<draw:frame draw:style-name="fr1" draw:name="Image140" text:anchor-type="as-char" svg:width="6.9236in" svg:height="3.956343in" draw:z-index="0">
<draw:image xlink:href="../Images/yкринформ/2023-06-23T18-18-00-03-00/630_360_1675534027-844.jpg" xlink:type="simple" xlink:show="embed" xlink:actuate="onLoad" draw:mime-type="image/jpeg"/>
</draw:frame>
乌克兰URAM计划“沟通机制”(CEF)实施6个与波兰，罗马尼亚，匈牙利斯洛伐克的共同开发的西方边界。</text:p>
      <text:p text:style-name="P4">
关于它报告了乌克林福姆，参考了[Facebook]的社会，领土和基础设施发展部的新闻服务。(https://www.facebook.com/Ministry.for.restoration/posts/pfbid02wZyMbeW32UZjXsNFZGNAxHjBvDcUbFrBSZe5A3u5D3aBBHU2zgQjw945oMEppgAEl).</text:p>
      <text:p text:style-name="P4">
«Пріоритет Мінвідновлення – збільшити пропускну здатність пунктів перетину <text:a xlink:type="simple" xlink:href="https://www.ukrinform.ua/tag-kordon" text:style-name="Internet_20_link" text:visited-style-name="Visited_20_Internet_20_Link">
кордону </text:a>
。 这对于发展出口物流和运输流的优化很重要。 欧洲项目委员会的总成本超过2亿欧元。 我们已经在明年研究新申请。 关注的重点也放在边境基础设施的建设上。”社区发展，领土和基础设施Sergey Derkach的副部长说。</text:p>
      <text:p text:style-name="P4">
项目将在融资条件下实施。 50％的资金必须区分州作者，其他50％ - 欧洲委员会。 该计划提供了汽车和铁路检查站，卡车停车场的现代化，以及购买用于清洁和边境控制的设备。</text:p>
      <text:p text:style-name="P4">
开发计划将涵盖以下检查站：“ Yagodin -dorogusk”；“ Krakivtsi -Korchova”； “ Mostyska II-医师”； “睡眠 -  siret”； “ vadul-srate-dornest”； “ Berezhanka -Luzhanka”和“ Intire -Chop”。</text:p>
      <text:p text:style-name="P4">
据报道，Viceremier-Minister用于恢复社区和基础设施发展的裁员Oleksandr Kubrakov以及欧洲运输局Adin Velyan委员(老板).</text:p>
      <text:p text:style-name="P4">
<text:span text:style-name="T4">
Читайте також:</text:span>
 <text:a xlink:type="simple" xlink:href="https://www.ukrinform.ua/rubric-economy/3726853-v-ukraini-planuut-pobuduvati-abo-modernizuvati-21-punkt-propusku-na-kordoni-z-es-ta-moldovou.html" text:style-name="Internet_20_link" text:visited-style-name="Visited_20_Internet_20_Link">
 В Україні планують побудувати або модернізувати 21 пунктпропуску на <text:span text:style-name="T4">
кордоні</text:span>
 з ЄС та Молдовою </text:a>
CEF是欧洲基础设施项目发展基础设施项目的主要金融工具之一。 它旨在开发欧洲传输网络，即tacifro经济的可再生能源。 到2027年，CEF的总预算为210亿欧元。现在，乌克兰可以使用这些资金。</text:p>
      <text:p text:style-name="P4">
News Source: <text:a xlink:type="simple" xlink:href="https://www.ukrinform.ua/rubric-economy/3726899-ukraina-za-sprianna-evrokomisii-realizue-sist-proektiv-rozbudovi-zahidnogo-kordonu.html" text:style-name="Internet_20_link" text:visited-style-name="Visited_20_Internet_20_Link">
https://www.ukrinform.ua/rubric-economy/3726899-ukraina-za-sprianna-evrokomisii-realizue-sist-proektiv-rozbudovi-zahidnogo-kordonu.html</text:a>
</text:p>
      <!--NEWS-->
      <text:h text:style-name="P10" text:outline-level="1">
<text:span text:style-name="T4">
五个国家敦促联合国秘书长调查伊朗无人机的转移</text:span>
</text:h>
      <text:p text:style-name="P4">
作者: Ukrinform (Person)</text:p>
      <text:p text:style-name="P4">
出版商: Укринформ (Organization)</text:p>
      <text:p text:style-name="P4">
出版时间: 2023-06-23T18:20:15+03:00</text:p>
      <text:p text:style-name="P4">
修改时间: 2023-06-23T18:20:15+03:00</text:p>
      <text:p text:style-name="P4">
描述: 美国，法国，英国，阿尔巴尼亚和乌克兰已发表联合声明，呼吁联合国秘书长调查伊朗和俄罗斯的军事合作，特别是违反联合国2231决议 - 乌克利统治，以转让无人驾驶飞机。</text:p>
      <text:p text:style-name="P4">
图片: ['<text:a xlink:type="simple" xlink:href="https://static.ukrinform.com/photos/2022_10/thumb_files/630_360_1665475012-102.jpg" text:style-name="Internet_20_link" text:visited-style-name="Visited_20_Internet_20_Link">
630_360_16654...</text:a>
']</text:p>
      <text:p text:style-name="P4">
标签: ['Безпілотник', 'Іран', 'ООН', 'Війна з Росією']</text:p>
      <text:p text:style-name="P4">
类型: Article</text:p>
      <!--METADATA-->
      <text:p text:style-name="P4">
<draw:frame draw:style-name="fr1" draw:name="Image141" text:anchor-type="as-char" svg:width="6.9236in" svg:height="3.956343in" draw:z-index="0">
<draw:image xlink:href="../Images/yкринформ/2023-06-23T18-20-15-03-00/630_360_1665475012-102.jpg" xlink:type="simple" xlink:show="embed" xlink:actuate="onLoad" draw:mime-type="image/jpeg"/>
</draw:frame>
美国，法国，英国，阿尔巴尼亚和乌克兰已与联合国秘书长发表了一份联合声明，以调查伊朗伊朗的军事合作，特别是违反《联合国安全法》 2231，以转让无人驾驶飞机。</text:p>
      <text:p text:style-name="P4">
这是在美国永久代表琳达·托马斯·格林菲尔德(Linda Thomas Grinfield)举行的乌克兰安全局会议之前的星期五指出的。</text:p>
      <text:p text:style-name="P4">
“俄罗斯和伊朗的行动违反了联合国安理会第2231号决议。 该决议禁止所有国家，包括理事会的常任成员，未经安全理事会事先批准，将从伊朗转移此类武器。 当然，没有这样的认可。”托马斯·格林菲尔德(Thomas Grinfield)在其他四个国家发起联合声明的代表面前说。</text:p>
      <text:p text:style-name="P4">
她提醒您，乌克兰，美国，法国，英国和其他国家“在联合国报告了这些违规行为”，并提供了其他信息，联合国已进行了分析。</text:p>
      <text:p text:style-name="P4">
*!(https://www.ukrinform.ua/rubric-ato/3722161-rosii-dopravlaut-veliki-partii-iranskih-droniv-cerez-kaspijske-more-britanska-rozvidka.html)托马斯·格林菲尔德(Thomas Grinfield)说：“联合国必须回应国际社会日益增长的呼吁并调查这些违法行为。”</text:p>
      <text:p text:style-name="P4">
她指定决议2231授予秘书长进行此类调查。</text:p>
      <text:p text:style-name="P4">
正如乌克林福姆报道的那样，乌克兰反复证明了俄罗斯伊朗的证据<text:a xlink:type="simple" xlink:href="https://www.ukrinform.ua/tag-bezpilotnik" text:style-name="Internet_20_link" text:visited-style-name="Visited_20_Internet_20_Link">
UAV</text:a>
在和平城市。 根据情报，俄罗斯不仅购买了Mohajer和Shaheed系列的一百个无人机，而且还与德黑兰合作生产了这些武器在俄罗斯的生产。</text:p>
      <text:p text:style-name="P4">
News Source: <text:a xlink:type="simple" xlink:href="https://www.ukrinform.ua/rubric-ato/3726901-pat-krain-zaklikali-genseka-oon-rozsliduvati-peredacu-iranskih-droniv-rosii.html" text:style-name="Internet_20_link" text:visited-style-name="Visited_20_Internet_20_Link">
https://www.ukrinform.ua/rubric-ato/3726901-pat-krain-zaklikali-genseka-oon-rozsliduvati-peredacu-iranskih-droniv-rosii.html</text:a>
</text:p>
      <!--NEWS-->
      <text:h text:style-name="P10" text:outline-level="1">
<text:span text:style-name="T4">
乌克兰禁止18个政党</text:span>
</text:h>
      <text:p text:style-name="P4">
作者: Ukrinform (Person)</text:p>
      <text:p text:style-name="P4">
出版商: Укринформ (Organization)</text:p>
      <text:p text:style-name="P4">
出版时间: 2023-06-23T18:20:21+03:00</text:p>
      <text:p text:style-name="P4">
修改时间: 2023-06-23T18:20:21+03:00</text:p>
      <text:p text:style-name="P4">
描述: 根据法院的裁决，超过2370万资产被转移到州收入，18个违禁政党及其实体，53个车辆，10个知识产权物体和83个房地产对象。  - 乌克林。</text:p>
      <text:p text:style-name="P4">
图片: ['<text:a xlink:type="simple" xlink:href="https://static.ukrinform.com/photos/2017_12/thumb_files/630_360_1514464397-1884.jpg" text:style-name="Internet_20_link" text:visited-style-name="Visited_20_Internet_20_Link">
630_360_15144...</text:a>
']</text:p>
      <text:p text:style-name="P4">
标签: ["Мін'юст", 'Партії', 'Заборона']</text:p>
      <text:p text:style-name="P4">
类型: Article</text:p>
      <!--METADATA-->
      <text:p text:style-name="P4">
<draw:frame draw:style-name="fr1" draw:name="Image142" text:anchor-type="as-char" svg:width="6.9236in" svg:height="3.956343in" draw:z-index="0">
<draw:image xlink:href="../Images/yкринформ/2023-06-23T18-20-21-03-00/630_360_1514464397-1884.jpg" xlink:type="simple" xlink:show="embed" xlink:actuate="onLoad" draw:mime-type="image/jpeg"/>
</draw:frame>
超过2370万的18个政党及其实体，53辆车辆，10个知识产权和83个房地产物品被转移到州收入中。</text:p>
      <text:p text:style-name="P4">
根据乌克林福姆的说法，司法部在[Facebook]的新闻服务提供了信息。(https://www.facebook.com/minjust.official/posts/pfbid0ntBpBxoqtWmDq1yncaEpadJCZNoh4nPLjcTVdRC63bs8fZU7uGFLFU83SDUrbBEFl)“第八上诉行政上诉法院满足了乌克兰司法部对18个政党活动的禁令的要求。 消息写道：“财产，违禁政党的此类资产，其地区，城市，人造丝文化，主要中心和其他结构实体已转移到国家状况。”</text:p>
      <text:p text:style-name="P4">
众所周知，根据法院禁止的财产，资金和其他资产的转让程序<text:a xlink:type="simple" xlink:href="https://www.ukrinform.ua/tag-partii" text:style-name="Internet_20_link" text:visited-style-name="Visited_20_Internet_20_Link">
党派</text:a>
，其区域，城市，人造丝文化，主要中心和其他由2022年8月12日的部长批准的896号部长批准，乌克兰司法部已向主管当局提交了4,500多个要求的乌克兰司法部。寻找最少的政党。</text:p>
      <text:p text:style-name="P4">
<text:span text:style-name="T4">
另请阅读：</text:span>
 <text:a xlink:type="simple" xlink:href="https://www.ukrinform.ua/rubric-polytics/3706417-nazk-planue-udoskonaliti-reestr-zvitnosti-partij.html" text:style-name="Internet_20_link" text:visited-style-name="Visited_20_Internet_20_Link">
NAPC计划改善当事方报告的登记册</text:a>
“根据搜索财产所采取的措施的结果，统一塔尼克人的信息的分析，与18个违禁政党相关的信息处理，以及更多，uah 700万； 53辆车辆； 10个知识产权的对象； 83个房地产物品”， - 在消息中。</text:p>
      <text:p text:style-name="P4">
由政党法院，其地区，城市，地区组织，主要中心和其他结构性实体所禁止的财产，资金和其他资产清单，并由乌克兰司法部批准，已转移到国家州。被放置在<text:a xlink:type="simple" xlink:href="https://minjust.gov.ua/other/perelik_mayno" text:style-name="Internet_20_link" text:visited-style-name="Visited_20_Internet_20_Link">
司法部的官方网站</text:a>
 <text:a xlink:type="simple" xlink:href="https://minjust.gov.ua/other/perelik_mayno" text:style-name="Internet_20_link" text:visited-style-name="Visited_20_Internet_20_Link">
 .</text:a>
因此，截至今天，法院被活动禁止：<text:span text:style-name="T4">
另请阅读：</text:span>
 <text:a xlink:type="simple" xlink:href="https://www.ukrinform.ua/rubric-society/3719339-u-kievi-prezentuvali-proekt-silna-demokratia-dla-ukraini.html" text:style-name="Internet_20_link" text:visited-style-name="Visited_20_Internet_20_Link">
在基辅介绍了“乌克兰强有力的民主”项目</text:a>
据报道，据报道，2022年5月14日，Verkhovna Rada签署了总统Volodymyr Zelenskyy，该RADA通过法院扩大了禁令方的理由。</text:p>
      <text:p text:style-name="P4">
相关的理由是理由，承认合法或对乌克兰的武装侵略。 可以预见的是，在禁止法院，其财产，资金和其他资产将转移到该财产上。</text:p>
      <text:p text:style-name="P4">
News Source: <text:a xlink:type="simple" xlink:href="https://www.ukrinform.ua/rubric-polytics/3726902-v-ukraini-zaboronena-dialnist-18-politicnih-partij.html" text:style-name="Internet_20_link" text:visited-style-name="Visited_20_Internet_20_Link">
https://www.ukrinform.ua/rubric-polytics/3726902-v-ukraini-zaboronena-dialnist-18-politicnih-partij.html</text:a>
</text:p>
      <!--NEWS-->
      <text:h text:style-name="P10" text:outline-level="1">
<text:span text:style-name="T4">
美国对俄罗斯的需求立即解除人道主义任务对乌克兰洪水泛滥的地区</text:span>
</text:h>
      <text:p text:style-name="P4">
作者: Ukrinform (Person)</text:p>
      <text:p text:style-name="P4">
出版商: Укринформ (Organization)</text:p>
      <text:p text:style-name="P4">
出版时间: 2023-06-23T18:22:00+03:00</text:p>
      <text:p text:style-name="P4">
修改时间: 2023-06-23T18:22:00+03:00</text:p>
      <text:p text:style-name="P4">
描述: 美国在联合国安理会的一次会议上呼吁俄罗斯立即向乌克兰南部的卡科夫卡水力发电站销毁的地区提供人道主义任务。  - 乌克林。</text:p>
      <text:p text:style-name="P4">
图片: ['<text:a xlink:type="simple" xlink:href="https://static.ukrinform.com/photos/2022_11/thumb_files/630_360_1667928865-804.jpg" text:style-name="Internet_20_link" text:visited-style-name="Visited_20_Internet_20_Link">
630_360_16679...</text:a>
']</text:p>
      <text:p text:style-name="P4">
标签: ['США', 'Україна', 'Війна з Росією', 'Затоплення']</text:p>
      <text:p text:style-name="P4">
类型: Article</text:p>
      <!--METADATA-->
      <text:p text:style-name="P4">
<draw:frame draw:style-name="fr1" draw:name="Image143" text:anchor-type="as-char" svg:width="6.9236in" svg:height="3.956343in" draw:z-index="0">
<draw:image xlink:href="../Images/yкринформ/2023-06-23T18-22-00-03-00/630_360_1667928865-804.jpg" xlink:type="simple" xlink:show="embed" xlink:actuate="onLoad" draw:mime-type="image/jpeg"/>
</draw:frame>
美国向联合国安理会呼吁俄罗斯呼吁俄罗斯，要求向乌克兰南部Kakhovskaya水力发电厂销毁的地区提供人道主义任务。</text:p>
      <text:p text:style-name="P4">
该声明是由美国永久代表在联合国乌克林福德通讯员托马斯·格林菲尔德(Thomas Grinfield)的周五发表的。</text:p>
      <text:p text:style-name="P4">
“目前，我们在这里交谈，俄罗斯阻止了联合国为帮助人们在被洪水淹没地区的人们所做的努力 - 这是不可接受的美国代表说：“它应该有机会在乌克兰的占领地区获得必要的人道主义援助。”</text:p>
      <text:p text:style-name="P4">
她强调说，人道主义任务的代表在向需要它的人提供帮助时应该有安全的通过。</text:p>
      <text:p text:style-name="P4">
<text:span text:style-name="T4">
另请阅读：</text:span>
 [乌克兰收集了有关有意识犯罪的新证据(https://www.ukrinform.ua/rubric-ato/3726236-ukraina-zibrala-novi-dokazi-sodo-svidomogo-zlocinu-rosian-z-pidrivu-kahovskoi-ges-zelenskij.html)如[Ukrinform]报道(https://www.ukrinform.ua/rubric-other_news/3723441-pidriv-rosianami-kahovskoi-ges-usi-novini.html)，在6月6日晚上，俄罗斯人进行了卡科夫卡水力发电站，而不是一个被激怒的人制造的灾难。 由于爆炸了机器大厅，内部被完全摧毁。 乌克兰水力发电厂造成的损失约为15亿美元，这不是最终的泵。</text:p>
      <text:p text:style-name="P4">
News Source: <text:a xlink:type="simple" xlink:href="https://www.ukrinform.ua/rubric-polytics/3726903-ssa-vimagaut-vid-rosii-negajno-rozblokuvati-dostup-gumanitarnih-misij-do-zatoplenih-rajoniv-ukraini.html" text:style-name="Internet_20_link" text:visited-style-name="Visited_20_Internet_20_Link">
https://www.ukrinform.ua/rubric-polytics/3726903-ssa-vimagaut-vid-rosii-negajno-rozblokuvati-dostup-gumanitarnih-misij-do-zatoplenih-rajoniv-ukraini.html</text:a>
</text:p>
      <!--NEWS-->
      <text:h text:style-name="P10" text:outline-level="1">
<text:span text:style-name="T4">
基辅地区的警察设置了位置</text:span>
</text:h>
      <text:p text:style-name="P4">
作者: Ukrinform (Person)</text:p>
      <text:p text:style-name="P4">
出版商: Укринформ (Organization)</text:p>
      <text:p text:style-name="P4">
出版时间: 2023-06-23T18:24:43+03:00</text:p>
      <text:p text:style-name="P4">
修改时间: 2023-06-23T18:24:43+03:00</text:p>
      <text:p text:style-name="P4">
描述: 首都地区的警察收到了收购领土中心的6000份报告。  - 乌克林。</text:p>
      <text:p text:style-name="P4">
图片: ['<text:a xlink:type="simple" xlink:href="https://static.ukrinform.com/photos/2023_05/thumb_files/630_360_1683736824-779.jpg" text:style-name="Internet_20_link" text:visited-style-name="Visited_20_Internet_20_Link">
630_360_16837...</text:a>
']</text:p>
      <text:p text:style-name="P4">
标签: ['Поліція', 'Київщина', 'Ухилянти', 'Єдині новини', 'Андрій Нєбитов']</text:p>
      <text:p text:style-name="P4">
类型: Article</text:p>
      <!--METADATA-->
      <text:p text:style-name="P4">
<draw:frame draw:style-name="fr1" draw:name="Image145" text:anchor-type="as-char" svg:width="6.9236in" svg:height="3.956343in" draw:z-index="0">
<draw:image xlink:href="../Images/yкринформ/2023-06-23T18-24-43-03-00/630_360_1683736824-779.jpg" xlink:type="simple" xlink:show="embed" xlink:actuate="onLoad" draw:mime-type="image/jpeg"/>
</draw:frame>
警察区从收购6,000条消息的领土中心收到了6000封消息。</text:p>
      <text:p text:style-name="P4">
乌克林特许记者报道，基耶夫地区局长安德里·内比托夫(Andriy Nebitov)在唯一的新闻中得到了基吉夫地区警察局长的通知，回答了有关发现瘀伤的问题。</text:p>
      <text:p text:style-name="P4">
“截至今天，我们收到了逃避CCC的6,000条消息。 截至目前，已经建立了900人，他们已被带到了建成中心的相关官员。</text:p>
      <text:p text:style-name="P4">
他解释说，来自CCC的6,000份申请的数字并不一定意味着逃避的人数。 据他说，保留传票并没有出现的人的原因(到TCC -ed。)，反之亦然，例如，由于它们暂时生活在居住地中的事实，因此它们可能没有什么不同。</text:p>
      <text:p text:style-name="P4">
<text:span text:style-name="T4">
另请阅读：</text:span>
 <text:a xlink:type="simple" xlink:href="https://www.ukrinform.ua/rubric-regions/3725571-sbu-likviduvala-shemi-vteci-uhilantiv-za-kordon-u-pati-regionah.html" text:style-name="Internet_20_link" text:visited-style-name="Visited_20_Internet_20_Link">
SBU消除了逃生计划<text:span text:style-name="T4">
 OBLAST </text:span>
在该地区的国外</text:a>
因此，当然，警察仔细地对待它。 但是我想提醒您，Sumettsk的预测和授权官员制定了这些协议。 迄今为止，其中有1700个，”基辅地区的警察。</text:p>
      <text:p text:style-name="P4">
据报道，在特尔诺维尔地区，执法人员暴露了一个犯罪集团，作为越过[边境]逃避者运输的企业(https://www.ukrinform.ua/tag-kordon) .</text:p>
      <text:p text:style-name="P4">
News Source: <text:a xlink:type="simple" xlink:href="https://www.ukrinform.ua/rubric-regions/3726905-policia-kiivsini-vstanovila-misceznahodzenna-900-uhilantiv-nebitov.html" text:style-name="Internet_20_link" text:visited-style-name="Visited_20_Internet_20_Link">
https://www.ukrinform.ua/rubric-regions/3726905-policia-kiivsini-vstanovila-misceznahodzenna-900-uhilantiv-nebitov.html</text:a>
</text:p>
      <!--NEWS-->
      <text:h text:style-name="P10" text:outline-level="1">
<text:span text:style-name="T4">
在乌克兰银行，个人的存款额增加了14亿</text:span>
</text:h>
      <text:p text:style-name="P4">
作者: Ukrinform (Person)</text:p>
      <text:p text:style-name="P4">
出版商: Укринформ (Organization)</text:p>
      <text:p text:style-name="P4">
出版时间: 2023-06-23T18:28:37+03:00</text:p>
      <text:p text:style-name="P4">
修改时间: 2023-06-23T18:28:37+03:00</text:p>
      <text:p text:style-name="P4">
描述: 5月，乌克兰银行的个人存款总额增加了14亿，截至6月1日为100687亿美元。  - 乌克林。</text:p>
      <text:p text:style-name="P4">
图片: ['<text:a xlink:type="simple" xlink:href="https://static.ukrinform.com/photos/2020_10/thumb_files/630_360_1602826953-917.jpg" text:style-name="Internet_20_link" text:visited-style-name="Visited_20_Internet_20_Link">
630_360_16028...</text:a>
']</text:p>
      <text:p text:style-name="P4">
标签: ['Банк', 'Фонд гарантування', 'Гроші']</text:p>
      <text:p text:style-name="P4">
类型: Article</text:p>
      <!--METADATA-->
      <text:p text:style-name="P4">
<draw:frame draw:style-name="fr1" draw:name="Image146" text:anchor-type="as-char" svg:width="6.9236in" svg:height="3.956343in" draw:z-index="0">
<draw:image xlink:href="../Images/yкринформ/2023-06-23T18-28-37-03-00/630_360_1602826953-917.jpg" xlink:type="simple" xlink:show="embed" xlink:actuate="onLoad" draw:mime-type="image/jpeg"/>
</draw:frame>
5月，截至6月1日，乌克兰银行中个人的总押金增加了14亿美元，总计为UAH 100687亿。</text:p>
      <text:p text:style-name="P4">
根据乌克林福姆的报道，它报告了<text:a xlink:type="simple" xlink:href="https://www.fg.gov.ua/articles/54610-suma-vkladiv-fizosib-u-bankah-ukrani-protyagom-travnya-2023-zrosla-na-1-4-mlrd-grn.html" text:style-name="Internet_20_link" text:visited-style-name="Visited_20_Internet_20_Link">
担保基金的新闻服务。</text:a>
“截至2023年6月1日，个人的存款总额(包括身体企业家)乌克兰的银行几乎达到1,0.687亿，如果UAH 14亿美元截至5月1日，则超过了这一数字。”</text:p>
      <text:p text:style-name="P4">
值得注意的是，从6月初的个人存款总额中：以国货币存款 -  uah 670亿美元，外国海军的存款-UAH 3987亿。</text:p>
      <text:p text:style-name="P4">
<text:span text:style-name="T4">
另请阅读：</text:span>
 <text:a xlink:type="simple" xlink:href="https://www.ukrinform.ua/rubric-economy/3723409-za-cas-vijni-fond-garantuvanna-prodav-aktiviv-na-37-milarda.html" text:style-name="Internet_20_link" text:visited-style-name="Visited_20_Internet_20_Link">
战争期间<text:span text:style-name="T4">
基金</text:span>
保证**出售的资产为37亿亿</text:a>
截至2023年6月1日，FOP在储户结构中的份额为3.1％，其存款为1.227亿美元(总存款金额的11.5％(自2017年1月1日以来，个人企业家的存款受到基金的保证).</text:p>
      <text:p text:style-name="P4">
Як повідомляв Укрінформ, станом на 1 січня 2023 року загальна сума вкладівфізичних осіб (包括。 个人企业家)在<text:a xlink:type="simple" xlink:href="https://www.ukrinform.ua/tag-bank" text:style-name="Internet_20_link" text:visited-style-name="Visited_20_Internet_20_Link">
银行</text:a>
乌克兰总计1,0.515亿，2022年增加了UAH 3759亿或55.6％。</text:p>
      <text:p text:style-name="P4">
News Source: <text:a xlink:type="simple" xlink:href="https://www.ukrinform.ua/rubric-economy/3726906-u-bankah-ukraini-suma-vkladiv-fizosib-za-misac-zrosla-na-14-milarda.html" text:style-name="Internet_20_link" text:visited-style-name="Visited_20_Internet_20_Link">
https://www.ukrinform.ua/rubric-economy/3726906-u-bankah-ukraini-suma-vkladiv-fizosib-za-misac-zrosla-na-14-milarda.html</text:a>
</text:p>
      <!--NEWS-->
      <text:h text:style-name="P10" text:outline-level="1">
<text:span text:style-name="T4">
联合国副秘书长告诉理事会有关后果的信息。</text:span>
</text:h>
      <text:p text:style-name="P4">
作者: Ukrinform (Person)</text:p>
      <text:p text:style-name="P4">
出版商: Укринформ (Organization)</text:p>
      <text:p text:style-name="P4">
出版时间: 2023-06-23T18:31:00+03:00</text:p>
      <text:p text:style-name="P4">
修改时间: 2023-06-23T18:31:00+03:00</text:p>
      <text:p text:style-name="P4">
描述: 俄罗斯针对乌克兰战争期间的平民基础设施最重大的破坏发生在6月6日，当时卡科夫卡水力发电厂的大坝被摧毁。  - 乌克林。</text:p>
      <text:p text:style-name="P4">
图片: ['<text:a xlink:type="simple" xlink:href="https://static.ukrinform.com/photos/2023_06/thumb_files/630_360_1687539858-427.jpeg" text:style-name="Internet_20_link" text:visited-style-name="Visited_20_Internet_20_Link">
630_360_16875...</text:a>
']</text:p>
      <text:p text:style-name="P4">
标签: ['ООН', 'Теракт', 'Радбез ООН', 'Каховська ГЕС', 'Війна з Росією']</text:p>
      <text:p text:style-name="P4">
类型: Article</text:p>
      <!--METADATA-->
      <text:p text:style-name="P4">
<draw:frame draw:style-name="fr1" draw:name="Image147" text:anchor-type="as-char" svg:width="6.9236in" svg:height="3.956343in" draw:z-index="0">
<draw:image xlink:href="../Images/yкринформ/2023-06-23T18-31-00-03-00/630_360_1687539858-427.jpeg" xlink:type="simple" xlink:show="embed" xlink:actuate="onLoad" draw:mime-type="image/jpeg"/>
</draw:frame>
乌克兰战争期间，平民基础设施最重大的破坏发生在6月6日，当时大坝被摧毁。</text:p>
      <text:p text:style-name="P4">
乌克林福姆报道，联合国政治问题副秘书长罗斯玛·迪卡洛(Rosmar DiCarlo)周五在联合国安理会的一次会议上指出，这是在这上面说的。</text:p>
      <text:p text:style-name="P4">
她说：“尽管确切的情况尚不清楚，但这场灾难将带来严重的后果。”</text:p>
      <text:p text:style-name="P4">
根据迪卡洛(Dicarlo)的说法，数十个定居点被淹没，成千上万的人受伤，而数十人被杀。</text:p>
      <text:p text:style-name="P4">
她提醒您，卡科娃(Kakhovka)水库是最少70万人的饮用水来源，损失了其容量的70％。</text:p>
      <text:p text:style-name="P4">
她补充说：“据越来越多的洪水可以将矿山转移到先前改变的地区，这将受到人们生命的威胁。污水系统的损害和缺乏清洁水的损害增加了通过水传播的风险。”</text:p>
      <text:p text:style-name="P4">
*!(https://www.ukrinform.ua/rubric-polytics/3726799-rf-fakticno-povnistu-kontrolue-sekretariat-oon-de-pracuut-majze-400-rosian-elcenko.html)副秘书长还强调了由灾难性助长土地和粮食生产部门造成的损害。 她指出，Uonuzha开始评估对环境造成的损害的程度。</text:p>
      <text:p text:style-name="P4">
迪卡洛说：“我们非常担心报道说已经解雇了被撤离的平民和人员配备服务。”</text:p>
      <text:p text:style-name="P4">
她强调，联合国无法进入暂时占领的领土。</text:p>
      <text:p text:style-name="P4">
“我们敦促俄罗斯当局按照我们对大规模人道主义法律的义务行事，并确保对所有受影响地区的安全且无障碍地进入。 不能否认需要它的人。”她说。</text:p>
      <text:p text:style-name="P4">
根据迪卡多(Dicardo)的说法，联合国也“担心哈尔基夫地区对氨球员Togliatti -Odesa世界的破坏”。</text:p>
      <text:p text:style-name="P4">
<text:span text:style-name="T4">
另请阅读：</text:span>
 [五个国家称为秘书长<text:span text:style-name="T4">
 un </text:span>
调查伊朗无人机的传播(https://www.ukrinform.ua/rubric-ato/3726901-pat-krain-zaklikali-genseka-oon-rozsliduvati-peredacu-iranskih-droniv-rosii.html)</text:p>
      <text:p text:style-name="P4">
俄罗斯军队在6月6日的晚上进行了卡科夫卡水力发电站的爆炸，甚至是一场大规模的男子灾难。 由于机器休息室的爆炸，该站被完全销毁。 乌克兰造成的损失是由于Kakhovskaya水力发电厂的供暖约为15亿美元，这是一项非最终人数。</text:p>
      <text:p text:style-name="P4">
News Source: <text:a xlink:type="simple" xlink:href="https://www.ukrinform.ua/rubric-ato/3726907-zastupnica-genseka-oon-rozpovila-na-radbezi-pro-naslidki-pidrivu-kahovskoi-grebli.html" text:style-name="Internet_20_link" text:visited-style-name="Visited_20_Internet_20_Link">
https://www.ukrinform.ua/rubric-ato/3726907-zastupnica-genseka-oon-rozpovila-na-radbezi-pro-naslidki-pidrivu-kahovskoi-grebli.html</text:a>
</text:p>
      <!--NEWS-->
      <text:h text:style-name="P10" text:outline-level="1">
<text:span text:style-name="T4">
Zelensky击中 - 指示Zaluzhny释放敖德萨军事委员会</text:span>
</text:h>
      <text:p text:style-name="P4">
作者: Ukrinform (Person)</text:p>
      <text:p text:style-name="P4">
出版商: Укринформ (Organization)</text:p>
      <text:p text:style-name="P4">
出版时间: 2023-06-23T18:33:00+03:00</text:p>
      <text:p text:style-name="P4">
修改时间: 2023-06-23T18:33:00+03:00</text:p>
      <text:p text:style-name="P4">
描述: 沃迪米尔Zelensky总统指示驳回敖德萨地区领土收购中心负责人，并检查乌克兰的所有其他军事委员会。  - 乌克林。</text:p>
      <text:p text:style-name="P4">
图片: ['<text:a xlink:type="simple" xlink:href="https://static.ukrinform.com/photos/2023_05/thumb_files/630_360_1684230632-602.jpeg" text:style-name="Internet_20_link" text:visited-style-name="Visited_20_Internet_20_Link">
630_360_16842...</text:a>
']</text:p>
      <text:p text:style-name="P4">
标签: ['Одеса', 'Звільнення', 'Зеленський', 'воєнком']</text:p>
      <text:p text:style-name="P4">
类型: Article</text:p>
      <!--METADATA-->
      <text:p text:style-name="P4">
<draw:frame draw:style-name="fr1" draw:name="Image148" text:anchor-type="as-char" svg:width="6.9236in" svg:height="3.956343in" draw:z-index="0">
<draw:image xlink:href="../Images/yкринформ/2023-06-23T18-33-00-03-00/630_360_1684230632-602.jpeg" xlink:type="simple" xlink:show="embed" xlink:actuate="onLoad" draw:mime-type="image/jpeg"/>
</draw:frame>
总统洛奇·泽伦斯基(Lodge Zelensky)指示驳回敖德萨地区收购中心的负责人，并检查乌克兰的所有其他军事委员会。</text:p>
      <text:p text:style-name="P4">
国家元首在[电报]中报告了这一点(https://t.me/V_Zelenskiy_official/6691)乌克林福姆报道，根据池塘会议的结果，总司令 - 司令。</text:p>
      <text:p text:style-name="P4">
Zelensky说：“他紧急向Zaluzhny酋长立即解雇，这样的桥梁，敖德萨“战士”  - 当地议会中心的负责人，我们国家谈到了这一点。”</text:p>
      <text:p text:style-name="P4">
总统还迫切下令在第一任国防军副部长Oleksandr Pavlyuk与主管BLOC和NAPC的领导下建立委员会，以检查乌克兰所有地区的军事委员会。</text:p>
      <text:p text:style-name="P4">
“他们(活动 - 编辑。)在前面死亡的英雄的记忆并没有使我们的国家蒙羞。”  如[媒体]报道(https://www.pravda.com.ua/news/2023/06/22/7407993/)，在一场完整的战争中，他对Yevgeny Borisov的Tasotcial Support of tasotcial Supportial中心负责人的家族，他以数百万美元的价格购买了房地产海岸和汽车。 西班牙登记册的摘录将被撤销，尽管博里索夫本人指出，他的家人是否在西班牙拥有财产，他没有财产。</text:p>
      <text:p text:style-name="P4">
<text:span text:style-name="T4">
另请阅读：</text:span>
 <text:a xlink:type="simple" xlink:href="https://www.ukrinform.ua/rubric-polytics/3726842-skandal-z-odeskim-voenkomom-suhoputni-vijska-spriatimut-perevirci.html" text:style-name="Internet_20_link" text:visited-style-name="Visited_20_Internet_20_Link">
与敖德萨战争的丑闻：将测试陆军</text:a>
关于完成和社会支持的敖德萨地区领地中心负责人的调查，戴维·阿拉哈米亚(David Arahamia)的“人民仆人”议会派别负责这是给出的(https://www.ukrinform.ua/rubric-polytics/3726634-u-mene-vidnalo-movu-arahamia-gotue-zvernenna-do-pravoohoronciv-stosovno-perevirki-voenkomiv.html).</text:p>
      <text:p text:style-name="P4">
News Source: <text:a xlink:type="simple" xlink:href="https://www.ukrinform.ua/rubric-ato/3726908-zelenskij-proviv-stavku-doruciv-zaluznomu-zvilniti-odeskogo-voenkoma.html" text:style-name="Internet_20_link" text:visited-style-name="Visited_20_Internet_20_Link">
https://www.ukrinform.ua/rubric-ato/3726908-zelenskij-proviv-stavku-doruciv-zaluznomu-zvilniti-odeskogo-voenkoma.html</text:a>
</text:p>
      <!--NEWS-->
      <text:h text:style-name="P10" text:outline-level="1">
<text:span text:style-name="T4">
尤文图斯宣布Paradez将返回PSG</text:span>
</text:h>
      <text:p text:style-name="P4">
作者: Ukrinform (Person)</text:p>
      <text:p text:style-name="P4">
出版商: Укринформ (Organization)</text:p>
      <text:p text:style-name="P4">
出版时间: 2023-06-23T18:37:06+03:00</text:p>
      <text:p text:style-name="P4">
修改时间: 2023-06-23T18:37:06+03:00</text:p>
      <text:p text:style-name="P4">
描述: 尤文图斯中场球员Leandro Paradez将离开团队并加入PSG。  - 乌克林。</text:p>
      <text:p text:style-name="P4">
图片: ['<text:a xlink:type="simple" xlink:href="https://static.ukrinform.com/photos/2023_06/thumb_files/630_360_1687534549-800.png" text:style-name="Internet_20_link" text:visited-style-name="Visited_20_Internet_20_Link">
630_360_16875...</text:a>
']</text:p>
      <text:p text:style-name="P4">
标签: ['Футбол', 'Ювентус']</text:p>
      <text:p text:style-name="P4">
类型: Article</text:p>
      <!--METADATA-->
      <text:p text:style-name="P4">
<draw:frame draw:style-name="fr1" draw:name="Image149" text:anchor-type="as-char" svg:width="6.9236in" svg:height="3.956343in" draw:z-index="0">
<draw:image xlink:href="../Images/yкринформ/2023-06-23T18-37-06-03-00/630_360_1687534549-800.png" xlink:type="simple" xlink:show="embed" xlink:actuate="onLoad" draw:mime-type="image/png"/>
</draw:frame>
尤文图斯中场球员Leandro Paradez将离开团队并加入PSG。</text:p>
      <text:p text:style-name="P4">
据报道<text:a xlink:type="simple" xlink:href="https://www.juventus.com/en/news/articles/thank-you-leandro" text:style-name="Internet_20_link" text:visited-style-name="Visited_20_Internet_20_Link">
新闻服务</text:a>
都灵，据报道乌克林福姆。</text:p>
      <text:p text:style-name="P4">
玩家提倡租赁。 他将返回其合同所属的PSG。</text:p>
      <text:p text:style-name="P4">
这位28岁的阿根廷在2012/23赛季的比赛中为尤文图斯(Juventus)参加了35场比赛，其1球和1个助手。</text:p>
      <text:p text:style-name="P4">
<text:span text:style-name="T4">
另请阅读：</text:span>
 <text:a xlink:type="simple" xlink:href="https://www.ukrinform.ua/rubric-sports/3726884-rakickij-prodovziv-kontrakt-z-sahtarem.html" text:style-name="Internet_20_link" text:visited-style-name="Visited_20_Internet_20_Link">
<text:span text:style-name="T4">
 Rakitsky </text:span>
继续与Shakhtar签订合同</text:a>
PSG播放器的合同有效到2024年。</text:p>
      <text:p text:style-name="P4">
照片：dazn.com</text:p>
      <text:p text:style-name="P4">
News Source: <text:a xlink:type="simple" xlink:href="https://www.ukrinform.ua/rubric-sports/3726910-uventus-ogolosiv-so-paredes-povernetsa-v-psz.html" text:style-name="Internet_20_link" text:visited-style-name="Visited_20_Internet_20_Link">
https://www.ukrinform.ua/rubric-sports/3726910-uventus-ogolosiv-so-paredes-povernetsa-v-psz.html</text:a>
</text:p>
      <!--NEWS-->
      <text:h text:style-name="P10" text:outline-level="1">
<text:span text:style-name="T4">
乌克兰支持：MKIP启动书店的证书和补贴</text:span>
</text:h>
      <text:p text:style-name="P4">
作者: Ukrinform (Person)</text:p>
      <text:p text:style-name="P4">
出版商: Укринформ (Organization)</text:p>
      <text:p text:style-name="P4">
出版时间: 2023-06-23T18:45:00+03:00</text:p>
      <text:p text:style-name="P4">
修改时间: 2023-06-23T18:45:00+03:00</text:p>
      <text:p text:style-name="P4">
描述: 文化和信息政策部已经准备了一个支持乌克兰语言的项目，该项目将允许实施有关书籍出版法律的法律要素，该书为乌克兰人提供书证书和书店的补贴。  - 乌克林。</text:p>
      <text:p text:style-name="P4">
图片: ['<text:a xlink:type="simple" xlink:href="https://static.ukrinform.com/photos/2023_06/thumb_files/630_360_1687534809-9204.jpeg" text:style-name="Internet_20_link" text:visited-style-name="Visited_20_Internet_20_Link">
630_360_16875...</text:a>
']</text:p>
      <text:p text:style-name="P4">
标签: ['Книги', 'Книжковий Арсенал', 'Ткаченко', 'Видавництво', 'Українська мова', 'МКІП ']</text:p>
      <text:p text:style-name="P4">
类型: Article</text:p>
      <!--METADATA-->
      <text:p text:style-name="P4">
<draw:frame draw:style-name="fr1" draw:name="Image150" text:anchor-type="as-char" svg:width="6.9236in" svg:height="3.956343in" draw:z-index="0">
<draw:image xlink:href="../Images/yкринформ/2023-06-23T18-45-00-03-00/630_360_1687534809-9204.jpeg" xlink:type="simple" xlink:show="embed" xlink:actuate="onLoad" draw:mime-type="image/jpeg"/>
</draw:frame>
文化和信息政策部已经准备了乌克兰语言计划的项目，该计划将允许在书籍的支持方面体现法律的要素，该书籍为书店提供书籍的乌克兰人提供书证书。</text:p>
      <text:p text:style-name="P4">
根据乌克林的通讯员的说法，MKIP负责人Alexandrtkachenko在讨论“当下的批评：球体中的国家政策”中报道了这一点，该书发生在阿森纳节中的书中。</text:p>
      <text:p text:style-name="P4">
</text:p>
      <text:p text:style-name="P4">
<text:a xlink:type="simple" xlink:href="https://static.ukrinform.com/photos/2023_06/1687534808-5834.jpeg" text:style-name="Internet_20_link" text:visited-style-name="Visited_20_Internet_20_Link">
 </text:a>
 <text:a xlink:type="simple" xlink:href="https://static.ukrinform.com/photos/2023_06/1687534808-6142.jpeg" text:style-name="Internet_20_link" text:visited-style-name="Visited_20_Internet_20_Link">
</text:a>
 <text:a xlink:type="simple" xlink:href="https://static.ukrinform.com/photos/2023_06/1687534808-3859.jpeg" text:style-name="Internet_20_link" text:visited-style-name="Visited_20_Internet_20_Link">
</text:a>
 <text:a xlink:type="simple" xlink:href="https://static.ukrinform.com/photos/2023_06/1687534808-2338.jpeg" text:style-name="Internet_20_link" text:visited-style-name="Visited_20_Internet_20_Link">
</text:a>
 <text:a xlink:type="simple" xlink:href="https://static.ukrinform.com/photos/2023_06/1687534808-7756.jpeg" text:style-name="Internet_20_link" text:visited-style-name="Visited_20_Internet_20_Link">
</text:a>
 <text:a xlink:type="simple" xlink:href="https://static.ukrinform.com/photos/2023_06/1687534809-1695.jpeg" text:style-name="Internet_20_link" text:visited-style-name="Visited_20_Internet_20_Link">
</text:a>
 <text:a xlink:type="simple" xlink:href="https://static.ukrinform.com/photos/2023_06/1687534809-8792.jpeg" text:style-name="Internet_20_link" text:visited-style-name="Visited_20_Internet_20_Link">
</text:a>
 <text:a xlink:type="simple" xlink:href="https://static.ukrinform.com/photos/2023_06/1687534808-4528.jpeg" text:style-name="Internet_20_link" text:visited-style-name="Visited_20_Internet_20_Link">
</text:a>
 <text:a xlink:type="simple" xlink:href="https://static.ukrinform.com/photos/2023_06/1687534809-9204.jpeg" text:style-name="Internet_20_link" text:visited-style-name="Visited_20_Internet_20_Link">
<draw:frame draw:style-name="fr1" draw:name="Image160" text:anchor-type="as-char" svg:width="6.9236in" svg:height="3.956343in" draw:z-index="0">
<draw:image xlink:href="../Images/yкринформ/2023-06-23T18-45-00-03-00/630_360_1687534809-9204.jpeg" xlink:type="simple" xlink:show="embed" xlink:actuate="onLoad" draw:mime-type="image/jpeg"/>
</draw:frame>
</text:a>
 <text:a xlink:type="simple" xlink:href="https://static.ukrinform.com/photos/2023_06/1687534809-9764.jpeg" text:style-name="Internet_20_link" text:visited-style-name="Visited_20_Internet_20_Link">
</text:a>
 <text:a xlink:type="simple" xlink:href="https://static.ukrinform.com/photos/2023_06/1687534809-3758.jpeg" text:style-name="Internet_20_link" text:visited-style-name="Visited_20_Internet_20_Link">
</text:a>
</text:p>
      <text:p text:style-name="P4">
Tkachenko指出，MKIP提出的计划将涵盖图书馆行业的发展。</text:p>
      <text:p text:style-name="P4">
“在我们的图书馆中，在苏联时代出版的书籍中有很大的份额。补充图书馆资金是一个紧迫的问题。此外，鉴于在被占领的土地上，俄罗斯人摧毁了乌克兰人<text:a xlink:type="simple" xlink:href="https://www.ukrinform.ua/tag-kniga" text:style-name="Internet_20_link" text:visited-style-name="Visited_20_Internet_20_Link">
书籍</text:a>
在乌克兰语言的基础上，”部长说。</text:p>
      <text:p text:style-name="P4">
*!(https://www.ukrinform.ua/rubric-culture/3726506-u-kievi-startuvav-knizkovij-arsenal-zahid-vidvidali-zelenskij-z-druzinou.html)据报道，法律<text:a xlink:type="simple" xlink:href="https://zakon.rada.gov.ua/laws/show/2313-20#Text" text:style-name="Internet_20_link" text:visited-style-name="Visited_20_Internet_20_Link">
第2313-Ix号</text:a>
 <text:a xlink:type="simple" xlink:href="https://zakon.rada.gov.ua/laws/show/2313-20#Text" text:style-name="Internet_20_link" text:visited-style-name="Visited_20_Internet_20_Link">
</text:a>
“ Verkhovna Rada批准促进乌克兰书籍出版和书籍发行的发展” Verkhovna Rada。 它于2022年7月10日生效。</text:p>
      <text:p text:style-name="P4">
根据《立法法》，该州已承诺将出版产品的发行商的物理支出报销以租赁商店的租赁，以每年以证书的形式提供出生证书和14岁公民用于购买书籍。 由于缺乏资金，法律规则仍然无法实现。</text:p>
      <text:p text:style-name="P4">
News Source: <text:a xlink:type="simple" xlink:href="https://www.ukrinform.ua/rubric-culture/3726912-pidtrimka-ukrainskoi-mkip-iniciue-vidacu-knizkovih-sertifikativ-i-subsidij-dla-knigaren.html" text:style-name="Internet_20_link" text:visited-style-name="Visited_20_Internet_20_Link">
https://www.ukrinform.ua/rubric-culture/3726912-pidtrimka-ukrainskoi-mkip-iniciue-vidacu-knizkovih-sertifikativ-i-subsidij-dla-knigaren.html</text:a>
</text:p>
      <!--NEWS-->
      <text:h text:style-name="P10" text:outline-level="1">
<text:span text:style-name="T4">
国家呼吁联合国理事会敦促俄罗斯继续“谷物协议”</text:span>
</text:h>
      <text:p text:style-name="P4">
作者: Ukrinform (Person)</text:p>
      <text:p text:style-name="P4">
出版商: Укринформ (Organization)</text:p>
      <text:p text:style-name="P4">
出版时间: 2023-06-23T18:47:00+03:00</text:p>
      <text:p text:style-name="P4">
修改时间: 2023-06-23T18:47:00+03:00</text:p>
      <text:p text:style-name="P4">
描述: 俄罗斯继续尝试将食物转变为战争武器，为了防止粮食，联合国国家应防止克里姆林宫阻止黑海谷物倡议的努力。  - 乌克林。</text:p>
      <text:p text:style-name="P4">
图片: ['<text:a xlink:type="simple" xlink:href="https://static.ukrinform.com/photos/2022_11/thumb_files/630_360_1667928863-645.jpg" text:style-name="Internet_20_link" text:visited-style-name="Visited_20_Internet_20_Link">
630_360_16679...</text:a>
']</text:p>
      <text:p text:style-name="P4">
标签: ['США', 'Радбез ООН', 'Війна з Росією', 'зерновий коридор']</text:p>
      <text:p text:style-name="P4">
类型: Article</text:p>
      <!--METADATA-->
      <text:p text:style-name="P4">
<draw:frame draw:style-name="fr1" draw:name="Image163" text:anchor-type="as-char" svg:width="6.9236in" svg:height="3.956343in" draw:z-index="0">
<draw:image xlink:href="../Images/yкринформ/2023-06-23T18-47-00-03-00/630_360_1667928863-645.jpg" xlink:type="simple" xlink:show="embed" xlink:actuate="onLoad" draw:mime-type="image/jpeg"/>
</draw:frame>
俄罗斯一直在试图将食物变成一种战争武器，为了防止粮食，联合国国家应防止克里姆林宫最终确定黑海谷物倡议的努力。</text:p>
      <text:p text:style-name="P4">
这在周五在联合国安理会会议上提出上诉，美国常设代表琳达·托马斯·格林菲尔德(Linda Thomas Grinfield)是乌克林福姆自己的记者报告。</text:p>
      <text:p text:style-name="P4">
“同事，我们必须强迫俄罗斯留在黑海<text:a xlink:type="simple" xlink:href="https://www.ukrinform.ua/tag-zerno" text:style-name="Internet_20_link" text:visited-style-name="Visited_20_Internet_20_Link">
谷物</text:a>
倡议，”代表说。</text:p>
      <text:p text:style-name="P4">
她强调，战争持续的时间越长，乌克兰人民将遭受越多，以及整个世界。</text:p>
      <text:p text:style-name="P4">
“这场战争的后果现在在世界各地都感到。 为什么？ 因此，普京的总统将食物用作战争武器，因此建立了全球粮食安全赤字。”托马斯·格林菲尔德(Thomas Grinfield)说。</text:p>
      <text:p text:style-name="P4">
据她说，谷物供应阻塞的行动特别受非洲和中东的影响。 现在，俄罗斯再次威胁要摆脱主动权，这是“深刻的震惊”。</text:p>
      <text:p text:style-name="P4">
<text:span text:style-name="T4">
另请阅读：</text:span>
 [Blinken和Guttheresh，在Rfvyati威胁的背景下与“ <text:span text:style-name="T4">
谷物</text:span>
同意”讨论了这种互动]](https://www.ukrinform.ua/rubric-economy/3726570-blinken-i-gutteres-obgovorili-vzaemodiu-na-tli-pogroz-rf-vijti-iz-zernovoi-ugodi.html)正如乌克林福姆报道的那样，俄罗斯威胁要退出“谷物协议”，除非要恢复使用管道togliatti -odesa泵送氨的泵，否则要部分考虑自己出口的限制。</text:p>
      <text:p text:style-name="P4">
乌克兰政府宣布实际阻碍了俄罗斯谷物的一面。 俄罗斯联邦开放了对船只的检查，这将走廊的容量降低到了不到20％的可能。</text:p>
      <text:p text:style-name="P4">
News Source: <text:a xlink:type="simple" xlink:href="https://www.ukrinform.ua/rubric-economy/3726913-stati-zaklikali-radbez-oon-tisnuti-na-rosiu-dla-prodovzenna-zernovoi-ugodi.html" text:style-name="Internet_20_link" text:visited-style-name="Visited_20_Internet_20_Link">
https://www.ukrinform.ua/rubric-economy/3726913-stati-zaklikali-radbez-oon-tisnuti-na-rosiu-dla-prodovzenna-zernovoi-ugodi.html</text:a>
</text:p>
      <!--NEWS-->
      <text:h text:style-name="P10" text:outline-level="1">
<text:span text:style-name="T4">
在维也纳，开设了有关驱逐出境的展览</text:span>
</text:h>
      <text:p text:style-name="P4">
作者: Ukrinform (Person)</text:p>
      <text:p text:style-name="P4">
出版商: Укринформ (Organization)</text:p>
      <text:p text:style-name="P4">
出版时间: 2023-06-23T18:52:00+03:00</text:p>
      <text:p text:style-name="P4">
修改时间: 2023-06-23T18:52:00+03:00</text:p>
      <text:p text:style-name="P4">
描述: 在奥地利的首都，开放了一个“战争期间的儿童”展览，这引起了人们对乌克兰儿童的痛苦，俄罗斯侵略，尤其是非法驱逐出俄罗斯和克里姆林宫改变他们的企图改变他们的苦难。身份。  - 乌克林。</text:p>
      <text:p text:style-name="P4">
图片: ['<text:a xlink:type="simple" xlink:href="https://static.ukrinform.com/photos/2023_06/thumb_files/630_360_1687535359-783.jpg" text:style-name="Internet_20_link" text:visited-style-name="Visited_20_Internet_20_Link">
630_360_16875...</text:a>
']</text:p>
      <text:p text:style-name="P4">
标签: ['Депортація', 'Діти', 'Виставка', 'Війна з Росією']</text:p>
      <text:p text:style-name="P4">
类型: Article</text:p>
      <!--METADATA-->
      <text:p text:style-name="P4">
<draw:frame draw:style-name="fr1" draw:name="Image164" text:anchor-type="as-char" svg:width="6.9236in" svg:height="3.956343in" draw:z-index="0">
<draw:image xlink:href="../Images/yкринформ/2023-06-23T18-52-00-03-00/630_360_1687535359-783.jpg" xlink:type="simple" xlink:show="embed" xlink:actuate="onLoad" draw:mime-type="image/jpeg"/>
</draw:frame>
展览“战争期间的儿童”是在该行业首都开幕的，该展览引起了人们对乌克兰儿童侵略的能力的关注，尤其是他们不持续驱逐出俄罗斯和克里姆林宫试图驱逐了他们的能力。改变他们的身份。</text:p>
      <text:p text:style-name="P4">
正如乌克林福姆(Ukrinform(“小心”)拯救乌克兰Tabardian基金会，该基金会从俄罗斯联邦返回乌克兰儿童。</text:p>
      <text:p text:style-name="P4">
“这次展览不是一个普通的展览。我们想证明附近有几百公里，有一场战争，还有孩子死亡，完全受伤。<text:a xlink:type="simple" xlink:href="https://www.ukrinform.ua/tag-diti" text:style-name="Internet_20_link" text:visited-style-name="Visited_20_Internet_20_Link">
孩子</text:a>
谁无法入睡，因为很难找到，因为很难找到心理帮助。 克莱恩·黑森·帕斯卡(Kleine Herzen Pascal)在开幕展览期间说。</text:p>
      <text:p text:style-name="P4">
</text:p>
      <text:p text:style-name="P4">
她敦促不要忘记俄罗斯针对乌克兰的战争及其带来的人类：“不要闭上眼睛，保持小心，这对我们所有人都是威胁。”</text:p>
      <text:p text:style-name="P4">
“战争一直在继续，它变得越来越困难。但是我们必须向前迈进，找到返回被盗和被迫流离失所的乌克兰儿童的方面。这是无辜的，使人上瘾和对这种情况的看法是正常的。有必要参与。在乌克兰儿童的返回中，并吸引了俄罗斯的参考，萨夫·乌克兰·德米特里·菲利本科(Save Ukraine Dmitry Filipenko)的副主席。</text:p>
      <text:p text:style-name="P4">
他尤其指出，俄罗斯对俄罗斯身份的俄罗斯儿童宣传的巨大毁灭性影响，他们的身份俄罗斯想改变。 他补充说：“在许多情况下，当孩子们被返回乌克兰时，他们告诉俄罗斯国歌如何演唱，每周5次。他们也不会说乌克兰的符号或说乌克兰人。”</text:p>
      <text:p text:style-name="P4">
就其本身而言，乌克兰驻奥地利纳扎尔·斯泰西(Nazar Stetsyshyn)的第二任秘书在展览开幕期间强调，俄罗斯的侵略和恐怖对建筑物有很大破坏，但也剥夺了乌克兰儿童的主要权利 - 主要权利 - 最重要的是人手 - 生命权。</text:p>
      <text:p text:style-name="P4">
“俄罗斯剥夺了至少483名乌克兰儿童的生命权，只有我们所知道的那些人物。俄罗斯杀死了这些孩子。此外，乌克兰对乌克兰战争中的强迫驱逐出境。犯罪是特殊的，因为它是针对那些最明显的人的指导。这种犯罪正在这里和现在发生。我们必须拯救这些孩子。”他说。</text:p>
      <text:p text:style-name="P4">
展览的策展人，艺术的创始人在该机构的评论书中与乌克兰Jana Grinov接触指出，该展览主要是针对俄罗斯人大规模绑架俄罗斯儿童的大规模绑架。</text:p>
      <text:p text:style-name="P4">
<text:span text:style-name="T4">
另请阅读：</text:span>
 <text:a xlink:type="simple" xlink:href="https://www.ukrinform.ua/rubric-world/3726193-rosia-namagaetsa-zaplutati-dani-sodo-vikradenna-ditej-iz-ukraini-rozvidka-britanii.html" text:style-name="Internet_20_link" text:visited-style-name="Visited_20_Internet_20_Link">
俄罗斯试图混淆绑架数据<text:span text:style-name="T4">
儿童</text:span>
来自乌克兰 - 英国情报公司</text:a>
</text:p>
      <text:p text:style-name="P4">
特别是展览包括安装10张海报，描绘了象征性的10个步骤，因为俄罗斯停止了乌克兰儿童并试图消除其乌克兰身份。 这些海报由小乌克兰人(Kropyvnytskyi)的小乌克兰孤儿院(Nurtle Orphanage)绘制了61张，后者于2022年3月得到了萨夫·乌克兰(Save Ukraine)到奥地利的支持，现在在克莱恩·赫森(Kleine Herzen)的领导下。 在展览中，这些孩子和他们的照片以及乌克兰母亲的照片，他们和孩子们偷了孩子。</text:p>
      <text:p text:style-name="P4">
为了引起人们对乌克兰儿童绑架的关注，该展览还旨在筹集资金，以资助从俄罗斯开采儿童的救援行动。 克莱恩·赫赞(Kleine Herzen)已经为乌克兰的萨夫·乌克兰(Ssave Ukraine)提供了财政援助，帮助将10名儿童送回乌克兰。</text:p>
      <text:p text:style-name="P4">
战争展览会的孩子们将持续到7月10日在西太空活动中心：奥格斯2-6。</text:p>
      <text:p text:style-name="P4">
<text:span text:style-name="T4">
另请阅读：</text:span>
 <text:a xlink:type="simple" xlink:href="https://www.ukrinform.ua/rubric-society/3726395-ukraina-fakticno-sodna-fiksue-primusove-peremisenna-ditej-do-rosii-lubinec.html" text:style-name="Internet_20_link" text:visited-style-name="Visited_20_Internet_20_Link">
乌克兰实际上修复了<text:span text:style-name="T4">
儿童的强迫运动</text:span>
  - 俄罗斯 - 卢宾</text:a>
正如乌克林福姆报道的那样，较早的Viceremier-伊琳娜·弗雷什丘克(Irina Vereshchuk)重返占领地领土的部长指出，俄罗斯被驱逐的至少20,000名儿童随后被驱逐出境，超过450万。</text:p>
      <text:p text:style-name="P4">
总的来说，它可能是数十万非法流离失所的乌克兰儿童。</text:p>
      <text:p text:style-name="P4">
乌克兰当局实际上每天都在乌克兰占领领土上占领我们孩子的强迫运动。</text:p>
      <text:p text:style-name="P4">
News Source: <text:a xlink:type="simple" xlink:href="https://www.ukrinform.ua/rubric-society/3726915-u-vidni-vidkrilasa-vistavka-pro-deportaciu-rosieu-ukrainskih-ditej.html" text:style-name="Internet_20_link" text:visited-style-name="Visited_20_Internet_20_Link">
https://www.ukrinform.ua/rubric-society/3726915-u-vidni-vidkrilasa-vistavka-pro-deportaciu-rosieu-ukrainskih-ditej.html</text:a>
</text:p>
      <!--NEWS-->
      <text:h text:style-name="P10" text:outline-level="1">
<text:span text:style-name="T4">
罗马尼亚将为布鲁塞尔和基辅提供优化谷物流向康斯坦塔港口的流动</text:span>
</text:h>
      <text:p text:style-name="P4">
作者: Ukrinform (Person)</text:p>
      <text:p text:style-name="P4">
出版商: Укринформ (Organization)</text:p>
      <text:p text:style-name="P4">
出版时间: 2023-06-23T18:52:53+03:00</text:p>
      <text:p text:style-name="P4">
修改时间: 2023-06-23T18:52:53+03:00</text:p>
      <text:p text:style-name="P4">
描述: 罗马尼亚认为在收获季节可以使当地农民优先获得康斯坦茨的黑海港口的措施，这可能会限制乌克兰谷物的流动。  - 乌克林。</text:p>
      <text:p text:style-name="P4">
图片: ['<text:a xlink:type="simple" xlink:href="https://static.ukrinform.com/photos/2023_04/thumb_files/630_360_1680511197-485.jpg" text:style-name="Internet_20_link" text:visited-style-name="Visited_20_Internet_20_Link">
630_360_16805...</text:a>
']</text:p>
      <text:p text:style-name="P4">
标签: ['Євросоюз', 'Румунія', 'Україна', 'Зерно', 'Фермер']</text:p>
      <text:p text:style-name="P4">
类型: Article</text:p>
      <!--METADATA-->
      <text:p text:style-name="P4">
<draw:frame draw:style-name="fr1" draw:name="Image170" text:anchor-type="as-char" svg:width="6.9236in" svg:height="3.956343in" draw:z-index="0">
<draw:image xlink:href="../Images/yкринформ/2023-06-23T18-52-53-03-00/630_360_1680511197-485.jpg" xlink:type="simple" xlink:show="embed" xlink:actuate="onLoad" draw:mime-type="image/jpeg"/>
</draw:frame>
罗马尼亚认为，在收获季节，可以为当地农民提供优先获得Constantz的措施，这可以限制乌克兰谷物的流动。</text:p>
      <text:p text:style-name="P4">
根据乌克林福姆的说法，该机构[路透]报告了(http://www.reuters.com/world/europe/romania-mulling-measures-protect-farmers-constanta-port-source-says-2023-06-23/)。</text:p>
      <text:p text:style-name="P4">
乌克兰面对莫斯科的黑海港口，并通过邻近的欧盟国家找到了相同的谷物分娩途径。 即使在土耳其达成的谷物协议之后，乌克兰对三个黑海港口的机会有限，罗马尼亚康斯坦塔也成为其最大的替代通航沼泽，自从俄罗斯入侵以来，大约三分之一的乌克兰谷物已经通过了。</text:p>
      <text:p text:style-name="P4">
但是现在，当收获在几周内几周内开始时，他们正处于君士坦丁，以应付罗马尼亚和乌克兰作物的增加。</text:p>
      <text:p text:style-name="P4">
“罗马尼亚农业部将在Zbrussell和Kyiv在Zbrussell和Kyiv进行的谈判中对康斯坦茨港口进行优化，以保护当地农民在收获期间，”该部的Reuters Pridelo。</text:p>
      <text:p text:style-name="P4">
来源未指定可以采取哪些措施，但补充说，有关预期量的更多信息可以帮助组织流动。</text:p>
      <text:p text:style-name="P4">
收获季节始于7月，当时乌克兰的黑海走廊可以关闭，通常持续到10月。</text:p>
      <text:p text:style-name="P4">
罗马尼亚是五个东欧欧盟国家之一，在莫斯科入侵后，乌克兰谷物的流动增加了，这迫使欧盟批准了临时贸易限制和支持方案。</text:p>
      <text:p text:style-name="P4">
<text:span text:style-name="T4">
另请阅读：</text:span>
 <text:a xlink:type="simple" xlink:href="https://www.ukrinform.ua/rubric-economy/3722346-so-nas-ne-vbe-te-zrobit-silnisimi-uroki-zernovoi-krizi-dla-ukraini-i-es.html" text:style-name="Internet_20_link" text:visited-style-name="Visited_20_Internet_20_Link">
不会杀死我们，会变得更强大：乌克兰和欧盟的谷物课程</text:a>
在顶峰时，康斯坦塔的港口已经种植了约2500万吨出口量。</text:p>
      <text:p text:style-name="P4">
罗马尼亚是欧盟最大的谷物生产商之一。 阿格里特(Agritel)估计，小麦产量为876万吨，塞科塞尔谷物贸易协会(Coceral Grain Trade Association)-957万吨，罗马尼亚咨询公司Agricolumn -1050万吨。为了进行比较，罗马尼亚咨询公司Agricolumn预计罗马尼亚将出口多达2100万吨的谷物和油料种子农作物2023/2024。</text:p>
      <text:p text:style-name="P4">
<text:span text:style-name="T4">
另请阅读：</text:span>
 <text:a xlink:type="simple" xlink:href="https://www.ukrinform.ua/rubric-economy/3722372-evrokomisia-moze-aktivuvati-nadzvicajnu-dopomogu-dla-fermeriv-usogo-es.html" text:style-name="Internet_20_link" text:visited-style-name="Visited_20_Internet_20_Link">
欧洲委员会可以激活<text:span text:style-name="T4">
农民的非凡援助</text:span>
总计欧盟</text:a>
据报道，从全面的俄罗斯入侵开始，乌克兰超过1200万吨的谷物已经通过罗马尼亚港口港口运输，其中2023年伊卡塔尔(Ikartal)的333万吨。</text:p>
      <text:p text:style-name="P4">
<text:span text:style-name="T5">
照片说明性</text:span>
</text:p>
      <text:p text:style-name="P4">
News Source: <text:a xlink:type="simple" xlink:href="https://www.ukrinform.ua/rubric-economy/3726916-rumunii-zaproponue-brusselu-ta-kievu-optimizuvati-potoki-zerna-do-portu-konstanca.html" text:style-name="Internet_20_link" text:visited-style-name="Visited_20_Internet_20_Link">
https://www.ukrinform.ua/rubric-economy/3726916-rumunii-zaproponue-brusselu-ta-kievu-optimizuvati-potoki-zerna-do-portu-konstanca.html</text:a>
</text:p>
      <!--NEWS-->
      <text:h text:style-name="P10" text:outline-level="1">
<text:span text:style-name="T4">
上个月，乌克兰 - 联合国增加了三倍</text:span>
</text:h>
      <text:p text:style-name="P4">
作者: Ukrinform (Person)</text:p>
      <text:p text:style-name="P4">
出版商: Укринформ (Organization)</text:p>
      <text:p text:style-name="P4">
出版时间: 2023-06-23T18:56:02+03:00</text:p>
      <text:p text:style-name="P4">
修改时间: 2023-06-23T18:56:02+03:00</text:p>
      <text:p text:style-name="P4">
描述: 5月，整个乌克兰的俄罗斯导弹袭击和无人机的数量几乎增加了两倍。  - 乌克林。</text:p>
      <text:p text:style-name="P4">
图片: ['<text:a xlink:type="simple" xlink:href="https://static.ukrinform.com/photos/2023_06/thumb_files/630_360_1687459267-996.jpg" text:style-name="Internet_20_link" text:visited-style-name="Visited_20_Internet_20_Link">
630_360_16874...</text:a>
']</text:p>
      <text:p text:style-name="P4">
标签: ['ООН', 'Україна', 'Війна з Росією', 'Повітряна атака']</text:p>
      <text:p text:style-name="P4">
类型: Article</text:p>
      <!--METADATA-->
      <text:p text:style-name="P4">
<draw:frame draw:style-name="fr1" draw:name="Image171" text:anchor-type="as-char" svg:width="6.9236in" svg:height="3.956343in" draw:z-index="0">
<draw:image xlink:href="../Images/yкринформ/2023-06-23T18-56-02-03-00/630_360_1687459267-996.jpg" xlink:type="simple" xlink:show="embed" xlink:actuate="onLoad" draw:mime-type="image/jpeg"/>
</draw:frame>
在整个乌克兰人的俄罗斯火箭袭击和无人机的痛苦中，它几乎增加了两倍。</text:p>
      <text:p text:style-name="P4">
乌克林福姆报道，联合国安全局副秘书长罗斯玛丽·迪卡洛(Rosemary DiCarlo)的副秘书长在周五在联合国安理会的一次会议上指出。</text:p>
      <text:p text:style-name="P4">
迄今为止，从全面战争开始时，人权的最高人权委员会在平民中注册了24,862名受害者，9083名武术居民被杀，包括530名儿童，15779人受伤，包括1086名儿童，她，她，她说。</text:p>
      <text:p text:style-name="P4">
总共发生了一千多次对教育和医疗机构的袭击。 它补充说，大多数发作与使用重型武器有关。</text:p>
      <text:p text:style-name="P4">
迪卡洛说，联合国教科文组织证实了260个物体造成的损失，其中包括112个宗教物体，22个博物馆，94座历史建筑，19个古迹，12个图书馆和一个档案馆。</text:p>
      <text:p text:style-name="P4">
<text:span text:style-name="T4">
另请阅读：</text:span>
 [副秘书长<text:span text:style-name="T4">
 un </text:span>
在Kakhovsky大坝保护理事会上讲述。(https://www.ukrinform.ua/rubric-ato/3726907-zastupnica-genseka-oon-rozpovila-na-radbezi-pro-naslidki-pidrivu-kahovskoi-grebli.html)秘书长说：“联合国继续监视和报告侵犯人权的行为，并有可能支持将肇事者绳之以法的努力。”</text:p>
      <text:p text:style-name="P4">
根据她的说法，今天有158起与俄罗斯针对乌克兰的联邦战争有关的性暴力案件今天记录在俄罗斯武装部队的军事人员中。”</text:p>
      <text:p text:style-name="P4">
迪卡洛还对宣布在白俄罗斯宣布部署俄罗斯核武器的消息表示焦虑。</text:p>
      <text:p text:style-name="P4">
<text:span text:style-name="T4">
另请阅读：</text:span>
 [五个国家称为秘书长<text:span text:style-name="T4">
 un </text:span>
调查伊朗无人机的传播(https://www.ukrinform.ua/rubric-ato/3726901-pat-krain-zaklikali-genseka-oon-rozsliduvati-peredacu-iranskih-droniv-rosii.html)“宣布将俄罗斯战术核武器放置在白俄罗斯，这是伊斯兰教言论，进一步加剧了该地区的紧张局势。 我们敦促按照国际义务负责任地采取行动。 我们再次宣布，任何核武器威胁都是不可接受的。”她强调。</text:p>
      <text:p text:style-name="P4">
根据乌克林福姆的说法，安全理事会<text:a xlink:type="simple" xlink:href="https://www.ukrinform.ua/tag-oon" text:style-name="Internet_20_link" text:visited-style-name="Visited_20_Internet_20_Link">
联合国</text:a>
讨论了乌克兰与兔子战争有关的情况。</text:p>
      <text:p text:style-name="P4">
News Source: <text:a xlink:type="simple" xlink:href="https://www.ukrinform.ua/rubric-ato/3726918-minulogo-misaca-rosia-vtrici-zbilsila-povitrani-obstrili-ukraini-oon.html" text:style-name="Internet_20_link" text:visited-style-name="Visited_20_Internet_20_Link">
https://www.ukrinform.ua/rubric-ato/3726918-minulogo-misaca-rosia-vtrici-zbilsila-povitrani-obstrili-ukraini-oon.html</text:a>
</text:p>
      <!--NEWS-->
      <text:h text:style-name="P10" text:outline-level="1">
<text:span text:style-name="T4">
单武器登记册：内政部讲述了新服务</text:span>
</text:h>
      <text:p text:style-name="P4">
作者: Ukrinform (Person)</text:p>
      <text:p text:style-name="P4">
出版商: Укринформ (Organization)</text:p>
      <text:p text:style-name="P4">
出版时间: 2023-06-23T19:00:00+03:00</text:p>
      <text:p text:style-name="P4">
修改时间: 2023-06-23T19:00:00+03:00</text:p>
      <text:p text:style-name="P4">
描述: 乌克兰已经启动了一个武器注册表 - 现在可以使用哪些服务以及如何在线获取武器。  - 乌克林。</text:p>
      <text:p text:style-name="P4">
图片: ['<text:a xlink:type="simple" xlink:href="https://static.ukrinform.com/photos/2023_05/thumb_files/630_360_1685003717-534.jpeg" text:style-name="Internet_20_link" text:visited-style-name="Visited_20_Internet_20_Link">
630_360_16850...</text:a>
']</text:p>
      <text:p text:style-name="P4">
标签: ['МВС', 'Зброя', 'Онлайн', 'Реєстр зброї']</text:p>
      <text:p text:style-name="P4">
类型: Article</text:p>
      <!--METADATA-->
      <text:p text:style-name="P4">
<draw:frame draw:style-name="fr1" draw:name="Image172" text:anchor-type="as-char" svg:width="6.9236in" svg:height="3.956343in" draw:z-index="0">
<draw:image xlink:href="../Images/yкринформ/2023-06-23T19-00-00-03-00/630_360_1685003717-534.jpeg" xlink:type="simple" xlink:show="embed" xlink:actuate="onLoad" draw:mime-type="image/jpeg"/>
</draw:frame>
在乌克兰，已经通过了一个武器登记册 - 现在哪些服务将变得可访问并在线持有武器许可。</text:p>
      <text:p text:style-name="P4">
内政副部长列昂尼德·蒂姆琴科(Leonid Timchenko)告诉了这一点。(https://www.facebook.com/mvs.gov.ua)，报道乌克林福姆。</text:p>
      <text:p text:style-name="P4">
武器的单个寄存器涉及创建E -Offices。 因此，乌克兰人可以通过[“公民的单窗户”]提交文件而无需离开家而无需访问尸体而获得服务。(https://services.mvs.gov.ua/)或在销售商店<text:a xlink:type="simple" xlink:href="https://www.ukrinform.ua/tag-zbroa" text:style-name="Internet_20_link" text:visited-style-name="Visited_20_Internet_20_Link">
武器</text:a>
。</text:p>
      <text:p text:style-name="P4">
<text:span text:style-name="T4">
另请阅读：</text:span>
 <text:a xlink:type="simple" xlink:href="https://www.ukrinform.ua/rubric-society/3726722-v-edinomu-reestri-zbroi-bude-usa-zbroa-aka-e-na-rukah-v-ukrainciv-klimenko.html" text:style-name="Internet_20_link" text:visited-style-name="Visited_20_Internet_20_Link">
在统一登记册中，将是乌克兰人手中的整个武器 -  <text:span text:style-name="T4">
 Klimenko </text:span>
</text:a>
为了通知创新，有电话：044-33-44-035和聊天机器人<text:a xlink:type="simple" xlink:href="https://t.me/arms_mvs_bot" text:style-name="Internet_20_link" text:visited-style-name="Visited_20_Internet_20_Link">
Telegram</text:a>
。</text:p>
      <text:p text:style-name="P4">
据内政部伊戈尔·克里姆森科(Igor Klimenko)负责人说，在头三个小时内，有超过35万武器和感兴趣的人在单个窗口中被授权。</text:p>
      <text:p text:style-name="P4">
News Source: <text:a xlink:type="simple" xlink:href="https://www.ukrinform.ua/rubric-society/3726830-edinij-reestr-zbroi-mvs-rozpovidae-pro-novi-servisi.html" text:style-name="Internet_20_link" text:visited-style-name="Visited_20_Internet_20_Link">
https://www.ukrinform.ua/rubric-society/3726830-edinij-reestr-zbroi-mvs-rozpovidae-pro-novi-servisi.html</text:a>
</text:p>
      <!--NEWS-->
      <text:h text:style-name="P10" text:outline-level="1">
<text:span text:style-name="T4">
乌克兰Zalitna在欧洲奥运会上赢得了空手道的“黄金”</text:span>
</text:h>
      <text:p text:style-name="P4">
作者: Ukrinform (Person)</text:p>
      <text:p text:style-name="P4">
出版商: Укринформ (Organization)</text:p>
      <text:p text:style-name="P4">
出版时间: 2023-06-23T19:12:23+03:00</text:p>
      <text:p text:style-name="P4">
修改时间: 2023-06-23T19:12:23+03:00</text:p>
      <text:p text:style-name="P4">
描述: 乌克兰空手道主义者安德里·扎普利尼（Andriy Zaplitny）在克拉科夫赢得了欧洲奥运会。  - 乌克林。</text:p>
      <text:p text:style-name="P4">
图片: ['<text:a xlink:type="simple" xlink:href="https://static.ukrinform.com/photos/2023_06/thumb_files/630_360_1687536673-985.jpg" text:style-name="Internet_20_link" text:visited-style-name="Visited_20_Internet_20_Link">
630_360_16875...</text:a>
']</text:p>
      <text:p text:style-name="P4">
标签: None</text:p>
      <text:p text:style-name="P4">
类型: Article</text:p>
      <!--METADATA-->
      <text:p text:style-name="P4">
<draw:frame draw:style-name="fr1" draw:name="Image174" text:anchor-type="as-char" svg:width="6.9236in" svg:height="3.956343in" draw:z-index="0">
<draw:image xlink:href="../Images/yкринформ/2023-06-23T19-12-23-03-00/630_360_1687536673-985.jpg" xlink:type="simple" xlink:show="embed" xlink:actuate="onLoad" draw:mime-type="image/jpeg"/>
</draw:frame>
乌克兰空手道主义者安德烈·扎普利尼(Andrei Zaplitny)赢得了欧洲欧洲奥运会的黄金。</text:p>
      <text:p text:style-name="P4">
乌克林福姆报道，该类别的乌克兰人在伊维索夫(Ivishov)赢得了3次胜利，赢得了3个胜利。</text:p>
      <text:p text:style-name="P4">
在1/2的决赛中，他击败了比利时昆汀·马霍登(Quentin Mahoden)。</text:p>
      <text:p text:style-name="P4">
<text:span text:style-name="T4">
另请阅读：</text:span>
 <text:a xlink:type="simple" xlink:href="https://www.ukrinform.ua/rubric-sports/3726770-trener-karatistiv-sirakovskij-terluga-zaraz-e-persim-nomerom-u-sviti-tomu-zakonomirno-peremogla.html" text:style-name="Internet_20_link" text:visited-style-name="Visited_20_Internet_20_Link">
教练<text:span text:style-name="T4">
惩罚</text:span>
 Steve Sirakovsky：Terluga现在是世界上的世界号码，所以自然而然地赢了</text:a>
在最后一场决斗中，拉链赢得了意大利丹尼尔·德·维沃(Daniel de Vivo)。</text:p>
      <text:p text:style-name="P4">
照片：盖蒂图像</text:p>
      <text:p text:style-name="P4">
News Source: <text:a xlink:type="simple" xlink:href="https://www.ukrinform.ua/rubric-sports/3726924-ukrainec-zaplitnij-zavouvav-zoloto-v-karate-na-evropejskih-igrah.html" text:style-name="Internet_20_link" text:visited-style-name="Visited_20_Internet_20_Link">
https://www.ukrinform.ua/rubric-sports/3726924-ukrainec-zaplitnij-zavouvav-zoloto-v-karate-na-evropejskih-igrah.html</text:a>
</text:p>
      <!--NEWS-->
      <text:h text:style-name="P10" text:outline-level="1">
<text:span text:style-name="T4">
敌人失败了五个方向 - “最热门”的点</text:span>
</text:h>
      <text:p text:style-name="P4">
作者: Ukrinform (Person)</text:p>
      <text:p text:style-name="P4">
出版商: Укринформ (Organization)</text:p>
      <text:p text:style-name="P4">
出版时间: 2023-06-23T19:16:00+03:00</text:p>
      <text:p text:style-name="P4">
修改时间: 2023-06-23T19:16:00+03:00</text:p>
      <text:p text:style-name="P4">
描述: 俄罗斯军队在Avdiivsky，Marinsk，Shakhtar，Kupyansk和Lyman的指示上尝试未能成功。 此外，敌人试图恢复顿涅茨克地区马卡里夫卡地区的失落位置。  - 乌克林。</text:p>
      <text:p text:style-name="P4">
图片: ['<text:a xlink:type="simple" xlink:href="https://static.ukrinform.com/photos/2023_06/thumb_files/630_360_1687536846-156.jpg" text:style-name="Internet_20_link" text:visited-style-name="Visited_20_Internet_20_Link">
630_360_16875...</text:a>
']</text:p>
      <text:p text:style-name="P4">
标签: ['Генштаб', 'ЗСУ', 'Війна з Росією', '#stoprussia']</text:p>
      <text:p text:style-name="P4">
类型: Article</text:p>
      <!--METADATA-->
      <text:p text:style-name="P4">
<draw:frame draw:style-name="fr1" draw:name="Image175" text:anchor-type="as-char" svg:width="6.9236in" svg:height="3.956343in" draw:z-index="0">
<draw:image xlink:href="../Images/yкринформ/2023-06-23T19-16-00-03-00/630_360_1687536846-156.jpg" xlink:type="simple" xlink:show="embed" xlink:actuate="onLoad" draw:mime-type="image/jpeg"/>
</draw:frame>
Ruskivska在Avdiivsky，Marinsk，Shakhtarsky，Kupyansk和Lyman的指示上尝试了未成功的尝试。 此外，Voromen同意恢复顿涅茨克地区Makarivka地区失去的位置。</text:p>
      <text:p text:style-name="P4">
乌克林福姆(Ukrinform(https://www.facebook.com/GeneralStaff.ua/posts/pfbid021CkNSnQ8NYeU92GNhPTFCe7NYNXVssbLdcU1qwC7cJsfdhswVTvrheg2ujxjb8dhl).</text:p>
      <text:p text:style-name="P4">
«Противник і надалі зосереджує основні зусилля на Лиманському, Бахмутському,Авдіївському та Мар’їнському напрямках, тривають важкі бої. Протягом добивідбулось понад 27 бойових зіткнень», - йдеться у повідомленні.</text:p>
      <text:p text:style-name="P4">
Так, на <text:span text:style-name="T4">
Бахмутському напрямку</text:span>
 противник завдав авіаційних ударів у районахХромове, Іванівське, Первомайське Донецької області. Від ворожихартилерійських обстрілів постраждали Васюківка, Оріхово-Василівка, Богданівка,Часів Яр, Іванівське, Озарянівка, Південне, Нью-Йорк Донецької області.</text:p>
      <text:p text:style-name="P4">
На <text:span text:style-name="T4">
Авдіївському напрямку</text:span>
 противник проводив безуспішні наступальні дії врайонах Сєверного, Авдіївки Донецької області. Завдав авіаційних ударів врайонах: Новокалинове, Очеретине, Невельське, Авдіївка, Сєверне Донецькоїобласті. Здійснив артилерійські обстріли районів населених пунктів: Бердичі,Авдіївка, Тоненьке, Карлівка, Невельське Донецької області.</text:p>
      <text:p text:style-name="P4">
На <text:span text:style-name="T4">
Мар’їнському напрямку</text:span>
 ворог проводив наступальні дії у напрямкуМар’їнки Донецької області, успіху не мав. Водночас здійснив артилерійськіобстріли в районах населених пунктів Красногорівка, Мар’їнка, ГеоргіївкаДонецької області.</text:p>
      <text:p text:style-name="P4">
На <text:span text:style-name="T4">
Шахтарському напрямку</text:span>
 ворог здійснив безуспішні наступальні дії внапрямку Новомихайлівки Донецької області. Завдав авіаційних ударів у районахОлексіївка та Благодатне Донецької області. Здійснив обстріли населенихпунктів Парасковіївка, Новомихайлівка, Благодатне Донецької області.</text:p>
      <text:p text:style-name="P4">
<text:span text:style-name="T4">
Читайте також:</text:span>
 <text:a xlink:type="simple" xlink:href="https://www.ukrinform.ua/rubric-ato/3726811-na-bahmutskomu-napramku-sili-oboroni-znisili-tri-skladi-boepripasiv-voroga-cerevatij.html" text:style-name="Internet_20_link" text:visited-style-name="Visited_20_Internet_20_Link">
 На Бахмутському <text:span text:style-name="T4">
напрямку</text:span>
 Сили оборони знищили трисклади боєприпасів ворога - Череватий </text:a>
在<text:span text:style-name="T4">
 Zaporizhzhia </text:span>
和<text:span text:style-name="T4">
 Kherson的指示</text:span>
敌人继续采取了瓦里奥伦的行动，将基本的努力集中在防止我们的军队晋升上。 他试图恢复顿涅茨克地区马卡里夫卡地区的失落位置。在<text:span text:style-name="T4">
 Siverskyi </text:span>
和<text:span text:style-name="T4">
 Slobozhansky的指示</text:span>
敌人在与乌克兰边境地区保留了军事存在。 在Sumy Oblast，Gatyshche和Pletenivka [Kharkiv地区]的Urny Pavlovka中抽出空袭(https://www.ukrinform.ua/tag-harkivsina)。 进行了切尔尼希夫地区Karpovichi定居点的tart虫的迫击炮; , Velikov, Velika, Vilica, Vilica, Vilica, Vilica, Vilica, Olives. Nescuchyna, Ogirtseve, Hatyshche, Vovchansk, Nesterne, Pletetenivka, Budarki, Dandelions, Ozerne, Vilkhvatka, Chugunivka, Poplar in Kharkiv region.</text:p>
      <text:p text:style-name="P4">
在<text:span text:style-name="T4">
 kupyansk的方向</text:span>
敌人在哈尔基夫地区的Sinkivka进行了不成功的进攻行动。 许可证的炮兵和迫击炮炮击是第一个，是菲洛利夫卡，两年，西方，库皮斯克，穆斯特维卡，基斯利维卡，贝雷斯托沃，哈尔基夫地区。</text:p>
      <text:p text:style-name="P4">
<text:span text:style-name="T4">
另请阅读：</text:span>
 <text:a xlink:type="simple" xlink:href="https://www.ukrinform.ua/rubric-ato/3726856-u-genicesku-sili-oboroni-znisili-bazu-rosgvardii.html" text:style-name="Internet_20_link" text:visited-style-name="Visited_20_Internet_20_Link">
在吉尼切斯克(Genichesk)的国防军摧毁了罗斯格瓦迪亚(Rosgv​​ardia)基地</text:a>
在<text:span text:style-name="T4">
的方向上</text:span>
敌人对Bigorovka进行了不成功的进攻行动。 他在内维斯基·卢甘斯克(Nevsky Lugansk)，比格里夫卡(Bigorivka)和西弗斯卡亚(Siverskaya Donetsk)地区袭击了航空。 炮弹由卢汉斯克地区的nevskoye，Bigorivka和Thornske，Serebryanka，Verkhnyamyanskoye，有争议的Donetsk地区的Rozdolivka创立。</text:p>
      <text:p text:style-name="P4">
在<text:span text:style-name="T4">
 Volynskyi </text:span>
和<text:span text:style-name="T4">
 Polissya方向</text:span>
无显着变化的操作情况。 未检测到进攻群体形成的迹象。</text:p>
      <text:p text:style-name="P4">
整个乌克兰的火箭和航空罢工的可能性很高。</text:p>
      <text:p text:style-name="P4">
根据乌克林福姆的报道，国防军从2022年2月24日至2023年6月23日<text:a xlink:type="simple" xlink:href="https://www.ukrinform.ua/rubric-ato/3726585-sili-oboroni-znisili-vze-223-330-rosian.html" text:style-name="Internet_20_link" text:visited-style-name="Visited_20_Internet_20_Link">
淘汰了约223,000 330个俄罗斯入侵者</text:a>
 .</text:p>
      <text:p text:style-name="P4">
News Source: <text:a xlink:type="simple" xlink:href="https://www.ukrinform.ua/rubric-ato/3726925-vorog-bezuspisno-namagavsa-nastupati-na-pati-napramkah-najgaracisi-tocki.html" text:style-name="Internet_20_link" text:visited-style-name="Visited_20_Internet_20_Link">
https://www.ukrinform.ua/rubric-ato/3726925-vorog-bezuspisno-namagavsa-nastupati-na-pati-napramkah-najgaracisi-tocki.html</text:a>
</text:p>
      <!--NEWS-->
      <text:h text:style-name="P10" text:outline-level="1">
<text:span text:style-name="T4">
在基辅，展览“欧洲和乌克兰：多年来的对话”开始了</text:span>
</text:h>
      <text:p text:style-name="P4">
作者: Ukrinform (Person)</text:p>
      <text:p text:style-name="P4">
出版商: Укринформ (Organization)</text:p>
      <text:p text:style-name="P4">
出版时间: 2023-06-23T19:18:12+03:00</text:p>
      <text:p text:style-name="P4">
修改时间: 2023-06-23T19:18:12+03:00</text:p>
      <text:p text:style-name="P4">
描述: 乌克兰国家历史博物馆举行了展览“欧洲和乌克兰：多年来的对话”。  - 乌克林。</text:p>
      <text:p text:style-name="P4">
图片: ['<text:a xlink:type="simple" xlink:href="https://static.ukrinform.com/photos/2023_06/thumb_files/630_360_1687536770-350.jpg" text:style-name="Internet_20_link" text:visited-style-name="Visited_20_Internet_20_Link">
630_360_16875...</text:a>
']</text:p>
      <text:p text:style-name="P4">
标签: ['Європа', 'Україна', 'Виставка', 'Мистецтво', 'Музей історії України']</text:p>
      <text:p text:style-name="P4">
类型: Article</text:p>
      <!--METADATA-->
      <text:p text:style-name="P4">
<draw:frame draw:style-name="fr1" draw:name="Image176" text:anchor-type="as-char" svg:width="6.9236in" svg:height="3.956343in" draw:z-index="0">
<draw:image xlink:href="../Images/yкринформ/2023-06-23T19-18-12-03-00/630_360_1687536770-350.jpg" xlink:type="simple" xlink:show="embed" xlink:actuate="onLoad" draw:mime-type="image/jpeg"/>
</draw:frame>
乌克兰历史博物馆举办了展览“欧洲和乌克兰：多年来的对话”。</text:p>
      <text:p text:style-name="P4">
这是乌克利福通讯员的报道。</text:p>
      <text:p text:style-name="P4">
“在我看来，以这个[展览]的名义(https://www.ukrinform.ua/tag-vistavka)有一定的讨论时刻：欧洲和乌克兰是像我们现在所说的那样，乌克兰会想到欧洲的一部分？ 它在过去几个世纪中与某个urope息息相关吗？ 我们可以以一种或另一种方式看到它，但是当然，我们必须说。 这样的项目有机会讨论我们是谁。”  - 文化与信息政策副部长Kateryna Chueva说。</text:p>
      <text:p text:style-name="P4">
<text:span text:style-name="T4">
另请阅读：</text:span>
 <text:a xlink:type="simple" xlink:href="https://www.ukrinform.ua/rubric-culture/3724609-u-lvovi-vidkrilasa-vistavka-zibran-kolekcionera-ivana-grecka.html" text:style-name="Internet_20_link" text:visited-style-name="Visited_20_Internet_20_Link">
在Lviv开设<text:span text:style-name="T4">
展览</text:span>
希腊收藏家的收藏</text:a>
该展览旨在授予欧盟成员中候选人的地位的周年纪念日。 该项目旨在说明欧洲文化对乌克兰人在文化，艺术，技术，工业和社会政治背景下的影响。</text:p>
      <text:p text:style-name="P4">
几个世纪以来，乌克兰文化已经有机地适应了西欧。 特别是，这生动地说明了18-19世纪后期的乌克兰和欧洲创造性和装饰艺术的主题，这些主题是在展览会上展出的。</text:p>
      <text:p text:style-name="P4">
这是以著名法国家具的风格Andre-Sharlabul的风格演示的家具(1642-1732)，西欧橱柜家具，精美的奥地利乌斯蒂尔“ Bayermeier”，以“第二洛可可”风格的法国雕刻衣柜。</text:p>
      <text:p text:style-name="P4">
<text:span text:style-name="T4">
另请阅读：</text:span>
 <text:a xlink:type="simple" xlink:href="https://www.ukrinform.ua/rubric-culture/3722948-u-mikolaevi-vidkrilasa-vistavka-beregina-dusi.html" text:style-name="Internet_20_link" text:visited-style-name="Visited_20_Internet_20_Link">
在尼古拉(Nikolaev)打开<text:span text:style-name="T4">
展览</text:span>
“灵魂的贝雷兹(Berezhiny)”</text:a>
内部骨折中有大量花瓶，青铜烛台，桌面雕塑，例如法国雕塑家Centard的作品。 这些品味不仅构成了乌克兰精英的口味，而且还刺激了乌克兰的产量。</text:p>
      <text:p text:style-name="P4">
大多数家具 - 来自工业家族的收藏和Tereshchenko的顾客。</text:p>
      <text:p text:style-name="P4">
此外，展览还展示了材料，以说明 -  19世纪中叶欧洲民主转变的影响。 关于乌克兰的现实。照片：乌克兰国家历史博物馆，Facebook</text:p>
      <text:p text:style-name="P4">
News Source: <text:a xlink:type="simple" xlink:href="https://www.ukrinform.ua/rubric-culture/3726927-u-kievi-vidkrili-vistavku-evropa-i-ukraina-dialog-kriz-viki.html" text:style-name="Internet_20_link" text:visited-style-name="Visited_20_Internet_20_Link">
https://www.ukrinform.ua/rubric-culture/3726927-u-kievi-vidkrili-vistavku-evropa-i-ukraina-dialog-kriz-viki.html</text:a>
</text:p>
      <!--NEWS-->
      <text:h text:style-name="P10" text:outline-level="1">
<text:span text:style-name="T4">
在庞德 - 泽伦斯基（Pond-Zelensky）讨论了国防和整理行动以及乌克兰OPC的工作</text:span>
</text:h>
      <text:p text:style-name="P4">
作者: Ukrinform (Person)</text:p>
      <text:p text:style-name="P4">
出版商: Укринформ (Organization)</text:p>
      <text:p text:style-name="P4">
出版时间: 2023-06-23T19:25:00+03:00</text:p>
      <text:p text:style-name="P4">
修改时间: 2023-06-23T19:25:00+03:00</text:p>
      <text:p text:style-name="P4">
描述: 在下一次会议上，最高总司令的比率讨论了国防和整理行动，武器的供应及其在乌克兰国防和工业综合体中的生产。  - 乌克林。</text:p>
      <text:p text:style-name="P4">
图片: ['<text:a xlink:type="simple" xlink:href="https://static.ukrinform.com/photos/2022_07/thumb_files/630_360_1658104302-429.jpeg" text:style-name="Internet_20_link" text:visited-style-name="Visited_20_Internet_20_Link">
630_360_16581...</text:a>
']</text:p>
      <text:p text:style-name="P4">
标签: ['Зеленський', 'ОПК', 'Контрнаступ', 'Ставка Верховного головнокомандувача']</text:p>
      <text:p text:style-name="P4">
类型: Article</text:p>
      <!--METADATA-->
      <text:p text:style-name="P4">
<draw:frame draw:style-name="fr1" draw:name="Image177" text:anchor-type="as-char" svg:width="6.9236in" svg:height="3.956343in" draw:z-index="0">
<draw:image xlink:href="../Images/yкринформ/2023-06-23T19-25-00-03-00/630_360_1658104302-429.jpeg" xlink:type="simple" xlink:show="embed" xlink:actuate="onLoad" draw:mime-type="image/jpeg"/>
</draw:frame>
为了满足最高总司令的比率，他们讨论了国防和详细行动，武器的供应及其在乌克兰国防和工业综合体中的生产。</text:p>
      <text:p text:style-name="P4">
沃迪米尔总统Zelenskyy在[电报]中报道了这一点(https://t.me/V_Zelenskiy_official/6691)，报道乌克林福姆。</text:p>
      <text:p text:style-name="P4">
“问题(https://www.ukrinform.ua/tag-zbroa)，与合作伙伴的合同，乌克兰OPC的生产速度。”总统告知。</text:p>
      <text:p text:style-name="P4">
根据国家元首的说法，武装部队总司令瓦莱里·扎卢兹尼(Valery Zaluzhny)以及爱德华·莫斯克莱夫(Eduard Mosklev)将军在会议上报道。</text:p>
      <text:p text:style-name="P4">
此外，据报道，还报道了她的Zhpapa的海军司令Vceadmiraloleksii的报道，SBU Vasyl Malyuk的负责人，外交部长Dmitrykuleba，国防部长Alexei Reznikov和乌克兰Oleksandr Kamyshin的战略工业部长Alexei Reznikov和战略工业。</text:p>
      <text:p text:style-name="P4">
<text:span text:style-name="T4">
另请阅读：</text:span>
 <text:a xlink:type="simple" xlink:href="https://www.ukrinform.ua/rubric-ato/3726908-zelenskij-proviv-stavku-doruciv-zaluznomu-zvilniti-odeskogo-voenkoma.html" text:style-name="Internet_20_link" text:visited-style-name="Visited_20_Internet_20_Link">
Zelensky持有<text:span text:style-name="T4">
率</text:span>
 \  - 指示Zaluzhnuzhnoma释放敖德萨战士</text:a>
如[Ukrinform]报道(https://www.ukrinform.ua/rubric-ato/3726925-vorog-bezuspisno-namagavsa-nastupati-na-pati-napramkah-najgaracisi-tocki.html)，俄罗斯军队将授予总人员，继续集中莱曼，巴赫穆特，阿夫迪夫和玛丽斯基的主要努力。</text:p>
      <text:p text:style-name="P4">
News Source: <text:a xlink:type="simple" xlink:href="https://www.ukrinform.ua/rubric-ato/3726929-na-stavci-obgovorili-oboronnonastupalni-operacii-j-robotu-ukrainskogo-opk-zelenskij.html" text:style-name="Internet_20_link" text:visited-style-name="Visited_20_Internet_20_Link">
https://www.ukrinform.ua/rubric-ato/3726929-na-stavci-obgovorili-oboronnonastupalni-operacii-j-robotu-ukrainskogo-opk-zelenskij.html</text:a>
</text:p>
      <!--NEWS-->
      <text:h text:style-name="P10" text:outline-level="1">
<text:span text:style-name="T4">
在Zaporozhye，俄罗斯人安排了幼儿园的一家野外医院</text:span>
</text:h>
      <text:p text:style-name="P4">
作者: Ukrinform (Person)</text:p>
      <text:p text:style-name="P4">
出版商: Укринформ (Organization)</text:p>
      <text:p text:style-name="P4">
出版时间: 2023-06-23T19:28:00+03:00</text:p>
      <text:p text:style-name="P4">
修改时间: 2023-06-23T19:28:00+03:00</text:p>
      <text:p text:style-name="P4">
描述: 俄罗斯入侵者继续利用临时捕获的定居点的基础设施为受伤的军人-Ukrinform提供医疗援助。</text:p>
      <text:p text:style-name="P4">
图片: ['<text:a xlink:type="simple" xlink:href="https://static.ukrinform.com/photos/2022_11/thumb_files/630_360_1668461240-442.jpg" text:style-name="Internet_20_link" text:visited-style-name="Visited_20_Internet_20_Link">
630_360_16684...</text:a>
']</text:p>
      <text:p text:style-name="P4">
标签: ['Дитсадок', 'Генштаб', 'Шпиталь', 'Російські військові', 'Запоріжжя', 'Війна з Росією']</text:p>
      <text:p text:style-name="P4">
类型: Article</text:p>
      <!--METADATA-->
      <text:p text:style-name="P4">
<draw:frame draw:style-name="fr1" draw:name="Image178" text:anchor-type="as-char" svg:width="6.9236in" svg:height="3.956343in" draw:z-index="0">
<draw:image xlink:href="../Images/yкринформ/2023-06-23T19-28-00-03-00/630_360_1668461240-442.jpg" xlink:type="simple" xlink:show="embed" xlink:actuate="onLoad" draw:mime-type="image/jpeg"/>
</draw:frame>
俄罗斯所有者继续使用临时捕获的画家的基础设施为受伤的人提供医疗援助</text:p>
      <text:p text:style-name="P4">
这是在有关俄罗斯入侵的迅速信息中指出的，乌克利福姆报告说，<text:a xlink:type="simple" xlink:href="https://www.facebook.com/GeneralStaff.ua/posts/pfbid021CkNSnQ8NYeU92GNhPTFCe7NYNXVssbLdcU1qwC7cJsfdhswVTvrheg2ujxjb8dhl" text:style-name="Internet_20_link" text:visited-style-name="Visited_20_Internet_20_Link">
Facebook</text:a>
.</text:p>
      <text:p text:style-name="P4">
«Російські окупанти продовжують використовувати інфраструктуру тимчасовозахоплених населених пунктів для надання медичної допомоги своїм пораненимвійськовослужбовцям. В населеному пункті Чкалове <text:a xlink:type="simple" xlink:href="https://www.ukrinform.ua/tag-zaporizza" text:style-name="Internet_20_link" text:visited-style-name="Visited_20_Internet_20_Link">
 Запорізької області,</text:a>
在幼儿园，入侵者安排了一家野外医院。 记录了两辆带有医疗设备的货车的到达。</text:p>
      <text:p text:style-name="P4">
国防军每天的航空在敌人的个人工作人员集中的领域中进行了10次跳动。 导弹和​​炮兵部队受到4个集中人员和军事设备的影响，12个火炮部队，火灾位置，2种无线电电子火灾和1个防空。</text:p>
      <text:p text:style-name="P4">
<text:span text:style-name="T4">
另请阅读：</text:span>
 <text:a xlink:type="simple" xlink:href="https://www.ukrinform.ua/rubric-regions/3726698-okupanti-deportuvali-z-ordlo-se-600-ukrainciv.html" text:style-name="Internet_20_link" text:visited-style-name="Visited_20_Internet_20_Link">
被驱逐出<text:span text:style-name="T4">
 ordlo </text:span>
另外600名乌克兰人</text:a>
在白俄罗斯共和国的垃圾填埋场，在将俄罗斯联合会武装部队的部队的战斗准备措施之前，将其送往维护乌克兰战斗领土的领域。</text:p>
      <text:p text:style-name="P4">
News Source: <text:a xlink:type="simple" xlink:href="https://www.ukrinform.ua/rubric-regions/3726931-na-zaporizzi-rosiani-oblastuvali-polovij-spital-u-ditsadku.html" text:style-name="Internet_20_link" text:visited-style-name="Visited_20_Internet_20_Link">
https://www.ukrinform.ua/rubric-regions/3726931-na-zaporizzi-rosiani-oblastuvali-polovij-spital-u-ditsadku.html</text:a>
</text:p>
      <!--NEWS-->
      <text:h text:style-name="P10" text:outline-level="1">
<text:span text:style-name="T4">
这个孩子向特种作战中心的47个特种部队颁发了奖项“ A”</text:span>
</text:h>
      <text:p text:style-name="P4">
作者: Ukrinform (Person)</text:p>
      <text:p text:style-name="P4">
出版商: Укринформ (Organization)</text:p>
      <text:p text:style-name="P4">
出版时间: 2023-06-23T19:29:00+03:00</text:p>
      <text:p text:style-name="P4">
修改时间: 2023-06-23T19:29:00+03:00</text:p>
      <text:p text:style-name="P4">
描述: 乌克兰Vasyl Malyuk安全局负责人授予了特种作战中心“ A”中心的47个特种部队，该部门在最热的地方保护乌克兰。  - 乌克林。</text:p>
      <text:p text:style-name="P4">
图片: ['<text:a xlink:type="simple" xlink:href="https://static.ukrinform.com/photos/2023_06/thumb_files/630_360_1687537749-239.jpg" text:style-name="Internet_20_link" text:visited-style-name="Visited_20_Internet_20_Link">
630_360_16875...</text:a>
']</text:p>
      <text:p text:style-name="P4">
标签: ['Нагорода', 'СБУ', 'Військові', 'Василь Малюк']</text:p>
      <text:p text:style-name="P4">
类型: Article</text:p>
      <!--METADATA-->
      <text:p text:style-name="P4">
<draw:frame draw:style-name="fr1" draw:name="Image179" text:anchor-type="as-char" svg:width="6.9236in" svg:height="3.956343in" draw:z-index="0">
<draw:image xlink:href="../Images/yкринформ/2023-06-23T19-29-00-03-00/630_360_1687537749-239.jpg" xlink:type="simple" xlink:show="embed" xlink:actuate="onLoad" draw:mime-type="image/jpeg"/>
</draw:frame>
瓦西尔·马利克(Vasyl Malyuk)乌克兰的首席安全授予了Centrus特殊特种作战“ A”的47个特种部队，该特种部队在最热的地方保护乌克兰。</text:p>
      <text:p text:style-name="P4">
根据乌克林福姆的说法，SBU在[电报]中报告(https://t.me/SBUkr/8746)。</text:p>
      <text:p text:style-name="P4">
州和部门的荣誉仪式于周五在成立该部门成立29周年之际举行。</text:p>
      <text:p text:style-name="P4">
“战争已经证明，乌克兰迫切需要您等专业人士。我感谢你们每个人的服务!Baby说，CSO“ A”的未来冠军。</text:p>
      <text:p text:style-name="P4">
他强调，特种部队接受了<text:a xlink:type="simple" xlink:href="https://www.ukrinform.ua/tag-sbu" text:style-name="Internet_20_link" text:visited-style-name="Visited_20_Internet_20_Link">
SBU</text:a>
奖项绝对是当之无愧的。</text:p>
      <text:p text:style-name="P4">
SBU主席说：“从全面入侵CSO雇员的全面入侵开始，这证实了这一事实。 。</text:p>
      <text:p text:style-name="P4">
婴儿还指出，今天总统沃迪米尔·泽伦斯基(Volodymyr Zelenskyy)签署了一项法令，将乌克兰英雄的头衔授予另外两个特种部队“ A” SBU。</text:p>
      <text:p text:style-name="P4">
颁奖典礼还表彰了执行战斗任务时死亡的英雄的记忆。</text:p>
      <text:p text:style-name="P4">
婴儿补充说：“最好的最好的是为祖国献出生命。这种损失非常痛苦。这是我们为乌克兰的自由和未来所付出的高昂的代价。”</text:p>
      <text:p text:style-name="P4">
SBU董事长感谢特种部队在执行独特的特种作业期间的勇气和专业精神。 他说：“乌克兰人民为您感到骄傲。阿夫罗斯(Avross)害怕。这是最好的成绩。”</text:p>
      <text:p text:style-name="P4">
<text:span text:style-name="T4">
另请阅读：</text:span>
 [Zaluzhny，<text:span text:style-name="T4">
 Kid </text:span>
和Naev祝贺CSO的战斗机“(https://www.ukrinform.ua/rubric-ato/3726617-naev-privitav-bijciv-cso-a-z-profesijnim-svatom-vi-tam-de-skladno.html)正如乌克林福姆(Ukrinform)报道的那样，1994年6月23日，总统法令在SBU中央局和UIgrionions的相关部门内创建了“ A”局。 2005年12月27日，针对刑事诉讼程序，保护刑事诉讼程序参与者和执法机构的雇员的特殊运营中心已经运作。</text:p>
      <text:p text:style-name="P4">
在一场全面的战争中，CSO AA战斗人员使用他们的技能来保护该国。 特别是，SBU特种部队积极参与了Violaniki，Kharkiv，Chernihiv，Sumy，Luhansk和Donetsk地区，从而在基辅，Kharkiv，Kharkiv，Kherson，Kherson，Odessa地区，Tazaposhka地区的敖德萨地区解放。</text:p>
      <text:p text:style-name="P4">
<text:span text:style-name="T5">
foto：sbu</text:span>
</text:p>
      <text:p text:style-name="P4">
News Source: <text:a xlink:type="simple" xlink:href="https://www.ukrinform.ua/rubric-ato/3726932-maluk-vruciv-nagorodi-47-specpriznacencam-centru-specoperacij-a.html" text:style-name="Internet_20_link" text:visited-style-name="Visited_20_Internet_20_Link">
https://www.ukrinform.ua/rubric-ato/3726932-maluk-vruciv-nagorodi-47-specpriznacencam-centru-specoperacij-a.html</text:a>
</text:p>
      <!--NEWS-->
      <text:h text:style-name="P10" text:outline-level="1">
<text:span text:style-name="T4">
在乌克兰，他们将检查所有军事委员会的活动和财产-Shmigal</text:span>
</text:h>
      <text:p text:style-name="P4">
作者: Ukrinform (Person)</text:p>
      <text:p text:style-name="P4">
出版商: Укринформ (Organization)</text:p>
      <text:p text:style-name="P4">
出版时间: 2023-06-23T19:30:00+03:00</text:p>
      <text:p text:style-name="P4">
修改时间: 2023-06-23T19:30:00+03:00</text:p>
      <text:p text:style-name="P4">
描述: 在乌克兰，将检查所有军事委员会的活动和财产。  - 乌克林。</text:p>
      <text:p text:style-name="P4">
图片: ['<text:a xlink:type="simple" xlink:href="https://static.ukrinform.com/photos/2023_03/thumb_files/630_360_1677851425-181.jpg" text:style-name="Internet_20_link" text:visited-style-name="Visited_20_Internet_20_Link">
630_360_16778...</text:a>
']</text:p>
      <text:p text:style-name="P4">
标签: ['перевірки', 'Шмигаль', 'Єдині новини', 'воєнком']</text:p>
      <text:p text:style-name="P4">
类型: Article</text:p>
      <!--METADATA-->
      <text:p text:style-name="P4">
<draw:frame draw:style-name="fr1" draw:name="Image180" text:anchor-type="as-char" svg:width="6.9236in" svg:height="3.956343in" draw:z-index="0">
<draw:image xlink:href="../Images/yкринформ/2023-06-23T19-30-00-03-00/630_360_1677851425-181.jpg" xlink:type="simple" xlink:show="embed" xlink:actuate="onLoad" draw:mime-type="image/jpeg"/>
</draw:frame>
在乌克兰，将检查所有军事委员会的活动和财产。</text:p>
      <text:p text:style-name="P4">
乌克林福姆报道，乌克兰丹尼斯·施米加尔(Denis Shmigal)的总理在乌克利福姆(Teleterna)的“一新闻”中说。</text:p>
      <text:p text:style-name="P4">
“我们已经决定，由国防部副部长的执法部门领导，纳兹克代表将检查所有军事及其部门的活动和财产，” [Shmigal]说。(https://www.ukrinform.ua/tag-smigal)。</text:p>
      <text:p text:style-name="P4">
据他说，这样的决定的基础是有关敖德萨地区收购中心负责人的情况。</text:p>
      <text:p text:style-name="P4">
“敖德萨将从他的帖子中释放。 根据这一决定，总统给了指挥官-In -in -tief，将检查其他军事检查。”政府负责人补充说。</text:p>
      <text:p text:style-name="P4">
据报道，总统沃迪米尔·泽伦斯基(Volodymyr Zelenskyy)<text:a xlink:type="simple" xlink:href="https://www.ukrinform.ua/rubric-ato/3726908-zelenskij-proviv-stavku-doruciv-zaluznomu-zvilniti-odeskogo-voenkoma.html" text:style-name="Internet_20_link" text:visited-style-name="Visited_20_Internet_20_Link">
指示敖德萨地区收购中心的解放者</text:a>
。</text:p>
      <text:p text:style-name="P4">
如[媒体]报道(https://www.pravda.com.ua/news/2023/06/22/7407993/)，在一场完整的战争中，他对Yevgeny Borisov的Tasotcial Support of tasotcial Supportial中心负责人的家族，他以数百万美元的价格购买了房地产海岸和汽车。 西班牙登记册的摘录将被撤销，尽管博里索夫本人指出，他的家人是否在西班牙拥有财产，他没有财产。</text:p>
      <text:p text:style-name="P4">
<text:span text:style-name="T4">
另请阅读：</text:span>
 <text:a xlink:type="simple" xlink:href="https://www.ukrinform.ua/rubric-polytics/3726842-skandal-z-odeskim-voenkomom-suhoputni-vijska-spriatimut-perevirci.html" text:style-name="Internet_20_link" text:visited-style-name="Visited_20_Internet_20_Link">
与敖德萨战争的丑闻：将测试陆军</text:a>
关于完成和社会支持的敖德萨地区领地中心负责人的调查，戴维·阿拉哈米亚(David Arahamia)的“人民仆人”议会派别负责这是给出的(https://www.ukrinform.ua/rubric-polytics/3726634-u-mene-vidnalo-movu-arahamia-gotue-zvernenna-do-pravoohoronciv-stosovno-perevirki-voenkomiv.html).</text:p>
      <text:p text:style-name="P4">
News Source: <text:a xlink:type="simple" xlink:href="https://www.ukrinform.ua/rubric-society/3726938-v-ukraini-perevirat-dialnist-ta-majnovij-stan-usih-voenkomiv-smigal.html" text:style-name="Internet_20_link" text:visited-style-name="Visited_20_Internet_20_Link">
https://www.ukrinform.ua/rubric-society/3726938-v-ukraini-perevirat-dialnist-ta-majnovij-stan-usih-voenkomiv-smigal.html</text:a>
</text:p>
      <!--NEWS-->
      <text:h text:style-name="P10" text:outline-level="1">
<text:span text:style-name="T4">
Seryogina在欧洲奥运会上赢得了空手道的“银”</text:span>
</text:h>
      <text:p text:style-name="P4">
作者: Ukrinform (Person)</text:p>
      <text:p text:style-name="P4">
出版商: Укринформ (Organization)</text:p>
      <text:p text:style-name="P4">
出版时间: 2023-06-23T19:30:12+03:00</text:p>
      <text:p text:style-name="P4">
修改时间: 2023-06-23T19:30:12+03:00</text:p>
      <text:p text:style-name="P4">
描述: 在决赛中，乌克兰人让位于德国罗马·哈米斯（Rome Hamis）。  - 乌克林。</text:p>
      <text:p text:style-name="P4">
图片: ['<text:a xlink:type="simple" xlink:href="https://static.ukrinform.com/photos/2023_06/thumb_files/630_360_1687537741-225.jpg" text:style-name="Internet_20_link" text:visited-style-name="Visited_20_Internet_20_Link">
630_360_16875...</text:a>
']</text:p>
      <text:p text:style-name="P4">
标签: ['карате', 'Європейські ігри']</text:p>
      <text:p text:style-name="P4">
类型: Article</text:p>
      <!--METADATA-->
      <text:p text:style-name="P4">
<draw:frame draw:style-name="fr1" draw:name="Image181" text:anchor-type="as-char" svg:width="6.9236in" svg:height="3.956343in" draw:z-index="0">
<draw:image xlink:href="../Images/yкринформ/2023-06-23T19-30-12-03-00/630_360_1687537741-225.jpg" xlink:type="simple" xlink:show="embed" xlink:actuate="onLoad" draw:mime-type="image/jpeg"/>
</draw:frame>
在决赛中，德国押韵的代表让位于德国。</text:p>
      <text:p text:style-name="P4">
乌克林福姆报道，乌克兰空手道球员安妮塔·塞里吉纳(Anita Seryogina)在克拉科夫(Krakow)赢得了欧洲奥运会的银牌。</text:p>
      <text:p text:style-name="P4">
体重类别中的乌克兰人高达61公斤，在小组类型上获得3次胜利，从第一名到半决赛。 在1/2 Seryogin中，土耳其胜利代表古尔巴查尔科科。</text:p>
      <text:p text:style-name="P4">
在决赛中，乌克兰人让位于德国边缘哈米斯。</text:p>
      <text:p text:style-name="P4">
在2019年欧洲奥运会上，Seryogina赢得了黄金。</text:p>
      <text:p text:style-name="P4">
<text:span text:style-name="T4">
另请阅读：</text:span>
 <text:a xlink:type="simple" xlink:href="https://www.ukrinform.ua/rubric-sports/3726924-ukrainec-zaplitnij-zavouvav-zoloto-v-karate-na-evropejskih-igrah.html" text:style-name="Internet_20_link" text:visited-style-name="Visited_20_Internet_20_Link">
乌克兰人<text:span text:style-name="T4">
 Light </text:span>
在空手道Nayurov  - 欧洲游戏中赢得了“黄金”</text:a>
这是今年欧洲奥运会上空手道的第四枚奖牌：6月22日，Terligu赢得了Gold，而Filipov-Bronze今天赢得了Zalitna。</text:p>
      <text:p text:style-name="P4">
照片：盖蒂图像</text:p>
      <text:p text:style-name="P4">
News Source: <text:a xlink:type="simple" xlink:href="https://www.ukrinform.ua/rubric-sports/3726933-serogina-zdobula-sriblo-v-karate-na-evropejskih-igrah.html" text:style-name="Internet_20_link" text:visited-style-name="Visited_20_Internet_20_Link">
https://www.ukrinform.ua/rubric-sports/3726933-serogina-zdobula-sriblo-v-karate-na-evropejskih-igrah.html</text:a>
</text:p>
      <!--NEWS-->
      <text:h text:style-name="P10" text:outline-level="1">
<text:span text:style-name="T4">
应邀请乌克兰在维尔纽斯的一次峰会 - 拉斯穆森</text:span>
</text:h>
      <text:p text:style-name="P4">
作者: Ukrinform (Person)</text:p>
      <text:p text:style-name="P4">
出版商: Укринформ (Organization)</text:p>
      <text:p text:style-name="P4">
出版时间: 2023-06-23T19:33:45+03:00</text:p>
      <text:p text:style-name="P4">
修改时间: 2023-06-23T19:33:45+03:00</text:p>
      <text:p text:style-name="P4">
描述: 乌克兰应在7月11日至12日在维尔纽斯举行的联盟峰会上收到北约的邀请。  - 乌克林。</text:p>
      <text:p text:style-name="P4">
图片: ['<text:a xlink:type="simple" xlink:href="https://static.ukrinform.com/photos/2023_05/thumb_files/630_360_1684147437-259.jpg" text:style-name="Internet_20_link" text:visited-style-name="Visited_20_Internet_20_Link">
630_360_16841...</text:a>
']</text:p>
      <text:p text:style-name="P4">
标签: ['Расмуссен', 'Саміт НАТО', 'Україна']</text:p>
      <text:p text:style-name="P4">
类型: Article</text:p>
      <!--METADATA-->
      <text:p text:style-name="P4">
<draw:frame draw:style-name="fr1" draw:name="Image182" text:anchor-type="as-char" svg:width="6.9236in" svg:height="3.956343in" draw:z-index="0">
<draw:image xlink:href="../Images/yкринформ/2023-06-23T19-33-45-03-00/630_360_1684147437-259.jpg" xlink:type="simple" xlink:show="embed" xlink:actuate="onLoad" draw:mime-type="image/jpeg"/>
</draw:frame>
乌克兰是7月11日至12日在维尔纽斯举行的联盟峰会上邀请北约的邀请。</text:p>
      <text:p text:style-name="P4">
在评论中<text:a xlink:type="simple" xlink:href="https://pap-mediaroom.pl/polityka-i-spoleczenstwo/byly-sekretarz-generalny-nato-na-kongresie-590-uwazam-ze-ukraina-powinna" text:style-name="Internet_20_link" text:visited-style-name="Visited_20_Internet_20_Link">
PAP</text:a>
乌克林福姆报道，在国会内，有590年说，前北约秘书长安德斯·费格拉斯森(Anders Fagrasmussen)报道。</text:p>
      <text:p text:style-name="P4">
“我们需要帮助乌克兰建立强大的军队，以反映俄罗斯的任何攻击。 我对安全保证感到乐观：在此问题上，我们可以签署峰会。 另一方面，我相信我们必须邀请乌克兰裔<text:a xlink:type="simple" xlink:href="https://www.ukrinform.ua/tag-nato" text:style-name="Internet_20_link" text:visited-style-name="Visited_20_Internet_20_Link">
北约</text:a>
在维尔纽斯峰会期间，尽管很难达成共识，但同盟的所有成员都可以达成共识。”拉斯穆森说。</text:p>
      <text:p text:style-name="P4">
据他说，这将是北约历史上的第一个案件，当时一个国家被告知该组织，实际上，该组织处于战争状态。</text:p>
      <text:p text:style-name="P4">
<text:span text:style-name="T4">
另请阅读：</text:span>
 <text:a xlink:type="simple" xlink:href="https://www.ukrinform.ua/rubric-polytics/3726888-reznikov-spodivaetsa-so-na-samiti-u-vilnusi-viznacat-pevnu-podiu-dla-vstupu-ukraini-v-nato.html" text:style-name="Internet_20_link" text:visited-style-name="Visited_20_Internet_20_Link">
Reznikov希望在<text:span text:style-name="T4">
 Vilnius </text:span>
的峰会上**将确定乌克兰加入北约的“某些事件”</text:a>
北约拒绝者强调：“非常危险”是一种不能给乌克兰的安全保证的方法，因为只有成员国才能接受。</text:p>
      <text:p text:style-name="P4">
拉斯穆森强调说：“如果我们通过敌对行动终止乌克兰加入联盟的加入，那么普京就是永远不会阻止他们的原因。”</text:p>
      <text:p text:style-name="P4">
据他说，在乌克兰加入北约之前，有必要在条款第5条上制定实际决定，以向乌克兰提供安全保证。</text:p>
      <text:p text:style-name="P4">
<text:span text:style-name="T4">
另请阅读：</text:span>
 <text:a xlink:type="simple" xlink:href="https://www.ukrinform.ua/rubric-polytics/3726530-vze-20-derzavcleniv-nato-pidtrimuut-integraciu-ukraini-do-alansu-smigal.html" text:style-name="Internet_20_link" text:visited-style-name="Visited_20_Internet_20_Link">
已经有20个北约成员国支持乌克兰与联盟的整合-Shmigal</text:a>
鲁斯穆森强调说：“在有政治意愿的地方，政治决定将是。”</text:p>
      <text:p text:style-name="P4">
他强调说，随着俄罗斯对乌克兰的袭击，乌克兰结束了金黄色的化。 从那以后，世界被分为两个营地：民主党领导人是美国，而专制的人则以中国为首。 这两个营地在自由，民主和自由市场问题的方法上有所不同。 他强调，有必要争取自由和民主。</text:p>
      <text:p text:style-name="P4">
拉斯穆森总结说：“但是自由与民主不仅是那些处于最前沿的人的责任，而且我们都是自由的战士。”正如乌克林福姆报道的那样，总统办公室称北约联盟不考虑通过俄罗斯侵略在乌克兰运作的戒严法，并<text:a xlink:type="simple" xlink:href="https://www.ukrinform.ua/rubric-polytics/3725985-v-op-zaklikaut-nadati-ukraini-zaprosenna-v-nato-popri-stan-vijni-z-rosieu.html" text:style-name="Internet_20_link" text:visited-style-name="Visited_20_Internet_20_Link">
尽快向乌克兰作为邀请在联盟中邀请乌克兰</text:a>
。</text:p>
      <text:p text:style-name="P4">
<text:span text:style-name="T5">
foto：shutterstock</text:span>
</text:p>
      <text:p text:style-name="P4">
News Source: <text:a xlink:type="simple" xlink:href="https://www.ukrinform.ua/rubric-polytics/3726935-ukrainu-treba-zaprositi-do-nato-na-samiti-u-vilnusi-rasmussen.html" text:style-name="Internet_20_link" text:visited-style-name="Visited_20_Internet_20_Link">
https://www.ukrinform.ua/rubric-polytics/3726935-ukrainu-treba-zaprositi-do-nato-na-samiti-u-vilnusi-rasmussen.html</text:a>
</text:p>
      <!--NEWS-->
      <text:h text:style-name="P10" text:outline-level="1">
<text:span text:style-name="T4">
在尼古拉夫地区，开始从剪辑中恢复那个家伙的房子</text:span>
</text:h>
      <text:p text:style-name="P4">
作者: Ukrinform (Person)</text:p>
      <text:p text:style-name="P4">
出版商: Укринформ (Organization)</text:p>
      <text:p text:style-name="P4">
出版时间: 2023-06-23T19:35:00+03:00</text:p>
      <text:p text:style-name="P4">
修改时间: 2023-06-23T19:35:00+03:00</text:p>
      <text:p text:style-name="P4">
描述: 在Mykolaiv地区的村庄开始恢复美国乐队剪辑的英雄的房子，Imagine Dragons Sasha Zgursky。  - 乌克林。</text:p>
      <text:p text:style-name="P4">
图片: ['<text:a xlink:type="simple" xlink:href="https://static.ukrinform.com/photos/2023_06/thumb_files/630_360_1687538054-215.jpg" text:style-name="Internet_20_link" text:visited-style-name="Visited_20_Internet_20_Link">
630_360_16875...</text:a>
']</text:p>
      <text:p text:style-name="P4">
标签: ['Миколаївщина', 'Кліп', 'Відбудова', 'Imagine Dragons']</text:p>
      <text:p text:style-name="P4">
类型: Article</text:p>
      <!--METADATA-->
      <text:p text:style-name="P4">
<draw:frame draw:style-name="fr1" draw:name="Image183" text:anchor-type="as-char" svg:width="6.9236in" svg:height="3.956343in" draw:z-index="0">
<draw:image xlink:href="../Images/yкринформ/2023-06-23T19-35-00-03-00/630_360_1687538054-215.jpg" xlink:type="simple" xlink:show="embed" xlink:actuate="onLoad" draw:mime-type="image/jpeg"/>
</draw:frame>
在Vyankolaiv地区的村庄开始恢复美国龙龙Sasha Zgursky剪辑的英雄之家。</text:p>
      <text:p text:style-name="P4">
联合24平台在[Facebook]中报道了这一点(https://www.facebook.com/u24.gov.ua/posts/pfbid0YCEoViUsqaNy5McBxJ9mahUQUzGLDvX7SNcCH5ZKJv5n2BesJFzX185eZn1oaftdl)，报道乌克林福姆。</text:p>
      <text:p text:style-name="P4">
“还记得来自Imagine Dragons的14岁Sasha吗？ 最重要的是，这个家伙梦想着转向他的房子，被俄罗斯炮击完全摧毁。 我幸运的梦想是萨沙的梦想很快就会实现。 一个男人和他妈妈的房子在<text:a xlink:type="simple" xlink:href="https://www.ukrinform.ua/tag-mikolaivsina" text:style-name="Internet_20_link" text:visited-style-name="Visited_20_Internet_20_Link">
mykolaiv地区</text:a>
由于持续的捐助者United24 -Aurora Memultures，他们开始重建。</text:p>
      <text:p text:style-name="P4">
值得注意的是，在几个月的时间里，萨什科将能够越过他的新老房子的门槛。</text:p>
      <text:p text:style-name="P4">
<text:span text:style-name="T4">
另请阅读：</text:span>
 <text:a xlink:type="simple" xlink:href="https://www.ukrinform.ua/rubric-culture/3707464-imagine-dragons-vipustili-klip-akij-znali-v-ukraini.html" text:style-name="Internet_20_link" text:visited-style-name="Visited_20_Internet_20_Link">
<text:span text:style-name="T4">
想象</text:span>
 <text:span text:style-name="T4">
龙</text:span>
发布了在乌克兰拍摄的剪辑</text:a>
如[Ukrinform]报道(https://www.ukrinform.ua/rubric-regions/3708267-sasko-z-klipu-imagine-dragons-mrie-stati-avtoelektrikom.html)，14岁的亚历山大·兹格斯基(Alexander Zgursky)几乎被诺维格里夫卡村(Novigrivka)村的俄罗斯生锈所摧毁，米科洛(Mykolaiv)地区的Shevchenkivka社区出演了美国乐队的剪辑中，想象着这首歌被粉碎了。</text:p>
      <text:p text:style-name="P4">
<text:span text:style-name="T5">
foto：United24</text:span>
</text:p>
      <text:p text:style-name="P4">
News Source: <text:a xlink:type="simple" xlink:href="https://www.ukrinform.ua/rubric-vidbudova/3726936-na-mikolaivsini-pocali-vidnovluvati-budinok-hlopca-z-klipu-imagine-dragons.html" text:style-name="Internet_20_link" text:visited-style-name="Visited_20_Internet_20_Link">
https://www.ukrinform.ua/rubric-vidbudova/3726936-na-mikolaivsini-pocali-vidnovluvati-budinok-hlopca-z-klipu-imagine-dragons.html</text:a>
</text:p>
      <!--NEWS-->
      <text:h text:style-name="P10" text:outline-level="1">
<text:span text:style-name="T4">
美国大使会见了LGBT社区捍卫者</text:span>
</text:h>
      <text:p text:style-name="P4">
作者: Ukrinform (Person)</text:p>
      <text:p text:style-name="P4">
出版商: Укринформ (Organization)</text:p>
      <text:p text:style-name="P4">
出版时间: 2023-06-23T19:44:00+03:00</text:p>
      <text:p text:style-name="P4">
修改时间: 2023-06-23T19:44:00+03:00</text:p>
      <text:p text:style-name="P4">
描述: 美国驻乌克兰布里奇特砖的美国大使会见了乌克兰民间社会的代表，后者捍卫了LGBT社区的权利。  - 乌克林。</text:p>
      <text:p text:style-name="P4">
图片: ['<text:a xlink:type="simple" xlink:href="https://static.ukrinform.com/photos/2023_06/thumb_files/630_360_1687538427-410.jpeg" text:style-name="Internet_20_link" text:visited-style-name="Visited_20_Internet_20_Link">
630_360_16875...</text:a>
']</text:p>
      <text:p text:style-name="P4">
标签: ['ЛГБТ', 'Посол', 'США', 'Україна', 'Бріджит Брінк']</text:p>
      <text:p text:style-name="P4">
类型: Article</text:p>
      <!--METADATA-->
      <text:p text:style-name="P4">
<draw:frame draw:style-name="fr1" draw:name="Image186" text:anchor-type="as-char" svg:width="6.9236in" svg:height="3.956343in" draw:z-index="0">
<draw:image xlink:href="../Images/yкринформ/2023-06-23T19-44-00-03-00/630_360_1687538427-410.jpeg" xlink:type="simple" xlink:show="embed" xlink:actuate="onLoad" draw:mime-type="image/jpeg"/>
</draw:frame>
在骄傲月之际，肖恩·乌克兰·布里奇特·布里克(Shaw Bridget Brick)与乌克兰市民学会的代表会面，后者捍卫了LGBT社区的权利。</text:p>
      <text:p text:style-name="P4">
Brinka在[Twitter]中报告了这一点(https://twitter.com/USAmbKyiv/status/1672236372093018112)，报道乌克林福姆。</text:p>
      <text:p text:style-name="P4">
“很荣幸与民间社会庆祝宣传月份，并讨论乌克兰加强[LGBTKI+]的努力。(https://www.ukrinform.ua/tag-lgbt)和保护人权。 这些领导人体现了我们在俄罗斯的可怕的全面入侵中看到的所有人的国家服务，包容性和尊重 - 美国大使，美国大使”</text:p>
      <text:p text:style-name="P4">
据报道，6月被选为LGBT+人民权利，因为1969年6月28日，警方在纽约同性恋俱乐部之一进行了另一次骑马。 当时，在美国两个成年人之间，同性恋行动被认为是Amal和刑事犯罪。 对精神病医院的长期维护进行惩罚。</text:p>
      <text:p text:style-name="P4">
第一个反对该国政策的人是一位黑暗的女人。 她在另一个Raide期间从警官身上扔了一块石头。 这就是五天的叛乱是从激进主义者开始的。</text:p>
      <text:p text:style-name="P4">
<text:span text:style-name="T4">
另请阅读：</text:span>
(https://www.ukrinform.ua/rubric-world/3724323-posol-ssa-vzav-ucast-u-prajdparadi-u-varsavi.html)目前，第一个骄傲发生了。 从那时起，六月传统上一直是对LGBT+社区保护的一个月。</text:p>
      <text:p text:style-name="P4">
<text:span text:style-name="T5">
foto：Bridget A. Brink大使，Facebook</text:span>
</text:p>
      <text:p text:style-name="P4">
News Source: <text:a xlink:type="simple" xlink:href="https://www.ukrinform.ua/rubric-society/3726940-posol-ssa-zustrilasa-iz-zahisnikami-prav-lgbtspilnoti.html" text:style-name="Internet_20_link" text:visited-style-name="Visited_20_Internet_20_Link">
https://www.ukrinform.ua/rubric-society/3726940-posol-ssa-zustrilasa-iz-zahisnikami-prav-lgbtspilnoti.html</text:a>
</text:p>
      <!--NEWS-->
      <text:h text:style-name="P10" text:outline-level="1">
<text:span text:style-name="T4">
在基辅举行了展览“ Bakhmut：我们不会给予”</text:span>
</text:h>
      <text:p text:style-name="P4">
作者: Ukrinform (Person)</text:p>
      <text:p text:style-name="P4">
出版商: Укринформ (Organization)</text:p>
      <text:p text:style-name="P4">
出版时间: 2023-06-23T19:44:21+03:00</text:p>
      <text:p text:style-name="P4">
修改时间: 2023-06-23T19:44:21+03:00</text:p>
      <text:p text:style-name="P4">
描述: 在基辅，展览“ Bakhmut：我们不会给予”，献给了顿涅茨克地区的城市妇女，这是乌克兰人民在俄罗斯联邦对抗中的稳定和遗憾的象征。  - 乌克林。</text:p>
      <text:p text:style-name="P4">
图片: ['<text:a xlink:type="simple" xlink:href="https://static.ukrinform.com/photos/2023_06/thumb_files/630_360_1687537712-6163.jpeg" text:style-name="Internet_20_link" text:visited-style-name="Visited_20_Internet_20_Link">
630_360_16875...</text:a>
', '<text:a xlink:type="simple" xlink:href="https://static.ukrinform.com/photos/2023_06/1687538536-2316.jpeg" text:style-name="Internet_20_link" text:visited-style-name="Visited_20_Internet_20_Link">
1687538536-23...</text:a>
']</text:p>
      <text:p text:style-name="P4">
标签: ['Бахмут', 'Виставка', 'Київ']</text:p>
      <text:p text:style-name="P4">
类型: Article</text:p>
      <!--METADATA-->
      <text:p text:style-name="P4">
<draw:frame draw:style-name="fr1" draw:name="Image187" text:anchor-type="as-char" svg:width="6.9236in" svg:height="3.956343in" draw:z-index="0">
<draw:image xlink:href="../Images/yкринформ/2023-06-23T19-44-21-03-00/630_360_1687537712-6163.jpeg" xlink:type="simple" xlink:show="embed" xlink:actuate="onLoad" draw:mime-type="image/jpeg"/>
</draw:frame>
在基辅，展览“ Bakhmut：我们不会付出”，该展览专门献给了顿涅茨克地区的城市妇女，这是乌克兰人民在反拉尼 - 俄罗斯联邦中的稳定和不可能的象征。</text:p>
      <text:p text:style-name="P4">
该活动于周五在乌克林福姆举行。</text:p>
      <text:p text:style-name="P4">
“ 6月24日是巴赫穆特城市领土社区正式地位的日期，我们将打开巴赫穆特：我们不会给巴赫穆特：我们将保留当地人的城市视觉形象：“活动主持人安娜·科瓦莱瓦(Anna Kovaleva)说。</text:p>
      <text:p text:style-name="P4">
她告知，该项目是由巴赫穆特堡垒公民组织与市政文化机构“巴赫穆特博物馆”合作实施的，用于为巴赫穆特市议会提供资金。</text:p>
      <text:p text:style-name="P4">
在展览展示期间，组织者展示了视频“ Ustyar Bakhmut的门户”，该视频描述了城市历史上的主要历史里程碑 - 转移到现在。</text:p>
      <text:p text:style-name="P4">
<draw:frame draw:style-name="fr1" draw:name="Image188" text:anchor-type="as-char" svg:width="6.9236in" svg:height="4.615733in" draw:z-index="0">
<draw:image xlink:href="../Images/yкринформ/2023-06-23T19-44-21-03-00/1687538536-2316.jpeg" xlink:type="simple" xlink:show="embed" xlink:actuate="onLoad" draw:mime-type="image/jpeg"/>
</draw:frame>
展览由凯瑟琳·鲁登科(Catherine Rudenko)的艺术家组成。 在绘画上，“和平之城”和“战区”。 还提出了古老的Photobakhmuts和真实的物体和纪念品，这些物体和纪念品强调了城市居民的塔塔尔省<text:a xlink:type="simple" xlink:href="https://www.ukrinform.ua/tag-doneccina" text:style-name="Internet_20_link" text:visited-style-name="Visited_20_Internet_20_Link">
Donetsk地区</text:a>
 .</text:p>
      <text:p text:style-name="P4">
</text:p>
      <text:p text:style-name="P4">
该展览是在乌克兰国家信息局和杰出基文人博物馆的支持下组织的。</text:p>
      <text:p text:style-name="P4">
<text:span text:style-name="T4">
另请阅读：</text:span>
 <text:a xlink:type="simple" xlink:href="https://www.ukrinform.ua/rubric-regions/3718566-u-garnizonnomu-hrami-lvova-vidkrili-vistavku-vratovanih-u-bahmuti-ikon.html" text:style-name="Internet_20_link" text:visited-style-name="Visited_20_Internet_20_Link">
在<text:span text:style-name="T4">
 garrison </text:span>
 <text:span text:style-name="T4">
 </text:span>
 <text:span text:style-name="T4">
庙</text:span>
 <text:span text:style-name="T4">
 lviv </text:span>
 <text:span text:style-name="T4">
 </text:span>
 <text:span text:style-name="T4">
开放</text:span>
<text:span text:style-name="T4">
展览</text:span>
 <text:span text:style-name="T4">
 </text:span>
 <text:span text:style-name="T4">
保存</text:span>
 u <text:span text:style-name="T4">
 u </text:span>
 bakhmuti<text:span text:style-name="T5">
 * </text:span>
<text:span text:style-name="T5">
 </text:span>
<text:span text:style-name="T5">
图标</text:span>
*</text:a>
您可以熟悉Bakhmut：我们不会花一个星期的时间。 该博览会位于乌克林福姆中央入口附近的窗户中，该地址位于地址：Kyiv，Bohdan Khmelnitsky Street，8/16。 展览结束后，展览将在乌克兰的其他城市举行。</text:p>
      <text:p text:style-name="P4">
News Source: <text:a xlink:type="simple" xlink:href="https://www.ukrinform.ua/rubric-kyiv/3726941-u-kievi-prezentuvali-vistavku-bahmut-ne-viddamo.html" text:style-name="Internet_20_link" text:visited-style-name="Visited_20_Internet_20_Link">
https://www.ukrinform.ua/rubric-kyiv/3726941-u-kievi-prezentuvali-vistavku-bahmut-ne-viddamo.html</text:a>
</text:p>
      <!--NEWS-->
      <text:h text:style-name="P10" text:outline-level="1">
<text:span text:style-name="T4">
在NSDC会议上，确定措施遵循欧洲委员会的七个建议-Stephanishin</text:span>
</text:h>
      <text:p text:style-name="P4">
作者: Ukrinform (Person)</text:p>
      <text:p text:style-name="P4">
出版商: Укринформ (Organization)</text:p>
      <text:p text:style-name="P4">
出版时间: 2023-06-23T19:45:00+03:00</text:p>
      <text:p text:style-name="P4">
修改时间: 2023-06-23T19:45:00+03:00</text:p>
      <text:p text:style-name="P4">
描述: 在今天举行的国家安全和国防委员会会议上，确定了具体的步骤，以充分执行欧洲委员会的所有七个建议，并就今年入学的谈判开始。  - 乌克林。</text:p>
      <text:p text:style-name="P4">
图片: ['<text:a xlink:type="simple" xlink:href="https://static.ukrinform.com/photos/2022_06/thumb_files/630_360_1655901908-912.jpg" text:style-name="Internet_20_link" text:visited-style-name="Visited_20_Internet_20_Link">
630_360_16559...</text:a>
']</text:p>
      <text:p text:style-name="P4">
标签: ['Євроінтеграція', 'Єврокомісія', 'РНБО', 'Стефанішина']</text:p>
      <text:p text:style-name="P4">
类型: Article</text:p>
      <!--METADATA-->
      <text:p text:style-name="P4">
<draw:frame draw:style-name="fr1" draw:name="Image190" text:anchor-type="as-char" svg:width="6.9236in" svg:height="3.956343in" draw:z-index="0">
<draw:image xlink:href="../Images/yкринформ/2023-06-23T19-45-00-03-00/630_360_1655901908-912.jpg" xlink:type="simple" xlink:show="embed" xlink:actuate="onLoad" draw:mime-type="image/jpeg"/>
</draw:frame>
国家安全与国防委员会会议决定完全执行欧洲委员会的所有七项建议，以充分实施今年入场的谈判。</text:p>
      <text:p text:style-name="P4">
这是在[Twitter]中报道的(https://twitter.com/StefanishynaO/status/1672280768733753347?cxt=HHwWhsC9kfifkbUuAAAA)乌克利福姆报道，Olgastfanyshyn是欧洲和欧洲大西洋融合的替代人士。</text:p>
      <text:p text:style-name="P4">
“昨天<text:a xlink:type="simple" xlink:href="https://www.ukrinform.ua/tag-evrokomisia" text:style-name="Internet_20_link" text:visited-style-name="Visited_20_Internet_20_Link">
欧洲委员会</text:a>
她对乌克兰改革的进步进行了评估。 今天，在辐射安全和防御的会议上，我们已经确定了需要采取的具体步骤，以充分遵循每个建议并开始于今年开始谈判。” Viceremier写道。</text:p>
      <text:p text:style-name="P4">
<text:span text:style-name="T4">
另请阅读：</text:span>
 <text:a xlink:type="simple" xlink:href="https://www.ukrinform.ua/rubric-polytics/3726732-vstup-do-es-stefanisina-prognozue-so-ukraina-do-oseni-vporaetsa-z-restou-zavdan-evrokomisii.html" text:style-name="Internet_20_link" text:visited-style-name="Visited_20_Internet_20_Link">
欧盟简介：<text:span text:style-name="T4">
 Stephanyshina </text:span>
预测乌克兰将履行其余的欧洲委员会任务</text:a>
据报道，6月22日，欧盟委员会提出了乌克兰的中级成绩，以实施开始谈判所需的七个建议。 目前，乌克兰已经完全实施了两个建议，并且在实施中取得了良好的进展，其余的评估了“一些进展”。</text:p>
      <text:p text:style-name="P4">
News Source: <text:a xlink:type="simple" xlink:href="https://www.ukrinform.ua/rubric-polytics/3726942-na-zasidanni-rnbo-viznacali-kroki-dla-vikonanna-semi-rekomendacij-evrokomisii-stefanisina.html" text:style-name="Internet_20_link" text:visited-style-name="Visited_20_Internet_20_Link">
https://www.ukrinform.ua/rubric-polytics/3726942-na-zasidanni-rnbo-viznacali-kroki-dla-vikonanna-semi-rekomendacij-evrokomisii-stefanisina.html</text:a>
</text:p>
      <!--NEWS-->
      <text:h text:style-name="P10" text:outline-level="1">
<text:span text:style-name="T4">
官员将负责避难所的不愿意 -  NSDC的解决方案</text:span>
</text:h>
      <text:p text:style-name="P4">
作者: Ukrinform (Person)</text:p>
      <text:p text:style-name="P4">
出版商: Укринформ (Organization)</text:p>
      <text:p text:style-name="P4">
出版时间: 2023-06-23T19:49:00+03:00</text:p>
      <text:p text:style-name="P4">
修改时间: 2023-06-23T19:49:00+03:00</text:p>
      <text:p text:style-name="P4">
描述: NSDC已指示政府，区域和地方当局采取措施，承担责任不良的人的纪律责任，并对战略存储库进行系统的检查。  - 乌克林。</text:p>
      <text:p text:style-name="P4">
图片: ['<text:a xlink:type="simple" xlink:href="https://static.ukrinform.com/photos/2023_06/thumb_files/630_360_1687535615-139.jpeg" text:style-name="Internet_20_link" text:visited-style-name="Visited_20_Internet_20_Link">
630_360_16875...</text:a>
']</text:p>
      <text:p text:style-name="P4">
标签: ['РНБО', 'Офіс Президента', 'Укриття', 'Війна з Росією']</text:p>
      <text:p text:style-name="P4">
类型: Article</text:p>
      <!--METADATA-->
      <text:p text:style-name="P4">
<draw:frame draw:style-name="fr1" draw:name="Image191" text:anchor-type="as-char" svg:width="6.9236in" svg:height="3.956343in" draw:z-index="0">
<draw:image xlink:href="../Images/yкринформ/2023-06-23T19-49-00-03-00/630_360_1687535615-139.jpeg" xlink:type="simple" xlink:show="embed" xlink:actuate="onLoad" draw:mime-type="image/jpeg"/>
</draw:frame>
乌克兰，地区和地方当局的国家安全局采取措施，以实现对处于良好状况较差的庇护所的纪律责任，并对战略重要性进行系统的验证。</text:p>
      <text:p text:style-name="P4">
正如乌克林福姆报道的那样，它报告了<text:a xlink:type="simple" xlink:href="https://www.president.gov.ua/news/glava-derzhavi-proviv-zasidannya-radi-nacionalnoyi-bezpeki-i-83773" text:style-name="Internet_20_link" text:visited-style-name="Visited_20_Internet_20_Link">
新闻服务</text:a>
总统办公室。</text:p>
      <text:p text:style-name="P4">
注意到成员<text:a xlink:type="simple" xlink:href="https://www.ukrinform.ua/tag-rnbo" text:style-name="Internet_20_link" text:visited-style-name="Visited_20_Internet_20_Link">
NSDB</text:a>
内部事务部长伊戈尔·克里姆森科(Igor Klimenko)和战略工业部长Oleksandr Kamyshin关于民事保护结构的交叉调查结果的报道。</text:p>
      <text:p text:style-name="P4">
根据审计的结果，在确保Zaporizhzhia的避难所准备的情况下，不令人满意的工作(特别是在Konotop区)，在基夫地区贝洛瑟科夫斯基地区的Zhytomyr地区的Zhytomyr区，以及基辅，Kherson，Kherson，Chernihiv，Kharkiv，Nikolaev，Nikolaev，Odessa，Sumy，Sumy，Dnipro，Dnipro，Konotop，Konotop，Konotop，Konotop，Bila Tserkva。</text:p>
      <text:p text:style-name="P4">
<text:span text:style-name="T4">
另请阅读：</text:span>
 <text:a xlink:type="simple" xlink:href="https://www.ukrinform.ua/rubric-polytics/3726862-budut-kadrovi-risenna-zelenskij-pro-rozglad-na-rnbo-situacii-z-ukrittami.html" text:style-name="Internet_20_link" text:visited-style-name="Visited_20_Internet_20_Link">
将有人事决定：Zelensky关于<text:span text:style-name="T4">
 NSDC </text:span>
与庇护所的情况有关</text:a>
“国家安全与国防委员会已指示内阁，区域和地方当局的内阁采取措施，以履行负责维护民用保护结构的纪律责任，以宣布其状况不令人满意，”  -  OP” 。</text:p>
      <text:p text:style-name="P4">
政府还被指示确定对保护公民和确保对国家地位进行系统检查具有战略重要性的保护结构。</text:p>
      <text:p text:style-name="P4">
区域政府以及乌克兰国家安全局国家安全局的当地自政府机构随时准备拥有可用的庇护所，并提供了圆形的-Clock -fre -fre -Fre访问权限。</text:p>
      <text:p text:style-name="P4">
<text:span text:style-name="T4">
另请阅读：</text:span>
 <text:a xlink:type="simple" xlink:href="https://www.ukrinform.ua/rubric-vidbudova/3726869-specialna-komisia-perevirit-stan-mostiv-i-slahoprovodiv-po-ukraini-prezident.html" text:style-name="Internet_20_link" text:visited-style-name="Visited_20_Internet_20_Link">
特别委员会将检查桥梁和立交桥的状况 - 乌克兰 - 总统</text:a>
还应提供在线访问庇护所信息。据报道，在6月23日星期五，国家安全与国防委员会会议案，涉及炸弹庇护所，司法改革和欧洲一体化的地位。</text:p>
      <text:p text:style-name="P4">
<text:span text:style-name="T5">
foto：总统办公室</text:span>
</text:p>
      <text:p text:style-name="P4">
News Source: <text:a xlink:type="simple" xlink:href="https://www.ukrinform.ua/rubric-society/3726944-posadovciv-pritaguvatimut-do-disciplinarnoi-vidpovidalnosti-za-negotovnist-ukrittiv-risenna-rnbo.html" text:style-name="Internet_20_link" text:visited-style-name="Visited_20_Internet_20_Link">
https://www.ukrinform.ua/rubric-society/3726944-posadovciv-pritaguvatimut-do-disciplinarnoi-vidpovidalnosti-za-negotovnist-ukrittiv-risenna-rnbo.html</text:a>
</text:p>
      <!--NEWS-->
      <text:h text:style-name="P10" text:outline-level="1">
<text:span text:style-name="T4">
世界上约有500家公司有兴趣投资乌克兰 -  Zelensky</text:span>
</text:h>
      <text:p text:style-name="P4">
作者: Ukrinform (Person)</text:p>
      <text:p text:style-name="P4">
出版商: Укринформ (Organization)</text:p>
      <text:p text:style-name="P4">
出版时间: 2023-06-23T19:55:00+03:00</text:p>
      <text:p text:style-name="P4">
修改时间: 2023-06-23T19:55:00+03:00</text:p>
      <text:p text:style-name="P4">
描述: 大约有五百家世界公司，强大的公司，对乌克兰投资的兴趣。  - 乌克林。</text:p>
      <text:p text:style-name="P4">
图片: ['<text:a xlink:type="simple" xlink:href="https://static.ukrinform.com/photos/2023_06/thumb_files/630_360_1687376812-770.jpeg" text:style-name="Internet_20_link" text:visited-style-name="Visited_20_Internet_20_Link">
630_360_16873...</text:a>
']</text:p>
      <text:p text:style-name="P4">
标签: ['Звернення', 'Зеленський']</text:p>
      <text:p text:style-name="P4">
类型: Article</text:p>
      <!--METADATA-->
      <text:p text:style-name="P4">
<draw:frame draw:style-name="fr1" draw:name="Image192" text:anchor-type="as-char" svg:width="6.9236in" svg:height="3.956343in" draw:z-index="0">
<draw:image xlink:href="../Images/yкринформ/2023-06-23T19-55-00-03-00/630_360_1687376812-770.jpeg" xlink:type="simple" xlink:show="embed" xlink:actuate="onLoad" draw:mime-type="image/jpeg"/>
</draw:frame>
大约数百家世界公司，强大的公司，对乌克兰的投资感兴趣。</text:p>
      <text:p text:style-name="P4">
乌克林福姆(Ukrinform)援引[国家元首的地点]的报道，这是由弗拉基米尔·泽伦斯基(Vladimir Zelensky)总统在传统发展中指出的。(https://www.president.gov.ua/news/haj-peremoga-ukrayini-ta-uspishna-transformaciya-derzhavnih-83777?fbclid=IwAR3h83A7_G23ltwe4f4MLMDIvUT4k59VpMkfG50noCGnWyFaBGmXs2FNjfY).</text:p>
      <text:p text:style-name="P4">
<text:span text:style-name="T5">
Відео:<text:a xlink:type="simple" xlink:href="https://t.me/OP_UA/9780" text:style-name="Internet_20_link" text:visited-style-name="Visited_20_Internet_20_Link">
 Офіс Президента </text:a>
</text:span>
</text:p>
      <text:p text:style-name="P4">
_ <text:span text:style-name="T4">
我希望健康，亲爱的乌克兰人!</text:span>
 _</text:p>
      <text:p text:style-name="P4">
这个忙碌的一天的摘要。</text:p>
      <text:p text:style-name="P4">
伦敦恢复乌克兰恢复会议结果的会议是一项有力的活动，对我国取得了良好的成就。 英国，美国，欧盟的支持非常重要。 多年来，多年来的调查长期支持计划。 大约有五百家世界公司，强大的公司，对乌克兰投资的兴趣。 对乌克兰在欧盟的成员资格的明确支持：从政治上讲是如此 - 作为欧盟的成员。我们正在研究没收恐怖分子国家和个人资产的机制。 我感谢准备会议并参加我们工作工作的每个人都非常重要。</text:p>
      <text:p text:style-name="P4">
今天举行了一次非常有意义的NSDC会议。 我已经分开报告。我还度过了会议。 我们讨论的一个非常重要的是正义。 涉及军事委员会的是什么，包括敖德萨的丑闻……数字。 这个人绝对不应该处于管理部队的系统中，这是非常不愉快的，坦率的不道德和错误的，让这个人都保持在自己的位置。 他从他的职位指示Zelyudin的Zaluzhny负责人。 以及第一位乌克兰国防部副部长Pavlyukuruchool组织整个军事委员会制度的检查。 这是一个可惜的时间，现在的时间必须花在此类问题上。</text:p>
      <text:p text:style-name="P4">
当然，他们非常详细地考虑了最前沿的情况 - 所有基本查询，弹药的供应，炮兵……所有需要关注当今价格的一切。 政府官员报道，Zaluzhny，Syrsky，Tarnavsky，Moskalov，Zhpapa副海军上将，MID，MID，官员，官员。 全部。还有两件事。</text:p>
      <text:p text:style-name="P4">
今天在我国庆祝公务日。 那些没有诚实的人没有有效状态的人的日子。 当然，我们仍然需要在乌克兰做很多公共服务才能进入这些模式，我们正在我们的政治中。 但是现在，我要感谢所有在现有条件下并在该州可用资源下竭尽所能使国家有效的所有人。 谢谢你!大家和所有人!我祝贺乌克兰公务员当天。</text:p>
      <text:p text:style-name="P4">
当然还有前线。 要了解我们的英雄，要感谢他们。</text:p>
      <text:p text:style-name="P4">
我想今天庆祝今天我们第35个单独的海军步兵旅的战士。 执行极其困难的旅。 与乌克兰士兵战斗的人应该战斗。 高级水手Vyacheslavimangulov和初级中尉谢尔盖·佩诺夫(Sergey Penov) - 谢谢你们，在顿涅茨克地区的战斗中，您的典范和勇气。 这就是我们的战士，乌克兰战士。 做得好!</text:p>
      <text:p text:style-name="P4">
我问所有人和所有人：请纪念我们两个伞兵的记忆。 尤其是勇敢，特别是坚强。 他们现在为我们的人民献出了国家的一生 - 在六月的战斗中，乌克兰应该记住他们。 伊万·科茨(Ivan Kotzur)上尉...永恒的记忆!高级中尉亚历山大坎贾(Alexanderkanja)...永恒的记忆!愿乌克兰在这场战争中的胜利以及我们国家机构的成功与勇士一样有效和有效，是为了为乌克兰的自由和力量而战和死亡的所有英勇时代的最佳纪念呢</text:p>
      <text:p text:style-name="P4">
_ <text:span text:style-name="T4">
荣耀到乌克兰!</text:span>
 _</text:p>
      <text:p text:style-name="P4">
_foto：op _</text:p>
      <text:p text:style-name="P4">
News Source: <text:a xlink:type="simple" xlink:href="https://www.ukrinform.ua/rubric-polytics/3726943-blizko-500-kompanij-u-sviti-zacikavleni-investuvati-v-ukrainu-zelenskij.html" text:style-name="Internet_20_link" text:visited-style-name="Visited_20_Internet_20_Link">
https://www.ukrinform.ua/rubric-polytics/3726943-blizko-500-kompanij-u-sviti-zacikavleni-investuvati-v-ukrainu-zelenskij.html</text:a>
</text:p>
      <!--NEWS-->
      <text:h text:style-name="P10" text:outline-level="1">
<text:span text:style-name="T4">
SpaceX在两天内推出了第二枚带有在线卫星星际链接的火箭</text:span>
</text:h>
      <text:p text:style-name="P4">
作者: Ukrinform (Person)</text:p>
      <text:p text:style-name="P4">
出版商: Укринформ (Organization)</text:p>
      <text:p text:style-name="P4">
出版时间: 2023-06-23T1:06:00+03:00</text:p>
      <text:p text:style-name="P4">
修改时间: 2023-06-23T22:06:00+03:00</text:p>
      <text:p text:style-name="P4">
描述: Falcon 9火箭发射器于周五与另一个聚会一起在Orbit上与55个迷你vitors一起在Starlink上补充了全球互联网Coar的轨道小组。  - 乌克林。</text:p>
      <text:p text:style-name="P4">
图片: ['<text:a xlink:type="simple" xlink:href="https://static.ukrinform.com/photos/2023_06/thumb_files/630_360_1687547137-434.jpg" text:style-name="Internet_20_link" text:visited-style-name="Visited_20_Internet_20_Link">
630_360_16875...</text:a>
']</text:p>
      <text:p text:style-name="P4">
标签: ['Ракета', 'SpaceX', 'Супутник', 'Starlink']</text:p>
      <text:p text:style-name="P4">
类型: Article</text:p>
      <!--METADATA-->
      <text:p text:style-name="P4">
<draw:frame draw:style-name="fr1" draw:name="Image193" text:anchor-type="as-char" svg:width="6.9236in" svg:height="3.956343in" draw:z-index="0">
<draw:image xlink:href="../Images/yкринформ/2023-06-23T1-06-00-03-00/630_360_1687547137-434.jpg" xlink:type="simple" xlink:show="embed" xlink:actuate="onLoad" draw:mime-type="image/jpeg"/>
</draw:frame>
Falcon 9火箭发射器于周五与下一派对与55个部长一起在Orbit开始，以补充Starlink Internet的轨道分组。</text:p>
      <text:p text:style-name="P4">
根据乌克林福姆的说法，门户[TC Palm]报告了(https://www.tcpalm.com/story/tech/science/space/2023/06/23/spacex-launches-dozens-of-starlink-internet-satellites-from-florida/70337972007/)。</text:p>
      <text:p text:style-name="P4">
火箭从40末发射综合体开始，沿着东南轨迹飞行，然后将55个互联网[卫星]运送到Orbit] <text:a xlink:type="simple" xlink:href="https://www.ukrinform.ua/tag-suputnik" text:style-name="Internet_20_link" text:visited-style-name="Visited_20_Internet_20_Link">
卫星</text:a>
Starlink。 第一学位成功地发起了大西洋上的无人运动短缺，今天完成了他的第八次任务。</text:p>
      <text:p text:style-name="P4">
在星期五开始后，SpaceX迅速接近了5000颗卫星的互联网标记。</text:p>
      <text:p text:style-name="P4">
该公司希望推出成千上万的航天器，以确保全球统一的覆盖范围，如今，从政府到商业和家庭都吸引了超过150万客户。</text:p>
      <text:p text:style-name="P4">
<text:span text:style-name="T4">
另请阅读：</text:span>
 <text:a xlink:type="simple" xlink:href="https://www.ukrinform.ua/rubric-technology/3725267-kitaj-zapustiv-u-kosmos-eksperimentalnij-suputnik.html" text:style-name="Internet_20_link" text:visited-style-name="Visited_20_Internet_20_Link">
中国进入太空实验卫星</text:a>
今天的发射Starlink完成了一个月。 预计下一个任务也将在SpaceX Falcon 9火箭上执行，这将是欧洲航天局Euclid Euclid Euclid望远镜的大声推出。</text:p>
      <text:p text:style-name="P4">
该任务的开始不到7月1日(星期六)，尽管确切的窗口仍未确认。</text:p>
      <text:p text:style-name="P4">
如[Ukrinform]报道(https://www.ukrinform.ua/rubric-technology/3726188-spacex-zapustila-na-orbitu-se-majze-piv-sotni-suputnikiv-starlink.html)，SpaceX，6月22日，星期四，Starlink的47个在线卫星发起了诺维尔。</text:p>
      <text:p text:style-name="P4">
6月12日，星期一，SpaceX与<text:a xlink:type="simple" xlink:href="https://www.ukrinform.ua/rubric-technology/3721649-spacex-zapustila-na-orbitu-se-ponad-piv-sotni-suputnikiv-starlink.html" text:style-name="Internet_20_link" text:visited-style-name="Visited_20_Internet_20_Link">
53 Starlink的在线卫星发起了一场聚会</text:a>
 .</text:p>
      <text:p text:style-name="P4">
News Source: <text:a xlink:type="simple" xlink:href="https://www.ukrinform.ua/rubric-technology/3727002-spacex-zapustila-na-orbitu-drugu-za-dva-dni-raketu-z-internetsuputnikami-starlink.html" text:style-name="Internet_20_link" text:visited-style-name="Visited_20_Internet_20_Link">
https://www.ukrinform.ua/rubric-technology/3727002-spacex-zapustila-na-orbitu-drugu-za-dva-dni-raketu-z-internetsuputnikami-starlink.html</text:a>
</text:p>
      <!--NEWS-->
      <text:h text:style-name="P10" text:outline-level="1">
<text:span text:style-name="T4">
介绍了2023年上半年联合国教科文组织委员会的结果</text:span>
</text:h>
      <text:p text:style-name="P4">
作者: ['АРМІЯINFORM']</text:p>
      <text:p text:style-name="P4">
时间: 2023-06-23T20:00:00-04:00</text:p>
      <text:p text:style-name="P4">
描述: 全国投诉联合国教科文组织的负责人，佩尔哈交易所（Persha）交易所...与乌克兰2022年的战争，与乌克兰的最新新闻，今天与乌克兰的新闻战争，今天与乌克兰2022年的新闻战，乌克兰和俄罗斯之间的战争将与乌克兰战争之间发生战争他们说，在2022年，无论是否有一年，是否会在不久的将来与乌克兰进行战争</text:p>
      <text:p text:style-name="P4">
图片: ['<text:a xlink:type="simple" xlink:href="https://armyinform.com.ua/wp-content/uploads/2023/06/64942c16b5956946411402_730x360.jpeg" text:style-name="Internet_20_link" text:visited-style-name="Visited_20_Internet_20_Link">
64942c16b5956946411402_730x360.jpeg</text:a>
']</text:p>
      <text:p text:style-name="P4">
标签: ['STOPRUSSIA', 'АГРЕСІЯ РФ', 'ВІЙНА', 'ВТОРГНЕННЯ РФ', 'ЕМІНЕ ДЖАПАРОВА', 'МЗС', 'ЮНЕСКО']</text:p>
      <text:p text:style-name="P4">
类别: News</text:p>
      <!--METADATA-->
      <text:p text:style-name="P4">
<draw:frame draw:style-name="fr1" draw:name="Image194" text:anchor-type="as-char" svg:width="6.9236in" svg:height="4.599926in" draw:z-index="0">
<draw:image xlink:href="../Images/AРМІЯINFORM/2023-06-23T20-00-00-04-00/64942c16b5956946411402_730x360.jpeg" xlink:type="simple" xlink:show="embed" xlink:actuate="onLoad" draw:mime-type="image/jpeg"/>
</draw:frame>
联合国教科文组织国家委员会主席，第一位副外交大臣埃米尼·德扎帕罗夫(Emine Dzhaparov)举行了第五届局委员会会议。</text:p>
      <text:p text:style-name="P4">
该活动由国家委员会部门的负责人以及联合国教科文组织Vadim Omelchenko的乌克兰常设代表参加。</text:p>
      <text:p text:style-name="P4">
在活动期间，艾米娜·迪扎帕罗娃(Emina Dzhaparova)提出了乌克兰教育和科学副部长伊夫根尼·库德里瓦特(Evgeny Kudryavts)，国家委员会部门Correomics主管，Oleksandr Krasnolutsky，以及乌克兰乌克兰(Ukraine)的第一副局长Krasnolutsky ，自然委员会负责人。</text:p>
      <text:p text:style-name="P4">
<text:span text:style-name="T4">
 Emine Dzhaparova在2023年上半年提出了国家委员会的结果，并概述了乌克兰在联合国教科文组织的主要成就。 包括：</text:span>
</text:p>
      <text:p text:style-name="P4">
<text:span text:style-name="T5">
访问乌克兰联合国教科文组织首席执行官阿祖拉(Azula)和乌克兰之友的代表团与联合国教科文组织的代表团； </text:span>
批准联合国教科文组织执行委员会第216届会议的决定，以引入联合国教科文组织的年轻大使的地位(乌克兰倡议得到了21个联合国教科文组织成员国的支持); <text:span text:style-name="T5">
乌克兰提名纪录片《巴布·雅尔》的执行委员会的批准，它纳入了联合国教科文组织计划“世界记忆”的国际登记册； </text:span>
在2023年11月的联合国教科文组织大会第42届会议上，乌克兰选举乌克兰作为传播和信息委员会主管； *理事会委员会在进一步向乌克兰提供非凡援助的批准。 联合国教科文组织估计，乌克兰的进一步援助总量可能达到1.2亿美元，应在2024年底之前动员。</text:p>
      <text:p text:style-name="P4">
此外，Emine Dzhaparova强调，乌克兰重点的重要性是克里米亚和半岛文化古迹的重要性。 特别是那些列出的列表(克里米亚汗(Crimean Khan)的Bakhchisarai Palace和Sudak Fortress的一系列纪念碑)和世界遗产对象的清单(Chersonese Tavriysky和他的Hhorio的古城).</text:p>
      <text:p text:style-name="P4">
Члени Бюро Нацкомісії обговорили ініціативу скликання разом з СекретаріатомЮНЕСКО міжнародної конференції з відновлення України у сферах компетенціїОрганізації.</text:p>
      <text:p text:style-name="P4">
Окрему увагу було приділено питанню забезпечення участі української делегаціїу 5-й позачерговій сесії Генконференції ЮНЕСКО наприкінці цього місяця.Головне питання зазначеної сесії — поновлення членства США в ЮНЕСКО.</text:p>
      <text:p text:style-name="P4">
<text:span text:style-name="T5">
在联合国教科文组织理事机构中最大程度地剥夺俄罗斯； </text:span>
将乌克兰代表促进组织的管理机构。</text:p>
      <text:p text:style-name="P4">
会议的参与者讨论了加强教育部门活动的问题。 他们概述了乌克兰联合国教科文组织网络学校发展的进一步步骤，并着重于实施从乌克兰在德国战争中受到影响最大的乌克兰儿童娱乐的实施。</text:p>
      <text:p text:style-name="P4">
国家委员会局成员在上半年批准了委员会的结果，并确定了该部门和全国委员会的优先事项。</text:p>
      <text:p text:style-name="P4">
<text:span text:style-name="T4">
来源：</text:span>
 <text:a xlink:type="simple" xlink:href="https://mfa.gov.ua/news/emine-dzhaparova-provela-zasidannya-byuro-nacionalnoyi-komisiyi-ukrayini-u-spravah-yunesko" text:style-name="Internet_20_link" text:visited-style-name="Visited_20_Internet_20_Link">
<text:span text:style-name="T5">
mzs</text:span>
</text:a>
</text:p>
      <text:p text:style-name="P4">
News Source: <text:a xlink:type="simple" xlink:href="https://armyinform.com.ua/2023/06/23/emine-dzhaparova-provela-zasidannya-byuro-naczionalnoyi-komisiyi-ukrayiny-u-spravah-yunesko/" text:style-name="Internet_20_link" text:visited-style-name="Visited_20_Internet_20_Link">
https://armyinform.com.ua/2023/06/23/emine-dzhaparova-provela-zasidannya-byuro-naczionalnoyi-komisiyi-ukrayiny-u-spravah-yunesko/</text:a>
</text:p>
      <!--NEWS-->
      <text:h text:style-name="P10" text:outline-level="1">
<text:span text:style-name="T4">
Dnipropetrovsk的炮击受伤</text:span>
</text:h>
      <text:p text:style-name="P4">
作者: Ukrinform (Person)</text:p>
      <text:p text:style-name="P4">
出版商: Укринформ (Organization)</text:p>
      <text:p text:style-name="P4">
出版时间: 2023-06-23T20:01:00+03:00</text:p>
      <text:p text:style-name="P4">
修改时间: 2023-06-23T20:01:00+03:00</text:p>
      <text:p text:style-name="P4">
描述: Dnipropetrovsk地区的和平居民遭受了俄罗斯入侵者的炮击。  - 乌克林。</text:p>
      <text:p text:style-name="P4">
图片: ['<text:a xlink:type="simple" xlink:href="https://static.ukrinform.com/photos/2023_06/thumb_files/630_360_1687539672-958.jpg" text:style-name="Internet_20_link" text:visited-style-name="Visited_20_Internet_20_Link">
630_360_16875...</text:a>
']</text:p>
      <text:p text:style-name="P4">
标签: ['Дніпропетровщина', 'Обстріл', 'Поранені', 'Війна з Росією']</text:p>
      <text:p text:style-name="P4">
类型: Article</text:p>
      <!--METADATA-->
      <text:p text:style-name="P4">
<draw:frame draw:style-name="fr1" draw:name="Image195" text:anchor-type="as-char" svg:width="6.9236in" svg:height="3.956343in" draw:z-index="0">
<draw:image xlink:href="../Images/yкринформ/2023-06-23T20-01-00-03-00/630_360_1687539672-958.jpg" xlink:type="simple" xlink:show="embed" xlink:actuate="onLoad" draw:mime-type="image/jpeg"/>
</draw:frame>
Dnipropetrovsk地区的米尔尼米亚人遭受了俄罗斯住房的炮击。</text:p>
      <text:p text:style-name="P4">
关于<text:a xlink:type="simple" xlink:href="https://t.me/mykola_lukashuk/5200" text:style-name="Internet_20_link" text:visited-style-name="Visited_20_Internet_20_Link">
电报</text:a>
乌克林福姆报道，通知首席Properpetrovsk区域委员会Mykola Lukashuk。</text:p>
      <text:p text:style-name="P4">
“敌人袭击了重型大炮的尼科波尔。<text:a xlink:type="simple" xlink:href="https://www.ukrinform.ua/tag-poraneni" text:style-name="Internet_20_link" text:visited-style-name="Visited_20_Internet_20_Link">
伤害</text:a>
有一个当地居民。 男人1956年 被诊断出患有挫伤的医生对他进行了检查，提供了所有必要的医疗援助。 受害人正在门诊治疗，”邮政上。</text:p>
      <text:p text:style-name="P4">
<text:span text:style-name="T4">
另请阅读：</text:span>
 [在奥里克霍夫(Orikhov(https://www.ukrinform.ua/rubric-regions/3726889-v-orihovi-vnaslidok-obstrilu-dva-budinki-zrujnovani-j-ponad-30-poskodzeni.html)炮击损坏了2个私人住宅，4个业务结构，传输线。</text:p>
      <text:p text:style-name="P4">
<text:span text:style-name="T5">
foto：mykola lukashuk / telegram</text:span>
</text:p>
      <text:p text:style-name="P4">
News Source: <text:a xlink:type="simple" xlink:href="https://www.ukrinform.ua/rubric-ato/3726946-vnaslidok-obstrilu-dnipropetrovsini-e-poranenij.html" text:style-name="Internet_20_link" text:visited-style-name="Visited_20_Internet_20_Link">
https://www.ukrinform.ua/rubric-ato/3726946-vnaslidok-obstrilu-dnipropetrovsini-e-poranenij.html</text:a>
</text:p>
      <!--NEWS-->
      <text:h text:style-name="P10" text:outline-level="1">
<text:span text:style-name="T4">
俄罗斯航空攻击了库萨克和霍森地区的乐趣</text:span>
</text:h>
      <text:p text:style-name="P4">
作者: Ukrinform (Person)</text:p>
      <text:p text:style-name="P4">
出版商: Укринформ (Organization)</text:p>
      <text:p text:style-name="P4">
出版时间: 2023-06-23T20:03:07+03:00</text:p>
      <text:p text:style-name="P4">
修改时间: 2023-06-23T20:03:07+03:00</text:p>
      <text:p text:style-name="P4">
描述: 如今，俄罗斯军队的飞机管理着Airblocks，袭击了哥萨克和​​梅里·霍森地区的定居点。 以前，没有受害者。  - 乌克林。</text:p>
      <text:p text:style-name="P4">
图片: ['<text:a xlink:type="simple" xlink:href="https://static.ukrinform.com/photos/2022_12/thumb_files/630_360_1669987737-966.jpg" text:style-name="Internet_20_link" text:visited-style-name="Visited_20_Internet_20_Link">
630_360_16699...</text:a>
']</text:p>
      <text:p text:style-name="P4">
标签: ['Херсонщина', 'Обстріл', 'Війна з Росією']</text:p>
      <text:p text:style-name="P4">
类型: Article</text:p>
      <!--METADATA-->
      <text:p text:style-name="P4">
<draw:frame draw:style-name="fr1" draw:name="Image196" text:anchor-type="as-char" svg:width="6.9236in" svg:height="3.956343in" draw:z-index="0">
<draw:image xlink:href="../Images/yкринформ/2023-06-23T20-03-07-03-00/630_360_1669987737-966.jpg" xlink:type="simple" xlink:show="embed" xlink:actuate="onLoad" draw:mime-type="image/jpeg"/>
</draw:frame>
如今，航空部队袭击了霍森地区管理的空军兰姆人的定居点。 以前，有不可抗拒的人。</text:p>
      <text:p text:style-name="P4">
关于<text:a xlink:type="simple" xlink:href="https://t.me/khersonskaODA/7323" text:style-name="Internet_20_link" text:visited-style-name="Visited_20_Internet_20_Link">
电报</text:a>
乌克森报告报道说，乌克森报道。</text:p>
      <text:p text:style-name="P4">
报告中说：“俄罗斯航空再次袭击了诺沃卡霍夫斯基社区的定居点。俄罗斯军队在报告中说。</text:p>
      <text:p text:style-name="P4">
<text:span text:style-name="T4">
另请阅读：</text:span>
 <text:a xlink:type="simple" xlink:href="https://www.ukrinform.ua/rubric-ato/3726766-rosiani-obstrilali-zaporizku-oblast-e-zagiblij-i-poraneni.html" text:style-name="Internet_20_link" text:visited-style-name="Visited_20_Internet_20_Link">
俄罗斯人<text:span text:style-name="T4">
被解雇</text:span>
 Zaporizhhzhya地区，有一个堕落的河马</text:a>
他们指出，由于敌人<text:a xlink:type="simple" xlink:href="https://www.ukrinform.ua/tag-obstril" text:style-name="Internet_20_link" text:visited-style-name="Visited_20_Internet_20_Link">
击打</text:a>
至少有13座住宅建筑损坏。</text:p>
      <text:p text:style-name="P4">
根据初步信息，轰炸中的和平人没有受伤。</text:p>
      <text:p text:style-name="P4">
News Source: <text:a xlink:type="simple" xlink:href="https://www.ukrinform.ua/rubric-ato/3726947-rosijska-aviacia-atakuvala-kozacke-i-vesele-na-hersonsini.html" text:style-name="Internet_20_link" text:visited-style-name="Visited_20_Internet_20_Link">
https://www.ukrinform.ua/rubric-ato/3726947-rosijska-aviacia-atakuvala-kozacke-i-vesele-na-hersonsini.html</text:a>
</text:p>
      <!--NEWS-->
      <text:h text:style-name="P10" text:outline-level="1">
<text:span text:style-name="T4">
另外两名战俘从匈牙利返回乌克兰</text:span>
</text:h>
      <text:p text:style-name="P4">
作者: Ukrinform (Person)</text:p>
      <text:p text:style-name="P4">
出版商: Укринформ (Organization)</text:p>
      <text:p text:style-name="P4">
出版时间: 2023-06-23T20:16:00+03:00</text:p>
      <text:p text:style-name="P4">
修改时间: 2023-06-23T20:16:00+03:00</text:p>
      <text:p text:style-name="P4">
描述: 乌克兰外交官是从又有两个乌克兰战争囚犯中撤出的，乌克兰战俘被布达佩斯转移到莫斯科。</text:p>
      <ul>
        <li>
I的，。: </li>
      </ul>
      <text:p text:style-name="P4">
图片: ['<text:a xlink:type="simple" xlink:href="https://static.ukrinform.com/photos/2023_06/thumb_files/630_360_1687277004-407.jpg" text:style-name="Internet_20_link" text:visited-style-name="Visited_20_Internet_20_Link">
630_360_16872...</text:a>
']</text:p>
      <text:p text:style-name="P4">
标签: ['МЗС', 'Угорщина', 'Полонені', 'Війна з Росією']</text:p>
      <text:p text:style-name="P4">
类型: Article</text:p>
      <!--METADATA-->
      <text:p text:style-name="P4">
<draw:frame draw:style-name="fr1" draw:name="Image197" text:anchor-type="as-char" svg:width="6.9236in" svg:height="3.956343in" draw:z-index="0">
<draw:image xlink:href="../Images/yкринформ/2023-06-23T20-16-00-03-00/630_360_1687277004-407.jpg" xlink:type="simple" xlink:show="embed" xlink:actuate="onLoad" draw:mime-type="image/jpeg"/>
</draw:frame>
由莫斯科·布达佩斯(Moscow Budapest)传播的乌克兰和两名乌克兰战俘被带出匈牙利。</text:p>
      <text:p text:style-name="P4">
这是在[Facebook]中报道的(https://www.facebook.com/oleg.nikolenko.50/posts/pfbid02XPiQPPhpkzz6PBx1QGJwTExAzN9DGhJGPru8bKVbZyv1TeTVkVeHdEcqySBRGg14l)外交部发言人Oleg Nikolenko，据报道。</text:p>
      <text:p text:style-name="P4">
“乌克兰外交官被带出<text:a xlink:type="simple" xlink:href="https://www.ukrinform.ua/tag-ugorsina" text:style-name="Internet_20_link" text:visited-style-name="Visited_20_Internet_20_Link">
匈牙利</text:a>
两名乌克兰战俘被转移到莫斯科布达普斯特。 因此，乌克兰方面已经能够返回五名乌克兰捍卫者。 我们为其他六名士兵尽快回家工作。” Nikolenko说。</text:p>
      <text:p text:style-name="P4">
如<text:a xlink:type="simple" xlink:href="https://www.ukrinform.ua/rubric-polytics/3720617-mzs-vimagae-v-ugorsini-detalnu-informaciu-pro-zvilnenih-polonenih-i-dostupu-do-nih-konsula.html" text:style-name="Internet_20_link" text:visited-style-name="Visited_20_Internet_20_Link">
报道</text:a>
，6月9日，乌克兰外交部邀请了匈牙利的一名临时律师，并向他提交了一项请求，以提供有关俄罗斯传播的布达佩斯图 - 乌克兰战俘的详细信息，并立即提供与他们的访问权限。</text:p>
      <text:p text:style-name="P4">
<text:span text:style-name="T4">
另请阅读：</text:span>
 <text:a xlink:type="simple" xlink:href="https://www.ukrinform.ua/rubric-ato/3726380-ugorsina-fakticno-trimae-u-poloni-ukrainskih-vijskovih-akih-ij-peredala-rf-lubinec.html" text:style-name="Internet_20_link" text:visited-style-name="Visited_20_Internet_20_Link">
匈牙利实际上拥有乌克兰士兵，乌克兰士兵被俄罗斯联邦(Lubinets)移交给她</text:a>
还报道说，乌克兰政府没有被告知匈牙利和俄罗斯方面的相关转移。 俄罗斯预先为匈牙利血统的11名乌克兰人准备了这一事实。</text:p>
      <text:p text:style-name="P4">
News Source: <text:a xlink:type="simple" xlink:href="https://www.ukrinform.ua/rubric-ato/3726951-do-ukraini-z-ugorsini-povernuli-se-dvoh-vijskovopolonenih-mzs.html" text:style-name="Internet_20_link" text:visited-style-name="Visited_20_Internet_20_Link">
https://www.ukrinform.ua/rubric-ato/3726951-do-ukraini-z-ugorsini-povernuli-se-dvoh-vijskovopolonenih-mzs.html</text:a>
</text:p>
      <!--NEWS-->
      <text:h text:style-name="P10" text:outline-level="1">
<text:span text:style-name="T4">
乌克兰弹药：欧盟大使已批准提高产量的决定</text:span>
</text:h>
      <text:p text:style-name="P4">
作者: Ukrinform (Person)</text:p>
      <text:p text:style-name="P4">
出版商: Укринформ (Organization)</text:p>
      <text:p text:style-name="P4">
出版时间: 2023-06-23T20:19:00+03:00</text:p>
      <text:p text:style-name="P4">
修改时间: 2023-06-23T20:19:00+03:00</text:p>
      <text:p text:style-name="P4">
描述: 欧盟委员会同意与欧洲议会进行谈判，以采用促进弹药生产（ASAP）的行为。  - 乌克林。</text:p>
      <text:p text:style-name="P4">
图片: ['<text:a xlink:type="simple" xlink:href="https://static.ukrinform.com/photos/2022_11/thumb_files/630_360_1669031293-500.jpg" text:style-name="Internet_20_link" text:visited-style-name="Visited_20_Internet_20_Link">
630_360_16690...</text:a>
']</text:p>
      <text:p text:style-name="P4">
标签: ['Євросоюз', 'Україна', 'Боєприпаси', 'ASAP']</text:p>
      <text:p text:style-name="P4">
类型: Article</text:p>
      <!--METADATA-->
      <text:p text:style-name="P4">
<draw:frame draw:style-name="fr1" draw:name="Image198" text:anchor-type="as-char" svg:width="6.9236in" svg:height="3.948443in" draw:z-index="0">
<draw:image xlink:href="../Images/yкринформ/2023-06-23T20-19-00-03-00/630_360_1669031293-500.jpg" xlink:type="simple" xlink:show="embed" xlink:actuate="onLoad" draw:mime-type="image/jpeg"/>
</draw:frame>
理事会是与欧洲议会有关采用促进弹药的行为的谈判的任务(尽快).</text:p>
      <text:p text:style-name="P4">
Як повідомляє Укрінформ, про це йдеться в інформації, що оприлюднена сьогодніна <text:a xlink:type="simple" xlink:href="https://www.consilium.europa.eu/en/press/press-releases/2023/06/23/boosting-ammunition-production-in-the-eu-defence-industry-council-ready-to-negotiate-with-the-european-parliament/" text:style-name="Internet_20_link" text:visited-style-name="Visited_20_Internet_20_Link">
 сайті Європейської Ради </text:a>
.</text:p>
      <text:p text:style-name="P4">
«Сьогодні країни-члени погодили мандат на переговори щодо запропонованихрегуляторних правил, що складатимуть Акт з підтримки виробництва боєприпасів,який призначений для нарощування виробничих спроможностей для виробництвабоєприпасів земля-земля та артилерійських боєприпасів, а також <text:a xlink:type="simple" xlink:href="https://www.ukrinform.ua/tag-raketa" text:style-name="Internet_20_link" text:visited-style-name="Visited_20_Internet_20_Link">
 ракет</text:a>
”， - 消息说。</text:p>
      <text:p text:style-name="P4">
该文件提供措施，包括额外的资金，有助于压制当前的炮弹弹药和导弹的短缺及其组成部分，这些计划在加速生产的“第三条轨道”的框架内，该计划被同意加速生产的生产。欧洲理事会于2023年3月。仓库欧盟成员国。</text:p>
      <text:p text:style-name="P4">
为了实施第三个“轨道”，欧洲委员会建议从欧盟预算中额外分配5亿欧元。</text:p>
      <text:p text:style-name="P4">
“在俄罗斯入侵乌克兰之后，战争达到了我们的门槛。 欧盟国防工业面临着前所未有的挑战，克服了新的现实。 我们需要竭尽所能，以帮助欧洲的国防工业，为了我们自己的安全，并赋予乌克兰为不公正入侵战争提供自卫的能力。</text:p>
      <text:p text:style-name="P4">
正如报告中指出的那样，现在成员国的大使已经就欧洲委员会的提案达成协议，欧盟理事会准备就采用该法案的最终版本就开始与Zevrian议会开始谈判。</text:p>
      <text:p text:style-name="P4">
据报道，据报道，2023年3月20日，欧洲理事会同意加速欧盟的弹药生产，其中包括三个“轨道”，尤其是设想在接下来的12个月内提供100万只炮兵胸部。 。第一个“轨道”涉及从已经存在的仓库向乌克兰提供弹药，第二个 - 加速了以联合订单在欧盟企业行业的口径155毫米壳的生产。 欧盟提到的每一个“轨道”都分配了10亿欧元。</text:p>
      <text:p text:style-name="P4">
第三个“轨道”涉及增加欧洲麦克风企业的国防生产，以维持欧洲的安全并补充军事武器库，而军事武器库是在乌克兰战斗作战开始后部分遭受破坏的。</text:p>
      <text:p text:style-name="P4">
有趣的是，ACT名称的英文缩写 - 尽快(采取支持弹药生产)它与另一种英语表达方式稳定 - “尽可能多的驴子”，这实际上是由乌克兰单词“尽快翻译”。</text:p>
      <text:p text:style-name="P4">
News Source: <text:a xlink:type="simple" xlink:href="https://www.ukrinform.ua/rubric-ato/3726953-boepripasi-dla-ukraini-posli-es-zatverdili-risenna-pro-zbilsenna-virobnictva.html" text:style-name="Internet_20_link" text:visited-style-name="Visited_20_Internet_20_Link">
https://www.ukrinform.ua/rubric-ato/3726953-boepripasi-dla-ukraini-posli-es-zatverdili-risenna-pro-zbilsenna-virobnictva.html</text:a>
</text:p>
      <!--NEWS-->
      <text:h text:style-name="P10" text:outline-level="1">
<text:span text:style-name="T4">
在乌克兰检查了63,000个庇护所：施密历尔说了多少合适的用途</text:span>
</text:h>
      <text:p text:style-name="P4">
作者: Ukrinform (Person)</text:p>
      <text:p text:style-name="P4">
出版商: Укринформ (Organization)</text:p>
      <text:p text:style-name="P4">
出版时间: 2023-06-23T20:22:00+03:00</text:p>
      <text:p text:style-name="P4">
修改时间: 2023-06-23T20:22:00+03:00</text:p>
      <text:p text:style-name="P4">
描述: 在乌克兰的63,000个庇护货架中，有77％适合使用。  - 乌克林。</text:p>
      <text:p text:style-name="P4">
图片: ['<text:a xlink:type="simple" xlink:href="https://static.ukrinform.com/photos/2023_03/thumb_files/630_360_1677850992-604.jpg" text:style-name="Internet_20_link" text:visited-style-name="Visited_20_Internet_20_Link">
630_360_16778...</text:a>
']</text:p>
      <text:p text:style-name="P4">
标签: ['перевірки', 'Шмигаль', 'Укриття', 'Єдині новини']</text:p>
      <text:p text:style-name="P4">
类型: Article</text:p>
      <!--METADATA-->
      <text:p text:style-name="P4">
<draw:frame draw:style-name="fr1" draw:name="Image199" text:anchor-type="as-char" svg:width="6.9236in" svg:height="3.956343in" draw:z-index="0">
<draw:image xlink:href="../Images/yкринформ/2023-06-23T20-22-00-03-00/630_360_1677850992-604.jpg" xlink:type="simple" xlink:show="embed" xlink:actuate="onLoad" draw:mime-type="image/jpeg"/>
</draw:frame>
在乌克兰验证的6.3万套庇护所中，有77％适合使用。</text:p>
      <text:p text:style-name="P4">
乌克林福姆报道，乌克兰丹尼斯·施米加尔(Denis Shmigal)的总理在乌克利福姆(Teleterna)的“一新闻”中说。</text:p>
      <text:p text:style-name="P4">
“在检查内政部以及SES的63,000个避难所中，有77％正在重新确定。 他们中的一些人不适合使用，其中一些在第一次检查时关闭了，在第二次检查时，他们已经打开了。” Shmigal说。</text:p>
      <text:p text:style-name="P4">
据他说，适合使用庇护所的避难所数量只能满足乌克兰人的一半需求，因此当局决定增加新庇护所的数量，并最大程度地改善可用条件。</text:p>
      <text:p text:style-name="P4">
*!(https://www.ukrinform.ua/rubric-society/3726944-posadovciv-pritaguvatimut-do-disciplinarnoi-vidpovidalnosti-za-negotovnist-ukrittiv-risenna-rnbo.html)总理说：“我们必须为乌克兰人提供100％的机会，以便在空中威胁中安全地处于安全位置。”</text:p>
      <text:p text:style-name="P4">
据报道，沃迪米尔·泽伦斯基(Volodymyr Zelensky)总统于6月23日召集了一次乌克兰的放射安全和防御会议。</text:p>
      <text:p text:style-name="P4">
6月1日晚上<text:a xlink:type="simple" xlink:href="https://www.ukrinform.ua/rubric-kyiv/3716899-klicko-unaslidok-nicnoi-ataki-na-kiiv-16-ludej-poraneni-z-nih-semero-u-likarni.html" text:style-name="Internet_20_link" text:visited-style-name="Visited_20_Internet_20_Link">
俄罗斯军队再次袭击了基辅火箭队</text:a>
。 敌人释放了Capital 10“ Iskander”的首都。 每个人都摧毁了防空。在火箭罢工中有19人被杀，其中3人被杀，其中包括一个9岁女孩。</text:p>
      <text:p text:style-name="P4">
<text:span text:style-name="T4">
另请阅读：</text:span>
 <text:a xlink:type="simple" xlink:href="https://www.ukrinform.ua/rubric-kyiv/3726347-arestovanomu-u-spravi-pro-zakrite-ukritta-cinovniku-kmda-ogolosili-se-odnu-pidozru.html" text:style-name="Internet_20_link" text:visited-style-name="Visited_20_Internet_20_Link">
<text:span text:style-name="T4">
被捕</text:span>
 u <text:span text:style-name="T4">
案例</text:span>
 <text:span text:style-name="T4">
关于</text:span>
 <text:span text:style-name="T4">
封闭</text:span>
<text:span text:style-name="T5">
封面</text:span>
<text:span text:style-name="T5">
 </text:span>
<text:span text:style-name="T5">
 </text:span>
<text:span text:style-name="T5">
 </text:span>
<text:span text:style-name="T5">
 </text:span>
<text:span text:style-name="T5">
 </text:span>
<text:span text:style-name="T5">
 </text:span>
<text:span text:style-name="T5">
 </text:span>
<text:span text:style-name="T5">
 </text:span>
<text:span text:style-name="T5">
 </text:span>
<text:span text:style-name="T5">
 </text:span>
<text:span text:style-name="T5">
 ksca</text:span>
 <text:span text:style-name="T4">
<text:span text:style-name="T5">
 </text:span>
* </text:span>
一个<text:span text:style-name="T4">
 </text:span>
怀疑**</text:a>
受害者的亲戚说，人们在空气焦虑期间来到的庇护所被关闭。</text:p>
      <text:p text:style-name="P4">
6月3日，法院为与Desnyanskiy地区庇护所(Kyiv]的庇护所相关的四人选择了预防措施。(https://www.ukrinform.ua/tag-kiiv)。</text:p>
      <text:p text:style-name="P4">
悲剧发生后，首都开始了增加的庇护所检查。</text:p>
      <text:p text:style-name="P4">
News Source: <text:a xlink:type="simple" xlink:href="https://www.ukrinform.ua/rubric-society/3726954-v-ukraini-perevirili-63-000-ukrittiv-smigal-rozpoviv-skilki-pridatni-do-vikoristanna.html" text:style-name="Internet_20_link" text:visited-style-name="Visited_20_Internet_20_Link">
https://www.ukrinform.ua/rubric-society/3726954-v-ukraini-perevirili-63-000-ukrittiv-smigal-rozpoviv-skilki-pridatni-do-vikoristanna.html</text:a>
</text:p>
      <!--NEWS-->
      <text:h text:style-name="P10" text:outline-level="1">
<text:span text:style-name="T4">
每天在牛头国防军中执行超过130万部火灾</text:span>
</text:h>
      <text:p text:style-name="P4">
作者: Ukrinform (Person)</text:p>
      <text:p text:style-name="P4">
出版商: Укринформ (Organization)</text:p>
      <text:p text:style-name="P4">
出版时间: 2023-06-23T20:31:00+03:00</text:p>
      <text:p text:style-name="P4">
修改时间: 2023-06-23T20:31:00+03:00</text:p>
      <text:p text:style-name="P4">
描述: 在塔夫里斯克（Tavriysk）的方向上，俄罗斯军队损失了三个以上的嘴，受伤和受伤，51架军事装备被摧毁。  - 乌克林。</text:p>
      <text:p text:style-name="P4">
图片: ['<text:a xlink:type="simple" xlink:href="https://static.ukrinform.com/photos/2023_06/thumb_files/630_360_1685868348-538.jpg" text:style-name="Internet_20_link" text:visited-style-name="Visited_20_Internet_20_Link">
630_360_16858...</text:a>
']</text:p>
      <text:p text:style-name="P4">
标签: ['ЗСУ', 'Російські військові', 'Таврія', 'Війна з Росією']</text:p>
      <text:p text:style-name="P4">
类型: Article</text:p>
      <!--METADATA-->
      <text:p text:style-name="P4">
<draw:frame draw:style-name="fr1" draw:name="Image200" text:anchor-type="as-char" svg:width="6.9236in" svg:height="3.956343in" draw:z-index="0">
<draw:image xlink:href="../Images/yкринформ/2023-06-23T20-31-00-03-00/630_360_1685868348-538.jpg" xlink:type="simple" xlink:show="embed" xlink:actuate="onLoad" draw:mime-type="image/jpeg"/>
</draw:frame>
俄罗斯军队当天失去了三口，白天摧毁了51辆军事装备。</text:p>
      <text:p text:style-name="P4">
根据乌克林福姆的说法，Oleksandr Tarnavsky将军在[Telegram]中报道了(https://t.me/otarnavskiy/131)。</text:p>
      <text:p text:style-name="P4">
塔纳夫斯基说：“国防军在塔夫里亚方向取得了显着的成功。”</text:p>
      <text:p text:style-name="P4">
据他说，在加工的1344个火灾任务中，火箭部队和炮兵的部队。</text:p>
      <text:p text:style-name="P4">
“在损失的最后一天<text:a xlink:type="simple" xlink:href="https://www.ukrinform.ua/tag-rosia" text:style-name="Internet_20_link" text:visited-style-name="Visited_20_Internet_20_Link">
敌人</text:a>
用受伤的三个嘴被杀死。 塔尔纳夫斯基说：“ 51名军事技术人员被摧毁。”</text:p>
      <text:p text:style-name="P4">
特别是，销毁了3个坦克，14 bbm(BMP，MTLB)，SuperCam UAV，无人机“ Orlan-10”，Merlin无人机，2枪2A36“ HYACINT-B”，3枪2C5“ Hyacintt-C”，3 propelled炮兵装置2C7“ Pion”，2个自propellered aurnillery。 2榴弹炮2A65«MSTA-B»。</text:p>
      <text:p text:style-name="P4">
<text:span text:style-name="T4">
另请阅读：</text:span>
 <text:a xlink:type="simple" xlink:href="https://www.ukrinform.ua/rubric-ato/3726856-u-genicesku-sili-oboroni-znisili-bazu-rosgvardii.html" text:style-name="Internet_20_link" text:visited-style-name="Visited_20_Internet_20_Link">
在Genichesk国防军中<text:span text:style-name="T4">
被摧毁</text:span>
 Rosgv​​ardia基地</text:a>
另外，摧毁了6枚敌方弹药。</text:p>
      <text:p text:style-name="P4">
如[Ukrinform]报道(https://www.ukrinform.ua/rubric-ato/3726585-sili-oboroni-znisili-vze-223-330-rosian.html)自2022年2月24日，2023年6月23日，在过去的一天中，约有223,000 330俄罗斯河，另外680人。</text:p>
      <text:p text:style-name="P4">
News Source: <text:a xlink:type="simple" xlink:href="https://www.ukrinform.ua/rubric-ato/3726956-na-tavrijskomu-napramku-sil-oboroni-za-dobu-vikonali-ponad-13-tisaci-vognevih-zavdan.html" text:style-name="Internet_20_link" text:visited-style-name="Visited_20_Internet_20_Link">
https://www.ukrinform.ua/rubric-ato/3726956-na-tavrijskomu-napramku-sil-oboroni-za-dobu-vikonali-ponad-13-tisaci-vognevih-zavdan.html</text:a>
</text:p>
      <!--NEWS-->
      <text:h text:style-name="P10" text:outline-level="1">
<text:span text:style-name="T4">
Kyslyts敦促全世界认真对待核恐怖的威胁</text:span>
</text:h>
      <text:p text:style-name="P4">
作者: Ukrinform (Person)</text:p>
      <text:p text:style-name="P4">
出版商: Укринформ (Organization)</text:p>
      <text:p text:style-name="P4">
出版时间: 2023-06-23T20:33:24+03:00</text:p>
      <text:p text:style-name="P4">
修改时间: 2023-06-23T20:33:24+03:00</text:p>
      <text:p text:style-name="P4">
描述: 乌克兰的永久代表在联合国谢尔盖·基斯利特（Sergey Kislytsa）呼吁国际社会认真对待俄罗斯联合会在Zaporizhzhya NPP上承担核恐怖的威胁。  - 乌克林。</text:p>
      <text:p text:style-name="P4">
图片: ['<text:a xlink:type="simple" xlink:href="https://static.ukrinform.com/photos/2023_01/thumb_files/630_360_1674002186-677.jpeg" text:style-name="Internet_20_link" text:visited-style-name="Visited_20_Internet_20_Link">
630_360_16740...</text:a>
']</text:p>
      <text:p text:style-name="P4">
标签: ['ООН', 'Кислиця', 'Запорізька АЕС', 'Війна з Росією', 'Ядерний терор']</text:p>
      <text:p text:style-name="P4">
类型: Article</text:p>
      <!--METADATA-->
      <text:p text:style-name="P4">
<draw:frame draw:style-name="fr1" draw:name="Image201" text:anchor-type="as-char" svg:width="6.9236in" svg:height="3.956343in" draw:z-index="0">
<draw:image xlink:href="../Images/yкринформ/2023-06-23T20-33-24-03-00/630_360_1674002186-677.jpeg" xlink:type="simple" xlink:show="embed" xlink:actuate="onLoad" draw:mime-type="image/jpeg"/>
</draw:frame>
乌克兰的永久代表在联合国谢尔盖·基斯利特(Sergey Kislytsa)呼吁国际社会认真对待俄罗斯纳扎波罗兹里(Nazaporozhye)联合会对核恐怖的威胁。</text:p>
      <text:p text:style-name="P4">
他于周五在联合国安理会的一次会议上说，乌克林福姆自己在纽约的记者报告。</text:p>
      <text:p text:style-name="P4">
“根据情报，俄罗斯随着辐射的泄漏，在Zaporozhye核电站检查了剧本。 <text:a xlink:type="simple" xlink:href="https://www.ukrinform.ua/rubric-other_news/3723441-pidriv-rosianami-kahovskoi-ges-usi-novini.html" text:style-name="Internet_20_link" text:visited-style-name="Visited_20_Internet_20_Link">
爆破(Kakhovskaya-编辑。)坝</text:a>
很明显，俄罗斯准备好采用烧毁土地的策略，以应对被夺取的土地上的军事局势的浇水，因为它怀疑它们是否可以维持它们。” Kislytsya强调。</text:p>
      <text:p text:style-name="P4">
他呼吁国际社会认真对待执行者恐怖的威胁，并增加对俄罗斯联邦防止这种情况的压力，并对俄罗斯原子能行业和军事工业综合体施加额外的制裁。</text:p>
      <text:p text:style-name="P4">
<text:span text:style-name="T4">
另请阅读：</text:span>
 <text:a xlink:type="simple" xlink:href="https://www.ukrinform.ua/rubric-ato/3726213-rosia-vse-pidgotuvala-dla-teraktu-na-zaes-iz-vikidom-radiacii-zelenskij.html" text:style-name="Internet_20_link" text:visited-style-name="Visited_20_Internet_20_Link">
俄罗斯为恐怖袭击<text:span text:style-name="T4">
 zpp </text:span>
准备了一切 -  Zelensky</text:a>
Kyslytsya强调，乌克兰还希望对俄罗斯的犯罪行为进行客观评估。</text:p>
      <text:p text:style-name="P4">
他说：“只有果断和适当的步骤才能削弱在地区和全球范围内的蚊子的可能性，才会有助于俄罗斯造成的危机的分离。”人性。</text:p>
      <text:p text:style-name="P4">
Pred Pred说：“俄罗斯的领土优惠和冲突的暂时性范围，一种安抚的变体只会服务于缓慢行动的矿山，雷管掌握在克里姆林宫手中。”</text:p>
      <text:p text:style-name="P4">
<text:span text:style-name="T4">
另请阅读：</text:span>
 <text:a xlink:type="simple" xlink:href="https://www.ukrinform.ua/rubric-ato/3726554-mzs-ukraini-zaklikae-g7-i-evrosouz-ne-dopustiti-adernogo-incidentu-na-zaes.html" text:style-name="Internet_20_link" text:visited-style-name="Visited_20_Internet_20_Link">
乌克兰外交部致电G7和欧盟，以防止<text:span text:style-name="T4">
 ZPP </text:span>
的核激励措施</text:a>
据他说，尽管俄罗斯在被占领的领土上燃烧，但“不相信他们的防御工事，也不是自己的部队”。“这就是为什么它以定罪的罪犯和在俄罗斯职位背后的支队赋予自己的部队的原因，这是不允许士兵在第一道防线中逃避战斗的任务，”  - 说。</text:p>
      <text:p text:style-name="P4">
他补充说，尽管采取了所有这些措施，但在某些地区，乌克兰军队继续前进，保护他们的立场并反对增加的阿塔卡姆氏症。</text:p>
      <text:p text:style-name="P4">
<text:span text:style-name="T4">
另请阅读：</text:span>
 <text:a xlink:type="simple" xlink:href="https://www.ukrinform.ua/rubric-economy/3726783-mozlivij-rosijskij-terakt-na-zaes-cim-ce-zagrozue-ukraini-evropi-j-samij-rosii.html" text:style-name="Internet_20_link" text:visited-style-name="Visited_20_Internet_20_Link">
可能对<text:span text:style-name="T4">
 ZPP的恐怖袭击</text:span>
：威胁乌克兰，欧洲和俄罗斯本身的是什么</text:a>
“乌克兰将释放其所有领土，只要有必要，这将需要花费很长时间，因为我们重视军事和平民的生命，不使用大规模攻击的战略和对民用基础设施的彻底破坏。” 。</text:p>
      <text:p text:style-name="P4">
据乌克林福姆称，联合国安理会在乌克兰与俄罗斯战争有关的情况举行了一次会议。</text:p>
      <text:p text:style-name="P4">
News Source: <text:a xlink:type="simple" xlink:href="https://www.ukrinform.ua/rubric-ato/3726957-kislica-zaklikav-svit-serjozno-postavitisa-do-zagrozi-adernogo-teroru-na-zaes.html" text:style-name="Internet_20_link" text:visited-style-name="Visited_20_Internet_20_Link">
https://www.ukrinform.ua/rubric-ato/3726957-kislica-zaklikav-svit-serjozno-postavitisa-do-zagrozi-adernogo-teroru-na-zaes.html</text:a>
</text:p>
      <!--NEWS-->
      <text:h text:style-name="P10" text:outline-level="1">
<text:span text:style-name="T4">
蒙古发现了近140个自然瘟疫中心，包括与俄罗斯联邦的边界</text:span>
</text:h>
      <text:p text:style-name="P4">
作者: Ukrinform (Person)</text:p>
      <text:p text:style-name="P4">
出版商: Укринформ (Organization)</text:p>
      <text:p text:style-name="P4">
出版时间: 2023-06-23T20:36:00+03:00</text:p>
      <text:p text:style-name="P4">
修改时间: 2023-06-23T20:36:00+03:00</text:p>
      <text:p text:style-name="P4">
描述: 蒙古国家疾病研究中心报告说，该国有137个自然鼠疫中心，包括在与俄罗斯的边界。  - 乌克林。</text:p>
      <text:p text:style-name="P4">
图片: ['<text:a xlink:type="simple" xlink:href="https://static.ukrinform.com/photos/2016_09/thumb_files/630_360_1474466842-7175.jpg" text:style-name="Internet_20_link" text:visited-style-name="Visited_20_Internet_20_Link">
630_360_14744...</text:a>
']</text:p>
      <text:p text:style-name="P4">
标签: ['Росія', 'Чума', 'Хвороба', 'Монголія']</text:p>
      <text:p text:style-name="P4">
类型: Article</text:p>
      <!--METADATA-->
      <text:p text:style-name="P4">
<draw:frame draw:style-name="fr1" draw:name="Image202" text:anchor-type="as-char" svg:width="6.9236in" svg:height="3.956343in" draw:z-index="0">
<draw:image xlink:href="../Images/yкринформ/2023-06-23T20-36-00-03-00/630_360_1474466842-7175.jpg" xlink:type="simple" xlink:show="embed" xlink:actuate="onLoad" draw:mime-type="image/jpeg"/>
</draw:frame>
蒙古国国家疾病研究中心报告说，已经确定了137个自然鼠疫中心，包括在生长的边界。</text:p>
      <text:p text:style-name="P4">
关于IT报告乌克林福姆，参考<text:a xlink:type="simple" xlink:href="https://t.me/tass_agency/197676" text:style-name="Internet_20_link" text:visited-style-name="Visited_20_Internet_20_Link">
Telegram-Channel Tass</text:a>
。</text:p>
      <text:p text:style-name="P4">
澄清说，最接近俄罗斯的边界(https://www.ukrinform.ua/tag-kordon)Bubonic瘟疫的自然中心是在与图瓦俄罗斯共和国接壤的内政部西北艾姆克(Aimak)中发现的。</text:p>
      <text:p text:style-name="P4">
内政部目的的最后一项研究是在2022年举行的，当时俄罗斯塔恩戈尔的流行病学家发现该疾病的自然壁炉活动增加了。</text:p>
      <text:p text:style-name="P4">
在第25届国际会议“区域性感染问题”上发出了这样的信息。</text:p>
      <text:p text:style-name="P4">
Rospozhnadzor反过来说，他通过激活蒙古的自然鼠疫灶(包括与俄罗斯的边界)来控制这种情况。</text:p>
      <text:p text:style-name="P4">
<text:span text:style-name="T4">
另请阅读：</text:span>
 <text:a xlink:type="simple" xlink:href="https://www.ukrinform.ua/rubric-world/3726870-v-aponii-pomerla-persa-ludina-u-sviti-vid-virusu-oz.html" text:style-name="Internet_20_link" text:visited-style-name="Visited_20_Internet_20_Link">
在日本，世界上第一个死于<text:span text:style-name="T4">
病毒</text:span>
在盎司中</text:a>
据报道，在俄罗斯进入乌克兰的全面入侵中，来自图瓦共和国的军队将参加。</text:p>
      <text:p text:style-name="P4">
News Source: <text:a xlink:type="simple" xlink:href="https://www.ukrinform.ua/rubric-world/3726959-u-mongolii-viavili-majze-140-prirodnih-oseredkiv-cumi-v-tomu-cisli-na-kordoni-z-rf.html" text:style-name="Internet_20_link" text:visited-style-name="Visited_20_Internet_20_Link">
https://www.ukrinform.ua/rubric-world/3726959-u-mongolii-viavili-majze-140-prirodnih-oseredkiv-cumi-v-tomu-cisli-na-kordoni-z-rf.html</text:a>
</text:p>
      <!--NEWS-->
      <text:h text:style-name="P10" text:outline-level="1">
<text:span text:style-name="T4">
在乌克兰，他们将检查桥梁状态-Shmigal</text:span>
</text:h>
      <text:p text:style-name="P4">
作者: Ukrinform (Person)</text:p>
      <text:p text:style-name="P4">
出版商: Укринформ (Organization)</text:p>
      <text:p text:style-name="P4">
出版时间: 2023-06-23T20:40:00+03:00</text:p>
      <text:p text:style-name="P4">
修改时间: 2023-06-23T20:40:00+03:00</text:p>
      <text:p text:style-name="P4">
描述: 在乌克兰，将成立一个委员会来检查桥梁的状态，该州将由社区发展，领土，基础设施和基础设施亚历山大·库布拉科夫（Alexander Kubrakov）的恢复企业人士领导。  - 乌克林。</text:p>
      <text:p text:style-name="P4">
图片: ['<text:a xlink:type="simple" xlink:href="https://static.ukrinform.com/photos/2023_03/thumb_files/630_360_1677850992-604.jpg" text:style-name="Internet_20_link" text:visited-style-name="Visited_20_Internet_20_Link">
630_360_16778...</text:a>
']</text:p>
      <text:p text:style-name="P4">
标签: ['Міст', 'Шмигаль', 'Критична інфраструктура', 'Єдині новини']</text:p>
      <text:p text:style-name="P4">
类型: Article</text:p>
      <!--METADATA-->
      <text:p text:style-name="P4">
<draw:frame draw:style-name="fr1" draw:name="Image203" text:anchor-type="as-char" svg:width="6.9236in" svg:height="3.956343in" draw:z-index="0">
<draw:image xlink:href="../Images/yкринформ/2023-06-23T20-40-00-03-00/630_360_1677850992-604.jpg" xlink:type="simple" xlink:show="embed" xlink:actuate="onLoad" draw:mime-type="image/jpeg"/>
</draw:frame>
该委员会将在乌克兰人检查桥梁，该州将由社区发展，领土，领土和基础设施Alexekubrakov的国防部长领导。</text:p>
      <text:p text:style-name="P4">
乌克林福姆报道，乌克兰丹尼斯·施米加尔(Denis Shmigal)的总理在乌克利福姆(Teleterna)的“一新闻”中说。</text:p>
      <text:p text:style-name="P4">
“这也是一个决定，由续约牧师领导的委员会进行检查<text:a xlink:type="simple" xlink:href="https://www.ukrinform.ua/tag-mist" text:style-name="Internet_20_link" text:visited-style-name="Visited_20_Internet_20_Link">
桥梁</text:a>
。 这是另一个痛苦的点，这是另一个关键的基础设施，在此期间应该处于良好状态。 特别是诸如Dniester河的Dniep​​er河等战略桥梁。 涉及国家安全的地方 - 我们将检查他们的状况。” Shmigal说。</text:p>
      <text:p text:style-name="P4">
<text:span text:style-name="T4">
另请阅读：</text:span>
 <text:a xlink:type="simple" xlink:href="https://www.ukrinform.ua/rubric-vidbudova/3726869-specialna-komisia-perevirit-stan-mostiv-i-slahoprovodiv-po-ukraini-prezident.html" text:style-name="Internet_20_link" text:visited-style-name="Visited_20_Internet_20_Link">
特别委员会将检查桥梁和立交桥的状况 - 乌克兰 - 总统</text:a>
如[Ukrinform]报道(https://www.ukrinform.ua/rubric-polytics/3726823-zelenskij-proviv-zasidanna-rnbo.html)在总统弗拉基米尔·泽伦斯基(Vladimir Zelensky)主席的领导下，召开了乌克兰国家安全与国防委员会的会议，在此期间，考虑了建筑保护，加速司法改革以及乌克兰在欧盟成员身份的进一步措施。</text:p>
      <text:p text:style-name="P4">
News Source: <text:a xlink:type="simple" xlink:href="https://www.ukrinform.ua/rubric-economy/3726960-v-ukraini-perevirat-stan-mostiv-smigal.html" text:style-name="Internet_20_link" text:visited-style-name="Visited_20_Internet_20_Link">
https://www.ukrinform.ua/rubric-economy/3726960-v-ukraini-perevirat-stan-mostiv-smigal.html</text:a>
</text:p>
      <!--NEWS-->
      <text:h text:style-name="P10" text:outline-level="1">
<text:span text:style-name="T4">
检查庇护所：政府将邀请总统释放许多政府的负责人</text:span>
</text:h>
      <text:p text:style-name="P4">
作者: Ukrinform (Person)</text:p>
      <text:p text:style-name="P4">
出版商: Укринформ (Organization)</text:p>
      <text:p text:style-name="P4">
出版时间: 2023-06-23T20:42:59+03:00</text:p>
      <text:p text:style-name="P4">
修改时间: 2023-06-23T20:42:59+03:00</text:p>
      <text:p text:style-name="P4">
描述: 部长的内阁将已经发展，并将在下周开始时达成共识，并将就避难所检查结果释放行政局长向法令总统提议。  - 乌克林。</text:p>
      <text:p text:style-name="P4">
图片: ['<text:a xlink:type="simple" xlink:href="https://static.ukrinform.com/photos/2023_06/thumb_files/630_360_1686303753-448.jpg" text:style-name="Internet_20_link" text:visited-style-name="Visited_20_Internet_20_Link">
630_360_16863...</text:a>
']</text:p>
      <text:p text:style-name="P4">
标签: ['Кабмін', 'Президент', 'Звільнення', 'Шмигаль', 'Укриття', 'Єдині новини']</text:p>
      <text:p text:style-name="P4">
类型: Article</text:p>
      <!--METADATA-->
      <text:p text:style-name="P4">
<draw:frame draw:style-name="fr1" draw:name="Image204" text:anchor-type="as-char" svg:width="6.9236in" svg:height="3.956343in" draw:z-index="0">
<draw:image xlink:href="../Images/yкринформ/2023-06-23T20-42-59-03-00/630_360_1686303753-448.jpg" xlink:type="simple" xlink:show="embed" xlink:actuate="onLoad" draw:mime-type="image/jpeg"/>
</draw:frame>
部长的内阁已经制定，并将同意第一周的总统，以提起庇护所庇护所释放行政局长的法令。</text:p>
      <text:p text:style-name="P4">
乌克林福姆报道，乌克兰丹尼斯·施米加尔(Denis Shmigal)总理在唯一的新闻中说了这一点。</text:p>
      <text:p text:style-name="P4">
“在某些领域，人员决定将在某些领域做出。 将是[释放]的决定(https://www.ukrinform.ua/tag-zvilnenna)相关的行政部长也将受到谴责。 我们处理了所有这些事情，并在下周初的字面意思是，内阁将提议他们在乌克兰总统签署相关法令，签署乌克兰总统。” Smigal说。</text:p>
      <text:p text:style-name="P4">
*!(https://www.ukrinform.ua/rubric-society/3726954-v-ukraini-perevirili-63-000-ukrittiv-smigal-rozpoviv-skilki-pridatni-do-vikoristanna.html)沃迪米尔总统Zelenskyy表示，几乎所有全国失望的结论，因此<text:a xlink:type="simple" xlink:href="https://www.ukrinform.ua/rubric-polytics/3726862-budut-kadrovi-risenna-zelenskij-pro-rozglad-na-rnbo-situacii-z-ukrittami.html" text:style-name="Internet_20_link" text:visited-style-name="Visited_20_Internet_20_Link">
将有适当的人事决定</text:a>
。 他强调，全国各地的杰出和可靠的庇护所应该并且应该在各个层面上优先考虑庇护所。</text:p>
      <text:p text:style-name="P4">
据报道，在6月23日星期五，<text:a xlink:type="simple" xlink:href="https://www.ukrinform.ua/rubric-polytics/3726823-zelenskij-proviv-zasidanna-rnbo.html" text:style-name="Internet_20_link" text:visited-style-name="Visited_20_Internet_20_Link">
炸弹庇护所条件下的辐射安全和防御会议</text:a>
，司法改革和欧洲一体化问题。</text:p>
      <text:p text:style-name="P4">
News Source: <text:a xlink:type="simple" xlink:href="https://www.ukrinform.ua/rubric-polytics/3726961-perevirka-ukrittiv-urad-zaproponue-prezidentu-zvilniti-kerivnikiv-nizki-administracij.html" text:style-name="Internet_20_link" text:visited-style-name="Visited_20_Internet_20_Link">
https://www.ukrinform.ua/rubric-polytics/3726961-perevirka-ukrittiv-urad-zaproponue-prezidentu-zvilniti-kerivnikiv-nizki-administracij.html</text:a>
</text:p>
      <!--NEWS-->
      <text:h text:style-name="P10" text:outline-level="1">
<text:span text:style-name="T4">
Zelensky指出了第35海军陆战队旅的士兵前部的特殊优点</text:span>
</text:h>
      <text:p text:style-name="P4">
作者: Ukrinform (Person)</text:p>
      <text:p text:style-name="P4">
出版商: Укринформ (Organization)</text:p>
      <text:p text:style-name="P4">
出版时间: 2023-06-23T20:46:00+03:00</text:p>
      <text:p text:style-name="P4">
修改时间: 2023-06-23T20:46:00+03:00</text:p>
      <text:p text:style-name="P4">
描述: 沃迪米尔·泽伦斯基（Volodymyr Zelensky）总统指出，第35艘海军陆战队士兵的前部的力量和勇气，包括维亚切斯拉夫·英格罗夫（Vyacheslav Immangulov）和谢尔盖·佩诺夫（Sergey Penov），以及伊万·科茨图拉（Ivan Kotsura）和亚历山大·卡桑德（Alexander Kazande）堕落的伞兵的勇气。  - 乌克林。</text:p>
      <text:p text:style-name="P4">
图片: ['<text:a xlink:type="simple" xlink:href="https://static.ukrinform.com/photos/2023_05/thumb_files/630_360_1685119271-129.jpeg" text:style-name="Internet_20_link" text:visited-style-name="Visited_20_Internet_20_Link">
630_360_16851...</text:a>
']</text:p>
      <text:p text:style-name="P4">
标签: ['Військові', 'Морпіхи', 'Зеленський', 'Війна з Росією']</text:p>
      <text:p text:style-name="P4">
类型: Article</text:p>
      <!--METADATA-->
      <text:p text:style-name="P4">
<draw:frame draw:style-name="fr1" draw:name="Image205" text:anchor-type="as-char" svg:width="6.9236in" svg:height="3.956343in" draw:z-index="0">
<draw:image xlink:href="../Images/yкринформ/2023-06-23T20-46-00-03-00/630_360_1685119271-129.jpeg" xlink:type="simple" xlink:show="embed" xlink:actuate="onLoad" draw:mime-type="image/jpeg"/>
</draw:frame>
总统的洛里尔·泽伦斯基(Lordir Zelensky)指出，海军陆战队35号旅的士兵的前部有力量和勇气，包括维亚切斯拉夫·曼格洛夫(Vyacheslav Immangulov)和塞尔盖·佩诺夫(Sergey Penov)的伊万·科茨尔(Ivan Kotsur)和亚历山大·卡扎德吉(Alexander Kazandeji)的堕落的副人。</text:p>
      <text:p text:style-name="P4">
他在晚上讲述了这件事<text:a xlink:type="simple" xlink:href="https://t.me/V_Zelenskiy_official/6692" text:style-name="Internet_20_link" text:visited-style-name="Visited_20_Internet_20_Link">
更近的视频</text:a>
，报道乌克林福姆。</text:p>
      <text:p text:style-name="P4">
“要了解我们的英雄，要感谢他们。 我今天要特别标记<text:a xlink:type="simple" xlink:href="https://www.ukrinform.ua/tag-vijskovi" text:style-name="Internet_20_link" text:visited-style-name="Visited_20_Internet_20_Link">
战士</text:a>
我们的35名较正确的海军陆战队。 行为非常困难的旅。 完全像乌克兰士兵那样战斗的家伙应该战斗。老水手维亚切斯拉夫·普兰格洛夫(Vyacheslav Immangulov)和初级中尉谢尔盖·佩诺夫(Sergey Penov) - 谢谢您，男孩们，在顿涅茨克地区的战斗中，您的示范性和勇气。 这应该是我们的战士，乌克兰士兵。 做得好!”泽伦斯基说。</text:p>
      <text:p text:style-name="P4">
<text:span text:style-name="T5">
viso：<text:a xlink:type="simple" xlink:href="https://t.me/V_Zelenskiy_official/6692" text:style-name="Internet_20_link" text:visited-style-name="Visited_20_Internet_20_Link">
op</text:a>
</text:span>
</text:p>
      <text:p text:style-name="P4">
同时，国家元首兑现了两个“尤其是勇敢，特殊的“伞兵”“三十岁”的记忆。</text:p>
      <text:p text:style-name="P4">
“他们现在为我们的国家，我们的人民献出了生命 - 在战斗中，乌克兰必须记住他们。 伊万·科茨(Ivan Kotzur)上尉...永恒的记忆!总统说，高级莱尔滕·亚历山大·卡桑德(Lelten Alexander Kazande)...永恒的记忆!</text:p>
      <text:p text:style-name="P4">
<text:span text:style-name="T4">
另请阅读：</text:span>
 <text:a xlink:type="simple" xlink:href="https://www.ukrinform.ua/rubric-ato/3725048-zelenskij-vidznaciv-sturmovij-pidrozdil-gur-artan.html" text:style-name="Internet_20_link" text:visited-style-name="Visited_20_Internet_20_Link">
<text:span text:style-name="T4">
 Zelensky </text:span>
 <text:span text:style-name="T4">
 </text:span>
注意** Gru“ Artan”的突击单位</text:a>
他还希望乌克兰在俄罗斯战争中的胜利以及国家机构的成功与我们自己的战争相同，有效的胜利是对所有为了自由和力量而战斗和死亡的乌克兰英雄的最佳纪念活动。乌克兰。</text:p>
      <text:p text:style-name="P4">
如[Ukrinform]报道(https://www.ukrinform.ua/rubric-ato/3725882-zelenskij-nagorodiv-106-vijskovih-63-iz-nih-posmertno.html)，6月21日，总统沃迪米尔·泽伦斯基(Volodymyr Zelenskyy)庆祝了106名军人的州奖，其中63名 - 死后。</text:p>
      <text:p text:style-name="P4">
_foto：op _</text:p>
      <text:p text:style-name="P4">
News Source: <text:a xlink:type="simple" xlink:href="https://www.ukrinform.ua/rubric-ato/3726962-zelenskij-vidznaciv-osoblivi-zaslugi-na-fronti-voiniv-35i-brigadi-morskoi-pihoti.html" text:style-name="Internet_20_link" text:visited-style-name="Visited_20_Internet_20_Link">
https://www.ukrinform.ua/rubric-ato/3726962-zelenskij-vidznaciv-osoblivi-zaslugi-na-fronti-voiniv-35i-brigadi-morskoi-pihoti.html</text:a>
</text:p>
      <!--NEWS-->
      <text:h text:style-name="P10" text:outline-level="1">
<text:span text:style-name="T4">
敖德萨战士将从办公室释放，而不是从陆军 - 丹尼洛夫释放</text:span>
</text:h>
      <text:p text:style-name="P4">
作者: Ukrinform (Person)</text:p>
      <text:p text:style-name="P4">
出版商: Укринформ (Organization)</text:p>
      <text:p text:style-name="P4">
出版时间: 2023-06-23T20:48:36+03:00</text:p>
      <text:p text:style-name="P4">
修改时间: 2023-06-23T20:48:36+03:00</text:p>
      <text:p text:style-name="P4">
描述: 敖德萨地区收购中心的负责人据称其亲属被发现在国外昂贵的财产，但将被驳回，但不会从武装部队中解雇。  - 乌克林。</text:p>
      <text:p text:style-name="P4">
图片: ['<text:a xlink:type="simple" xlink:href="https://static.ukrinform.com/photos/2023_03/thumb_files/630_360_1678825036-533.jpg" text:style-name="Internet_20_link" text:visited-style-name="Visited_20_Internet_20_Link">
630_360_16788...</text:a>
']</text:p>
      <text:p text:style-name="P4">
标签: ['Одеса', 'РНБО', 'Звільнення', 'Данілов', 'Єдині новини', 'воєнком']</text:p>
      <text:p text:style-name="P4">
类型: Article</text:p>
      <!--METADATA-->
      <text:p text:style-name="P4">
<draw:frame draw:style-name="fr1" draw:name="Image206" text:anchor-type="as-char" svg:width="6.9236in" svg:height="3.956343in" draw:z-index="0">
<draw:image xlink:href="../Images/yкринформ/2023-06-23T20-48-36-03-00/630_360_1678825036-533.jpg" xlink:type="simple" xlink:show="embed" xlink:actuate="onLoad" draw:mime-type="image/jpeg"/>
</draw:frame>
敖德萨地区收购中心负责人的亲戚在国外更改了昂贵的所有权。</text:p>
      <text:p text:style-name="P4">
乌克林福姆报道，这是由国家安全和国防委员会部长Alexey Danilov Wephiri Telelorphone“统一新闻”所说的。</text:p>
      <text:p text:style-name="P4">
“在战争期间，我们不能将一个人从武装部队中解救出来，他是从这个职位上建造的，他将要去的地方，这是一个子司令部的决定，对于那些将直接从属于他的人来说是。</text:p>
      <text:p text:style-name="P4">
同时，秘书<text:a xlink:type="simple" xlink:href="https://www.ukrinform.ua/tag-rnbo" text:style-name="Internet_20_link" text:visited-style-name="Visited_20_Internet_20_Link">
NSDB</text:a>
他指出，记者发表的事实将进行，如果他们确认，则说：“完全不同的尸体将被拆除。”</text:p>
      <text:p text:style-name="P4">
<text:span text:style-name="T4">
另请阅读：</text:span>
 <text:a xlink:type="simple" xlink:href="https://www.ukrinform.ua/rubric-polytics/3726842-skandal-z-odeskim-voenkomom-suhoputni-vijska-spriatimut-perevirci.html" text:style-name="Internet_20_link" text:visited-style-name="Visited_20_Internet_20_Link">
与敖德萨战争的丑闻：将测试陆军</text:a>
据报道，根据高级总司令总统沃迪米尔·泽伦斯基(Volodymyr Zelenskyy)的汇率的结果<text:a xlink:type="simple" xlink:href="https://www.ukrinform.ua/rubric-ato/3726908-zelenskij-proviv-stavku-doruciv-zaluznomu-zvilniti-odeskogo-voenkoma.html" text:style-name="Internet_20_link" text:visited-style-name="Visited_20_Internet_20_Link">
指示解雇敖德萨地区收购中心</text:a>
并建立一个委员会，以与执法集团和NAPC的第一位国防军将军亚历山大·帕夫拉拉兹(Alexander Pavlaraz)和纳普(NAPC)的分区进行委托，以检查乌克兰所有地区的军事委员会。</text:p>
      <text:p text:style-name="P4">
<text:span text:style-name="T4">
另请阅读：</text:span>
 [乌克兰将检查活动和财产(https://www.ukrinform.ua/rubric-society/3726938-v-ukraini-perevirat-dialnist-ta-majnovij-stan-usih-voenkomiv-smigal.html)如[媒体]报道(https://www.pravda.com.ua/news/2023/06/22/7407993/)，在一场完整的战争中，他对Yevgeny Borisov的Tasotcial Support of tasotcial Supportial中心负责人的家族，他以数百万美元的价格购买了房地产海岸和汽车。 西班牙登记册的摘录将被撤销，尽管博里索夫本人指出，他的家人是否在西班牙拥有财产，他没有财产。</text:p>
      <text:p text:style-name="P4">
News Source: <text:a xlink:type="simple" xlink:href="https://www.ukrinform.ua/rubric-ato/3726963-odeskogo-voenkoma-zvilnat-z-posadi-a-ne-z-armii-danilov.html" text:style-name="Internet_20_link" text:visited-style-name="Visited_20_Internet_20_Link">
https://www.ukrinform.ua/rubric-ato/3726963-odeskogo-voenkoma-zvilnat-z-posadi-a-ne-z-armii-danilov.html</text:a>
</text:p>
      <!--NEWS-->
      <text:h text:style-name="P10" text:outline-level="1">
<text:span text:style-name="T4">
欧盟敦促联合国确保对乌克兰的俄罗斯军事犯罪的全部责任</text:span>
</text:h>
      <text:p text:style-name="P4">
作者: Ukrinform (Person)</text:p>
      <text:p text:style-name="P4">
出版商: Укринформ (Organization)</text:p>
      <text:p text:style-name="P4">
出版时间: 2023-06-23T20:51:00+03:00</text:p>
      <text:p text:style-name="P4">
修改时间: 2023-06-23T20:51:00+03:00</text:p>
      <text:p text:style-name="P4">
描述: 欧盟呼吁联合国国际社会支持国际倡议，旨在确保俄罗斯部队及其支持者在针对乌克兰战争中犯下的罪行的全部责任。  - 乌克林。</text:p>
      <text:p text:style-name="P4">
图片: ['<text:a xlink:type="simple" xlink:href="https://static.ukrinform.com/photos/2015_10/thumb_files/630_360_1445002358-2357.jpg" text:style-name="Internet_20_link" text:visited-style-name="Visited_20_Internet_20_Link">
630_360_14450...</text:a>
']</text:p>
      <text:p text:style-name="P4">
标签: ['Євросоюз', 'Воєнні злочини', 'Радбез ООН', 'Війна з Росією']</text:p>
      <text:p text:style-name="P4">
类型: Article</text:p>
      <!--METADATA-->
      <text:p text:style-name="P4">
<draw:frame draw:style-name="fr1" draw:name="Image207" text:anchor-type="as-char" svg:width="6.9236in" svg:height="3.956343in" draw:z-index="0">
<draw:image xlink:href="../Images/yкринформ/2023-06-23T20-51-00-03-00/630_360_1445002358-2357.jpg" xlink:type="simple" xlink:show="embed" xlink:actuate="onLoad" draw:mime-type="image/jpeg"/>
</draw:frame>
欧盟呼吁联合国国际社会支持国际缩写，旨在确保俄罗斯部队及其支持者在针对乌克兰战争中犯下的罪行的全部责任。</text:p>
      <text:p text:style-name="P4">
这是在周五在联合国安理会在该组织中由奥拉夫·斯卡格(Olaf Skug)大使在该组织中的常任代表会议上指出的。</text:p>
      <text:p text:style-name="P4">
“欧盟坚定地致力于对犯罪的全部责任以及与激进战争有关的其他严重罪行<text:a xlink:type="simple" xlink:href="https://www.ukrinform.ua/tag-rosia" text:style-name="Internet_20_link" text:visited-style-name="Visited_20_Internet_20_Link">
俄罗斯</text:a>
”， - 欧盟代表说。</text:p>
      <text:p text:style-name="P4">
在这方面，他强调了在这一领域协调国际倡议的重要性。 外交官指出，欧盟支持创建国际强大的侵略罪，并欢迎在海牙建立国际提起诉讼的海牙犯罪中心。</text:p>
      <text:p text:style-name="P4">
“欧盟呼吁建立在联合国宪章中建立公平，全面和延长的和平，并在2月通过的大会以及乌克兰在国际公认的边界，公认的边界，乌克兰的独立，主权和领土完整的范围内建立了独立，主权和领土的完整性。欧洲代表说。</text:p>
      <text:p text:style-name="P4">
在这种情况下，他强调，这种和平将在泽伦斯基总统和平公式的支持下受益。</text:p>
      <text:p text:style-name="P4">
“安全理事会成员必须在入侵者中区分受害者和侵略者。 根据《联合国宪章》，乌克兰有权自卫，以恢复其领土完整。 这也必须需要国际支持以做出此类努力。”外交官强调。</text:p>
      <text:p text:style-name="P4">
<text:span text:style-name="T4">
另请阅读：</text:span>
 <text:a xlink:type="simple" xlink:href="https://www.ukrinform.ua/rubric-ato/3726957-kislica-zaklikav-svit-serjozno-postavitisa-do-zagrozi-adernogo-teroru-na-zaes.html" text:style-name="Internet_20_link" text:visited-style-name="Visited_20_Internet_20_Link">
Kyslitsa敦促世界认真对待威胁恐怖的恐怖</text:a>
他强调，欧盟准备为乌克兰提供尽可能多的支持。</text:p>
      <text:p text:style-name="P4">
正如乌克林福姆(Ukrinform)报道的那样，周五在纽约举行了关于乌克兰局势的发展，包括俄罗斯俄罗斯腐败的卡科霍夫卡大坝联盟的后果以及恐怖袭击的威胁Zaporizhzhia npp。</text:p>
      <text:p text:style-name="P4">
News Source: <text:a xlink:type="simple" xlink:href="https://www.ukrinform.ua/rubric-polytics/3726967-evrosouz-zaklikav-oon-zabezpeciti-povnu-vidpovidalnist-za-voenni-zlocini-rosii-v-ukraini.html" text:style-name="Internet_20_link" text:visited-style-name="Visited_20_Internet_20_Link">
https://www.ukrinform.ua/rubric-polytics/3726967-evrosouz-zaklikav-oon-zabezpeciti-povnu-vidpovidalnist-za-voenni-zlocini-rosii-v-ukraini.html</text:a>
</text:p>
      <!--NEWS-->
      <text:h text:style-name="P10" text:outline-level="1">
<text:span text:style-name="T4">
各州通过选举干预对FSB员工实施制裁</text:span>
</text:h>
      <text:p text:style-name="P4">
作者: Ukrinform (Person)</text:p>
      <text:p text:style-name="P4">
出版商: Укринформ (Organization)</text:p>
      <text:p text:style-name="P4">
出版时间: 2023-06-23T20:52:32+03:00</text:p>
      <text:p text:style-name="P4">
修改时间: 2023-06-23T20:52:32+03:00</text:p>
      <text:p text:style-name="P4">
描述: 美国政府对参与美国大选的两名FSB官员实施了个人制裁。  - 乌克林。</text:p>
      <text:p text:style-name="P4">
图片: ['<text:a xlink:type="simple" xlink:href="https://static.ukrinform.com/photos/2022_09/thumb_files/630_360_1664378302-977.jpg" text:style-name="Internet_20_link" text:visited-style-name="Visited_20_Internet_20_Link">
630_360_16643...</text:a>
']</text:p>
      <text:p text:style-name="P4">
标签: ['ФСБ РФ', 'Санкції', 'США', 'Втручання у вибори']</text:p>
      <text:p text:style-name="P4">
类型: Article</text:p>
      <!--METADATA-->
      <text:p text:style-name="P4">
<draw:frame draw:style-name="fr1" draw:name="Image208" text:anchor-type="as-char" svg:width="6.9236in" svg:height="3.956343in" draw:z-index="0">
<draw:image xlink:href="../Images/yкринформ/2023-06-23T20-52-32-03-00/630_360_1664378302-977.jpg" xlink:type="simple" xlink:show="embed" xlink:actuate="onLoad" draw:mime-type="image/jpeg"/>
</draw:frame>
政府拥有的国家已对参与美国大选干预行动的两名FSBRBBI官员实施了个人制裁。</text:p>
      <text:p text:style-name="P4">
乌克林福姆报道，美国国务卿安东尼·布林肯(Anthony Blinken)在周五发表的官方声明中指出了这一点。</text:p>
      <text:p text:style-name="P4">
声明强调：“美国继续致力于遏制俄罗斯一再企图破坏美国和其他国家的民主进程。”</text:p>
      <text:p text:style-name="P4">
对俄罗斯的两名FSB官员实施了新的制裁-Yegor Popov Taolexi Sukhodolov，他们与俄罗斯的另外两名特殊服务雇员的行动直接相关 -  <text:a xlink:type="simple" xlink:href="https://www.ukrinform.ua/rubric-world/3539723-vtrucanna-u-vibori-ssa-zaprovadili-sankcii-se-proti-dvoh-rosian-ta-cotiroh-kompanij.html" text:style-name="Internet_20_link" text:visited-style-name="Visited_20_Internet_20_Link">
Alexander Ionov和Natalia Burlinova</text:a>
。 后者在2022年7月在黑名单上。</text:p>
      <text:p text:style-name="P4">
特别是，当波波夫在美国和其他国家遇到恶意影响时，波波夫是爱奥诺夫的主要策展人。 他释放了Sukhodolov，后者还与Ionov合作，在世界范围内对外国进行恶意影响。</text:p>
      <text:p text:style-name="P4">
<text:span text:style-name="T4">
另请阅读：</text:span>
 <text:a xlink:type="simple" xlink:href="https://www.ukrinform.ua/rubric-world/3712509-rozsukuvalo-fbr-a-znajsli-ukrainski-hakeri.html" text:style-name="Internet_20_link" text:visited-style-name="Visited_20_Internet_20_Link">
想要联邦调查局，并找到了乌克兰黑客</text:a>
根据乌克林福姆的说法，美国继续暴露于美国，盟友和合作伙伴的克里姆林宫驱动的行动。 尤其是俄罗斯联邦努力适应[选举]的努力。(https://www.ukrinform.ua/tag-vibori)，以及通过对乌克兰的侵略性的最大理由以及旨在破坏国际秩序的其他行动来传播错误信息。</text:p>
      <text:p text:style-name="P4">
News Source: <text:a xlink:type="simple" xlink:href="https://www.ukrinform.ua/rubric-world/3726968-stati-vveli-sankcii-proti-spivrobitnikiv-fsb-cerez-vtrucanna-u-vibori.html" text:style-name="Internet_20_link" text:visited-style-name="Visited_20_Internet_20_Link">
https://www.ukrinform.ua/rubric-world/3726968-stati-vveli-sankcii-proti-spivrobitnikiv-fsb-cerez-vtrucanna-u-vibori.html</text:a>
</text:p>
      <!--NEWS-->
      <text:h text:style-name="P10" text:outline-level="1">
<text:span text:style-name="T4">
联合国拉德贝萨（Un Radbeza）的循环比较普京政权与癌症，该癌症在世界范围内传播转移</text:span>
</text:h>
      <text:p text:style-name="P4">
作者: Ukrinform (Person)</text:p>
      <text:p text:style-name="P4">
出版商: Укринформ (Organization)</text:p>
      <text:p text:style-name="P4">
出版时间: 2023-06-23T20:55:00+03:00</text:p>
      <text:p text:style-name="P4">
修改时间: 2023-06-23T20:55:00+03:00</text:p>
      <text:p text:style-name="P4">
描述: 乌克兰在联合国谢尔盖·基斯利（Sergey Kislytsa）的常任代表将普京政权与癌症进行了比较，该政策从世界各地的料斗转移群传播。  - 乌克林。</text:p>
      <text:p text:style-name="P4">
图片: ['<text:a xlink:type="simple" xlink:href="https://static.ukrinform.com/photos/2023_05/thumb_files/630_360_1684872981-949.jpeg" text:style-name="Internet_20_link" text:visited-style-name="Visited_20_Internet_20_Link">
630_360_16848...</text:a>
']</text:p>
      <text:p text:style-name="P4">
标签: ['Путін', 'Кислиця', 'Радбез ООН', 'Війна з Росією']</text:p>
      <text:p text:style-name="P4">
类型: Article</text:p>
      <!--METADATA-->
      <text:p text:style-name="P4">
<draw:frame draw:style-name="fr1" draw:name="Image209" text:anchor-type="as-char" svg:width="6.9236in" svg:height="3.956343in" draw:z-index="0">
<draw:image xlink:href="../Images/yкринформ/2023-06-23T20-55-00-03-00/630_360_1684872981-949.jpeg" xlink:type="simple" xlink:show="embed" xlink:actuate="onLoad" draw:mime-type="image/jpeg"/>
</draw:frame>
乌克兰在联合国谢尔盖·凯斯利特(Sergey Kyslytsa)的不断代表将普京政权与癌症进行了比较，癌症正在来自世界各地的料斗转移。</text:p>
      <text:p text:style-name="P4">
乌克林福德通讯员在纽约报道，他在周五在联合国安理会的一次会议上表示。</text:p>
      <text:p text:style-name="P4">
“实际上，俄罗斯比19岁的俄罗斯更糟。 <text:a xlink:type="simple" xlink:href="https://www.ukrinform.ua/tag-putin" text:style-name="Internet_20_link" text:visited-style-name="Visited_20_Internet_20_Link">
普京</text:a>
该模式是癌症。 当它的细胞继续与掩体散布以在世界各地形成新的肿瘤，实际上在安全委员会中，世界也不能保持整洁和健康。” Kyslytsy说。</text:p>
      <text:p text:style-name="P4">
根据邮政总统的说法，“应该在散开血液并杀死您之前将其删除。”</text:p>
      <text:p text:style-name="P4">
“选择你，女士和先生们。 选择生活，”他补充说。</text:p>
      <text:p text:style-name="P4">
<text:span text:style-name="T4">
另请阅读：</text:span>
 <text:a xlink:type="simple" xlink:href="https://www.ukrinform.ua/rubric-world/3724550-postpred-ukraini-v-oon-posirenna-dezinformacii-povnistu-integrovane-u-vijskovi-strategii-rosii.html" text:style-name="Internet_20_link" text:visited-style-name="Visited_20_Internet_20_Link">
乌克兰在联合国的代表性：错误信息的传播已完全融入俄罗斯的军事策略中</text:a>
如[Ukrinform]报道(https://www.ukrinform.ua/rubric-polytics/3726561-sogodni-radbez-oon-obgovorit-naslidki-pidrivu-kahovskoi-grebli-ta-zagrozu-teraktu-na-zaes.html)周五，联合国安理会讨论与俄罗斯战争有关的乌克兰局势。</text:p>
      <text:p text:style-name="P4">
News Source: <text:a xlink:type="simple" xlink:href="https://www.ukrinform.ua/rubric-polytics/3726971-kislica-v-radbezi-oon-porivnav-putinskij-rezim-z-rakom-so-posirue-metastazi-po-vsomu-svitu.html" text:style-name="Internet_20_link" text:visited-style-name="Visited_20_Internet_20_Link">
https://www.ukrinform.ua/rubric-polytics/3726971-kislica-v-radbezi-oon-porivnav-putinskij-rezim-z-rakom-so-posirue-metastazi-po-vsomu-svitu.html</text:a>
</text:p>
      <!--NEWS-->
      <text:h text:style-name="P10" text:outline-level="1">
<text:span text:style-name="T4">
德国的斯托尔滕贝格访问了乌克兰的安全组织</text:span>
</text:h>
      <text:p text:style-name="P4">
作者: Ukrinform (Person)</text:p>
      <text:p text:style-name="P4">
出版商: Укринформ (Organization)</text:p>
      <text:p text:style-name="P4">
出版时间: 2023-06-23T20:59:00+03:00</text:p>
      <text:p text:style-name="P4">
修改时间: 2023-06-23T20:59:00+03:00</text:p>
      <text:p text:style-name="P4">
描述: 北约秘书长詹斯·斯托尔滕贝格（Jens Stoltenberg）访问了位于德国威斯巴登（Wiesbaden）的乌克兰安全援助小组，其中包括北约和乌克兰军人。  - 乌克林。</text:p>
      <text:p text:style-name="P4">
图片: ['<text:a xlink:type="simple" xlink:href="https://static.ukrinform.com/photos/2023_06/thumb_files/630_360_1687543166-656.jpg" text:style-name="Internet_20_link" text:visited-style-name="Visited_20_Internet_20_Link">
630_360_16875...</text:a>
']</text:p>
      <text:p text:style-name="P4">
标签: ['НАТО', 'Німеччина', 'Столтенберг', 'Україна']</text:p>
      <text:p text:style-name="P4">
类型: Article</text:p>
      <!--METADATA-->
      <text:p text:style-name="P4">
<draw:frame draw:style-name="fr1" draw:name="Image210" text:anchor-type="as-char" svg:width="6.9236in" svg:height="3.956343in" draw:z-index="0">
<draw:image xlink:href="../Images/yкринформ/2023-06-23T20-59-00-03-00/630_360_1687543166-656.jpg" xlink:type="simple" xlink:show="embed" xlink:actuate="onLoad" draw:mime-type="image/jpeg"/>
</draw:frame>
北约秘书长詹斯·斯托尔滕贝格(Jens Stoltenberg)访问了位于德国威斯巴登(Wiesbaden)的乌克兰安全援助小组，其中包括北约和乌克兰军人。</text:p>
      <text:p text:style-name="P4">
根据乌克林福姆的说法，此类信息今天发布在[Sitiponno -Atlantic Alliance]上(https://www.nato.int/cps/en/natohq/news_216380.htm)。</text:p>
      <text:p text:style-name="P4">
“北约秘书长<text:a xlink:type="simple" xlink:href="https://www.ukrinform.ua/tag-stoltenberg" text:style-name="Internet_20_link" text:visited-style-name="Visited_20_Internet_20_Link">
Jens Stoltenberg</text:a>
2023年6月23日，星期五，访问了德国威斯巴登市，与乌克兰安全援助小组的Tukraine国家的工作人员见面并表示感谢(sag-u)…他的重点是这一使命是提供乌克兰在自卫方面的帮助，只要有必要。”</text:p>
      <text:p text:style-name="P4">
在2022年11月，根据美国国防部的主持人创建的设备交付和援助小组为乌克兰武装部队的培训军人提供培训，这是乌克兰如何继续对抗残酷的俄罗斯侵略的培训。 这项工作涉及来自22个母猪和来自乌克兰的军事工作，这些牛是威斯巴登(Wiesbaden)的Sag-U Tamzhzhnaya捐助者协调中心的一部分。</text:p>
      <text:p text:style-name="P4">
北约说：“您提供的培训和技巧使您每天都可以进行那不勒斯战斗的真正变化……这有助于乌克兰行使其在《联合国宪章》中注册的Narco -Defense的权利。” SAG -U组</text:p>
      <text:p text:style-name="P4">
<text:span text:style-name="T4">
另请阅读：</text:span>
 <text:a xlink:type="simple" xlink:href="https://www.ukrinform.ua/rubric-ato/3725834-nato-retelno-vivcae-usi-potrebi-ukraini-abi-vcasno-ih-zabezpecuvati-pomicnik-genseka.html" text:style-name="Internet_20_link" text:visited-style-name="Visited_20_Internet_20_Link">
北约正在仔细研究乌克兰的所有需求，以确保它们及时 - 秘书长助理</text:a>
据报道，自2022年12月24日俄罗斯军事入侵乌克兰以来，北约和联盟国家为乌克兰提供了重要的政治，经济和军事援助，尤其是现代武器和弹药俄罗斯侵略者并释放领土。</text:p>
      <text:p text:style-name="P4">
<text:span text:style-name="T5">
foto：www.nato.int</text:span>
</text:p>
      <text:p text:style-name="P4">
News Source: <text:a xlink:type="simple" xlink:href="https://www.ukrinform.ua/rubric-polytics/3726972-stoltenberg-u-nimeccini-vidvidav-grupu-z-bezpekovoi-dopomogi-ukraini.html" text:style-name="Internet_20_link" text:visited-style-name="Visited_20_Internet_20_Link">
https://www.ukrinform.ua/rubric-polytics/3726972-stoltenberg-u-nimeccini-vidvidav-grupu-z-bezpekovoi-dopomogi-ukraini.html</text:a>
</text:p>
      <!--NEWS-->
      <text:h text:style-name="P10" text:outline-level="1">
<text:span text:style-name="T4">
FATF应乌克兰的要求不包括俄罗斯在黑名单中 - 财政部反应</text:span>
</text:h>
      <text:p text:style-name="P4">
作者: Ukrinform (Person)</text:p>
      <text:p text:style-name="P4">
出版商: Укринформ (Organization)</text:p>
      <text:p text:style-name="P4">
出版时间: 2023-06-23T21:00:00+03:00</text:p>
      <text:p text:style-name="P4">
修改时间: 2023-06-23T21:00:00+03:00</text:p>
      <text:p text:style-name="P4">
描述: 乌克兰财政部不同意金融行动工作组（FATF）（FATF）的决定，尽管违反组织标准的数量增加了。  - 乌克林。</text:p>
      <text:p text:style-name="P4">
图片: ['<text:a xlink:type="simple" xlink:href="https://static.ukrinform.com/photos/2023_02/thumb_files/630_360_1677241298-478.png" text:style-name="Internet_20_link" text:visited-style-name="Visited_20_Internet_20_Link">
630_360_16772...</text:a>
']</text:p>
      <text:p text:style-name="P4">
标签: ['Мінфін', 'Росія', 'Чорний список', 'FATF']</text:p>
      <text:p text:style-name="P4">
类型: Article</text:p>
      <!--METADATA-->
      <text:p text:style-name="P4">
<draw:frame draw:style-name="fr1" draw:name="Image211" text:anchor-type="as-char" svg:width="6.9236in" svg:height="3.956343in" draw:z-index="0">
<draw:image xlink:href="../Images/yкринформ/2023-06-23T21-00-00-03-00/630_360_1677241298-478.png" xlink:type="simple" xlink:show="embed" xlink:actuate="onLoad" draw:mime-type="image/png"/>
</draw:frame>
乌克兰财政部不同意国际集团在金钱上的决定(FATF财务行动工作队)尽管违反组织标准的数量增加了，但不要采取针对俄罗斯的进一步措施。</text:p>
      <text:p text:style-name="P4">
根据乌克林福姆的说法，这是报告<text:a xlink:type="simple" xlink:href="https://www.mof.gov.ua/uk/news/ministry_of_finance_of_ukraine_disagrees_with_the_decision_of_fatf_not_to_blacklist_russia-4074" text:style-name="Internet_20_link" text:visited-style-name="Visited_20_Internet_20_Link">
财政部新闻服务的</text:a>
.</text:p>
      <text:p text:style-name="P4">
У міністерстві нагадали, що після призупинення членства Росії в FATF у лютому2023 року вона активізувала діяльність, пов'язану з відмиванням грошей,фінансуванням тероризму та розповсюдженням зброї масового знищення, а такожухиленням від санкцій. Кремль поглибив співпрацю з державами, внесеними до“чорного списку” FATF: торгівля зброєю та паливом з Північною Кореєю всуперечсанкціям <text:a xlink:type="simple" xlink:href="https://www.ukrinform.ua/tag-oon" text:style-name="Internet_20_link" text:visited-style-name="Visited_20_Internet_20_Link">
 ООН </text:a>
，与伊朗建造更牢固的通信，出售战斗机，购买无人机以进行科学攻击和两国银行系统的合作。</text:p>
      <text:p text:style-name="P4">
“ FATF意识到俄罗斯违规行为的增加，但本周对巴黎的重点是承认不要将该国带入“黑人名单”。财政部了解了在达成共识的困难声明说：“但是，FATF成员的广泛。但是，这一决定可能会引起俄罗斯的挑战，以破坏全球金融安全。”</text:p>
      <text:p text:style-name="P4">
<text:span text:style-name="T4">
另请阅读：</text:span>
 <text:a xlink:type="simple" xlink:href="https://www.ukrinform.ua/rubric-economy/3723342-ukraina-pracue-nad-vklucennam-rosii-do-cornogo-spisku-fatf-nacbank.html" text:style-name="Internet_20_link" text:visited-style-name="Visited_20_Internet_20_Link">
乌克兰正在致力于将俄罗斯纳入黑名单<text:span text:style-name="T4">
 FATF </text:span>
 \  - 国家银行</text:a>
乌克兰财政部和国家金融监测服务部表示，他们将继续与FATF及其成员进行对话，俄罗斯联邦创造的风险，并“努力实现更公平的灌溉”。</text:p>
      <text:p text:style-name="P4">
“俄罗斯显然符合“黑人名单”的介绍的标准，我们不同意FATF的决定不包括它。需要国际社会的合并立场来抵制世界范围内的财务系统的威胁 - 俄罗斯，迫使它放弃国际标准和标准的闪光。在2022年3月和4月，FATF发表了公开声明，俄罗斯对乌克兰的入侵与旨在促进世界金融体系的安全，保护和完整性的基本FATF原则相矛盾。</text:p>
      <text:p text:style-name="P4">
<text:span text:style-name="T4">
另请阅读：</text:span>
 <text:a xlink:type="simple" xlink:href="https://www.ukrinform.ua/rubric-world/3713133-moskva-tisne-na-indiu-ta-insi-kraini-sob-ii-ne-vnesli-do-cornogo-spisku-fatf-bloomberg.html" text:style-name="Internet_20_link" text:visited-style-name="Visited_20_Internet_20_Link">
俄罗斯对印度和其他国家 /地区的媒体发行，以使其未在“奉献”列表中输入<text:span text:style-name="T4">
 fatf </text:span>
 \  - 彭博社</text:a>
2022年6月，FATF宣布，俄罗斯不再能够担任领导层，也不能参与制定标准，FATF专家评估流程，管理和会员问题的决定。</text:p>
      <text:p text:style-name="P4">
2022年10月，FATF对俄罗斯设定了更多限制，特别是它参与了FATF及其地区合作伙伴关系的所有当前和未来项目和会议。</text:p>
      <text:p text:style-name="P4">
2023年2月，关于俄罗斯在联合国制裁中的贸易以及恶意怪癖和继续入侵乌克兰的报道，<text:a xlink:type="simple" xlink:href="https://www.ukrinform.ua/rubric-economy/3674628-fatf-prizupinila-clenstvo-rosii.html" text:style-name="Internet_20_link" text:visited-style-name="Visited_20_Internet_20_Link">
FATF宣布其暂停俄罗斯成员资格的选区</text:a>
 .</text:p>
      <text:p text:style-name="P4">
News Source: <text:a xlink:type="simple" xlink:href="https://www.ukrinform.ua/rubric-economy/3726973-fatf-ne-vklucila-rosiu-do-cornogo-spisku-na-vimogu-ukraini-u-minfini-vidreaguvali.html" text:style-name="Internet_20_link" text:visited-style-name="Visited_20_Internet_20_Link">
https://www.ukrinform.ua/rubric-economy/3726973-fatf-ne-vklucila-rosiu-do-cornogo-spisku-na-vimogu-ukraini-u-minfini-vidreaguvali.html</text:a>
</text:p>
      <!--NEWS-->
      <text:h text:style-name="P10" text:outline-level="1">
<text:span text:style-name="T4">
波罗的海国家呼吁联合国加速乌克兰人道主义需求的融资</text:span>
</text:h>
      <text:p text:style-name="P4">
作者: Ukrinform (Person)</text:p>
      <text:p text:style-name="P4">
出版商: Укринформ (Organization)</text:p>
      <text:p text:style-name="P4">
出版时间: 2023-06-23T21:05:00+03:00</text:p>
      <text:p text:style-name="P4">
修改时间: 2023-06-23T21:05:00+03:00</text:p>
      <text:p text:style-name="P4">
描述: 联合国确实需要加速资金分配以应对乌克兰的人道主义需求，尤其是在Kakhovka水力发电站的破坏之后，由于迄今为止只有26％的数额已被资助。  - 乌克林。</text:p>
      <text:p text:style-name="P4">
图片: ['<text:a xlink:type="simple" xlink:href="https://static.ukrinform.com/photos/2016_10/thumb_files/630_360_1476968470-9364.jpg" text:style-name="Internet_20_link" text:visited-style-name="Visited_20_Internet_20_Link">
630_360_14769...</text:a>
']</text:p>
      <text:p text:style-name="P4">
标签: ['Гуманітарна допомога', 'ООН', 'Україна', 'Країни Балтії']</text:p>
      <text:p text:style-name="P4">
类型: Article</text:p>
      <!--METADATA-->
      <text:p text:style-name="P4">
<draw:frame draw:style-name="fr1" draw:name="Image212" text:anchor-type="as-char" svg:width="6.9236in" svg:height="3.956343in" draw:z-index="0">
<draw:image xlink:href="../Images/yкринформ/2023-06-23T21-05-00-03-00/630_360_1476968470-9364.jpg" xlink:type="simple" xlink:show="embed" xlink:actuate="onLoad" draw:mime-type="image/jpeg"/>
</draw:frame>
联合国确实需要加速对乌克兰的人道主义需求的资金分配，尤其是在迄今为止仅资助了先前确定的金额的26％之后，尤其是在Kakhovka水力发电站的破坏之后。</text:p>
      <text:p text:style-name="P4">
该声明是代表波罗的海三个国家(Ritis Paulauskas的永久代表)发表的。</text:p>
      <text:p text:style-name="P4">
“克服俄罗斯对[乌克兰]的后果的成本(https://www.ukrinform.ua/tag-ukraina)作为一个主权国家，乌克兰人道主义反应所需的39亿美元所需的总计只有26％，现在是一个主权国家。”立陶宛代表说。</text:p>
      <text:p text:style-name="P4">
在这方面，他代表三个波罗的海国家呼吁国际社会提供必要的资金。</text:p>
      <text:p text:style-name="P4">
他还指出，爱沙尼亚，拉脱维亚和立陶宛是GDP的最大捐助者援助之一。 这三个国家为乌克兰提供了1.5 mlnevro即时的援助，以消除卡科夫斯基大坝的破坏的影响。</text:p>
      <text:p text:style-name="P4">
<text:span text:style-name="T4">
另请阅读：</text:span>
 <text:a xlink:type="simple" xlink:href="https://www.ukrinform.ua/rubric-polytics/3726967-evrosouz-zaklikav-oon-zabezpeciti-povnu-vidpovidalnist-za-voenni-zlocini-rosii-v-ukraini.html" text:style-name="Internet_20_link" text:visited-style-name="Visited_20_Internet_20_Link">
欧盟被称为<text:span text:style-name="T4">
 un </text:span>
，以确保乌克兰俄罗斯军事犯罪的全部责任</text:a>
如[Ukrinform]报道(https://www.ukrinform.ua/rubric-polytics/3726561-sogodni-radbez-oon-obgovorit-naslidki-pidrivu-kahovskoi-grebli-ta-zagrozu-teraktu-na-zaes.html)周五在纽约，有一种讨论联合国安理会的方法，以讨论乌克兰的局势，特别是在卡科夫斯基大坝的俄罗斯发作，以及在Zaporizhzhya遭受恐怖袭击的威胁。</text:p>
      <text:p text:style-name="P4">
News Source: <text:a xlink:type="simple" xlink:href="https://www.ukrinform.ua/rubric-polytics/3726974-kraini-baltii-zaklikali-oon-priskoriti-finansuvanna-gumanitarnih-potreb-v-ukraini.html" text:style-name="Internet_20_link" text:visited-style-name="Visited_20_Internet_20_Link">
https://www.ukrinform.ua/rubric-polytics/3726974-kraini-baltii-zaklikali-oon-priskoriti-finansuvanna-gumanitarnih-potreb-v-ukraini.html</text:a>
</text:p>
      <!--NEWS-->
      <text:h text:style-name="P10" text:outline-level="1">
<text:span text:style-name="T4">
在俄罗斯，六个TU-95MC已从驯鹿机场起飞</text:span>
</text:h>
      <text:p text:style-name="P4">
作者: Ukrinform (Person)</text:p>
      <text:p text:style-name="P4">
出版商: Укринформ (Organization)</text:p>
      <text:p text:style-name="P4">
出版时间: 2023-06-23T21:06:00+03:00</text:p>
      <text:p text:style-name="P4">
修改时间: 2023-06-23T22:06:00+03:00</text:p>
      <text:p text:style-name="P4">
描述: TU-95MC的六个轰炸机是从俄罗斯机场机场飞行的，该机场被保存在东北方向。  - 乌克林。</text:p>
      <text:p text:style-name="P4">
图片: ['<text:a xlink:type="simple" xlink:href="https://static.ukrinform.com/photos/2016_01/thumb_files/630_360_1454087541-3880-tu95ms.jpg" text:style-name="Internet_20_link" text:visited-style-name="Visited_20_Internet_20_Link">
630_360_14540...</text:a>
']</text:p>
      <text:p text:style-name="P4">
标签: ['Літак', 'Агресія РФ', 'Війна з Росією']</text:p>
      <text:p text:style-name="P4">
类型: Article</text:p>
      <!--METADATA-->
      <text:p text:style-name="P4">
<draw:frame draw:style-name="fr1" draw:name="Image213" text:anchor-type="as-char" svg:width="6.9236in" svg:height="3.956343in" draw:z-index="0">
<draw:image xlink:href="../Images/yкринформ/2023-06-23T21-06-00-03-00/630_360_1454087541-3880-tu95ms.jpg" xlink:type="simple" xlink:show="embed" xlink:actuate="onLoad" draw:mime-type="image/jpeg"/>
</draw:frame>
Olenia是TU-95MC轰炸机，已取下Olenia机场，将路线朝东北方向延伸。</text:p>
      <text:p text:style-name="P4">
乌克兰空军在[电报]中报道了这一点(https://t.me/kpszsu/2785)，报道乌克林福姆。</text:p>
      <text:p text:style-name="P4">
证词说：“记录了6个战略性TU-95MC战略轰炸机，从驯鹿飞机场(Reindeer Airfield)朝东南方向飞行。”</text:p>
      <text:p text:style-name="P4">
就焦虑而言，他们被要求去庇护所。</text:p>
      <text:p text:style-name="P4">
同时，PS被告知大规模空气焦虑的余地，由于MIG-31K起飞，在乌克兰宣布了这一空气焦虑。</text:p>
      <text:p text:style-name="P4">
News Source: <text:a xlink:type="simple" xlink:href="https://www.ukrinform.ua/rubric-ato/3727004-u-rosii-z-aerodromu-olena-zletili-sist-tu95ms-povitrani-sili.html" text:style-name="Internet_20_link" text:visited-style-name="Visited_20_Internet_20_Link">
https://www.ukrinform.ua/rubric-ato/3727004-u-rosii-z-aerodromu-olena-zletili-sist-tu95ms-povitrani-sili.html</text:a>
</text:p>
      <!--NEWS-->
      <text:h text:style-name="P10" text:outline-level="1">
<text:span text:style-name="T4">
丹尼洛夫回答古特里：俄罗斯杀死的孩子比联合国提到的更多的孩子</text:span>
</text:h>
      <text:p text:style-name="P4">
作者: Ukrinform (Person)</text:p>
      <text:p text:style-name="P4">
出版商: Укринформ (Organization)</text:p>
      <text:p text:style-name="P4">
出版时间: 2023-06-23T21:08:05+03:00</text:p>
      <text:p text:style-name="P4">
修改时间: 2023-06-23T21:08:05+03:00</text:p>
      <text:p text:style-name="P4">
描述: 联合国主席安东尼·古特雷斯（Anthony Guterres）所说，被俄罗斯杀害的乌克兰儿童人数高于136岁。  - 乌克林。</text:p>
      <text:p text:style-name="P4">
图片: ['<text:a xlink:type="simple" xlink:href="https://static.ukrinform.com/photos/2023_04/thumb_files/630_360_1680783783-785.jpg" text:style-name="Internet_20_link" text:visited-style-name="Visited_20_Internet_20_Link">
630_360_16807...</text:a>
']</text:p>
      <text:p text:style-name="P4">
标签: ['Діти', 'Гутерреш', 'Загибель', 'Данілов', 'Війна з Росією', 'Єдині новини']</text:p>
      <text:p text:style-name="P4">
类型: Article</text:p>
      <!--METADATA-->
      <text:p text:style-name="P4">
<draw:frame draw:style-name="fr1" draw:name="Image214" text:anchor-type="as-char" svg:width="6.9236in" svg:height="3.956343in" draw:z-index="0">
<draw:image xlink:href="../Images/yкринформ/2023-06-23T21-08-05-03-00/630_360_1680783783-785.jpg" xlink:type="simple" xlink:show="embed" xlink:actuate="onLoad" draw:mime-type="image/jpeg"/>
</draw:frame>
联合国主席安东尼·古特雷斯(Anthony Guterres)所说，俄罗斯使用的乌克兰儿童人数大于136岁。</text:p>
      <text:p text:style-name="P4">
乌克林福姆报道，乌克兰阿列克谢·丹尼洛夫国家安全与国防委员会秘书在Teleterna“ Unified News”的播放中是关于这的。</text:p>
      <text:p text:style-name="P4">
“古特雷斯先生的数字不是真的。 谈到第一个<text:a xlink:type="simple" xlink:href="https://www.ukrinform.ua/tag-diti" text:style-name="Internet_20_link" text:visited-style-name="Visited_20_Internet_20_Link">
孩子</text:a>
通过普京的翻新杀死，这并不是他所说的数字。 不幸的是，还有更多。 这些不人道的人摧毁了约五百个孩子，必须认识古特里乌斯。”丹尼洛夫说。</text:p>
      <text:p text:style-name="P4">
<text:span text:style-name="T4">
另请阅读：</text:span>
 <text:a xlink:type="simple" xlink:href="https://www.ukrinform.ua/rubric-polytics/3726799-rf-fakticno-povnistu-kontrolue-sekretariat-oon-de-pracuut-majze-400-rosian-elcenko.html" text:style-name="Internet_20_link" text:visited-style-name="Visited_20_Internet_20_Link">
俄罗斯联邦实际上完全控制了联合国秘书处，近400名俄罗斯人被贬低 -  <text:span text:style-name="T4">
 yelchenko </text:span>
</text:a>
他还评论说，乌克兰人据称杀死了他们的孩子：“如果普京没有入侵乌克兰领土，没有人受伤。 这就是我们需要谈论的。 应该说，2月24日，侵略者国家在2014年活跃。”</text:p>
      <text:p text:style-name="P4">
据报道，联合国主席安东尼·古特雷斯(Anthony Guterres)在2022年在乌克兰谋杀了136名儿童，并将俄罗斯军队加入了世界罪犯的注册，召集了俄罗斯年度报告。</text:p>
      <text:p text:style-name="P4">
<text:span text:style-name="T4">
另请阅读：</text:span>
 <text:a xlink:type="simple" xlink:href="https://www.ukrinform.ua/rubric-ato/3726480-oon-vnesla-rosiu-do-spisku-ganbi-za-vbivstva-ditej-v-ukraini-op.html" text:style-name="Internet_20_link" text:visited-style-name="Visited_20_Internet_20_Link">
<text:span text:style-name="T4">
 un </text:span>
 <text:span text:style-name="T4">
 </text:span>
添加了<text:span text:style-name="T4">
 </text:span>
 <text:span text:style-name="T4">
俄罗斯</text:span>
 <text:span text:style-name="T4">
列表</text:span>
 <text:span text:style-name="T4">
 </text:span>
 <text:span text:style-name="T4">
 </text:span>
羞耻<text:span text:style-name="T4">
 </text:span>
谋杀<text:span text:style-name="T4">
 </text:span>
 <text:span text:style-name="T4">
 </text:span>
 <text:span text:style-name="T4">
 </text:span>
儿童<text:span text:style-name="T4">
在</text:span>
乌克兰** *</text:a>
根据检察长办公室的说法，由于对俄罗斯的全面入侵，乌克兰有489名儿童在乌克兰被杀，另有1026名儿童受伤。</text:p>
      <text:p text:style-name="P4">
News Source: <text:a xlink:type="simple" xlink:href="https://www.ukrinform.ua/rubric-ato/3726976-danilov-vidpoviv-guterrisu-rosia-vbila-nabagato-bilse-ditej-niz-nazvali-v-oon.html" text:style-name="Internet_20_link" text:visited-style-name="Visited_20_Internet_20_Link">
https://www.ukrinform.ua/rubric-ato/3726976-danilov-vidpoviv-guterrisu-rosia-vbila-nabagato-bilse-ditej-niz-nazvali-v-oon.html</text:a>
</text:p>
      <!--NEWS-->
      <text:h text:style-name="P10" text:outline-level="1">
<text:span text:style-name="T4">
在尼古拉夫，有一个基于塔夫里亚绘画的作品展览</text:span>
</text:h>
      <text:p text:style-name="P4">
作者: Ukrinform (Person)</text:p>
      <text:p text:style-name="P4">
出版商: Укринформ (Organization)</text:p>
      <text:p text:style-name="P4">
出版时间: 2023-06-23T21:12:00+03:00</text:p>
      <text:p text:style-name="P4">
修改时间: 2023-06-23T21:12:00+03:00</text:p>
      <text:p text:style-name="P4">
描述: 在中央城市图书馆。 ML Kropyvnytskyi市尼古拉夫（Nikolaev）开始了根据塔夫里亚（Tavriya）绘画“在天空和大海的蓝色”中创作的艺术作品展览。  - 乌克林。</text:p>
      <text:p text:style-name="P4">
图片: ['<text:a xlink:type="simple" xlink:href="https://static.ukrinform.com/photos/2023_06/thumb_files/630_360_1687543660-722.jpg" text:style-name="Internet_20_link" text:visited-style-name="Visited_20_Internet_20_Link">
630_360_16875...</text:a>
']</text:p>
      <text:p text:style-name="P4">
标签: ['Миколаїв', 'Виставка', 'Мистецтво', 'Таврія']</text:p>
      <text:p text:style-name="P4">
类型: Article</text:p>
      <!--METADATA-->
      <text:p text:style-name="P4">
<draw:frame draw:style-name="fr1" draw:name="Image215" text:anchor-type="as-char" svg:width="6.9236in" svg:height="3.956343in" draw:z-index="0">
<draw:image xlink:href="../Images/yкринформ/2023-06-23T21-12-00-03-00/630_360_1687543660-722.jpg" xlink:type="simple" xlink:show="embed" xlink:actuate="onLoad" draw:mime-type="image/jpeg"/>
</draw:frame>
吸引城市图书馆。 尼古拉夫(Nikolaev)的ML Kropyvnytskyi城市是根据塔夫里亚(Tavriya)绘画“在天空和海洋的蓝色”中创作的艺术作品展览的伟大作品。</text:p>
      <text:p text:style-name="P4">
乌克林福姆由文化和艺术协会主席“ Art-pecus”(Art-Pecus)告知，这是乌克兰文化工人Valentina Kryvtsova的荣誉工人。</text:p>
      <text:p text:style-name="P4">
据她说，八位工匠M [Nikolaev]为展览展示了他们的作品。(https://www.ukrinform.ua/tag-mikolaiv)和地区：乌克兰Tatiana ulyankin，Lyubov Paranyuk，Nataliamazur-Stepanyuk，Svetlana Boykova-Kalyuzhnaya，Lesya Saikovskaya，Elena Korkishko，Natalia Rakitina Rakitina和Zhanna Maximimov。 他们准备了55篇作者的作品。</text:p>
      <text:p text:style-name="P4">
博览会包含挂毯，彩绘板，五颜六色的复活节彩蛋，装饰性和绘画。 它们是用不同的技术制成的，但它们与单个颜色解决方案，哲学和符号的使用结合在一起。</text:p>
      <text:p text:style-name="P4">
“蓝色Ook Tavriyka”，“南方之美”  - 这是绘画大师的名字。 “ Tavriya”是大水的象征，即我们生活的无限，复兴和恢复，”  -  Kajkivtsov。</text:p>
      <text:p text:style-name="P4">
在艺术领域的展览开幕期间，有可能观察工匠在艺术绘画，编织和鹅毛笔上的收入。</text:p>
      <text:p text:style-name="P4">
Tavriysk的绘画是在金本半岛领土上形成的民间应用艺术艺术的方向，作为住宅建筑外部装饰的手段。</text:p>
      <text:p text:style-name="P4">
<text:span text:style-name="T4">
另请阅读：</text:span>
 <text:a xlink:type="simple" xlink:href="https://www.ukrinform.ua/rubric-culture/3683920-u-kievi-prezentuvali-fotovistavku-tradicii-poltavsini-zivi-obrazi.html" text:style-name="Internet_20_link" text:visited-style-name="Visited_20_Internet_20_Link">
在基辅，举办了一个照片展览“ Poltava的传统：Living Images”</text:a>
如<text:a xlink:type="simple" xlink:href="https://www.ukrinform.ua/rubric-culture/3681194-na-mikolaivsini-pocali-stvoruvati-avtenticnu-visivanku-z-tavrijskim-ornamentom.html" text:style-name="Internet_20_link" text:visited-style-name="Visited_20_Internet_20_Link">
报道</text:a>
，在尼古拉(Nikolaev)地区，该项目开始了其自己的真实刺绣，该绣花建立了陶里安图案。</text:p>
      <text:p text:style-name="P4">
_ Facebook ruslana sikalenko_的foto</text:p>
      <text:p text:style-name="P4">
News Source: <text:a xlink:type="simple" xlink:href="https://www.ukrinform.ua/rubric-culture/3726978-u-mikolaevi-vidkrilasa-vistavka-robit-za-motivami-tavrijskogo-rozpisu.html" text:style-name="Internet_20_link" text:visited-style-name="Visited_20_Internet_20_Link">
https://www.ukrinform.ua/rubric-culture/3726978-u-mikolaevi-vidkrilasa-vistavka-robit-za-motivami-tavrijskogo-rozpisu.html</text:a>
</text:p>
      <!--NEWS-->
      <text:h text:style-name="P10" text:outline-level="1">
<text:span text:style-name="T4">
可以帮助从俄罗斯联邦驱逐出境的孩子返回的国家不会赶紧 - 卢宾</text:span>
</text:h>
      <text:p text:style-name="P4">
作者: Ukrinform (Person)</text:p>
      <text:p text:style-name="P4">
出版商: Укринформ (Organization)</text:p>
      <text:p text:style-name="P4">
出版时间: 2023-06-23T21:20:00+03:00</text:p>
      <text:p text:style-name="P4">
修改时间: 2023-06-23T21:20:00+03:00</text:p>
      <text:p text:style-name="P4">
描述: 可以帮助乌克兰从俄罗斯联邦非法出口的儿童返回的国家并不急于促进这个问题。  - 乌克林。</text:p>
      <text:p text:style-name="P4">
图片: ['<text:a xlink:type="simple" xlink:href="https://static.ukrinform.com/photos/2023_05/thumb_files/630_360_1685529085-928.jpg" text:style-name="Internet_20_link" text:visited-style-name="Visited_20_Internet_20_Link">
630_360_16855...</text:a>
']</text:p>
      <text:p text:style-name="P4">
标签: ['Депортація', 'Діти', 'Війна з Росією', 'Дмитро Лубінець', 'Єдині новини']</text:p>
      <text:p text:style-name="P4">
类型: Article</text:p>
      <!--METADATA-->
      <text:p text:style-name="P4">
<draw:frame draw:style-name="fr1" draw:name="Image219" text:anchor-type="as-char" svg:width="6.9236in" svg:height="3.956343in" draw:z-index="0">
<draw:image xlink:href="../Images/yкринформ/2023-06-23T21-20-00-03-00/630_360_1685529085-928.jpg" xlink:type="simple" xlink:show="embed" xlink:actuate="onLoad" draw:mime-type="image/jpeg"/>
</draw:frame>
可以帮助乌克兰从俄罗斯联邦返回非法儿童的国家将不会急于提出这一问题。</text:p>
      <text:p text:style-name="P4">
乌克林福姆报道，人权人权dmitry lubinets的专员对特雷纳洪的乌菲里说。</text:p>
      <text:p text:style-name="P4">
“有一类对俄罗斯有影响的国家，但不幸的是，它没有表现出我们的孩子和我们的平民的回归。 是否应该放置联盟以返回乌克兰儿童？ 是的，这是必要的。 我在申诉专员同事的政策上工作，我可以说，每月一次，我们会咨询，在这里我问我最相关的信息，他们可以提供什么帮助。 这是解决人道主义问题的平台。”卢比尼特说。</text:p>
      <text:p text:style-name="P4">
<text:span text:style-name="T4">
另请阅读：</text:span>
 [被驱逐的儿童：犯罪的目击者俄罗斯试图insepass]](https://www.ukrinform.ua/rubric-ato/3716560-deportovani-diti-svidkiv-zlociniv-rosia-namagaetsa-ne-vidpuskati.html)据他说，这样的联盟逐渐形成，但重要的是要在纸上创建它很重要。 监察员强调说：“我想创建一个有效的机制，这是一个有效的站点，可以具有特定的结果。”</text:p>
      <text:p text:style-name="P4">
他指出，许多国家准备将乌克兰人从RFNU返回最高水平的问题，但他们说俄罗斯人<text:a xlink:type="simple" xlink:href="https://www.ukrinform.ua/tag-diti" text:style-name="Internet_20_link" text:visited-style-name="Visited_20_Internet_20_Link">
儿童</text:a>
国土将不同意转移。 在这个过程中，她真的想成为调解人。 “我建议他们至少返回一个特定的孩子。 不幸的是，一切都在发生。”监察员补充说。</text:p>
      <text:p text:style-name="P4">
<text:span text:style-name="T4">
另请阅读：</text:span>
 <text:a xlink:type="simple" xlink:href="https://www.ukrinform.ua/rubric-society/3716771-rosia-deportuvala-ponad-45-tisaci-sirit-i-ditej-bez-batkivskogo-pikluvanna-veresuk.html" text:style-name="Internet_20_link" text:visited-style-name="Visited_20_Internet_20_Link">
俄罗斯被驱逐出贝兹巴特科夫斯基护理的450多个孤儿和儿童 -  vereshchuk</text:a>
正如乌克林福姆(Ukrinform)报道的那样，卢比尼特(Lubinets)此前曾表示，乌克兰当局实际上将我们的孩子从乌克兰暂时相应的领土延伸到俄罗斯领土。</text:p>
      <text:p text:style-name="P4">
News Source: <text:a xlink:type="simple" xlink:href="https://www.ukrinform.ua/rubric-society/3726981-kraini-aki-mogli-b-dopomogti-povernuti-z-rf-deportovanih-ditej-ne-kvaplatsa-lubinec.html" text:style-name="Internet_20_link" text:visited-style-name="Visited_20_Internet_20_Link">
https://www.ukrinform.ua/rubric-society/3726981-kraini-aki-mogli-b-dopomogti-povernuti-z-rf-deportovanih-ditej-ne-kvaplatsa-lubinec.html</text:a>
</text:p>
      <!--NEWS-->
      <text:h text:style-name="P10" text:outline-level="1">
<text:span text:style-name="T4">
周末在乌克兰会有雨水和雷暴</text:span>
</text:h>
      <text:p text:style-name="P4">
作者: Ukrinform (Person)</text:p>
      <text:p text:style-name="P4">
出版商: Укринформ (Organization)</text:p>
      <text:p text:style-name="P4">
出版时间: 2023-06-23T21:21:00+03:00</text:p>
      <text:p text:style-name="P4">
修改时间: 2023-06-23T21:21:00+03:00</text:p>
      <text:p text:style-name="P4">
描述: 6月24日至25日周末在乌克兰不同地区的天气将有所不同：如果在其余领土内会很酷的话。 同时，雨伞对几乎所有乌克兰人都会有用。  - 乌克林。</text:p>
      <text:p text:style-name="P4">
图片: ['<text:a xlink:type="simple" xlink:href="https://static.ukrinform.com/photos/2018_04/thumb_files/630_360_1523985019-8284.jpg" text:style-name="Internet_20_link" text:visited-style-name="Visited_20_Internet_20_Link">
630_360_15239...</text:a>
']</text:p>
      <text:p text:style-name="P4">
标签: ['Дощ', 'Гроза', 'Погода', 'Спека']</text:p>
      <text:p text:style-name="P4">
类型: Article</text:p>
      <!--METADATA-->
      <text:p text:style-name="P4">
<draw:frame draw:style-name="fr1" draw:name="Image220" text:anchor-type="as-char" svg:width="6.9236in" svg:height="3.956343in" draw:z-index="0">
<draw:image xlink:href="../Images/yкринформ/2023-06-23T21-21-00-03-00/630_360_1523985019-8284.jpg" xlink:type="simple" xlink:show="embed" xlink:actuate="onLoad" draw:mime-type="image/jpeg"/>
</draw:frame>
6月24日至25日在乌克兰不同地区发光的天气将有所不同：在剩下的地区，在问候凉爽。 同时，雨伞将由几乎所有乌克兰人造成。</text:p>
      <text:p text:style-name="P4">
乌克林福姆在[sinoptik.ua]中报道(https://ua.sinoptik.ua/%D0%BF%D0%BE%D0%B3%D0%BE%D0%B4%D0%B0-%D0%BA%D0%B8%D1%97%D0%B2).</text:p>
      <text:p text:style-name="P4">
За даними синоптиків, у суботу на сході, півдні, півночі та в центрі країнипануватиме спекотна погода (+29…+31°C)短期降雨和雷暴。 西部孔会更凉 - 大约 +19…+22°C。</text:p>
      <text:p text:style-name="P4">
星期天在卢根斯克(Lugansk)的顿涅茨克(Donetsk)<text:a xlink:type="simple" xlink:href="https://ua.sinoptik.ua/%D0%BF%D0%BE%D0%B3%D0%BE%D0%B4%D0%B0-%D1%85%D0%B0%D1%80%D0%BA%D1%96%D0%B2" text:style-name="Internet_20_link" text:visited-style-name="Visited_20_Internet_20_Link">
Kharkiv</text:a>
，Mykolaiv，Kherson，Odessa，Dnipropetrovsk和Zaporizhhya区域温度计将显示 +27…+29°C。 在北部和中心，最大舒适 +22…+24°C，在西部地区 -  +20…+22°C。 这一天也会多雨，带有雷暴。 恶劣的天气只会通过Dnipropetrovsk，Donetsk，Kherson和Zaporizhhya地区。</text:p>
      <text:p text:style-name="P4">
*!(https://www.ukrinform.ua/rubric-regions/3726345-v-ukraini-zavtra-utrimaetsa-speka-perevazno-bez-opadiv.html)周一，温度计将在周一在该国显示 +23…+25°C。 在南部和东部将很热 -  +28…+30°C。 没有降水，天气只会在赫尔森，Zaporizhia，Lviv，Volyn，Rivne，[Kyiv]在本周初。(https://ua.sinoptik.ua/%D0%BF%D0%BE%D0%B3%D0%BE%D0%B4%D0%B0-%D0%BA%D0%B8%D1%97%D0%B2)和zh​​ytomyr区域。</text:p>
      <text:p text:style-name="P4">
预报员还警告说，6月24日至25日在乌克兰南部，东部和中部地区，预计将有非凡的消防安全水平。</text:p>
      <text:p text:style-name="P4">
News Source: <text:a xlink:type="simple" xlink:href="https://www.ukrinform.ua/rubric-regions/3726742-v-ukraini-na-vihidnih-bude-speka-z-dosami-i-grozami.html" text:style-name="Internet_20_link" text:visited-style-name="Visited_20_Internet_20_Link">
https://www.ukrinform.ua/rubric-regions/3726742-v-ukraini-na-vihidnih-bude-speka-z-dosami-i-grozami.html</text:a>
</text:p>
      <!--NEWS-->
      <text:h text:style-name="P10" text:outline-level="1">
<text:span text:style-name="T4">
申诉专员没有答案：卢比尼特 - 关于匈牙利的俘虏乌克兰人</text:span>
</text:h>
      <text:p text:style-name="P4">
作者: Ukrinform (Person)</text:p>
      <text:p text:style-name="P4">
出版商: Укринформ (Organization)</text:p>
      <text:p text:style-name="P4">
出版时间: 2023-06-23T21:22:00+03:00</text:p>
      <text:p text:style-name="P4">
修改时间: 2023-06-23T21:22:00+03:00</text:p>
      <text:p text:style-name="P4">
描述: 匈牙利申诉专员毫无疑问，由Verkhovna Rada专员Dmitry Lubinets涉及乌克兰军人，这些军人是战俘，俄罗斯转移到匈牙利。  - 乌克林。</text:p>
      <text:p text:style-name="P4">
图片: ['<text:a xlink:type="simple" xlink:href="https://static.ukrinform.com/photos/2023_06/thumb_files/630_360_1687344800-493.jpg" text:style-name="Internet_20_link" text:visited-style-name="Visited_20_Internet_20_Link">
630_360_16873...</text:a>
']</text:p>
      <text:p text:style-name="P4">
标签: ['Угорщина', 'Полонені', 'Дмитро Лубінець', 'Єдині новини']</text:p>
      <text:p text:style-name="P4">
类型: Article</text:p>
      <!--METADATA-->
      <text:p text:style-name="P4">
<draw:frame draw:style-name="fr1" draw:name="Image221" text:anchor-type="as-char" svg:width="6.9236in" svg:height="3.956343in" draw:z-index="0">
<draw:image xlink:href="../Images/yкринформ/2023-06-23T21-22-00-03-00/630_360_1687344800-493.jpg" xlink:type="simple" xlink:show="embed" xlink:actuate="onLoad" draw:mime-type="image/jpeg"/>
</draw:frame>
匈牙利申诉专员毫无疑问，应右 - 卢比尼特的Verkhovna Rada向乌克兰士兵的要求，这些士兵被Buli -bully -Bullya和俄罗斯转移到匈牙利。</text:p>
      <text:p text:style-name="P4">
乌克林福姆报道，他在唯一的新闻广播中说了这一点。</text:p>
      <text:p text:style-name="P4">
“一旦我收到有关以这种身份的公民采访的信息，我就向匈牙利申诉专员呼吁，并询问结果是，在RPF领土上拥有战俘的正式地位的乌克兰公民搬进了到达领土的某种方式<text:a xlink:type="simple" xlink:href="https://www.ukrinform.ua/tag-ugorsina" text:style-name="Internet_20_link" text:visited-style-name="Visited_20_Internet_20_Link">
匈牙利</text:a>
？ 他们在哪里？ 在什么情况下？为什么他们不允许乌克兰外交官？ 不幸的是，他没有得到匈牙利同事的回应，因此他转向了一个可以评估监察员行动的国际机构。”</text:p>
      <text:p text:style-name="P4">
据他说，现在有八名乌克兰士兵在匈牙利的领土上，类似于囚禁：他们的通信圈有限，删除了手机。 有些人来到亲戚，但是沟通很短，只有在匈牙利一方的面前。</text:p>
      <text:p text:style-name="P4">
早些时候，卢比尼特(Lubinets)告知匈牙利违反了国际人道主义法，因为不可能简单地将战俘从俄罗斯联邦的领土中夺走。</text:p>
      <text:p text:style-name="P4">
<text:span text:style-name="T4">
另请阅读：</text:span>
 [关于乌克兰囚犯：<text:span text:style-name="T4">
匈牙利</text:span>
违反了国际人道主义法]](https://www.ukrinform.ua/rubric-society/3725761-lubinec-pro-ukrainskih-polonenih-ugorsina-porusila-miznarodne-gumanitarne-pravo.html)如<text:a xlink:type="simple" xlink:href="https://www.ukrinform.ua/rubric-polytics/3720617-mzs-vimagae-v-ugorsini-detalnu-informaciu-pro-zvilnenih-polonenih-i-dostupu-do-nih-konsula.html" text:style-name="Internet_20_link" text:visited-style-name="Visited_20_Internet_20_Link">
报道</text:a>
，6月9日，乌克兰外交部邀请了匈牙利的一名临时律师，并向他提交了一项请求，以提供有关俄罗斯传播的布达佩斯图 - 乌克兰战俘的详细信息，并立即提供与他们的访问权限。</text:p>
      <text:p text:style-name="P4">
还报道说，乌克兰政府没有被告知匈牙利和俄罗斯方面的相关转移。 俄罗斯预先为匈牙利血统的11名乌克兰人准备了这一事实。在乌克兰在匈牙利大使馆的协助下，三名乌克兰战俘公民被送回乌克兰。</text:p>
      <text:p text:style-name="P4">
News Source: <text:a xlink:type="simple" xlink:href="https://www.ukrinform.ua/rubric-ato/3726989-zodnoi-vidpovidi-vid-ombudsmena-lubinec-pro-polonenih-ukrainciv-v-ugorsini.html" text:style-name="Internet_20_link" text:visited-style-name="Visited_20_Internet_20_Link">
https://www.ukrinform.ua/rubric-ato/3726989-zodnoi-vidpovidi-vid-ombudsmena-lubinec-pro-polonenih-ukrainciv-v-ugorsini.html</text:a>
</text:p>
      <!--NEWS-->
      <text:h text:style-name="P10" text:outline-level="1">
<text:span text:style-name="T4">
准备冬季和设备的形成：能源部希望与美国国际开发署合作</text:span>
</text:h>
      <text:p text:style-name="P4">
作者: Ukrinform (Person)</text:p>
      <text:p text:style-name="P4">
出版商: Укринформ (Organization)</text:p>
      <text:p text:style-name="P4">
出版时间: 2023-06-23T21:25:10+03:00</text:p>
      <text:p text:style-name="P4">
修改时间: 2023-06-23T21:25:10+03:00</text:p>
      <text:p text:style-name="P4">
描述: 为冬季和设备形成准备的准备已成为乌克兰赫尔曼·盖尔申科能源部长和美国国际发展局副行政官（USAID）Erin McKi的核心主题。  - 乌克林。</text:p>
      <text:p text:style-name="P4">
图片: ['<text:a xlink:type="simple" xlink:href="https://static.ukrinform.com/photos/2023_06/thumb_files/630_360_1687544571-549.jpg" text:style-name="Internet_20_link" text:visited-style-name="Visited_20_Internet_20_Link">
630_360_16875...</text:a>
']</text:p>
      <text:p text:style-name="P4">
标签: ['Міненерго', 'USAID', 'допомога', 'Галущенко']</text:p>
      <text:p text:style-name="P4">
类型: Article</text:p>
      <!--METADATA-->
      <text:p text:style-name="P4">
<draw:frame draw:style-name="fr1" draw:name="Image222" text:anchor-type="as-char" svg:width="6.9236in" svg:height="3.956343in" draw:z-index="0">
<draw:image xlink:href="../Images/yкринформ/2023-06-23T21-25-10-03-00/630_360_1687544571-549.jpg" xlink:type="simple" xlink:show="embed" xlink:actuate="onLoad" draw:mime-type="image/jpeg"/>
</draw:frame>
冬季训练和设备的形成已成为乌克兰赫尔曼·盖申科和美国国际发展副主席的能源部长的中心主题(你说)艾琳·麦基(Erin McKi)。</text:p>
      <text:p text:style-name="P4">
根据乌克林福姆的说法，这是报道<text:a xlink:type="simple" xlink:href="https://www.mev.gov.ua/novyna/pidhotovka-do-zymy-ta-formuvannya-zapasiv-obladnannya-zustrich-ministra-enerhetyky-hermana" text:style-name="Internet_20_link" text:visited-style-name="Visited_20_Internet_20_Link">
部新闻服务</text:a>
。</text:p>
      <text:p text:style-name="P4">
值得注意的是，在乌克兰能源部长Germanko恢复会议的框架内，副部长Yaroslav Demchenko与行政长官举行了一次会议(你说)艾琳·麦基(Erin McKi)。</text:p>
      <text:p text:style-name="P4">
该信息报道说：“对话的主要主题是加强合作，以加强乌克兰能源部门的可持续性，并支持能源部实施改革。”</text:p>
      <text:p text:style-name="P4">
Galushchenko和Mackee强调了冬季的准备工作以及美国国际开发署项目安全的参与，通过能源支持基金和美国方面的贡献 -  2500万美元。  - 资金。</text:p>
      <text:p text:style-name="P4">
“我们了解，随着冬季的临近，敌人可以增加对民用能源基础设施的中风。 因此，我们已经需要进行预订，以便在震惊和尽快造成损害的情况下恢复。” Galushchenko说。</text:p>
      <text:p text:style-name="P4">
他表示希望进一步的合作，尤其是在购买能源支持基金时，将继续更加有效。</text:p>
      <text:p text:style-name="P4">
“非常重要的是，我们的能源公司所需的所有必要的设备和设备已经按时收到以基金为代价的。 该国的某些能源安全。” Galushchenko补充说。</text:p>
      <text:p text:style-name="P4">
<text:span text:style-name="T4">
另请阅读：</text:span>
 <text:a xlink:type="simple" xlink:href="https://www.ukrinform.ua/rubric-economy/3720786-minenergo-i-miznarodna-energeticna-agencia-domovilisa-pro-dopomogu-ukraini.html" text:style-name="Internet_20_link" text:visited-style-name="Visited_20_Internet_20_Link">
能源与国际能源机构已就乌克兰达成协议</text:a>
同样，在冬季挑战和电力系统的进一步发展的背景下，各方发展了对太阳能，风能产生，能源存储和网络发电和发展的权力下放的重要性。</text:p>
      <text:p text:style-name="P4">
这也是关于“技术援助的可能性和工具的可能性，这些工具将允许筹集更多资金来执行Res行业的项目”，并加入<text:a xlink:type="simple" xlink:href="https://www.ukrinform.ua/tag-minenergo" text:style-name="Internet_20_link" text:visited-style-name="Visited_20_Internet_20_Link">
能源部</text:a>
 .</text:p>
      <text:p text:style-name="P4">
<text:span text:style-name="T5">
foto：能量部</text:span>
</text:p>
      <text:p text:style-name="P4">
News Source: <text:a xlink:type="simple" xlink:href="https://www.ukrinform.ua/rubric-economy/3726986-pidgotovka-do-zimi-ta-formuvanna-zapasiv-obladnanna-minenergo-spodivaetsa-na-spivpracu-z-usaid.html" text:style-name="Internet_20_link" text:visited-style-name="Visited_20_Internet_20_Link">
https://www.ukrinform.ua/rubric-economy/3726986-pidgotovka-do-zimi-ta-formuvanna-zapasiv-obladnanna-minenergo-spodivaetsa-na-spivpracu-z-usaid.html</text:a>
</text:p>
      <!--NEWS-->
      <text:h text:style-name="P10" text:outline-level="1">
<text:span text:style-name="T4">
3x3篮球女子篮球队无法参加欧洲奥运会季后赛</text:span>
</text:h>
      <text:p text:style-name="P4">
作者: Ukrinform (Person)</text:p>
      <text:p text:style-name="P4">
出版商: Укринформ (Organization)</text:p>
      <text:p text:style-name="P4">
出版时间: 2023-06-23T21:29:00+03:00</text:p>
      <text:p text:style-name="P4">
修改时间: 2023-06-23T21:29:00+03:00</text:p>
      <text:p text:style-name="P4">
描述: 乌克兰人在该小组中排名第三。  - 乌克林。</text:p>
      <text:p text:style-name="P4">
图片: ['<text:a xlink:type="simple" xlink:href="https://static.ukrinform.com/photos/2023_06/thumb_files/630_360_1687544791-253.jpg" text:style-name="Internet_20_link" text:visited-style-name="Visited_20_Internet_20_Link">
630_360_16875...</text:a>
']</text:p>
      <text:p text:style-name="P4">
标签: ['Баскетбол', 'Європейські ігри']</text:p>
      <text:p text:style-name="P4">
类型: Article</text:p>
      <!--METADATA-->
      <text:p text:style-name="P4">
<draw:frame draw:style-name="fr1" draw:name="Image224" text:anchor-type="as-char" svg:width="6.9236in" svg:height="3.956343in" draw:z-index="0">
<draw:image xlink:href="../Images/yкринформ/2023-06-23T21-29-00-03-00/630_360_1687544791-253.jpg" xlink:type="simple" xlink:show="embed" xlink:actuate="onLoad" draw:mime-type="image/jpeg"/>
</draw:frame>
乌克兰主义者在该小组中排名第三。</text:p>
      <text:p text:style-name="P4">
这支3x3篮球女子篮球队已经完成了在乌克林福姆(Ukrinform)在克拉科夫(Krakow)举行的2023年欧洲运动会上的表现。</text:p>
      <text:p text:style-name="P4">
乌克兰人在小组赛之后的三个国家队中排名第三，赢得了一场胜利，但乌克兰让位于波兰。</text:p>
      <text:p text:style-name="P4">
乌克兰人开始击败波兰-19:16。 在第二场比赛中，乌克兰队失去了爱沙尼亚(13:14)，最后 - 立陶宛(14:21).</text:p>
      <text:p text:style-name="P4">
<text:span text:style-name="T4">
Читайте також:</text:span>
 <text:a xlink:type="simple" xlink:href="https://www.ukrinform.ua/rubric-sports/3726633-zbirna-ukraini-z-basketbolu-3h3-provela-dva-matci-na-evropejskih-igrah.html" text:style-name="Internet_20_link" text:visited-style-name="Visited_20_Internet_20_Link">
 Збірна України з <text:span text:style-name="T4">
баскетбол</text:span>
 у 3х3 провела два матчі наЄвропейських іграх </text:a>
从小组到四分之一决赛，立陶宛和波兰国家队。</text:p>
      <text:p text:style-name="P4">
照片：noc-ukr.org</text:p>
      <text:p text:style-name="P4">
News Source: <text:a xlink:type="simple" xlink:href="https://www.ukrinform.ua/rubric-sports/3726988-zinoca-zbirna-ukraini-z-basketbolu-3h3-ne-zmogla-vijti-v-plejof-evropejskih-igor.html" text:style-name="Internet_20_link" text:visited-style-name="Visited_20_Internet_20_Link">
https://www.ukrinform.ua/rubric-sports/3726988-zinoca-zbirna-ukraini-z-basketbolu-3h3-ne-zmogla-vijti-v-plejof-evropejskih-igor.html</text:a>
</text:p>
      <!--NEWS-->
      <text:h text:style-name="P10" text:outline-level="1">
<text:span text:style-name="T4">
Shepelev在三级比赛中赢得了欧洲奥运会的“铜牌”</text:span>
</text:h>
      <text:p text:style-name="P4">
作者: Ukrinform (Person)</text:p>
      <text:p text:style-name="P4">
出版商: Укринформ (Organization)</text:p>
      <text:p text:style-name="P4">
出版时间: 2023-06-23T21:38:08+03:00</text:p>
      <text:p text:style-name="P4">
修改时间: 2023-06-23T21:38:08+03:00</text:p>
      <text:p text:style-name="P4">
描述: 乌克兰田径运动的第一枚奖牌。  - 乌克林。</text:p>
      <text:p text:style-name="P4">
图片: ['<text:a xlink:type="simple" xlink:href="https://static.ukrinform.com/photos/2023_06/thumb_files/630_360_1687545403-886.jpg" text:style-name="Internet_20_link" text:visited-style-name="Visited_20_Internet_20_Link">
630_360_16875...</text:a>
']</text:p>
      <text:p text:style-name="P4">
标签: ['Легка атлетика', 'Європейські ігри']</text:p>
      <text:p text:style-name="P4">
类型: Article</text:p>
      <!--METADATA-->
      <text:p text:style-name="P4">
<draw:frame draw:style-name="fr1" draw:name="Image225" text:anchor-type="as-char" svg:width="6.9236in" svg:height="3.956343in" draw:z-index="0">
<draw:image xlink:href="../Images/yкринформ/2023-06-23T21-38-08-03-00/630_360_1687545403-886.jpg" xlink:type="simple" xlink:show="embed" xlink:actuate="onLoad" draw:mime-type="image/jpeg"/>
</draw:frame>
乌克兰田径运动的第一场。</text:p>
      <text:p text:style-name="P4">
乌克兰法姆报道，乌克兰运动员弗拉迪斯拉夫·谢佩勒夫(Vladislav Shepelev)在三级跳远中成为2023年欧洲奥运会的铜牌获得者。</text:p>
      <text:p text:style-name="P4">
Shepelev获得了最后的第三名，其结果为16.67 m。“黄金”到达了Tobia Bokki(16,84)，银 - 土耳其人时代(16,71).</text:p>
      <text:p text:style-name="P4">
Зазначимо, що медалісти з легкої атлетики на Європейських іграх визначаютьсяза підсумками виступів спортсменів у трьох дивізіонах командного чемпіонатуЄвропи.</text:p>
      <text:p text:style-name="P4">
Це перша медаль збірної України з легкої атлетики на Європейських іграх.</text:p>
      <text:p text:style-name="P4">
<text:span text:style-name="T4">
Читайте також:</text:span>
 <text:a xlink:type="simple" xlink:href="https://www.ukrinform.ua/rubric-sports/3726152-legkoatlet-vladislav-sepelev-u-sektori-vdalosa-vse-i-navit-triski-bilse.html" text:style-name="Internet_20_link" text:visited-style-name="Visited_20_Internet_20_Link">
 Легкоатлет Владислав Шепелєв: У секторі вдалося все інавіть трішки більше </text:a>
正如乌克林福姆报道的那样，“蓝色和黄色”在第二个部门矿中排名第二，回到了欧洲队冠军的精英师。</text:p>
      <text:p text:style-name="P4">
照片：noc-ukr.org</text:p>
      <text:p text:style-name="P4">
News Source: <text:a xlink:type="simple" xlink:href="https://www.ukrinform.ua/rubric-sports/3726991-sepelev-zdobuv-bronzu-evropejskih-igor-u-potrijnomu-stribku.html" text:style-name="Internet_20_link" text:visited-style-name="Visited_20_Internet_20_Link">
https://www.ukrinform.ua/rubric-sports/3726991-sepelev-zdobuv-bronzu-evropejskih-igor-u-potrijnomu-stribku.html</text:a>
</text:p>
      <!--NEWS-->
      <text:h text:style-name="P10" text:outline-level="1">
<text:span text:style-name="T4">
欧盟打电话给亚美尼亚和阿塞拜疆，以减轻紧张和降低</text:span>
</text:h>
      <text:p text:style-name="P4">
作者: Ukrinform (Person)</text:p>
      <text:p text:style-name="P4">
出版商: Укринформ (Organization)</text:p>
      <text:p text:style-name="P4">
出版时间: 2023-06-23T21:39:00+03:00</text:p>
      <text:p text:style-name="P4">
修改时间: 2023-06-23T21:39:00+03:00</text:p>
      <text:p text:style-name="P4">
描述: 欧洲联盟监视了亚美尼亚和阿塞拜疆之间日益增长的紧张关系，并邀请双方找到相互接受的决定的决定。  - 乌克林。</text:p>
      <text:p text:style-name="P4">
图片: ['<text:a xlink:type="simple" xlink:href="https://static.ukrinform.com/photos/2020_10/thumb_files/630_360_1603365429-408.jpg" text:style-name="Internet_20_link" text:visited-style-name="Visited_20_Internet_20_Link">
630_360_16033...</text:a>
']</text:p>
      <text:p text:style-name="P4">
标签: ['Азербайджан', 'Євросоюз', 'Нагірний Карабах', 'Вірменія']</text:p>
      <text:p text:style-name="P4">
类型: Article</text:p>
      <!--METADATA-->
      <text:p text:style-name="P4">
<draw:frame draw:style-name="fr1" draw:name="Image226" text:anchor-type="as-char" svg:width="6.9236in" svg:height="3.956343in" draw:z-index="0">
<draw:image xlink:href="../Images/yкринформ/2023-06-23T21-39-00-03-00/630_360_1603365429-408.jpg" xlink:type="simple" xlink:show="embed" xlink:actuate="onLoad" draw:mime-type="image/jpeg"/>
</draw:frame>
欧盟仔细监视亚美尼亚和阿塞拜疆之间日益增长的紧张局势，并邀请双方寻找相互可接受的降级。</text:p>
      <text:p text:style-name="P4">
根据乌克林福姆的说法，这在欧盟发言人的声明中说明了这一点，该声明发表在<text:a xlink:type="simple" xlink:href="https://www.eeas.europa.eu/eeas/armeniaazerbaijan-statement-spokesperson-growing-tensions_en" text:style-name="Internet_20_link" text:visited-style-name="Visited_20_Internet_20_Link">
欧洲外国行动局的地点</text:a>
.</text:p>
      <text:p text:style-name="P4">
«ЄС уважно слідкує за зростаючою напругою між Азербайджаном та Вірменією, щовідбувається протягом кількох минулих тижнів, коли щоденно надходятьповідомлення про інциденти зі <text:a xlink:type="simple" xlink:href="https://www.ukrinform.ua/tag-strilanina" text:style-name="Internet_20_link" text:visited-style-name="Visited_20_Internet_20_Link">
 стрільбою </text:a>
除了在卡拉巴赫(Karabakh)的接触线上的整数外，沿着这些国家的国际边界。 自6月15日以来一直引入的Lachynsky Coridor几乎完全的封锁非常令人不安。 它直接受到当地人口的威胁，并引起人们对概念性人道主义危机的严重恐惧。”该文件写道。</text:p>
      <text:p text:style-name="P4">
据这位女发言人称，由于高级欧盟举行的一系列会议，继续在最高的政治层面上努力，以帮助缓解这种紧张局势并找到相互接受的解决方案。</text:p>
      <text:p text:style-name="P4">
*!(https://www.ukrinform.ua/rubric-world/3718291-u-virmenii-zaavili-pro-mozlivist-miru-z-azerbajdzanom-vze-do-kinca-roku.html)据报道，过去30年中，亚美尼亚和阿塞拜疆两次为纳戈尔尼卡拉巴赫而战。 在2020年发生大规模冲突之后，巴库特·埃里万(Bakut Yerevan)陷入了休战，经常被指控单身。 欧盟努力通过当事方的主权和领土完整来寻找和平解决冲突。</text:p>
      <text:p text:style-name="P4">
News Source: <text:a xlink:type="simple" xlink:href="https://www.ukrinform.ua/rubric-world/3726992-evrosouz-zaklikae-virmeniu-j-azerbajdzan-do-znizenna-naprugi-ta-deeskalacii.html" text:style-name="Internet_20_link" text:visited-style-name="Visited_20_Internet_20_Link">
https://www.ukrinform.ua/rubric-world/3726992-evrosouz-zaklikae-virmeniu-j-azerbajdzan-do-znizenna-naprugi-ta-deeskalacii.html</text:a>
</text:p>
      <!--NEWS-->
      <text:h text:style-name="P10" text:outline-level="1">
<text:span text:style-name="T4">
KSCA忽略了检察官以100万hryvnias为代价的文件请求</text:span>
</text:h>
      <text:p text:style-name="P4">
作者: Ukrinform (Person)</text:p>
      <text:p text:style-name="P4">
出版商: Укринформ (Organization)</text:p>
      <text:p text:style-name="P4">
出版时间: 2023-06-23T21:41:00+03:00</text:p>
      <text:p text:style-name="P4">
修改时间: 2023-06-23T21:41:00+03:00</text:p>
      <text:p text:style-name="P4">
描述: 基辅市政府部门忽略了有关提供有关刑事诉讼中有关文件的调查请求。  - 乌克林。</text:p>
      <text:p text:style-name="P4">
图片: ['<text:a xlink:type="simple" xlink:href="https://static.ukrinform.com/photos/2018_03/thumb_files/630_360_1521195393-4177.jpg" text:style-name="Internet_20_link" text:visited-style-name="Visited_20_Internet_20_Link">
630_360_15211...</text:a>
']</text:p>
      <text:p text:style-name="P4">
标签: ['КМДА', 'Прокуратура', 'Ремонт', 'Асфальт']</text:p>
      <text:p text:style-name="P4">
类型: Article</text:p>
      <!--METADATA-->
      <text:p text:style-name="P4">
<draw:frame draw:style-name="fr1" draw:name="Image227" text:anchor-type="as-char" svg:width="6.9236in" svg:height="3.956343in" draw:z-index="0">
<draw:image xlink:href="../Images/yкринформ/2023-06-23T21-41-00-03-00/630_360_1521195393-4177.jpg" xlink:type="simple" xlink:show="embed" xlink:actuate="onLoad" draw:mime-type="image/jpeg"/>
</draw:frame>
基辅市政府部门的部门忽略了在刑事诉讼中相关的文件的收到。</text:p>
      <text:p text:style-name="P4">
根据乌克林福姆的说法，基辅城市检察官办公室报告<text:a xlink:type="simple" xlink:href="https://t.me/kyiv_pro_office/2067" text:style-name="Internet_20_link" text:visited-style-name="Visited_20_Internet_20_Link">
Telegram</text:a>
。</text:p>
      <text:p text:style-name="P4">
“今天，检察官办公室程序领导的调查人员将KSSCA住房和公共基础设施部主管告知了盈利，并进行了100万个预算资金的民意调查，以供个人人行道和公路的发展， “  - 消息读取。</text:p>
      <text:p text:style-name="P4">
<text:span text:style-name="T4">
另请阅读：</text:span>
 <text:span text:style-name="T4">
 <text:a xlink:type="simple" xlink:href="https://www.ukrinform.ua/rubric-kyiv/3726843-direktorovi-se-odnogo-departamentu-kmda-povidomili-pro-pidozru.html" text:style-name="Internet_20_link" text:visited-style-name="Visited_20_Internet_20_Link">
另一家KSCA部门的主任报告了促血管病</text:a>
</text:span>
</text:p>
      <text:p text:style-name="P4">
检察官办公室指出，刑事犯罪造成的损失通过对专家参与专业知识的工作进行检查证实。</text:p>
      <text:p text:style-name="P4">
“这也是一个事实，截至今天，人行道和高速公路工作的承包商尚未进行。 同时官方网站<text:span text:style-name="T4">
 <text:a xlink:type="simple" xlink:href="https://www.ukrinform.ua/tag-kmda" text:style-name="Internet_20_link" text:visited-style-name="Visited_20_Internet_20_Link">
KSCA</text:a>
</text:span>
报告说，冲突和沥青的工作正在进行中。 这看起来很奇怪，因为tabeet资金签署给部门签署的怀疑报告中提到的激活作品已于2022年12月完全转移。”</text:p>
      <text:p text:style-name="P4">
<text:span text:style-name="T4">
另请阅读：</text:span>
 <text:span text:style-name="T4">
 <text:a xlink:type="simple" xlink:href="https://www.ukrinform.ua/rubric-kyiv/3726347-arestovanomu-u-spravi-pro-zakrite-ukritta-cinovniku-kmda-ogolosili-se-odnu-pidozru.html" text:style-name="Internet_20_link" text:visited-style-name="Visited_20_Internet_20_Link">
在封闭的庇护所中逮捕了官员宣布另一种怀疑</text:a>
</text:span>
</text:p>
      <text:p text:style-name="P4">
检察官办公室指出，“目前尚不清楚城市当局(不供应调查文件)明确地指出，据称该专业知识是“没有正确研究预计的视觉检查文件”，而是进行了专业知识。这不是真的。”</text:p>
      <text:p text:style-name="P4">
该部门还指出，关于涉嫌协助调查的陈述，并在刑事诉讼中提供了对所有要求的文件的访问权限，其中KSCA人员被告知怀疑，只保留了陈述。<text:span text:style-name="T4">
另请阅读：</text:span>
 <text:span text:style-name="T4">
 <text:a xlink:type="simple" xlink:href="https://www.ukrinform.ua/rubric-kyiv/3724962-u-kmda-sprostuvali-informaciu-pro-grafiki-cerguvan-uciteliv-u-skilnih-ukrittah.html" text:style-name="Internet_20_link" text:visited-style-name="Visited_20_Internet_20_Link">
在KSCA中，有关学校庇护所的值班教师时间表的信息</text:a>
</text:span>
</text:p>
      <text:p text:style-name="P4">
正如检察官办公室所报告的那样，这些文件的收到只有在执法机构提出适当请愿书向法院提出上诉后才有可能。</text:p>
      <text:p text:style-name="P4">
正如乌克林福姆报道的那样，6月23日，基辅市政府住房和公共基础设施局长(https://www.ukrinform.ua/rubric-kyiv/3726843-direktorovi-se-odnogo-departamentu-kmda-povidomili-pro-pidozru.html)** _关于人行道的恢复。</text:p>
      <text:p text:style-name="P4">
KSCA回应了该部门对预算簿的怀疑，并指出，到目前为止，所有带有项目的必要工程机器人都已完成，因此为当地人提供了供水。 但是，在领土上的改进和沥青方面的工作仍在继续，因此表演者工作的金钱尚未转移。</text:p>
      <text:p text:style-name="P4">
News Source: <text:a xlink:type="simple" xlink:href="https://www.ukrinform.ua/rubric-kyiv/3726993-v-kmda-proignoruvali-zapiti-prokuraturi-sodo-dokumentiv-za-faktom-roztrati-miljona-griven.html" text:style-name="Internet_20_link" text:visited-style-name="Visited_20_Internet_20_Link">
https://www.ukrinform.ua/rubric-kyiv/3726993-v-kmda-proignoruvali-zapiti-prokuraturi-sodo-dokumentiv-za-faktom-roztrati-miljona-griven.html</text:a>
</text:p>
      <!--NEWS-->
      <text:h text:style-name="P10" text:outline-level="1">
<text:span text:style-name="T4">
在佐治亚州，该国最大的音乐节开始</text:span>
</text:h>
      <text:p text:style-name="P4">
作者: Ukrinform (Person)</text:p>
      <text:p text:style-name="P4">
出版商: Укринформ (Organization)</text:p>
      <text:p text:style-name="P4">
出版时间: 2023-06-23T21:45:00+03:00</text:p>
      <text:p text:style-name="P4">
修改时间: 2023-06-23T21:45:00+03:00</text:p>
      <text:p text:style-name="P4">
描述: 在佐治亚州的首都，第比利斯于周五开始了最大的名为第比利斯露天的音乐节。  - 乌克林。</text:p>
      <text:p text:style-name="P4">
图片: ['<text:a xlink:type="simple" xlink:href="https://static.ukrinform.com/photos/2019_01/thumb_files/630_360_1548411970-259.jpg" text:style-name="Internet_20_link" text:visited-style-name="Visited_20_Internet_20_Link">
630_360_15484...</text:a>
']</text:p>
      <text:p text:style-name="P4">
标签: ['Фестиваль', 'Грузія', 'Музика']</text:p>
      <text:p text:style-name="P4">
类型: Article</text:p>
      <!--METADATA-->
      <text:p text:style-name="P4">
<draw:frame draw:style-name="fr1" draw:name="Image228" text:anchor-type="as-char" svg:width="6.9236in" svg:height="3.956343in" draw:z-index="0">
<draw:image xlink:href="../Images/yкринформ/2023-06-23T21-45-00-03-00/630_360_1548411970-259.jpg" xlink:type="simple" xlink:show="embed" xlink:actuate="onLoad" draw:mime-type="image/jpeg"/>
</draw:frame>
星期五，第比利斯(Tbilisi)于周五在第比利斯(Tbilisi)的露天下开始了最大的音乐节。</text:p>
      <text:p text:style-name="P4">
如报道<text:a xlink:type="simple" xlink:href="https://www.ekhokavkaza.com/a/32472432.html" text:style-name="Internet_20_link" text:visited-style-name="Visited_20_Internet_20_Link">
乌克林福姆</text:a>
报道了高加索的回声。</text:p>
      <text:p text:style-name="P4">
音乐活动将在Lisi Wonderland网站上举行，将持续三天。</text:p>
      <text:p text:style-name="P4">
今年乔治亚节节的特别嘉宾包括英国专家汤姆·奥德尔(Tom Odll)，冰岛摇滚乐队Kaleo，德国乐队Moderat Tanimetsky DJ Ben Klok。 通常，<text:a xlink:type="simple" xlink:href="https://www.ukrinform.ua/tag-muzika" text:style-name="Internet_20_link" text:visited-style-name="Visited_20_Internet_20_Link">
音乐剧</text:a>
有60多位艺术家应采取行动。</text:p>
      <text:p text:style-name="P4">
第一次露天节首次在2009年在第比利斯举行。 音乐活动被认为是该地区最大的音乐活动。</text:p>
      <text:p text:style-name="P4">
<text:span text:style-name="T4">
另请阅读：</text:span>
 <text:a xlink:type="simple" xlink:href="https://www.ukrinform.ua/rubric-diaspora/3726311-na-litfestivali-u-berlini-predstavlat-muzicnij-albom-zadana-ta-gurzi-fokstroti.html" text:style-name="Internet_20_link" text:visited-style-name="Visited_20_Internet_20_Link">
在柏林的亮点上，将在乌克兰诗人的诗歌上介绍<text:span text:style-name="T4">
音乐剧</text:span>
专辑“ foxtrot”</text:a>
如[Ukrinform]报道(https://www.ukrinform.ua/rubric-culture/3714652-v-avstralijskomu-sidnei-rozpocavsa-soricnij-festival-vivid-sydney.html)在澳大利亚悉尼，举行了一年一度的光明，艺术和文化节，称为生动悉尼，这是南半球最大的活动。</text:p>
      <text:p text:style-name="P4">
生动的悉尼持续了23天，在此期间，在一个8.5公里的照明巷子里展示了50个照明装置和3D投影。 现场音乐和餐馆的表演也在放弃。</text:p>
      <text:p text:style-name="P4">
News Source: <text:a xlink:type="simple" xlink:href="https://www.ukrinform.ua/rubric-culture/3726995-u-gruzii-startuvav-najmasstabnisij-v-kraini-muzicnij-festival.html" text:style-name="Internet_20_link" text:visited-style-name="Visited_20_Internet_20_Link">
https://www.ukrinform.ua/rubric-culture/3726995-u-gruzii-startuvav-najmasstabnisij-v-kraini-muzicnij-festival.html</text:a>
</text:p>
      <!--NEWS-->
      <text:h text:style-name="P10" text:outline-level="1">
<text:span text:style-name="T4">
澳大利亚将对MH17灾难的肇事者实施制裁</text:span>
</text:h>
      <text:p text:style-name="P4">
作者: Ukrinform (Person)</text:p>
      <text:p text:style-name="P4">
出版商: Укринформ (Organization)</text:p>
      <text:p text:style-name="P4">
出版时间: 2023-06-23T21:50:00+03:00</text:p>
      <text:p text:style-name="P4">
修改时间: 2023-06-23T21:50:00+03:00</text:p>
      <text:p text:style-name="P4">
描述: 澳大利亚政府打算对乌克兰东部的天空施加新的制裁，这是一架MH17马来西亚航空公司的客机，该飞机正从阿姆斯特丹前往吉隆坡。  - 乌克林。</text:p>
      <text:p text:style-name="P4">
图片: ['<text:a xlink:type="simple" xlink:href="https://static.ukrinform.com/photos/2021_07/thumb_files/630_360_1626500509-893.jpg" text:style-name="Internet_20_link" text:visited-style-name="Visited_20_Internet_20_Link">
630_360_16265...</text:a>
']</text:p>
      <text:p text:style-name="P4">
标签: ['Австралія', 'MH17', 'Санкції', 'Росія']</text:p>
      <text:p text:style-name="P4">
类型: Article</text:p>
      <!--METADATA-->
      <text:p text:style-name="P4">
<draw:frame draw:style-name="fr1" draw:name="Image229" text:anchor-type="as-char" svg:width="6.9236in" svg:height="3.956343in" draw:z-index="0">
<draw:image xlink:href="../Images/yкринформ/2023-06-23T21-50-00-03-00/630_360_1626500509-893.jpg" xlink:type="simple" xlink:show="embed" xlink:actuate="onLoad" draw:mime-type="image/jpeg"/>
</draw:frame>
市政府打算用一架MH17马来西亚航空公司的飞机在天空中对天空施加新的制裁，该飞机从阿姆斯特丹袭击到吉隆坡。</text:p>
      <text:p text:style-name="P4">
正如乌克林福姆报道的那样，它报道了<text:a xlink:type="simple" xlink:href="https://www.smh.com.au/politics/federal/australia-to-sanction-three-pro-russian-soldiers-over-mh17-tragedy-20230623-p5dj1y.html" text:style-name="Internet_20_link" text:visited-style-name="Visited_20_Internet_20_Link">
悉尼早晨先驱晨报</text:a>
。</text:p>
      <text:p text:style-name="P4">
两名被判犯有MH17Malaysia航空公司的罪犯 - 俄罗斯陆军上校将被申请给金融<text:a xlink:type="simple" xlink:href="https://www.ukrinform.ua/tag-sankcii" text:style-name="Internet_20_link" text:visited-style-name="Visited_20_Internet_20_Link">
制裁</text:a>
另外，他们正在建设澳大利亚。</text:p>
      <text:p text:style-name="P4">
澳大利亚外交部长潘妮·王(Penny Wong)正式宣布周六的制裁，其介绍是澳大利亚与教练和其他欧盟国家的密切合作造成的。</text:p>
      <text:p text:style-name="P4">
由制裁实施的两个人 - 俄罗斯公民塞尔吉亚杜宾斯基和乌克兰列昂尼德·赫坎科克的公民，去年11月，海牙法院在2014年在致命的777次乌克兰人的致命灾难中被判处海牙法院判处审判。</text:p>
      <text:p text:style-name="P4">
第三名人Sergei Muchkayev在海牙没有受到审判，他是俄罗斯军队穆斯塔尔旅的前司令，这使火箭弹击落了飞机。</text:p>
      <text:p text:style-name="P4">
制裁的实施将冻结这些人可以在澳大利亚保留的任何资产，并禁止他们前往该国。</text:p>
      <text:p text:style-name="P4">
<text:span text:style-name="T4">
另请阅读：</text:span>
 [联合国国际法院的俄罗斯拒绝证据<text:span text:style-name="T4">
 MH17 </text:span>
将其击倒”(https://www.ukrinform.ua/rubric-polytics/3720138-rosia-v-miznarodnomu-sudi-oon-vidkidae-dokazi-togo-so-mh17-zbiv-ii-buk.html)正如乌克林福姆(Ukrinform)报道的，联合调查小组(吉特)在2014年7月在顿涅茨克地区上方的天空中对MH17飞行的调查中，“有重大迹象表明俄罗斯联邦总统已决定向DNR战斗人员提供重型武器。</text:p>
      <text:p text:style-name="P4">
JIT还强调，MH17击败了俄罗斯山毛榉。</text:p>
      <text:p text:style-name="P4">
在2023年2月8日的新闻发布会上，记者介绍了音频档案，俄国人说所有关于供应“山毛榉”的决定都是由乌克兰的吸力做出的，即普京，以及普京和伊戈尔Plotnitsky的音频。联合调查组(吉特)她报告说，尽管事实是，在MH17飞行中涉及的多个播放信息被击落，但证据不足以引起新的法院迫害。</text:p>
      <text:p text:style-name="P4">
乘客波音777“马来西亚航空公司”在2014年7月17日在该地区暂时占领的部队中经营MH17 Zamterdam飞往吉隆坡的飞行。 班轮上有15名机组人员的283名乘客，他们全部被杀。</text:p>
      <text:p text:style-name="P4">
News Source: <text:a xlink:type="simple" xlink:href="https://www.ukrinform.ua/rubric-world/3726997-avstralia-zaprovadit-sankcii-proti-vinnih-u-katastrofi-mh17.html" text:style-name="Internet_20_link" text:visited-style-name="Visited_20_Internet_20_Link">
https://www.ukrinform.ua/rubric-world/3726997-avstralia-zaprovadit-sankcii-proti-vinnih-u-katastrofi-mh17.html</text:a>
</text:p>
      <!--NEWS-->
      <text:h text:style-name="P10" text:outline-level="1">
<text:span text:style-name="T4">
拯救乌克兰基金从俄罗斯返回了121名被盗的乌克兰儿童</text:span>
</text:h>
      <text:p text:style-name="P4">
作者: Ukrinform (Person)</text:p>
      <text:p text:style-name="P4">
出版商: Укринформ (Organization)</text:p>
      <text:p text:style-name="P4">
出版时间: 2023-06-23T21:51:02+03:00</text:p>
      <text:p text:style-name="P4">
修改时间: 2023-06-23T21:51:02+03:00</text:p>
      <text:p text:style-name="P4">
描述: 萨沃克乌克兰慈善基金会（Save Ukraine Charitable Foundation）帮助返回了121名儿童，这些儿童被乌克兰领土的俄罗斯入侵者非法出口。  - 乌克林。</text:p>
      <text:p text:style-name="P4">
图片: ['<text:a xlink:type="simple" xlink:href="https://static.ukrinform.com/photos/2023_05/thumb_files/630_360_1685537728-468.jpg" text:style-name="Internet_20_link" text:visited-style-name="Visited_20_Internet_20_Link">
630_360_16855...</text:a>
']</text:p>
      <text:p text:style-name="P4">
标签: ['Депортація', 'Діти', 'Війна з Росією', 'Save Ukraine']</text:p>
      <text:p text:style-name="P4">
类型: Article</text:p>
      <!--METADATA-->
      <text:p text:style-name="P4">
<draw:frame draw:style-name="fr1" draw:name="Image230" text:anchor-type="as-char" svg:width="6.9236in" svg:height="3.956343in" draw:z-index="0">
<draw:image xlink:href="../Images/yкринформ/2023-06-23T21-51-02-03-00/630_360_1685537728-468.jpg" xlink:type="simple" xlink:show="embed" xlink:actuate="onLoad" draw:mime-type="image/jpeg"/>
</draw:frame>
萨沃克乌克兰慈善基金会(Save Ukraine Charitable Foundation)帮助返回了121名被乌克兰领土俄罗斯入侵者出口的儿童。</text:p>
      <text:p text:style-name="P4">
Saveukraine副主席Dmitry Filipenko在向Ukrinform通讯员发表评论中说。</text:p>
      <text:p text:style-name="P4">
他说：“截至今天，我们已经返回了121个孩子。”</text:p>
      <text:p text:style-name="P4">
据菲利本科(Filipenko)称，在上次救援任务中，有可能从非法撤离乌克兰领土的孤儿院返回8个孩子。 他说：“我们已经确定了他们的位置，这要归功于以前返回的孩子。两周前，这八个孩子设法返回。我们现在正在提出他们所在的位置问题。”</text:p>
      <text:p text:style-name="P4">
据副主席萨维·乌克兰(Save Ukraine)称，其他返回的孩子至少是其中一个。 他补充说：“还将几个孩子送回父母。他们被送回了祖父母。”</text:p>
      <text:p text:style-name="P4">
<text:span text:style-name="T4">
另请阅读：</text:span>
 <text:a xlink:type="simple" xlink:href="https://www.ukrinform.ua/rubric-society/3717135-rosia-vidkidae-sprobi-insih-krain-stati-poserednikom-sodo-povernenna-ditej-mikola-kuleba.html" text:style-name="Internet_20_link" text:visited-style-name="Visited_20_Internet_20_Link">
俄罗斯拒绝其他国家成为调解人返回儿童的企图-Mykola Kuleb</text:a>
据菲利本科称，这些基金现在已经确定了19,667个被盗的俄罗斯，这一数字不断增加。 “这意味着我们知道他们的名字，名字和爱国主义，出生日期和大约位置。但是数字儿童有时更大，确切的人数确切的人数。许多孩子继续被俄罗斯绑架在被占领地区的俄罗斯绑架，” - 说他。</text:p>
      <text:p text:style-name="P4">
菲律宾指出，乌克兰政府在返回被驱逐的[儿童]的问题上不能直接与侵略者国家的当局合作(https://www.ukrinform.ua/tag-diti)，由于外交关系被摧毁，因此主要工作是由民间社会组织所承担的。 就拯救乌克兰而言，基金会通过“热线”和父母的指示在俄罗斯收到相关信息。 之后开始为父母或夹克或授权人员准备必要文件的过程(如果是孤儿院)前往RFTA返回孩子。</text:p>
      <text:p text:style-name="P4">
*!(https://www.ukrinform.ua/rubric-society/3726981-kraini-aki-mogli-b-dopomogti-povernuti-z-rf-deportovanih-ditej-ne-kvaplatsa-lubinec.html)</text:p>
      <text:p text:style-name="P4">
据他说，由于直接的汽车或与俄罗斯的其他联系即将到来，父母会经过邻近的起重机，到达俄罗斯的孩子们被确定的地方。 通常，这条路线可以超过4000公里。考虑到文件的准备，每个救援任务持续三周到一个月。</text:p>
      <text:p text:style-name="P4">
据菲利本科(Filipenko)称，返回一个孩子的费用约为4,000美元。 这就是为什么目前正在进行基金的原因。 在国外，一项积累资金的活动，以恢复被盗儿童的成长。</text:p>
      <text:p text:style-name="P4">
“俄罗斯人只给父母和所有经过适当装饰的医生给孩子。说拯救乌克兰代表。</text:p>
      <text:p text:style-name="P4">
据他说，俄罗斯一方一直试图防止返回乌克兰，并且随着国际刑事法院在逮捕的国际刑事法院在各种障碍的诉讼中，俄罗斯人的一部分只会增加。 乌克兰的代表说，所有被盗儿童及其证词的案件的数据尤其是将其进一步发送给ISS检察官办公室。</text:p>
      <text:p text:style-name="P4">
<text:span text:style-name="T4">
另请阅读：</text:span>
 <text:a xlink:type="simple" xlink:href="https://www.ukrinform.ua/rubric-society/3704815-ombudsmen-vvazae-so-misia-oon-mogla-bi-rozsukuvati-deportovanih-do-rf-ukrainskih-ditej.html" text:style-name="Internet_20_link" text:visited-style-name="Visited_20_Internet_20_Link">
监察员认为，联合国的使命可以寻找被驱逐到俄罗斯联邦的乌克兰儿童</text:a>
“俄罗斯人试图制造不同的障碍。例如，如果这是孩子的分配，他们正在寻找机会不考虑他并缺少孩子。我们有两个这样的情况几天，我们失去了有关其位置的信息：“即，他们从一个机构转移到另一个机构。我们试图确定他们现在的位置，” Filippenko说。</text:p>
      <text:p text:style-name="P4">
同时，他指出，玛丽亚·利维夫·贝洛娃(Maria Lviv-Belova)逮捕了普京和“儿童乌本”之后，他“通过”了一个想在乌克兰收养孩子的乌克兰男孩。</text:p>
      <text:p text:style-name="P4">
正如乌克林福姆报道的那样，<text:a xlink:type="simple" xlink:href="https://www.ukrinform.ua/rubric-society/3726915-u-vidni-vidkrilasa-vistavka-pro-deportaciu-rosieu-ukrainskih-ditej.html" text:style-name="Internet_20_link" text:visited-style-name="Visited_20_Internet_20_Link">
在奥地利首都开幕了“当时的儿童”</text:a>
这引起人们对乌克兰儿童的充分性，特别是由于俄罗斯侵略，尤其是他们对俄罗斯的不持续驱逐出境，并试图克里夫林改变自己的身份。</text:p>
      <text:p text:style-name="P4">
<text:a xlink:type="simple" xlink:href="https://static.ukrinform.com/photos/2023_06/1687535134-8548.jpeg" text:style-name="Internet_20_link" text:visited-style-name="Visited_20_Internet_20_Link">
 </text:a>
 <text:a xlink:type="simple" xlink:href="https://static.ukrinform.com/photos/2023_06/1687535134-8219.jpeg" text:style-name="Internet_20_link" text:visited-style-name="Visited_20_Internet_20_Link">
</text:a>
 <text:a xlink:type="simple" xlink:href="https://static.ukrinform.com/photos/2023_06/1687535134-1258.jpeg" text:style-name="Internet_20_link" text:visited-style-name="Visited_20_Internet_20_Link">
</text:a>
 <text:a xlink:type="simple" xlink:href="https://static.ukrinform.com/photos/2023_06/1687535134-4012.jpeg" text:style-name="Internet_20_link" text:visited-style-name="Visited_20_Internet_20_Link">
</text:a>
 <text:a xlink:type="simple" xlink:href="https://static.ukrinform.com/photos/2023_06/1687535134-5467.jpeg" text:style-name="Internet_20_link" text:visited-style-name="Visited_20_Internet_20_Link">
</text:a>
 <text:a xlink:type="simple" xlink:href="https://static.ukrinform.com/photos/2023_06/1687535134-4243.jpeg" text:style-name="Internet_20_link" text:visited-style-name="Visited_20_Internet_20_Link">
</text:a>
 <text:a xlink:type="simple" xlink:href="https://static.ukrinform.com/photos/2023_06/1687535135-9956.jpeg" text:style-name="Internet_20_link" text:visited-style-name="Visited_20_Internet_20_Link">
</text:a>
 <text:a xlink:type="simple" xlink:href="https://static.ukrinform.com/photos/2023_06/1687535135-1304.jpeg" text:style-name="Internet_20_link" text:visited-style-name="Visited_20_Internet_20_Link">
</text:a>
 <text:a xlink:type="simple" xlink:href="https://static.ukrinform.com/photos/2023_06/1687535135-3300.jpeg" text:style-name="Internet_20_link" text:visited-style-name="Visited_20_Internet_20_Link">
</text:a>
 <text:a xlink:type="simple" xlink:href="https://static.ukrinform.com/photos/2023_06/1687535135-1525.jpeg" text:style-name="Internet_20_link" text:visited-style-name="Visited_20_Internet_20_Link">
</text:a>
该活动由奥地利慈善组织Kleine Herzen共同组织(“小心”)以及苏联乌克兰慈善基金会，该基金会参与俄罗斯联邦返回乌克兰儿童。</text:p>
      <text:p text:style-name="P4">
News Source: <text:a xlink:type="simple" xlink:href="https://www.ukrinform.ua/rubric-society/3726998-fond-save-ukraine-povernuv-iz-rosii-121-vikradenu-ukrainsku-ditinu.html" text:style-name="Internet_20_link" text:visited-style-name="Visited_20_Internet_20_Link">
https://www.ukrinform.ua/rubric-society/3726998-fond-save-ukraine-povernuv-iz-rosii-121-vikradenu-ukrainsku-ditinu.html</text:a>
</text:p>
      <!--NEWS-->
      <text:h text:style-name="P10" text:outline-level="1">
<text:span text:style-name="T4">
俄罗斯人在切尼希夫和苏米地区的边界开火了五倍</text:span>
</text:h>
      <text:p text:style-name="P4">
作者: Ukrinform (Person)</text:p>
      <text:p text:style-name="P4">
出版商: Укринформ (Organization)</text:p>
      <text:p text:style-name="P4">
出版时间: 2023-06-23T21:57:00+03:00</text:p>
      <text:p text:style-name="P4">
修改时间: 2023-06-23T21:57:00+03:00</text:p>
      <text:p text:style-name="P4">
描述: 截至6月23日21:00，俄罗斯军队向切尔尼希夫和苏米地区的边界地区开火。  - 乌克林。</text:p>
      <text:p text:style-name="P4">
图片: ['<text:a xlink:type="simple" xlink:href="https://static.ukrinform.com/photos/2022_10/thumb_files/630_360_1667124180-530.jpg" text:style-name="Internet_20_link" text:visited-style-name="Visited_20_Internet_20_Link">
630_360_16671...</text:a>
']</text:p>
      <text:p text:style-name="P4">
标签: ['Обстріл', 'Сумщина', 'Чернігівщина', 'Війна з Росією']</text:p>
      <text:p text:style-name="P4">
类型: Article</text:p>
      <!--METADATA-->
      <text:p text:style-name="P4">
<draw:frame draw:style-name="fr1" draw:name="Image241" text:anchor-type="as-char" svg:width="6.9236in" svg:height="3.956343in" draw:z-index="0">
<draw:image xlink:href="../Images/yкринформ/2023-06-23T21-57-00-03-00/630_360_1667124180-530.jpg" xlink:type="simple" xlink:show="embed" xlink:actuate="onLoad" draw:mime-type="image/jpeg"/>
</draw:frame>
截至6月23日21:00，切尼希夫和苏米地区的边境领土在9:00 pm被解雇。</text:p>
      <text:p text:style-name="P4">
根据乌克林福姆的说法，运营命令“北”报告<text:a xlink:type="simple" xlink:href="https://t.me/ok_pivnich1/3459" text:style-name="Internet_20_link" text:visited-style-name="Visited_20_Internet_20_Link">
电报</text:a>
。</text:p>
      <text:p text:style-name="P4">
在切尔尼希夫地区入侵者<text:a xlink:type="simple" xlink:href="https://www.ukrinform.ua/tag-obstril" text:style-name="Internet_20_link" text:visited-style-name="Visited_20_Internet_20_Link">
被解雇</text:a>
两个定居点。 特别是，从04：38到05:00 9命中率，可能是从120毫米的迫击炮(Karpovichi定居点)的120毫米。</text:p>
      <text:p text:style-name="P4">
从19:55到20:15，记录了8次命中，可能来自Mikhalchyna Sloboda地区的120毫米毫米分钟。</text:p>
      <text:p text:style-name="P4">
消息写道：“没有关于当地居民损失或对平民基础设施损害的信息。”</text:p>
      <text:p text:style-name="P4">
在苏米地区，俄罗斯人以三个定居点开火。 因此，从12:57到13：20，记录了7次命中，可能是在沙利吉(Shaligyne)地区的120毫米迫击炮中。</text:p>
      <text:p text:style-name="P4">
从13:05到13:10，在中间建造的定居点地区，可能有4次命中，可能是来自82毫米采矿。</text:p>
      <text:p text:style-name="P4">
从18:20到19:03记录了13次命中，可能是在Sosnivka地区的120毫米采矿中。</text:p>
      <text:p text:style-name="P4">
<text:span text:style-name="T4">
另请阅读：</text:span>
 <text:a xlink:type="simple" xlink:href="https://www.ukrinform.ua/rubric-ato/3726946-vnaslidok-obstrilu-dnipropetrovsini-e-poranenij.html" text:style-name="Internet_20_link" text:visited-style-name="Visited_20_Internet_20_Link">
由于<text:span text:style-name="T4">
炮击</text:span>
在Dnipropetrovsk地区受伤</text:a>
声明说：“没有关于当地人口的损失或对平民基础设施信息的损害。”</text:p>
      <text:p text:style-name="P4">
如[Ukrinform]报道(https://www.ukrinform.ua/rubric-regions/3726657-za-dobu-rosiani-atakuvali-desat-regioniv-ukraini-zvedenna-ova.html)，俄罗斯军队每天对乌克兰的10个地区发动袭击。</text:p>
      <text:p text:style-name="P4">
News Source: <text:a xlink:type="simple" xlink:href="https://www.ukrinform.ua/rubric-ato/3727000-rosiani-pat-raziv-obstrilali-prikordonna-cernigivsini-i-sumsini.html" text:style-name="Internet_20_link" text:visited-style-name="Visited_20_Internet_20_Link">
https://www.ukrinform.ua/rubric-ato/3727000-rosiani-pat-raziv-obstrilali-prikordonna-cernigivsini-i-sumsini.html</text:a>
</text:p>
      <!--NEWS-->
      <text:h text:style-name="P10" text:outline-level="1">
<text:span text:style-name="T4">
乌克兰防空已摧毁了3种形状的无人机</text:span>
</text:h>
      <text:p text:style-name="P4">
作者: ['АРМІЯINFORM']</text:p>
      <text:p text:style-name="P4">
时间: 2023-06-23T22:00:00-04:00</text:p>
      <text:p text:style-name="P4">
描述: Syogodni vnochi Rosiski Terorism接受了一枚蠕虫休闲导弹...与乌克兰2022年的战争，与乌克兰的最新新闻，今天与乌克兰的新闻，乌克兰2022年最后一次与乌克兰进行战争，乌克兰与俄罗斯之间以及俄罗斯之间的战争以及乌克兰战争他们说，将在2022年，或者将会或将会或将是否，在不久的将来，将与乌克兰发生战争，他们说，今天与乌克兰的战争，今天的乌克兰新闻，乌克兰媒体在俄罗斯的乌克兰新闻</text:p>
      <text:p text:style-name="P4">
图片: ['<text:a xlink:type="simple" xlink:href="https://armyinform.com.ua/wp-content/uploads/2023/03/ataka-droniv-1.jpg" text:style-name="Internet_20_link" text:visited-style-name="Visited_20_Internet_20_Link">
ataka-droniv-1.jpg</text:a>
']</text:p>
      <text:p text:style-name="P4">
标签: ['ВІЙНА', 'ВТОРГНЕННЯ РФ', 'ГШ ЗСУ', 'ХРОНІКА ОБОРОНИ']</text:p>
      <text:p text:style-name="P4">
类别: News</text:p>
      <!--METADATA-->
      <text:p text:style-name="P4">
<draw:frame draw:style-name="fr1" draw:name="Image242" text:anchor-type="as-char" svg:width="6.9236in" svg:height="3.894525in" draw:z-index="0">
<draw:image xlink:href="../Images/AРМІЯINFORM/2023-06-23T22-00-00-04-00/ataka-droniv-1.jpg" xlink:type="simple" xlink:show="embed" xlink:actuate="onLoad" draw:mime-type="image/jpeg"/>
</draw:frame>
Shahamed Type UAV。 说明性照片<text:span text:style-name="T4">
🔥俄罗斯完成的情况</text:span>
</text:p>
      <text:p text:style-name="P4">
今晚，俄罗斯恐怖分子在乌克兰袭击了另一个巨大的火箭发射器，并应用了有翼的导弹X-101/X-555 Tadrons-Kamikadze型“ Shahd”。 目前有关此攻击后果的信息。</text:p>
      <text:p text:style-name="P4">
在Facebook上关于它<text:a xlink:type="simple" xlink:href="https://www.facebook.com/GeneralStaff.ua/posts/pfbid0h8SWuNhUx7bLHgZzZ5aS6EurKjbqTt7Wex93T8AJLYgBWSa88gRmAhUgt4ZiiKyjl" text:style-name="Internet_20_link" text:visited-style-name="Visited_20_Internet_20_Link">
报告</text:a>
乌克兰武装部队的总参谋部。</text:p>
      <text:p text:style-name="P4">
在最后一天，敌人使用3枚Aerobalist导弹X-47“ Dagger”，3翼导弹X-22和4台无人机-Kamikadze“ Shahd-136/131”击中了乌克兰Vittorium的导弹和航空罢工。 。 徒劳的防御力和手段销毁了3个无人机-Kamikadze。</text:p>
      <text:p text:style-name="P4">
News Source: <text:a xlink:type="simple" xlink:href="https://armyinform.com.ua/2023/06/23/ukrayinska-ppo-znyshhyla-3-udarni-bpla-typu-shahed/" text:style-name="Internet_20_link" text:visited-style-name="Visited_20_Internet_20_Link">
https://armyinform.com.ua/2023/06/23/ukrayinska-ppo-znyshhyla-3-udarni-bpla-typu-shahed/</text:a>
</text:p>
      <!--NEWS-->
      <text:h text:style-name="P10" text:outline-level="1">
<text:span text:style-name="T4">
SpaceX在两天内推出了第二枚带有在线卫星星际链接的火箭</text:span>
</text:h>
      <text:p text:style-name="P4">
作者: Ukrinform (Person)</text:p>
      <text:p text:style-name="P4">
出版商: Укринформ (Organization)</text:p>
      <text:p text:style-name="P4">
出版时间: 2023-06-23T22:06:00+03:00</text:p>
      <text:p text:style-name="P4">
修改时间: 2023-06-23T22:06:00+03:00</text:p>
      <text:p text:style-name="P4">
描述: Falcon 9火箭发射器于周五与另一个聚会一起在Orbit上与55个迷你vitors一起在Starlink上补充了全球互联网Coar的轨道小组。  - 乌克林。</text:p>
      <text:p text:style-name="P4">
图片: ['<text:a xlink:type="simple" xlink:href="https://static.ukrinform.com/photos/2023_06/thumb_files/630_360_1687547137-434.jpg" text:style-name="Internet_20_link" text:visited-style-name="Visited_20_Internet_20_Link">
630_360_16875...</text:a>
']</text:p>
      <text:p text:style-name="P4">
标签: ['Ракета', 'SpaceX', 'Супутник', 'Starlink']</text:p>
      <text:p text:style-name="P4">
类型: Article</text:p>
      <!--METADATA-->
      <text:p text:style-name="P4">
<draw:frame draw:style-name="fr1" draw:name="Image243" text:anchor-type="as-char" svg:width="6.9236in" svg:height="3.956343in" draw:z-index="0">
<draw:image xlink:href="../Images/yкринформ/2023-06-23T22-06-00-03-00/630_360_1687547137-434.jpg" xlink:type="simple" xlink:show="embed" xlink:actuate="onLoad" draw:mime-type="image/jpeg"/>
</draw:frame>
Falcon 9火箭发射器于周五与下一派对与55个部长一起在Orbit开始，以补充Starlink Internet的轨道分组。</text:p>
      <text:p text:style-name="P4">
根据乌克林福姆的说法，门户[TC Palm]报告了(https://www.tcpalm.com/story/tech/science/space/2023/06/23/spacex-launches-dozens-of-starlink-internet-satellites-from-florida/70337972007/)。</text:p>
      <text:p text:style-name="P4">
火箭从40末发射综合体开始，沿着东南轨迹飞行，然后将55个互联网[卫星]运送到Orbit] <text:a xlink:type="simple" xlink:href="https://www.ukrinform.ua/tag-suputnik" text:style-name="Internet_20_link" text:visited-style-name="Visited_20_Internet_20_Link">
卫星</text:a>
Starlink。 第一学位成功地发起了大西洋上的无人运动短缺，今天完成了他的第八次任务。</text:p>
      <text:p text:style-name="P4">
在星期五开始后，SpaceX迅速接近了5000颗卫星的互联网标记。</text:p>
      <text:p text:style-name="P4">
该公司希望推出成千上万的航天器，以确保全球统一的覆盖范围，如今，从政府到商业和家庭都吸引了超过150万客户。</text:p>
      <text:p text:style-name="P4">
<text:span text:style-name="T4">
另请阅读：</text:span>
 <text:a xlink:type="simple" xlink:href="https://www.ukrinform.ua/rubric-technology/3725267-kitaj-zapustiv-u-kosmos-eksperimentalnij-suputnik.html" text:style-name="Internet_20_link" text:visited-style-name="Visited_20_Internet_20_Link">
中国进入太空实验卫星</text:a>
今天的发射Starlink完成了一个月。 预计下一个任务也将在SpaceX Falcon 9火箭上执行，这将是欧洲航天局Euclid Euclid Euclid望远镜的大声推出。</text:p>
      <text:p text:style-name="P4">
该任务的开始不到7月1日(星期六)，尽管确切的窗口仍未确认。</text:p>
      <text:p text:style-name="P4">
如[Ukrinform]报道(https://www.ukrinform.ua/rubric-technology/3726188-spacex-zapustila-na-orbitu-se-majze-piv-sotni-suputnikiv-starlink.html)，SpaceX，6月22日，星期四，Starlink的47个在线卫星发起了诺维尔。</text:p>
      <text:p text:style-name="P4">
6月12日，星期一，SpaceX与<text:a xlink:type="simple" xlink:href="https://www.ukrinform.ua/rubric-technology/3721649-spacex-zapustila-na-orbitu-se-ponad-piv-sotni-suputnikiv-starlink.html" text:style-name="Internet_20_link" text:visited-style-name="Visited_20_Internet_20_Link">
53 Starlink的在线卫星发起了一场聚会</text:a>
 .</text:p>
      <text:p text:style-name="P4">
News Source: <text:a xlink:type="simple" xlink:href="https://www.ukrinform.ua/rubric-technology/3727002-spacex-zapustila-na-orbitu-drugu-za-dva-dni-raketu-z-internetsuputnikami-starlink.html" text:style-name="Internet_20_link" text:visited-style-name="Visited_20_Internet_20_Link">
https://www.ukrinform.ua/rubric-technology/3727002-spacex-zapustila-na-orbitu-drugu-za-dva-dni-raketu-z-internetsuputnikami-starlink.html</text:a>
</text:p>
      <!--NEWS-->
      <text:h text:style-name="P10" text:outline-level="1">
<text:span text:style-name="T4">
乌克兰人口中只有43％ - 内政部可以使用庇护所</text:span>
</text:h>
      <text:p text:style-name="P4">
作者: Ukrinform (Person)</text:p>
      <text:p text:style-name="P4">
出版商: Укринформ (Organization)</text:p>
      <text:p text:style-name="P4">
出版时间: 2023-06-23T22:09:00+03:00</text:p>
      <text:p text:style-name="P4">
修改时间: 2023-06-23T22:09:00+03:00</text:p>
      <text:p text:style-name="P4">
描述: 庇护所的使用占炸弹货架总数的77％，可容纳乌克兰人口的43％。  - 乌克林。</text:p>
      <text:p text:style-name="P4">
图片: ['<text:a xlink:type="simple" xlink:href="https://static.ukrinform.com/photos/2023_06/thumb_files/630_360_1685871364-376.jpg" text:style-name="Internet_20_link" text:visited-style-name="Visited_20_Internet_20_Link">
630_360_16858...</text:a>
']</text:p>
      <text:p text:style-name="P4">
标签: ['Клименко', 'Укриття', 'Війна з Росією', 'Єдині новини']</text:p>
      <text:p text:style-name="P4">
类型: Article</text:p>
      <!--METADATA-->
      <text:p text:style-name="P4">
<draw:frame draw:style-name="fr1" draw:name="Image244" text:anchor-type="as-char" svg:width="6.9236in" svg:height="3.956343in" draw:z-index="0">
<draw:image xlink:href="../Images/yкринформ/2023-06-23T22-09-00-03-00/630_360_1685871364-376.jpg" xlink:type="simple" xlink:show="embed" xlink:actuate="onLoad" draw:mime-type="image/jpeg"/>
</draw:frame>
庇护所的使用占乌克兰人口43％的炸弹货架总数的77％。</text:p>
      <text:p text:style-name="P4">
乌克林福姆报道，内部事务部长伊戈尔·克利莫尼科(Igor Klimenko)在唯一新闻的广播中告诉了这一点。</text:p>
      <text:p text:style-name="P4">
“这些数字真的很令人失望。 只有77％的数字等效物是4.7万个庇护所对象，它们准备接受公民并执行其职能。 分别为23％的人尚未为此做好准备...我们的生产中只有43％可以隐藏在这77％的合适庇护所中。”他说。</text:p>
      <text:p text:style-name="P4">
<text:span text:style-name="T4">
另请阅读：</text:span>
 <text:span text:style-name="T4">
 <text:a xlink:type="simple" xlink:href="https://www.ukrinform.ua/rubric-society/3726541-zelenskij-doruciv-klimenku-provesti-rozasnuvalnu-robotu-z-naselennam-sodo-rizikiv-na-zaes.html" text:style-name="Internet_20_link" text:visited-style-name="Visited_20_Internet_20_Link">
Zelensky指示Klimenko与人口进行有关ZPP风险的解释性工作</text:a>
</text:span>
</text:p>
      <text:p text:style-name="P4">
政府官员提醒，炸弹庇护所检查委员会于6月1日至6月10日运营。</text:p>
      <text:p text:style-name="P4">
据他说，内政部，国家警察部，SES为所有庇护所准备了照片，视频，负责人的迹象。</text:p>
      <ul>
        <li>
解释说：“地方当局的所有负责人，军事行政部门，警察中的臣民都可以在托付给他的领土上发现什么条件和庇护所，并因此采取了措施。”</li>
      </ul>
      <text:p text:style-name="P4">
<text:span text:style-name="T4">
另请阅读：</text:span>
 <text:span text:style-name="T4">
 <text:a xlink:type="simple" xlink:href="https://www.ukrinform.ua/rubric-society/3726751-v-ukraini-provedut-navcanna-z-rozgortannam-blokpostiv-de-pereviratimut-radiaciu.html" text:style-name="Internet_20_link" text:visited-style-name="Visited_20_Internet_20_Link">
在乌克兰将通过部署检查站进行培训，他们将在其中检查辐射</text:a>
</text:span>
</text:p>
      <text:p text:style-name="P4">
他还告知，在NSDC会议上，提出了制定《乌克兰刑法》修正案的提议，以加强对庇护所维护不当的责任以及增加罚款的行政犯罪守则。</text:p>
      <text:p text:style-name="P4">
此外，部长还指出，在购物中心附近的运输地点的安全和安全性以及许多旨在纳入人民生命和健康的问题，从警报到空气警报，以空气警报结束，结束有地方<text:span text:style-name="T4">
的地方。(https://www.ukrinform.ua/tag-ukritta)</text:span>
。</text:p>
      <text:p text:style-name="P4">
正如乌克林福姆报道的那样，在基辅三人死亡之后，由于敌对炮击期间无法避难，总统弗拉基米尔·泽伦斯基(Vladimir Zelensky)下令对首都和整个乌克兰的所有保护结构进行全面审核。在6月23日的会议上，国家安全与国防委员会指示部长，地区和地方当局的内阁采取措施，以承担负责散布状况较差的人的纪律责任，并对高高进行系统检查战略重要性。</text:p>
      <text:p text:style-name="P4">
News Source: <text:a xlink:type="simple" xlink:href="https://www.ukrinform.ua/rubric-society/3727001-pridatni-do-vikoristanna-ukritta-mozut-vmistiti-lise-43-naselenna-ukraini-mvs.html" text:style-name="Internet_20_link" text:visited-style-name="Visited_20_Internet_20_Link">
https://www.ukrinform.ua/rubric-society/3727001-pridatni-do-vikoristanna-ukritta-mozut-vmistiti-lise-43-naselenna-ukraini-mvs.html</text:a>
</text:p>
      <!--NEWS-->
      <text:h text:style-name="P10" text:outline-level="1">
<text:span text:style-name="T4">
325列在Kryvyi rih开放供水。</text:span>
</text:h>
      <text:p text:style-name="P4">
作者: Ukrinform (Person)</text:p>
      <text:p text:style-name="P4">
出版商: Укринформ (Organization)</text:p>
      <text:p text:style-name="P4">
出版时间: 2023-06-23T22:13:00+03:00</text:p>
      <text:p text:style-name="P4">
修改时间: 2023-06-23T22:13:00+03:00</text:p>
      <text:p text:style-name="P4">
描述: 在Kryvyi Rih，供水的情况仍然存在。 在城市中组织了水运输，并打开了325列。  - 乌克林。</text:p>
      <text:p text:style-name="P4">
图片: ['<text:a xlink:type="simple" xlink:href="https://static.ukrinform.com/photos/2023_06/thumb_files/630_360_1686577220-981.jpg" text:style-name="Internet_20_link" text:visited-style-name="Visited_20_Internet_20_Link">
630_360_16865...</text:a>
']</text:p>
      <text:p text:style-name="P4">
标签: ['Кривий Ріг', 'Вода']</text:p>
      <text:p text:style-name="P4">
类型: Article</text:p>
      <!--METADATA-->
      <text:p text:style-name="P4">
<draw:frame draw:style-name="fr1" draw:name="Image245" text:anchor-type="as-char" svg:width="6.9236in" svg:height="3.956343in" draw:z-index="0">
<draw:image xlink:href="../Images/yкринформ/2023-06-23T22-13-00-03-00/630_360_1686577220-981.jpg" xlink:type="simple" xlink:show="embed" xlink:actuate="onLoad" draw:mime-type="image/jpeg"/>
</draw:frame>
在克里沃罗德(Krivorod)，供水的情况仍然存在。 城市中有325列。</text:p>
      <text:p text:style-name="P4">
关于<text:a xlink:type="simple" xlink:href="https://t.me/vilkul/3641" text:style-name="Internet_20_link" text:visited-style-name="Visited_20_Internet_20_Link">
电报</text:a>
乌克林福姆报道，乌克维·瑞尔(Kryvyi Rih)首席军事管理局的亚历山大·维尔库尔(Alexander Vilkul)报道。</text:p>
      <text:p text:style-name="P4">
“供水的情况仍然非常困难。在所有四个水域稳定项目中，职业工作都在进行中。供应有一些限制<text:a xlink:type="simple" xlink:href="https://www.ukrinform.ua/tag-voda" text:style-name="Internet_20_link" text:visited-style-name="Visited_20_Internet_20_Link">
水</text:a>
，但这是不可避免的现实。 在必要的地方，在城市里有一个棚子。 此外，Citywater开设了新的水专栏，以进行水收集。 他们已经是325，”帖子写着。</text:p>
      <text:p text:style-name="P4">
他敦促人们尽可能节省水。</text:p>
      <text:p text:style-name="P4">
<text:span text:style-name="T4">
另请阅读：</text:span>
 <text:a xlink:type="simple" xlink:href="https://www.ukrinform.ua/rubric-regions/3725301-u-krivomu-rozi-porusnikiv-rezimu-ekonomii-vodi-primusovo-vidklucaut-vid-postacanna.html" text:style-name="Internet_20_link" text:visited-style-name="Visited_20_Internet_20_Link">
在<text:span text:style-name="T4">
 kryvyi </text:span>
 <text:span text:style-name="T4">
 posi </text:span>
违反水节省模式与供应断开连接的人</text:a>
较早<text:a xlink:type="simple" xlink:href="https://www.ukrinform.ua/rubric-regions/3725763-u-krivomu-rozi-pocalosa-budivnictvo-vodovodu-ingulec-pivdenne.html" text:style-name="Internet_20_link" text:visited-style-name="Visited_20_Internet_20_Link">
报告</text:a>
在Kryvyi rih开始，燃料供水系统的建设始于。 涉及20个重型设备，每个人都在工作。</text:p>
      <text:p text:style-name="P4">
News Source: <text:a xlink:type="simple" xlink:href="https://www.ukrinform.ua/rubric-regions/3727007-u-krivomu-rozi-vidkrili-325-kolonok-dla-naboru-vodi.html" text:style-name="Internet_20_link" text:visited-style-name="Visited_20_Internet_20_Link">
https://www.ukrinform.ua/rubric-regions/3727007-u-krivomu-rozi-vidkrili-325-kolonok-dla-naboru-vodi.html</text:a>
</text:p>
      <!--NEWS-->
      <text:h text:style-name="P10" text:outline-level="1">
<text:span text:style-name="T4">
我们看不到ZPEP周围的辐射水平增加 - 白宫</text:span>
</text:h>
      <text:p text:style-name="P4">
作者: Ukrinform (Person)</text:p>
      <text:p text:style-name="P4">
出版商: Укринформ (Organization)</text:p>
      <text:p text:style-name="P4">
出版时间: 2023-06-23T22:15:00+03:00</text:p>
      <text:p text:style-name="P4">
修改时间: 2023-06-23T22:15:00+03:00</text:p>
      <text:p text:style-name="P4">
描述: 美国密切监视媒体报道，政治人物的声明以及Zaporizhhya NPP周围的情况的发展，无法确认提高发电厂辐射水平的迹象。  - 乌克林。</text:p>
      <text:p text:style-name="P4">
图片: ['<text:a xlink:type="simple" xlink:href="https://static.ukrinform.com/photos/2016_08/thumb_files/630_360_1472621188-8020.jpg" text:style-name="Internet_20_link" text:visited-style-name="Visited_20_Internet_20_Link">
630_360_14726...</text:a>
']</text:p>
      <text:p text:style-name="P4">
标签: ['Радіація', 'США', 'Запорізька АЕС', 'Війна з Росією']</text:p>
      <text:p text:style-name="P4">
类型: Article</text:p>
      <!--METADATA-->
      <text:p text:style-name="P4">
<draw:frame draw:style-name="fr1" draw:name="Image246" text:anchor-type="as-char" svg:width="6.9236in" svg:height="3.956343in" draw:z-index="0">
<draw:image xlink:href="../Images/yкринформ/2023-06-23T22-15-00-03-00/630_360_1472621188-8020.jpg" xlink:type="simple" xlink:show="embed" xlink:actuate="onLoad" draw:mime-type="image/jpeg"/>
</draw:frame>
结合仔细监视媒体报告，政客的陈述以及Zaporizhhya NPP周围情况的发展，现在无法确认发电厂的辐射水平的提高。</text:p>
      <text:p text:style-name="P4">
乌克林事物通讯员报道，美国安全委员会约翰·柯比(John Kirby)的代表在周五在白宫举行的简报中说。</text:p>
      <text:p text:style-name="P4">
“我们可以控制一些传感器<text:a xlink:type="simple" xlink:href="https://www.ukrinform.ua/tag-radiacia" text:style-name="Internet_20_link" text:visited-style-name="Visited_20_Internet_20_Link">
辐射</text:a>
白宫发言人说：“位于电厂中，我们目前尚未发现任何放射性水平都提高。”</text:p>
      <text:p text:style-name="P4">
他强调，美国继续监测组成的发展。</text:p>
      <text:p text:style-name="P4">
<text:span text:style-name="T4">
另请阅读：</text:span>
 <text:a xlink:type="simple" xlink:href="https://www.ukrinform.ua/rubric-ato/3726957-kislica-zaklikav-svit-serjozno-postavitisa-do-zagrozi-adernogo-teroru-na-zaes.html" text:style-name="Internet_20_link" text:visited-style-name="Visited_20_Internet_20_Link">
Kyslitsa敦促世界认真对待威胁恐怖的恐怖</text:a>
如[Ukrinform]报道(https://www.ukrinform.ua/rubric-ato/3726540-usi-hto-zaplusiv-oci-na-okupaciu-zaes-rosieu-fakticno-spriaut-teroru-zelenskij.html)周四，乌克兰沃迪米尔·泽伦斯基(Ukraine Volodymyr Zelensky)总统说，Zaporizhzhya NPP的全部职位迅速。 他强调，任何对俄罗斯占领的人实际上都会导致恐怖。</text:p>
      <text:p text:style-name="P4">
同时，NNEGC“ Energoatom”报告[水位略有下降(https://www.ukrinform.ua/rubric-economy/3726662-fiksuetsa-neznacne-znizenna-rivna-vodi-u-stavkuoholodzuvaci-zaes-energoatom.html) .</text:p>
      <text:p text:style-name="P4">
News Source: <text:a xlink:type="simple" xlink:href="https://www.ukrinform.ua/rubric-ato/3727005-ssa-ne-bacat-pidvisenna-rivna-radiacii-navkolo-zaes-bilij-dim.html" text:style-name="Internet_20_link" text:visited-style-name="Visited_20_Internet_20_Link">
https://www.ukrinform.ua/rubric-ato/3727005-ssa-ne-bacat-pidvisenna-rivna-radiacii-navkolo-zaes-bilij-dim.html</text:a>
</text:p>
      <!--NEWS-->
      <text:h text:style-name="P10" text:outline-level="1">
<text:span text:style-name="T4">
敌人在苏米地区的边境社区开火了12次</text:span>
</text:h>
      <text:p text:style-name="P4">
作者: Ukrinform (Person)</text:p>
      <text:p text:style-name="P4">
出版商: Укринформ (Organization)</text:p>
      <text:p text:style-name="P4">
出版时间: 2023-06-23T22:20:00+03:00</text:p>
      <text:p text:style-name="P4">
修改时间: 2023-06-23T22:20:00+03:00</text:p>
      <text:p text:style-name="P4">
描述: 6月23日，星期五，俄罗斯军队对苏米地区的边境社区进行了12次炮击。  - 乌克林。</text:p>
      <text:p text:style-name="P4">
图片: ['<text:a xlink:type="simple" xlink:href="https://static.ukrinform.com/photos/2022_12/thumb_files/630_360_1669987737-966.jpg" text:style-name="Internet_20_link" text:visited-style-name="Visited_20_Internet_20_Link">
630_360_16699...</text:a>
']</text:p>
      <text:p text:style-name="P4">
标签: ['Обстріл', 'Сумщина', 'Війна з Росією']</text:p>
      <text:p text:style-name="P4">
类型: Article</text:p>
      <!--METADATA-->
      <text:p text:style-name="P4">
<draw:frame draw:style-name="fr1" draw:name="Image247" text:anchor-type="as-char" svg:width="6.9236in" svg:height="3.956343in" draw:z-index="0">
<draw:image xlink:href="../Images/yкринформ/2023-06-23T22-20-00-03-00/630_360_1669987737-966.jpg" xlink:type="simple" xlink:show="embed" xlink:actuate="onLoad" draw:mime-type="image/jpeg"/>
</draw:frame>
6月23日，星期五，Ruskivska进行了12名边防卫队。</text:p>
      <text:p text:style-name="P4">
根据乌克林福姆的说法，<text:a xlink:type="simple" xlink:href="https://t.me/Sumy_news_ODA/17286" text:style-name="Internet_20_link" text:visited-style-name="Visited_20_Internet_20_Link">
电报</text:a>
。</text:p>
      <text:p text:style-name="P4">
“白天，俄罗斯人进行了12次边境炮击。 记录了50个字母。 <text:a xlink:type="simple" xlink:href="https://www.ukrinform.ua/tag-obstril" text:style-name="Internet_20_link" text:visited-style-name="Visited_20_Internet_20_Link">
炮击</text:a>
Vodylilopilsk，Khotinskaya，Shalyginsk，Velikopysarivska，Secondary-Budsk，Znob-Novgorod，Krasnopil Communities''， - 消息读得语。</text:p>
      <text:p text:style-name="P4">
在俄罗斯联邦领土的Belopil社区中，从步枪开始，有4枚导弹。还有一个迫击炮炮击(7爆炸).</text:p>
      <text:p text:style-name="P4">
По Середино-Будській громаді зафіксовано мінометний обстріл (4爆炸).Внаслідок обстрілу пошкоджено приватне домоволодіння.</text:p>
      <text:p text:style-name="P4">
На територію Шалигинської громади росіяни скинули 7 мін. Також був обстріл зартилерії (13爆炸).</text:p>
      <text:p text:style-name="P4">
<text:span text:style-name="T4">
Читайте також:</text:span>
 <text:a xlink:type="simple" xlink:href="https://www.ukrinform.ua/rubric-ato/3727000-rosiani-pat-raziv-obstrilali-prikordonna-cernigivsini-i-sumsini.html" text:style-name="Internet_20_link" text:visited-style-name="Visited_20_Internet_20_Link">
 Росіяни п’ять разів обстріляли прикордоння Чернігівщини і<text:span text:style-name="T4">
Сумщини</text:span>
 </text:a>
在俄罗斯无人机的伟大的皮萨尔社区中，其中一项权力。 LNG-9也有炮击(6枪).</text:p>
      <text:p text:style-name="P4">
По Хотінській громаді був артилерійський обстріл (5爆炸).</text:p>
      <text:p text:style-name="P4">
Крім того, по Зноб-Новгородській громаді росіяни здійснили мінометний обстріл(2爆炸).</text:p>
      <text:p text:style-name="P4">
Як повідомляв <text:a xlink:type="simple" xlink:href="https://www.ukrinform.ua/rubric-regions/3726657-za-dobu-rosiani-atakuvali-desat-regioniv-ukraini-zvedenna-ova.html" text:style-name="Internet_20_link" text:visited-style-name="Visited_20_Internet_20_Link">
 Укрінформ </text:a>
，俄罗斯军队每天对乌克兰的10个地区发动袭击。</text:p>
      <text:p text:style-name="P4">
News Source: <text:a xlink:type="simple" xlink:href="https://www.ukrinform.ua/rubric-ato/3727009-vorog-za-den-12-raziv-obstrilav-prikordonni-gromadi-sumsini.html" text:style-name="Internet_20_link" text:visited-style-name="Visited_20_Internet_20_Link">
https://www.ukrinform.ua/rubric-ato/3727009-vorog-za-den-12-raziv-obstrilav-prikordonni-gromadi-sumsini.html</text:a>
</text:p>
      <!--NEWS-->
      <text:h text:style-name="P10" text:outline-level="1">
<text:span text:style-name="T4">
Vereshchuk关于ZPP的风险：不要害怕俄罗斯人，而是他们的头足类</text:span>
</text:h>
      <text:p text:style-name="P4">
作者: Ukrinform (Person)</text:p>
      <text:p text:style-name="P4">
出版商: Укринформ (Organization)</text:p>
      <text:p text:style-name="P4">
出版时间: 2023-06-23T22:24:00+03:00</text:p>
      <text:p text:style-name="P4">
修改时间: 2023-06-23T22:24:00+03:00</text:p>
      <text:p text:style-name="P4">
描述: 维切尔米尔（Viceremier）最少的少数人重新整合了临时占领的领土，伊琳娜·弗雷什丘克（Irina Vereshchuk）评论了俄罗斯对Zaporizhzhya核电站的恐怖行为的可能性，并指出，侵略者国家的任何事情都可以预期。  - 乌克林。</text:p>
      <text:p text:style-name="P4">
图片: ['<text:a xlink:type="simple" xlink:href="https://static.ukrinform.com/photos/2023_01/thumb_files/630_360_1673897824-865.png" text:style-name="Internet_20_link" text:visited-style-name="Visited_20_Internet_20_Link">
630_360_16738...</text:a>
']</text:p>
      <text:p text:style-name="P4">
标签: ['Верещук', 'Запорізька АЕС', 'Війна з Росією']</text:p>
      <text:p text:style-name="P4">
类型: Article</text:p>
      <!--METADATA-->
      <text:p text:style-name="P4">
<draw:frame draw:style-name="fr1" draw:name="Image248" text:anchor-type="as-char" svg:width="6.9236in" svg:height="3.956343in" draw:z-index="0">
<draw:image xlink:href="../Images/yкринформ/2023-06-23T22-24-00-03-00/630_360_1673897824-865.png" xlink:type="simple" xlink:show="embed" xlink:actuate="onLoad" draw:mime-type="image/png"/>
</draw:frame>
临时占领的Irina Vereshchuk重新融入的Viceremier-Minister-Minister对在Zaporizhzhya核电站上安排恐怖行为的可能性发表了评论，他指出，可以预期从国家 /地区进行恐怖行为。</text:p>
      <text:p text:style-name="P4">
她在[电报]中写了有关它的文章(https://t.me/vereshchuk_iryna/1945)，报道乌克林福姆。</text:p>
      <text:p text:style-name="P4">
“许多人现在问我。 风险和如何处理我们的凸耳吗？ 在一场完整的战争中，不同。 从俄罗斯人可以看待任何东西。 他们的生活和思考与文明世界不同。没有必要看到它们，而是他们的头像。 虽然，可以提供自我保护的本能。” Vereshchuk写道。</text:p>
      <text:p text:style-name="P4">
<text:span text:style-name="T4">
另请阅读：</text:span>
 <text:span text:style-name="T4">
 [Kyslytsya敦促世界对ZPP的威胁恐怖]认真](https://www.ukrinform.ua/rubric-ato/3726957-kislica-zaklikav-svit-serjozno-postavitisa-do-zagrozi-adernogo-teroru-na-zaes.html)</text:span>
</text:p>
      <text:p text:style-name="P4">
她回忆说，去年，入侵者逃离了切尔诺贝利NPP。 她强调，ZPP的事件对于包括俄罗斯人在内的所有人来说都是一个全球问题。</text:p>
      <text:p text:style-name="P4">
“我认为尽管头上有木屑，但他们感觉到了。 阿拉萨(Alaza)不是从美好的生活中获得的，这次我们获得了对人类制作的ta虫挑战的危机反应的独特经历。 现在，世界上没有这样的经验。”</text:p>
      <text:p text:style-name="P4">
<text:span text:style-name="T4">
另请阅读：</text:span>
 <text:span text:style-name="T4">
 <text:a xlink:type="simple" xlink:href="https://www.ukrinform.ua/rubric-economy/3726783-mozlivij-rosijskij-terakt-na-zaes-cim-ce-zagrozue-ukraini-evropi-j-samij-rosii.html" text:style-name="Internet_20_link" text:visited-style-name="Visited_20_Internet_20_Link">
可能在ZPP的俄罗斯恐怖袭击：什么威胁乌克兰，欧洲和俄罗斯本身</text:a>
</text:span>
</text:p>
      <text:p text:style-name="P4">
重返社会部负责人呼吁乌克兰人信任各个机构的官方信息。 内政部，SES，MOH和其他人都知道他们的业务。</text:p>
      <text:p text:style-name="P4">
“我该怎么办？ 居住。 在您的工作原理：每天冷静。 照顾儿童。 另外，为了帮助人们接近：敏感和真诚。” Vereshchuk建议。</text:p>
      <text:p text:style-name="P4">
<text:span text:style-name="T4">
另请阅读：</text:span>
 <text:span text:style-name="T4">
 <text:a xlink:type="simple" xlink:href="https://www.ukrinform.ua/rubric-economy/3726662-fiksuetsa-neznacne-znizenna-rivna-vodi-u-stavkuoholodzuvaci-zaes-energoatom.html" text:style-name="Internet_20_link" text:visited-style-name="Visited_20_Internet_20_Link">
ZPEP结果族中的水位略有降低 -  Energoatom</text:a>
</text:span>
</text:p>
      <text:p text:style-name="P4">
据报道，沃迪米尔Zelenskyy总统表示，俄罗斯联邦正在考虑在Zaporizhzhya Atomic Power Power厂的恐怖法案安排的情况，并为此做好了准备。</text:p>
      <text:p text:style-name="P4">
News Source: <text:a xlink:type="simple" xlink:href="https://www.ukrinform.ua/rubric-ato/3727008-veresuk-pro-riziki-na-zaes-boatis-treba-ne-rosian-a-ihnogo-golovotapstva.html" text:style-name="Internet_20_link" text:visited-style-name="Visited_20_Internet_20_Link">
https://www.ukrinform.ua/rubric-ato/3727008-veresuk-pro-riziki-na-zaes-boatis-treba-ne-rosian-a-ihnogo-golovotapstva.html</text:a>
</text:p>
      <!--NEWS-->
      <text:h text:style-name="P10" text:outline-level="1">
<text:span text:style-name="T4">
Kichenok和Ostapenko将参加伯明翰成对比赛的半决赛</text:span>
</text:h>
      <text:p text:style-name="P4">
作者: Ukrinform (Person)</text:p>
      <text:p text:style-name="P4">
出版商: Укринформ (Organization)</text:p>
      <text:p text:style-name="P4">
出版时间: 2023-06-23T22:27:04+03:00</text:p>
      <text:p text:style-name="P4">
修改时间: 2023-06-23T22:27:04+03:00</text:p>
      <text:p text:style-name="P4">
描述: 网球运动员是比赛的现任冠军。  - 乌克林。</text:p>
      <text:p text:style-name="P4">
图片: ['<text:a xlink:type="simple" xlink:href="https://static.ukrinform.com/photos/2023_06/thumb_files/630_360_1687548353-892.jpeg" text:style-name="Internet_20_link" text:visited-style-name="Visited_20_Internet_20_Link">
630_360_16875...</text:a>
']</text:p>
      <text:p text:style-name="P4">
标签: ['Теніс']</text:p>
      <text:p text:style-name="P4">
类型: Article</text:p>
      <!--METADATA-->
      <text:p text:style-name="P4">
<draw:frame draw:style-name="fr1" draw:name="Image249" text:anchor-type="as-char" svg:width="6.9236in" svg:height="3.956343in" draw:z-index="0">
<draw:image xlink:href="../Images/yкринформ/2023-06-23T22-27-04-03-00/630_360_1687548353-892.jpeg" xlink:type="simple" xlink:show="embed" xlink:actuate="onLoad" draw:mime-type="image/jpeg"/>
</draw:frame>
网球运动员是比赛的现任冠军。</text:p>
      <text:p text:style-name="P4">
据乌克林福姆报道，乌克林福姆的第一批播种乌克兰Lyudmila Kichenok和Elena Ostapenko从拉特维亚的WTA 250中脱颖而出。</text:p>
      <text:p text:style-name="P4">
在1/4的决赛中，Kichenok和Ostapenko赢得了Ulrikke Eikeri / Alexandrapanova Duet -6：4，6：1。 匹配一个小时。</text:p>
      <text:p text:style-name="P4">
在半决赛中，Kichenok和Ostapenko将与第三个播种的Storm Hunter Parks一起比赛。</text:p>
      <text:p text:style-name="P4">
Kichenok和Ostapenko是伯明翰锦标赛的现任冠军。 Ubiringhami标题是第一个在WTA级别上共有共同之处的标题。</text:p>
      <text:p text:style-name="P4">
<text:span text:style-name="T4">
另请阅读：</text:span>
 <text:a xlink:type="simple" xlink:href="https://www.ukrinform.ua/rubric-sports/3726551-marta-kostuk-vijsla-do-12-finalu-turniru-wta-u-birmingemi.html" text:style-name="Internet_20_link" text:visited-style-name="Visited_20_Internet_20_Link">
marta <text:span text:style-name="T4">
 kostyuk </text:span>
达到WTA锦标赛的1/2决赛</text:a>
正如乌克林福姆报道的那样，玛莎·科斯蒂克(Martha Kostyuk)也参加了伯明翰配对比赛的1/2决赛。 与Barbora Krachikova一起二重奏的乌克兰人将与Linette和Bernarda会面。</text:p>
      <text:p text:style-name="P4">
照片：盖蒂图像</text:p>
      <text:p text:style-name="P4">
News Source: <text:a xlink:type="simple" xlink:href="https://www.ukrinform.ua/rubric-sports/3727010-kicenok-ta-ostapenko-zigraut-u-pivfinali-parnogo-turniru-v-birmingemi.html" text:style-name="Internet_20_link" text:visited-style-name="Visited_20_Internet_20_Link">
https://www.ukrinform.ua/rubric-sports/3727010-kicenok-ta-ostapenko-zigraut-u-pivfinali-parnogo-turniru-v-birmingemi.html</text:a>
</text:p>
      <!--NEWS-->
      <text:h text:style-name="P10" text:outline-level="1">
<text:span text:style-name="T4">
Zelensky欢迎采用第11次针对俄罗斯的欧盟制裁计划</text:span>
</text:h>
      <text:p text:style-name="P4">
作者: Ukrinform (Person)</text:p>
      <text:p text:style-name="P4">
出版商: Укринформ (Organization)</text:p>
      <text:p text:style-name="P4">
出版时间: 2023-06-23T22:33:00+03:00</text:p>
      <text:p text:style-name="P4">
修改时间: 2023-06-23T22:33:00+03:00</text:p>
      <text:p text:style-name="P4">
描述: 沃迪米尔·泽伦斯基（Volodymyr Zelensky）总统祝贺对欧盟对俄罗斯制裁第11套计划的决定，并预计将进一步加强限制，包括对俄罗斯核电。  - 乌克林。</text:p>
      <text:p text:style-name="P4">
图片: ['<text:a xlink:type="simple" xlink:href="https://static.ukrinform.com/photos/2023_06/thumb_files/630_360_1687376812-770.jpeg" text:style-name="Internet_20_link" text:visited-style-name="Visited_20_Internet_20_Link">
630_360_16873...</text:a>
']</text:p>
      <text:p text:style-name="P4">
标签: ['Євросоюз', 'Санкції', 'Зеленський', 'Війна з Росією']</text:p>
      <text:p text:style-name="P4">
类型: Article</text:p>
      <!--METADATA-->
      <text:p text:style-name="P4">
<draw:frame draw:style-name="fr1" draw:name="Image250" text:anchor-type="as-char" svg:width="6.9236in" svg:height="3.956343in" draw:z-index="0">
<draw:image xlink:href="../Images/yкринформ/2023-06-23T22-33-00-03-00/630_360_1687376812-770.jpeg" xlink:type="simple" xlink:show="embed" xlink:actuate="onLoad" draw:mime-type="image/jpeg"/>
</draw:frame>
总统洛尔里尔·泽伦斯基(Lordir Zelensky)祝贺通过对俄罗斯制裁的第11套计划的决定，并希望进一步加强限制，包括对俄罗斯核电。</text:p>
      <text:p text:style-name="P4">
国家元首在<text:a xlink:type="simple" xlink:href="https://twitter.com/ZelenskyyUa/status/1672318603805204494" text:style-name="Internet_20_link" text:visited-style-name="Visited_20_Internet_20_Link">
Twitter</text:a>
，报道乌克林福姆。</text:p>
      <text:p text:style-name="P4">
“我们祝贺欧洲第11届欧洲理事会期待已久的重要通过，旨在停止绕过俄罗斯的制裁。 我们正在等待其有效的实施，以停止俄罗斯军事机器，并进一步加强欧盟的限制性措施，尤其是针对俄罗斯核电，” Zelensky强调。</text:p>
      <text:p text:style-name="Quotations">

<text:p text:style-name="P4">
恭喜您长期以来的和重要的收养<text:a xlink:type="simple" xlink:href="https://twitter.com/EUCouncil" text:style-name="Internet_20_link" text:visited-style-name="Visited_20_Internet_20_Link">
@eucouncil&gt;
</text:a>
第11套制裁措施&gt;
旨在停止绕过外部制裁。 我们期待&gt;
有效的实施，以阻止军事机器并进一步加强&gt;
限制性措施，包括……&gt;
&gt;
  - 沃迪米尔·泽伦斯基(Volodymyr Zelenskyy)(@zelenskyyua)<text:a xlink:type="simple" xlink:href="https://twitter.com/ZelenskyyUa/status/1672318603805204494" text:style-name="Internet_20_link" text:visited-style-name="Visited_20_Internet_20_Link">
2023年6月23日&gt;
</text:a>
据报道，6月23日，欧盟批准并发布了针对俄罗斯联邦的第11套制裁计划的详细信息。</text:p>

</text:p>
      <text:p text:style-name="P4">
News Source: <text:a xlink:type="simple" xlink:href="https://www.ukrinform.ua/rubric-economy/3727013-zelenskij-privitav-uhvalenna-11go-paketu-sankcij-evrosouzu-proti-rf.html" text:style-name="Internet_20_link" text:visited-style-name="Visited_20_Internet_20_Link">
https://www.ukrinform.ua/rubric-economy/3727013-zelenskij-privitav-uhvalenna-11go-paketu-sankcij-evrosouzu-proti-rf.html</text:a>
</text:p>
      <!--NEWS-->
      <text:h text:style-name="P10" text:outline-level="1">
<text:span text:style-name="T4">
白宫有权评论乌克兰的反诉讼的步伐和复杂程度</text:span>
</text:h>
      <text:p text:style-name="P4">
作者: Ukrinform (Person)</text:p>
      <text:p text:style-name="P4">
出版商: Укринформ (Organization)</text:p>
      <text:p text:style-name="P4">
出版时间: 2023-06-23T22:44:00+03:00</text:p>
      <text:p text:style-name="P4">
修改时间: 2023-06-23T22:44:00+03:00</text:p>
      <text:p text:style-name="P4">
描述: 在白宫，乌克兰领导人是对反性行动和领土解放的步伐和复杂程度发表评论的权利，但同时说，战争的过程是不可预测的。  - 乌克林。</text:p>
      <text:p text:style-name="P4">
图片: ['<text:a xlink:type="simple" xlink:href="https://static.ukrinform.com/photos/2016_05/thumb_files/630_360_1462312039-1410-dzon-kirbi.jpg" text:style-name="Internet_20_link" text:visited-style-name="Visited_20_Internet_20_Link">
630_360_14623...</text:a>
']</text:p>
      <text:p text:style-name="P4">
标签: ['Україна', 'Білий дім', 'Війна з Росією', 'Контрнаступ']</text:p>
      <text:p text:style-name="P4">
类型: Article</text:p>
      <!--METADATA-->
      <text:p text:style-name="P4">
<draw:frame draw:style-name="fr1" draw:name="Image251" text:anchor-type="as-char" svg:width="6.9236in" svg:height="3.956343in" draw:z-index="0">
<draw:image xlink:href="../Images/yкринформ/2023-06-23T22-44-00-03-00/630_360_1462312039-1410-dzon-kirbi.jpg" xlink:type="simple" xlink:show="embed" xlink:actuate="onLoad" draw:mime-type="image/jpeg"/>
</draw:frame>
白宫留给乌克兰领导人，以评论反性行动和解放码头的步伐以及复杂性的水平，但与此同时，战争的过程是不可预测的。</text:p>
      <text:p text:style-name="P4">
乌克林福姆(Ukrinform)在华盛顿的一份简报中说，这是在华盛顿的一份简报中说的。</text:p>
      <text:p text:style-name="P4">
“我认为我们都必须意识到<text:a xlink:type="simple" xlink:href="https://www.ukrinform.ua/tag-vijna" text:style-name="Internet_20_link" text:visited-style-name="Visited_20_Internet_20_Link">
战斗</text:a>
这可能是不可预测的，但有时您的计划并不总是像您预期的那样。”美国政府说。</text:p>
      <text:p text:style-name="P4">
因此，他对总统的问题发表了关于“困难”反性的问题，该问题是由乌克兰武装部队进行的。</text:p>
      <text:p text:style-name="P4">
柯比指出，武装部队的行动是如何在战场上发生的，乌克兰方应为特征。 美国政府说：“但是我不认为他们对佩什有多么困难的信心去了佩什。”</text:p>
      <text:p text:style-name="P4">
他回忆说，俄罗斯人正在仔细准备乌克兰的反攻，建立更多的防御线，并将其他区域扔向不同的地区。</text:p>
      <text:p text:style-name="P4">
防御是一种强烈的战争形式。 乌克兰人克服了它。”  - 柯比说。</text:p>
      <text:p text:style-name="P4">
<text:span text:style-name="T4">
另请阅读：</text:span>
 [艾布拉姆斯坦克(Abrams Tanks(https://www.ukrinform.ua/rubric-ato/3726579-tanki-abrams-mozut-zavitis-na-poli-bou-pid-cas-ninisnogo-kontrnastupu-kuleba.html)在这方面，他强调说，美国专注于“拥有成功所需的一切”。</text:p>
      <text:p text:style-name="P4">
如[Ukrinform]报道(https://www.ukrinform.ua/rubric-ato/3725818-kontrnastup-jde-nelegko-bo-rf-zaminuvala-200-tisac-km-zelenskij.html)乌克兰沃罗迪米尔·泽伦斯基(Volodymyr Zelensky)总统在最近的一次采访中指出，武装部队的反攻击并不容易，因为他们占领了乌克兰领土200万平方公里。</text:p>
      <text:p text:style-name="P4">
News Source: <text:a xlink:type="simple" xlink:href="https://www.ukrinform.ua/rubric-ato/3727011-bilij-dim-zalisae-pravo-komentuvati-tempi-ta-riven-skladnosti-kontrnastupu-za-ukrainou.html" text:style-name="Internet_20_link" text:visited-style-name="Visited_20_Internet_20_Link">
https://www.ukrinform.ua/rubric-ato/3727011-bilij-dim-zalisae-pravo-komentuvati-tempi-ta-riven-skladnosti-kontrnastupu-za-ukrainou.html</text:a>
</text:p>
      <!--NEWS-->
      <text:h text:style-name="P10" text:outline-level="1">
<text:span text:style-name="T4">
美国不会减少在俄罗斯被监禁的努力 - 白宫</text:span>
</text:h>
      <text:p text:style-name="P4">
作者: Ukrinform (Person)</text:p>
      <text:p text:style-name="P4">
出版商: Укринформ (Organization)</text:p>
      <text:p text:style-name="P4">
出版时间: 2023-06-23T22:52:00+03:00</text:p>
      <text:p text:style-name="P4">
修改时间: 2023-06-23T22:52:00+03:00</text:p>
      <text:p text:style-name="P4">
描述: 美国政府打算为释放美国公民埃文·格什科维奇（Evan Gershkovich）和保罗·威兰（Paul Wilan）而进行激烈的斗争，俄罗斯当局非法判处监狱并拒绝上诉。  - 乌克林。</text:p>
      <text:p text:style-name="P4">
图片: ['<text:a xlink:type="simple" xlink:href="https://static.ukrinform.com/photos/2023_03/thumb_files/630_360_1680219032-598.jpg" text:style-name="Internet_20_link" text:visited-style-name="Visited_20_Internet_20_Link">
630_360_16802...</text:a>
']</text:p>
      <text:p text:style-name="P4">
标签: ['Арешт', 'США', 'Журналіст', 'Росія']</text:p>
      <text:p text:style-name="P4">
类型: Article</text:p>
      <!--METADATA-->
      <text:p text:style-name="P4">
<draw:frame draw:style-name="fr1" draw:name="Image252" text:anchor-type="as-char" svg:width="6.9236in" svg:height="3.956343in" draw:z-index="0">
<draw:image xlink:href="../Images/yкринформ/2023-06-23T22-52-00-03-00/630_360_1680219032-598.jpg" xlink:type="simple" xlink:show="embed" xlink:actuate="onLoad" draw:mime-type="image/jpeg"/>
</draw:frame>
美国政府打算与俄罗斯当局非法入狱并拒绝上诉。</text:p>
      <text:p text:style-name="P4">
乌克林福音通讯员报告说，这是周五在华盛顿举行的一场紧迫的乌克林通讯员约翰·柯比(John Kirby)的协调员约翰·柯比(John Kirby)的协调员中指出的。</text:p>
      <text:p text:style-name="P4">
“发生的事情 - 您昨天看到的 - 埃文的上诉被拒绝了。 没什么奇怪的，但这是美国政府代表说，俄罗斯的“法律制度”的可耻本质的另一个例子</text:p>
      <text:p text:style-name="P4">
<text:span text:style-name="T4">
另请阅读：</text:span>
 <text:span text:style-name="T4">
 <text:a xlink:type="simple" xlink:href="https://www.ukrinform.ua/rubric-world/3726326-sud-u-moskvi-zalisiv-u-sizo-amerikanskogo-zurnalista-gerskovica.html" text:style-name="Internet_20_link" text:visited-style-name="Visited_20_Internet_20_Link">
莫斯科的法院离开美国Journalsistrashkovich的拘留中心</text:a>
</text:span>
</text:p>
      <text:p text:style-name="P4">
在这种情况下，他强调，美国将寻求释放美国公民在俄罗斯的非法监禁中。</text:p>
      <text:p text:style-name="P4">
“我们不会改变返回埃文的努力(Gershkovich-编辑。)但是帕夫洛瓦纳(Pavlovana)的家给他们的家人，”白宫代表强调。</text:p>
      <text:p text:style-name="P4">
<text:span text:style-name="T4">
另请阅读：</text:span>
 <text:span text:style-name="T4">
 <text:a xlink:type="simple" xlink:href="https://www.ukrinform.ua/rubric-world/3722001-ssa-zbiraut-dani-pro-arest-amerikanca-v-rosii.html" text:style-name="Internet_20_link" text:visited-style-name="Visited_20_Internet_20_Link">
美国收集有关美国在俄罗斯被捕的数据</text:a>
</text:span>
</text:p>
      <text:p text:style-name="P4">
正如乌克林福姆报道的那样，莫斯科市的上诉法院在俄罗斯在监视新闻记者华尔街日报埃文·格什科维奇(Evan Gershkovich)的监视中对预防措施进行了预防措施。</text:p>
      <text:p text:style-name="P4">
他于2023年3月29日在伊卡廷林堡的记者办公室期间被拘留在俄罗斯联邦。 他成为美国<text:span text:style-name="T4">
的第一位代表<text:a xlink:type="simple" xlink:href="https://www.ukrinform.ua/tag-zurnalist" text:style-name="Internet_20_link" text:visited-style-name="Visited_20_Internet_20_Link">
媒体</text:a>
</text:span>
，自1986年以来被俄罗斯当局逮捕。 格什科维奇被指控进行间谍活动，但他驳回了对他的讲话的指控。</text:p>
      <text:p text:style-name="P4">
News Source: <text:a xlink:type="simple" xlink:href="https://www.ukrinform.ua/rubric-world/3727014-ssa-ne-zmensat-zusil-zi-zvilnenna-amerikanskih-gromadan-z-uvaznenna-v-rosii-bilij-dim.html" text:style-name="Internet_20_link" text:visited-style-name="Visited_20_Internet_20_Link">
https://www.ukrinform.ua/rubric-world/3727014-ssa-ne-zmensat-zusil-zi-zvilnenna-amerikanskih-gromadan-z-uvaznenna-v-rosii-bilij-dim.html</text:a>
</text:p>
      <!--NEWS-->
      <text:h text:style-name="P10" text:outline-level="1">
<text:span text:style-name="T4">
中国州立公司提供了大量的火药-NYT</text:span>
</text:h>
      <text:p text:style-name="P4">
作者: Ukrinform (Person)</text:p>
      <text:p text:style-name="P4">
出版商: Укринформ (Organization)</text:p>
      <text:p text:style-name="P4">
出版时间: 2023-06-23T23:00:00+03:00</text:p>
      <text:p text:style-name="P4">
修改时间: 2023-06-23T23:00:00+03:00</text:p>
      <text:p text:style-name="P4">
描述: 中国州立公司多工技术为俄罗斯联邦提供了大量粉末。 在Barnaul工厂中，它为步枪和机枪弹了。  - 乌克林。</text:p>
      <text:p text:style-name="P4">
图片: ['<text:a xlink:type="simple" xlink:href="https://static.ukrinform.com/photos/2023_06/thumb_files/630_360_1687535724-247.png" text:style-name="Internet_20_link" text:visited-style-name="Visited_20_Internet_20_Link">
630_360_16875...</text:a>
']</text:p>
      <text:p text:style-name="P4">
标签: ['Китай', 'Завод', 'Зброя', 'Війна з Росією']</text:p>
      <text:p text:style-name="P4">
类型: Article</text:p>
      <!--METADATA-->
      <text:p text:style-name="P4">
<draw:frame draw:style-name="fr1" draw:name="Image253" text:anchor-type="as-char" svg:width="6.9236in" svg:height="3.956343in" draw:z-index="0">
<draw:image xlink:href="../Images/yкринформ/2023-06-23T23-00-00-03-00/630_360_1687535724-247.png" xlink:type="simple" xlink:show="embed" xlink:actuate="onLoad" draw:mime-type="image/png"/>
</draw:frame>
聚技术为俄罗斯联邦提供了大量粉末。 Nabarnaul工厂由步枪和机枪生产。</text:p>
      <text:p text:style-name="P4">
根据乌克林福姆的说法，写这<text:a xlink:type="simple" xlink:href="http://www.nytimes.com/2023/06/23/business/economy/china-russia-ammunition.html" text:style-name="Internet_20_link" text:visited-style-name="Visited_20_Internet_20_Link">
《纽约时报》</text:a>
。</text:p>
      <text:p text:style-name="P4">
报纸指出，俄罗斯弹药厂去年尚未报告的交付尚未报道，这引起了北京在莫斯科对乌克兰战争中的作用的新方法。</text:p>
      <text:p text:style-name="P4">
在两个单独的情况下，去年，铁路货车运送了数十公斤无烟的火药充足的燃料，以在偏远的Zabaikalsk的中国俄罗斯边境中产生至少8000万次弹药行驶。</text:p>
      <text:p text:style-name="P4">
火药是由中国州立公司Poly Technologies交付的，该技术以前曾对其全球火箭技术和伊朗支持实施制裁。</text:p>
      <text:p text:style-name="P4">
该货物的目的地是俄罗斯中部弹药的Barnaul植物，俄罗斯中部，该工厂反复提供弹药政府。</text:p>
      <text:p text:style-name="P4">
这些事实并非以前没有注册，是由美国贸易长期天才的美国聚合者发现的。</text:p>
      <text:p text:style-name="P4">
报道说，美国官员表示担心北京可以将莫斯科送“死亡”，尽管他们没有直接说中国已经制造了这种工厂。 国务卿<text:a xlink:type="simple" xlink:href="https://www.ukrinform.ua/tag-ssa" text:style-name="Internet_20_link" text:visited-style-name="Visited_20_Internet_20_Link">
美国</text:a>
安东尼(Anthony)在北京的演讲中眨眼是，中国向美国保证，她没有为俄罗斯对乌克兰的战争提供致命的援助。</text:p>
      <text:p text:style-name="P4">
<text:span text:style-name="T4">
另请阅读：</text:span>
 <text:a xlink:type="simple" xlink:href="https://www.ukrinform.ua/rubric-world/3724882-rosijski-kompanii-kupuut-sotni-tisac-naboiv-viroblenih-u-ssa-politico.html" text:style-name="Internet_20_link" text:visited-style-name="Visited_20_Internet_20_Link">
俄罗斯公司购买数十万<text:span text:style-name="T4">
弹药</text:span>
在美国生产 -  Politico</text:a>
布林肯说：“但是我们困扰着我们的是中国的私人公司，这可以帮助。”</text:p>
      <text:p text:style-name="P4">
一些专家指出，根据海关文件，Poly Technologies交付Barnaul Patrony工厂从那以后一直在入侵近200万美元。</text:p>
      <text:p text:style-name="P4">
根据海关文件，Poly Technologies计划在弹药中使用其工厂为俄罗斯自动售货机Kalashnikov和狙击螺钉。专家认为，从Barnaul Plant的入侵开始，Barnaul Plant收到了200万美元的产品。 Poly Technologies是中国政府拥有的儿童公司中国Poly Group Corporation。 此前，该公司已经为俄罗斯联邦提供了导航设备和直升机零件。</text:p>
      <text:p text:style-name="P4">
12月的Barnaul工厂工厂受到欧盟制裁。 来自来源的信息表明，该工厂可以用作与瓦格纳PEC相关的训练营。</text:p>
      <text:p text:style-name="P4">
没有直接的证据表明无烟粉与乌克兰战争有直接联系。 Poly Technologies写道，需要火药来制作“外国样本的狩猎”。 但是，安全中央委员会的分析师布莱恩·卡尔森(Brian Carlson)说，这是一名激进分子。</text:p>
      <text:p text:style-name="P4">
_foto：《纽约时报》</text:p>
      <text:p text:style-name="P4">
News Source: <text:a xlink:type="simple" xlink:href="https://www.ukrinform.ua/rubric-world/3726919-kitajska-derzavna-kompania-postacala-do-rosii-tonni-porohu-nyt.html" text:style-name="Internet_20_link" text:visited-style-name="Visited_20_Internet_20_Link">
https://www.ukrinform.ua/rubric-world/3726919-kitajska-derzavna-kompania-postacala-do-rosii-tonni-porohu-nyt.html</text:a>
</text:p>
      <!--NEWS-->
      <text:h text:style-name="P10" text:outline-level="1">
<text:span text:style-name="T4">
维克里斯特（Vykhrist）将在Spence的决斗中进行下一场战斗 - 克劳福德</text:span>
</text:h>
      <text:p text:style-name="P4">
作者: Ukrinform (Person)</text:p>
      <text:p text:style-name="P4">
出版商: Укринформ (Organization)</text:p>
      <text:p text:style-name="P4">
出版时间: 2023-06-23T23:10:38+03:00</text:p>
      <text:p text:style-name="P4">
修改时间: 2023-06-23T23:10:38+03:00</text:p>
      <text:p text:style-name="P4">
描述: 乌克兰竞争对手是25岁的欧甘尼（Oganyan）。  - 乌克林。</text:p>
      <text:p text:style-name="P4">
图片: ['<text:a xlink:type="simple" xlink:href="https://static.ukrinform.com/photos/2023_06/thumb_files/630_360_1687550962-637.jpg" text:style-name="Internet_20_link" text:visited-style-name="Visited_20_Internet_20_Link">
630_360_16875...</text:a>
']</text:p>
      <text:p text:style-name="P4">
标签: ['Бокс']</text:p>
      <text:p text:style-name="P4">
类型: Article</text:p>
      <!--METADATA-->
      <text:p text:style-name="P4">
<draw:frame draw:style-name="fr1" draw:name="Image254" text:anchor-type="as-char" svg:width="6.9236in" svg:height="3.956343in" draw:z-index="0">
<draw:image xlink:href="../Images/yкринформ/2023-06-23T23-10-38-03-00/630_360_1687550962-637.jpg" xlink:type="simple" xlink:show="embed" xlink:actuate="onLoad" draw:mime-type="image/jpeg"/>
</draw:frame>
乌克兰对手是25岁的奥加尼扬(Oganyan)。</text:p>
      <text:p text:style-name="P4">
乌克兰超级猎victor Vychrist(11-1，7 XO)<text:a xlink:type="simple" xlink:href="https://www.boxingscene.com/gurgen-hovhannisyan-viktor-faust-open-spence-crawford-showtime-ppv-telecast-july-29--175612" text:style-name="Internet_20_link" text:visited-style-name="Visited_20_Internet_20_Link">
报道</text:a>
拳击界，乌克林福姆报道。</text:p>
      <text:p text:style-name="P4">
古尔根·奥甘(Gurgen Ogangian)的竞争对手将是一个竞争对手(4-0、4谁). Бій пройде 29 липня уЛас-Вегасі на T-Mobile Arena.</text:p>
      <text:p text:style-name="P4">
Оганесян у квітні мав провести бій проти колишнього чемпіона IBF ЧарльзаМартіна. Однак Гурген отримав травму ребра на тренуванні, і поєдинок булоскасовано. Останній бій 25-річний Оганесян провів 15 жовтня 2022 року,перемігши американця Майкла Коффі.</text:p>
      <text:p text:style-name="P4">
<text:span text:style-name="T4">
Читайте також:</text:span>
 <text:a xlink:type="simple" xlink:href="https://www.ukrinform.ua/rubric-sports/3726354-mok-vikluciv-miznarodnu-boksersku-asociaciu-zi-svogo-skladu.html" text:style-name="Internet_20_link" text:visited-style-name="Visited_20_Internet_20_Link">
 МОК виключив Міжнародну <text:span text:style-name="T4">
бокс</text:span>
 ерську асоціацію зісвого складу </text:a>
根据乌克林福姆的说法，沃特克斯在2月与Cubet -Celeman's Pen进行了最后一场战斗，在职业生涯中遭受了第一次失败。 这位乌克兰人打得很分，但在第8轮中错过了对军团的非常敏感的打击，这无法继续比赛。</text:p>
      <text:p text:style-name="P4">
照片：盖蒂图像</text:p>
      <text:p text:style-name="P4">
News Source: <text:a xlink:type="simple" xlink:href="https://www.ukrinform.ua/rubric-sports/3727015-vihrist-provede-nastupnij-bij-v-anderkardi-poedinku-spens-krouford.html" text:style-name="Internet_20_link" text:visited-style-name="Visited_20_Internet_20_Link">
https://www.ukrinform.ua/rubric-sports/3727015-vihrist-provede-nastupnij-bij-v-anderkardi-poedinku-spens-krouford.html</text:a>
</text:p>
      <!--NEWS-->
      <text:h text:style-name="P10" text:outline-level="1">
<text:span text:style-name="T4">
反对普里戈宁，通过召开武装叛乱打开了刑事案件</text:span>
</text:h>
      <text:p text:style-name="P4">
作者: Ukrinform (Person)</text:p>
      <text:p text:style-name="P4">
出版商: Укринформ (Organization)</text:p>
      <text:p text:style-name="P4">
出版时间: 2023-06-23T23:17:00+03:00</text:p>
      <text:p text:style-name="P4">
修改时间: 2023-06-23T23:17:00+03:00</text:p>
      <text:p text:style-name="P4">
描述: 俄罗斯的FSB通过呼吁武装叛乱提出针对PEC“ Wagner” Prigogine负责人的刑事案件。  - 乌克林。</text:p>
      <text:p text:style-name="P4">
图片: ['<text:a xlink:type="simple" xlink:href="https://static.ukrinform.com/photos/2022_11/thumb_files/630_360_1668570305-546.jpg" text:style-name="Internet_20_link" text:visited-style-name="Visited_20_Internet_20_Link">
630_360_16685...</text:a>
']</text:p>
      <text:p text:style-name="P4">
标签: ['ФСБ РФ', 'ПВК "Вагнера"', 'Пригожин', 'Війна з Росією']</text:p>
      <text:p text:style-name="P4">
类型: Article</text:p>
      <!--METADATA-->
      <text:p text:style-name="P4">
<draw:frame draw:style-name="fr1" draw:name="Image255" text:anchor-type="as-char" svg:width="6.9236in" svg:height="3.956343in" draw:z-index="0">
<draw:image xlink:href="../Images/yкринформ/2023-06-23T23-17-00-03-00/630_360_1668570305-546.jpg" xlink:type="simple" xlink:show="embed" xlink:actuate="onLoad" draw:mime-type="image/jpeg"/>
</draw:frame>
俄罗斯的FSB通过Zakklik击退了PEC“ Wagner” Prigogine负责人的刑事案件。</text:p>
      <text:p text:style-name="P4">
根据俄罗斯塔斯俄罗斯俄罗斯机构的报道，[电报]报告了(https://t.me/tass_agency/197747)。</text:p>
      <text:p text:style-name="P4">
创始人[Wagner PEC]的陈述(https://www.ukrinform.ua/tag-pvk-vagnera)在国家反恐怖主义委员会中报道，Yevgeny Prigogine成为审理有关武装叛乱的刑事案件的基础。</text:p>
      <text:p text:style-name="P4">
<text:span text:style-name="T4">
另请阅读：</text:span>
 <text:a xlink:type="simple" xlink:href="https://www.ukrinform.ua/rubric-ato/3725467-budanov-konflikt-prigozina-i-minoboroni-rf-e-cilkom-realnim.html" text:style-name="Internet_20_link" text:visited-style-name="Visited_20_Internet_20_Link">
Budanov：冲突<text:span text:style-name="T4">
 Prigogine </text:span>
 A和俄罗斯联邦国防部非常现实</text:a>
正如前一天报道的那样，普里戈金(Prigogin)表示，俄罗斯军队的常规部队服从俄罗斯联邦国防部，击中了“瓦格纳”的部署。 国防部否认了这一点。</text:p>
      <text:p text:style-name="P4">
News Source: <text:a xlink:type="simple" xlink:href="https://www.ukrinform.ua/rubric-world/3727016-proti-prigozina-vidkrili-kriminalnu-spravu-cerez-zaklik-do-zbrojnogo-zakolotu.html" text:style-name="Internet_20_link" text:visited-style-name="Visited_20_Internet_20_Link">
https://www.ukrinform.ua/rubric-world/3727016-proti-prigozina-vidkrili-kriminalnu-spravu-cerez-zaklik-do-zbrojnogo-zakolotu.html</text:a>
</text:p>
      <!--NEWS-->
      <text:h text:style-name="P10" text:outline-level="1">
<text:span text:style-name="T4">
在俄罗斯，记录增加了现金数量-Bloomberg</text:span>
</text:h>
      <text:p text:style-name="P4">
作者: Ukrinform (Person)</text:p>
      <text:p text:style-name="P4">
出版商: Укринформ (Organization)</text:p>
      <text:p text:style-name="P4">
出版时间: 2023-06-23T23:33:00+03:00</text:p>
      <text:p text:style-name="P4">
修改时间: 2023-06-23T23:33:00+03:00</text:p>
      <text:p text:style-name="P4">
描述: 在俄罗斯，现金数量增加，可能与瓦格纳PEC中丧生的亲戚的付款有关。  - 乌克林。</text:p>
      <text:p text:style-name="P4">
图片: ['<text:a xlink:type="simple" xlink:href="https://static.ukrinform.com/photos/2016_02/thumb_files/630_360_1456690247-5644.jpg" text:style-name="Internet_20_link" text:visited-style-name="Visited_20_Internet_20_Link">
630_360_14566...</text:a>
']</text:p>
      <text:p text:style-name="P4">
标签: ['ПВК "Вагнера"', 'Рубль', 'Війна з Росією']</text:p>
      <text:p text:style-name="P4">
类型: Article</text:p>
      <!--METADATA-->
      <text:p text:style-name="P4">
<draw:frame draw:style-name="fr1" draw:name="Image256" text:anchor-type="as-char" svg:width="6.9236in" svg:height="3.956343in" draw:z-index="0">
<draw:image xlink:href="../Images/yкринформ/2023-06-23T23-33-00-03-00/630_360_1456690247-5644.jpg" xlink:type="simple" xlink:show="embed" xlink:actuate="onLoad" draw:mime-type="image/jpeg"/>
</draw:frame>
在俄罗斯人中，可能相互联系的现金增加数量与瓦格纳·佩克斯(Wagner Pecs)战争中丧生的亲戚付款有关。</text:p>
      <text:p text:style-name="P4">
关于它报告<text:a xlink:type="simple" xlink:href="http://www.bloomberg.com/news/articles/2023-06-23/russia-war-economy-awash-with-bags-of-cash-kept-out-of-banks" text:style-name="Internet_20_link" text:visited-style-name="Visited_20_Internet_20_Link">
彭博</text:a>
，报道乌克林福姆。</text:p>
      <text:p text:style-name="P4">
值得注意的是，现金的增加始于2022年9月，即俄罗斯联邦总统下午，通过普京动员，几乎持续了10个月，这与巴赫穆特的斗争相吻合，瓦格纳·佩克(Wagner Pec)的怜悯参加。</text:p>
      <text:p text:style-name="P4">
报道说：“总的来说，在此期间的现金流失比2.2卢安卢布的战前预测高。”</text:p>
      <text:p text:style-name="P4">
瓦格纳PEC受害者家属的赔偿金高达500万卢布。 死者的几个亲戚说，钱通常会给收银员。 建议许多人不要将资金投入银行帐户。</text:p>
      <text:p text:style-name="P4">
<text:span text:style-name="T4">
另请阅读：</text:span>
 [“瓦格纳”与俄罗斯联邦国防部之间的仇恨(https://www.ukrinform.ua/rubric-ato/3718847-vorozneca-miz-vagnerivcami-ta-minoboroni-rf-dosagla-bezprecedentnogo-rivna-rozvidka-britanii.html)特别是，Chelyabinskaya Oksana的居民，其丈夫与其他“ Wagnerians”一起在Bakhmut被杀，他告诉出版物，他不希望税收问题，她没有任何解释金钱来源的文件。 她说：“赌注付了他应该的一切。我们已经买了一间公寓。”</text:p>
      <text:p text:style-name="P4">
据彭博(Bloomberg)称，瓦格纳·佩克(Wagner Pec Yevgeny Prigogin)的创始人在一家公司中证实，他人收到了雇佣军。</text:p>
      <text:p text:style-name="P4">
“来自地区的人们为俄罗斯联邦人民而战，以坐在炉子附近的家中并加热。</text:p>
      <text:p text:style-name="P4">
<text:span text:style-name="T4">
另请阅读：</text:span>
 <text:a xlink:type="simple" xlink:href="https://www.ukrinform.ua/rubric-ato/3723168-vagnerivci-vidmovlautsa-pidpisuvati-kontrakti-popri-rozporadzenna-putina-britanska-rozvidka.html" text:style-name="Internet_20_link" text:visited-style-name="Visited_20_Internet_20_Link">
“ Wagnerivtsi”拒绝签署普京的决议合同 - 英国情报</text:a>
鉴于对银行交易施加的限制，纸质增长的使用变得越来越普遍。 此外，由于其他付款方案仍然有限，现金适用于俄罗斯被监禁的乌克兰地区。正如乌克林福姆报道的那样，欧盟已经引入了11包制裁<text:a xlink:type="simple" xlink:href="https://www.ukrinform.ua/tag-rosia" text:style-name="Internet_20_link" text:visited-style-name="Visited_20_Internet_20_Link">
俄罗斯</text:a>
侵略乌克兰。</text:p>
      <text:p text:style-name="P4">
News Source: <text:a xlink:type="simple" xlink:href="https://www.ukrinform.ua/rubric-world/3726871-u-rosii-rekordno-zris-obsag-gotivki-bloomberg.html" text:style-name="Internet_20_link" text:visited-style-name="Visited_20_Internet_20_Link">
https://www.ukrinform.ua/rubric-world/3726871-u-rosii-rekordno-zris-obsag-gotivki-bloomberg.html</text:a>
</text:p>
      <!--NEWS-->
      <text:h text:style-name="P10" text:outline-level="1">
<text:span text:style-name="T4">
普京在Prigogin -Peskov的情况下</text:span>
</text:h>
      <text:p text:style-name="P4">
作者: Ukrinform (Person)</text:p>
      <text:p text:style-name="P4">
出版商: Укринформ (Organization)</text:p>
      <text:p text:style-name="P4">
出版时间: 2023-06-23T23:44:00+03:00</text:p>
      <text:p text:style-name="P4">
修改时间: 2023-06-23T23:44:00+03:00</text:p>
      <text:p text:style-name="P4">
描述: 俄罗斯总统弗拉基米尔·普京（Vladimir Putin）意识到瓦格纳·佩克（Wagner Pec Yevgeny Prigogin）创始人的情况。  - 乌克林。</text:p>
      <text:p text:style-name="P4">
图片: ['<text:a xlink:type="simple" xlink:href="https://static.ukrinform.com/photos/2018_02/thumb_files/630_360_1519407750-9865.jpg" text:style-name="Internet_20_link" text:visited-style-name="Visited_20_Internet_20_Link">
630_360_15194...</text:a>
']</text:p>
      <text:p text:style-name="P4">
标签: ['Путін', 'Росія', 'ПВК "Вагнера"', 'Пригожин']</text:p>
      <text:p text:style-name="P4">
类型: Article</text:p>
      <!--METADATA-->
      <text:p text:style-name="P4">
<draw:frame draw:style-name="fr1" draw:name="Image257" text:anchor-type="as-char" svg:width="6.9236in" svg:height="3.956343in" draw:z-index="0">
<draw:image xlink:href="../Images/yкринформ/2023-06-23T23-44-00-03-00/630_360_1519407750-9865.jpg" xlink:type="simple" xlink:show="embed" xlink:actuate="onLoad" draw:mime-type="image/jpeg"/>
</draw:frame>
弗拉基米尔·普京(Vladimir Putin)意识到瓦格纳·佩克(Wagner Pec Yevgeny Prigogine)的创始人的状况。</text:p>
      <text:p text:style-name="P4">
根据俄罗斯塔斯俄罗斯俄罗斯机构的报道，[电报]报告了(https://t.me/tass_agency/197746)。</text:p>
      <text:p text:style-name="P4">
“俄罗斯总统弗拉基米尔·普京(Vladimir Putin)意识到创始人[Wagner PVC]的情况](https://www.ukrinform.ua/tag-pvk-vagnera)尤金·普里申(Eugene Prigogine)(perpertecrettarputin)DMITRY PESKOV，”消息写道。</text:p>
      <text:p text:style-name="P4">
如[Ukrinform]报道(https://www.ukrinform.ua/rubric-world/3727016-proti-prigozina-vidkrili-kriminalnu-spravu-cerez-zaklik-do-zbrojnogo-zakolotu.html)，俄罗斯的FSB通过呼吁武装叛乱打开了瓦格纳PEC Anti -Term PEC的刑事案件。</text:p>
      <text:p text:style-name="P4">
<text:span text:style-name="T4">
另请阅读：</text:span>
 <text:a xlink:type="simple" xlink:href="https://www.ukrinform.ua/rubric-ato/3725147-prigozin-napraviv-rosijskomu-minoboroni-svij-variant-kontraktu-z-najmancami-rozvidka-britanii.html" text:style-name="Internet_20_link" text:visited-style-name="Visited_20_Internet_20_Link">
<text:span text:style-name="T4">
 Prigogine </text:span>
发送给俄罗斯国防部与雇佣军的“合同”  - 英国的情报</text:a>
在普里申的前夕，俄罗斯军队的常规部队服从俄罗斯联邦国防部，袭击了“瓦格纳”的部署。 阿比斯否认了这一点。</text:p>
      <text:p text:style-name="P4">
News Source: <text:a xlink:type="simple" xlink:href="https://www.ukrinform.ua/rubric-world/3727017-putin-u-kursi-situacii-z-prigozinim-peskov.html" text:style-name="Internet_20_link" text:visited-style-name="Visited_20_Internet_20_Link">
https://www.ukrinform.ua/rubric-world/3727017-putin-u-kursi-situacii-z-prigozinim-peskov.html</text:a>
</text:p>
      <!--NEWS-->
      <text:h text:style-name="P10" text:outline-level="1">
<text:span text:style-name="T4">
布达诺夫：普京的脆弱独裁统治</text:span>
</text:h>
      <text:p text:style-name="P4">
作者: Ukrinform (Person)</text:p>
      <text:p text:style-name="P4">
出版商: Укринформ (Organization)</text:p>
      <text:p text:style-name="P4">
出版时间: 2023-06-23T23:55:00+03:00</text:p>
      <text:p text:style-name="P4">
修改时间: 2023-06-23T23:55:00+03:00</text:p>
      <text:p text:style-name="P4">
描述: 国防部基里尔·布达诺夫（Kirill Budanov）智力部总局局长评论说，PVC Wagner Yevgeny Prigogin负责人与俄罗斯联邦国防部之间的冲突，该部在过去的几个小时内获得了特殊部队。  - 乌克林。</text:p>
      <text:p text:style-name="P4">
图片: ['<text:a xlink:type="simple" xlink:href="https://static.ukrinform.com/photos/2023_05/thumb_files/630_360_1684527299-380.jpeg" text:style-name="Internet_20_link" text:visited-style-name="Visited_20_Internet_20_Link">
630_360_16845...</text:a>
']</text:p>
      <text:p text:style-name="P4">
标签: ['Путін', 'Пригожин', 'Війна з Росією']</text:p>
      <text:p text:style-name="P4">
类型: Article</text:p>
      <!--METADATA-->
      <text:p text:style-name="P4">
<draw:frame draw:style-name="fr1" draw:name="Image258" text:anchor-type="as-char" svg:width="6.9236in" svg:height="3.956343in" draw:z-index="0">
<draw:image xlink:href="../Images/yкринформ/2023-06-23T23-55-00-03-00/630_360_1684527299-380.jpeg" xlink:type="simple" xlink:show="embed" xlink:actuate="onLoad" draw:mime-type="image/jpeg"/>
</draw:frame>
国防部西里尔·基里尔·布塔诺夫(Cyril Kirill Budanov)智力部负责人对PEC主席Wagner Yevgeny Prigogin与俄罗斯联邦国防部之间的冲突发表了评论，该部在最后一个小时获得了特殊部队。</text:p>
      <text:p text:style-name="P4">
他<text:a xlink:type="simple" xlink:href="https://t.me/kirilbudanov/222" text:style-name="Internet_20_link" text:visited-style-name="Visited_20_Internet_20_Link">
写</text:a>
在他的电报频道中，指出“普京的脆弱独裁统治下降了”。</text:p>
      <text:p text:style-name="P4">
布塔诺夫写道：“赛车手开始互相咬左右的权力和金钱。普戈宁威胁要“去莫斯科”。史考哥说，肖格加逃离了罗斯托夫，以免成为大屠杀中的牺牲。”</text:p>
      <text:p text:style-name="P4">
<text:span text:style-name="T4">
另请阅读：</text:span>
 <text:span text:style-name="T4">
 <text:a xlink:type="simple" xlink:href="https://www.ukrinform.ua/rubric-world/3727016-proti-prigozina-vidkrili-kriminalnu-spravu-cerez-zaklik-do-zbrojnogo-zakolotu.html" text:style-name="Internet_20_link" text:visited-style-name="Visited_20_Internet_20_Link">
反对Prigogine在封闭武装叛乱的情况下打开了刑事案件</text:a>
</text:span>
</text:p>
      <text:p text:style-name="P4">
他还认为，Prigogine和Shoigu的冲突将帮助乌克兰军队更快地解放乌克兰和其他领土。</text:p>
      <text:p text:style-name="P4">
“现在，我们准备好的风暴旅的话，这将解放乌克兰和那些希望成为乌克兰肩上的我们国家的领土，以及那些希望成为我们国家一部分的领土，”古尔说。</text:p>
      <text:p text:style-name="P4">
<text:span text:style-name="T4">
另请阅读：</text:span>
 <text:span text:style-name="T4">
 <text:a xlink:type="simple" xlink:href="https://www.ukrinform.ua/rubric-ato/3725467-budanov-konflikt-prigozina-i-minoboroni-rf-e-cilkom-realnim.html" text:style-name="Internet_20_link" text:visited-style-name="Visited_20_Internet_20_Link">
Budanov：Prigogine的冲突和俄罗斯联邦国防部非常现实</text:a>
</text:span>
</text:p>
      <text:p text:style-name="P4">
布达诺夫补充说，尽管西方伙伴没有帮助，乌克兰国家的稳定和勇气有助于在俄罗斯侵略的最艰难时期生存。</text:p>
      <text:p text:style-name="P4">
正如乌克林福姆报道的那样，俄罗斯的FSB通过呼吁武装起义对瓦格纳PPVC负责人提出了刑事案件。</text:p>
      <text:p text:style-name="P4">
<text:span text:style-name="T4">
另请阅读：</text:span>
 <text:span text:style-name="T4">
 <text:a xlink:type="simple" xlink:href="https://www.ukrinform.ua/rubric-ato/3725147-prigozin-napraviv-rosijskomu-minoboroni-svij-variant-kontraktu-z-najmancami-rozvidka-britanii.html" text:style-name="Internet_20_link" text:visited-style-name="Visited_20_Internet_20_Link">
Prigogine发送给俄罗斯国防部与雇佣军的“合同”  - 英国的情报</text:a>
</text:span>
</text:p>
      <text:p text:style-name="P4">
在普里申的前夕，俄罗斯军队的常规部队服从俄罗斯联邦国防部，袭击了“瓦格纳”的部署。 阿比斯否认了这一点。</text:p>
      <text:p text:style-name="P4">
随后，克里姆林宫说_ <text:span text:style-name="T4">
 [普京知道情况，“所有需要措施”。 这是给出的(https://www.ukrinform.ua/rubric-world/3727017-putin-u-kursi-situacii-z-prigozinim-peskov.html)</text:span>
 _</text:p>
      <text:p text:style-name="P4">
News Source: <text:a xlink:type="simple" xlink:href="https://www.ukrinform.ua/rubric-ato/3727019-budanov-tenditna-diktatura-putina-vpala.html" text:style-name="Internet_20_link" text:visited-style-name="Visited_20_Internet_20_Link">
https://www.ukrinform.ua/rubric-ato/3727019-budanov-tenditna-diktatura-putina-vpala.html</text:a>
</text:p>
      <!--NEWS-->
      <text:h text:style-name="P10" text:outline-level="1">
<text:span text:style-name="T4">
晚上，俄罗斯人试图攻击军事机场 - 空中国防军摧毁了所有13枚有翼的导弹</text:span>
</text:h>
      <text:p text:style-name="P4">
作者: ['АРМІЯINFORM']</text:p>
      <text:p text:style-name="P4">
时间: 2023-06-23T24:00:00-04:00</text:p>
      <text:p text:style-name="P4">
描述: Unoch 23 Chervni 2023 Roku敌人的敌人严重性的战略性一...与乌克兰2022年的战争，与乌克兰的最新消息，今天与乌克兰的最新消息，今天与乌克兰2022年的新闻战争，乌克兰和俄罗斯之间的战争以及与乌克兰之间的战争，当时，当乌克兰战争时，他们说，在2022年，是否会在不久的将来与乌克兰进行战争</text:p>
      <text:p text:style-name="P4">
图片: ['<text:a xlink:type="simple" xlink:href="https://armyinform.com.ua/wp-content/uploads/2023/05/ppo_1.jpg" text:style-name="Internet_20_link" text:visited-style-name="Visited_20_Internet_20_Link">
ppo_1.jpg</text:a>
']</text:p>
      <text:p text:style-name="P4">
标签: ['STOPRUSSIA', 'АГРЕСІЯ РФ', 'ВТОРГНЕННЯ РФ', 'КОМАНДУВАННЯ ПОВІТРЯНИХ СИЛ', 'ХРОНІКА ОБОРОНИ']</text:p>
      <text:p text:style-name="P4">
类别: News</text:p>
      <!--METADATA-->
      <text:p text:style-name="P4">
<draw:frame draw:style-name="fr1" draw:name="Image259" text:anchor-type="as-char" svg:width="6.9236in" svg:height="4.32148in" draw:z-index="0">
<draw:image xlink:href="../Images/AРМІЯINFORM/2023-06-23T24-00-00-04-00/ppo_1.jpg" xlink:type="simple" xlink:show="embed" xlink:actuate="onLoad" draw:mime-type="image/jpeg"/>
</draw:frame>
2023年6月23日晚上，敌人从飞机飞机上撞上了乌克兰。 这次袭击是针对乌梅尔尼茨基地区军事飞机场的。</text:p>
      <text:p text:style-name="P4">
关于它<text:a xlink:type="simple" xlink:href="https://www.facebook.com/kpszsu/posts/pfbid0ztcvLNke6oZMFjQFSveHX2PNiWVLSp8n9cpfJmmuCmUevp8UHdhjGj9eM7Qnw1dDl" text:style-name="Internet_20_link" text:visited-style-name="Visited_20_Internet_20_Link">
报告</text:a>
武装部队司令部。</text:p>
      <text:p text:style-name="P4">
“发射是在午夜附近从TU-95MC的里海海进行的。 所有13个有翼的火箭X-101/X-555都被原型防御所破坏，大多数在Khmelnytskyi中。 此外，该消息还说：“此外，未建立类型的无人机无人机的捍卫者。”</text:p>
      <text:p text:style-name="P4">
News Source: <text:a xlink:type="simple" xlink:href="https://armyinform.com.ua/2023/06/23/unochi-rosiyany-namagalysya-atakuvaty-vijskovyj-aerodrom-syly-ppo-znyshhyly-usi-13-krylatyh-raket/" text:style-name="Internet_20_link" text:visited-style-name="Visited_20_Internet_20_Link">
https://armyinform.com.ua/2023/06/23/unochi-rosiyany-namagalysya-atakuvaty-vijskovyj-aerodrom-syly-ppo-znyshhyly-usi-13-krylatyh-raket/</text:a>
</text:p>
      <!--NEWS-->
      <text:h text:style-name="P10" text:outline-level="1">
<text:span text:style-name="T4">
国防军消除了近700名入侵者，摧毁了44个Artsystems和15 BBM</text:span>
</text:h>
      <text:p text:style-name="P4">
作者: ['АРМІЯINFORM']</text:p>
      <text:p text:style-name="P4">
时间: 2023-06-23T26:00:00-04:00</text:p>
      <text:p text:style-name="P4">
描述: Zagalni Boyov，将敌人于02.24.22至06/23/23 Orintovo成为：...与乌克兰2022的战争，与乌克兰的最新新闻，今天与乌克兰的新闻战争，今天与乌克兰的新闻战争，今天与乌克兰2022年，乌克兰会在乌克兰之间发生战争和俄罗斯以及2022年与乌克兰战争时，是否会在不久的将来与乌克兰进行战争，他们说，今天与乌克兰的战争，今天的乌克兰新闻，乌克兰媒体在俄罗斯的乌克兰新闻</text:p>
      <text:p text:style-name="P4">
图片: ['<text:a xlink:type="simple" xlink:href="https://armyinform.com.ua/wp-content/uploads/2023/06/62b4c59d-7517-4c41-be64-e53496cd28a4-scaled.jpg" text:style-name="Internet_20_link" text:visited-style-name="Visited_20_Internet_20_Link">
62b4c59d-7517-4c41-be64-e53496cd28a4-scaled.jpg</text:a>
']</text:p>
      <text:p text:style-name="P4">
标签: ['АГРЕСІЯ РФ', 'ВТОРГНЕННЯ РФ', 'ВТРАТИ ВОРОГА', 'ГШ ЗСУ']</text:p>
      <text:p text:style-name="P4">
类别: News</text:p>
      <!--METADATA-->
      <text:p text:style-name="P4">
<draw:frame draw:style-name="fr1" draw:name="Image260" text:anchor-type="as-char" svg:width="6.9236in" svg:height="6.975527in" draw:z-index="0">
<draw:image xlink:href="../Images/AРМІЯINFORM/2023-06-23T26-00-00-04-00/62b4c59d-7517-4c41-be64-e53496cd28a4-scaled.jpg" xlink:type="simple" xlink:show="embed" xlink:actuate="onLoad" draw:mime-type="image/jpeg"/>
</draw:frame>
从24.02.22到23.06.23的敌人的总损失将定向：</text:p>
      <text:p text:style-name="P4">
<text:span text:style-name="T4">
<text:span text:style-name="T5">
人员 -  </text:span>
* 223330(+680)被淘汰的人</text:span>
<text:span text:style-name="T5">
坦克 -  </text:span>
<text:span text:style-name="T5">
 4017(+4)</text:span>
<text:span text:style-name="T4">
战斗装甲车 -  </text:span>
 7798(+15)<text:span text:style-name="T4">
<text:span text:style-name="T5">
炮兵系统 -  </text:span>
<text:span text:style-name="T5">
 3985(+44)</text:span>
 </text:span>
 rszv- <text:span text:style-name="T4">
 617(0)</text:span>
<text:span text:style-name="T5">
防空 -  </text:span>
<text:span text:style-name="T5">
 379(+3)</text:span>
<text:span text:style-name="T4">
飞机 -  </text:span>
 314(0)<text:span text:style-name="T4">
<text:span text:style-name="T5">
直升机 -  </text:span>
* 307(0)</text:span>
<text:span text:style-name="T5">
无人机手术战术水平 -  </text:span>
<text:span text:style-name="T5">
 3447(+9)</text:span>
<text:span text:style-name="T4">
有翼的导弹 -  </text:span>
 1214(0)<text:span text:style-name="T4">
<text:span text:style-name="T5">
船 /船 -  </text:span>
* 18(0)</text:span>
<text:span text:style-name="T5">
汽车设备和坦克 -  </text:span>
<text:span text:style-name="T5">
 6708(+30)</text:span>
<text:span text:style-name="T4">
特殊技术 -  </text:span>
 545(+6)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23.06.23。</text:p>
      <text:p text:style-name="P4">
News Source: <text:a xlink:type="simple" xlink:href="https://armyinform.com.ua/2023/06/23/syly-oborony-likviduvaly-majzhe-700-okupantiv-znyshhyly-44-artsystem-i-15-bbm/" text:style-name="Internet_20_link" text:visited-style-name="Visited_20_Internet_20_Link">
https://armyinform.com.ua/2023/06/23/syly-oborony-likviduvaly-majzhe-700-okupantiv-znyshhyly-44-artsystem-i-15-bbm/</text:a>
</text:p>
      <!--NEWS-->
      <text:h text:style-name="P10" text:outline-level="1">
<text:span text:style-name="T4">
敌人对Kub’ Yansk和Liman的方向的进攻停止了-Anna Malyar</text:span>
</text:h>
      <text:p text:style-name="P4">
作者: ['АРМІЯINFORM']</text:p>
      <text:p text:style-name="P4">
时间: 2023-06-23T28:00:00-04:00</text:p>
      <text:p text:style-name="P4">
描述: 乌克兰在丹麦的辩护的力量一个小时击败了罗西斯科的Zbroychy部队的袭击...与乌克兰2022年的战争，与乌克兰的最新消息，今天与乌克兰的新闻战争，今天与乌克兰2022年的战争，今天会发生一场战争乌克兰和俄罗斯以及2022年与乌克兰的战争将是与否，他们会在不久的将来与乌克兰发生战争，他们说，与乌克兰的战争，今天的乌克兰新闻，乌克兰的新闻，乌克兰媒体的乌克兰新闻</text:p>
      <text:p text:style-name="P4">
图片: ['<text:a xlink:type="simple" xlink:href="https://armyinform.com.ua/wp-content/uploads/2023/06/193980.jpg" text:style-name="Internet_20_link" text:visited-style-name="Visited_20_Internet_20_Link">
193980.jpg</text:a>
']</text:p>
      <text:p text:style-name="P4">
标签: ['STOPRUSSIA', 'АГРЕСІЯ РФ', 'ГАННА МАЛЯР', 'КУП‘ЯНСЬКИЙ НАПРЯМОК', 'ЛИМАНСЬКИЙ НАПРЯМОК']</text:p>
      <text:p text:style-name="P4">
类别: News</text:p>
      <!--METADATA-->
      <text:p text:style-name="P4">
<draw:frame draw:style-name="fr1" draw:name="Image261" text:anchor-type="as-char" svg:width="6.9236in" svg:height="3.952222in" draw:z-index="0">
<draw:image xlink:href="../Images/AРМІЯINFORM/2023-06-23T28-00-00-04-00/193980.jpg" xlink:type="simple" xlink:show="embed" xlink:actuate="onLoad" draw:mime-type="image/jpeg"/>
</draw:frame>
目前，乌克兰的国防军被停止，并限制了乌克兰东部的Silarosian联合会的武装部队的进攻。 这些是Kupyansky Taliman的指示。</text:p>
      <text:p text:style-name="P4">
乌克兰国防部副部长安娜·玛丽亚尔(Anna Malyar)在[电报]中报道了这一点。(https://t.me/annamaliar/867).</text:p>
      <text:p text:style-name="P4">
«На Куп'янському та Лиманському напрямках наші Сили оборони зупинили наступворога», — зазначила вона.</text:p>
      <text:p text:style-name="P4">
Нагадаємо, протягом минулої доби, за словами <text:a xlink:type="simple" xlink:href="https://armyinform.com.ua/2023/06/22/za-potochnu-dobu-sytuacziya-suttyevo-ne-zminylas/" text:style-name="Internet_20_link" text:visited-style-name="Visited_20_Internet_20_Link">
ГанниМаляр</text:a>
，乌克兰的辩护部队在案件的方向上采取了进攻行动-Dibrova，取得了部分成功，并固定在成就上。</text:p>
      <text:p text:style-name="P4">
同时，占领者每天失去生命和设备。 是的，<text:a xlink:type="simple" xlink:href="https://armyinform.com.ua/2023/06/23/syly-oborony-likviduvaly-majzhe-700-okupantiv-znyshhyly-44-artsystem-i-15-bbm/" text:style-name="Internet_20_link" text:visited-style-name="Visited_20_Internet_20_Link">
485天</text:a>
我们同事的对抗消除了近700名入侵者，破坏了44个Artsystems和15 BBM。</text:p>
      <text:p text:style-name="P4">
News Source: <text:a xlink:type="simple" xlink:href="https://armyinform.com.ua/2023/06/23/nastup-voroga-na-kupyanskomu-ta-lymanskomu-napryamkah-zupyneno-ganna-malyar/" text:style-name="Internet_20_link" text:visited-style-name="Visited_20_Internet_20_Link">
https://armyinform.com.ua/2023/06/23/nastup-voroga-na-kupyanskomu-ta-lymanskomu-napryamkah-zupyneno-ganna-malyar/</text:a>
</text:p>
      <!--NEWS-->
      <text:h text:style-name="P10" text:outline-level="1">
<text:span text:style-name="T4">
艰苦的日常劳动使保护祖国的持续准备不断获得</text:span>
</text:h>
      <text:p text:style-name="P4">
作者: ['АРМІЯINFORM']</text:p>
      <text:p text:style-name="P4">
时间: 2023-06-23T2:00:00-04:00</text:p>
      <text:p text:style-name="P4">
描述: 战术Ehuvanni Narokhannami的Vidprazovye一致性综合体的伞兵...与乌克兰2022年的战争，与乌克兰的最新新闻，今天与乌克兰2022年的新闻战争，今天与乌克兰之间的战争，乌克兰和俄罗斯之间的战争以及与乌克兰之间的战争会他们将在不久的将来与乌克兰进行战争，他们说，与乌克兰与乌克兰的战争，今天的乌克兰新闻，乌克兰新闻在俄罗斯的乌克兰新闻，乌克兰新闻</text:p>
      <text:p text:style-name="P4">
图片: ['<text:a xlink:type="simple" xlink:href="https://armyinform.com.ua/wp-content/uploads/2023/06/3c990eba-8e88-4bce-a2a6-c0184a09727b.jpg" text:style-name="Internet_20_link" text:visited-style-name="Visited_20_Internet_20_Link">
3c990eba-8e88-4bce-a2a6-c0184a09727b.jpg</text:a>
', '<text:a xlink:type="simple" xlink:href="https://armyinform.com.ua/wp-content/uploads/2023/06/2848c9a8-29ab-4f88-9457-4263b053c53f-150x150.jpg" text:style-name="Internet_20_link" text:visited-style-name="Visited_20_Internet_20_Link">
2848c9a8-29ab-4f88-9457-4263b053c53f-150x150.jpg</text:a>
', '<text:a xlink:type="simple" xlink:href="https://armyinform.com.ua/wp-content/uploads/2023/06/a0968493-db8f-47d5-8d51-69c809d2bbbe-150x150.jpg" text:style-name="Internet_20_link" text:visited-style-name="Visited_20_Internet_20_Link">
a0968493-db8f-47d5-8d51-69c809d2bbbe-150x150.jpg</text:a>
', '<text:a xlink:type="simple" xlink:href="https://armyinform.com.ua/wp-content/uploads/2023/06/4a099aec-db49-40a2-8d7f-7dc81d2c05c4-150x150.jpg" text:style-name="Internet_20_link" text:visited-style-name="Visited_20_Internet_20_Link">
4a099aec-db49-40a2-8d7f-7dc81d2c05c4-150x150.jpg</text:a>
', '<text:a xlink:type="simple" xlink:href="https://armyinform.com.ua/wp-content/uploads/2023/06/853d5f2b-85e8-4d3d-b8c5-02f8e9046ecf-150x150.jpg" text:style-name="Internet_20_link" text:visited-style-name="Visited_20_Internet_20_Link">
853d5f2b-85e8-4d3d-b8c5-02f8e9046ecf-150x150.jpg</text:a>
']</text:p>
      <text:p text:style-name="P4">
标签: ['STOPRUSSIA', 'АГРЕСІЯ РФ', 'ВІЙНА', 'ВТОРГНЕННЯ РФ', 'ДШВ ЗС УКРАЇНИ']</text:p>
      <text:p text:style-name="P4">
类别: News</text:p>
      <!--METADATA-->
      <text:p text:style-name="P4">
<draw:frame draw:style-name="fr1" draw:name="Image262" text:anchor-type="as-char" svg:width="6.9236in" svg:height="3.894525in" draw:z-index="0">
<draw:image xlink:href="../Images/AРМІЯINFORM/2023-06-23T2-00-00-04-00/3c990eba-8e88-4bce-a2a6-c0184a09727b.jpg" xlink:type="simple" xlink:show="embed" xlink:actuate="onLoad" draw:mime-type="image/jpeg"/>
</draw:frame>
</text:p>
      <text:p text:style-name="P4">
<text:a xlink:type="simple" xlink:href="https://armyinform.com.ua/wp-content/uploads/2023/06/2848c9a8-29ab-4f88-9457-4263b053c53f.jpg" text:style-name="Internet_20_link" text:visited-style-name="Visited_20_Internet_20_Link">
<draw:frame draw:style-name="fr1" draw:name="Image263" text:anchor-type="as-char" svg:width="6.9236in" svg:height="6.9236in" draw:z-index="0">
<draw:image xlink:href="../Images/AРМІЯINFORM/2023-06-23T2-00-00-04-00/2848c9a8-29ab-4f88-9457-4263b053c53f-150x150.jpg" xlink:type="simple" xlink:show="embed" xlink:actuate="onLoad" draw:mime-type="image/jpeg"/>
</draw:frame>
</text:a>
</text:p>
      <text:p text:style-name="P4">
<text:a xlink:type="simple" xlink:href="https://armyinform.com.ua/wp-content/uploads/2023/06/a0968493-db8f-47d5-8d51-69c809d2bbbe.jpg" text:style-name="Internet_20_link" text:visited-style-name="Visited_20_Internet_20_Link">
<draw:frame draw:style-name="fr1" draw:name="Image264" text:anchor-type="as-char" svg:width="6.9236in" svg:height="6.9236in" draw:z-index="0">
<draw:image xlink:href="../Images/AРМІЯINFORM/2023-06-23T2-00-00-04-00/a0968493-db8f-47d5-8d51-69c809d2bbbe-150x150.jpg" xlink:type="simple" xlink:show="embed" xlink:actuate="onLoad" draw:mime-type="image/jpeg"/>
</draw:frame>
</text:a>
</text:p>
      <text:p text:style-name="P4">
<text:a xlink:type="simple" xlink:href="https://armyinform.com.ua/wp-content/uploads/2023/06/4a099aec-db49-40a2-8d7f-7dc81d2c05c4.jpg" text:style-name="Internet_20_link" text:visited-style-name="Visited_20_Internet_20_Link">
<draw:frame draw:style-name="fr1" draw:name="Image265" text:anchor-type="as-char" svg:width="6.9236in" svg:height="6.9236in" draw:z-index="0">
<draw:image xlink:href="../Images/AРМІЯINFORM/2023-06-23T2-00-00-04-00/4a099aec-db49-40a2-8d7f-7dc81d2c05c4-150x150.jpg" xlink:type="simple" xlink:show="embed" xlink:actuate="onLoad" draw:mime-type="image/jpeg"/>
</draw:frame>
</text:a>
</text:p>
      <text:p text:style-name="P4">
<text:a xlink:type="simple" xlink:href="https://armyinform.com.ua/wp-content/uploads/2023/06/853d5f2b-85e8-4d3d-b8c5-02f8e9046ecf.jpg" text:style-name="Internet_20_link" text:visited-style-name="Visited_20_Internet_20_Link">
<draw:frame draw:style-name="fr1" draw:name="Image266" text:anchor-type="as-char" svg:width="6.9236in" svg:height="6.9236in" draw:z-index="0">
<draw:image xlink:href="../Images/AРМІЯINFORM/2023-06-23T2-00-00-04-00/853d5f2b-85e8-4d3d-b8c5-02f8e9046ecf-150x150.jpg" xlink:type="simple" xlink:show="embed" xlink:actuate="onLoad" draw:mime-type="image/jpeg"/>
</draw:frame>
</text:a>
考虑到为解放我们俄罗斯入侵者土地而获得的战斗经验所获得的最小的战斗经验，伞兵采取了全方位的战术行动。</text:p>
      <text:p text:style-name="P4">
<text:span text:style-name="T4">
来源：</text:span>
 _ <text:a xlink:type="simple" xlink:href="https://t.me/ua_dshv/1291" text:style-name="Internet_20_link" text:visited-style-name="Visited_20_Internet_20_Link">
频道电报</text:a>
乌克兰武装部队的着陆部队_</text:p>
      <text:p text:style-name="P4">
News Source: <text:a xlink:type="simple" xlink:href="https://armyinform.com.ua/2023/06/23/postijna-gotovnist-do-zahystu-batkivshhyny-zdobuvayetsya-kopitkoyu-shhodennoyu-praczeyu/" text:style-name="Internet_20_link" text:visited-style-name="Visited_20_Internet_20_Link">
https://armyinform.com.ua/2023/06/23/postijna-gotovnist-do-zahystu-batkivshhyny-zdobuvayetsya-kopitkoyu-shhodennoyu-praczeyu/</text:a>
</text:p>
      <!--NEWS-->
      <text:h text:style-name="P10" text:outline-level="1">
<text:span text:style-name="T4">
乌克兰人口中只有43％ - 内政部可以使用庇护所</text:span>
</text:h>
      <text:p text:style-name="P4">
作者: Ukrinform (Person)</text:p>
      <text:p text:style-name="P4">
出版商: Укринформ (Organization)</text:p>
      <text:p text:style-name="P4">
出版时间: 2023-06-23T2:09:00+03:00</text:p>
      <text:p text:style-name="P4">
修改时间: 2023-06-23T22:09:00+03:00</text:p>
      <text:p text:style-name="P4">
描述: 庇护所的使用占炸弹货架总数的77％，可容纳乌克兰人口的43％。  - 乌克林。</text:p>
      <text:p text:style-name="P4">
图片: ['<text:a xlink:type="simple" xlink:href="https://static.ukrinform.com/photos/2023_06/thumb_files/630_360_1685871364-376.jpg" text:style-name="Internet_20_link" text:visited-style-name="Visited_20_Internet_20_Link">
630_360_16858...</text:a>
']</text:p>
      <text:p text:style-name="P4">
标签: ['Клименко', 'Укриття', 'Війна з Росією', 'Єдині новини']</text:p>
      <text:p text:style-name="P4">
类型: Article</text:p>
      <!--METADATA-->
      <text:p text:style-name="P4">
<draw:frame draw:style-name="fr1" draw:name="Image267" text:anchor-type="as-char" svg:width="6.9236in" svg:height="3.956343in" draw:z-index="0">
<draw:image xlink:href="../Images/yкринформ/2023-06-23T2-09-00-03-00/630_360_1685871364-376.jpg" xlink:type="simple" xlink:show="embed" xlink:actuate="onLoad" draw:mime-type="image/jpeg"/>
</draw:frame>
适合使用避难所帐户的77％的炸弹收容所数量的77％，占乌克兰人口的43％。</text:p>
      <text:p text:style-name="P4">
乌克林福姆报道，内部事务部长伊戈尔·克利莫尼科(Igor Klimenko)在唯一新闻的广播中告诉了这一点。</text:p>
      <text:p text:style-name="P4">
“这些数字真的很令人失望。 只有77％的数字等效物是4.7万个庇护所对象，它们准备接受公民并执行其职能。 分别为23％的人尚未为此做好准备...我们的生产中只有43％可以隐藏在这77％的合适庇护所中。”他说。</text:p>
      <text:p text:style-name="P4">
<text:span text:style-name="T4">
另请阅读：</text:span>
 <text:span text:style-name="T4">
 <text:a xlink:type="simple" xlink:href="https://www.ukrinform.ua/rubric-society/3726541-zelenskij-doruciv-klimenku-provesti-rozasnuvalnu-robotu-z-naselennam-sodo-rizikiv-na-zaes.html" text:style-name="Internet_20_link" text:visited-style-name="Visited_20_Internet_20_Link">
Zelensky指示Klimenko与人口进行有关ZPP风险的解释性工作</text:a>
</text:span>
</text:p>
      <text:p text:style-name="P4">
政府官员提醒，炸弹庇护所检查委员会于6月1日至6月10日运营。</text:p>
      <text:p text:style-name="P4">
据他说，内政部，国家警察部，SES为所有庇护所准备了照片，视频，负责人的迹象。</text:p>
      <ul>
        <li>
解释说：“地方当局的所有负责人，军事行政部门，警察中的臣民都可以在托付给他的领土上发现什么条件和庇护所，并因此采取了措施。”</li>
      </ul>
      <text:p text:style-name="P4">
<text:span text:style-name="T4">
另请阅读：</text:span>
 <text:span text:style-name="T4">
 <text:a xlink:type="simple" xlink:href="https://www.ukrinform.ua/rubric-society/3726751-v-ukraini-provedut-navcanna-z-rozgortannam-blokpostiv-de-pereviratimut-radiaciu.html" text:style-name="Internet_20_link" text:visited-style-name="Visited_20_Internet_20_Link">
在乌克兰将通过部署检查站进行培训，他们将在其中检查辐射</text:a>
</text:span>
</text:p>
      <text:p text:style-name="P4">
他还告知，在NSDC会议上，提出了制定《乌克兰刑法》修正案的提议，以加强对庇护所维护不当的责任以及增加罚款的行政犯罪守则。</text:p>
      <text:p text:style-name="P4">
此外，部长还指出，在购物中心附近的运输地点的安全和安全性以及许多旨在纳入人民生命和健康的问题，从警报到空气警报，以空气警报结束，结束有地方<text:span text:style-name="T4">
的地方。(https://www.ukrinform.ua/tag-ukritta)</text:span>
。</text:p>
      <text:p text:style-name="P4">
正如乌克林福姆报道的那样，在基辅三人死亡之后，由于敌对炮击期间无法避难，总统弗拉基米尔·泽伦斯基(Vladimir Zelensky)下令对首都和整个乌克兰的所有保护结构进行全面审核。在6月23日的会议上，国家安全与国防委员会指示部长，地区和地方当局的内阁采取措施，以承担负责散布状况较差的人的纪律责任，并对高高进行系统检查战略重要性。</text:p>
      <text:p text:style-name="P4">
News Source: <text:a xlink:type="simple" xlink:href="https://www.ukrinform.ua/rubric-society/3727001-pridatni-do-vikoristanna-ukritta-mozut-vmistiti-lise-43-naselenna-ukraini-mvs.html" text:style-name="Internet_20_link" text:visited-style-name="Visited_20_Internet_20_Link">
https://www.ukrinform.ua/rubric-society/3727001-pridatni-do-vikoristanna-ukritta-mozut-vmistiti-lise-43-naselenna-ukraini-mvs.html</text:a>
</text:p>
      <!--NEWS-->
      <text:h text:style-name="P10" text:outline-level="1">
<text:span text:style-name="T4">
在乌克兰沉默的时刻</text:span>
</text:h>
      <text:p text:style-name="P4">
作者: ['АРМІЯINFORM']</text:p>
      <text:p text:style-name="P4">
时间: 2023-06-23T30:00:00-04:00</text:p>
      <text:p text:style-name="P4">
描述: ZGISDNU由乌克兰Volodimir Zelensky总统143/2022号法令，Khvilina Movchannya ...与乌克兰2022年的战争，与乌克兰与乌克兰的最新新闻，与乌克兰新闻，与乌克兰的新闻战争，与乌克兰的2022年2022年的最后一场战争，这将是今天的最后一场战争。乌克兰和俄罗斯以及2022年与乌克兰战争时，是否会在不久的将来与乌克兰进行战争，他们说，乌克兰与乌克兰的战争，今天的乌克兰新闻，乌克兰的新闻，乌克兰媒体在俄罗斯媒体的乌克兰新闻</text:p>
      <text:p text:style-name="P4">
图片: ['<text:a xlink:type="simple" xlink:href="https://armyinform.com.ua/wp-content/uploads/2022/10/candle.gif" text:style-name="Internet_20_link" text:visited-style-name="Visited_20_Internet_20_Link">
candle.gif</text:a>
']</text:p>
      <text:p text:style-name="P4">
标签: ['STOPRUSSIA', 'АГРЕСІЯ РФ', 'ВТОРГНЕННЯ РФ', 'УКАЗ ПРЕЗИДЕНТА УКРАЇНИ', 'ХВИЛИНА МОВЧАННЯ']</text:p>
      <text:p text:style-name="P4">
类别: News</text:p>
      <!--METADATA-->
      <text:p text:style-name="P4">
<draw:frame draw:style-name="fr1" draw:name="Image268" text:anchor-type="as-char" svg:width="6.9236in" svg:height="3.895992in" draw:z-index="0">
<draw:image xlink:href="../Images/AРМІЯINFORM/2023-06-23T30-00-00-04-00/candle.gif" xlink:type="simple" xlink:show="embed" xlink:actuate="onLoad" draw:mime-type="image/gif"/>
</draw:frame>
根据<text:a xlink:type="simple" xlink:href="https://www.president.gov.ua/documents/1432022-41729" text:style-name="Internet_20_link" text:visited-style-name="Visited_20_Internet_20_Link">
乌克兰总统的法令</text:a>
Volodymyrazellensky No. 143/2022，每天9:00花费一分钟的沉默，这是媒体之外的。</text:p>
      <text:p text:style-name="P4">
“为了纪念光明的记忆，公民勇气和奉献，精神的力量，稳定和英勇的勇士的壮举，这些勇士死于逃亡的任务，以保护国家主权和领土的兼容性，以在9点发起一天在全国范围内，全国一分钟的寂静中的歌曲是俄罗斯联邦的武装侵略，乌克兰在所有媒体上宣布，无论所有权如何，俄罗斯联邦的武装侵略。”</text:p>
      <text:p text:style-name="P4">
News Source: <text:a xlink:type="simple" xlink:href="https://armyinform.com.ua/2023/06/23/v-ukrayini-hvylyna-movchannya/" text:style-name="Internet_20_link" text:visited-style-name="Visited_20_Internet_20_Link">
https://armyinform.com.ua/2023/06/23/v-ukrayini-hvylyna-movchannya/</text:a>
</text:p>
      <!--NEWS-->
      <text:h text:style-name="P10" text:outline-level="1">
<text:span text:style-name="T4">
乌克兰呼吁世界认可与恐怖分子的俄罗斯联邦，以防止ZPP的核灾难</text:span>
</text:h>
      <text:p text:style-name="P4">
作者: ['АРМІЯINFORM']</text:p>
      <text:p text:style-name="P4">
时间: 2023-06-23T32:00:00-04:00</text:p>
      <text:p text:style-name="P4">
描述: 乌克兰执法机构的迷你铸造，朝鲜智的夹克，Zokremi Semi Seep ...与乌克兰2022年的战争，与乌克兰的最新新闻，今天与乌克兰2022年的新闻战争，乌克兰和乌克兰之间的战争，乌克兰和乌克兰之间的战争将会他们说，俄罗斯以及2022年与乌克兰的战争是否会在不久的将来与乌克兰进行战争，他们说，与乌克兰的战争，今天的乌克兰新闻，乌克兰的新闻，乌克兰媒体在俄罗斯媒体的新闻</text:p>
      <text:p text:style-name="P4">
图片: ['<text:a xlink:type="simple" xlink:href="https://armyinform.com.ua/wp-content/uploads/2023/06/630_360_1456158015-9600.jpg" text:style-name="Internet_20_link" text:visited-style-name="Visited_20_Internet_20_Link">
630_360_1456158015-9600.jpg</text:a>
']</text:p>
      <text:p text:style-name="P4">
标签: ['ЗАЕС', 'МЗС', 'НЕБЕЗПЕКА ПІДРИВУ ЗАЕС']</text:p>
      <text:p text:style-name="P4">
类别: News</text:p>
      <!--METADATA-->
      <text:p text:style-name="P4">
<draw:frame draw:style-name="fr1" draw:name="Image269" text:anchor-type="as-char" svg:width="6.9236in" svg:height="3.956343in" draw:z-index="0">
<draw:image xlink:href="../Images/AРМІЯINFORM/2023-06-23T32-00-00-04-00/630_360_1456158015-9600.jpg" xlink:type="simple" xlink:show="embed" xlink:actuate="onLoad" draw:mime-type="image/jpeg"/>
</draw:frame>
乌克兰外交部呼吁国际社会，包括七个和欧盟的小组，采取紧急措施，以防止Zaporizhzhia NPP的核肉手cor骨，特别是对俄罗斯原子能行业提出加强的限制性陈述以及俄罗斯联邦的军事工业综合体。</text:p>
      <text:p text:style-name="P4">
关于这个<text:a xlink:type="simple" xlink:href="https://mfa.gov.ua/news/zayava-mzs-ukrayini-shchodo-zagrozlivoyi-situaciyi-na-zaporizkij-aes" text:style-name="Internet_20_link" text:visited-style-name="Visited_20_Internet_20_Link">
被引用</text:a>
在乌克兰外交政策的声明中。</text:p>
      <text:p text:style-name="P4">
外交部强调说：“我们坚持有必要以恐怖分子的状态认可俄罗斯，并确保政治，经济和法律后果对所有压迫和非法行动的可逆性。”</text:p>
      <text:p text:style-name="P4">
根据乌克兰情报机构的说法，俄罗斯在暂时占领的Zaporizhhya NPP上考虑了恐怖行为的剧本。 这种治疗方法将产生全球后果。</text:p>
      <text:p text:style-name="P4">
“占领了ZPP之后，俄罗斯严重违反了国际法，标准和标准，包括IAEA核安全与安全的七个基本原则。 俄罗斯一侧的Zaporizhzhya NPP的采矿和其他形式的军事化对最大的核电站的核事件构成了直接威胁。”该部补充说。</text:p>
      <text:p text:style-name="P4">
该部门预计，对俄罗斯犯罪行为的IAEA Rafaelegross首席执行官进行了明确的评估。</text:p>
      <text:p text:style-name="P4">
“由于俄罗斯针对乌克兰的联邦，核安全政权面临的挑战和威胁水平是一个极高的针对性合并，并加强了国际努力，以防止核碳酸盐。</text:p>
      <text:p text:style-name="P4">
作为恐怖分子国家，俄罗斯违反了国际法的所有关键原则及其自身合同义务的绝大多数原则，但到目前为止，对其罪行尚未感到公平的后果，”外交部强调。</text:p>
      <text:p text:style-name="P4">
News Source: <text:a xlink:type="simple" xlink:href="https://armyinform.com.ua/2023/06/23/ukrayina-zaklykala-svit-vyznaty-rf-terorystom-zadlya-nedopushhennya-yadernoyi-katastrofy-na-zaes/" text:style-name="Internet_20_link" text:visited-style-name="Visited_20_Internet_20_Link">
https://armyinform.com.ua/2023/06/23/ukrayina-zaklykala-svit-vyznaty-rf-terorystom-zadlya-nedopushhennya-yadernoyi-katastrofy-na-zaes/</text:a>
</text:p>
      <!--NEWS-->
      <text:h text:style-name="P10" text:outline-level="1">
<text:span text:style-name="T4">
敌人继续积极使用有翼的导弹X-101和X-555-Yuri Ignat</text:span>
</text:h>
      <text:p text:style-name="P4">
作者: ['Григорій Мазур']</text:p>
      <text:p text:style-name="P4">
时间: 2023-06-23T34:00:00-04:00</text:p>
      <text:p text:style-name="P4">
描述: Avisiychi的步枪是纳兹拉兹货车的火箭笔划。无论是否有一年乌克兰媒体的新闻在俄罗斯</text:p>
      <text:p text:style-name="P4">
图片: ['<text:a xlink:type="simple" xlink:href="https://armyinform.com.ua/wp-content/uploads/2023/06/4ae4-a.jpg" text:style-name="Internet_20_link" text:visited-style-name="Visited_20_Internet_20_Link">
4ae4-a.jpg</text:a>
']</text:p>
      <text:p text:style-name="P4">
标签: ['ЮРІЙ ІГНАТ']</text:p>
      <text:p text:style-name="P4">
类别: News</text:p>
      <!--METADATA-->
      <text:p text:style-name="P4">
<draw:frame draw:style-name="fr1" draw:name="Image270" text:anchor-type="as-char" svg:width="6.9236in" svg:height="5.1927in" draw:z-index="0">
<draw:image xlink:href="../Images/AРМІЯINFORM/2023-06-23T34-00-00-04-00/4ae4-a.jpg" xlink:type="simple" xlink:show="embed" xlink:actuate="onLoad" draw:mime-type="image/jpeg"/>
</draw:frame>
目前，敌人使用航空和火箭袭击的强度很重要。 Yuriy Ignat上校在唯一新闻上唯一的新闻的声音中讲述了这一点。 据他说，积极使用有翼的导弹X-101和X-555是敌人。</text:p>
      <ul>
        <li>
尤里·伊格纳特(Yuri Ignat)说，尽管采取了制裁，但俄罗斯仍在生产这种武器。  - 为了增加侵略者国家的压力以使其无法获得双重使用商品，Yakivon使用谋杀工具是必要的。</li>
      </ul>
      <text:p text:style-name="P4">
该官员补充说，与此同时，我们的后卫继续摧毁战争。 特别是，截至6月23日上午，乌克兰防空飞机的另一架俄罗斯冲击直升机KA-52的破坏得到了证实。</text:p>
      <text:p text:style-name="P4">
News Source: <text:a xlink:type="simple" xlink:href="https://armyinform.com.ua/2023/06/23/vorog-prodovzhuye-aktyvno-zastosovuvaty-krylati-rakety-h-101-ta-h-555-yurij-ignat/" text:style-name="Internet_20_link" text:visited-style-name="Visited_20_Internet_20_Link">
https://armyinform.com.ua/2023/06/23/vorog-prodovzhuye-aktyvno-zastosovuvaty-krylati-rakety-h-101-ta-h-555-yurij-ignat/</text:a>
</text:p>
      <!--NEWS-->
      <text:h text:style-name="P10" text:outline-level="1">
<text:span text:style-name="T4">
康斯坦丁·帕夫伦科（Konstantin Pavlenko） - 军队中的世界呼唤冠军</text:span>
</text:h>
      <text:p text:style-name="P4">
作者: ['АРМІЯINFORM']</text:p>
      <text:p text:style-name="P4">
时间: 2023-06-23T36:00:00-04:00</text:p>
      <text:p text:style-name="P4">
描述: “黄金”，“ sr iLlo”“青铜”健康的军队在室内的Svit Zi Skeletlazinnya ...与乌克兰2022年的战争，与乌克兰的最新新闻，今天与乌克兰的新闻战争，今天与乌克兰2022年的新闻战争，乌克兰和乌克兰之间的战争会发生俄罗斯以及2022年与乌克兰的战争将是不在的，无论是否在不久的将来与乌克兰进行战争，今天与乌克兰的战争，今天的乌克兰新闻，乌克兰的新闻，乌克兰媒体在俄罗斯的乌克兰新闻</text:p>
      <text:p text:style-name="P4">
图片: ['<text:a xlink:type="simple" xlink:href="https://armyinform.com.ua/wp-content/uploads/2023/06/347241875_762807225641087_8826580631731334260_n-e1687500966191.jpg" text:style-name="Internet_20_link" text:visited-style-name="Visited_20_Internet_20_Link">
347241875_762807225641087_8826580631731334260_n-e1687500966191.jpg</text:a>
', '<text:a xlink:type="simple" xlink:href="https://armyinform.com.ua/wp-content/uploads/2023/06/347554919_762807215641088_1308029851135300996_n.jpg" text:style-name="Internet_20_link" text:visited-style-name="Visited_20_Internet_20_Link">
347554919_762807215641088_1308029851135300996_n.jpg</text:a>
']</text:p>
      <text:p text:style-name="P4">
标签: ['АРМІЙСЬКІ СПОРТСМЕНИ', 'СКЕЛЕЛАЗІННЯ', 'ЦСК ЗС\xa0УКРАЇНИ', 'ЧЕМПІОНАТ СВІТУ']</text:p>
      <text:p text:style-name="P4">
类别: News</text:p>
      <!--METADATA-->
      <text:p text:style-name="P4">
<draw:frame draw:style-name="fr1" draw:name="Image271" text:anchor-type="as-char" svg:width="6.9236in" svg:height="4.067615in" draw:z-index="0">
<draw:image xlink:href="../Images/AРМІЯINFORM/2023-06-23T36-00-00-04-00/347241875_762807225641087_8826580631731334260_n-e1687500966191.jpg" xlink:type="simple" xlink:show="embed" xlink:actuate="onLoad" draw:mime-type="image/jpeg"/>
</draw:frame>
“黄金”，“银”和“铜牌”在斯洛文尼亚铜的世界杯上赢得了胜利。</text:p>
      <text:p text:style-name="P4">
关于它<text:a xlink:type="simple" xlink:href="https://www.facebook.com/CSKA1992/posts/pfbid0WjpUb456D5e27VLxtXwDzwUdCEaQYpCqSkULxNa7kVaLHzAe7E222ifDq2k77rwal" text:style-name="Internet_20_link" text:visited-style-name="Visited_20_Internet_20_Link">
报告</text:a>
乌克兰武装部队的中央体育俱乐部。</text:p>
      <text:p text:style-name="P4">
在“速度”类别中，我们的登山者已经成为：</text:p>
      <ul>
        <li>
Konstantin Pavlenko-冠军， * Sofia Smooth -Vice -opplyment， * Yaroslav Tkach赢得了铜牌。</li>
      </ul>
      <text:p text:style-name="P4">
<draw:frame draw:style-name="fr1" draw:name="Image272" text:anchor-type="as-char" svg:width="6.9236in" svg:height="4.627273in" draw:z-index="0">
<draw:image xlink:href="../Images/AРМІЯINFORM/2023-06-23T36-00-00-04-00/347554919_762807215641088_1308029851135300996_n.jpg" xlink:type="simple" xlink:show="embed" xlink:actuate="onLoad" draw:mime-type="image/jpeg"/>
</draw:frame>
应当指出的是，来自12个国家 /地区的一百多名参与者参加了比赛。</text:p>
      <text:p text:style-name="P4">
News Source: <text:a xlink:type="simple" xlink:href="https://armyinform.com.ua/2023/06/23/kostyantyn-pavlenko-chempion-svitu-zi-skelelazinnya-sered-vijskovyh/" text:style-name="Internet_20_link" text:visited-style-name="Visited_20_Internet_20_Link">
https://armyinform.com.ua/2023/06/23/kostyantyn-pavlenko-chempion-svitu-zi-skelelazinnya-sered-vijskovyh/</text:a>
</text:p>
      <!--NEWS-->
      <text:h text:style-name="P10" text:outline-level="1">
<text:span text:style-name="T4">
从今天开始，在乌克兰，单个武器登记册已完全操作</text:span>
</text:h>
      <text:p text:style-name="P4">
作者: ['АРМІЯINFORM']</text:p>
      <text:p text:style-name="P4">
时间: 2023-06-23T38:00:00-04:00</text:p>
      <text:p text:style-name="P4">
描述: Sogodnis，23蠕虫，完成了他的机器人є迪尼·罗斯特·兹布罗（єRZ）。 关于TSE Doldomlya ...与乌克兰2022年的战争，与乌克兰的最新新闻，今天与乌克兰的新闻战争2022年的《新闻战》，乌克兰和俄罗斯之间的战争以及2022年与乌克兰的战争将是一场战争，他们将与乌克兰发生战争，在不久的将来，他们说，今天与乌克兰的战争，今天的乌克兰新闻，乌克兰新闻，乌克兰媒体在俄罗斯</text:p>
      <text:p text:style-name="P4">
图片: ['<text:a xlink:type="simple" xlink:href="https://armyinform.com.ua/wp-content/uploads/2023/06/01001lea-9cb0_1280x720-1.jpeg" text:style-name="Internet_20_link" text:visited-style-name="Visited_20_Internet_20_Link">
01001lea-9cb0_1280x720-1.jpeg</text:a>
', '<text:a xlink:type="simple" xlink:href="https://armyinform.com.ua/wp-content/uploads/2023/06/0d794b28-8983-4e28-958c-f61f96a66f2c-150x150.jpg" text:style-name="Internet_20_link" text:visited-style-name="Visited_20_Internet_20_Link">
0d794b28-8983-4e28-958c-f61f96a66f2c-150x150.jpg</text:a>
', '<text:a xlink:type="simple" xlink:href="https://armyinform.com.ua/wp-content/uploads/2023/06/029100b0-6bc2-4deb-9500-a090e9425b03-150x150.jpg" text:style-name="Internet_20_link" text:visited-style-name="Visited_20_Internet_20_Link">
029100b0-6bc2-4deb-9500-a090e9425b03-150x150.jpg</text:a>
', '<text:a xlink:type="simple" xlink:href="https://armyinform.com.ua/wp-content/uploads/2023/06/c1159cef-a796-4b32-b354-1784dced3b30-150x150.jpg" text:style-name="Internet_20_link" text:visited-style-name="Visited_20_Internet_20_Link">
c1159cef-a796-4b32-b354-1784dced3b30-150x150.jpg</text:a>
']</text:p>
      <text:p text:style-name="P4">
标签: ['ЄДИНИЙ РЕЄСТР ЗБРОЇ', 'МВС', 'ОБІГ ЗБРОЇ']</text:p>
      <text:p text:style-name="P4">
类别: News</text:p>
      <!--METADATA-->
      <text:p text:style-name="P4">
<draw:frame draw:style-name="fr1" draw:name="Image273" text:anchor-type="as-char" svg:width="6.9236in" svg:height="4.349906in" draw:z-index="0">
<draw:image xlink:href="../Images/AРМІЯINFORM/2023-06-23T38-00-00-04-00/01001lea-9cb0_1280x720-1.jpeg" xlink:type="simple" xlink:show="embed" xlink:actuate="onLoad" draw:mime-type="image/jpeg"/>
</draw:frame>
今天，6月23日，开始其工作单武器登记册(淘汰).</text:p>
      <text:p text:style-name="P4">
Про це <text:a xlink:type="simple" xlink:href="https://t.me/mvs_ukraine/26713" text:style-name="Internet_20_link" text:visited-style-name="Visited_20_Internet_20_Link">
повідомляє</text:a>
乌克兰内政部。</text:p>
      <text:p text:style-name="P4">
“ ERP实施的主要优点是，公民将能够轻松保留有关其注册武器的信息。 此外，获得许可证的程序是武器领域的服务价格。”</text:p>
      <text:p text:style-name="P4">
<text:a xlink:type="simple" xlink:href="https://armyinform.com.ua/wp-content/uploads/2023/06/0d794b28-8983-4e28-958c-f61f96a66f2c.jpg" text:style-name="Internet_20_link" text:visited-style-name="Visited_20_Internet_20_Link">
!(Images/AРМІЯINFORM/2023-06-23T38-00-00-04-00/0d794b28-8983-4e28-958c-f61f96a66f2c-150x150.jpg)</text:a>
</text:p>
      <text:p text:style-name="P4">
<text:a xlink:type="simple" xlink:href="https://armyinform.com.ua/wp-content/uploads/2023/06/029100b0-6bc2-4deb-9500-a090e9425b03.jpg" text:style-name="Internet_20_link" text:visited-style-name="Visited_20_Internet_20_Link">
<draw:frame draw:style-name="fr1" draw:name="Image274" text:anchor-type="as-char" svg:width="6.9236in" svg:height="6.9236in" draw:z-index="0">
<draw:image xlink:href="../Images/AРМІЯINFORM/2023-06-23T38-00-00-04-00/029100b0-6bc2-4deb-9500-a090e9425b03-150x150.jpg" xlink:type="simple" xlink:show="embed" xlink:actuate="onLoad" draw:mime-type="image/jpeg"/>
</draw:frame>
</text:a>
</text:p>
      <text:p text:style-name="P4">
<text:a xlink:type="simple" xlink:href="https://armyinform.com.ua/wp-content/uploads/2023/06/c1159cef-a796-4b32-b354-1784dced3b30.jpg" text:style-name="Internet_20_link" text:visited-style-name="Visited_20_Internet_20_Link">
<draw:frame draw:style-name="fr1" draw:name="Image275" text:anchor-type="as-char" svg:width="6.9236in" svg:height="6.9236in" draw:z-index="0">
<draw:image xlink:href="../Images/AРМІЯINFORM/2023-06-23T38-00-00-04-00/c1159cef-a796-4b32-b354-1784dced3b30-150x150.jpg" xlink:type="simple" xlink:show="embed" xlink:actuate="onLoad" draw:mime-type="image/jpeg"/>
</draw:frame>
</text:a>
统一的武器登记册还涉及创建E -Offices。 因此，乌克兰人将能够通过“ [公民唯一的窗户]提交文件，而无需离开家而无需访问尸体，而无需访问尸体。(https://services.mvs.gov.ua/)»或在武器销售商店中。</text:p>
      <text:p text:style-name="P4">
News Source: <text:a xlink:type="simple" xlink:href="https://armyinform.com.ua/2023/06/23/vidsogodni-v-ukrayini-povnoczinno-praczyuye-yedynyj-reyestr-zbroyi/" text:style-name="Internet_20_link" text:visited-style-name="Visited_20_Internet_20_Link">
https://armyinform.com.ua/2023/06/23/vidsogodni-v-ukrayini-povnoczinno-praczyuye-yedynyj-reyestr-zbroyi/</text:a>
</text:p>
      <!--NEWS-->
      <text:h text:style-name="P10" text:outline-level="1">
<text:span text:style-name="T4">
325列在Kryvyi rih开放供水。</text:span>
</text:h>
      <text:p text:style-name="P4">
作者: Ukrinform (Person)</text:p>
      <text:p text:style-name="P4">
出版商: Укринформ (Organization)</text:p>
      <text:p text:style-name="P4">
出版时间: 2023-06-23T3:13:00+03:00</text:p>
      <text:p text:style-name="P4">
修改时间: 2023-06-23T22:13:00+03:00</text:p>
      <text:p text:style-name="P4">
描述: 在Kryvyi Rih，供水的情况仍然存在。 在城市中组织了水运输，并打开了325列。  - 乌克林。</text:p>
      <text:p text:style-name="P4">
图片: ['<text:a xlink:type="simple" xlink:href="https://static.ukrinform.com/photos/2023_06/thumb_files/630_360_1686577220-981.jpg" text:style-name="Internet_20_link" text:visited-style-name="Visited_20_Internet_20_Link">
630_360_16865...</text:a>
']</text:p>
      <text:p text:style-name="P4">
标签: ['Кривий Ріг', 'Вода']</text:p>
      <text:p text:style-name="P4">
类型: Article</text:p>
      <!--METADATA-->
      <text:p text:style-name="P4">
<draw:frame draw:style-name="fr1" draw:name="Image276" text:anchor-type="as-char" svg:width="6.9236in" svg:height="3.956343in" draw:z-index="0">
<draw:image xlink:href="../Images/yкринформ/2023-06-23T3-13-00-03-00/630_360_1686577220-981.jpg" xlink:type="simple" xlink:show="embed" xlink:actuate="onLoad" draw:mime-type="image/jpeg"/>
</draw:frame>
在克里沃罗德(Krivorod)，供水的情况仍然存在。 城市中有325列。</text:p>
      <text:p text:style-name="P4">
关于<text:a xlink:type="simple" xlink:href="https://t.me/vilkul/3641" text:style-name="Internet_20_link" text:visited-style-name="Visited_20_Internet_20_Link">
电报</text:a>
乌克林福姆报道，乌克维·瑞尔(Kryvyi Rih)首席军事管理局的亚历山大·维尔库尔(Alexander Vilkul)报道。</text:p>
      <text:p text:style-name="P4">
“供水的情况仍然非常困难。在所有四个水域稳定项目中，职业工作都在进行中。供应有一些限制<text:a xlink:type="simple" xlink:href="https://www.ukrinform.ua/tag-voda" text:style-name="Internet_20_link" text:visited-style-name="Visited_20_Internet_20_Link">
水</text:a>
，但这是不可避免的现实。 在必要的地方，在城市里有一个棚子。 此外，Citywater开设了新的水专栏，以进行水收集。 他们已经是325，”帖子写着。</text:p>
      <text:p text:style-name="P4">
他敦促人们尽可能节省水。</text:p>
      <text:p text:style-name="P4">
<text:span text:style-name="T4">
另请阅读：</text:span>
 <text:a xlink:type="simple" xlink:href="https://www.ukrinform.ua/rubric-regions/3725301-u-krivomu-rozi-porusnikiv-rezimu-ekonomii-vodi-primusovo-vidklucaut-vid-postacanna.html" text:style-name="Internet_20_link" text:visited-style-name="Visited_20_Internet_20_Link">
在<text:span text:style-name="T4">
 kryvyi </text:span>
 <text:span text:style-name="T4">
 posi </text:span>
违反水节省模式与供应断开连接的人</text:a>
较早<text:a xlink:type="simple" xlink:href="https://www.ukrinform.ua/rubric-regions/3725763-u-krivomu-rozi-pocalosa-budivnictvo-vodovodu-ingulec-pivdenne.html" text:style-name="Internet_20_link" text:visited-style-name="Visited_20_Internet_20_Link">
报告</text:a>
在Kryvyi rih开始，燃料供水系统的建设始于。 涉及20个重型设备，每个人都在工作。</text:p>
      <text:p text:style-name="P4">
News Source: <text:a xlink:type="simple" xlink:href="https://www.ukrinform.ua/rubric-regions/3727007-u-krivomu-rozi-vidkrili-325-kolonok-dla-naboru-vodi.html" text:style-name="Internet_20_link" text:visited-style-name="Visited_20_Internet_20_Link">
https://www.ukrinform.ua/rubric-regions/3727007-u-krivomu-rozi-vidkrili-325-kolonok-dla-naboru-vodi.html</text:a>
</text:p>
      <!--NEWS-->
      <text:h text:style-name="P10" text:outline-level="1">
<text:span text:style-name="T4">
在德国，北约最大的空军后卫历史2023年已经完成</text:span>
</text:h>
      <text:p text:style-name="P4">
作者: ['АРМІЯINFORM']</text:p>
      <text:p text:style-name="P4">
时间: 2023-06-23T40:00:00-04:00</text:p>
      <text:p text:style-name="P4">
描述: 在尼莫奇尼（Nimuccini）的泰特人（Nimuccini），北约北约·阿巴加亚尼（Nato Abchayani）空气中的尼比尔希（Nibilshi）结束了……与乌克兰2022年的战争，与乌克兰的最新新闻，今天与乌克兰2022年的新闻战争，今天与乌克兰的新闻战争，乌克兰和俄罗斯之间的战争会发生他们说，与乌克兰与乌克兰的战争在不久的将来是否会在不久的将来与乌克兰进行战争，他们说，与乌克兰的战争，今天的乌克兰新闻，乌克兰的新闻，乌克兰媒体在俄罗斯的乌克兰新闻</text:p>
      <text:p text:style-name="P4">
图片: ['<text:a xlink:type="simple" xlink:href="https://armyinform.com.ua/wp-content/uploads/2023/06/230615_air_defender_23_lechfeld_tesche_114-jr8vy2.jpg" text:style-name="Internet_20_link" text:visited-style-name="Visited_20_Internet_20_Link">
230615_air_defender_23_lechfeld_tesche_114-jr8vy2.jpg</text:a>
', '<text:a xlink:type="simple" xlink:href="https://armyinform.com.ua/wp-content/uploads/2023/06/230615_air_defender_23_lechfeld_tesche_028-wjdme1-150x150.jpg" text:style-name="Internet_20_link" text:visited-style-name="Visited_20_Internet_20_Link">
230615_air_defender_23_lechfeld_tesche_028-wjdme1-150x150.jpg</text:a>
', '<text:a xlink:type="simple" xlink:href="https://armyinform.com.ua/wp-content/uploads/2023/06/230613_air_defender_23_lechfeld_tesche_039-qdgef4-150x150.jpg" text:style-name="Internet_20_link" text:visited-style-name="Visited_20_Internet_20_Link">
230613_air_defender_23_lechfeld_tesche_039-qdgef4-150x150.jpg</text:a>
', '<text:a xlink:type="simple" xlink:href="https://armyinform.com.ua/wp-content/uploads/2023/06/230614_ad23_schrief_91i1835-oohbd3-150x150.jpg" text:style-name="Internet_20_link" text:visited-style-name="Visited_20_Internet_20_Link">
230614_ad23_schrief_91i1835-oohbd3-150x150.jpg</text:a>
']</text:p>
      <text:p text:style-name="P4">
标签: ['БАГАТОНАЦІОНАЛЬНІ НАВЧАННЯ', 'НАТО', 'НІМЕЧЧИНА']</text:p>
      <text:p text:style-name="P4">
类别: News</text:p>
      <!--METADATA-->
      <text:p text:style-name="P4">
<draw:frame draw:style-name="fr1" draw:name="Image277" text:anchor-type="as-char" svg:width="6.9236in" svg:height="4.615733in" draw:z-index="0">
<draw:image xlink:href="../Images/AРМІЯINFORM/2023-06-23T40-00-00-04-00/230615_air_defender_23_lechfeld_tesche_114-jr8vy2.jpg" xlink:type="simple" xlink:show="embed" xlink:actuate="onLoad" draw:mime-type="image/jpeg"/>
</draw:frame>
北约后卫23始于6月12日，以德国的北约历史领土结束。</text:p>
      <text:p text:style-name="P4">
关于它<text:a xlink:type="simple" xlink:href="http://4" text:style-name="Internet_20_link" text:visited-style-name="Visited_20_Internet_20_Link">
报告</text:a>
德国空军新闻服务在Twitter上。</text:p>
      <text:p text:style-name="P4">
声明说：“空军后卫23成为部署北约军事部队的最大训练，并向跨大西洋统一发出了明显的信号。”</text:p>
      <text:p text:style-name="Quotations">

<text:p text:style-name="P4">
死<text:a xlink:type="simple" xlink:href="https://twitter.com/hashtag/C27" text:style-name="Internet_20_link" text:visited-style-name="Visited_20_Internet_20_Link">
#c27</text:a>
&gt;
罗马尼亚空军的斯巴达人从&gt;
 [#airdefender23]飞行她的任务(https://twitter.com/hashtag/AirDefender23?src=hash&amp;ref_src=twsrc%5Etfw).&gt;
&gt;
 The <text:a xlink:type="simple" xlink:href="https://twitter.com/hashtag/C27" text:style-name="Internet_20_link" text:visited-style-name="Visited_20_Internet_20_Link">
#C27</text:a>
&gt;
罗马尼亚空军的斯巴达人在&gt;
 [#airdefender23]中飞行其任务(https://twitter.com/hashtag/AirDefender23?src=hash&amp;ref_src=twsrc%5Etfw)&gt;
来自Wunstorf。&gt;
 <text:a xlink:type="simple" xlink:href="https://twitter.com/MApNRomania" text:style-name="Internet_20_link" text:visited-style-name="Visited_20_Internet_20_Link">
@mapnromania</text:a>
&gt;
 <text:a xlink:type="simple" xlink:href="https://t.co/auo8W5l8yH" text:style-name="Internet_20_link" text:visited-style-name="Visited_20_Internet_20_Link">
pic.twitter.com/auo8w5l8yh</text:a>
&gt;
&gt;
  - 空军团队(@team_luftwaffe)<text:a xlink:type="simple" xlink:href="https://twitter.com/Team_Luftwaffe/status/1671913767519547403" text:style-name="Internet_20_link" text:visited-style-name="Visited_20_Internet_20_Link">
6月22日，&gt;
 2023年</text:a>
来自北约25个国家的近10,000名军人和250架飞机和直升机参加了大规模的演习。 他们与联盟空军和合作伙伴一起工作。 主要重点是参与国家之间合作的优化和扩展。 ****</text:p>

</text:p>
      <text:p text:style-name="P4">
<text:a xlink:type="simple" xlink:href="https://armyinform.com.ua/wp-content/uploads/2023/06/230615_air_defender_23_lechfeld_tesche_028-wjdme1.jpg" text:style-name="Internet_20_link" text:visited-style-name="Visited_20_Internet_20_Link">
!(Images/AРМІЯINFORM/2023-06-23T40-00-00-04-00/230615_air_defender_23_lechfeld_tesche_028-wjdme1-150x150.jpg)</text:a>
几乎所有的演习都是在德国领土上进行的，特别是在下萨克森，巴伐利亚和施莱斯辛 - 霍尔斯坦的空中。</text:p>
      <text:p text:style-name="P4">
<text:a xlink:type="simple" xlink:href="https://armyinform.com.ua/wp-content/uploads/2023/06/230613_air_defender_23_lechfeld_tesche_039-qdgef4.jpg" text:style-name="Internet_20_link" text:visited-style-name="Visited_20_Internet_20_Link">
!(Images/AРМІЯINFORM/2023-06-23T40-00-00-04-00/230613_air_defender_23_lechfeld_tesche_039-qdgef4-150x150.jpg)</text:a>
</text:p>
      <text:p text:style-name="P4">
<text:a xlink:type="simple" xlink:href="https://armyinform.com.ua/wp-content/uploads/2023/06/230614_ad23_schrief_91i1835-oohbd3.jpg" text:style-name="Internet_20_link" text:visited-style-name="Visited_20_Internet_20_Link">
<draw:frame draw:style-name="fr1" draw:name="Image278" text:anchor-type="as-char" svg:width="6.9236in" svg:height="6.9236in" draw:z-index="0">
<draw:image xlink:href="../Images/AРМІЯINFORM/2023-06-23T40-00-00-04-00/230614_ad23_schrief_91i1835-oohbd3-150x150.jpg" xlink:type="simple" xlink:show="embed" xlink:actuate="onLoad" draw:mime-type="image/jpeg"/>
</draw:frame>
</text:a>
</text:p>
      <text:p text:style-name="P4">
News Source: <text:a xlink:type="simple" xlink:href="https://armyinform.com.ua/2023/06/23/u-nimechchyni-zavershylys-najbilshi-v-istoriyi-nato-navchannya-aviacziyi-air-defender-2023/" text:style-name="Internet_20_link" text:visited-style-name="Visited_20_Internet_20_Link">
https://armyinform.com.ua/2023/06/23/u-nimechchyni-zavershylys-najbilshi-v-istoriyi-nato-navchannya-aviacziyi-air-defender-2023/</text:a>
</text:p>
      <!--NEWS-->
      <text:h text:style-name="P10" text:outline-level="1">
<text:span text:style-name="T4">
占领者未能向任何方向前进-Anna Malyar</text:span>
</text:h>
      <text:p text:style-name="P4">
作者: ['Григорій Мазур']</text:p>
      <text:p text:style-name="P4">
时间: 2023-06-23T42:00:00-04:00</text:p>
      <text:p text:style-name="P4">
描述: 乌克兰人的Zbroimi部队在Pivdni上积极进步...与乌克兰2022年的战争，与乌克兰的最新新闻，今天与乌克兰2022年的新闻战争，今天，乌克兰与俄罗斯和俄罗斯和俄罗斯和俄罗斯与俄罗斯与俄罗斯与俄罗斯和俄罗斯之间的战争将会当他们在不久的将来与乌克兰与乌克兰的战争在2022年与乌克兰的战争时，他们说，与乌克兰的战争，今天的乌克兰的战争，今天的乌克兰新闻，乌克兰媒体在俄罗斯的乌克兰新闻</text:p>
      <text:p text:style-name="P4">
图片: ['<text:a xlink:type="simple" xlink:href="https://armyinform.com.ua/wp-content/uploads/2023/03/ganna-malyar-fb.jpg" text:style-name="Internet_20_link" text:visited-style-name="Visited_20_Internet_20_Link">
ganna-malyar-fb.jpg</text:a>
']</text:p>
      <text:p text:style-name="P4">
标签: ['ВТОРГНЕННЯ РФ', 'ГАННА МАЛЯР', 'ЄДИНІ НОВИНИ']</text:p>
      <text:p text:style-name="P4">
类别: News</text:p>
      <!--METADATA-->
      <text:p text:style-name="P4">
<draw:frame draw:style-name="fr1" draw:name="Image279" text:anchor-type="as-char" svg:width="6.9236in" svg:height="4.61393in" draw:z-index="0">
<draw:image xlink:href="../Images/AРМІЯINFORM/2023-06-23T42-00-00-04-00/ganna-malyar-fb.jpg" xlink:type="simple" xlink:show="embed" xlink:actuate="onLoad" draw:mime-type="image/jpeg"/>
</draw:frame>
同时，随着乌克兰武装部队的行动，半日乌克兰的积极进攻行动增加了对员工敌对行动的强度。 敌人朝这个方向收紧了他的储备，并试图将我们的部队拆分。 最近，激烈的战斗持续了库皮斯克·塔利曼(Kupyansk Taliman)的指示。 统一新闻在Tele Scale的广播中报道了这一点。 但是，她指出，今天，由于乌克兰军队的勇敢行动，部门的进攻行动已经停止。</text:p>
      <ul>
        <li>
国防部长强调，敌人没有留下他的目标，即进入顿涅茨克和卢甘斯克地区的边界。  - 但是，占领者未能在巴赫穆特(Bakhmut)或阿夫迪夫斯基(Avdiivsky)，纳兹帕(Nazupan)和利曼(Liman)的指示前进。</li>
      </ul>
      <text:p text:style-name="P4">
安娜·玛丽亚尔(Anna Malyar)还告诉工作室，她刚从该国东部回来。她坚信我们部队的优势在于专业培训。 我们的武装部队在敌军数字吸引力的条件下来捍卫。 因此，否定了任何敌人的力量的动力和训练。</text:p>
      <text:p text:style-name="P4">
News Source: <text:a xlink:type="simple" xlink:href="https://armyinform.com.ua/2023/06/23/okupantam-ne-vdalosya-prosunutysya-vpered-na-zhodnomu-z-napryamkiv-ganna-malyar/" text:style-name="Internet_20_link" text:visited-style-name="Visited_20_Internet_20_Link">
https://armyinform.com.ua/2023/06/23/okupantam-ne-vdalosya-prosunutysya-vpered-na-zhodnomu-z-napryamkiv-ganna-malyar/</text:a>
</text:p>
      <!--NEWS-->
      <text:h text:style-name="P10" text:outline-level="1">
<text:span text:style-name="T4">
由于Dniep​​er右岸的Kakhovskaya水力发电站，仍有86座房屋被淹没</text:span>
</text:h>
      <text:p text:style-name="P4">
作者: ['АРМІЯINFORM']</text:p>
      <text:p text:style-name="P4">
时间: 2023-06-23T44:00:00-04:00</text:p>
      <text:p text:style-name="P4">
描述: 伤口上的村庄23蠕虫被Znizhennya Rivnya Derli的邮政洒满了NINES ...与乌克兰2022年的战争，与乌克兰的战争是今天的最新新闻，这是今天与乌克兰2022年的新闻战争，今天将有一场新闻。乌克兰与俄罗斯之间的战争，当2022年与乌克兰战争时，是否会在不久的将来与乌克兰进行战争，他们说，与乌克兰的战争，今天的乌克兰新闻，乌克兰的新闻，乌克兰的乌克兰媒体新闻</text:p>
      <text:p text:style-name="P4">
图片: ['<text:a xlink:type="simple" xlink:href="https://armyinform.com.ua/wp-content/uploads/2023/06/303ec098-933f-4741-85d8-f883a75615cd.jpg" text:style-name="Internet_20_link" text:visited-style-name="Visited_20_Internet_20_Link">
303ec098-933f-4741-85d8-f883a75615cd.jpg</text:a>
']</text:p>
      <text:p text:style-name="P4">
标签: ['КАХОВСЬКА ГЕС', 'КАХОВСЬКА ГЕС/ШТАБ INFO']</text:p>
      <text:p text:style-name="P4">
类别: News</text:p>
      <!--METADATA-->
      <text:p text:style-name="P4">
<draw:frame draw:style-name="fr1" draw:name="Image280" text:anchor-type="as-char" svg:width="6.9236in" svg:height="4.622144in" draw:z-index="0">
<draw:image xlink:href="../Images/AРМІЯINFORM/2023-06-23T44-00-00-04-00/303ec098-933f-4741-85d8-f883a75615cd.jpg" xlink:type="simple" xlink:show="embed" xlink:actuate="onLoad" draw:mime-type="image/jpeg"/>
</draw:frame>
说明性照片</text:p>
      <text:p text:style-name="P4">
截至6月23日上午，水位逐渐降低在8厘米处。(自一天开始以来，水平下降了2厘米).Підтоплено 3 населених пункти (86座房屋)在Dniep​​er河的右岸。</text:p>
      <text:p text:style-name="P4">
关于它<text:a xlink:type="simple" xlink:href="https://t.me/shtab_kakhovska_hes/1186" text:style-name="Internet_20_link" text:visited-style-name="Visited_20_Internet_20_Link">
报告</text:a>
消除Kakhovskaya水力发电站后果的总部。</text:p>
      <text:p text:style-name="P4">
自从第101号线和112行的工作开始以来，已收到2 094个公民的上诉。 最后，乌克兰救援人员从68个地窖和房屋中抽了21.2吨水，在作品开始时，从767座房屋和地窖里抽了21.7万吨水。已建立了26吨公民的水，超过了更多的水。开始了601吨。</text:p>
      <text:p text:style-name="P4">
News Source: <text:a xlink:type="simple" xlink:href="https://armyinform.com.ua/2023/06/23/vnaslidok-pidryvu-kahovskoyi-ges-na-pravomu-berezi-dnipra-zalyshayutsya-pidtoplenymy-86-budynkiv/" text:style-name="Internet_20_link" text:visited-style-name="Visited_20_Internet_20_Link">
https://armyinform.com.ua/2023/06/23/vnaslidok-pidryvu-kahovskoyi-ges-na-pravomu-berezi-dnipra-zalyshayutsya-pidtoplenymy-86-budynkiv/</text:a>
</text:p>
      <!--NEWS-->
      <text:h text:style-name="P10" text:outline-level="1">
<text:span text:style-name="T4">
俄罗斯联邦针对乌克兰国家安全的犯罪：已记录了17,000多起案件</text:span>
</text:h>
      <text:p text:style-name="P4">
作者: ['АРМІЯINFORM']</text:p>
      <text:p text:style-name="P4">
时间: 2023-06-23T46:00:00-04:00</text:p>
      <text:p text:style-name="P4">
描述: 乌克兰人的总检察官，关于哭泣的纪录片，出于...与乌克兰2022年的战争，与乌克兰与乌克兰的最新新闻战争，今天与乌克兰2022年的新闻战争，乌克兰和俄罗斯之间以及俄罗斯之间的战争，何时以及俄罗斯之间的战争，他们在2022年与乌克兰与乌克兰的战争，无论是否将在不久</text:p>
      <text:p text:style-name="P4">
图片: ['<text:a xlink:type="simple" xlink:href="https://armyinform.com.ua/wp-content/uploads/2023/06/warcrime-23062023ua.jpg" text:style-name="Internet_20_link" text:visited-style-name="Visited_20_Internet_20_Link">
warcrime-23062023ua.jpg</text:a>
']</text:p>
      <text:p text:style-name="P4">
标签: ['ВОЄННІ ЗЛОЧИНИ РФ', 'НАЦБЕЗПЕКА', 'ОФІС ГЕНПРОКУРОРА']</text:p>
      <text:p text:style-name="P4">
类别: News</text:p>
      <!--METADATA-->
      <text:p text:style-name="P4">
<draw:frame draw:style-name="fr1" draw:name="Image281" text:anchor-type="as-char" svg:width="6.9236in" svg:height="4.448413in" draw:z-index="0">
<draw:image xlink:href="../Images/AРМІЯINFORM/2023-06-23T46-00-00-04-00/warcrime-23062023ua.jpg" xlink:type="simple" xlink:show="embed" xlink:actuate="onLoad" draw:mime-type="image/jpeg"/>
</draw:frame>
乌克兰检察长办公室<text:a xlink:type="simple" xlink:href="https://www.gp.gov.ua/" text:style-name="Internet_20_link" text:visited-style-name="Visited_20_Internet_20_Link">
报告</text:a>
在俄罗斯对乌克兰的大规模侵略时期犯下的罪行。</text:p>
      <text:p text:style-name="P4">
<text:span text:style-name="T4">
截至6月23日</text:span>
注册：</text:p>
      <ul>
        <li>
95 035军事犯罪， * 17 249针对乌克兰国家安全的罪行。</li>
      </ul>
      <text:p text:style-name="P4">
此外，根据少年检察官的官方数据，<text:span text:style-name="T4">
 1518名因俄罗斯侵略而成为</text:span>
，其中：</text:p>
      <ul>
        <li>
490-儿童被杀， * 1028-儿童因严重程度的不同程度受伤。</li>
      </ul>
      <text:p text:style-name="P4">
该部门强调，这些数字不是最终的，因为在暂时占据的有形领土上的积极战斗场所的安装中继续进行工作。</text:p>
      <text:p text:style-name="P4">
News Source: <text:a xlink:type="simple" xlink:href="https://armyinform.com.ua/2023/06/23/zlochyny-rf-proty-naczbezpeky-ukrayiny-zafiksovano-ponad-17-tysyach-vypadkiv/" text:style-name="Internet_20_link" text:visited-style-name="Visited_20_Internet_20_Link">
https://armyinform.com.ua/2023/06/23/zlochyny-rf-proty-naczbezpeky-ukrayiny-zafiksovano-ponad-17-tysyach-vypadkiv/</text:a>
</text:p>
      <!--NEWS-->
      <text:h text:style-name="P10" text:outline-level="1">
<text:span text:style-name="T4">
乌克兰归还了51堕落后卫的尸体</text:span>
</text:h>
      <text:p text:style-name="P4">
作者: ['АРМІЯINFORM']</text:p>
      <text:p text:style-name="P4">
时间: 2023-06-23T48:00:00-04:00</text:p>
      <text:p text:style-name="P4">
描述: 乌克兰人的Sogodn已开始转到51 Oboronzi。 关于TSE Doldomlya ...与乌克兰2022年的战争，与乌克兰的最新新闻，今天与乌克兰的新闻战争2022年的《新闻战》，乌克兰和俄罗斯之间的战争以及2022年与乌克兰的战争将是一场战争，他们将与乌克兰发生战争，在不久的将来，他们说，今天与乌克兰的战争，今天的乌克兰新闻，乌克兰新闻，乌克兰媒体在俄罗斯</text:p>
      <text:p text:style-name="P4">
图片: ['<text:a xlink:type="simple" xlink:href="https://armyinform.com.ua/wp-content/uploads/2023/06/9fe3a18-446f6a6-opera-2022-11-22-112327-armyinform.com_.ua_.png" text:style-name="Internet_20_link" text:visited-style-name="Visited_20_Internet_20_Link">
9fe3a18-446f6a6-opera-2022-11-22-112327-armyinform.com_.ua_.png</text:a>
']</text:p>
      <text:p text:style-name="P4">
标签: ['ВІЙНА', 'МІНРЕІНТЕГРАЦІЇ', 'ПОВЕРНЕННЯ ТІЛ ЗАХИСНИКІВ']</text:p>
      <text:p text:style-name="P4">
类别: News</text:p>
      <!--METADATA-->
      <text:p text:style-name="P4">
<draw:frame draw:style-name="fr1" draw:name="Image282" text:anchor-type="as-char" svg:width="6.9236in" svg:height="3.883237in" draw:z-index="0">
<draw:image xlink:href="../Images/AРМІЯINFORM/2023-06-23T48-00-00-04-00/9fe3a18-446f6a6-opera-2022-11-22-112327-armyinform.com_.ua_.png" xlink:type="simple" xlink:show="embed" xlink:actuate="onLoad" draw:mime-type="image/png"/>
</draw:frame>
今天，有51名捍卫者被送回乌克兰。</text:p>
      <text:p text:style-name="P4">
关于它<text:a xlink:type="simple" xlink:href="https://t.me/minre_ua/3619" text:style-name="Internet_20_link" text:visited-style-name="Visited_20_Internet_20_Link">
报告</text:a>
重返社会部。</text:p>
      <text:p text:style-name="P4">
消息说：“遣返在乌克兰献出生命的军人尸体的遣返。”</text:p>
      <text:p text:style-name="P4">
重返社会部的归还乌克兰暂时占领领土的尸体被践踏。</text:p>
      <text:p text:style-name="P4">
应当指出的是，死去的乌克兰军方尸体的归来是对日内瓦公约规范的原因。</text:p>
      <text:p text:style-name="P4">
News Source: <text:a xlink:type="simple" xlink:href="https://armyinform.com.ua/2023/06/23/ukrayina-povernula-tila-51-poleglogo-zahysnyka/" text:style-name="Internet_20_link" text:visited-style-name="Visited_20_Internet_20_Link">
https://armyinform.com.ua/2023/06/23/ukrayina-povernula-tila-51-poleglogo-zahysnyka/</text:a>
</text:p>
      <!--NEWS-->
      <text:h text:style-name="P10" text:outline-level="1">
<text:span text:style-name="T4">
在利维夫（Lviv</text:span>
</text:h>
      <text:p text:style-name="P4">
作者: ['АРМІЯINFORM']</text:p>
      <text:p text:style-name="P4">
时间: 2023-06-23T49:00:00-04:00</text:p>
      <text:p text:style-name="P4">
描述: Yak Doldomlya是乌克兰的主权Prodordonna服务，LVIV是由Threshold Blok提出的...与乌克兰2022年的战争，与乌克兰的最新新闻，《与乌克兰2022年的新闻战争》，今天的战争，乌克兰和乌克兰之间的战争将会发生。俄罗斯，当与乌克兰的战争将在不久的将来与乌克兰战争时，今天与乌克兰的战争，今天与乌克兰的战争，今天的乌克兰新闻，乌克兰的乌克兰新闻在俄罗斯乌克兰媒体，将在俄罗斯举行</text:p>
      <text:p text:style-name="P4">
图片: ['<text:a xlink:type="simple" xlink:href="https://armyinform.com.ua/wp-content/uploads/2023/06/355642219_605707515001456_3798565429555437625_n.jpg" text:style-name="Internet_20_link" text:visited-style-name="Visited_20_Internet_20_Link">
355642219_605707515001456_3798565429555437625_n.jpg</text:a>
', '<text:a xlink:type="simple" xlink:href="https://armyinform.com.ua/wp-content/uploads/2023/06/354061401_605707421668132_291108941053519934_n-150x150.jpg" text:style-name="Internet_20_link" text:visited-style-name="Visited_20_Internet_20_Link">
354061401_605707421668132_291108941053519934_n-150x150.jpg</text:a>
', '<text:a xlink:type="simple" xlink:href="https://armyinform.com.ua/wp-content/uploads/2023/06/355322028_605707468334794_3170846608651545748_n-150x150.jpg" text:style-name="Internet_20_link" text:visited-style-name="Visited_20_Internet_20_Link">
355322028_605707468334794_3170846608651545748_n-150x150.jpg</text:a>
', '<text:a xlink:type="simple" xlink:href="https://armyinform.com.ua/wp-content/uploads/2023/06/353653719_605706335001574_6300619301735536283_n-150x150.jpg" text:style-name="Internet_20_link" text:visited-style-name="Visited_20_Internet_20_Link">
353653719_605706335001574_6300619301735536283_n-150x150.jpg</text:a>
', '<text:a xlink:type="simple" xlink:href="https://armyinform.com.ua/wp-content/uploads/2023/06/353646585_605707501668124_5761053907194043493_n-150x150.jpg" text:style-name="Internet_20_link" text:visited-style-name="Visited_20_Internet_20_Link">
353646585_605707501668124_5761053907194043493_n-150x150.jpg</text:a>
']</text:p>
      <text:p text:style-name="P4">
标签: ['STOPRUSSIA', 'АГРЕСІЯ РФ', 'ВІЙНА', 'ВТОРГНЕННЯ РФ', 'ГЕРОЇ АТО/ООС', 'ДЕРЖПРИКОРДОНСЛУЖБА']</text:p>
      <text:p text:style-name="P4">
类别: News</text:p>
      <!--METADATA-->
      <text:p text:style-name="P4">
<draw:frame draw:style-name="fr1" draw:name="Image283" text:anchor-type="as-char" svg:width="6.9236in" svg:height="4.84652in" draw:z-index="0">
<draw:image xlink:href="../Images/AРМІЯINFORM/2023-06-23T49-00-00-04-00/355642219_605707515001456_3798565429555437625_n.jpg" xlink:type="simple" xlink:show="embed" xlink:actuate="onLoad" draw:mime-type="image/jpeg"/>
</draw:frame>
如<text:a xlink:type="simple" xlink:href="https://www.facebook.com/DPSUkraine/posts/pfbid0agqEtp7PADiH4KesDHDcRQScSBJHwFiA2tmfnXd4z46Ko2uUU3uRgPL5SdL4W8SXl" text:style-name="Internet_20_link" text:visited-style-name="Visited_20_Internet_20_Link">
报告</text:a>
乌克兰国家边境部门在利维夫(Lviv)介绍了邮政“乌克兰英雄 - 边境警卫”的邮票。 它使边界的8名死亡捍卫者永生。 该品牌的救赎是由公共组织，边防警卫，地方当局和堕落英雄伊戈拉达什卡和罗马·加哈的家属的代表参加的。</text:p>
      <text:p text:style-name="P4">
在她的描绘中，八名边境捍卫者，2014  -  2023年乌克兰 - 俄罗斯战争的参与者，他们被死后接收最高的乌克兰国有州。</text:p>
      <text:p text:style-name="P4">
<text:a xlink:type="simple" xlink:href="https://armyinform.com.ua/wp-content/uploads/2023/06/354061401_605707421668132_291108941053519934_n.jpg" text:style-name="Internet_20_link" text:visited-style-name="Visited_20_Internet_20_Link">
!(Images/AРМІЯINFORM/2023-06-23T49-00-00-04-00/354061401_605707421668132_291108941053519934_n-150x150.jpg)</text:a>
</text:p>
      <text:p text:style-name="P4">
<text:a xlink:type="simple" xlink:href="https://armyinform.com.ua/wp-content/uploads/2023/06/355322028_605707468334794_3170846608651545748_n.jpg" text:style-name="Internet_20_link" text:visited-style-name="Visited_20_Internet_20_Link">
<draw:frame draw:style-name="fr1" draw:name="Image284" text:anchor-type="as-char" svg:width="6.9236in" svg:height="6.9236in" draw:z-index="0">
<draw:image xlink:href="../Images/AРМІЯINFORM/2023-06-23T49-00-00-04-00/355322028_605707468334794_3170846608651545748_n-150x150.jpg" xlink:type="simple" xlink:show="embed" xlink:actuate="onLoad" draw:mime-type="image/jpeg"/>
</draw:frame>
</text:a>
</text:p>
      <text:p text:style-name="P4">
<text:a xlink:type="simple" xlink:href="https://armyinform.com.ua/wp-content/uploads/2023/06/353653719_605706335001574_6300619301735536283_n.jpg" text:style-name="Internet_20_link" text:visited-style-name="Visited_20_Internet_20_Link">
<draw:frame draw:style-name="fr1" draw:name="Image285" text:anchor-type="as-char" svg:width="6.9236in" svg:height="6.9236in" draw:z-index="0">
<draw:image xlink:href="../Images/AРМІЯINFORM/2023-06-23T49-00-00-04-00/353653719_605706335001574_6300619301735536283_n-150x150.jpg" xlink:type="simple" xlink:show="embed" xlink:actuate="onLoad" draw:mime-type="image/jpeg"/>
</draw:frame>
</text:a>
</text:p>
      <text:p text:style-name="P4">
<text:a xlink:type="simple" xlink:href="https://armyinform.com.ua/wp-content/uploads/2023/06/353646585_605707501668124_5761053907194043493_n.jpg" text:style-name="Internet_20_link" text:visited-style-name="Visited_20_Internet_20_Link">
<draw:frame draw:style-name="fr1" draw:name="Image286" text:anchor-type="as-char" svg:width="6.9236in" svg:height="6.9236in" draw:z-index="0">
<draw:image xlink:href="../Images/AРМІЯINFORM/2023-06-23T49-00-00-04-00/353646585_605707501668124_5761053907194043493_n-150x150.jpg" xlink:type="simple" xlink:show="embed" xlink:actuate="onLoad" draw:mime-type="image/jpeg"/>
</draw:frame>
</text:a>
创建和实施该项目的想法属于拉瓦 - 鲁斯克市“行动中的社区”和“乌克兰边境”的公共组织的代表。 国家边境警卫队西部地区局的代表，JSC“ ukrposhta”的利沃夫局，公共人物，LVIV OVA的代表加入了该品牌。 勇士的艺术设计是乌克兰Volodymyr Stasenko的表演艺术家。</text:p>
      <text:p text:style-name="P4">
“在高级舞台的9年中，乌克兰的英雄获得了11个边境警卫。 不幸的是，八名乌克兰英雄被杀。 我希望泡沫邮票将得到其他执法机构的支持，”西部地区局长 - 参谋长Alexei Gavel说。在今天在LVIV举行的该品牌的西部，由公共组织，边防部队和地方部门代表的代表参加，邀请了堕落的英雄家族 - 伊戈尔·达什卡(Igor Dashka)和罗马·加赫(Roman Gakh)。</text:p>
      <text:p text:style-name="P4">
“感谢您记得我父亲为乌克兰的壮举。 谢谢爸爸，我可以在这里。 我相信乌克兰将是自由和独立的，”女儿伊戈尔·达什卡(Igor Dashka)玛丽亚(Maria)说。</text:p>
      <text:p text:style-name="P4">
商标的第一个流通将转移到死去的英雄家族中。</text:p>
      <text:p text:style-name="P4">
该品牌的价格将大约为一千hryvnias。 品牌生产的人际关系与从销售中获得的资金之间的差异是为购买前面的无人机和其他边防部队的其他需求而建立的。</text:p>
      <text:p text:style-name="P4">
News Source: <text:a xlink:type="simple" xlink:href="https://armyinform.com.ua/2023/06/23/u-lvovi-prezentuvaly-poshtovyj-blok-marok-geroyi-ukrayiny-prykordonnyky/" text:style-name="Internet_20_link" text:visited-style-name="Visited_20_Internet_20_Link">
https://armyinform.com.ua/2023/06/23/u-lvovi-prezentuvaly-poshtovyj-blok-marok-geroyi-ukrayiny-prykordonnyky/</text:a>
</text:p>
      <!--NEWS-->
      <text:h text:style-name="P10" text:outline-level="1">
<text:span text:style-name="T4">
Schleswig-Golstein将与Kherson地区建立团结</text:span>
</text:h>
      <text:p text:style-name="P4">
作者: ['АРМІЯINFORM']</text:p>
      <text:p text:style-name="P4">
时间: 2023-06-23T4:00:00-04:00</text:p>
      <text:p text:style-name="P4">
描述: 联邦土地Schlesves-Holstein与Khersonskoye地区的Little Partnership伙伴关系....与乌克兰2022年的战争，与乌克兰的最新新闻，今天与乌克兰的新闻战争，乌克兰2022年最后一次与乌克兰的新闻战争，乌克兰和俄罗斯之间的战争将发生战争随着乌克兰的发展，是否会在不久的将来与乌克兰进行战争，今天与乌克兰的战争，今天的乌克兰新闻，乌克兰的乌克兰新闻在俄罗斯的乌克兰媒体将在俄罗斯</text:p>
      <text:p text:style-name="P4">
图片: ['<text:a xlink:type="simple" xlink:href="https://armyinform.com.ua/wp-content/uploads/2023/06/64942983b1ba0164643797_730x410.jpg" text:style-name="Internet_20_link" text:visited-style-name="Visited_20_Internet_20_Link">
64942983b1ba0164643797_730x410.jpg</text:a>
']</text:p>
      <text:p text:style-name="P4">
标签: ['STOPRUSSIA', 'АГРЕСІЯ РФ', 'ВІЙНА', 'ВТОРГНЕННЯ РФ', 'МЗС', 'ХЕРСОНЩИНА', 'ШЛЕЗВІГ-ГОЛЬШТЕЙН']</text:p>
      <text:p text:style-name="P4">
类别: News</text:p>
      <!--METADATA-->
      <text:p text:style-name="P4">
<draw:frame draw:style-name="fr1" draw:name="Image287" text:anchor-type="as-char" svg:width="6.9236in" svg:height="3.900295in" draw:z-index="0">
<draw:image xlink:href="../Images/AРМІЯINFORM/2023-06-23T4-00-00-04-00/64942983b1ba0164643797_730x410.jpg" xlink:type="simple" xlink:show="embed" xlink:actuate="onLoad" draw:mime-type="image/jpeg"/>
</draw:frame>
Schleswig-Golstein的联邦土地将与Kherson地区建立团结伙伴关系。 这是在尼亚州土地部长丹尼尔·冈特(Daniel Gunter)的土地议会主席克里斯蒂娜·赫布斯特(Christina Herbst)宣布的，当时乌克兰在德国驻德国Alexei Makeev和汉堡伊利尼丁的乌克兰总领事在场。</text:p>
      <text:p text:style-name="P4">
自从俄罗斯入侵战争开始以来，施莱斯子益格 - 戈尔斯坦继续坚定地站在乌克兰。 从那以后，我们接受了近34,000名乌克兰人，其中包括现在上学的7,000多名儿童和年轻人。 160.乌克兰的教育学家在学校中为乌克兰人提供支持。”丹尼尔·冈特(Danel Gunter。</text:p>
      <text:p text:style-name="P4">
政府和施莱斯子 - 戈尔斯坦议会正在共同努力。 土地议会主席克里斯蒂娜·赫布斯特(Christina Herbst)说：“我们的联合和与乌克兰的多个合作伙伴关系在正确的时间发出了正确的信号。 俄罗斯为乌克兰人民带来了难以言喻的痛苦，我们欣赏文明世界的欧洲价值观和原则。 站在乌克兰，我们向赫尔森地区的居民发出了明确的信号，表明强者的权利不是可以接受的政治工具。”</text:p>
      <text:p text:style-name="P4">
在过去的几个月中，决定结束团结伙伴关系的决定源于密集的谈判，这是乌克兰Oleksiy Makeev和土地管理的一职。</text:p>
      <text:p text:style-name="P4">
在基利(Kili)的媒体联合方法中，亚历克西·马克维夫(Alexei Makeev)说：“联邦土地施莱斯昔格·戈尔斯坦(Schleswig-Golstein)和霍尔森地区(Kherson)地区之间的团结伙伴关系使德国北图克兰(North Tukrain South)之间双边关系的新页面变色。 这种伙伴关系为两个地区之间的经济，社会和文化交流提供了一个很好的基础，并发出了一个明确的信号：欧洲仍然像以前从未团结在一起。 我们接近一个!我要感谢总理丹尼尔·冈特(Daniel Gunter)的总统克里斯蒂尼·赫布斯特(Christini Herbst)为施莱兹维格·高尔斯坦(Schlezvig-Golstein)和赫森地区(Kherson)地区的居民做出了重要决定。 同时，我希望这种团结的新颖性很快将充满此类设计项目的有意义的想法。”赫特里(Gunteri)总理赫布斯特(Herbst)在与媒体沟通期间说，新联合和多个伙伴关系也基于与乌克兰总领事馆的密集合作。 在过去的几个月中，我们一直以一种信任的精神紧密工作。 “这种伙伴关系将随着时间的流逝而发展。 我们期待着这条路的联合延续。</text:p>
      <text:p text:style-name="P4">
丹尼尔·古恩特(DanielGünter)：“我们不会独自离开乌克兰的人们，我们将共同称，乌克兰很快就会和平。 然后可以重建该地区。 赫森地区的区别是强大的农业，广泛的工业和海上经济以及可再生能源的来源。 在这些领域，Schleswig-Golstein将支持和帮助他们的经验。”</text:p>
      <text:p text:style-name="P4">
<text:span text:style-name="T4">
来源：</text:span>
 <text:a xlink:type="simple" xlink:href="https://germany.mfa.gov.ua/news/shlezvig-golshtejn-uklade-solidarne-partnerstvo-z-hersonshchinoyu" text:style-name="Internet_20_link" text:visited-style-name="Visited_20_Internet_20_Link">
<text:span text:style-name="T5">
mzs</text:span>
</text:a>
</text:p>
      <text:p text:style-name="P4">
News Source: <text:a xlink:type="simple" xlink:href="https://armyinform.com.ua/2023/06/23/shlezvig-golshtejn-uklade-solidarne-partnerstvo-z-hersonshhynoyu/" text:style-name="Internet_20_link" text:visited-style-name="Visited_20_Internet_20_Link">
https://armyinform.com.ua/2023/06/23/shlezvig-golshtejn-uklade-solidarne-partnerstvo-z-hersonshhynoyu/</text:a>
</text:p>
      <!--NEWS-->
      <text:h text:style-name="P10" text:outline-level="1">
<text:span text:style-name="T4">
我们看不到ZPEP周围的辐射水平增加 - 白宫</text:span>
</text:h>
      <text:p text:style-name="P4">
作者: Ukrinform (Person)</text:p>
      <text:p text:style-name="P4">
出版商: Укринформ (Organization)</text:p>
      <text:p text:style-name="P4">
出版时间: 2023-06-23T4:15:00+03:00</text:p>
      <text:p text:style-name="P4">
修改时间: 2023-06-23T22:15:00+03:00</text:p>
      <text:p text:style-name="P4">
描述: 美国密切监视媒体报道，政治人物的声明以及Zaporizhhya NPP周围的情况的发展，无法确认提高发电厂辐射水平的迹象。  - 乌克林。</text:p>
      <text:p text:style-name="P4">
图片: ['<text:a xlink:type="simple" xlink:href="https://static.ukrinform.com/photos/2016_08/thumb_files/630_360_1472621188-8020.jpg" text:style-name="Internet_20_link" text:visited-style-name="Visited_20_Internet_20_Link">
630_360_14726...</text:a>
']</text:p>
      <text:p text:style-name="P4">
标签: ['Радіація', 'США', 'Запорізька АЕС', 'Війна з Росією']</text:p>
      <text:p text:style-name="P4">
类型: Article</text:p>
      <!--METADATA-->
      <text:p text:style-name="P4">
<draw:frame draw:style-name="fr1" draw:name="Image288" text:anchor-type="as-char" svg:width="6.9236in" svg:height="3.956343in" draw:z-index="0">
<draw:image xlink:href="../Images/yкринформ/2023-06-23T4-15-00-03-00/630_360_1472621188-8020.jpg" xlink:type="simple" xlink:show="embed" xlink:actuate="onLoad" draw:mime-type="image/jpeg"/>
</draw:frame>
结合仔细监视媒体报告，政客的陈述以及Zaporizhhya NPP周围情况的发展，现在无法确认发电厂的辐射水平的提高。</text:p>
      <text:p text:style-name="P4">
乌克林事物通讯员报道，美国安全委员会约翰·柯比(John Kirby)的代表在周五在白宫举行的简报中说。</text:p>
      <text:p text:style-name="P4">
“我们可以控制一些传感器<text:a xlink:type="simple" xlink:href="https://www.ukrinform.ua/tag-radiacia" text:style-name="Internet_20_link" text:visited-style-name="Visited_20_Internet_20_Link">
辐射</text:a>
白宫发言人说：“位于电厂中，我们目前尚未发现任何放射性水平都提高。”</text:p>
      <text:p text:style-name="P4">
他强调，美国继续监测组成的发展。</text:p>
      <text:p text:style-name="P4">
<text:span text:style-name="T4">
另请阅读：</text:span>
 <text:a xlink:type="simple" xlink:href="https://www.ukrinform.ua/rubric-ato/3726957-kislica-zaklikav-svit-serjozno-postavitisa-do-zagrozi-adernogo-teroru-na-zaes.html" text:style-name="Internet_20_link" text:visited-style-name="Visited_20_Internet_20_Link">
Kyslitsa敦促世界认真对待威胁恐怖的恐怖</text:a>
如[Ukrinform]报道(https://www.ukrinform.ua/rubric-ato/3726540-usi-hto-zaplusiv-oci-na-okupaciu-zaes-rosieu-fakticno-spriaut-teroru-zelenskij.html)周四，乌克兰沃迪米尔·泽伦斯基(Ukraine Volodymyr Zelensky)总统说，Zaporizhzhya NPP的全部职位迅速。 他强调，任何对俄罗斯占领的人实际上都会导致恐怖。</text:p>
      <text:p text:style-name="P4">
同时，NNEGC“ Energoatom”报告[水位略有下降(https://www.ukrinform.ua/rubric-economy/3726662-fiksuetsa-neznacne-znizenna-rivna-vodi-u-stavkuoholodzuvaci-zaes-energoatom.html) .</text:p>
      <text:p text:style-name="P4">
News Source: <text:a xlink:type="simple" xlink:href="https://www.ukrinform.ua/rubric-ato/3727005-ssa-ne-bacat-pidvisenna-rivna-radiacii-navkolo-zaes-bilij-dim.html" text:style-name="Internet_20_link" text:visited-style-name="Visited_20_Internet_20_Link">
https://www.ukrinform.ua/rubric-ato/3727005-ssa-ne-bacat-pidvisenna-rivna-radiacii-navkolo-zaes-bilij-dim.html</text:a>
</text:p>
      <!--NEWS-->
      <text:h text:style-name="P10" text:outline-level="1">
<text:span text:style-name="T4">
149个定居点每天开火</text:span>
</text:h>
      <text:p text:style-name="P4">
作者: ['АРМІЯINFORM']</text:p>
      <text:p text:style-name="P4">
时间: 2023-06-23T50:00:00-04:00</text:p>
      <text:p text:style-name="P4">
描述: Rosiyski -binge -Bie -Tie的最后一遍，9个地区的欺诈行为...与乌克兰2022年的战争，今天与乌克兰的最新新闻，今天与乌克兰的新闻战争，今天与乌克兰2022年上次与乌克兰进行战争，乌克兰与乌克兰之间的战争将发生俄罗斯，当他们在2022年与乌克兰的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6/545396cf-7747-46ac-a583-74d938fa7959.jpg" text:style-name="Internet_20_link" text:visited-style-name="Visited_20_Internet_20_Link">
545396cf-7747-46ac-a583-74d938fa7959.jpg</text:a>
']</text:p>
      <text:p text:style-name="P4">
标签: ['АГРЕСІЯ РФ', 'ВТОРГНЕННЯ РФ', 'ОБСТРІЛИ ІНФРАСТРУКТУРИ', 'ХРОНІКА ОБОРОНИ']</text:p>
      <text:p text:style-name="P4">
类别: News</text:p>
      <!--METADATA-->
      <text:p text:style-name="P4">
<draw:frame draw:style-name="fr1" draw:name="Image289" text:anchor-type="as-char" svg:width="6.9236in" svg:height="4.785835in" draw:z-index="0">
<draw:image xlink:href="../Images/AРМІЯINFORM/2023-06-23T50-00-00-04-00/545396cf-7747-46ac-a583-74d938fa7959.jpg" xlink:type="simple" xlink:show="embed" xlink:actuate="onLoad" draw:mime-type="image/jpeg"/>
</draw:frame>
在最后一天，俄罗斯占领军向乌克兰9地区的领土开火。</text:p>
      <text:p text:style-name="P4">
关于它<text:a xlink:type="simple" xlink:href="https://t.me/militarymediacenter/2333" text:style-name="Internet_20_link" text:visited-style-name="Visited_20_Internet_20_Link">
报告</text:a>
军事媒体中心。</text:p>
      <text:p text:style-name="P4">
从不同类型的武器(手榴弹发射器，砂浆，坦克，炮兵，RSSV，SPR，无人机，战略和战术航空)中，遭到袭击149居住和80个基础设施。</text:p>
      <text:p text:style-name="P4">
根据初步信息，平民中有受害者，受害者人数受到了加热。</text:p>
      <text:p text:style-name="P4">
News Source: <text:a xlink:type="simple" xlink:href="https://armyinform.com.ua/2023/06/23/149-naselenyh-punktiv-obstrilyala-rosarmiya-za-dobu/" text:style-name="Internet_20_link" text:visited-style-name="Visited_20_Internet_20_Link">
https://armyinform.com.ua/2023/06/23/149-naselenyh-punktiv-obstrilyala-rosarmiya-za-dobu/</text:a>
</text:p>
      <!--NEWS-->
      <text:h text:style-name="P10" text:outline-level="1">
<text:span text:style-name="T4">
世界银行和捐助者分配了额外的资金来恢复乌克兰</text:span>
</text:h>
      <text:p text:style-name="P4">
作者: ['АРМІЯINFORM']</text:p>
      <text:p text:style-name="P4">
时间: 2023-06-23T51:00:00-04:00</text:p>
      <text:p text:style-name="P4">
描述: 为了乌克兰的紧急情况，柴戈夫是大会上描述的布鲁·布洛（Bulo Bulo）列车。俄罗斯，当他们在2022年与乌克兰进行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2/05/svitovyj-bank.webp" text:style-name="Internet_20_link" text:visited-style-name="Visited_20_Internet_20_Link">
svitovyj-bank.webp</text:a>
']</text:p>
      <text:p text:style-name="P4">
标签: ['STOPRUSSIA', 'АГРЕСІЯ РФ', 'ВІЙНА', 'ВТОРГНЕННЯ РФ', 'МІНРЕІНТЕГРАЦІЇ']</text:p>
      <text:p text:style-name="P4">
类别: News</text:p>
      <!--METADATA-->
      <text:p text:style-name="P4">
<draw:frame draw:style-name="fr1" draw:name="Image290" text:anchor-type="as-char" svg:width="6.9236in" svg:height="3.894525in" draw:z-index="0">
<draw:image xlink:href="../ConvertedIMGs/AРМІЯINFORM/2023-06-23T51-00-00-04-00/svitovyj-bank.png" xlink:type="simple" xlink:show="embed" xlink:actuate="onLoad" draw:mime-type="image/png"/>
</draw:frame>
乌克兰政府与世界银行之间的另一个协议在伦敦恢复乌克兰的会议上签署了(乌克兰恢复会议).Йдеться про залучення додаткового кредитного фінансування у сумі 500 млндоларів США під гарантію Великої Британії. Про це повідомляє <text:a xlink:type="simple" xlink:href="https://minre.gov.ua/2023/06/22/krok-solidarnosti-z-ukrayinoyu-svitovyj-bank-i-donory-vydilyly-dodatkovi-koshty-na-vidnovlennya/" text:style-name="Internet_20_link" text:visited-style-name="Visited_20_Internet_20_Link">
Урядовийпортал</text:a>
.</text:p>
      <text:p text:style-name="P4">
Зазначені кошти є частиною додаткового фінансування проєкту «Підтримкадержавних видатків для забезпечення стійкого державного управління в Україні».Загальний обсяг асигнувань під гарантії Великобританії в межах цього проєктустановить 2 млрд доларів США.</text:p>
      <text:p text:style-name="P4">
Кошти будуть спрямовані на зарплати рятувальників та вчителів, виплату пенсій,підтримку малозабезпечених сімей, дітей з інвалідністю, внутрішньо переміщенихосіб, одиноких матерів, а також на оплату медичних послуг за програмоюмедичних гарантій.</text:p>
      <text:p text:style-name="P4">
Крім того, в межах Ukraine Recovery Conference були підписані меморандуми зЄвропейським банком реконструкції та розвитку (EBRD)支持乌克兰能源以6亿欧元的支持。 这些资金将由PJSC“ ukrhydroenergo”，NEC“ Ukrenergo”和NJSC Naftogaz收到。</text:p>
      <text:p text:style-name="P4">
特别是，EBRD将有助于恢复和现代化水力发电厂，提高其可靠性和效率。 卡科夫卡水库解放后，计划开发水力发电站的路线图。</text:p>
      <text:p text:style-name="P4">
News Source: <text:a xlink:type="simple" xlink:href="https://armyinform.com.ua/2023/06/23/krok-solidarnosti-z-ukrayinoyu-svitovyj-bank-i-donory-vydilyly-dodatkovi-koshty-na-vidnovlennya/" text:style-name="Internet_20_link" text:visited-style-name="Visited_20_Internet_20_Link">
https://armyinform.com.ua/2023/06/23/krok-solidarnosti-z-ukrayinoyu-svitovyj-bank-i-donory-vydilyly-dodatkovi-koshty-na-vidnovlennya/</text:a>
</text:p>
      <!--NEWS-->
      <text:h text:style-name="P10" text:outline-level="1">
<text:span text:style-name="T4">
国家安全局已为地方当局的代表进行了网络研究</text:span>
</text:h>
      <text:p text:style-name="P4">
作者: ['АРМІЯINFORM']</text:p>
      <text:p text:style-name="P4">
时间: 2023-06-23T52:00:00-04:00</text:p>
      <text:p text:style-name="P4">
描述: lvovi Zhzhspetszv'yazka的日子，用于Piditrimma Eu4digitalua，Sho fisnansuat，...与乌克兰2022年的战争，与乌克兰的最新新闻，今天与乌克兰2022年与乌克兰战争的战争，今天与乌克兰和乌克兰之间的战争，乌克兰和乌斯兰人之间的战争将是一场战争。他们说，与乌克兰在2022年将在不久的将来与乌克兰战争，他们说，今天与乌克兰的战争，今天的乌克兰新闻，乌克兰媒体在俄罗斯的乌克兰新闻</text:p>
      <text:p text:style-name="P4">
图片: ['<text:a xlink:type="simple" xlink:href="https://armyinform.com.ua/wp-content/uploads/2023/06/355135327_576395231338284_4254304211500390504_n.jpg" text:style-name="Internet_20_link" text:visited-style-name="Visited_20_Internet_20_Link">
355135327_576395231338284_4254304211500390504_n.jpg</text:a>
']</text:p>
      <text:p text:style-name="P4">
标签: ['CIREX', 'ДЕРЖСПЕЦЗВ’ЯЗКУ', 'КІБЕРНАВЧАННЯ']</text:p>
      <text:p text:style-name="P4">
类别: News</text:p>
      <!--METADATA-->
      <text:p text:style-name="P4">
<draw:frame draw:style-name="fr1" draw:name="Image291" text:anchor-type="as-char" svg:width="6.9236in" svg:height="3.923373in" draw:z-index="0">
<draw:image xlink:href="../Images/AРМІЯINFORM/2023-06-23T52-00-00-04-00/355135327_576395231338284_4254304211500390504_n.jpg" xlink:type="simple" xlink:show="embed" xlink:actuate="onLoad" draw:mime-type="image/jpeg"/>
</draw:frame>
前几天，在利维夫(Lviv)，由欧盟(EU)完成的EU4Digitalua项目的支持，在Cirex网络安全方面进行了培训。 网络。 勒索软件»。</text:p>
      <text:p text:style-name="P4">
关于它<text:a xlink:type="simple" xlink:href="https://www.facebook.com/dsszzi/posts/pfbid0qp1T1snHfQKA4Sz6omVuL5dZxvxsKNN2qqXxrJx1cumpbp1v9UMqUFic5VvvGbQNl" text:style-name="Internet_20_link" text:visited-style-name="Visited_20_Internet_20_Link">
报告</text:a>
乌克兰特殊传播和信息保护的国家服务。</text:p>
      <text:p text:style-name="P4">
如果以TTH格式进行(桌面练习或命令式练习)地方自治机构，地区军事和国家政府，特定国家沟通的地区单位的代表参加了会议。 总共约有40位来自Volyn，Ivano-Frankivsk，Transcarpathian，Lviv，Rivne，Rivne，Ternopil，Khmelnitsky，Chmelnitsky，Chernivtsi和其他地区的参与者。</text:p>
      <text:p text:style-name="P4">
参与者专注于讨论有关网络防御和传染性网络威胁的问题问题，并确定机制(勒索软件).</text:p>
      <text:p text:style-name="P4">
«Ворог постійно шукає слабкі місця у системі нашого кіберзахисту. І місцевіоргани влади — серед основних цілей російських хакерів. Тож сьогодні як ніколиважливо вміти ефективно і оперативно реагувати на кіберзагрози на всіх рівнях:не тільки на загальнодержавному, а й на регіональному, місцевому. Такінавчання — один із важливих кроків для посилення нашої кіберстійкості», —зазначив заступник голови Держспецзв’язку Олександр Потій.</text:p>
      <text:p text:style-name="P4">
Проведення таких навчань — це можливість заздалегідь перевірити, наскількипредставники різних інституцій, відповідальні за забезпечення кіберзахисту,готові до координації, співпраці, обміну інформацією під час реагування накібератаку. А також — можливість навчитися швидко оцінювати обстановку таухвалювати необхідні рішення задля усунення загрози.</text:p>
      <text:p text:style-name="P4">
За словами директора Департаменту кіберзахисту Держспецзв’язку ДанилаМялковського, «CIREX.CYBER.Ransomware» проведено з метою підвищення готовностів умовах симуляції кіберінциденту або кібератаки та оцінки спроможностей силкіберзахисту в реагуванні на них.</text:p>
      <text:p text:style-name="P4">
这是国家秘书处的第二场Cirex竞赛。 第一个<text:a xlink:type="simple" xlink:href="https://armyinform.com.ua/2023/04/04/derzhspeczzvyazku-vzyala-uchast-u-pyatydennomu-vorkshopi-z-kiberzahystu-dlya-praczivnykiv-pidpryyemstv-krytychnoyi-infrastruktury/" text:style-name="Internet_20_link" text:visited-style-name="Visited_20_Internet_20_Link">
发生</text:a>
4月，关键基础设施致力于关键基础设施的稳定性。 它们是根据网络安全和CISA基础设施保护的方法论建议开发的。 他们参加了能源部门。</text:p>
      <text:p text:style-name="P4">
News Source: <text:a xlink:type="simple" xlink:href="https://armyinform.com.ua/2023/06/23/derzhspeczzvyazku-provela-kibernavchannya-dlya-predstavnykiv-misczevyh-organiv-vlady/" text:style-name="Internet_20_link" text:visited-style-name="Visited_20_Internet_20_Link">
https://armyinform.com.ua/2023/06/23/derzhspeczzvyazku-provela-kibernavchannya-dlya-predstavnykiv-misczevyh-organiv-vlady/</text:a>
</text:p>
      <!--NEWS-->
      <text:h text:style-name="P10" text:outline-level="1">
<text:span text:style-name="T4">
平民支持中心应成为真正的协调站点-Irina Vereshchuk</text:span>
</text:h>
      <text:p text:style-name="P4">
作者: ['АРМІЯINFORM']</text:p>
      <text:p text:style-name="P4">
时间: 2023-06-23T53:00:00-04:00</text:p>
      <text:p text:style-name="P4">
描述: VICEPER'YR-MINISSTERKA IRINA VERESHCHUK从Zavodanni协调中心命运...与乌克兰2022年的战争，与乌克兰的最新新闻，今天与乌克兰2022年的新闻战争，今天上次与乌克兰2022年进行战争，乌克兰和俄罗斯之间的战争是否会发生战争他们说，与乌克兰与乌克兰的战争将在不久是否会在不久的将来与乌克兰战争，他们说，与乌克兰与乌克兰的战争，今天的乌克兰新闻，乌克兰的新闻，乌克兰媒体在俄罗斯的乌克兰新闻</text:p>
      <text:p text:style-name="P4">
图片: ['<text:a xlink:type="simple" xlink:href="https://armyinform.com.ua/wp-content/uploads/2023/06/biznes-dopomoha-armiia.jpg" text:style-name="Internet_20_link" text:visited-style-name="Visited_20_Internet_20_Link">
biznes-dopomoha-armiia.jpg</text:a>
']</text:p>
      <text:p text:style-name="P4">
标签: ['STOPRUSSIA', 'АГРЕСІЯ РФ', 'ВІЙНА', 'ВТОРГНЕННЯ РФ', 'МІНРЕІНТЕГРАЦІЇ']</text:p>
      <text:p text:style-name="P4">
类别: News</text:p>
      <!--METADATA-->
      <text:p text:style-name="P4">
<draw:frame draw:style-name="fr1" draw:name="Image292" text:anchor-type="as-char" svg:width="6.9236in" svg:height="4.84652in" draw:z-index="0">
<draw:image xlink:href="../Images/AРМІЯINFORM/2023-06-23T53-00-00-04-00/biznes-dopomoha-armiia.jpg" xlink:type="simple" xlink:show="embed" xlink:actuate="onLoad" draw:mime-type="image/jpeg"/>
</draw:frame>
说明性照片</text:p>
      <text:p text:style-name="P4">
Viceremier-Minister Irina Vereshchuk参加了基辅地区军事管理协调中心的协调中心。</text:p>
      <text:p text:style-name="P4">
这些中心的工作旨在解决社会保护问题，特别是住房和促进就业，提供社会心理，人道主义，医疗，法律援助等。</text:p>
      <text:p text:style-name="P4">
这些中心是领土社区，中央政府与国际和公共组织之间互动的工具。 他们协调向国内流离失所者，退伍军人提供多功能援助，向遭受俄罗斯侵略的同类公民提供。</text:p>
      <text:p text:style-name="P4">
例如，在LVIV地区，仅出于提供心理援助和康复的目的，才设法协调44个国际组织。</text:p>
      <text:p text:style-name="P4">
Irivoreshchuk强调说：“我们需要采取协调机制，并迅速应对挑战。因此，我们可以帮助任何遭受战争的人。”</text:p>
      <text:p text:style-name="P4">
迄今为止，在整个乌克兰已经成立了24个区域协调中心。</text:p>
      <text:p text:style-name="P4">
回想一下，在第一夫人埃琳娜·泽伦斯卡亚(Elena Zelenskaya)的倡议中，已经建立了平民支持的协调中心，以实施全乌克兰人的心理健康计划。</text:p>
      <text:p text:style-name="P4">
<text:span text:style-name="T4">
来源：</text:span>
 <text:a xlink:type="simple" xlink:href="https://minre.gov.ua/2023/06/22/czentry-pidtrymky-czyvilnogo-naselennya-mayut-staty-realnymy-koordynaczijnymy-majdanchykamy-iryna-vereshhuk/" text:style-name="Internet_20_link" text:visited-style-name="Visited_20_Internet_20_Link">
<text:span text:style-name="T5">
menrointegration</text:span>
</text:a>
</text:p>
      <text:p text:style-name="P4">
News Source: <text:a xlink:type="simple" xlink:href="https://armyinform.com.ua/2023/06/23/czentry-pidtrymky-czyvilnogo-naselennya-mayut-staty-realnymy-koordynaczijnymy-majdanchykamy-iryna-vereshhuk/" text:style-name="Internet_20_link" text:visited-style-name="Visited_20_Internet_20_Link">
https://armyinform.com.ua/2023/06/23/czentry-pidtrymky-czyvilnogo-naselennya-mayut-staty-realnymy-koordynaczijnymy-majdanchykamy-iryna-vereshhuk/</text:a>
</text:p>
      <!--NEWS-->
      <text:h text:style-name="P10" text:outline-level="1">
<text:span text:style-name="T4">
在大学问题之际，Volodymyr Zelenskyy参加了事件中的视频会议模式</text:span>
</text:h>
      <text:p text:style-name="P4">
作者: ['АРМІЯINFORM']</text:p>
      <text:p text:style-name="P4">
时间: 2023-06-23T54:00:00-04:00</text:p>
      <text:p text:style-name="P4">
描述: 乌克兰沃迪米尔Zelensky总统Zelensky命运在WIR罪中的政权...与乌克兰2022年的战争，与乌克兰与乌克兰的最新新闻战争，与乌克兰2022年的新闻战争最后一次，乌克兰和俄罗斯之间以及俄罗斯之间的战争，什么时候与乌克兰与乌克兰的战争将是不可行</text:p>
      <text:p text:style-name="P4">
图片: ['<text:a xlink:type="simple" xlink:href="https://armyinform.com.ua/wp-content/uploads/2023/06/e00dcd8030be6899eb7a97c3d809ac64_1687510108_extra_large.jpeg" text:style-name="Internet_20_link" text:visited-style-name="Visited_20_Internet_20_Link">
e00dcd8030be6899eb7a97c3d809ac64_1687510108_extra_large.jpeg</text:a>
', '<text:a xlink:type="simple" xlink:href="https://armyinform.com.ua/wp-content/uploads/2023/06/649759bd44740f28c3378f487b96cde0_1687510105_extra_large.jpeg" text:style-name="Internet_20_link" text:visited-style-name="Visited_20_Internet_20_Link">
649759bd44740f28c3378f487b96cde0_1687510105_extra_large.jpeg</text:a>
']</text:p>
      <text:p text:style-name="P4">
标签: ['STOPRUSSIA', 'ВОЛОДИМИР ЗЕЛЕНСЬКИЙ']</text:p>
      <text:p text:style-name="P4">
类别: News</text:p>
      <!--METADATA-->
      <text:p text:style-name="P4">
<draw:frame draw:style-name="fr1" draw:name="Image293" text:anchor-type="as-char" svg:width="6.9236in" svg:height="4.604691in" draw:z-index="0">
<draw:image xlink:href="../Images/AРМІЯINFORM/2023-06-23T54-00-00-04-00/e00dcd8030be6899eb7a97c3d809ac64_1687510108_extra_large.jpeg" xlink:type="simple" xlink:show="embed" xlink:actuate="onLoad" draw:mime-type="image/jpeg"/>
</draw:frame>
乌克兰沃罗迪米尔·泽伦斯基(Volodymyr Zelensky)总裁在下一期高级军事教育机构的官员之际参加了视频会议模式。</text:p>
      <text:p text:style-name="P4">
今年有超过一千人毕业。</text:p>
      <text:p text:style-name="P4">
国家元首分别向每所大学的毕业生致意：伊万·科兹德布·哈尔基夫国立空军大学，国立技术大学军事坦克部队“哈尔基夫波兰研究所”，基夫国立军事学院，以塔拉斯·谢夫琴科的名字命名思想的信息。国立生物大学的准备和乌克兰的自然使用。</text:p>
      <text:p text:style-name="P4">
总统转向毕业生，他们强调他们做出了自己的命运的重要选择 - 这是对乌克兰和对国家服务的保护。</text:p>
      <text:p text:style-name="P4">
“无论性别，年龄和地位如何，都使每个人成为唯一的整体军队的有意识选择。 将军，军官，中士，士兵，学员。 你们中的许多人都参与了东方的专业，并拥有适当的战斗经验。 从大规模战争的最初几个小时开始，您与教学人员一起携带武器，加强了武装部队的部队，勇敢地为乌克兰站起来。</text:p>
      <text:p text:style-name="P4">
国家元首强调，研究的最后几年已经成为当今毕业生最困难，最命运的。 但是，尽管与俄罗斯的全面入侵相关的所有挑战，但如今，乌克兰武装部队的官员仍在向官员进行体面的补给。</text:p>
      <text:p text:style-name="P4">
<draw:frame draw:style-name="fr1" draw:name="Image294" text:anchor-type="as-char" svg:width="6.9236in" svg:height="4.604691in" draw:z-index="0">
<draw:image xlink:href="../Images/AРМІЯINFORM/2023-06-23T54-00-00-04-00/649759bd44740f28c3378f487b96cde0_1687510105_extra_large.jpeg" xlink:type="simple" xlink:show="embed" xlink:actuate="onLoad" draw:mime-type="image/jpeg"/>
</draw:frame>
总统还听到了上述高级军事机构的负责人的报道。</text:p>
      <text:p text:style-name="P4">
Volodymyr Zelensky感谢老师和工人为官员的准备，他们的学生获得和知识所获得的经验和知识。</text:p>
      <text:p text:style-name="P4">
“昨天他们是学员，他们很快就会成为军官，明天将进入我国国防军的行列，其他人将继续教学，以便后来获得硕士学位，也可以补充Lavi -Ukrainian军队，”国家元首说。“所以 - 毫无疑问 - 有一件可以使每个人都团结起来的东西。 这是一次胜利。 在去找她的路上，乌克兰，现代，她的记忆。”总统强调。</text:p>
      <text:p text:style-name="P4">
与会者为了纪念所有为乌克兰献出生命的人而沉默了一刻。</text:p>
      <text:p text:style-name="P4">
他毕业于伊瓦诺科兹·哈尔基夫国立空军大学，他是高等军事教育机构的毕业生的反恐怖主义行动和辩护的参与者，他为州首长打扮。</text:p>
      <text:p text:style-name="P4">
“我们都清楚地了解了乌克兰的武装力量的命运和负责任的任务，这对每个战士来说都是一个伟大的历史使命，这是我们每个战争中的每个战士。 我们向整个乌克兰人民和您保证作为最高司令，我们将值得我们荣耀乌克兰士兵的荣耀，我们将坚定地捍卫我们的祖国。 让我们从敌人那里腾出乌克兰土地!我们会赢!”  - 斯坦尼斯拉夫索沃克说。</text:p>
      <text:p text:style-name="P4">
德雷洛：<text:a xlink:type="simple" xlink:href="https://www.president.gov.ua/news/volodimir-zelenskij-uzyav-uchast-u-rezhimi-videokonferenciyi-83765" text:style-name="Internet_20_link" text:visited-style-name="Visited_20_Internet_20_Link">
乌克兰总统的官方互联网代表</text:a>
</text:p>
      <text:p text:style-name="P4">
News Source: <text:a xlink:type="simple" xlink:href="https://armyinform.com.ua/2023/06/23/volodymyr-zelenskyj-uzyav-uchast-u-rezhymi-videokonferencziyi-v-zahodah-z-nagody-vypusku-oficzeriv-vyshhyh-vijskovyh-navchalnyh-zakladiv/" text:style-name="Internet_20_link" text:visited-style-name="Visited_20_Internet_20_Link">
https://armyinform.com.ua/2023/06/23/volodymyr-zelenskyj-uzyav-uchast-u-rezhymi-videokonferencziyi-v-zahodah-z-nagody-vypusku-oficzeriv-vyshhyh-vijskovyh-navchalnyh-zakladiv/</text:a>
</text:p>
      <!--NEWS-->
      <text:h text:style-name="P10" text:outline-level="1">
<text:span text:style-name="T4">
任何紧急镇静的安全规则！</text:span>
</text:h>
      <text:p text:style-name="P4">
作者: ['АРМІЯINFORM']</text:p>
      <text:p text:style-name="P4">
时间: 2023-06-23T55:00:00-04:00</text:p>
      <text:p text:style-name="P4">
描述: 那些萨玛（Sama）凝视着现场，Yaki Shchel并不愚蠢。 Panika就是这种恐惧 - 对那些正在与乌克兰战争的人，与乌克兰的战争，今日与乌克兰的最新消息，与乌克兰2022年的新闻战争，今天，乌克兰和俄罗斯之间的战争是否会发生战争，当时与乌克兰战争时他们说，在2022年，是否会在不久的将来与乌克兰进行战争</text:p>
      <text:p text:style-name="P4">
图片: ['<text:a xlink:type="simple" xlink:href="https://armyinform.com.ua/wp-content/uploads/2023/06/355506546_684366547050898_7446173349406475401_n.jpg" text:style-name="Internet_20_link" text:visited-style-name="Visited_20_Internet_20_Link">
355506546_684366547050898_7446173349406475401_n.jpg</text:a>
']</text:p>
      <text:p text:style-name="P4">
标签: ['STOPRUSSIA', 'АГРЕСІЯ РФ', 'ВІЙНА', 'ВТОРГНЕННЯ РФ', 'МОЗ УКРАЇНИ']</text:p>
      <text:p text:style-name="P4">
类别: News</text:p>
      <!--METADATA-->
      <text:p text:style-name="P4">
尚未发生的情况也适用。 恐慌和恐惧是那种敌人。</text:p>
      <text:p text:style-name="P4">
今天在演讲中，泽伦斯基总统没有说任何新的话。</text:p>
      <text:p text:style-name="P4">
俄罗斯是一个恐怖主义国家，从那里，也可以从带手榴弹的猴子那里想到任何事情。 威胁曾经是和将来，直到我们最终不会获胜。</text:p>
      <text:p text:style-name="P4">
但是，您需要准备好。 总是和一切。 因此，我们与您分享辐射危险的基本安全部门。</text:p>
      <text:p text:style-name="P4">
<draw:frame draw:style-name="fr1" draw:name="Image295" text:anchor-type="as-char" svg:width="6.9236in" svg:height="9.791124in" draw:z-index="0">
<draw:image xlink:href="../Images/AРМІЯINFORM/2023-06-23T55-00-00-04-00/355506546_684366547050898_7446173349406475401_n.jpg" xlink:type="simple" xlink:show="embed" xlink:actuate="onLoad" draw:mime-type="image/jpeg"/>
</draw:frame>
<text:span text:style-name="T4">
 P.S. 仅在发生事故发生的情况下，预防IODA需要。 碘化对身体有毒，不提前“不起作用”。</text:span>
</text:p>
      <text:p text:style-name="P4">
<text:span text:style-name="T4">
再次：不要惊慌或采取不良建议的步骤。</text:span>
</text:p>
      <text:p text:style-name="P4">
<text:span text:style-name="T4">
来源：</text:span>
 <text:a xlink:type="simple" xlink:href="https://www.facebook.com/moz.ukr/posts/pfbid0r4CsLzFtWWhKg5Gnzf9faCFnhHz2wnVU4i625hH3Tm2vQDXYwpcHu2CNmKJLuLTnl" text:style-name="Internet_20_link" text:visited-style-name="Visited_20_Internet_20_Link">
<text:span text:style-name="T5">
mozraine</text:span>
</text:a>
</text:p>
      <text:p text:style-name="P4">
News Source: <text:a xlink:type="simple" xlink:href="https://armyinform.com.ua/2023/06/23/pershe-pravylo-bezpeky-u-bud-yakij-nadzvychajnij-sytuacziyi-zberigajte-spokij/" text:style-name="Internet_20_link" text:visited-style-name="Visited_20_Internet_20_Link">
https://armyinform.com.ua/2023/06/23/pershe-pravylo-bezpeky-u-bud-yakij-nadzvychajnij-sytuacziyi-zberigajte-spokij/</text:a>
</text:p>
      <!--NEWS-->
      <text:h text:style-name="P10" text:outline-level="1">
<text:span text:style-name="T4">
占领者袭击了霍森的运输基础设施 - 调查启动了</text:span>
</text:h>
      <text:p text:style-name="P4">
作者: ['АРМІЯINFORM']</text:p>
      <text:p text:style-name="P4">
时间: 2023-06-23T56:00:00-04:00</text:p>
      <text:p text:style-name="P4">
描述: 对于Rozdochatovo的Khersonskoye检察官的所有专有的Kerivnitva ...与2022年与乌克兰的战争，与乌克兰的战争是今天的最新消息，这是与乌克兰2022年的新闻战争，今天是乌克兰和俄罗斯之间的最后一场战争，将在乌克兰和俄罗斯之间发生战争当与乌克兰的战争将在2022年或将要么会有或将要么会发生，要么是乌克兰，他们会在不久的将来与乌克兰战争，他们说，与乌克兰的战争今天，乌克兰新闻，乌克兰新闻，乌克兰新闻俄罗斯的媒体</text:p>
      <text:p text:style-name="P4">
图片: ['<text:a xlink:type="simple" xlink:href="https://armyinform.com.ua/wp-content/uploads/2023/06/photo_2023-06-23_12-05-54.jpg" text:style-name="Internet_20_link" text:visited-style-name="Visited_20_Internet_20_Link">
photo_2023-06-23_12-05-54.jpg</text:a>
']</text:p>
      <text:p text:style-name="P4">
标签: ['STOPRUSSIA']</text:p>
      <text:p text:style-name="P4">
类别: News</text:p>
      <!--METADATA-->
      <text:p text:style-name="P4">
<draw:frame draw:style-name="fr1" draw:name="Image296" text:anchor-type="as-char" svg:width="6.9236in" svg:height="5.667849in" draw:z-index="0">
<draw:image xlink:href="../Images/AРМІЯINFORM/2023-06-23T56-00-00-04-00/photo_2023-06-23_12-05-54.jpg" xlink:type="simple" xlink:show="embed" xlink:actuate="onLoad" draw:mime-type="image/jpeg"/>
</draw:frame>
在赫尔森地区检察官办公室的程序领导下，对违反法律和习俗的事实进行了调查(《乌克兰刑法》第438条的第2部分).</text:p>
      <text:p text:style-name="P4">
Про це <text:a xlink:type="simple" xlink:href="https://t.me/pgo_gov_ua" text:style-name="Internet_20_link" text:visited-style-name="Visited_20_Internet_20_Link">
повідомляє</text:a>
检察长办公室。</text:p>
      <text:p text:style-name="P4">
“根据调查，2023年6月23日，大约10:20，来自吉尔森地区临时加热领土的占领者从炮兵区域中心开火。</text:p>
      <text:p text:style-name="P4">
由于看到了运输基础设施 - 一家手推车企业，受伤与生活不符，两名员工收到了。 牺牲者受伤，住院。”信息写道。</text:p>
      <text:p text:style-name="P4">
正在采取优先措施来记录乌克兰 - 侵略者军队犯下的罪行。</text:p>
      <text:p text:style-name="P4">
News Source: <text:a xlink:type="simple" xlink:href="https://armyinform.com.ua/2023/06/23/okupanty-vdaryly-po-transportnij-infrastrukturi-hersona-rozpochato-rozsliduvannya/" text:style-name="Internet_20_link" text:visited-style-name="Visited_20_Internet_20_Link">
https://armyinform.com.ua/2023/06/23/okupanty-vdaryly-po-transportnij-infrastrukturi-hersona-rozpochato-rozsliduvannya/</text:a>
</text:p>
      <!--NEWS-->
      <text:h text:style-name="P10" text:outline-level="1">
<text:span text:style-name="T4">
关于俄罗斯 - 乌克兰战争的25多个退伍军人版本将在XI书籍阿森纳介绍</text:span>
</text:h>
      <text:p text:style-name="P4">
作者: ['АРМІЯINFORM']</text:p>
      <text:p text:style-name="P4">
时间: 2023-06-23T57:00:00-04:00</text:p>
      <text:p text:style-name="P4">
描述: HIM节的PID小时“ Arsenal”，Sho在Kiyvi上传球22-25 ...与乌克兰2022年的战争，与乌克兰的最新新闻，今天与乌克兰2022年的新闻战争，乌克兰和俄罗斯之间的战争将发生战争当2022年与乌克兰与乌克兰的战争将在不久的将来与乌克兰发生战争，《与乌克兰与乌克兰的战争》，《今日乌克兰新闻》，乌克兰的新闻，乌克兰媒体的俄罗斯媒体</text:p>
      <text:p text:style-name="P4">
图片: ['<text:a xlink:type="simple" xlink:href="https://armyinform.com.ua/wp-content/uploads/2023/06/knyzhkovyj-arsenal_25-vydan.jpg" text:style-name="Internet_20_link" text:visited-style-name="Visited_20_Internet_20_Link">
knyzhkovyj-arsenal_25-vydan.jpg</text:a>
']</text:p>
      <text:p text:style-name="P4">
标签: ['STOPRUSSIA', 'АГРЕСІЯ РФ', 'ВІЙНА', 'ВТОРГНЕННЯ РФ', 'МІНВЕТЕРАНІВ']</text:p>
      <text:p text:style-name="P4">
类别: News</text:p>
      <!--METADATA-->
      <text:p text:style-name="P4">
<draw:frame draw:style-name="fr1" draw:name="Image297" text:anchor-type="as-char" svg:width="6.9236in" svg:height="4.615733in" draw:z-index="0">
<draw:image xlink:href="../Images/AРМІЯINFORM/2023-06-23T57-00-00-04-00/knyzhkovyj-arsenal_25-vydan.jpg" xlink:type="simple" xlink:show="embed" xlink:actuate="onLoad" draw:mime-type="image/jpeg"/>
</draw:frame>
在6月22日至25日在基辅举行的XI国际著作《阿森纳音乐节》中，将在博览会空间上进行有关俄罗斯 - 乌克兰战争的特别部分。 退伍军人文学将直接由其作者向乌克兰退伍军人部提供帮助。</text:p>
      <text:p text:style-name="P4">
这些将是有关军事和平民，志愿者，证人以及退伍军人出版的书籍的书籍，只有120多个出版物。 其中25多个是战争退伍军人的居民作者。</text:p>
      <text:p text:style-name="P4">
提出版本的主题将是2014年的俄罗斯 - 乌克兰战争以及与全面的俄罗斯入侵有关的事件：纪录片，艺术散文，诗歌，职业证词，相互作用的证词，相册，相册等。</text:p>
      <text:p text:style-name="P4">
其中 - 彼得·舍比纳(Peter Shcherbina)，“纳瓦(Nava)”。 。</text:p>
      <text:p text:style-name="P4">
该部分还将有关于一场战争的儿童文献，该文献有助于支持儿童并在当今事件中形成世界观。</text:p>
      <text:p text:style-name="P4">
“阿森纳将介绍的退伍军人书籍是新的乌克兰民族遗产，将在下一本可能学习。 资深主题已经是现代文学的强大方向。 我希望阅读这些文献，以便将其转化为其他程序，世界上的人们了解乌克兰的事件和我们胜利的价格。</text:p>
      <text:p text:style-name="P4">
您可以熟悉资深文学作品，并在B4节“俄罗斯 - 乌克兰战争的书”中购买，该书将位于艺术武器之翼左侧的第1阶段附近。 今年，本节的运营商是Skipartners-市政书店“书籍书”。</text:p>
      <text:p text:style-name="P4">
此外，在6月23日至25日，该地点将能够与资深文学作者和出版商的代表，特别是Tatiana Pylypets，Alexander Solonko，Mariaminyalo，Andriy Permyakov等直接参与无人机。</text:p>
      <text:p text:style-name="P4">
因此，我们邀请所有人参观习近平国际图书军节，并提醒您，对于敌对行动的参与者，军人，受害者的家庭成员是免费的!</text:p>
      <text:p text:style-name="P4">
News Source: <text:a xlink:type="simple" xlink:href="https://armyinform.com.ua/2023/06/23/na-hi-knyzhkovomu-arsenali-za-spryyannya-minveteraniv-budut-predstavleni-ponad-25-veteranskyh-vydan-pro-rosijsko-ukrayinsku-vijnu/" text:style-name="Internet_20_link" text:visited-style-name="Visited_20_Internet_20_Link">
https://armyinform.com.ua/2023/06/23/na-hi-knyzhkovomu-arsenali-za-spryyannya-minveteraniv-budut-predstavleni-ponad-25-veteranskyh-vydan-pro-rosijsko-ukrayinsku-vijnu/</text:a>
</text:p>
      <!--NEWS-->
      <text:h text:style-name="P10" text:outline-level="1">
<text:span text:style-name="T4">
乌克兰理事会的出现 - 北约将提高与联盟互动的有效性-Alexei Reznikov</text:span>
</text:h>
      <text:p text:style-name="P4">
作者: ['АРМІЯINFORM']</text:p>
      <text:p text:style-name="P4">
时间: 2023-06-23T58:00:00-04:00</text:p>
      <text:p text:style-name="P4">
描述: 我可以，格式“拉达乌克兰 - 纳托”来到了Zavodanni Komi的蛇 - 这是...与乌克兰2022年的战争，与乌克兰与乌克兰的最新新闻，今天与乌克兰2022年的新闻战争，今天，将在今天发生战争乌克兰和俄罗斯以及2022年与乌克兰战争时，是否会在不久的将来与乌克兰战争，他们说，与乌克兰的战争，今天的乌克兰新闻，乌克兰的新闻，乌克兰媒体的乌克兰新闻</text:p>
      <text:p text:style-name="P4">
图片: ['<text:a xlink:type="simple" xlink:href="https://armyinform.com.ua/wp-content/uploads/2023/02/reznikov-04-1.jpg" text:style-name="Internet_20_link" text:visited-style-name="Visited_20_Internet_20_Link">
reznikov-04-1.jpg</text:a>
']</text:p>
      <text:p text:style-name="P4">
标签: ['НАТО', 'ОЛЕКСІЙ РЕЗНІКОВ', 'ОФІЦІЙНО', 'УКРАЇНА – НАТО']</text:p>
      <text:p text:style-name="P4">
类别: News</text:p>
      <!--METADATA-->
      <text:p text:style-name="P4">
<draw:frame draw:style-name="fr1" draw:name="Image298" text:anchor-type="as-char" svg:width="6.9236in" svg:height="4.615733in" draw:z-index="0">
<draw:image xlink:href="../Images/AРМІЯINFORM/2023-06-23T58-00-00-04-00/reznikov-04-1.jpg" xlink:type="simple" xlink:show="embed" xlink:actuate="onLoad" draw:mime-type="image/jpeg"/>
</draw:frame>
乌克兰国防部Alexei Reznikov</text:p>
      <text:p text:style-name="P4">
乌克兰理事会的格式预计将取代乌克兰委员会的会议 - 北约的国防部长级别，其中最后一位是在上周在布鲁塞尔举行的。</text:p>
      <text:p text:style-name="P4">
关于它<text:a xlink:type="simple" xlink:href="https://t.me/militarymediacenter/2335" text:style-name="Internet_20_link" text:visited-style-name="Visited_20_Internet_20_Link">
报告</text:a>
军事媒体中心。</text:p>
      <text:p text:style-name="P4">
乌克兰乌克兰·阿列克谢·雷兹尼科夫(Alexei Reznikov)国防部长说：“我相信这将会发生，我认为将在和解的峰会上被宣布。”</text:p>
      <text:p text:style-name="P4">
他补充说，在这种条件下，乌克兰将与全能者的成员相同，并有权提出问题，将其包括在议程中，讨论，参与子委员会的工作，小组委员会。</text:p>
      <text:p text:style-name="P4">
在与联盟互动的新格式的优势中，Alexei Reznikov还标志着收购了北约国防部长至少参加两次年度扣除的权利。</text:p>
      <text:p text:style-name="P4">
部长强调说：“这增加了更多的主观性，因此，这将使我们能够与北约合作更有效。”</text:p>
      <text:p text:style-name="P4">
News Source: <text:a xlink:type="simple" xlink:href="https://armyinform.com.ua/2023/06/23/poyava-formatu-rada-ukrayina-nato-pidvyshhyt-efektyvnist-vzayemodiyi-z-alyansom-oleksij-reznikov/" text:style-name="Internet_20_link" text:visited-style-name="Visited_20_Internet_20_Link">
https://armyinform.com.ua/2023/06/23/poyava-formatu-rada-ukrayina-nato-pidvyshhyt-efektyvnist-vzayemodiyi-z-alyansom-oleksij-reznikov/</text:a>
</text:p>
      <!--NEWS-->
      <text:h text:style-name="P10" text:outline-level="1">
<text:span text:style-name="T4">
敌人将基本努力集中在四个方向上</text:span>
</text:h>
      <text:p text:style-name="P4">
作者: ['АРМІЯINFORM']</text:p>
      <text:p text:style-name="P4">
时间: 2023-06-23T59:00:00-04:00</text:p>
      <text:p text:style-name="P4">
描述: 侵略者Zoseredzhu Zuillya在Limansky，Bakhmutsky，Avdevsky上...与乌克兰2022年的战争，与乌克兰的最新新闻战争，今天与乌克兰2022年的新闻战争，今天上次与乌克兰的新闻战，乌克兰和俄罗斯之间的战争将在乌克兰和俄罗斯之间发生战争，以及20222年2022年与乌克兰战争他们会说，是否会在不久的将来与乌克兰进行战争，他们说，与乌克兰的战争，今天的乌克兰新闻，乌克兰的新闻，乌克兰的新闻</text:p>
      <text:p text:style-name="P4">
图片: ['<text:a xlink:type="simple" xlink:href="https://armyinform.com.ua/wp-content/uploads/2023/06/193980.jpg" text:style-name="Internet_20_link" text:visited-style-name="Visited_20_Internet_20_Link">
193980.jpg</text:a>
']</text:p>
      <text:p text:style-name="P4">
标签: ['STOPRUSSIA', 'АГРЕСІЯ РФ', 'ВІЙНА', 'ВТОРГНЕННЯ РФ', 'ГШ ЗСУ', 'ОПЕРАТИВНА ІНФОРМАЦІЯ', 'РАНКОВЕ ЗВЕДЕННЯ', 'ХРОНІКА ОБОРОНИ']</text:p>
      <text:p text:style-name="P4">
类别: News</text:p>
      <!--METADATA-->
      <text:p text:style-name="P4">
<draw:frame draw:style-name="fr1" draw:name="Image299" text:anchor-type="as-char" svg:width="6.9236in" svg:height="3.952222in" draw:z-index="0">
<draw:image xlink:href="../Images/AРМІЯINFORM/2023-06-23T59-00-00-04-00/193980.jpg" xlink:type="simple" xlink:show="embed" xlink:actuate="onLoad" draw:mime-type="image/jpeg"/>
</draw:frame>
**🔥i</text:p>
      <text:p text:style-name="P4">
侵略者将重大的努力集中在利曼，巴赫穆特，阿夫迪夫和玛丽的指示上 - 白天发生了30多次战斗冲突。</text:p>
      <text:p text:style-name="P4">
在Facebook上关于它<text:a xlink:type="simple" xlink:href="https://www.facebook.com/GeneralStaff.ua/posts/pfbid0h8SWuNhUx7bLHgZzZ5aS6EurKjbqTt7Wex93T8AJLYgBWSa88gRmAhUgt4ZiiKyjl" text:style-name="Internet_20_link" text:visited-style-name="Visited_20_Internet_20_Link">
报告</text:a>
乌克兰武装部队的总参谋部。</text:p>
      <text:p text:style-name="P4">
“在马林因斯基的方向上，敌人朝着顿涅茨克地区胜利的马基塔(Marinkita of Marinkita of Marinkita of Donetsk Region)做出了进攻行动，没有成功。 他击中了Bilyarasn​​ogorivka的航空罢工。 同时，唐内尼斯克地区的胜利，马克西米亚尼维卡(Maximilyanivka)的炮弹炮弹，马克西米亚尼维卡(Maximilyanivka)，唐纳斯克地区的胜利。”演讲。</text:p>
      <text:p text:style-name="P4">
News Source: <text:a xlink:type="simple" xlink:href="https://armyinform.com.ua/2023/06/23/za-mynulu-dobu-vidbulos-ponad-30-bojovyh-zitknen-v-doneczkij-oblasti/" text:style-name="Internet_20_link" text:visited-style-name="Visited_20_Internet_20_Link">
https://armyinform.com.ua/2023/06/23/za-mynulu-dobu-vidbulos-ponad-30-bojovyh-zitknen-v-doneczkij-oblasti/</text:a>
</text:p>
      <!--NEWS-->
      <text:h text:style-name="P10" text:outline-level="1">
<text:span text:style-name="T4">
敌人在苏米地区的边境社区开火了12次</text:span>
</text:h>
      <text:p text:style-name="P4">
作者: Ukrinform (Person)</text:p>
      <text:p text:style-name="P4">
出版商: Укринформ (Organization)</text:p>
      <text:p text:style-name="P4">
出版时间: 2023-06-23T5:20:00+03:00</text:p>
      <text:p text:style-name="P4">
修改时间: 2023-06-23T22:20:00+03:00</text:p>
      <text:p text:style-name="P4">
描述: 6月23日，星期五，俄罗斯军队对苏米地区的边境社区进行了12次炮击。  - 乌克林。</text:p>
      <text:p text:style-name="P4">
图片: ['<text:a xlink:type="simple" xlink:href="https://static.ukrinform.com/photos/2022_12/thumb_files/630_360_1669987737-966.jpg" text:style-name="Internet_20_link" text:visited-style-name="Visited_20_Internet_20_Link">
630_360_16699...</text:a>
']</text:p>
      <text:p text:style-name="P4">
标签: ['Обстріл', 'Сумщина', 'Війна з Росією']</text:p>
      <text:p text:style-name="P4">
类型: Article</text:p>
      <!--METADATA-->
      <text:p text:style-name="P4">
<draw:frame draw:style-name="fr1" draw:name="Image300" text:anchor-type="as-char" svg:width="6.9236in" svg:height="3.956343in" draw:z-index="0">
<draw:image xlink:href="../Images/yкринформ/2023-06-23T5-20-00-03-00/630_360_1669987737-966.jpg" xlink:type="simple" xlink:show="embed" xlink:actuate="onLoad" draw:mime-type="image/jpeg"/>
</draw:frame>
6月23日，星期五，Ruskivska进行了12名边防卫队。</text:p>
      <text:p text:style-name="P4">
根据乌克林福姆的说法，<text:a xlink:type="simple" xlink:href="https://t.me/Sumy_news_ODA/17286" text:style-name="Internet_20_link" text:visited-style-name="Visited_20_Internet_20_Link">
电报</text:a>
。</text:p>
      <text:p text:style-name="P4">
“白天，俄罗斯人进行了12次边境炮击。 记录了50个字母。 <text:a xlink:type="simple" xlink:href="https://www.ukrinform.ua/tag-obstril" text:style-name="Internet_20_link" text:visited-style-name="Visited_20_Internet_20_Link">
炮击</text:a>
Vodylilopilsk，Khotinskaya，Shalyginsk，Velikopysarivska，Secondary-Budsk，Znob-Novgorod，Krasnopil Communities''， - 消息读得语。</text:p>
      <text:p text:style-name="P4">
在俄罗斯联邦领土的Belopil社区中，从步枪开始，有4枚导弹。还有一个迫击炮炮击(7爆炸).</text:p>
      <text:p text:style-name="P4">
По Середино-Будській громаді зафіксовано мінометний обстріл (4爆炸).Внаслідок обстрілу пошкоджено приватне домоволодіння.</text:p>
      <text:p text:style-name="P4">
На територію Шалигинської громади росіяни скинули 7 мін. Також був обстріл зартилерії (13爆炸).</text:p>
      <text:p text:style-name="P4">
<text:span text:style-name="T4">
Читайте також:</text:span>
 <text:a xlink:type="simple" xlink:href="https://www.ukrinform.ua/rubric-ato/3727000-rosiani-pat-raziv-obstrilali-prikordonna-cernigivsini-i-sumsini.html" text:style-name="Internet_20_link" text:visited-style-name="Visited_20_Internet_20_Link">
 Росіяни п’ять разів обстріляли прикордоння Чернігівщини і<text:span text:style-name="T4">
Сумщини</text:span>
 </text:a>
在俄罗斯无人机的伟大的皮萨尔社区中，其中一项权力。 LNG-9也有炮击(6枪).</text:p>
      <text:p text:style-name="P4">
По Хотінській громаді був артилерійський обстріл (5爆炸).</text:p>
      <text:p text:style-name="P4">
Крім того, по Зноб-Новгородській громаді росіяни здійснили мінометний обстріл(2爆炸).</text:p>
      <text:p text:style-name="P4">
Як повідомляв <text:a xlink:type="simple" xlink:href="https://www.ukrinform.ua/rubric-regions/3726657-za-dobu-rosiani-atakuvali-desat-regioniv-ukraini-zvedenna-ova.html" text:style-name="Internet_20_link" text:visited-style-name="Visited_20_Internet_20_Link">
 Укрінформ </text:a>
，俄罗斯军队每天对乌克兰的10个地区发动袭击。</text:p>
      <text:p text:style-name="P4">
News Source: <text:a xlink:type="simple" xlink:href="https://www.ukrinform.ua/rubric-ato/3727009-vorog-za-den-12-raziv-obstrilav-prikordonni-gromadi-sumsini.html" text:style-name="Internet_20_link" text:visited-style-name="Visited_20_Internet_20_Link">
https://www.ukrinform.ua/rubric-ato/3727009-vorog-za-den-12-raziv-obstrilav-prikordonni-gromadi-sumsini.html</text:a>
</text:p>
      <!--NEWS-->
      <text:h text:style-name="P10" text:outline-level="1">
<text:span text:style-name="T4">
美国和印度领导人已同意参加乌克兰的修复</text:span>
</text:h>
      <text:p text:style-name="P4">
作者: ['АРМІЯINFORM']</text:p>
      <text:p text:style-name="P4">
时间: 2023-06-23T60:00:00-04:00</text:p>
      <text:p text:style-name="P4">
描述: 美国总统乔·贝登·托普尔·米尼斯特拉·纳伦德拉·莫迪·莫迪（Narendra Modi Modi Modi）一直是家人...与乌克兰2022年的战争，今天与乌克兰的最新消息，今天与乌克兰2022年的战争，乌克兰和俄罗斯之间的战争将在乌克兰和俄罗斯之间发生战争，何时，何时，何时，何时，何时，何时，何时，何时与乌克兰在2022年与乌克兰进行战争，将在不久的将来与乌克兰发生战争，与乌克兰的战争，今天的乌克兰新闻，乌克兰新闻，乌克兰新闻在俄罗斯的乌克兰媒体</text:p>
      <text:p text:style-name="P4">
图片: ['<text:a xlink:type="simple" xlink:href="https://armyinform.com.ua/wp-content/uploads/2023/06/fup9tjqiryitj5_650x410.jpg" text:style-name="Internet_20_link" text:visited-style-name="Visited_20_Internet_20_Link">
fup9tjqiryitj5_650x410.jpg</text:a>
']</text:p>
      <text:p text:style-name="P4">
标签: ['ВІДБУДОВА УКРАЇНИ', 'ВІДНОВЛЕННЯ УКРАЇНИ', 'ДЖО БАЙДЕН', 'ІНДІЯ']</text:p>
      <text:p text:style-name="P4">
类别: News</text:p>
      <!--METADATA-->
      <text:p text:style-name="P4">
<draw:frame draw:style-name="fr1" draw:name="Image301" text:anchor-type="as-char" svg:width="6.9236in" svg:height="4.367194in" draw:z-index="0">
<draw:image xlink:href="../Images/AРМІЯINFORM/2023-06-23T60-00-00-04-00/fup9tjqiryitj5_650x410.jpg" xlink:type="simple" xlink:show="embed" xlink:actuate="onLoad" draw:mime-type="image/jpeg"/>
</draw:frame>
美国总统乔·拜登(Joe Biden)和印度总理纳林德拉·莫迪(Narindra Modi)同意参加战后乌克兰的恢复。</text:p>
      <text:p text:style-name="P4">
关于这个<text:a xlink:type="simple" xlink:href="https://www.whitehouse.gov/briefing-room/speeches-remarks/2023/06/22/remarks-by-president-biden-and-prime-minister-modi-of-the-republic-of-india-in-joint-press-conference/" text:style-name="Internet_20_link" text:visited-style-name="Visited_20_Internet_20_Link">
被引用</text:a>
在白宫网站上。</text:p>
      <text:p text:style-name="P4">
两位政客都对乌克兰的战争表示深切关注，并谴责其悲惨的人道主义后果，并指出战争对全球经济体系的严重影响，尤其是对粮食，燃料和能源安全的影响。</text:p>
      <text:p text:style-name="P4">
此外，乔·拜登(Joe Biden)和纳伦德拉·莫迪(Narendra Modi)承诺继续向乌克兰人民提供人道主义援助，并同意共同努力，共同努力使我们的国家越冬。</text:p>
      <text:p text:style-name="P4">
“两国继续向人民提供人道主义援助。 他们敦促尊重国际法律，规范，领土完整和主权的原则。 两国都同意了乌克兰战争的重建的注意。”声明说。</text:p>
      <text:p text:style-name="P4">
在联合讲话中，美国和印度宣布自己是世界上最亲密的合作伙伴之一，并强调了根据规则遵守国际秩序的重要性。 他们还指出，现代世界秩序是基于联合国宪章，国际法和对国家的获取和领土完整性的尊重而建立的。</text:p>
      <text:p text:style-name="P4">
News Source: <text:a xlink:type="simple" xlink:href="https://armyinform.com.ua/2023/06/23/lidery-ssha-ta-indiyi-domovylysya-razom-braty-uchast-u-vidnovlenni-ukrayiny/" text:style-name="Internet_20_link" text:visited-style-name="Visited_20_Internet_20_Link">
https://armyinform.com.ua/2023/06/23/lidery-ssha-ta-indiyi-domovylysya-razom-braty-uchast-u-vidnovlenni-ukrayiny/</text:a>
</text:p>
      <!--NEWS-->
      <text:h text:style-name="P10" text:outline-level="1">
<text:span text:style-name="T4">
国防军袭击了四个集中区和23个敌方文章</text:span>
</text:h>
      <text:p text:style-name="P4">
作者: ['АРМІЯINFORM']</text:p>
      <text:p text:style-name="P4">
时间: 2023-06-23T61:00:00-04:00</text:p>
      <text:p text:style-name="P4">
描述: AVISAATS的野外国防军过去的DOB在Zserdzhennya地区进行了7杆，尤其是...与乌克兰2022年的战争，与乌克兰的最新新闻，今天与乌克兰的新闻战争，今天与乌克兰2022年的新闻战争，乌克兰和俄罗斯之间的战争将在乌克兰和俄罗斯之间发生战争，他们在2022年与乌克兰的战争将是与否，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3/02/323438263_687407886219153_7819518616379973794_n.webp" text:style-name="Internet_20_link" text:visited-style-name="Visited_20_Internet_20_Link">
323438263_687407886219153_7819518616379973794_n.webp</text:a>
']</text:p>
      <text:p text:style-name="P4">
标签: ['STOPRUSSIA', 'АГРЕСІЯ РФ', 'ВТОРГНЕННЯ РФ', 'ГШ ЗСУ', 'ХРОНІКА ОБОРОНИ']</text:p>
      <text:p text:style-name="P4">
类别: News</text:p>
      <!--METADATA-->
      <text:p text:style-name="P4">
<draw:frame draw:style-name="fr1" draw:name="Image302" text:anchor-type="as-char" svg:width="6.9236in" svg:height="4.622144in" draw:z-index="0">
<draw:image xlink:href="../ConvertedIMGs/AРМІЯINFORM/2023-06-23T61-00-00-04-00/323438263_687407886219153_7819518616379973794_n.png" xlink:type="simple" xlink:show="embed" xlink:actuate="onLoad" draw:mime-type="image/png"/>
</draw:frame>
说明性照片<text:span text:style-name="T4">
🔥俄罗斯入侵的情况</text:span>
</text:p>
      <text:p text:style-name="P4">
在过去的一天中，国防军的航空在敌人的个人工作人员和敌人的防空导弹综合大楼的集中度中取得了7次跳动。</text:p>
      <text:p text:style-name="P4">
在Facebook上关于它<text:a xlink:type="simple" xlink:href="https://www.facebook.com/GeneralStaff.ua/posts/pfbid0h8SWuNhUx7bLHgZzZ5aS6EurKjbqTt7Wex93T8AJLYgBWSa88gRmAhUgt4ZiiKyjl" text:style-name="Internet_20_link" text:visited-style-name="Visited_20_Internet_20_Link">
报告</text:a>
乌克兰武装部队的总参谋部。</text:p>
      <text:p text:style-name="P4">
白天，导弹和炮兵的细分被管理层，4个集中人员和军事设备，2个仓库，1个燃料和润滑剂组成，23个火炮部队，2个在火灾位置，2个手段击中了。</text:p>
      <text:p text:style-name="P4">
News Source: <text:a xlink:type="simple" xlink:href="https://armyinform.com.ua/2023/06/23/syly-oborony-urazyly-chotyry-rajony-zoseredzhennya-protyvnyka-ta-23-artpidrozdily/" text:style-name="Internet_20_link" text:visited-style-name="Visited_20_Internet_20_Link">
https://armyinform.com.ua/2023/06/23/syly-oborony-urazyly-chotyry-rajony-zoseredzhennya-protyvnyka-ta-23-artpidrozdily/</text:a>
</text:p>
      <!--NEWS-->
      <text:h text:style-name="P10" text:outline-level="1">
<text:span text:style-name="T4">
ZPP应该被非军事以避免灾难-Vadim Skibitsky</text:span>
</text:h>
      <text:p text:style-name="P4">
作者: ['АРМІЯINFORM']</text:p>
      <text:p text:style-name="P4">
时间: 2023-06-23T62:00:00-04:00</text:p>
      <text:p text:style-name="P4">
描述: Nemsical Excernovstrantsia Buti的Timteria Timteria Timchosovo ...与乌克兰的战争，与乌克兰的战争，与乌克兰的最新新闻，今天与乌克兰2022年的新闻战争，乌克兰与乌克兰之间的战争，乌克兰和俄罗斯之间的战争，以及与乌克兰的战争将在他们说，要么在2022年不，他们会在不久的将来与乌克兰发动战争，他们说，与乌克兰的战争，今天的乌克兰新闻，乌克兰新闻，乌克兰媒体在俄罗斯的乌克兰新闻</text:p>
      <text:p text:style-name="P4">
图片: ['<text:a xlink:type="simple" xlink:href="https://armyinform.com.ua/wp-content/uploads/2023/06/20230623-02.jpg" text:style-name="Internet_20_link" text:visited-style-name="Visited_20_Internet_20_Link">
20230623-02.jpg</text:a>
']</text:p>
      <text:p text:style-name="P4">
标签: ['ВАДИМ СКІБІЦЬКИЙ', 'ГУР МО УКРАЇНИ', 'ЗАЕС']</text:p>
      <text:p text:style-name="P4">
类别: News</text:p>
      <!--METADATA-->
      <text:p text:style-name="P4">
<draw:frame draw:style-name="fr1" draw:name="Image303" text:anchor-type="as-char" svg:width="6.9236in" svg:height="3.894525in" draw:z-index="0">
<draw:image xlink:href="../Images/AРМІЯINFORM/2023-06-23T62-00-00-04-00/20230623-02.jpg" xlink:type="simple" xlink:show="embed" xlink:actuate="onLoad" draw:mime-type="image/jpeg"/>
</draw:frame>
必须将暂时占领的Zaporizhhzhya核电站的领土拆除：俄罗斯占领军的所有军事部队，武器和设备都应被放弃。</text:p>
      <text:p text:style-name="P4">
在这个<text:a xlink:type="simple" xlink:href="https://gur.gov.ua/content/zaes-povynna-buty-demilitaryzovana-shchob-unyknuty-katastrofy.html" text:style-name="Internet_20_link" text:visited-style-name="Visited_20_Internet_20_Link">
强调</text:a>
乌克兰瓦迪姆·斯基比茨基国防部情报部主要局长代表。</text:p>
      <text:p text:style-name="P4">
“在某些地方，ZPP的领土确实被取代了。 因此，该过程(非军事化)必须明确计划和进行防止任何事件，尤其是在车站的核灾难。 您会抱怨克里姆林宫的行为可能是不可预测的，因此威胁就是这样，我们正在谈论它。” Vadim Skibitsky说。</text:p>
      <text:p text:style-name="P4">
根据乌克兰GRU的代表，NPP的非军事化在很大程度上取决于世界社区和国际原子能局的地位。</text:p>
      <text:p text:style-name="P4">
“在很大程度上取决于国际原子能机构及其领导层的国际社会，国际社会将向克里姆林宫施加压力，以满足安全的基本条件，而不仅仅是核设施，而且要满足电力工厂所在的整个地区， “瓦迪姆·西比斯基(Vadim Sibitsky)解释说。</text:p>
      <text:p text:style-name="P4">
News Source: <text:a xlink:type="simple" xlink:href="https://armyinform.com.ua/2023/06/23/zaes-povynna-buty-demilitaryzovana-shhob-unyknuty-katastrofy-vadym-skibiczkyj/" text:style-name="Internet_20_link" text:visited-style-name="Visited_20_Internet_20_Link">
https://armyinform.com.ua/2023/06/23/zaes-povynna-buty-demilitaryzovana-shhob-unyknuty-katastrofy-vadym-skibiczkyj/</text:a>
</text:p>
      <!--NEWS-->
      <text:h text:style-name="P10" text:outline-level="1">
<text:span text:style-name="T4">
乌克兰的反飞机在顿涅茨克摧毁了另一架直升机KA-52</text:span>
</text:h>
      <text:p text:style-name="P4">
作者: ['АРМІЯINFORM']</text:p>
      <text:p text:style-name="P4">
时间: 2023-06-23T63:00:00-04:00</text:p>
      <text:p text:style-name="P4">
描述: Sogodnis，23蠕虫，PPO的力量切成了冲击直升机“ KA-52”。 关于TSE Doldomlya ...与乌克兰2022年的战争，与乌克兰的最新新闻，今天与乌克兰的新闻战争2022年的《新闻战》，乌克兰和俄罗斯之间的战争以及2022年与乌克兰的战争将是一场战争，他们将与乌克兰发生战争，在不久的将来，他们说，今天与乌克兰的战争，今天的乌克兰新闻，乌克兰新闻，乌克兰媒体在俄罗斯</text:p>
      <text:p text:style-name="P4">
图片: ['<text:a xlink:type="simple" xlink:href="https://armyinform.com.ua/wp-content/uploads/2022/06/ka-52.jpg" text:style-name="Internet_20_link" text:visited-style-name="Visited_20_Internet_20_Link">
ka-52.jpg</text:a>
']</text:p>
      <text:p text:style-name="P4">
标签: ['STOPRUSSIA', 'ЗЕНІТНИКИ', 'КА-52 «АЛІГАТОР»', 'КОМАНДУВАННЯ ПОВІТРЯНИХ СИЛ ЗСУ', 'МИКОЛА ОЛЕЩУК']</text:p>
      <text:p text:style-name="P4">
类别: News</text:p>
      <!--METADATA-->
      <text:p text:style-name="P4">
<draw:frame draw:style-name="fr1" draw:name="Image304" text:anchor-type="as-char" svg:width="6.9236in" svg:height="4.15416in" draw:z-index="0">
<draw:image xlink:href="../Images/AРМІЯINFORM/2023-06-23T63-00-00-04-00/ka-52.jpg" xlink:type="simple" xlink:show="embed" xlink:actuate="onLoad" draw:mime-type="image/jpeg"/>
</draw:frame>
说明性照片</text:p>
      <text:p text:style-name="P4">
今天，6月23日，防空队被KA-52冲击直升机击落。</text:p>
      <text:p text:style-name="P4">
关于它<text:a xlink:type="simple" xlink:href="https://t.me/MykolaOleshchuk/89" text:style-name="Internet_20_link" text:visited-style-name="Visited_20_Internet_20_Link">
报告</text:a>
乌克兰中尉米科拉·奥尔什丘克(Mykola Oleshchuk)空军的指挥官。</text:p>
      <text:p text:style-name="P4">
“感谢我们的反航空工艺在今天的顿涅茨克地区另一个“鳄鱼”!他写了。</text:p>
      <text:p text:style-name="P4">
News Source: <text:a xlink:type="simple" xlink:href="https://armyinform.com.ua/2023/06/23/na-donechchyni-ukrayinski-zenitnyky-znyshhyly-shhe-odyn-vertolit-ka-52/" text:style-name="Internet_20_link" text:visited-style-name="Visited_20_Internet_20_Link">
https://armyinform.com.ua/2023/06/23/na-donechchyni-ukrayinski-zenitnyky-znyshhyly-shhe-odyn-vertolit-ka-52/</text:a>
</text:p>
      <!--NEWS-->
      <text:h text:style-name="P10" text:outline-level="1">
<text:span text:style-name="T4">
在库皮斯克的方向上，敌人得到了强大的击退-Sergey Cherevaty</text:span>
</text:h>
      <text:p text:style-name="P4">
作者: ['АРМІЯINFORM']</text:p>
      <text:p text:style-name="P4">
时间: 2023-06-23T64:00:00-04:00</text:p>
      <text:p text:style-name="P4">
描述: 在库尔基扬斯科耶（Kurkiyanskoye）的前面，vorog被我们的立场暴风雨涂抹，...与乌克兰2022年的战争，与乌克兰的最新新闻，今天与乌克兰2022年的新闻战争，乌克兰和乌克兰之间的战争，乌克兰和乌克兰之间的战争是否会发生。俄罗斯，当他们在2022年与乌克兰进行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5/cherevatyj-bahmut-2.jpg" text:style-name="Internet_20_link" text:visited-style-name="Visited_20_Internet_20_Link">
cherevatyj-bahmut-2.jpg</text:a>
']</text:p>
      <text:p text:style-name="P4">
标签: ['ЄДИНІ НОВИНИ', 'ЛИМАНО-КУП’ЯНСЬКИЙ НАПРЯМОК', 'СЕРГІЙ ЧЕРЕВАТИЙ']</text:p>
      <text:p text:style-name="P4">
类别: News</text:p>
      <!--METADATA-->
      <text:p text:style-name="P4">
<draw:frame draw:style-name="fr1" draw:name="Image305" text:anchor-type="as-char" svg:width="6.9236in" svg:height="4.32725in" draw:z-index="0">
<draw:image xlink:href="../Images/AРМІЯINFORM/2023-06-23T64-00-00-04-00/cherevatyj-bahmut-2.jpg" xlink:type="simple" xlink:show="embed" xlink:actuate="onLoad" draw:mime-type="image/jpeg"/>
</draw:frame>
Sergey Cherevaty上校。 拼贴军</text:p>
      <text:p text:style-name="P4">
在库皮斯克(Kupyansk)方向前夕，敌人试图侵扰我们的维夫斯克(Vivsk)的位置，但受到了强大的悔改。 俄罗斯军队正在输球，这仅有最后发生的两场战斗冲突证明了这一点。 乌克兰上校谢尔盖·奇尔维蒂(Sergey Cherevaty)的武装部队发言人在唯一的新闻广播中报道了这一点。</text:p>
      <ul>
        <li>
入侵者在利马附近更为活跃。 在这里，敌人535次在枪管和喷气大炮上发射了乌克兰的立场，还制作了13个Avhanalots。 Sergey Cherevaty说，在敌人袭击的反射31中，入侵者被摧毁，67人被摧毁。</li>
      </ul>
      <text:p text:style-name="P4">
据该官员称，我们的后卫摧毁了俄罗斯T-72坦克，Hyacint-B榴弹炮，82毫米迫击炮和三辆卡车。</text:p>
      <text:p text:style-name="P4">
在巴赫穆特方向没有战斗碰撞。 但是，敌人在这里制造了4个Avhalts，并以282次的各种炮兵系统的国防军射击。 同时，乌克兰英雄进行了反皇家斗争。 他们设法造成60名入侵者，141名入侵者受伤，其中一名是发烧友。 另外，我们的部队摧毁了7架榴弹炮，2炮兵，反坦克枪“ Rapira”，Zala Drone，3个沉积物和2个团队观察点。</text:p>
      <text:p text:style-name="P4">
在回答记者关于乌克兰军队成功秘密的问题时，该官员报告说，除了战斗工作外，部队还提到了对部队人员的培训。 例如，一些战斗机有外国武器，而另一些战斗人员则学习如何用无人机击中良好的敌人目标。</text:p>
      <text:p text:style-name="P4">
News Source: <text:a xlink:type="simple" xlink:href="https://armyinform.com.ua/2023/06/23/na-kupyanskomu-napryamku-vorog-otrymav-potuzhnu-vidsich-sergij-cherevatyj/" text:style-name="Internet_20_link" text:visited-style-name="Visited_20_Internet_20_Link">
https://armyinform.com.ua/2023/06/23/na-kupyanskomu-napryamku-vorog-otrymav-potuzhnu-vidsich-sergij-cherevatyj/</text:a>
</text:p>
      <!--NEWS-->
      <text:h text:style-name="P10" text:outline-level="1">
<text:span text:style-name="T4">
乌克兰和土耳其的国防部长讨论了战略伙伴关系的进一步发展</text:span>
</text:h>
      <text:p text:style-name="P4">
作者: ['АРМІЯINFORM']</text:p>
      <text:p text:style-name="P4">
时间: 2023-06-23T65:00:00-04:00</text:p>
      <text:p text:style-name="P4">
描述: Minstro对乌克兰Oleksiy Reznikov Profiv的防御，向Kelezmov Zmovtrom辩护...与乌克兰2022年的战争，与乌克兰与乌克兰的最新新闻战争，今天与乌克兰2022年的最新新闻，今天上次与乌克兰的新闻战争，乌克兰和俄罗斯之间的战争将与乌克兰之间的战争，以及与乌克兰的战争他们说，2022年，是否会在不久的将来与乌克兰进行战争</text:p>
      <text:p text:style-name="P4">
图片: ['<text:a xlink:type="simple" xlink:href="https://armyinform.com.ua/wp-content/uploads/2023/06/photo_5235698424295310514_x.jpg" text:style-name="Internet_20_link" text:visited-style-name="Visited_20_Internet_20_Link">
photo_5235698424295310514_x.jpg</text:a>
']</text:p>
      <text:p text:style-name="P4">
标签: ['ГУМАНІТАРНА ДОПОМОГА', 'ОЛЕКСІЙ РЕЗНІКОВ', 'ОФІЦІЙНО', 'ТУРЕЧЧИНА', 'ЧОРНОМОРСЬКА ЗЕРНОВА ІНІЦІАТИВА']</text:p>
      <text:p text:style-name="P4">
类别: News</text:p>
      <!--METADATA-->
      <text:p text:style-name="P4">
<draw:frame draw:style-name="fr1" draw:name="Image306" text:anchor-type="as-char" svg:width="6.9236in" svg:height="3.953188in" draw:z-index="0">
<draw:image xlink:href="../Images/AРМІЯINFORM/2023-06-23T65-00-00-04-00/photo_5235698424295310514_x.jpg" xlink:type="simple" xlink:show="embed" xlink:actuate="onLoad" draw:mime-type="image/jpeg"/>
</draw:frame>
乌克兰Oleksiy Reznikov国防部长与土耳其部长的国防Yashar Guler进行了电话交谈，并感谢他在谷物倡议中的人道主义援助和领导力。</text:p>
      <text:p text:style-name="P4">
Alexei Reznikov在<text:a xlink:type="simple" xlink:href="https://twitter.com/oleksiireznikov/status/1671912720906571776" text:style-name="Internet_20_link" text:visited-style-name="Visited_20_Internet_20_Link">
Twitter</text:a>
.</text:p>
      <text:p text:style-name="P4">
«Мав змістовну розмову з міністром національної оборони Туреччини генераломЯшаром Гюлером. У цей важкий час, коли Україна протистоїть російській агресії,ми вдячні Республіці Туреччина за гуманітарну допомогу. Ми вдячні Туреччині залідерство у Чорноморській зерновій ініціативі», — повідомив глава оборонноговідомства України.</text:p>
      <text:p text:style-name="P4">
Олексій Резніков зазначив, що сподіваємося на подальший двосторонній розвитокстратегічного партнерства та поглиблення співпраці з метою відновленнярегіональної безпеки та стабільності.</text:p>
      <text:p text:style-name="P4">
News Source: <text:a xlink:type="simple" xlink:href="https://armyinform.com.ua/2023/06/23/ministry-oborony-ukrayiny-ta-turechchyny-obgovoryly-podalshyj-rozvytok-strategichnogo-partnerstva/" text:style-name="Internet_20_link" text:visited-style-name="Visited_20_Internet_20_Link">
https://armyinform.com.ua/2023/06/23/ministry-oborony-ukrayiny-ta-turechchyny-obgovoryly-podalshyj-rozvytok-strategichnogo-partnerstva/</text:a>
</text:p>
      <!--NEWS-->
      <text:h text:style-name="P10" text:outline-level="1">
<text:span text:style-name="T4">
入侵者想摧毁乌克兰船只 - 刑事临时占领克里米亚的证据</text:span>
</text:h>
      <text:p text:style-name="P4">
作者: ['Володимир Віват']</text:p>
      <text:p text:style-name="P4">
时间: 2023-06-23T66:00:00-04:00</text:p>
      <text:p text:style-name="P4">
描述: UTILIZUVATI UKRAINIAN VISYSKOVSKY的港口计划，寻求PID Timchasovo ...与乌克兰2022年的战争，与乌克兰的最新新闻战争，今天与乌克兰2022年的新闻战争，今天将与乌克兰和俄罗斯之间的战争以及与乌克兰之间的战争2022他们说，无论是否有一年，他们是否会在不久的将来与乌克兰战争，他们说，与乌克兰的战争，今天的乌克兰新闻，乌克兰的新闻，乌克兰媒体在俄罗斯的乌克兰新闻</text:p>
      <text:p text:style-name="P4">
图片: ['<text:a xlink:type="simple" xlink:href="https://armyinform.com.ua/wp-content/uploads/2023/06/ilyustratyvne-foto-1-e1687523147353.jpg" text:style-name="Internet_20_link" text:visited-style-name="Visited_20_Internet_20_Link">
ilyustratyvne-foto-1-e1687523147353.jpg</text:a>
', '<text:a xlink:type="simple" xlink:href="https://armyinform.com.ua/wp-content/uploads/2023/06/andrij-ryzhenko.jpeg" text:style-name="Internet_20_link" text:visited-style-name="Visited_20_Internet_20_Link">
andrij-ryzhenko.jpeg</text:a>
']</text:p>
      <text:p text:style-name="P4">
标签: []</text:p>
      <text:p text:style-name="P4">
类别: News</text:p>
      <!--METADATA-->
      <text:p text:style-name="P4">
<draw:frame draw:style-name="fr1" draw:name="Image307" text:anchor-type="as-char" svg:width="6.9236in" svg:height="4.825539in" draw:z-index="0">
<draw:image xlink:href="../Images/AРМІЯINFORM/2023-06-23T66-00-00-04-00/ilyustratyvne-foto-1-e1687523147353.jpg" xlink:type="simple" xlink:show="embed" xlink:actuate="onLoad" draw:mime-type="image/jpeg"/>
</draw:frame>
入侵者计划在2014年在克里米亚自治共和国经常占领下处置乌克兰军舰。 第一位排名中心发展战略的专家安德烈·赖岑科(Andrey Ryzhenko)讲述了此类行动的可能原因和不可避免的后果。</text:p>
      <ul>
        <li>
我们正在国防战略中心跟踪这种情况。 大约两周前，卫星图像已经知道，入侵者从射击室中移走了我们的船只，该射击室在临时记录之前的整个时间里站在那里，并将其拖到塞瓦斯托波尔湾的尽头到达Inkerman。</li>
      </ul>
      <text:p text:style-name="P4">
<draw:frame draw:style-name="fr1" draw:name="Image308" text:anchor-type="as-char" svg:width="6.9236in" svg:height="4.015393in" draw:z-index="0">
<draw:image xlink:href="../Images/AРМІЯINFORM/2023-06-23T66-00-00-04-00/andrij-ryzhenko.jpeg" xlink:type="simple" xlink:show="embed" xlink:actuate="onLoad" draw:mime-type="image/jpeg"/>
</draw:frame>
我们正在谈论Corvettes“ Lutsk”和“ Khmelnitsky”，Marine Talshchi“ Cherkasy”和“ Chernihiv”，Kherson培训船。</text:p>
      <text:p text:style-name="P4">
据专家说，最近在俄罗斯媒体上，占领者正式报道说，俄罗斯司令部决定处置2014年俘虏的乌克兰军船。</text:p>
      <ul>
        <li>
我认为俄罗斯人以前被抢劫了。 这些船只是一个相当受人尊敬的时代，需要一定的技术调节。 Ryzhenko说，它们应每天进行九年以来九年来未进行的每月每月审查 - 瑞本科说，现在很难评估这些船只的技术状况。</li>
      </ul>
      <text:p text:style-name="P4">
他建议，由于实现某些宣传目标的要求，入侵者也许在这个时候保留了这些船只。 目前，这样的步骤正在试图扩展克里米亚乌克兰财产的某些激进决定的想法，他们说我们能够捕获这些船只。</text:p>
      <text:p text:style-name="P4">
此类行动与乌克兰东部和南部的敌对行动的加强是独特的，乌克兰开始使用基于Populus的工厂，包括Sevastopol，以及俄罗斯人癫痫发作的武器数量增加，以及我们可以癫痫发作的武器。重新拿起这些船。</text:p>
      <text:p text:style-name="P4">
News Source: <text:a xlink:type="simple" xlink:href="https://armyinform.com.ua/2023/06/23/zagarbnyky-hochut-znyshhyty-ukrayinski-korabli-dokazy-zlochynnoyi-tymchasovoyi-okupacziyi-krymu/" text:style-name="Internet_20_link" text:visited-style-name="Visited_20_Internet_20_Link">
https://armyinform.com.ua/2023/06/23/zagarbnyky-hochut-znyshhyty-ukrayinski-korabli-dokazy-zlochynnoyi-tymchasovoyi-okupacziyi-krymu/</text:a>
</text:p>
      <!--NEWS-->
      <text:h text:style-name="P10" text:outline-level="1">
<text:span text:style-name="T4">
协调总部发生在违反俄罗斯国际人道主义法的要求的事实</text:span>
</text:h>
      <text:p text:style-name="P4">
作者: ['АРМІЯINFORM']</text:p>
      <text:p text:style-name="P4">
时间: 2023-06-23T67:00:00-04:00</text:p>
      <text:p text:style-name="P4">
描述: 在普万（Pywan）的协调总部，纳拉达（Narada）是由沃德（Wrande）选中的……与乌克兰2022年的战争，与乌克兰的战争是今天的最新新闻，这是与乌克兰2022年的新闻战争，这是否是今天的最后一场新闻乌克兰与俄罗斯之间的战争以及与乌克兰在其中的战争将是不久的，无论是否将在不久的将来与乌克兰进行战争，今天与乌克兰的战争，今天的乌克兰新闻，乌克兰媒体的乌克兰新闻，俄罗斯的乌克兰新闻在俄罗斯人</text:p>
      <text:p text:style-name="P4">
图片: ['<text:a xlink:type="simple" xlink:href="https://armyinform.com.ua/wp-content/uploads/2023/06/628ae154-71f6-4dcd-93a8-9399beb00a35.jpg" text:style-name="Internet_20_link" text:visited-style-name="Visited_20_Internet_20_Link">
628ae154-71f6-4dcd-93a8-9399beb00a35.jpg</text:a>
']</text:p>
      <text:p text:style-name="P4">
标签: ['АГРЕСІЯ РФ', 'КООРДИНАЦІЙНИЙ ШТАБ З ПИТАНЬ ПОВОДЖЕННЯ З ВІЙСЬКОВОПОЛОНЕНИМИ', 'МКЧХ']</text:p>
      <text:p text:style-name="P4">
类别: News</text:p>
      <!--METADATA-->
      <text:p text:style-name="P4">
<draw:frame draw:style-name="fr1" draw:name="Image309" text:anchor-type="as-char" svg:width="6.9236in" svg:height="4.615733in" draw:z-index="0">
<draw:image xlink:href="../Images/AРМІЯINFORM/2023-06-23T67-00-00-04-00/628ae154-71f6-4dcd-93a8-9399beb00a35.jpg" xlink:type="simple" xlink:show="embed" xlink:actuate="onLoad" draw:mime-type="image/jpeg"/>
</draw:frame>
关于追求囚犯的辩护的协调总部发生了，这考虑了侵犯俄罗斯当局在维持战俘期间违反国际人道主义法律要求的事实。 该会议是由公民自由中心人权组织的倡议举行的，该组织颁发了“俄罗斯囚禁中的问题和平民”的分析证明。</text:p>
      <text:p text:style-name="P4">
关于它<text:a xlink:type="simple" xlink:href="https://t.me/Koord_shtab/1306" text:style-name="Internet_20_link" text:visited-style-name="Visited_20_Internet_20_Link">
报告</text:a>
协调战俘的总部。</text:p>
      <text:p text:style-name="P4">
在会议上，他们讨论了俄罗斯违反国际人道主义法的行为以及解决相关问题的可能机制，并将这些罪行带来负责犯下这些罪行的罪行。</text:p>
      <text:p text:style-name="P4">
协调人员代表指出，总部拥有俄罗斯联邦领土和临时相应的乌克兰领土的哀叹的信息。这些不是随机的动作，而是系统性。</text:p>
      <text:p text:style-name="P4">
公民自由中心的代表提出了“战俘和俄罗斯平民的问题”的主要规定。 他强调有必要代表乌克兰为乌克兰国际法院做好准备和提交，以违反俄罗斯当局的国际人道主义法要求。</text:p>
      <text:p text:style-name="P4">
乌克兰人权的Verkhovna Rada专员的重点是准备相应的专家材料及其转移到国际组织。</text:p>
      <text:p text:style-name="P4">
红十字会国际委员会的代表确保了ICCH让人联想起他们有义务遵守国际人道主义法则，特别是拘留条件。</text:p>
      <text:p text:style-name="P4">
他说：“我们已经能够获得一部分推论的地方。” “不幸的是，我们的许多期望已经满足。”</text:p>
      <text:p text:style-name="P4">
联合国在乌克兰的代表报告说，从多洋鸟和平民人质释放的人中，有90％以上与他们与那些或其他酷刑的人交流。</text:p>
      <text:p text:style-name="P4">
Brigadny将军Dmitry USOV总结了协调总部的秘书总结道：“我们必须制定一个共同的策略来解决这个问题。” “ UNA充分证明俄罗斯违反了国际人道主义法则。”</text:p>
      <text:p text:style-name="P4">
News Source: <text:a xlink:type="simple" xlink:href="https://armyinform.com.ua/2023/06/23/u-koordynaczijnomu-shtabi-vidbulas-narada-shhodo-faktiv-porushennya-rf-vymog-mizhnarodnogo-gumanitarnogo-prava/" text:style-name="Internet_20_link" text:visited-style-name="Visited_20_Internet_20_Link">
https://armyinform.com.ua/2023/06/23/u-koordynaczijnomu-shtabi-vidbulas-narada-shhodo-faktiv-porushennya-rf-vymog-mizhnarodnogo-gumanitarnogo-prava/</text:a>
</text:p>
      <!--NEWS-->
      <text:h text:style-name="P10" text:outline-level="1">
<text:span text:style-name="T4">
侵略性保护需要集体和团结努力 - 乌克兰总裁</text:span>
</text:h>
      <text:p text:style-name="P4">
作者: ['АРМІЯINFORM']</text:p>
      <text:p text:style-name="P4">
时间: 2023-06-23T68:00:00-04:00</text:p>
      <text:p text:style-name="P4">
描述: 乌克兰总统沃罗迪米尔·泽伦斯基·维津斯基（Zelensky Vyzhanski），片刻vid aggrean需要kolentic ...与乌克兰2022年的战争，与乌克兰的最新消息，今天与乌克兰的新闻，与乌克兰的新闻战争，今天与乌克兰的新闻战争，今天的乌克兰和俄罗斯和俄罗斯之间的战争将在与乌克兰的战争将是不久的</text:p>
      <text:p text:style-name="P4">
图片: ['<text:a xlink:type="simple" xlink:href="https://armyinform.com.ua/wp-content/uploads/2023/06/photo_5237687672758192063_y.jpg" text:style-name="Internet_20_link" text:visited-style-name="Visited_20_Internet_20_Link">
photo_5237687672758192063_y.jpg</text:a>
', '<text:a xlink:type="simple" xlink:href="https://armyinform.com.ua/wp-content/uploads/2023/06/photo_5237687672758192058_y-150x150.jpg" text:style-name="Internet_20_link" text:visited-style-name="Visited_20_Internet_20_Link">
photo_5237687672758192058_y-150x150.jpg</text:a>
', '<text:a xlink:type="simple" xlink:href="https://armyinform.com.ua/wp-content/uploads/2023/06/photo_5237687672758192060_y-150x150.jpg" text:style-name="Internet_20_link" text:visited-style-name="Visited_20_Internet_20_Link">
photo_5237687672758192060_y-150x150.jpg</text:a>
', '<text:a xlink:type="simple" xlink:href="https://armyinform.com.ua/wp-content/uploads/2023/06/photo_5237687672758192062_y-150x150.jpg" text:style-name="Internet_20_link" text:visited-style-name="Visited_20_Internet_20_Link">
photo_5237687672758192062_y-150x150.jpg</text:a>
', '<text:a xlink:type="simple" xlink:href="https://armyinform.com.ua/wp-content/uploads/2023/06/photo_5237687672758192067_y-150x150.jpg" text:style-name="Internet_20_link" text:visited-style-name="Visited_20_Internet_20_Link">
photo_5237687672758192067_y-150x150.jpg</text:a>
']</text:p>
      <text:p text:style-name="P4">
标签: ['ВІЙНА', 'ВОЛОДИМИР ЗЕЛЕНСЬКИЙ', 'ПРЕЗИДЕНТ УКРАЇНИ']</text:p>
      <text:p text:style-name="P4">
类别: News</text:p>
      <!--METADATA-->
      <text:p text:style-name="P4">
<draw:frame draw:style-name="fr1" draw:name="Image310" text:anchor-type="as-char" svg:width="6.9236in" svg:height="4.608521in" draw:z-index="0">
<draw:image xlink:href="../Images/AРМІЯINFORM/2023-06-23T68-00-00-04-00/photo_5237687672758192063_y.jpg" xlink:type="simple" xlink:show="embed" xlink:actuate="onLoad" draw:mime-type="image/jpeg"/>
</draw:frame>
乌克兰沃迪米尔·泽伦斯基(Ukraine Volodymyr Zelensky)总裁认为，保护侵略需求的保护集体和团结。</text:p>
      <text:p text:style-name="P4">
关于这个<text:a xlink:type="simple" xlink:href="https://t.me/V_Zelenskiy_official/6688" text:style-name="Internet_20_link" text:visited-style-name="Visited_20_Internet_20_Link">
被引用</text:a>
在他的电报频道中。</text:p>
      <text:p text:style-name="P4">
国家负责人写道：“世界经历了各种战争，更多的战争被摧毁了，不仅仅是理解：防止侵略和预防侵略，他们必须应对努力 - 这是集体和团结的。”</text:p>
      <text:p text:style-name="P4">
<text:a xlink:type="simple" xlink:href="https://armyinform.com.ua/wp-content/uploads/2023/06/photo_5237687672758192058_y.jpg" text:style-name="Internet_20_link" text:visited-style-name="Visited_20_Internet_20_Link">
!(Images/AРМІЯINFORM/2023-06-23T68-00-00-04-00/photo_5237687672758192058_y-150x150.jpg)</text:a>
</text:p>
      <text:p text:style-name="P4">
<text:a xlink:type="simple" xlink:href="https://armyinform.com.ua/wp-content/uploads/2023/06/photo_5237687672758192060_y.jpg" text:style-name="Internet_20_link" text:visited-style-name="Visited_20_Internet_20_Link">
<draw:frame draw:style-name="fr1" draw:name="Image311" text:anchor-type="as-char" svg:width="6.9236in" svg:height="6.9236in" draw:z-index="0">
<draw:image xlink:href="../Images/AРМІЯINFORM/2023-06-23T68-00-00-04-00/photo_5237687672758192060_y-150x150.jpg" xlink:type="simple" xlink:show="embed" xlink:actuate="onLoad" draw:mime-type="image/jpeg"/>
</draw:frame>
</text:a>
</text:p>
      <text:p text:style-name="P4">
<text:a xlink:type="simple" xlink:href="https://armyinform.com.ua/wp-content/uploads/2023/06/photo_5237687672758192062_y.jpg" text:style-name="Internet_20_link" text:visited-style-name="Visited_20_Internet_20_Link">
<draw:frame draw:style-name="fr1" draw:name="Image312" text:anchor-type="as-char" svg:width="6.9236in" svg:height="6.9236in" draw:z-index="0">
<draw:image xlink:href="../Images/AРМІЯINFORM/2023-06-23T68-00-00-04-00/photo_5237687672758192062_y-150x150.jpg" xlink:type="simple" xlink:show="embed" xlink:actuate="onLoad" draw:mime-type="image/jpeg"/>
</draw:frame>
</text:a>
</text:p>
      <text:p text:style-name="P4">
<text:a xlink:type="simple" xlink:href="https://armyinform.com.ua/wp-content/uploads/2023/06/photo_5237687672758192067_y.jpg" text:style-name="Internet_20_link" text:visited-style-name="Visited_20_Internet_20_Link">
<draw:frame draw:style-name="fr1" draw:name="Image313" text:anchor-type="as-char" svg:width="6.9236in" svg:height="6.9236in" draw:z-index="0">
<draw:image xlink:href="../Images/AРМІЯINFORM/2023-06-23T68-00-00-04-00/photo_5237687672758192067_y-150x150.jpg" xlink:type="simple" xlink:show="embed" xlink:actuate="onLoad" draw:mime-type="image/jpeg"/>
</draw:frame>
</text:a>
</text:p>
      <text:p text:style-name="P4">
News Source: <text:a xlink:type="simple" xlink:href="https://armyinform.com.ua/2023/06/23/zahyst-ta-zapobigannya-agresiyi-potrebuye-kolektyvnyh-i-solidarnyh-zusyl-prezydent-ukrayiny/" text:style-name="Internet_20_link" text:visited-style-name="Visited_20_Internet_20_Link">
https://armyinform.com.ua/2023/06/23/zahyst-ta-zapobigannya-agresiyi-potrebuye-kolektyvnyh-i-solidarnyh-zusyl-prezydent-ukrayiny/</text:a>
</text:p>
      <!--NEWS-->
      <text:h text:style-name="P10" text:outline-level="1">
<text:span text:style-name="T4">
瑞士为乌克兰提供超过130万美元的脱米设备</text:span>
</text:h>
      <text:p text:style-name="P4">
作者: ['АРМІЯINFORM']</text:p>
      <text:p text:style-name="P4">
时间: 2023-06-23T69:00:00-04:00</text:p>
      <text:p text:style-name="P4">
描述: Switzeriye假装是乌克兰的Teriter，供中央国家传播...与乌克兰2022年的战争，与乌克兰的最新新闻，今天与乌克兰的新闻，乌克兰2022年上次与乌克兰进行战争，乌克兰和俄罗斯之间以及俄罗斯之间以及俄罗斯之间以及俄罗斯之间的战争，什么时候，他们在2022年与乌克兰与乌克兰的战争，无论是否将在不久</text:p>
      <text:p text:style-name="P4">
图片: ['<text:a xlink:type="simple" xlink:href="https://armyinform.com.ua/wp-content/uploads/2023/06/digger_d-250_1.jpg" text:style-name="Internet_20_link" text:visited-style-name="Visited_20_Internet_20_Link">
digger_d-250_1.jpg</text:a>
']</text:p>
      <text:p text:style-name="P4">
标签: ['ГУМАНІТАРНЕ РОЗМІНУВАННЯ', 'ДОПОМОГА ПАРТНЕРІВ', 'МАШИНА ДЛЯ РОЗМІНУВАННЯ', 'МІЖНАРОДНА ПІДТРИМКА УКРАЇНИ', 'СВІТ ПІДТРИМУЄ УКРАЇНУ', 'ШВЕЙЦАРІЯ']</text:p>
      <text:p text:style-name="P4">
类别: News</text:p>
      <!--METADATA-->
      <text:p text:style-name="P4">
<draw:frame draw:style-name="fr1" draw:name="Image314" text:anchor-type="as-char" svg:width="6.9236in" svg:height="4.615733in" draw:z-index="0">
<draw:image xlink:href="../Images/AРМІЯINFORM/2023-06-23T69-00-00-04-00/digger_d-250_1.jpg" xlink:type="simple" xlink:show="embed" xlink:actuate="onLoad" draw:mime-type="image/jpeg"/>
</draw:frame>
说明性照片</text:p>
      <text:p text:style-name="P4">
瑞士将帮助乌克兰进行领土脱落，为此，该国将传达瑞士挖掘机基金会的特殊遥控机器，并将培训专家。</text:p>
      <text:p text:style-name="P4">
关于这个<text:a xlink:type="simple" xlink:href="https://www.admin.ch/gov/en/start/documentation/media-releases.msg-id-95904.html" text:style-name="Internet_20_link" text:visited-style-name="Visited_20_Internet_20_Link">
被引用</text:a>
在瑞士政府的网站上。</text:p>
      <text:p text:style-name="P4">
Demining Equipment是一台带有小推土机的遥控毛毛虫。 它可能破坏或破坏反某人的势力，使他们无害。</text:p>
      <text:p text:style-name="P4">
除矿工外，瑞士还为乌克兰提供了三年的卡车，一辆拖车和一套备件**。 乌克兰专家还将研究Digger基金会的现场专家。</text:p>
      <text:p text:style-name="P4">
大约120万瑞士法郎的整个协助包(超过130万美元)他们将资助瑞士的武装部队。</text:p>
      <text:p text:style-name="P4">
演示文稿说：“ Sapper机器和培训的传输定于9月进行。”</text:p>
      <text:p text:style-name="P4">
自去年夏天以来，瑞士以及日内瓦国际中心主义需求也接受了乌克兰人道主义专家的培训**。</text:p>
      <text:p text:style-name="P4">
培训课程在和平计划合作计划的框架内举行。旅行和住宿的参与者的费用被瑞士武装部队覆盖。</text:p>
      <text:p text:style-name="P4">
瑞士早些<text:a xlink:type="simple" xlink:href="https://armyinform.com.ua/2023/06/07/shvejczariya-zrobyla-krok-shhodo-reeksportu-zbroyi-dlya-ukrayiny-dmytro-kuleba/" text:style-name="Internet_20_link" text:visited-style-name="Visited_20_Internet_20_Link">
做到了</text:a>
乌克兰真正出口武器的步骤。</text:p>
      <text:p text:style-name="P4">
News Source: <text:a xlink:type="simple" xlink:href="https://armyinform.com.ua/2023/06/23/shvejczariya-nadaye-ukrayini-ponad-e12-mln-na-obladnannya-dlya-rozminuvannya/" text:style-name="Internet_20_link" text:visited-style-name="Visited_20_Internet_20_Link">
https://armyinform.com.ua/2023/06/23/shvejczariya-nadaye-ukrayini-ponad-e12-mln-na-obladnannya-dlya-rozminuvannya/</text:a>
</text:p>
      <!--NEWS-->
      <text:h text:style-name="P10" text:outline-level="1">
<text:span text:style-name="T4">
欧盟邮政已同意11包针对俄罗斯的制裁 - 外部情报服务</text:span>
</text:h>
      <text:p text:style-name="P4">
作者: ['АРМІЯINFORM']</text:p>
      <text:p text:style-name="P4">
时间: 2023-06-23T6:00:00-04:00</text:p>
      <text:p text:style-name="P4">
描述: 关于乌克兰卡里安玫瑰木的控制权 - 在自己的公司Storinzi上与乌克兰2022年的战争，与乌克兰的最新新闻，今天与乌克兰的新闻战争，今天与乌克兰的新闻战争，今天上次与乌克兰的新闻战争，乌克兰和俄罗斯，俄罗斯和俄罗斯，俄罗斯，俄罗斯和俄罗斯和俄罗斯和当与乌克兰与乌克兰的战争将在不久的将来与乌克兰战争时，与乌克兰的战争，今天与乌克兰的战争，今天的乌克兰新闻，乌克兰的乌克兰媒体新闻俄罗斯的乌克兰新闻将在俄罗斯</text:p>
      <text:p text:style-name="P4">
图片: ['<text:a xlink:type="simple" xlink:href="https://armyinform.com.ua/wp-content/uploads/2023/06/355496452_569477738708181_6574025600932992907_n.jpg" text:style-name="Internet_20_link" text:visited-style-name="Visited_20_Internet_20_Link">
355496452_569477738708181_6574025600932992907_n.jpg</text:a>
']</text:p>
      <text:p text:style-name="P4">
标签: ['STOPRUSSIA', 'АГРЕСІЯ РФ', 'ВІЙНА', 'ВТОРГНЕННЯ РФ']</text:p>
      <text:p text:style-name="P4">
类别: News</text:p>
      <!--METADATA-->
      <text:p text:style-name="P4">
<draw:frame draw:style-name="fr1" draw:name="Image315" text:anchor-type="as-char" svg:width="6.9236in" svg:height="4.615733in" draw:z-index="0">
<draw:image xlink:href="../Images/AРМІЯINFORM/2023-06-23T6-00-00-04-00/355496452_569477738708181_6574025600932992907_n.jpg" xlink:type="simple" xlink:show="embed" xlink:actuate="onLoad" draw:mime-type="image/jpeg"/>
</draw:frame>
关于它<text:a xlink:type="simple" xlink:href="https://www.facebook.com/SZRUkraine/posts/pfbid02DJCpmHRTT32EUigFLAhetmqf5kd4gieLAzQRUkStFjU6wMcgp4Mq9QCrFyCkTUFEl" text:style-name="Internet_20_link" text:visited-style-name="Visited_20_Internet_20_Link">
报告</text:a>
乌克兰在其官方Facebook页面上的外部情报服务。</text:p>
      <text:p text:style-name="P4">
欧盟职位已同意对俄罗斯的一项制裁，其中包括旨在抵消制裁和个人上市的措施。 特别是，也禁止了70个个人和30个法人实体，而南部分支机构管道“ Druzhba”的俄罗斯拖车的分解和石油运输 - 俄罗斯石油进入欧洲的唯一一个。</text:p>
      <text:p text:style-name="P4">
欧盟委员会主管Ursula Lyayen Funder在乌克兰国际复苏会议上说，欧洲联盟将在进入暑假之前使用冷冻的俄罗斯资产。</text:p>
      <text:p text:style-name="P4">
到9月，欧盟将批准双重用途技术的清单，其出口将仅限于所有不友好的国家，尤其是俄罗斯。</text:p>
      <text:p text:style-name="P4">
生产网络设备软件产品的美国跨国公司思科(Cisco)在俄罗斯联合会上关闭了其子公司“ Siskosistms”。</text:p>
      <text:p text:style-name="P4">
根据有关俄罗斯实体的业务活动的最新研究，五月份的销售量跌至2021年的夏季，在1,800名被调查的企业家中，有84％被宣布为负面动力。29％。</text:p>
      <text:p text:style-name="P4">
俄罗斯联邦的中小型业务变得越来越难以获得活动的贷款：在5月，只有25％的人做出了积极的财务决策。 在服务领域和II领域都观察到信贷可用性的负面信息。</text:p>
      <text:p text:style-name="P4">
在俄罗斯的65个地区，血液学家没有足够的血液学家。 根据最新研究，2021年，俄罗斯联邦只有448位血液学家 - 平均有五名医生(实际上，根本没有这样的专家). Дефіцит гематологів первинноїланки становить 40 %.</text:p>
      <text:p text:style-name="P4">
госдума схвалила у першому читанні законопроєкт про запровадження длязабудовників ПДВ у 20 % під час продажу апартаментів і це незважаючи на те, щозабудовники скаржаться на те, що на ринку відбувається падіння попиту черезпостійне зростання цін на таку нерухомість.</text:p>
      <text:p text:style-name="P4">
在俄罗斯一年半的时间里，新建筑物的住房成本增长了50％。</text:p>
      <text:p text:style-name="P4">
俄罗斯联邦总检察官办公室认可了国际自然组织“世界自然基金”在俄罗斯的活动。(WWF)这是在Rhin代理商上得到认可的，据称是“对经济领域安全的威胁”。</text:p>
      <text:p text:style-name="P4">
自7月3日以来，立陶宛海关官员加强了白俄罗斯和俄罗斯领土的57个货物货运命令。 在加强过境控制的情况下使用生产，该产品用于“用于军事目的或增加俄罗斯工业的力量”。</text:p>
      <text:p text:style-name="P4">
根据“ Zhelezhnorozhnikov Belarusii的托运”，自今年年初以来，“ Belorusky昂贵”的公用事业是由996人的员工不合理的。 今年，铁路将不得不支付3亿卢布。</text:p>
      <text:p text:style-name="P4">
在白俄罗斯，三个俄罗斯品牌“ Alia”，“ Mirra”和“ Hotkoff”的精制油被从出售精制的石油中取出。 专家已经确定，其中有害脂肪产品的含量已超过了几次，并且产品本身无法作为发行的产品倒塌。</text:p>
      <text:p text:style-name="P4">
白俄罗斯运动员不会因为该国领先的击剑军官而参加击剑世界杯击剑。</text:p>
      <text:p text:style-name="P4">
News Source: <text:a xlink:type="simple" xlink:href="https://armyinform.com.ua/2023/06/23/postpredy-yevrosoyuzu-pogodyly-11-paket-sankczij-proty-rosiyi-sluzhba-zovnishnoyi-rozvidky/" text:style-name="Internet_20_link" text:visited-style-name="Visited_20_Internet_20_Link">
https://armyinform.com.ua/2023/06/23/postpredy-yevrosoyuzu-pogodyly-11-paket-sankczij-proty-rosiyi-sluzhba-zovnishnoyi-rozvidky/</text:a>
</text:p>
      <!--NEWS-->
      <text:h text:style-name="P10" text:outline-level="1">
<text:span text:style-name="T4">
Vereshchuk关于ZPP的风险：不要害怕俄罗斯人，而是他们的头足类</text:span>
</text:h>
      <text:p text:style-name="P4">
作者: Ukrinform (Person)</text:p>
      <text:p text:style-name="P4">
出版商: Укринформ (Organization)</text:p>
      <text:p text:style-name="P4">
出版时间: 2023-06-23T6:24:00+03:00</text:p>
      <text:p text:style-name="P4">
修改时间: 2023-06-23T22:24:00+03:00</text:p>
      <text:p text:style-name="P4">
描述: 维切尔米尔（Viceremier）最少的少数人重新整合了临时占领的领土，伊琳娜·弗雷什丘克（Irina Vereshchuk）评论了俄罗斯对Zaporizhzhya核电站的恐怖行为的可能性，并指出，侵略者国家的任何事情都可以预期。  - 乌克林。</text:p>
      <text:p text:style-name="P4">
图片: ['<text:a xlink:type="simple" xlink:href="https://static.ukrinform.com/photos/2023_01/thumb_files/630_360_1673897824-865.png" text:style-name="Internet_20_link" text:visited-style-name="Visited_20_Internet_20_Link">
630_360_16738...</text:a>
']</text:p>
      <text:p text:style-name="P4">
标签: ['Верещук', 'Запорізька АЕС', 'Війна з Росією']</text:p>
      <text:p text:style-name="P4">
类型: Article</text:p>
      <!--METADATA-->
      <text:p text:style-name="P4">
<draw:frame draw:style-name="fr1" draw:name="Image316" text:anchor-type="as-char" svg:width="6.9236in" svg:height="3.956343in" draw:z-index="0">
<draw:image xlink:href="../Images/yкринформ/2023-06-23T6-24-00-03-00/630_360_1673897824-865.png" xlink:type="simple" xlink:show="embed" xlink:actuate="onLoad" draw:mime-type="image/png"/>
</draw:frame>
临时占领的Irina Vereshchuk重新融入的Viceremier-Minister-Minister对在Zaporizhzhya核电站上安排恐怖行为的可能性发表了评论，他指出，可以预期从国家 /地区进行恐怖行为。</text:p>
      <text:p text:style-name="P4">
她在[电报]中写了有关它的文章(https://t.me/vereshchuk_iryna/1945)，报道乌克林福姆。</text:p>
      <text:p text:style-name="P4">
“许多人现在问我。 风险和如何处理我们的凸耳吗？ 在一场完整的战争中，不同。 从俄罗斯人可以看待任何东西。 他们的生活和思考与文明世界不同。没有必要看到它们，而是他们的头像。 虽然，可以提供自我保护的本能。” Vereshchuk写道。</text:p>
      <text:p text:style-name="P4">
<text:span text:style-name="T4">
另请阅读：</text:span>
 <text:span text:style-name="T4">
 [Kyslytsya敦促世界对ZPP的威胁恐怖]认真](https://www.ukrinform.ua/rubric-ato/3726957-kislica-zaklikav-svit-serjozno-postavitisa-do-zagrozi-adernogo-teroru-na-zaes.html)</text:span>
</text:p>
      <text:p text:style-name="P4">
她回忆说，去年，入侵者逃离了切尔诺贝利NPP。 她强调，ZPP的事件对于包括俄罗斯人在内的所有人来说都是一个全球问题。</text:p>
      <text:p text:style-name="P4">
“我认为尽管头上有木屑，但他们感觉到了。 阿拉萨(Alaza)不是从美好的生活中获得的，这次我们获得了对人类制作的ta虫挑战的危机反应的独特经历。 现在，世界上没有这样的经验。”</text:p>
      <text:p text:style-name="P4">
<text:span text:style-name="T4">
另请阅读：</text:span>
 <text:span text:style-name="T4">
 <text:a xlink:type="simple" xlink:href="https://www.ukrinform.ua/rubric-economy/3726783-mozlivij-rosijskij-terakt-na-zaes-cim-ce-zagrozue-ukraini-evropi-j-samij-rosii.html" text:style-name="Internet_20_link" text:visited-style-name="Visited_20_Internet_20_Link">
可能在ZPP的俄罗斯恐怖袭击：什么威胁乌克兰，欧洲和俄罗斯本身</text:a>
</text:span>
</text:p>
      <text:p text:style-name="P4">
重返社会部负责人呼吁乌克兰人信任各个机构的官方信息。 内政部，SES，MOH和其他人都知道他们的业务。</text:p>
      <text:p text:style-name="P4">
“我该怎么办？ 居住。 在您的工作原理：每天冷静。 照顾儿童。 另外，为了帮助人们接近：敏感和真诚。” Vereshchuk建议。</text:p>
      <text:p text:style-name="P4">
<text:span text:style-name="T4">
另请阅读：</text:span>
 <text:span text:style-name="T4">
 <text:a xlink:type="simple" xlink:href="https://www.ukrinform.ua/rubric-economy/3726662-fiksuetsa-neznacne-znizenna-rivna-vodi-u-stavkuoholodzuvaci-zaes-energoatom.html" text:style-name="Internet_20_link" text:visited-style-name="Visited_20_Internet_20_Link">
ZPEP结果族中的水位略有降低 -  Energoatom</text:a>
</text:span>
</text:p>
      <text:p text:style-name="P4">
据报道，沃迪米尔Zelenskyy总统表示，俄罗斯联邦正在考虑在Zaporizhzhya Atomic Power Power厂的恐怖法案安排的情况，并为此做好了准备。</text:p>
      <text:p text:style-name="P4">
News Source: <text:a xlink:type="simple" xlink:href="https://www.ukrinform.ua/rubric-ato/3727008-veresuk-pro-riziki-na-zaes-boatis-treba-ne-rosian-a-ihnogo-golovotapstva.html" text:style-name="Internet_20_link" text:visited-style-name="Visited_20_Internet_20_Link">
https://www.ukrinform.ua/rubric-ato/3727008-veresuk-pro-riziki-na-zaes-boatis-treba-ne-rosian-a-ihnogo-golovotapstva.html</text:a>
</text:p>
      <!--NEWS-->
      <text:h text:style-name="P10" text:outline-level="1">
<text:span text:style-name="T4">
在基辅，武装部队转型计划的参与者发生了</text:span>
</text:h>
      <text:p text:style-name="P4">
作者: ['АРМІЯINFORM']</text:p>
      <text:p text:style-name="P4">
时间: 2023-06-23T70:00:00-04:00</text:p>
      <text:p text:style-name="P4">
描述: 乌克兰Zbroyni部队的Tridzit的Tridzit Truna的日子，...与乌克兰2022年的战争，与乌克兰的最新消息，今天与乌克兰的新闻战争，乌克兰2022年的新闻战争，乌克兰和俄罗斯与俄罗斯和俄罗斯之间的战争将会当与乌克兰的战争将在不久的将来与乌克兰发生战争时，今天与乌克兰的战争，今天与乌克兰的战争，今天的乌克兰新闻，乌克兰的乌克兰媒体新闻俄罗斯的乌克兰新闻将在俄罗斯</text:p>
      <text:p text:style-name="P4">
图片: ['<text:a xlink:type="simple" xlink:href="https://armyinform.com.ua/wp-content/uploads/2023/06/355859183_61046.jpg" text:style-name="Internet_20_link" text:visited-style-name="Visited_20_Internet_20_Link">
355859183_61046.jpg</text:a>
']</text:p>
      <text:p text:style-name="P4">
标签: ['ГШ ЗСУ', 'КИЄВО-МОГИЛЯНСЬКА АКАДЕМІЯ', 'ТРАНСФОРМАЦІЯ ЗСУ']</text:p>
      <text:p text:style-name="P4">
类别: News</text:p>
      <!--METADATA-->
      <text:p text:style-name="P4">
<draw:frame draw:style-name="fr1" draw:name="Image317" text:anchor-type="as-char" svg:width="6.9236in" svg:height="4.615733in" draw:z-index="0">
<draw:image xlink:href="../Images/AРМІЯINFORM/2023-06-23T70-00-00-04-00/355859183_61046.jpg" xlink:type="simple" xlink:show="embed" xlink:actuate="onLoad" draw:mime-type="image/jpeg"/>
</draw:frame>
前几天，武装部队，科学家和部门负责人的三十多名官员和将军，国民国民国民大学乌克兰国民大学的雇员在加拿大政府的支持下组织的练习结果获得了证书与专家Mohyla战略机构一起。</text:p>
      <text:p text:style-name="P4">
关于它<text:a xlink:type="simple" xlink:href="https://www.facebook.com/GeneralStaff.ua/posts/pfbid0ZrTFBW3RZyD5nJ1nQHVZdMUdmqXRdn6Fxyw2XTJpvEoZmgJbhE1PXwygcXqmUwXbl" text:style-name="Internet_20_link" text:visited-style-name="Visited_20_Internet_20_Link">
报告</text:a>
武装部队的总人员。</text:p>
      <text:p text:style-name="P4">
乌克兰武装部队武装部队武装部队弗拉基米尔·科瓦尔(Vladimir Koval)武装部队副负责人开设了乌克兰武装部队武装部队的新北约武装部队武装部队武装部队的关键方面。 。 他概述了乌克兰武装部队的愿景，任务，一种新格式的武装力量，武装部队的关键能力以及将其组成部分整合到多规定的空间中的顺序。</text:p>
      <text:p text:style-name="P4">
该项目的参与者完成了加拿大国防在乌克兰的依恋。 在指出乌克兰武装部队在掌握新知识和技能方面的巨大利益之后，他被认为，他们收到的案件的发展将独立进行，在解放解放时进行真正的战斗乌克兰领土。</text:p>
      <text:p text:style-name="P4">
Panigelen Savruk的Mohyla战略机构的经理乌克兰安全部门的战略计划负责生产力。</text:p>
      <text:p text:style-name="P4">
她说：“课程已完全实施，但生活不断对研究进行调整，因此我们希望能够取得富有成效的合作。”</text:p>
      <text:p text:style-name="P4">
演习的参与者指出，在类似项目中出生的发展应成为新型乌克兰军队的基础，并且已经委托改革的开始。</text:p>
      <text:p text:style-name="P4">
News Source: <text:a xlink:type="simple" xlink:href="https://armyinform.com.ua/2023/06/23/u-kyyevi-vidbuvsya-vypusk-uchasnykiv-navchalnoyi-programy-transformacziya-zsu/" text:style-name="Internet_20_link" text:visited-style-name="Visited_20_Internet_20_Link">
https://armyinform.com.ua/2023/06/23/u-kyyevi-vidbuvsya-vypusk-uchasnykiv-navchalnoyi-programy-transformacziya-zsu/</text:a>
</text:p>
      <!--NEWS-->
      <text:h text:style-name="P10" text:outline-level="1">
<text:span text:style-name="T4">
欧洲对俄罗斯制裁的第11套套餐被实施</text:span>
</text:h>
      <text:p text:style-name="P4">
作者: ['АРМІЯINFORM']</text:p>
      <text:p text:style-name="P4">
时间: 2023-06-23T71:00:00-04:00</text:p>
      <text:p text:style-name="P4">
描述: Syogodnis，23蠕虫，填满了俄罗斯联邦Sanziy的Veneumnias包装的装饰成为乌克兰与俄罗斯之间的战争，以及何时，何时，何时，何时，何时，何时，何时，何时，2022年与乌克兰的战争将在不久的将来与乌克兰发生战争，与乌克兰的战争，乌克兰的战争，乌克兰的新闻今天，乌克兰新闻在乌克兰媒体的俄罗斯人</text:p>
      <text:p text:style-name="P4">
图片: ['<text:a xlink:type="simple" xlink:href="https://armyinform.com.ua/wp-content/uploads/2023/06/r-1.jpg" text:style-name="Internet_20_link" text:visited-style-name="Visited_20_Internet_20_Link">
r-1.jpg</text:a>
']</text:p>
      <text:p text:style-name="P4">
标签: ['АНТИРОСІЙСЬКІ САНКЦІЇ', 'ЕСТОНІЯ', 'ЄВРОПЕЙСЬКИЙ СОЮЗ']</text:p>
      <text:p text:style-name="P4">
类别: News</text:p>
      <!--METADATA-->
      <text:p text:style-name="P4">
<draw:frame draw:style-name="fr1" draw:name="Image318" text:anchor-type="as-char" svg:width="6.9236in" svg:height="4.534279in" draw:z-index="0">
<draw:image xlink:href="../Images/AРМІЯINFORM/2023-06-23T71-00-00-04-00/r-1.jpg" xlink:type="simple" xlink:show="embed" xlink:actuate="onLoad" draw:mime-type="image/jpeg"/>
</draw:frame>
今天，6月23日，6月21日通过的第十一包欧盟制裁对俄罗斯联合会进行生效。</text:p>
      <text:p text:style-name="P4">
关于它<text:a xlink:type="simple" xlink:href="https://vm.ee/en/news/european-union-ramps-sanctions-against-russia" text:style-name="Internet_20_link" text:visited-style-name="Visited_20_Internet_20_Link">
报告</text:a>
爱沙尼亚外交部出版社服务。</text:p>
      <text:p text:style-name="P4">
声明说：“欧盟已批准了一项新的制裁措施，通过向工业和工业综合体的企业增加87个企业，对俄罗斯采取限制性措施。”</text:p>
      <text:p text:style-name="P4">
爱沙尼亚外交部长玛格斯·塔克(Margus Tahkn)说，泰国欧盟的爱沙尼亚继续努力，使制裁最大程度地严格有效，并影响俄罗斯最依赖于对乌克兰侵略的部门。</text:p>
      <text:p text:style-name="P4">
他强调，一项新的制裁措施将限制俄罗斯避免已经有效的制裁的能力。</text:p>
      <text:p text:style-name="P4">
该方案首次是一项约束措施，包括扩大对俄罗斯制裁的第三个国家的出口扩展。总的来说，它允许禁止出口与该商品有关国防工业。</text:p>
      <text:p text:style-name="P4">
早些时候，欧盟的职位<text:a xlink:type="simple" xlink:href="https://armyinform.com.ua/2023/06/23/postpredy-yevrosoyuzu-pogodyly-11-paket-sankczij-proty-rosiyi-sluzhba-zovnishnoyi-rozvidky/" text:style-name="Internet_20_link" text:visited-style-name="Visited_20_Internet_20_Link">
同意</text:a>
对俄罗斯的第11套制裁措施。</text:p>
      <text:p text:style-name="P4">
News Source: <text:a xlink:type="simple" xlink:href="https://armyinform.com.ua/2023/06/23/11-j-paket-yevropejskyh-sankczij-proty-rosiyi-nabuv-chynnosti-mzs-estoniyi/" text:style-name="Internet_20_link" text:visited-style-name="Visited_20_Internet_20_Link">
https://armyinform.com.ua/2023/06/23/11-j-paket-yevropejskyh-sankczij-proty-rosiyi-nabuv-chynnosti-mzs-estoniyi/</text:a>
</text:p>
      <!--NEWS-->
      <text:h text:style-name="P10" text:outline-level="1">
<text:span text:style-name="T4">
切尔诺贝利后卫被移交给国旗协调总部的代表</text:span>
</text:h>
      <text:p text:style-name="P4">
作者: ['АРМІЯINFORM']</text:p>
      <text:p text:style-name="P4">
时间: 2023-06-23T72:00:00-04:00</text:p>
      <text:p text:style-name="P4">
描述: 在协调的总部，Zustych Iz被Vishicovovoviv，Yaki的Vishicovovoviv精致...与乌克兰2022年的战争，与乌克兰的最新消息与乌克兰2022年的新闻战争，乌克兰2022年与乌克兰的新闻战争，无论是在2022年与乌克兰战争时，他们说，是否会有一年的一年，在不久的将来会与乌克兰战争</text:p>
      <text:p text:style-name="P4">
图片: ['<text:a xlink:type="simple" xlink:href="https://armyinform.com.ua/wp-content/uploads/2023/06/d6eb2468-c795-4f5f-b9d4-6ccbd3635343.jpg" text:style-name="Internet_20_link" text:visited-style-name="Visited_20_Internet_20_Link">
d6eb2468-c795-4f5f-b9d4-6ccbd3635343.jpg</text:a>
']</text:p>
      <text:p text:style-name="P4">
标签: ['ЗАХИСНИКИ ЧАЕС', 'КООРДИНАЦІЙНИЙ ШТАБ З ПИТАНЬ ПОВОДЖЕННЯ З ВІЙСЬКОВОПОЛОНЕНИМИ']</text:p>
      <text:p text:style-name="P4">
类别: News</text:p>
      <!--METADATA-->
      <text:p text:style-name="P4">
<draw:frame draw:style-name="fr1" draw:name="Image319" text:anchor-type="as-char" svg:width="6.9236in" svg:height="3.888755in" draw:z-index="0">
<draw:image xlink:href="../Images/AРМІЯINFORM/2023-06-23T72-00-00-04-00/d6eb2468-c795-4f5f-b9d4-6ccbd3635343.jpg" xlink:type="simple" xlink:show="embed" xlink:actuate="onLoad" draw:mime-type="image/jpeg"/>
</draw:frame>
协调总部会见了守卫切尔诺贝利NPP的囚犯的亲戚。 在近距离军人会议开始时，他们感谢协调其亲戚的员工团队，并递给总部秘书dmitry usal sumprymend符号符号 - 生产该单位的徽标。</text:p>
      <text:p text:style-name="P4">
关于它<text:a xlink:type="simple" xlink:href="https://t.me/Koord_shtab/1309" text:style-name="Internet_20_link" text:visited-style-name="Visited_20_Internet_20_Link">
报告</text:a>
询问战俘的询问总部。</text:p>
      <text:p text:style-name="P4">
“我们也感谢您的耐力。 在所有这段时期，总部都建议您勇于勇气，以及对恐怖分子国家的持续压力，帮助我们解放了如此大量的亲戚，并帮助返回其余的人，现在，”协调员Bogdan Okhrimenko的工作组秘书说。</text:p>
      <text:p text:style-name="P4">
军人亲戚的主要问题之一是，可以解决长期以来在切尔诺贝利孤立的解放后卫的辐射水平。 Bogdan Okhrimenko指出，如今可以衡量这种辐射的程度，Dmitry Usov指出，他将向红十字会的国际委员会提出正式上诉，并提议对Chernobyl NPP的解放后的反品进行全面调查，提交进一步的国际法庭。</text:p>
      <text:p text:style-name="P4">
Dmitry USOV回答了进一步交流的前景问题，作为该小组的参与者指出，俄罗斯人并不总是对交流感兴趣。</text:p>
      <text:p text:style-name="P4">
“问题在于，我们的交换基金的很大一部分是由瓦格纳或风暴支队组成的 - 在监狱中呆了15年，更多的人，患有艾滋病毒，肝炎，开放式形式性抑制剂等严重疾病。 俄罗斯人不需要他们，他们不想接他们。 毕竟，在我们对他们的囚禁中，与以前的大多数前世相比，我们的条件要好得多。”</text:p>
      <text:p text:style-name="P4">
News Source: <text:a xlink:type="simple" xlink:href="https://armyinform.com.ua/2023/06/23/ridni-zvilnenyh-z-polonu-zahysnykiv-chaes-vruchyly-predstavnykam-koordynaczijnogo-shtabu-prapor/" text:style-name="Internet_20_link" text:visited-style-name="Visited_20_Internet_20_Link">
https://armyinform.com.ua/2023/06/23/ridni-zvilnenyh-z-polonu-zahysnykiv-chaes-vruchyly-predstavnykam-koordynaczijnogo-shtabu-prapor/</text:a>
</text:p>
      <!--NEWS-->
      <text:h text:style-name="P10" text:outline-level="1">
<text:span text:style-name="T4">
每天超过500个爆炸性物体被中和sess的烟火技术</text:span>
</text:h>
      <text:p text:style-name="P4">
作者: ['АРМІЯINFORM']</text:p>
      <text:p text:style-name="P4">
时间: 2023-06-23T73:00:00-04:00</text:p>
      <text:p text:style-name="P4">
描述: 乌克兰的基洛蒂奇（Kirotechnici）药丸服务的最后一刻是Zvozvichah ...与乌克兰2022年的战争，与乌克兰的最新新闻战争，与乌克兰的新闻战争，乌克兰2022年的新闻战争，今天将在乌克兰和俄罗斯之间以及俄罗斯和俄罗斯以及何时进行战争他们说，与乌克兰与乌克兰的战争将在不久的将来与乌克兰发生战争，他们说，与乌克兰的战争，今天的乌克兰新闻，乌克兰的新闻，乌克兰媒体在俄罗斯的乌克兰新闻</text:p>
      <text:p text:style-name="P4">
图片: ['<text:a xlink:type="simple" xlink:href="https://armyinform.com.ua/wp-content/uploads/2022/12/626bf4da61ec9.jpeg" text:style-name="Internet_20_link" text:visited-style-name="Visited_20_Internet_20_Link">
626bf4da61ec9.jpeg</text:a>
']</text:p>
      <text:p text:style-name="P4">
标签: ['АГРЕСІЯ РФ', 'ДСНС УКРАЇНИ', 'РОЗМІНУВАННЯ']</text:p>
      <text:p text:style-name="P4">
类别: News</text:p>
      <!--METADATA-->
      <text:p text:style-name="P4">
<draw:frame draw:style-name="fr1" draw:name="Image320" text:anchor-type="as-char" svg:width="6.9236in" svg:height="4.32725in" draw:z-index="0">
<draw:image xlink:href="../Images/AРМІЯINFORM/2023-06-23T73-00-00-04-00/626bf4da61ec9.jpeg" xlink:type="simple" xlink:show="embed" xlink:actuate="onLoad" draw:mime-type="image/jpeg"/>
</draw:frame>
说明性照片</text:p>
      <text:p text:style-name="P4">
在最后一天，乌克兰国家服务处的烟火单位不确定的情况<text:span text:style-name="T4">
 142次</text:span>
参与了国防任务的执行。</text:p>
      <text:p text:style-name="P4">
关于它<text:a xlink:type="simple" xlink:href="https://dsns.gov.ua/uk/news/nadzvicaini-podiyi/informaciia-shhodo-diialnosti-pirotexnicnix-pidrozdiliv-dsns-130" text:style-name="Internet_20_link" text:visited-style-name="Visited_20_Internet_20_Link">
报告</text:a>
乌克兰的Sesu。</text:p>
      <text:p text:style-name="P4">
烟火单元揭示，扣押和处置<text:span text:style-name="T4">
 538精美的物体</text:span>
，面积为62.65公顷。</text:p>
      <text:p text:style-name="P4">
最常工作的烟火单元工作：在哈尔基夫地区19 571次，基辅地区-8 501，顿涅茨克地区-6 231，mykolaiv地区-5 238，赫尔森地区-5763 -5763，Chernihiv -4 736，Sumy地区，2 221 -1 121。</text:p>
      <text:p text:style-name="P4">
参考：从大规模的军事入侵开始，乌克兰领土上的俄罗斯联邦，404 089的物体生产和2,891公斤的爆炸性物质，尤其是3 001航空炸弹，已被处置在乌克兰领土。 调查了90多个479公顷的领土。</text:p>
      <text:p text:style-name="P4">
我们想提醒您，如果您发现与火箭或火箭残骸类似的可疑物体，绝对可以触摸自己的发现，不要让它疲倦。 和：</text:p>
      <text:p text:style-name="P4">
*不要移动物体，不要试图拆卸它们，将它们带入房屋，将它们埋在地面上，将它们扔进水库等。</text:p>
      <text:p text:style-name="P4">
立即报告SES单元的发现-101或警察-102。报告专家并指示可疑名称的位置。</text:p>
      <text:p text:style-name="P4">
News Source: <text:a xlink:type="simple" xlink:href="https://armyinform.com.ua/2023/06/23/za-dobu-pirotehniky-dsns-zneshkodyly-ponad-500-vybuhonebezpechnyh-predmetiv-3/" text:style-name="Internet_20_link" text:visited-style-name="Visited_20_Internet_20_Link">
https://armyinform.com.ua/2023/06/23/za-dobu-pirotehniky-dsns-zneshkodyly-ponad-500-vybuhonebezpechnyh-predmetiv-3/</text:a>
</text:p>
      <!--NEWS-->
      <text:h text:style-name="P10" text:outline-level="1">
<text:span text:style-name="T4">
Alexei Reznikov关于维尔纽斯的北约峰会：我希望乌克兰加入联盟的明确条款和条件</text:span>
</text:h>
      <text:p text:style-name="P4">
作者: ['АРМІЯINFORM']</text:p>
      <text:p text:style-name="P4">
时间: 2023-06-23T74:00:00-04:00</text:p>
      <text:p text:style-name="P4">
描述: Miniter抗议乌克兰Oleksiy Reznikov ITSKUYU，我是Vilay Samit Nato Chitky ...与乌克兰2022年的战争，与乌克兰的最新消息，今天与乌克兰的新闻，今天与乌克兰2022年的新闻，今天，乌克兰和俄罗斯和俄罗斯之间的战争将是一场战争他们说，与乌克兰的战争在2022年是否会有一年的战争，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3/06/photo_5238142157607520955_y-1.jpg" text:style-name="Internet_20_link" text:visited-style-name="Visited_20_Internet_20_Link">
photo_5238142157607520955_y-1.jpg</text:a>
']</text:p>
      <text:p text:style-name="P4">
标签: ['ВСТУП УКРАЇНИ ДО НАТО', 'ОЛЕКСІЙ РЕЗНІКОВ', 'ОФІЦІЙНО']</text:p>
      <text:p text:style-name="P4">
类别: News</text:p>
      <!--METADATA-->
      <text:p text:style-name="P4">
<draw:frame draw:style-name="fr1" draw:name="Image321" text:anchor-type="as-char" svg:width="6.9236in" svg:height="4.546497in" draw:z-index="0">
<draw:image xlink:href="../Images/AРМІЯINFORM/2023-06-23T74-00-00-04-00/photo_5238142157607520955_y-1.jpg" xlink:type="simple" xlink:show="embed" xlink:actuate="onLoad" draw:mime-type="image/jpeg"/>
</draw:frame>
乌克兰阿列克谢·雷兹尼科夫国防部长预计，维尔纽斯峰会将乌克兰加入联盟的总条款和条件。</text:p>
      <text:p text:style-name="P4">
关于它<text:a xlink:type="simple" xlink:href="https://t.me/militarymediacenter/2336" text:style-name="Internet_20_link" text:visited-style-name="Visited_20_Internet_20_Link">
报告</text:a>
军事媒体中心。</text:p>
      <text:p text:style-name="P4">
消息写道：“我希望我们将获得一个清晰，可理解的信号和公式，我们将为北约国家提供一个清晰的国家。”</text:p>
      <text:p text:style-name="P4">
他希望峰会能概述入学时间或“某些事件”，之后乌克兰将成为联盟的成员，并且不再是“对“敞开大门”的模糊形式的理解。</text:p>
      <text:p text:style-name="P4">
我们将提醒，北约峰会将于7月在立陶宛维尔纽斯首都举行。</text:p>
      <text:p text:style-name="P4">
News Source: <text:a xlink:type="simple" xlink:href="https://armyinform.com.ua/2023/06/23/oleksij-reznikov-pro-samit-nato-u-vilnyusi-ochikuyu-chitkyh-terminiv-ta-umov-vstupu-ukrayiny-do-alyansu/" text:style-name="Internet_20_link" text:visited-style-name="Visited_20_Internet_20_Link">
https://armyinform.com.ua/2023/06/23/oleksij-reznikov-pro-samit-nato-u-vilnyusi-ochikuyu-chitkyh-terminiv-ta-umov-vstupu-ukrayiny-do-alyansu/</text:a>
</text:p>
      <!--NEWS-->
      <text:h text:style-name="P10" text:outline-level="1">
<text:span text:style-name="T4">
您相信地球上的所有人：乌克兰总统向军官呼吁 - 军事大学的毕业生</text:span>
</text:h>
      <text:p text:style-name="P4">
作者: ['АРМІЯINFORM']</text:p>
      <text:p text:style-name="P4">
时间: 2023-06-23T75:00:00-04:00</text:p>
      <text:p text:style-name="P4">
描述: Syogodnis，23岁的蠕虫，乌克兰Volodymyr Zelensky的总裁与Vyboda Oficeriv Z ...与乌克兰2022年的战争，与乌克兰与乌克兰的战争，今天与乌克兰的战争，今天与乌克兰2022年的新闻战争，乌克兰和俄罗斯之间的战争将会发生，乌克兰和俄罗斯之间的战争将是一场战争他们说，随着2022年，乌克兰将在不久的将来与乌克兰发动战争，他们说，与乌克兰的战争，今天的乌克兰新闻，乌克兰的新闻，乌克兰媒体在俄罗斯的乌克兰新闻</text:p>
      <text:p text:style-name="P4">
图片: ['<text:a xlink:type="simple" xlink:href="https://armyinform.com.ua/wp-content/uploads/2023/06/dc290373b1f8960762933dc2e5689681_1687510108_extra_large.jpeg" text:style-name="Internet_20_link" text:visited-style-name="Visited_20_Internet_20_Link">
dc290373b1f8960762933dc2e5689681_1687510108_extra_large.jpeg</text:a>
']</text:p>
      <text:p text:style-name="P4">
标签: ['ВИПУСК', 'ВІЙСЬКОВІ ВИШІ', 'ВОЛОДИМИР ЗЕЛЕНСЬКИЙ']</text:p>
      <text:p text:style-name="P4">
类别: News</text:p>
      <!--METADATA-->
      <text:p text:style-name="P4">
<draw:frame draw:style-name="fr1" draw:name="Image322" text:anchor-type="as-char" svg:width="6.9236in" svg:height="4.604691in" draw:z-index="0">
<draw:image xlink:href="../Images/AРМІЯINFORM/2023-06-23T75-00-00-04-00/dc290373b1f8960762933dc2e5689681_1687510108_extra_large.jpeg" xlink:type="simple" xlink:show="embed" xlink:actuate="onLoad" draw:mime-type="image/jpeg"/>
</draw:frame>
今天，6月23日，在军事大学的解雇人员向将军，军官，中士，士兵，老师和学员发表的乌克兰沃罗迪米尔·泽伦斯基总裁席卷时，以热情的讲话。 他指出，当前的人结合了一个共同的选择，高责任，勇气，对乌克兰的决心，将来每个人都将团结胜利。</text:p>
      <text:p text:style-name="P4">
关于它<text:a xlink:type="simple" xlink:href="https://www.president.gov.ua/news/vas-obyednuye-spilnij-vibir-visoka-vidpovidalnist-vidvaga-r-83761" text:style-name="Internet_20_link" text:visited-style-name="Visited_20_Internet_20_Link">
报告</text:a>
乌克兰总统办公室。</text:p>
      <ul>
        <li>
我今天表示祝贺<text:span text:style-name="T4">
国立空军大学Kozhedub!</text:span>
您大学的数十名军官和学员在培训期间已经掌握了新的武器样本。 其中包括Bayraktar，Iris-T，Nasams，Patriot和许多其他人。 他们确定将来会有IF-16。 他们坚信，乌克兰的战斗瀑布将成功关闭我们的天空。公认我们的防空将​​可靠地防止敌对的导弹和无人机。</li>
      </ul>
      <text:p text:style-name="P4">
您相信我们在地球上的所有人民。 让所有的天堂力量帮助您。</text:p>
      <text:p text:style-name="P4">
我祝贺这一天**军事坦克部队!以及哈尔基夫的其他部队，入侵者不允许入侵者进入这座城市，后来又参加了哈尔基夫地区的一名画家。</text:p>
      <text:p text:style-name="P4">
油轮说：“那些在拉特纳手套上胜利的人。” 我是真的，让您有一天可以删除这些手套并坚定地拥抱他们的父母，您的孩子，亲人和所有亲戚。我真诚地祝贺<text:span text:style-name="T4">
乌克兰军事</text:span>
 **  - 医学院!今年，乌克兰医学学院庆祝了成立30周年。 一直以来，您一直在促进军事医生，以满足乌克兰 - 军官的各种武装部队的需求。 善良的人的生命保护国家的生活。 谨慎的自由和独立。 我是为了您要做的重要而困难的事情。 希望您的健康和长寿，您的家人和您所帮助的任何人。</text:p>
      <text:p text:style-name="P4">
我祝贺国立大学军事培训系的老师和学生<text:span text:style-name="T4">
 </text:span>
 **乌克兰的生物库和环境管理!当不仅军事和技术，而且是自然力量时，我们地球上的一切都涉及共同胜利的乐趣。 当英雄不仅是人，而对国家的抵抗和服务的单一象征已经是传奇的狗弹药。 还有数千只在前线和后方的动物在与俄罗斯成长的战斗中有所帮助。 而且肯定会被打破。</text:p>
      <text:p text:style-name="P4">
我祝贺这一天**基辅国立大学军事学院!Shevchenko国立大学Shevchenko军事研究所准备了两十个专业和专业。</text:p>
      <text:p text:style-name="P4">
<text:span text:style-name="T4">
女士们，先生们!</text:span>
</text:p>
      <text:p text:style-name="P4">
我感谢每个教育机构的所有老师和员工的怀疑，经验和知识，即您的学生已经获得并获得了。 即使是难题是学员，他们很快就会成为官员，明天，其中一些人将释放到我国国防军的行列中，其他人将继续学习，以便硕士的教育，并补充乌克兰军队的长凳。</text:p>
      <text:p text:style-name="P4">
您不仅取决于共同的选择和高度责任。 你们都是勇气，决心，爱国主义，您团结了乌克兰的忠诚，保护它的意愿以及解放它的愿望。</text:p>
      <text:p text:style-name="P4">
News Source: <text:a xlink:type="simple" xlink:href="https://armyinform.com.ua/2023/06/23/u-vas-viryt-ves-narod-na-zemli-prezydent-ukrayiny-zvernuvsya-do-oficzeriv-vypusknykiv-vijskovyh-vyshiv/" text:style-name="Internet_20_link" text:visited-style-name="Visited_20_Internet_20_Link">
https://armyinform.com.ua/2023/06/23/u-vas-viryt-ves-narod-na-zemli-prezydent-ukrayiny-zvernuvsya-do-oficzeriv-vypusknykiv-vijskovyh-vyshiv/</text:a>
</text:p>
      <!--NEWS-->
      <text:h text:style-name="P10" text:outline-level="1">
<text:span text:style-name="T4">
另一个窗户输出：军官的肩带获得了200多名中尉，其中27名以荣誉完成</text:span>
</text:h>
      <text:p text:style-name="P4">
作者: ['Тетяна Головатюк']</text:p>
      <text:p text:style-name="P4">
时间: 2023-06-23T76:00:00-04:00</text:p>
      <text:p text:style-name="P4">
描述: 猕猴桃-blagovy Vibean Lyutenante visskovo美国京都京东...与乌克兰2022年的战争，与乌克兰的最新新闻战争，与乌克兰的新闻战争，乌克兰2022年的新闻战争，乌克兰和俄罗斯之间的战争将是一场战争他们说，与乌克兰与乌克兰的战争将在不久的将来与乌克兰战争，他们说，与乌克兰的战争，今天的乌克兰新闻，乌克兰的新闻，乌克兰媒体在俄罗斯的乌克兰新闻</text:p>
      <text:p text:style-name="P4">
图片: ['<text:a xlink:type="simple" xlink:href="https://armyinform.com.ua/wp-content/uploads/2023/06/golovna-45.jpg" text:style-name="Internet_20_link" text:visited-style-name="Visited_20_Internet_20_Link">
golovna-45.jpg</text:a>
', '<text:a xlink:type="simple" xlink:href="https://armyinform.com.ua/wp-content/uploads/2023/06/1h9a9483-150x150.jpg" text:style-name="Internet_20_link" text:visited-style-name="Visited_20_Internet_20_Link">
1h9a9483-150x150.jpg</text:a>
', '<text:a xlink:type="simple" xlink:href="https://armyinform.com.ua/wp-content/uploads/2023/06/1h9a9570-150x150.jpg" text:style-name="Internet_20_link" text:visited-style-name="Visited_20_Internet_20_Link">
1h9a9570-150x150.jpg</text:a>
', '<text:a xlink:type="simple" xlink:href="https://armyinform.com.ua/wp-content/uploads/2023/06/1h9a9476-150x150.jpg" text:style-name="Internet_20_link" text:visited-style-name="Visited_20_Internet_20_Link">
1h9a9476-150x150.jpg</text:a>
', '<text:a xlink:type="simple" xlink:href="https://armyinform.com.ua/wp-content/uploads/2023/06/1h9a9548-150x150.jpg" text:style-name="Internet_20_link" text:visited-style-name="Visited_20_Internet_20_Link">
1h9a9548-150x150.jpg</text:a>
', '<text:a xlink:type="simple" xlink:href="https://armyinform.com.ua/wp-content/uploads/2023/06/1h9a9647-150x150.jpg" text:style-name="Internet_20_link" text:visited-style-name="Visited_20_Internet_20_Link">
1h9a9647-150x150.jpg</text:a>
', '<text:a xlink:type="simple" xlink:href="https://armyinform.com.ua/wp-content/uploads/2023/06/1h9a9736-150x150.jpg" text:style-name="Internet_20_link" text:visited-style-name="Visited_20_Internet_20_Link">
1h9a9736-150x150.jpg</text:a>
', '<text:a xlink:type="simple" xlink:href="https://armyinform.com.ua/wp-content/uploads/2023/06/1h9a9785-150x150.jpg" text:style-name="Internet_20_link" text:visited-style-name="Visited_20_Internet_20_Link">
1h9a9785-150x150.jpg</text:a>
', '<text:a xlink:type="simple" xlink:href="https://armyinform.com.ua/wp-content/uploads/2023/06/1h9a9814-150x150.jpg" text:style-name="Internet_20_link" text:visited-style-name="Visited_20_Internet_20_Link">
1h9a9814-150x150.jpg</text:a>
', '<text:a xlink:type="simple" xlink:href="https://armyinform.com.ua/wp-content/uploads/2023/06/1h9a9822-150x150.jpg" text:style-name="Internet_20_link" text:visited-style-name="Visited_20_Internet_20_Link">
1h9a9822-150x150.jpg</text:a>
', '<text:a xlink:type="simple" xlink:href="https://armyinform.com.ua/wp-content/uploads/2023/06/1h9a9803-150x150.jpg" text:style-name="Internet_20_link" text:visited-style-name="Visited_20_Internet_20_Link">
1h9a9803-150x150.jpg</text:a>
']</text:p>
      <text:p text:style-name="P4">
标签: ['STOPRUSSIA', 'АГРЕСІЯ РФ', 'ВОЛОДИМИР ЗЕЛЕНСЬКИЙ']</text:p>
      <text:p text:style-name="P4">
类别: News</text:p>
      <!--METADATA-->
      <text:p text:style-name="P4">
<draw:frame draw:style-name="fr1" draw:name="Image323" text:anchor-type="as-char" svg:width="6.9236in" svg:height="4.615733in" draw:z-index="0">
<draw:image xlink:href="../Images/AРМІЯINFORM/2023-06-23T76-00-00-04-00/golovna-45.jpg" xlink:type="simple" xlink:show="embed" xlink:actuate="onLoad" draw:mime-type="image/jpeg"/>
</draw:frame>
塔拉斯·舍申科大学基辅国立大学塔拉斯·舍申科大学的下一期。</text:p>
      <text:p text:style-name="P4">
这位教育机构培训专家在以下专业中为乌克兰和其他安全部队的军械库和其他安全部队部门提供全面高等教育：语言学，政治学，心理学，新闻学，金融，银行，银行，保险和股票市场，法律，法律，法律，法律，法律，法律，法律，法律，法律，法律，法律，法律，法律，政治学和国防部。 Geodesy关系，公共通讯Tareliii。</text:p>
      <text:p text:style-name="P4">
<text:a xlink:type="simple" xlink:href="https://armyinform.com.ua/wp-content/uploads/2023/06/1h9a9483.jpg" text:style-name="Internet_20_link" text:visited-style-name="Visited_20_Internet_20_Link">
!(Images/AРМІЯINFORM/2023-06-23T76-00-00-04-00/1h9a9483-150x150.jpg)</text:a>
</text:p>
      <text:p text:style-name="P4">
<text:a xlink:type="simple" xlink:href="https://armyinform.com.ua/wp-content/uploads/2023/06/1h9a9570.jpg" text:style-name="Internet_20_link" text:visited-style-name="Visited_20_Internet_20_Link">
<draw:frame draw:style-name="fr1" draw:name="Image324" text:anchor-type="as-char" svg:width="6.9236in" svg:height="6.9236in" draw:z-index="0">
<draw:image xlink:href="../Images/AРМІЯINFORM/2023-06-23T76-00-00-04-00/1h9a9570-150x150.jpg" xlink:type="simple" xlink:show="embed" xlink:actuate="onLoad" draw:mime-type="image/jpeg"/>
</draw:frame>
</text:a>
</text:p>
      <text:p text:style-name="P4">
<text:a xlink:type="simple" xlink:href="https://armyinform.com.ua/wp-content/uploads/2023/06/1h9a9476.jpg" text:style-name="Internet_20_link" text:visited-style-name="Visited_20_Internet_20_Link">
<draw:frame draw:style-name="fr1" draw:name="Image325" text:anchor-type="as-char" svg:width="6.9236in" svg:height="6.9236in" draw:z-index="0">
<draw:image xlink:href="../Images/AРМІЯINFORM/2023-06-23T76-00-00-04-00/1h9a9476-150x150.jpg" xlink:type="simple" xlink:show="embed" xlink:actuate="onLoad" draw:mime-type="image/jpeg"/>
</draw:frame>
</text:a>
</text:p>
      <text:p text:style-name="P4">
<text:a xlink:type="simple" xlink:href="https://armyinform.com.ua/wp-content/uploads/2023/06/1h9a9548.jpg" text:style-name="Internet_20_link" text:visited-style-name="Visited_20_Internet_20_Link">
<draw:frame draw:style-name="fr1" draw:name="Image326" text:anchor-type="as-char" svg:width="6.9236in" svg:height="6.9236in" draw:z-index="0">
<draw:image xlink:href="../Images/AРМІЯINFORM/2023-06-23T76-00-00-04-00/1h9a9548-150x150.jpg" xlink:type="simple" xlink:show="embed" xlink:actuate="onLoad" draw:mime-type="image/jpeg"/>
</draw:frame>
</text:a>
今年，上述专业的200多名年轻官员获得了教育和资格级别的“单身汉”，并收到了主要警告“中尉”。 其中27个以荣誉完成。 在今年的毕业生中，有3名战斗人员和76名女军人。</text:p>
      <text:p text:style-name="P4">
<text:span text:style-name="T4">
背景。</text:span>
在乌克兰独立时期，军事研究所准备了4437名军官。 其中，有131枚获得了金牌，689获得了荣誉文凭。</text:p>
      <text:p text:style-name="P4">
传统上，庆祝活动是从拆除军事国旗研究所和乌克兰国歌的表演开始的。</text:p>
      <text:p text:style-name="P4">
这个问题很特别，因为在视频会议模式下，4个高等教育和国家沃罗迪米尔·泽伦斯基(Zelenskyy)的负责人加入了他。 根据机构首长的报道，乌克兰总统向每所大学的毕业生致意，这在他们的生活中做出了重要的选择 - 保护乌克兰和人民。</text:p>
      <text:p text:style-name="P4">
<text:a xlink:type="simple" xlink:href="https://armyinform.com.ua/wp-content/uploads/2023/06/1h9a9647.jpg" text:style-name="Internet_20_link" text:visited-style-name="Visited_20_Internet_20_Link">
!(Images/AРМІЯINFORM/2023-06-23T76-00-00-04-00/1h9a9647-150x150.jpg)</text:a>
</text:p>
      <text:p text:style-name="P4">
<text:a xlink:type="simple" xlink:href="https://armyinform.com.ua/wp-content/uploads/2023/06/1h9a9736.jpg" text:style-name="Internet_20_link" text:visited-style-name="Visited_20_Internet_20_Link">
<draw:frame draw:style-name="fr1" draw:name="Image327" text:anchor-type="as-char" svg:width="6.9236in" svg:height="6.9236in" draw:z-index="0">
<draw:image xlink:href="../Images/AРМІЯINFORM/2023-06-23T76-00-00-04-00/1h9a9736-150x150.jpg" xlink:type="simple" xlink:show="embed" xlink:actuate="onLoad" draw:mime-type="image/jpeg"/>
</draw:frame>
</text:a>
</text:p>
      <text:p text:style-name="P4">
他还希望基夫国立大学军事学院的毕业生以Shevchenko成功和快速实施预言词汇的命名：</text:p>
      <text:p text:style-name="P4">
并在新的土地上</text:p>
      <text:p text:style-name="P4">
敌人不会是，敌人，敌人，</text:p>
      <text:p text:style-name="P4">
并将成为儿子，并将有</text:p>
      <text:p text:style-name="P4">
地面上会有人。</text:p>
      <text:p text:style-name="P4">
问候之后，毕业生以沉默的方式兑现了乌克兰对所有死去的后卫的记忆。</text:p>
      <text:p text:style-name="P4">
同时，乌克兰国防部长Alexei Reznikov加入了庆祝活动，庆祝活动也向年轻官员致意。</text:p>
      <ul>
        <li>
这是您辛勤工作，专业和爱国主义的结果​​。 您是新一代军官军团，应负责我们国家的防御能力，即我们人民对乌克兰的晒黑的安全。 您是真正选择俄罗斯侵略道路的真正捍卫者。 您对祖国的立场和奉献精神应受到极大的尊重。 您是我们的力量和支持。 我毫不怀疑我们将在乌克兰再次建立和平与和平。 荣耀乌克兰! -  Alexeyreznikov说。</li>
      </ul>
      <text:p text:style-name="P4">
<text:a xlink:type="simple" xlink:href="https://armyinform.com.ua/wp-content/uploads/2023/06/1h9a9785.jpg" text:style-name="Internet_20_link" text:visited-style-name="Visited_20_Internet_20_Link">
!(Images/AРМІЯINFORM/2023-06-23T76-00-00-04-00/1h9a9785-150x150.jpg)</text:a>
</text:p>
      <text:p text:style-name="P4">
<text:a xlink:type="simple" xlink:href="https://armyinform.com.ua/wp-content/uploads/2023/06/1h9a9814.jpg" text:style-name="Internet_20_link" text:visited-style-name="Visited_20_Internet_20_Link">
<draw:frame draw:style-name="fr1" draw:name="Image328" text:anchor-type="as-char" svg:width="6.9236in" svg:height="6.9236in" draw:z-index="0">
<draw:image xlink:href="../Images/AРМІЯINFORM/2023-06-23T76-00-00-04-00/1h9a9814-150x150.jpg" xlink:type="simple" xlink:show="embed" xlink:actuate="onLoad" draw:mime-type="image/jpeg"/>
</draw:frame>
</text:a>
</text:p>
      <text:p text:style-name="P4">
<text:a xlink:type="simple" xlink:href="https://armyinform.com.ua/wp-content/uploads/2023/06/1h9a9822.jpg" text:style-name="Internet_20_link" text:visited-style-name="Visited_20_Internet_20_Link">
<draw:frame draw:style-name="fr1" draw:name="Image329" text:anchor-type="as-char" svg:width="6.9236in" svg:height="6.9236in" draw:z-index="0">
<draw:image xlink:href="../Images/AРМІЯINFORM/2023-06-23T76-00-00-04-00/1h9a9822-150x150.jpg" xlink:type="simple" xlink:show="embed" xlink:actuate="onLoad" draw:mime-type="image/jpeg"/>
</draw:frame>
</text:a>
</text:p>
      <text:p text:style-name="P4">
<text:a xlink:type="simple" xlink:href="https://armyinform.com.ua/wp-content/uploads/2023/06/1h9a9803.jpg" text:style-name="Internet_20_link" text:visited-style-name="Visited_20_Internet_20_Link">
<draw:frame draw:style-name="fr1" draw:name="Image330" text:anchor-type="as-char" svg:width="6.9236in" svg:height="6.9236in" draw:z-index="0">
<draw:image xlink:href="../Images/AРМІЯINFORM/2023-06-23T76-00-00-04-00/1h9a9803-150x150.jpg" xlink:type="simple" xlink:show="embed" xlink:actuate="onLoad" draw:mime-type="image/jpeg"/>
</draw:frame>
</text:a>
…快乐的父母很自豪地看着他们已经这样成年的孩子。 一些Unlews提到了几年前他们第一次穿衣服并穿上学员。</text:p>
      <ul>
        <li>
成为一名官员 - 我从小就做梦和有意识的选择。 我感谢为教会我们并传达经验而付出最大努力的老师。 我很高兴我的学员年代已经过去了 - 西里尔的自由股。</li>
      </ul>
      <text:p text:style-name="P4">
一些毕业生将很快进入他们将通过的部分。 其他人仍然是高等教育学位 - 硕士学位。</text:p>
      <text:p text:style-name="P4">
仪式以与军事学院的战斗旗告别。</text:p>
      <text:p text:style-name="P4">
<text:span text:style-name="T5">
opto valentina viliura和作者</text:span>
</text:p>
      <text:p text:style-name="P4">
News Source: <text:a xlink:type="simple" xlink:href="https://armyinform.com.ua/2023/06/23/chergovyj-vypusk-u-viknu-oficzerski-pogony-otrymaly-ponad-200-lejtenantiv-z-nyh-27-zavershyly-navchannya-z-vidznakoyu/" text:style-name="Internet_20_link" text:visited-style-name="Visited_20_Internet_20_Link">
https://armyinform.com.ua/2023/06/23/chergovyj-vypusk-u-viknu-oficzerski-pogony-otrymaly-ponad-200-lejtenantiv-z-nyh-27-zavershyly-navchannya-z-vidznakoyu/</text:a>
</text:p>
      <!--NEWS-->
      <text:h text:style-name="P10" text:outline-level="1">
<text:span text:style-name="T4">
在俄罗斯的“匕首”和“ Iskander”中</text:span>
</text:h>
      <text:p text:style-name="P4">
作者: ['АРМІЯINFORM']</text:p>
      <text:p text:style-name="P4">
时间: 2023-06-23T77:00:00-04:00</text:p>
      <text:p text:style-name="P4">
描述: 俄罗斯联合会在Chervni Porivnyano附近的乌克兰的Teritors上击败导弹击败导弹击败的雪地，这是与乌克兰2022年的战争，与乌克兰的战争是今天的最新新闻，这是与乌克兰2022年的新闻战争今天，乌克兰和俄罗斯之间的战争以及乌克兰在2022年与乌克兰的战争时是否会发生，他们会在不久的将来与乌克兰发生战争，他们说，今天与乌克兰的战争，今天的新闻，乌克兰新闻在乌克兰媒体的俄罗斯人</text:p>
      <text:p text:style-name="P4">
图片: ['<text:a xlink:type="simple" xlink:href="https://armyinform.com.ua/wp-content/uploads/2023/06/20230623-1.jpg" text:style-name="Internet_20_link" text:visited-style-name="Visited_20_Internet_20_Link">
20230623-1.jpg</text:a>
']</text:p>
      <text:p text:style-name="P4">
标签: ['ВАДИМ СКІБІЦЬКИЙ', 'ГУР МОУ', 'ІСКАНДЕР', 'КИНДЖАЛ']</text:p>
      <text:p text:style-name="P4">
类别: News</text:p>
      <!--METADATA-->
      <text:p text:style-name="P4">
<draw:frame draw:style-name="fr1" draw:name="Image331" text:anchor-type="as-char" svg:width="6.9236in" svg:height="3.894525in" draw:z-index="0">
<draw:image xlink:href="../Images/AРМІЯINFORM/2023-06-23T77-00-00-04-00/20230623-1.jpg" xlink:type="simple" xlink:show="embed" xlink:actuate="onLoad" draw:mime-type="image/jpeg"/>
</draw:frame>
6月，俄罗斯联邦在乌克兰领土上的火箭行程强度有所下降，与武器的节省和改变侵略者的策略相当：敌人结合了使用不同类型的武器的使用，使用虚假目标强调乌克兰防空，并试图保持攻击的频率。</text:p>
      <text:p text:style-name="P4">
Vadim Skybitsky告诉了这件事，<text:a xlink:type="simple" xlink:href="https://gur.gov.ua/content/naibilshe-inozemnykh-komponentiv-u-rosiiskykh-kynzhalakh-ta-iskanderakh.html" text:style-name="Internet_20_link" text:visited-style-name="Visited_20_Internet_20_Link">
报告</text:a>
乌克兰国防智力局主要局。</text:p>
      <text:p text:style-name="P4">
“尽管事实是(俄罗斯人)他们开始保存火箭武器。 秋季和冬季的运动，当他们用80-100导弹的一击时，耗尽了俄罗斯联邦的武器库和库存，”瓦迪姆斯基比茨基(Vadimskibitsky)提醒人们，提醒俄罗斯火箭恐怖的主要目的是破坏积极行动前线的乌克兰军队。</text:p>
      <text:p text:style-name="P4">
这位GUR代表确认，在战争期间，俄罗斯能够多次增加翅膀的火箭“口径”和X-101的数量：从每月10到30-40个单位。 但是，由于先前对乌克兰的火箭恐怖恐怖袭击了火箭弹的耗尽，因此新产品已从传送带中实际发动了战争。</text:p>
      <text:p text:style-name="P4">
Vadimskibitsky说：“现在，我们记录了生产的立即进入部队进一步使用：例如，最后一次打击中有翼的导弹 - 我们已经看到了饮食残留物 - 我们是在今年4月制造的。”</text:p>
      <text:p text:style-name="P4">
他还报道了对外国组件的俄罗斯火箭的研究结果。</text:p>
      <text:p text:style-name="P4">
乌克兰军事情报的代表说：“对俄罗斯联邦批评的最大的外国组件在两种方面是“ Iskander”和“匕首”：这些导弹中的近五十个电子契约组成部分，外国生产。”</text:p>
      <text:p text:style-name="P4">
根据Vadim Skibitsky的说法，乌克兰现在正在与合作伙伴积极合作，以加剧这些组件向俄罗斯联合会的供应，以增强侵略者的制裁压力，并加强乌克兰防空系统，这是关键站点之一国家。</text:p>
      <text:p text:style-name="P4">
News Source: <text:a xlink:type="simple" xlink:href="https://armyinform.com.ua/2023/06/23/u-rosijskyh-kyndzhalah-ta-iskanderah-majzhe-50-inozemnyh-komponentiv-elektronnoyi-bazy-gur/" text:style-name="Internet_20_link" text:visited-style-name="Visited_20_Internet_20_Link">
https://armyinform.com.ua/2023/06/23/u-rosijskyh-kyndzhalah-ta-iskanderah-majzhe-50-inozemnyh-komponentiv-elektronnoyi-bazy-gur/</text:a>
</text:p>
      <!--NEWS-->
      <text:h text:style-name="P10" text:outline-level="1">
<text:span text:style-name="T4">
在圣索菲亚大教堂 - 上帝的智慧被军事牧师释放</text:span>
</text:h>
      <text:p text:style-name="P4">
作者: ['Олексій Мосейченок']</text:p>
      <text:p text:style-name="P4">
时间: 2023-06-23T78:00:00-04:00</text:p>
      <text:p text:style-name="P4">
描述: 圣索伯的索博德尼（Sobodni） - 索菲亚（Sobor） - 上帝的智慧，沃尔希科夫（Vilechkovikh）将……与乌克兰2022年战争，与乌克兰的最新新闻战争，今天与乌克兰2022年的新闻战争，乌克兰和俄罗斯之间以及俄罗斯和俄罗斯之间的战争，什么时候，与乌克兰的战争将是不在的，无论在不久的将来是否会与乌克兰进行战争，今天与乌克兰的战争，今天的乌克兰新闻，乌克兰的乌克兰新闻，乌克兰媒体的俄罗斯人都将在俄罗斯</text:p>
      <text:p text:style-name="P4">
图片: ['<text:a xlink:type="simple" xlink:href="https://armyinform.com.ua/wp-content/uploads/2023/06/golovna-46.jpg" text:style-name="Internet_20_link" text:visited-style-name="Visited_20_Internet_20_Link">
golovna-46.jpg</text:a>
', '<text:a xlink:type="simple" xlink:href="https://armyinform.com.ua/wp-content/uploads/2023/06/foto-1-2-1.jpg" text:style-name="Internet_20_link" text:visited-style-name="Visited_20_Internet_20_Link">
foto-1-2-1.jpg</text:a>
', '<text:a xlink:type="simple" xlink:href="https://armyinform.com.ua/wp-content/uploads/2023/06/foto-2-2-2.jpg" text:style-name="Internet_20_link" text:visited-style-name="Visited_20_Internet_20_Link">
foto-2-2-2.jpg</text:a>
', '<text:a xlink:type="simple" xlink:href="https://armyinform.com.ua/wp-content/uploads/2023/06/foto-3-2-1-150x150.jpg" text:style-name="Internet_20_link" text:visited-style-name="Visited_20_Internet_20_Link">
foto-3-2-1-150x150.jpg</text:a>
', '<text:a xlink:type="simple" xlink:href="https://armyinform.com.ua/wp-content/uploads/2023/06/foto-4-14-150x150.jpg" text:style-name="Internet_20_link" text:visited-style-name="Visited_20_Internet_20_Link">
foto-4-14-150x150.jpg</text:a>
', '<text:a xlink:type="simple" xlink:href="https://armyinform.com.ua/wp-content/uploads/2023/06/foto-5-12-150x150.jpg" text:style-name="Internet_20_link" text:visited-style-name="Visited_20_Internet_20_Link">
foto-5-12-150x150.jpg</text:a>
', '<text:a xlink:type="simple" xlink:href="https://armyinform.com.ua/wp-content/uploads/2023/06/foto-6-12-150x150.jpg" text:style-name="Internet_20_link" text:visited-style-name="Visited_20_Internet_20_Link">
foto-6-12-150x150.jpg</text:a>
', '<text:a xlink:type="simple" xlink:href="https://armyinform.com.ua/wp-content/uploads/2023/06/foto-14-2.jpg" text:style-name="Internet_20_link" text:visited-style-name="Visited_20_Internet_20_Link">
foto-14-2.jpg</text:a>
', '<text:a xlink:type="simple" xlink:href="https://armyinform.com.ua/wp-content/uploads/2023/06/foto-7-11.jpg" text:style-name="Internet_20_link" text:visited-style-name="Visited_20_Internet_20_Link">
foto-7-11.jpg</text:a>
', '<text:a xlink:type="simple" xlink:href="https://armyinform.com.ua/wp-content/uploads/2023/06/foto-8-11-150x150.jpg" text:style-name="Internet_20_link" text:visited-style-name="Visited_20_Internet_20_Link">
foto-8-11-150x150.jpg</text:a>
', '<text:a xlink:type="simple" xlink:href="https://armyinform.com.ua/wp-content/uploads/2023/06/foto-9-10-150x150.jpg" text:style-name="Internet_20_link" text:visited-style-name="Visited_20_Internet_20_Link">
foto-9-10-150x150.jpg</text:a>
', '<text:a xlink:type="simple" xlink:href="https://armyinform.com.ua/wp-content/uploads/2023/06/foto-11-8-150x150.jpg" text:style-name="Internet_20_link" text:visited-style-name="Visited_20_Internet_20_Link">
foto-11-8-150x150.jpg</text:a>
', '<text:a xlink:type="simple" xlink:href="https://armyinform.com.ua/wp-content/uploads/2023/06/12-15-150x150.jpg" text:style-name="Internet_20_link" text:visited-style-name="Visited_20_Internet_20_Link">
12-15-150x150.jpg</text:a>
', '<text:a xlink:type="simple" xlink:href="https://armyinform.com.ua/wp-content/uploads/2023/06/foto-13-2.jpg" text:style-name="Internet_20_link" text:visited-style-name="Visited_20_Internet_20_Link">
foto-13-2.jpg</text:a>
', '<text:a xlink:type="simple" xlink:href="https://armyinform.com.ua/wp-content/uploads/2020/01/photo5244664198590475434.jpg" text:style-name="Internet_20_link" text:visited-style-name="Visited_20_Internet_20_Link">
photo5244664198590475434.jpg</text:a>
']</text:p>
      <text:p text:style-name="P4">
标签: ['STOPRUSSIA', 'ВІЙСЬКОВІ КАПЕЛАНИ', 'ГАННА МАЛЯР']</text:p>
      <text:p text:style-name="P4">
类别: News</text:p>
      <!--METADATA-->
      <text:p text:style-name="P4">
<draw:frame draw:style-name="fr1" draw:name="Image332" text:anchor-type="as-char" svg:width="6.9236in" svg:height="4.615733in" draw:z-index="0">
<draw:image xlink:href="../Images/AРМІЯINFORM/2023-06-23T78-00-00-04-00/golovna-46.jpg" xlink:type="simple" xlink:show="embed" xlink:actuate="onLoad" draw:mime-type="image/jpeg"/>
</draw:frame>
今天，在圣索菲亚大教堂的墙壁上 - 上帝的智慧释放了牧师，从乌克兰武装部队的军事牧师问题中完成了六周的高级培训课程。</text:p>
      <text:p text:style-name="P4">
这是每年的第二届荣誉军事计划仪式，该仪式发生在圣索菲亚大教堂的墙壁上 - 上帝的智慧。</text:p>
      <text:p text:style-name="P4">
基于基夫国立大学的塔拉斯·舍申科军事研究所举行了六个宗教组织的三十个军事牧师的准备，在那里进行了六周的研究，军事牧师掌握了一般军事和专业牧师培训计划。</text:p>
      <text:p text:style-name="P4">
关于军事牧师问题的庄严事件是通过在研究生牧师中提出的组织的追求和宗教领袖进行的。</text:p>
      <text:p text:style-name="P4">
另请阅读：</text:p>
      <text:p text:style-name="P4">
[<text:span text:style-name="T4">
第一次发行军事植物</text:span>
]在基辅进行(https://armyinform.com.ua/2023/04/01/u-kyyevi-vidbuvsya-pershyj-vypusk-vijskovyh-kapelaniv/)在2021年底，乌克兰法律“在军事斗篷”上生效，该法在武装部队，国民警卫队，国家边境部门以及其他军事地层中规范化了牧师。 根据法律在乌克兰的武装部队中的规定，成立了一项军事牧师局，成为一个单独的结构，从属于武装部队的指挥官 - 司令。 收购牧师根据武装部队的悔代表牧师的配额进行了安排。</text:p>
      <text:p text:style-name="P4">
乌克兰东正教教堂会议管理主管负责人约翰·雅雷蒙科(John Yaremenko)向观众致辞。</text:p>
      <text:p text:style-name="P4">
<draw:frame draw:style-name="fr1" draw:name="Image333" text:anchor-type="as-char" svg:width="6.9236in" svg:height="4.615733in" draw:z-index="0">
<draw:image xlink:href="../Images/AРМІЯINFORM/2023-06-23T78-00-00-04-00/foto-1-2-1.jpg" xlink:type="simple" xlink:show="embed" xlink:actuate="onLoad" draw:mime-type="image/jpeg"/>
</draw:frame>
 - 军事牧师，这是您形成的重要事件。 许多瓦苏斯和一名牧师，他们一生中已经拥有对上帝和乌克兰人民的服务的成就。 有人建造了教堂，而不是一个。 你真的需要。 让这项培训是您成长的又一步，”他说。</text:p>
      <text:p text:style-name="P4">
<draw:frame draw:style-name="fr1" draw:name="Image334" text:anchor-type="as-char" svg:width="6.9236in" svg:height="4.615733in" draw:z-index="0">
<draw:image xlink:href="../Images/AРМІЯINFORM/2023-06-23T78-00-00-04-00/foto-2-2-2.jpg" xlink:type="simple" xlink:show="embed" xlink:actuate="onLoad" draw:mime-type="image/jpeg"/>
</draw:frame>
 - 我们教会的地位是对我们教派传统的一种不可侵犯的纪念。你们每个人都有浪费，如果您不喝酒并轻轻地对待它，那么您就停止了精品店。 在与外国牧师交流时，我们听到一件事：“总会成为军人，同时停止成为牧师或牧师。 约翰·雅雷蒙科(John Yaremenko)说，要当心这个，让它始终在您附近。</text:p>
      <text:p text:style-name="P4">
<text:a xlink:type="simple" xlink:href="https://armyinform.com.ua/wp-content/uploads/2023/06/foto-3-2-1.jpg" text:style-name="Internet_20_link" text:visited-style-name="Visited_20_Internet_20_Link">
!(Images/AРМІЯINFORM/2023-06-23T78-00-00-04-00/foto-3-2-1-150x150.jpg)</text:a>
</text:p>
      <text:p text:style-name="P4">
<text:a xlink:type="simple" xlink:href="https://armyinform.com.ua/wp-content/uploads/2023/06/foto-4-14.jpg" text:style-name="Internet_20_link" text:visited-style-name="Visited_20_Internet_20_Link">
<draw:frame draw:style-name="fr1" draw:name="Image335" text:anchor-type="as-char" svg:width="6.9236in" svg:height="6.9236in" draw:z-index="0">
<draw:image xlink:href="../Images/AРМІЯINFORM/2023-06-23T78-00-00-04-00/foto-4-14-150x150.jpg" xlink:type="simple" xlink:show="embed" xlink:actuate="onLoad" draw:mime-type="image/jpeg"/>
</draw:frame>
</text:a>
乌克兰国防部副部长安娜·马里亚尔(Anna Malyar)向课程证书和雪佛兰的毕业生介绍了铭文“在附近”，这是一个免费的座右铭 - 免费的牧师。</text:p>
      <ul>
        <li>
我们的胜利不仅要归功于武器和帮助伙伴的力量，而且还要归功于我们的乌克兰精神的力量，并在这里顺序支持精神的力量，而是赞成我们是一个事实。关怀战争，牧师是战争期间被称为的人。 毫无疑问，毫无疑问，敌人没有气味。 您现在是我们国家防御能力的一部分，包括我们的胜利在内的维萨拉兹勇士队将站立。 令我感到自豪的是，尽管我们领导着如此困难，复杂和悲惨的边界，但它仍然是一个文明的国家。 安娜·马里亚尔(Anna Malyar)说，我们的战士不违反有关多元的国际法规则。</li>
      </ul>
      <text:p text:style-name="P4">
<text:a xlink:type="simple" xlink:href="https://armyinform.com.ua/wp-content/uploads/2023/06/foto-5-12.jpg" text:style-name="Internet_20_link" text:visited-style-name="Visited_20_Internet_20_Link">
!(Images/AРМІЯINFORM/2023-06-23T78-00-00-04-00/foto-5-12-150x150.jpg)</text:a>
</text:p>
      <text:p text:style-name="P4">
<text:a xlink:type="simple" xlink:href="https://armyinform.com.ua/wp-content/uploads/2023/06/foto-6-12.jpg" text:style-name="Internet_20_link" text:visited-style-name="Visited_20_Internet_20_Link">
<draw:frame draw:style-name="fr1" draw:name="Image336" text:anchor-type="as-char" svg:width="6.9236in" svg:height="6.9236in" draw:z-index="0">
<draw:image xlink:href="../Images/AРМІЯINFORM/2023-06-23T78-00-00-04-00/foto-6-12-150x150.jpg" xlink:type="simple" xlink:show="embed" xlink:actuate="onLoad" draw:mime-type="image/jpeg"/>
</draw:frame>
</text:a>
国防部副部长还强调，乌克兰的牧师正在根据所有国际法规则运作。另请阅读：</text:p>
      <text:p text:style-name="P4">
<text:a xlink:type="simple" xlink:href="https://armyinform.com.ua/2023/04/16/prysutnist-vijskovogo-kapelana-u-stroyu-nadaye-voyinam-upevnenosti-v-tomu-shho-z-namy-bog-i-my-peremozhemo-sluzhba-vijskovogo-kapelanstva-zsu/" text:style-name="Internet_20_link" text:visited-style-name="Visited_20_Internet_20_Link">
<text:span text:style-name="T4">
军事牧师的存在使勇士对上帝与我们同在，我们将赢得胜利 - 军事牧师的服务</text:span>
</text:a>
</text:p>
      <text:p text:style-name="P4">
<draw:frame draw:style-name="fr1" draw:name="Image337" text:anchor-type="as-char" svg:width="6.9236in" svg:height="4.615733in" draw:z-index="0">
<draw:image xlink:href="../Images/AРМІЯINFORM/2023-06-23T78-00-00-04-00/foto-14-2.jpg" xlink:type="simple" xlink:show="embed" xlink:actuate="onLoad" draw:mime-type="image/jpeg"/>
</draw:frame>
同样在活动期间，乌克兰上校亚历克郡武装部队的武装部队部门负责人在欢迎演讲中进行了交谈。</text:p>
      <text:p text:style-name="P4">
<draw:frame draw:style-name="fr1" draw:name="Image338" text:anchor-type="as-char" svg:width="6.9236in" svg:height="4.615733in" draw:z-index="0">
<draw:image xlink:href="../Images/AРМІЯINFORM/2023-06-23T78-00-00-04-00/foto-7-11.jpg" xlink:type="simple" xlink:show="embed" xlink:actuate="onLoad" draw:mime-type="image/jpeg"/>
</draw:frame>
 - 我要感谢我们采取了如此勇敢的一步的牧师 - 他们从平民生活朝着一个非常简单的工作方向来到军队。 我们要感谢您现在靠近我们的战士。 感谢您获得所需的知识，但实际上，我们与宗教组织有很多工作。 我们有Mussymo建立军事牧师服务，协助和进行我们士兵的牧师护理。 你们每个人都取决于我们的胜利是多少。 这取决于我们对上帝和人民的服务。因此，我真诚地感谢您。 上帝对这个困难的祝福和耐心。 Alexei Tereshchuk说，靠近我们的军队。</text:p>
      <text:p text:style-name="P4">
<text:a xlink:type="simple" xlink:href="https://armyinform.com.ua/wp-content/uploads/2023/06/foto-8-11.jpg" text:style-name="Internet_20_link" text:visited-style-name="Visited_20_Internet_20_Link">
!(Images/AРМІЯINFORM/2023-06-23T78-00-00-04-00/foto-8-11-150x150.jpg)</text:a>
</text:p>
      <text:p text:style-name="P4">
<text:a xlink:type="simple" xlink:href="https://armyinform.com.ua/wp-content/uploads/2023/06/foto-9-10.jpg" text:style-name="Internet_20_link" text:visited-style-name="Visited_20_Internet_20_Link">
<draw:frame draw:style-name="fr1" draw:name="Image339" text:anchor-type="as-char" svg:width="6.9236in" svg:height="6.9236in" draw:z-index="0">
<draw:image xlink:href="../Images/AРМІЯINFORM/2023-06-23T78-00-00-04-00/foto-9-10-150x150.jpg" xlink:type="simple" xlink:show="embed" xlink:actuate="onLoad" draw:mime-type="image/jpeg"/>
</draw:frame>
</text:a>
大多数毕业生已经处于敌对领域，这使战士的道德需要 - 保持人民的道德需要，并支持乌克兰捍卫者的精神力量。</text:p>
      <text:p text:style-name="P4">
<text:a xlink:type="simple" xlink:href="https://armyinform.com.ua/wp-content/uploads/2023/06/foto-11-8.jpg" text:style-name="Internet_20_link" text:visited-style-name="Visited_20_Internet_20_Link">
!(Images/AРМІЯINFORM/2023-06-23T78-00-00-04-00/foto-11-8-150x150.jpg)</text:a>
</text:p>
      <text:p text:style-name="P4">
<text:a xlink:type="simple" xlink:href="https://armyinform.com.ua/wp-content/uploads/2023/06/12-15.jpg" text:style-name="Internet_20_link" text:visited-style-name="Visited_20_Internet_20_Link">
<draw:frame draw:style-name="fr1" draw:name="Image340" text:anchor-type="as-char" svg:width="6.9236in" svg:height="6.9236in" draw:z-index="0">
<draw:image xlink:href="../Images/AРМІЯINFORM/2023-06-23T78-00-00-04-00/12-15-150x150.jpg" xlink:type="simple" xlink:show="embed" xlink:actuate="onLoad" draw:mime-type="image/jpeg"/>
</draw:frame>
</text:a>
在课程的毕业生中，少年中尉拉拉·科胡特(Lara Kohut)在14年的时间里布置了音乐和美学，但是随着俄罗斯对乌克兰的侵略，她赚了一支慈善基金，并决定成为军事雇员。</text:p>
      <text:p text:style-name="P4">
<draw:frame draw:style-name="fr1" draw:name="Image341" text:anchor-type="as-char" svg:width="6.9236in" svg:height="4.615733in" draw:z-index="0">
<draw:image xlink:href="../Images/AРМІЯINFORM/2023-06-23T78-00-00-04-00/foto-13-2.jpg" xlink:type="simple" xlink:show="embed" xlink:actuate="onLoad" draw:mime-type="image/jpeg"/>
</draw:frame>
官方部分之后，乌克兰奥克萨纳·比洛泽(Oksana Bilozir)的人民艺术家的表演发生了。  <draw:frame draw:style-name="fr1" draw:name="Image342" text:anchor-type="as-char" svg:width="6.9236in" svg:height="6.9236in" draw:z-index="0">
<draw:image xlink:href="../Images/AРМІЯINFORM/2023-06-23T78-00-00-04-00/photo5244664198590475434.jpg" xlink:type="simple" xlink:show="embed" xlink:actuate="onLoad" draw:mime-type="image/jpeg"/>
</draw:frame>
<text:a xlink:type="simple" xlink:href="https://armyinform.com.ua/army-authors/olekcij-mosejchenok/" text:style-name="Internet_20_link" text:visited-style-name="Visited_20_Internet_20_Link">
Alexei Mosaichenok</text:a>
陆军通讯员</text:p>
      <text:p text:style-name="P4">
News Source: <text:a xlink:type="simple" xlink:href="https://armyinform.com.ua/2023/06/23/u-sobori-svyatoyi-sofiyi-premudrosti-bozhoyi-vidbuvsya-vypusk-vijskovyh-kapelaniv/" text:style-name="Internet_20_link" text:visited-style-name="Visited_20_Internet_20_Link">
https://armyinform.com.ua/2023/06/23/u-sobori-svyatoyi-sofiyi-premudrosti-bozhoyi-vidbuvsya-vypusk-vijskovyh-kapelaniv/</text:a>
</text:p>
      <!--NEWS-->
      <text:h text:style-name="P10" text:outline-level="1">
<text:span text:style-name="T4">
俄罗斯将黑海的火箭载体数量增加到两个</text:span>
</text:h>
      <text:p text:style-name="P4">
作者: ['АРМІЯINFORM']</text:p>
      <text:p text:style-name="P4">
时间: 2023-06-23T79:00:00-04:00</text:p>
      <text:p text:style-name="P4">
描述: 柴瓦尼（Boyal Cherguvanni）的23个蠕虫村庄是慢性莫尔斯（Rosiyki）战争……与乌克兰2022年的战争，与乌克兰的战争是今天的最新消息，今天与乌克兰2022年的新闻战争，今天会有乌克兰与俄罗斯之间的战争，以及2022年与乌克兰战争时，是否会在不久的将来与乌克兰发生战争，他们说，与乌克兰的战争，今天的乌克兰新闻，乌克兰新闻，乌克兰新闻俄罗斯的媒体</text:p>
      <text:p text:style-name="P4">
图片: ['<text:a xlink:type="simple" xlink:href="https://armyinform.com.ua/wp-content/uploads/2022/09/raketa-kalibr-pusk-chorne-more.jpg" text:style-name="Internet_20_link" text:visited-style-name="Visited_20_Internet_20_Link">
raketa-kalibr-pusk-chorne-more.jpg</text:a>
']</text:p>
      <text:p text:style-name="P4">
标签: ['ВМС ЗС УКРАЇНИ', 'РАКЕТИ «КАЛІБР»', 'ЧОРНЕ МОРЕ']</text:p>
      <text:p text:style-name="P4">
类别: News</text:p>
      <!--METADATA-->
      <text:p text:style-name="P4">
<draw:frame draw:style-name="fr1" draw:name="Image343" text:anchor-type="as-char" svg:width="6.9236in" svg:height="4.615733in" draw:z-index="0">
<draw:image xlink:href="../Images/AРМІЯINFORM/2023-06-23T79-00-00-04-00/raketa-kalibr-pusk-chorne-more.jpg" xlink:type="simple" xlink:show="embed" xlink:actuate="onLoad" draw:mime-type="image/jpeg"/>
</draw:frame>
说明性照片</text:p>
      <text:p text:style-name="P4">
截至6月23日，黑海有五艘俄罗斯船，其中包括两枚火箭。</text:p>
      <text:p text:style-name="P4">
关于它<text:a xlink:type="simple" xlink:href="https://www.facebook.com/navy.mil.gov.ua/videos/1112207136408924/" text:style-name="Internet_20_link" text:visited-style-name="Visited_20_Internet_20_Link">
报告</text:a>
武装部队海军的新闻服务。</text:p>
      <text:p text:style-name="P4">
还指出，亚佐夫海有两艘敌船。</text:p>
      <text:p text:style-name="P4">
在地中海中，最多有八个敌人的海湾，其中一枚是一枚地毯导弹，总计16枚火箭。</text:p>
      <text:p text:style-name="P4">
News Source: <text:a xlink:type="simple" xlink:href="https://armyinform.com.ua/2023/06/23/rosiya-zbilshyla-kilkist-raketonosiyiv-u-chornomu-mori-do-dvoh/" text:style-name="Internet_20_link" text:visited-style-name="Visited_20_Internet_20_Link">
https://armyinform.com.ua/2023/06/23/rosiya-zbilshyla-kilkist-raketonosiyiv-u-chornomu-mori-do-dvoh/</text:a>
</text:p>
      <!--NEWS-->
      <text:h text:style-name="P10" text:outline-level="1">
<text:span text:style-name="T4">
Kichenok和Ostapenko将参加伯明翰成对比赛的半决赛</text:span>
</text:h>
      <text:p text:style-name="P4">
作者: Ukrinform (Person)</text:p>
      <text:p text:style-name="P4">
出版商: Укринформ (Organization)</text:p>
      <text:p text:style-name="P4">
出版时间: 2023-06-23T7:27:04+03:00</text:p>
      <text:p text:style-name="P4">
修改时间: 2023-06-23T22:27:04+03:00</text:p>
      <text:p text:style-name="P4">
描述: 网球运动员是比赛的现任冠军。  - 乌克林。</text:p>
      <text:p text:style-name="P4">
图片: ['<text:a xlink:type="simple" xlink:href="https://static.ukrinform.com/photos/2023_06/thumb_files/630_360_1687548353-892.jpeg" text:style-name="Internet_20_link" text:visited-style-name="Visited_20_Internet_20_Link">
630_360_16875...</text:a>
']</text:p>
      <text:p text:style-name="P4">
标签: ['Теніс']</text:p>
      <text:p text:style-name="P4">
类型: Article</text:p>
      <!--METADATA-->
      <text:p text:style-name="P4">
<draw:frame draw:style-name="fr1" draw:name="Image344" text:anchor-type="as-char" svg:width="6.9236in" svg:height="3.956343in" draw:z-index="0">
<draw:image xlink:href="../Images/yкринформ/2023-06-23T7-27-04-03-00/630_360_1687548353-892.jpeg" xlink:type="simple" xlink:show="embed" xlink:actuate="onLoad" draw:mime-type="image/jpeg"/>
</draw:frame>
网球运动员是比赛的现任冠军。</text:p>
      <text:p text:style-name="P4">
据乌克林福姆报道，乌克林福姆的第一批播种乌克兰Lyudmila Kichenok和Elena Ostapenko从拉特维亚的WTA 250中脱颖而出。</text:p>
      <text:p text:style-name="P4">
在1/4的决赛中，Kichenok和Ostapenko赢得了Ulrikke Eikeri / Alexandrapanova Duet -6：4，6：1。 匹配一个小时。</text:p>
      <text:p text:style-name="P4">
在半决赛中，Kichenok和Ostapenko将与第三个播种的Storm Hunter Parks一起比赛。</text:p>
      <text:p text:style-name="P4">
Kichenok和Ostapenko是伯明翰锦标赛的现任冠军。 Ubiringhami标题是第一个在WTA级别上共有共同之处的标题。</text:p>
      <text:p text:style-name="P4">
<text:span text:style-name="T4">
另请阅读：</text:span>
 <text:a xlink:type="simple" xlink:href="https://www.ukrinform.ua/rubric-sports/3726551-marta-kostuk-vijsla-do-12-finalu-turniru-wta-u-birmingemi.html" text:style-name="Internet_20_link" text:visited-style-name="Visited_20_Internet_20_Link">
marta <text:span text:style-name="T4">
 kostyuk </text:span>
达到WTA锦标赛的1/2决赛</text:a>
正如乌克林福姆报道的那样，玛莎·科斯蒂克(Martha Kostyuk)也参加了伯明翰配对比赛的1/2决赛。 与Barbora Krachikova一起二重奏的乌克兰人将与Linette和Bernarda会面。</text:p>
      <text:p text:style-name="P4">
照片：盖蒂图像</text:p>
      <text:p text:style-name="P4">
News Source: <text:a xlink:type="simple" xlink:href="https://www.ukrinform.ua/rubric-sports/3727010-kicenok-ta-ostapenko-zigraut-u-pivfinali-parnogo-turniru-v-birmingemi.html" text:style-name="Internet_20_link" text:visited-style-name="Visited_20_Internet_20_Link">
https://www.ukrinform.ua/rubric-sports/3727010-kicenok-ta-ostapenko-zigraut-u-pivfinali-parnogo-turniru-v-birmingemi.html</text:a>
</text:p>
      <!--NEWS-->
      <text:h text:style-name="P10" text:outline-level="1">
<text:span text:style-name="T4">
国防军中和近8,000件爆炸性物品中和</text:span>
</text:h>
      <text:p text:style-name="P4">
作者: ['Володимир Загребельний']</text:p>
      <text:p text:style-name="P4">
时间: 2023-06-23T80:00:00-04:00</text:p>
      <text:p text:style-name="P4">
描述: 上一次米诺伊·蒂兹尼亚（Minoi Tizhnya），16至22个蠕虫，是poodrododiy（Pirotechnic ...与乌克兰2022年的战争，与乌克兰与乌克兰的最新新闻，《与乌克兰的新闻战争》，《与乌克兰2022年的新闻战争》，这是乌克兰和俄罗斯和俄罗斯和俄罗斯和俄罗斯和俄罗斯和俄罗斯之间的战争当他们在2022年与乌克兰的战争，战争与乌克兰战争时，他们是否会在不久的将来与乌克兰战争，他们说，今天与乌克兰的战争，今天的乌克兰新闻，乌克兰的新闻，乌克兰媒体在俄罗斯的乌克兰媒体</text:p>
      <text:p text:style-name="P4">
图片: ['<text:a xlink:type="simple" xlink:href="https://armyinform.com.ua/wp-content/uploads/2023/06/miny.jpg" text:style-name="Internet_20_link" text:visited-style-name="Visited_20_Internet_20_Link">
miny.jpg</text:a>
']</text:p>
      <text:p text:style-name="P4">
标签: ['STOPRUSSIA', 'АГРЕСІЯ РФ']</text:p>
      <text:p text:style-name="P4">
类别: News</text:p>
      <!--METADATA-->
      <text:p text:style-name="P4">
<draw:frame draw:style-name="fr1" draw:name="Image345" text:anchor-type="as-char" svg:width="6.9236in" svg:height="4.32725in" draw:z-index="0">
<draw:image xlink:href="../Images/AРМІЯINFORM/2023-06-23T80-00-00-04-00/miny.jpg" xlink:type="simple" xlink:show="embed" xlink:actuate="onLoad" draw:mime-type="image/jpeg"/>
</draw:frame>
说明性照片</text:p>
      <text:p text:style-name="P4">
在过去的一周中，从6月16日开始(烟火单元)乌克兰领土上的国防军被证明，占领和中和<text:span text:style-name="T4">
 7827爆炸物</text:span>
，特别是：</text:p>
      <text:p text:style-name="P4">
<text:span text:style-name="T5">
乌克兰武装力量-2​​382； </text:span>
州特殊运输服务-1740； <text:span text:style-name="T5">
乌克兰国家服务处于紧急情况-2924； </text:span>
乌克兰国民警卫队-25； *国家警察-756。</text:p>
      <text:p text:style-name="P4">
陆军国际企业在乌克兰国防部的安全和矿山活动中进行了有关此事的报道。 科学委托国家秘书处的秘书处的秘书处。</text:p>
      <text:p text:style-name="P4">
交换(检查)面积<text:span text:style-name="T4">
 5669,33公顷，</text:span>
：</text:p>
      <text:p text:style-name="P4">
<text:span text:style-name="T5">
乌克兰武装部队-1929,33； </text:span>
乌克兰国防部的DSSTU -1111,08； * SES -1197,66; <text:span text:style-name="T5">
国民警卫队-1162,93 </text:span>
国家警察-267.84。</text:p>
      <text:p text:style-name="P4">
从俄罗斯联邦的大规模侵略开始，乌克兰的国防部发现，占领和处置(检查)面积<text:span text:style-name="T4">
 157 133,34公顷</text:span>
。</text:p>
      <text:p text:style-name="P4">
在本周中，乌克兰国防军不同单位的200多组参与了爆炸性受试者的检测，清除和处置。</text:p>
      <text:p text:style-name="P4">
我们想提醒您，如果您发现与火箭或火箭残骸类似的可疑物体，绝对可以触摸自己的发现，不要让它疲倦。 和](https://armyinform.com.ua/2022/12/21/shho-robyty-yakshho-znajshly-ulamky-vorozhogo-dronu-chy-rakety-2/)：</text:p>
      <text:p text:style-name="P4">
<text:span text:style-name="T5">
不要移动物体，不要试图将它们拆卸，将它们带入房屋，将它们埋在地上，将它们扔进储层等。 </text:span>
不要在互联网上拍照或张贴图片； <text:span text:style-name="T5">
标记发现的位置； </text:span>
尽可能离开可疑物品。</text:p>
      <text:p text:style-name="P4">
立即在电话号码-101的电话号码上报告SES单元的发现-102。请务必等待专家到达并指出可疑发现的位置。</text:p>
      <text:p text:style-name="P4">
News Source: <text:a xlink:type="simple" xlink:href="https://armyinform.com.ua/2023/06/23/syly-oborony-za-tyzhden-zneshkodyly-majzhe-8-tysyach-vybuhonebezpechnyh-predmetiv-2/" text:style-name="Internet_20_link" text:visited-style-name="Visited_20_Internet_20_Link">
https://armyinform.com.ua/2023/06/23/syly-oborony-za-tyzhden-zneshkodyly-majzhe-8-tysyach-vybuhonebezpechnyh-predmetiv-2/</text:a>
</text:p>
      <!--NEWS-->
      <text:h text:style-name="P10" text:outline-level="1">
<text:span text:style-name="T4">
“我们的力量 - 专业精神”  - 安娜·马利亚（Anna Malyar）为攻击行动准备军事</text:span>
</text:h>
      <text:p text:style-name="P4">
作者: ['АРМІЯINFORM']</text:p>
      <text:p text:style-name="P4">
时间: 2023-06-23T81:00:00-04:00</text:p>
      <text:p text:style-name="P4">
描述: 捍卫乌克兰的乌克兰·马拉尔·汤姆·克罗特（Tom Clot Drying Light）的捍卫者捍卫乌克兰2022年与乌克兰的战争，与乌克兰的最新新闻战争，今天与乌克兰2022年的新闻战争，乌克兰和俄罗斯之间的战争以及与俄罗斯之间的战争，以及与俄罗斯之间的战争他们说，乌克兰在2022年将是与乌克兰的战争</text:p>
      <text:p text:style-name="P4">
图片: ['<text:a xlink:type="simple" xlink:href="https://armyinform.com.ua/wp-content/uploads/2023/06/photo_5237729845042071789_y.jpg" text:style-name="Internet_20_link" text:visited-style-name="Visited_20_Internet_20_Link">
photo_5237729845042071789_y.jpg</text:a>
', '<text:a xlink:type="simple" xlink:href="https://armyinform.com.ua/wp-content/uploads/2023/06/photo_5237729845042071787_y-150x150.jpg" text:style-name="Internet_20_link" text:visited-style-name="Visited_20_Internet_20_Link">
photo_5237729845042071787_y-150x150.jpg</text:a>
', '<text:a xlink:type="simple" xlink:href="https://armyinform.com.ua/wp-content/uploads/2023/06/photo_5237729845042071784_y-150x150.jpg" text:style-name="Internet_20_link" text:visited-style-name="Visited_20_Internet_20_Link">
photo_5237729845042071784_y-150x150.jpg</text:a>
', '<text:a xlink:type="simple" xlink:href="https://armyinform.com.ua/wp-content/uploads/2023/06/photo_5237729845042071786_y-150x150.jpg" text:style-name="Internet_20_link" text:visited-style-name="Visited_20_Internet_20_Link">
photo_5237729845042071786_y-150x150.jpg</text:a>
', '<text:a xlink:type="simple" xlink:href="https://armyinform.com.ua/wp-content/uploads/2023/06/photo_5237729845042071785_y-150x150.jpg" text:style-name="Internet_20_link" text:visited-style-name="Visited_20_Internet_20_Link">
photo_5237729845042071785_y-150x150.jpg</text:a>
']</text:p>
      <text:p text:style-name="P4">
标签: ['АГРЕСІЯ РФ', 'ВТОРГНЕННЯ РФ', 'ГАННА МАЛЯР', 'ОЛЕКСАНДР СИРСЬКИЙ']</text:p>
      <text:p text:style-name="P4">
类别: News</text:p>
      <!--METADATA-->
      <text:p text:style-name="P4">
<draw:frame draw:style-name="fr1" draw:name="Image346" text:anchor-type="as-char" svg:width="6.9236in" svg:height="4.565011in" draw:z-index="0">
<draw:image xlink:href="../Images/AРМІЯINFORM/2023-06-23T81-00-00-04-00/photo_5237729845042071789_y.jpg" xlink:type="simple" xlink:show="embed" xlink:actuate="onLoad" draw:mime-type="image/jpeg"/>
</draw:frame>
乌克兰国防部副部长安娜·马利亚(Anna Malyar)和东方指挥官亚历山大·西尔斯基(Alexander Sirsky)上校检查了攻击部队在国防行动中为进攻行动做准备的过程。</text:p>
      <text:p text:style-name="P4">
关于这个安娜·马利亚<text:a xlink:type="simple" xlink:href="https://t.me/annamaliar/873" text:style-name="Internet_20_link" text:visited-style-name="Visited_20_Internet_20_Link">
报道</text:a>
在电报中。</text:p>
      <text:p text:style-name="P4">
“昨天花了一天的时间准备袭击。 准备关键。 我们的国防军在人民和武器敌人的优势条件下运作，因此我们的权力处于专业水平。”</text:p>
      <text:p text:style-name="P4">
<text:a xlink:type="simple" xlink:href="https://armyinform.com.ua/wp-content/uploads/2023/06/photo_5237729845042071787_y.jpg" text:style-name="Internet_20_link" text:visited-style-name="Visited_20_Internet_20_Link">
!(Images/AРМІЯINFORM/2023-06-23T81-00-00-04-00/photo_5237729845042071787_y-150x150.jpg)</text:a>
</text:p>
      <text:p text:style-name="P4">
<text:a xlink:type="simple" xlink:href="https://armyinform.com.ua/wp-content/uploads/2023/06/photo_5237729845042071784_y.jpg" text:style-name="Internet_20_link" text:visited-style-name="Visited_20_Internet_20_Link">
<draw:frame draw:style-name="fr1" draw:name="Image347" text:anchor-type="as-char" svg:width="6.9236in" svg:height="6.9236in" draw:z-index="0">
<draw:image xlink:href="../Images/AРМІЯINFORM/2023-06-23T81-00-00-04-00/photo_5237729845042071784_y-150x150.jpg" xlink:type="simple" xlink:show="embed" xlink:actuate="onLoad" draw:mime-type="image/jpeg"/>
</draw:frame>
</text:a>
武装部队军人锻炼了克服各种类型的障碍的方法，这些障碍是由敌人在防守前边缘前面安装的，并且在进攻期间也从事占领敌人的位置和物体的工作，并工作消除袭击团体的策略。</text:p>
      <text:p text:style-name="P4">
根据安娜·马利亚(Anna Malyar)的说法，在审计期间，东方方向的指挥官以她通常的方式与袭击指挥官进行了交流。</text:p>
      <text:p text:style-name="P4">
乌克兰国防部副副总结说：“他与他们谈论了战斗经验，新形式的品牌任务，并讨论了与我们部队行动有关的许多其他问题。”</text:p>
      <text:p text:style-name="P4">
<text:a xlink:type="simple" xlink:href="https://armyinform.com.ua/wp-content/uploads/2023/06/photo_5237729845042071786_y.jpg" text:style-name="Internet_20_link" text:visited-style-name="Visited_20_Internet_20_Link">
!(Images/AРМІЯINFORM/2023-06-23T81-00-00-04-00/photo_5237729845042071786_y-150x150.jpg)</text:a>
</text:p>
      <text:p text:style-name="P4">
<text:a xlink:type="simple" xlink:href="https://armyinform.com.ua/wp-content/uploads/2023/06/photo_5237729845042071785_y.jpg" text:style-name="Internet_20_link" text:visited-style-name="Visited_20_Internet_20_Link">
<draw:frame draw:style-name="fr1" draw:name="Image348" text:anchor-type="as-char" svg:width="6.9236in" svg:height="6.9236in" draw:z-index="0">
<draw:image xlink:href="../Images/AРМІЯINFORM/2023-06-23T81-00-00-04-00/photo_5237729845042071785_y-150x150.jpg" xlink:type="simple" xlink:show="embed" xlink:actuate="onLoad" draw:mime-type="image/jpeg"/>
</draw:frame>
</text:a>
<text:span text:style-name="T5">
foto anton shevelyova</text:span>
</text:p>
      <text:p text:style-name="P4">
News Source: <text:a xlink:type="simple" xlink:href="https://armyinform.com.ua/2023/06/23/nasha-syla-v-profesijnosti-ganna-malyar-pro-pidgotovku-vijskovyh-do-shturmovyh-dij/" text:style-name="Internet_20_link" text:visited-style-name="Visited_20_Internet_20_Link">
https://armyinform.com.ua/2023/06/23/nasha-syla-v-profesijnosti-ganna-malyar-pro-pidgotovku-vijskovyh-do-shturmovyh-dij/</text:a>
</text:p>
      <!--NEWS-->
      <text:h text:style-name="P10" text:outline-level="1">
<text:span text:style-name="T4">
乌克兰航空已经在敌人的集中区进行了10次节拍</text:span>
</text:h>
      <text:p text:style-name="P4">
作者: ['АРМІЯINFORM']</text:p>
      <text:p text:style-name="P4">
时间: 2023-06-23T82:00:00-04:00</text:p>
      <text:p text:style-name="P4">
描述: YAK ZS UKRAINIAN，AVISIAZI国防部DOB的高级总参谋长进行了10次罢工...与乌克兰2022年的战争，与乌克兰的最新新闻，今天与乌克兰2022年的新闻战争，今天将在乌克兰与乌克兰之间发生战争，俄罗斯和2022年与乌克兰战争时，是否会在不久的将来与乌克兰进行战争，他们说，今天与乌克兰的战争，今天的乌克兰新闻，乌克兰的新闻，乌克兰媒体在俄罗斯的乌克兰新闻</text:p>
      <text:p text:style-name="P4">
图片: ['<text:a xlink:type="simple" xlink:href="https://armyinform.com.ua/wp-content/uploads/2023/03/war-1.jpg" text:style-name="Internet_20_link" text:visited-style-name="Visited_20_Internet_20_Link">
war-1.jpg</text:a>
']</text:p>
      <text:p text:style-name="P4">
标签: ['STOPRUSSIA', 'ВТОРГНЕННЯ РФ', 'ГШ ЗСУ']</text:p>
      <text:p text:style-name="P4">
类别: News</text:p>
      <!--METADATA-->
      <text:p text:style-name="P4">
<draw:frame draw:style-name="fr1" draw:name="Image349" text:anchor-type="as-char" svg:width="6.9236in" svg:height="4.501139in" draw:z-index="0">
<draw:image xlink:href="../Images/AРМІЯINFORM/2023-06-23T82-00-00-04-00/war-1.jpg" xlink:type="simple" xlink:show="embed" xlink:actuate="onLoad" draw:mime-type="image/jpeg"/>
</draw:frame>
说明性照片</text:p>
      <text:p text:style-name="P4">
<text:span text:style-name="T4">
🔥俄罗斯入侵的情况</text:span>
如<text:a xlink:type="simple" xlink:href="https://www.facebook.com/GeneralStaff.ua/posts/pfbid021CkNSnQ8NYeU92GNhPTFCe7NYNXVssbLdcU1qwC7cJsfdhswVTvrheg2ujxjb8dhl" text:style-name="Internet_20_link" text:visited-style-name="Visited_20_Internet_20_Link">
注释</text:a>
乌克兰武装部队的总参谋部每天的国防军航空造成了10次敌人人员焦点的节拍。</text:p>
      <text:p text:style-name="P4">
同时，白天的火箭部队和炮兵部队受到4个人员和军事设备的影响，12个火炮部队处于火灾位置，2种无线电电子斗争手段以及1次燃气防御。</text:p>
      <text:p text:style-name="P4">
News Source: <text:a xlink:type="simple" xlink:href="https://armyinform.com.ua/2023/06/23/ukrayinska-aviacziya-zavdala-10-udariv-po-rajonah-zoseredzhennya-protyvnyka/" text:style-name="Internet_20_link" text:visited-style-name="Visited_20_Internet_20_Link">
https://armyinform.com.ua/2023/06/23/ukrayinska-aviacziya-zavdala-10-udariv-po-rajonah-zoseredzhennya-protyvnyka/</text:a>
</text:p>
      <!--NEWS-->
      <text:h text:style-name="P10" text:outline-level="1">
<text:span text:style-name="T4">
瓦迪姆·丹尼森科（Vadim Denysenko）：普京最重要的心理综合体 - “加勒比危机综合体”</text:span>
</text:h>
      <text:p text:style-name="P4">
作者: ['Володимир Поліщук']</text:p>
      <text:p text:style-name="P4">
时间: 2023-06-23T83:00:00-04:00</text:p>
      <text:p text:style-name="P4">
描述: 联邦监狱联邦区外交事务的独裁者Volodymyr在Pislya VChorashnoye Vechorashnoye Vehirnyogo Videozninna ...与乌克兰2022年的战争，与乌克兰的最新新闻，今天与乌克兰2022年与乌克兰战争进行战争，今天，乌克兰和俄罗斯之间的战争将会发生，这将是一场战争当他们与乌克兰的战争将在2022年与乌克兰战争时，他们说，在不久的将来，将与乌克兰发动战争，他们说，与乌克兰的战争，今天的乌克兰新闻，乌克兰的新闻，乌克兰媒体在俄罗斯的乌克兰新闻</text:p>
      <text:p text:style-name="P4">
图片: ['<text:a xlink:type="simple" xlink:href="https://armyinform.com.ua/wp-content/uploads/2023/06/photo_5235790293645772683_x.jpg" text:style-name="Internet_20_link" text:visited-style-name="Visited_20_Internet_20_Link">
photo_5235790293645772683_x.jpg</text:a>
']</text:p>
      <text:p text:style-name="P4">
标签: ['ВТОРГНЕННЯ РФ', 'ЗАЄС']</text:p>
      <text:p text:style-name="P4">
类别: News</text:p>
      <!--METADATA-->
      <text:p text:style-name="P4">
<draw:frame draw:style-name="fr1" draw:name="Image350" text:anchor-type="as-char" svg:width="6.9236in" svg:height="4.015688in" draw:z-index="0">
<draw:image xlink:href="../Images/AРМІЯINFORM/2023-06-23T83-00-00-04-00/photo_5235790293645772683_x.jpg" xlink:type="simple" xlink:show="embed" xlink:actuate="onLoad" draw:mime-type="image/jpeg"/>
</draw:frame>
来自网站5.UA的照片</text:p>
      <text:p text:style-name="P4">
俄罗斯联邦弗拉基米尔·普京(Vladimir Putin)的独裁者在昨天乌克兰乌克兰弗拉基米尔·泽伦斯基(Vladimir Zelensky)主席的晚上讲话后，不敢在Zaporizhzhya原子能站使用恐怖行为的剧本。</text:p>
      <text:p text:style-name="P4">
乌克兰未来Vadim Denysenko [宣布]的执行董事(https://armyinform.com.ua/2023/06/23/pokernyj-blef-putina-sproba-perelyakaty-svit-katastrofoyu-na-zaes/)陆军在独家评论中。国防部信息局的通讯员的问题，第二个目的是在“肮脏的炸弹”之后，俄罗斯的核勒索浪潮回答说，应寻求其根本原因在主要国家形成的心理特征中。</text:p>
      <ul>
        <li>
至于我，它的主要心理综合体是“加勒比海”综合体。 他真诚地认为，如果赫鲁晓夫没有受到恐惧，不回头，而是在古巴放置导弹 - 历史将以另一种方式走，苏联将赢得美利坚合众国的胜利，而美利坚合众国将不再是大型国家。 普京一生的精髓是在加勒比克里兹(Criz -2)中赢得胜利。  - 因此，他现在在祖戈尔(Zugor)扮演，我们只能反对这一全球信息和对俄罗斯联邦的心理。 作为胆小鬼，他永远不会按红色按钮。 但是他认为他在世界范围内弱得多，因此他可以害怕并吞下这个“扑克虚张声势”。</li>
      </ul>
      <text:p text:style-name="P4">
乌克兰未来研究所的主任认为，在未来和三个月中，我们一直在等待令人难以置信的复杂和紧张的摆动 - 继续这种情况很重要。</text:p>
      <text:p text:style-name="P4">
但是，瓦迪姆·丹尼森科(Vadim Denysenko)预测，在乌克兰的Zaporizhhya Asto转移的企图不会被指控俄罗斯独裁者。</text:p>
      <text:p text:style-name="P4">
News Source: <text:a xlink:type="simple" xlink:href="https://armyinform.com.ua/2023/06/23/vadym-denysenko-najgolovnishyj-psyhologichnyj-kompleks-putina-kompleks-karybskoyi-kryzy/" text:style-name="Internet_20_link" text:visited-style-name="Visited_20_Internet_20_Link">
https://armyinform.com.ua/2023/06/23/vadym-denysenko-najgolovnishyj-psyhologichnyj-kompleks-putina-kompleks-karybskoyi-kryzy/</text:a>
</text:p>
      <!--NEWS-->
      <text:h text:style-name="P10" text:outline-level="1">
<text:span text:style-name="T4">
在切尔尼夫（Chernihiv），安装了令人难忘的十字架以纪念死去的英雄</text:span>
</text:h>
      <text:p text:style-name="P4">
作者: ['Григорій Мазур']</text:p>
      <text:p text:style-name="P4">
时间: 2023-06-23T84:00:00-04:00</text:p>
      <text:p text:style-name="P4">
描述: 在切尔尼戈夫斯（Chernigovs），Metoy Meshanuvannya pam'yatis，Yaki Viddali在国防争夺战中的生活……与乌克兰2022年的战争，与乌克兰与乌克兰的最新新闻，与乌克兰的新闻，与乌克兰的新闻战争，2022年的新闻战争是今天的最后一场，将是今天的一场乌克兰与俄罗斯和俄罗斯之间的战争，以及2022年与乌克兰的战争在不久的将来与乌克兰发生战争，与乌克兰的战争，今天的乌克兰的战争，今天的乌克兰新闻，乌克兰的乌克兰媒体新闻</text:p>
      <text:p text:style-name="P4">
图片: ['<text:a xlink:type="simple" xlink:href="https://armyinform.com.ua/wp-content/uploads/2023/06/photo_2023-06-23_18-13-33.jpg" text:style-name="Internet_20_link" text:visited-style-name="Visited_20_Internet_20_Link">
photo_2023-06-23_18-13-33.jpg</text:a>
', '<text:a xlink:type="simple" xlink:href="https://armyinform.com.ua/wp-content/uploads/2023/06/photo_2023-06-23_18-13-32-150x150.jpg" text:style-name="Internet_20_link" text:visited-style-name="Visited_20_Internet_20_Link">
photo_2023-06-23_18-13-32-150x150.jpg</text:a>
', '<text:a xlink:type="simple" xlink:href="https://armyinform.com.ua/wp-content/uploads/2023/06/photo_2023-06-23_18-13-33-2-150x150.jpg" text:style-name="Internet_20_link" text:visited-style-name="Visited_20_Internet_20_Link">
photo_2023-06-23_18-13-33-2-150x150.jpg</text:a>
', '<text:a xlink:type="simple" xlink:href="https://armyinform.com.ua/wp-content/uploads/2023/06/photo_2023-06-23_18-13-34-150x150.jpg" text:style-name="Internet_20_link" text:visited-style-name="Visited_20_Internet_20_Link">
photo_2023-06-23_18-13-34-150x150.jpg</text:a>
', '<text:a xlink:type="simple" xlink:href="https://armyinform.com.ua/wp-content/uploads/2023/06/photo_2023-06-23_18-13-35-150x150.jpg" text:style-name="Internet_20_link" text:visited-style-name="Visited_20_Internet_20_Link">
photo_2023-06-23_18-13-35-150x150.jpg</text:a>
']</text:p>
      <text:p text:style-name="P4">
标签: ['STOPRUSSIA']</text:p>
      <text:p text:style-name="P4">
类别: News</text:p>
      <!--METADATA-->
      <text:p text:style-name="P4">
<draw:frame draw:style-name="fr1" draw:name="Image351" text:anchor-type="as-char" svg:width="6.9236in" svg:height="5.1927in" draw:z-index="0">
<draw:image xlink:href="../Images/AРМІЯINFORM/2023-06-23T84-00-00-04-00/photo_2023-06-23_18-13-33.jpg" xlink:type="simple" xlink:show="embed" xlink:actuate="onLoad" draw:mime-type="image/jpeg"/>
</draw:frame>
在切尔尼夫(Chernihiv)，为了纪念士兵们将生命献给该城市防御的士兵，他们建立了纪念十字架。 该行动的发起人是由樱桃军事政府由其首席Dmitryrombrezhinsky领导，该旅的前司令，旅的前司令，乌克兰的武装部队上校。</text:p>
      <text:p text:style-name="P4">
<text:a xlink:type="simple" xlink:href="https://armyinform.com.ua/wp-content/uploads/2023/06/photo_2023-06-23_18-13-32.jpg" text:style-name="Internet_20_link" text:visited-style-name="Visited_20_Internet_20_Link">
!(Images/AРМІЯINFORM/2023-06-23T84-00-00-04-00/photo_2023-06-23_18-13-32-150x150.jpg)</text:a>
</text:p>
      <text:p text:style-name="P4">
<text:a xlink:type="simple" xlink:href="https://armyinform.com.ua/wp-content/uploads/2023/06/photo_2023-06-23_18-13-33-2.jpg" text:style-name="Internet_20_link" text:visited-style-name="Visited_20_Internet_20_Link">
<draw:frame draw:style-name="fr1" draw:name="Image352" text:anchor-type="as-char" svg:width="6.9236in" svg:height="6.9236in" draw:z-index="0">
<draw:image xlink:href="../Images/AРМІЯINFORM/2023-06-23T84-00-00-04-00/photo_2023-06-23_18-13-33-2-150x150.jpg" xlink:type="simple" xlink:show="embed" xlink:actuate="onLoad" draw:mime-type="image/jpeg"/>
</draw:frame>
</text:a>
 - 我们每周安装一个新的纪念十字架，Dmitrybrezhinsky分享了他的计划。  - 我们想安装多达十个这样的纪念馆。 今天是第四。</text:p>
      <text:p text:style-name="P4">
这位官员说，第一个纪念标志安装在诺诺斯利夫卡村的俄罗斯入侵者中，第二和第三次被摧毁，靠近震中商店和滑雪基地的被摧毁的建筑物。</text:p>
      <text:p text:style-name="P4">
<text:a xlink:type="simple" xlink:href="https://armyinform.com.ua/wp-content/uploads/2023/06/photo_2023-06-23_18-13-34.jpg" text:style-name="Internet_20_link" text:visited-style-name="Visited_20_Internet_20_Link">
!(Images/AРМІЯINFORM/2023-06-23T84-00-00-04-00/photo_2023-06-23_18-13-34-150x150.jpg)</text:a>
</text:p>
      <text:p text:style-name="P4">
<text:a xlink:type="simple" xlink:href="https://armyinform.com.ua/wp-content/uploads/2023/06/photo_2023-06-23_18-13-35.jpg" text:style-name="Internet_20_link" text:visited-style-name="Visited_20_Internet_20_Link">
<draw:frame draw:style-name="fr1" draw:name="Image353" text:anchor-type="as-char" svg:width="6.9236in" svg:height="6.9236in" draw:z-index="0">
<draw:image xlink:href="../Images/AРМІЯINFORM/2023-06-23T84-00-00-04-00/photo_2023-06-23_18-13-35-150x150.jpg" xlink:type="simple" xlink:show="embed" xlink:actuate="onLoad" draw:mime-type="image/jpeg"/>
</draw:frame>
</text:a>
 - 每个当地都知道，在Chernyhiv地区浴缸药房附近的环街的这一部分中，残酷的战斗仍在继续。  - 最初，敌人的柱子上的纽约市。 然后，他的后卫离开了一点，正是这个地方创造了一条防御线，然后站在那里，然后撤离攻城。</text:p>
      <text:p text:style-name="P4">
Dmitry Brezhynsky识别了北部哨所和与其制造商一起工作的志愿者的纪念十字架的安装位置。 据计划，这些纪念标志将在整个区域中心的英雄防御范围内建立，该区域中心的英雄防御能力是从大型侵略开始的持续两个月。</text:p>
      <text:p text:style-name="P4">
<text:span text:style-name="T5">
opto作者</text:span>
</text:p>
      <text:p text:style-name="P4">
News Source: <text:a xlink:type="simple" xlink:href="https://armyinform.com.ua/2023/06/23/u-chernigovi-vstanovlyuyut-pamyatni-hresty-shhob-vshanuvaty-pamyat-zagyblyh-geroyiv/" text:style-name="Internet_20_link" text:visited-style-name="Visited_20_Internet_20_Link">
https://armyinform.com.ua/2023/06/23/u-chernigovi-vstanovlyuyut-pamyatni-hresty-shhob-vshanuvaty-pamyat-zagyblyh-geroyiv/</text:a>
</text:p>
      <!--NEWS-->
      <text:h text:style-name="P10" text:outline-level="1">
<text:span text:style-name="T4">
Alexei Reznikov祝贺公务员度过了一个职业假期</text:span>
</text:h>
      <text:p text:style-name="P4">
作者: ['АРМІЯINFORM']</text:p>
      <text:p text:style-name="P4">
时间: 2023-06-23T85:00:00-04:00</text:p>
      <text:p text:style-name="P4">
描述: 在个人服务的那天，乌克兰对乌克兰雷兹尼科夫的防御辩护...与乌克兰2022年的战争，与乌克兰的战争是今天的最新新闻，这是与乌克兰2022年的新闻战争，这是乌克兰2022年的新闻今天，乌克兰与俄罗斯之间以及2022年与乌克兰的战争是否会发生战争今日新闻，乌克兰新闻在乌克兰媒体的俄罗斯新闻</text:p>
      <text:p text:style-name="P4">
图片: ['<text:a xlink:type="simple" xlink:href="https://armyinform.com.ua/wp-content/uploads/2023/06/5e6030a3cd1031316887d7e3ed8bd79adb1d65d3.jpeg" text:style-name="Internet_20_link" text:visited-style-name="Visited_20_Internet_20_Link">
5e6030a3cd1031316887d7e3ed8bd79adb1d65d3.jpeg</text:a>
', '<text:a xlink:type="simple" xlink:href="https://armyinform.com.ua/wp-content/uploads/2023/06/693fad8499585d927ed2973c741e4a8f084b83cb-150x150.jpeg" text:style-name="Internet_20_link" text:visited-style-name="Visited_20_Internet_20_Link">
693fad8499585d927ed2973c741e4a8f084b83cb-150x150.jpeg</text:a>
', '<text:a xlink:type="simple" xlink:href="https://armyinform.com.ua/wp-content/uploads/2023/06/7ba5c5217762cc36351454e411460f04e2cc876c-150x150.jpeg" text:style-name="Internet_20_link" text:visited-style-name="Visited_20_Internet_20_Link">
7ba5c5217762cc36351454e411460f04e2cc876c-150x150.jpeg</text:a>
']</text:p>
      <text:p text:style-name="P4">
标签: ['ОЛЕКСІЙ РЕЗНІКОВ']</text:p>
      <text:p text:style-name="P4">
类别: News</text:p>
      <!--METADATA-->
      <text:p text:style-name="P4">
<draw:frame draw:style-name="fr1" draw:name="Image354" text:anchor-type="as-char" svg:width="6.9236in" svg:height="3.894525in" draw:z-index="0">
<draw:image xlink:href="../Images/AРМІЯINFORM/2023-06-23T85-00-00-04-00/5e6030a3cd1031316887d7e3ed8bd79adb1d65d3.jpeg" xlink:type="simple" xlink:show="embed" xlink:actuate="onLoad" draw:mime-type="image/jpeg"/>
</draw:frame>
suvorov photorandry</text:p>
      <text:p text:style-name="P4">
在公务员日之际，乌克兰阿列克谢·雷兹尼科夫国防部长说，公务员在职业假期中说，并颁发了州奖和机密荣誉。</text:p>
      <text:p text:style-name="P4">
“广泛的战争抗议了整个州的力量，包括9月份的服务。 我可以说我们通过了这项测试值得。 该州并没有失去其领导能力，管理系统，无论身在何处，一切都奏效。” Alexei Reznikov说。</text:p>
      <text:p text:style-name="P4">
据部长称，对国家的信任始于公务员的个性。 整个当局的信心水平取决于他们的专业水平，即快速和定性的能力。</text:p>
      <text:p text:style-name="P4">
国防部长强调说：“你们每个人今天都执行任务并服务，因为州雇员还宣誓效忠乌克兰纳罗达并服役。”</text:p>
      <text:p text:style-name="P4">
他还补充说，目前约有6名500名公务员在乌克兰的武装部队工作，国防部近600名公务员。</text:p>
      <text:p text:style-name="P4">
<text:a xlink:type="simple" xlink:href="https://armyinform.com.ua/wp-content/uploads/2023/06/693fad8499585d927ed2973c741e4a8f084b83cb.jpeg" text:style-name="Internet_20_link" text:visited-style-name="Visited_20_Internet_20_Link">
!(Images/AРМІЯINFORM/2023-06-23T85-00-00-04-00/693fad8499585d927ed2973c741e4a8f084b83cb-150x150.jpeg)</text:a>
照片由Andriy Suvorov</text:p>
      <text:p text:style-name="P4">
<text:a xlink:type="simple" xlink:href="https://armyinform.com.ua/wp-content/uploads/2023/06/7ba5c5217762cc36351454e411460f04e2cc876c.jpeg" text:style-name="Internet_20_link" text:visited-style-name="Visited_20_Internet_20_Link">
!(Images/AРМІЯINFORM/2023-06-23T85-00-00-04-00/7ba5c5217762cc36351454e411460f04e2cc876c-150x150.jpeg)</text:a>
照片由Andriy Suvorov</text:p>
      <text:p text:style-name="P4">
News Source: <text:a xlink:type="simple" xlink:href="https://armyinform.com.ua/2023/06/23/oleksij-reznikov-pryvitav-derzhsluzhbovcziv-z-profesijnym-svyatom/" text:style-name="Internet_20_link" text:visited-style-name="Visited_20_Internet_20_Link">
https://armyinform.com.ua/2023/06/23/oleksij-reznikov-pryvitav-derzhsluzhbovcziv-z-profesijnym-svyatom/</text:a>
</text:p>
      <!--NEWS-->
      <text:h text:style-name="P10" text:outline-level="1">
<text:span text:style-name="T4">
让乌克兰的胜利和国家机构的成功转变将是我们所有死去英雄的记忆的最佳荣誉 - 乌克兰总统的吸引力</text:span>
</text:h>
      <text:p text:style-name="P4">
作者: ['АРМІЯINFORM']</text:p>
      <text:p text:style-name="P4">
时间: 2023-06-23T86:00:00-04:00</text:p>
      <text:p text:style-name="P4">
描述: 我很健康，乌克兰人！ pidsumki tsoo一天。 纳拉达（Narada）...与乌克兰2022年的战争，与乌克兰的最新新闻战争，与乌克兰2022年的新闻战争，今天的最后一次战争，无论乌克兰和俄罗斯之间的战争是否会以及2022年与乌克兰的战争都将是将在不久的将来与乌克兰发生战争，说，与乌克兰的战争，今天的乌克兰新闻，乌克兰新闻，乌克兰媒体在俄罗斯</text:p>
      <text:p text:style-name="P4">
图片: ['<text:a xlink:type="simple" xlink:href="https://armyinform.com.ua/wp-content/uploads/2023/06/2e13a22f447d0ada478d741f93cc64b6_1687527999_extra_large-1.jpeg" text:style-name="Internet_20_link" text:visited-style-name="Visited_20_Internet_20_Link">
2e13a22f447d0ada478d741f93cc64b6_1687527999_extra_large-1.jpeg</text:a>
']</text:p>
      <text:p text:style-name="P4">
标签: ['STOPRUSSIA', 'ВОЛОДИМИР ЗЕЛЕНСЬКИЙ']</text:p>
      <text:p text:style-name="P4">
类别: News</text:p>
      <!--METADATA-->
      <text:p text:style-name="P4">
<draw:frame draw:style-name="fr1" draw:name="Image355" text:anchor-type="as-char" svg:width="6.9236in" svg:height="4.31174in" draw:z-index="0">
<draw:image xlink:href="../Images/AРМІЯINFORM/2023-06-23T86-00-00-04-00/2e13a22f447d0ada478d741f93cc64b6_1687527999_extra_large-1.jpeg" xlink:type="simple" xlink:show="embed" xlink:actuate="onLoad" draw:mime-type="image/jpeg"/>
</draw:frame>
<text:span text:style-name="T4">
 <text:span text:style-name="T5">
我希望健康，亲爱的乌克兰人!</text:span>
 </text:span>
</text:p>
      <text:p text:style-name="P4">
这个忙碌的一天的摘要。</text:p>
      <text:p text:style-name="P4">
伦敦恢复乌克兰恢复会议结果的会议是一项有力的活动，对我国取得了良好的成就。 英国，美国，欧盟的支持非常重要。 多年来，多年来的调查长期支持计划。 大约有五百家世界公司，强大的公司，对乌克兰投资的兴趣。 对乌克兰在欧盟的成员资格的明确支持：从政治上讲是如此 - 作为欧盟的成员。我们正在研究没收恐怖分子国家和个人资产的机制。 我感谢准备会议并参加我们工作工作的每个人都非常重要。</text:p>
      <text:p text:style-name="P4">
今天举行了一次非常有意义的NSDC会议。 我已经分开报告。我还度过了会议。 我们讨论的一个非常重要的是正义。 涉及军事委员会的是什么，包括敖德萨的丑闻……数字。 这个人绝对不应该处于管理部队的系统中，这是非常不愉快的，坦率的不道德和错误的，让这个人都保持在自己的位置。 他从他的职位指示Zelyudin的Zaluzhny负责人。 以及第一位乌克兰国防部副部长Pavlyukuruchool组织整个军事委员会制度的检查。 这是一个可惜的时间，现在的时间必须花在此类问题上。</text:p>
      <text:p text:style-name="P4">
当然，他们非常详细地考虑了最前沿的情况 - 所有基本查询，弹药的供应，炮兵……所有需要关注当今价格的一切。 政府官员报道，Zaluzhny，Syrsky，Tarnavsky，Moskalov，Zhpapa副海军上将，MID，MID，官员，官员。 全部。</text:p>
      <text:p text:style-name="P4">
他很荣幸祝贺我们的军事教育机构立即就军官问题……六所大学。 卡尔基夫国立空军大学，哈尔基夫理工学院军事研究所，京已经科大学军事学院，军事传播学院和信息化，以克鲁蒂英雄命名。 我感谢所有选择成为乌克兰军官的人，我希望两种绝对的基本方法：尽可能销毁占领者和最快的胜利。</text:p>
      <text:p text:style-name="P4">
还有两件事。当然还有前线。 要了解我们的英雄，要感谢他们。</text:p>
      <text:p text:style-name="P4">
我想今天庆祝今天我们第35个单独的海军步兵旅的战士。 执行极其困难的旅。 与乌克兰士兵战斗的人应该战斗。 高级水手Vyacheslavimangulov和初级中尉谢尔盖·佩诺夫(Sergey Penov) - 谢谢你们，在顿涅茨克地区的战斗中，您的典范和勇气。 这就是我们的战士，乌克兰战士。 做得好!</text:p>
      <text:p text:style-name="P4">
我问所有人和所有人：请纪念我们两个伞兵的记忆。 尤其是勇敢，特别是坚强。 他们现在为我们的人民献出了国家的一生 - 在六月的战斗中，乌克兰应该记住他们。 伊万·科茨(Ivan Kotzur)上尉...永恒的记忆!高级中尉亚历山大·坎吉(Alexanderkanji)...永恒的记忆!愿乌克兰在这场战争中的胜利以及我们国家机构的成功与勇士一样有效和有效，是为了为乌克兰的自由和力量而战和死亡的所有英勇时代的最佳纪念呢</text:p>
      <text:p text:style-name="P4">
<text:span text:style-name="T4">
 <text:span text:style-name="T5">
荣耀与乌克兰!</text:span>
 </text:span>
</text:p>
      <text:p text:style-name="P4">
资料来源：[总统官方互联网代表]](https://www.president.gov.ua/news/haj-peremoga-ukrayini-ta-uspishna-transformaciya-derzhavnih-83777?fbclid=IwAR3h83A7_G23ltwe4f4MLMDIvUT4k59VpMkfG50noCGnWyFaBGmXs2FNjfY)</text:p>
      <text:p text:style-name="P4">
News Source: <text:a xlink:type="simple" xlink:href="https://armyinform.com.ua/2023/06/23/haj-peremoga-ukrayiny-ta-uspishna-transformacziya-derzhavnyh-instytuczij-bude-najkrashhym-ushanuvannyam-pam%ca%bcyati-vsih-nashyh-geroyiv-zvernennya-prezydenta-volodymyra-zelenskogo/" text:style-name="Internet_20_link" text:visited-style-name="Visited_20_Internet_20_Link">
https://armyinform.com.ua/2023/06/23/haj-peremoga-ukrayiny-ta-uspishna-transformacziya-derzhavnyh-instytuczij-bude-najkrashhym-ushanuvannyam-pam%ca%bcyati-vsih-nashyh-geroyiv-zvernennya-prezydenta-volodymyra-zelenskogo/</text:a>
</text:p>
      <!--NEWS-->
      <text:h text:style-name="P10" text:outline-level="1">
<text:span text:style-name="T4">
Dmitry Kuleb关于“ Dirty Bombs”：乌克兰从未拥有过它们，没有或计划开发</text:span>
</text:h>
      <text:p text:style-name="P4">
作者: ['АРМІЯINFORM']</text:p>
      <text:p text:style-name="P4">
时间: 2023-06-23T87:00:00-04:00</text:p>
      <text:p text:style-name="P4">
描述: 乌克兰德米特罗·库莱巴·维德里亚（Dmitro Kuleba vidreaguvu）在什叶又当他们在不久的将来与乌克兰与乌克兰的战争在2022年与乌克兰的战争时，他们说，与乌克兰的战争，今天的乌克兰的战争，今天的乌克兰新闻，乌克兰媒体在俄罗斯的乌克兰新闻</text:p>
      <text:p text:style-name="P4">
图片: ['<text:a xlink:type="simple" xlink:href="https://armyinform.com.ua/wp-content/uploads/2023/06/kuleba.jpg" text:style-name="Internet_20_link" text:visited-style-name="Visited_20_Internet_20_Link">
kuleba.jpg</text:a>
']</text:p>
      <text:p text:style-name="P4">
标签: ['БРУДНА БОМБА', 'ДМИТРО КУЛЕБА', 'ЗАЯВА МЗС УКРАЇНИ', 'МАГАТЕ']</text:p>
      <text:p text:style-name="P4">
类别: News</text:p>
      <!--METADATA-->
      <text:p text:style-name="P4">
<draw:frame draw:style-name="fr1" draw:name="Image356" text:anchor-type="as-char" svg:width="6.9236in" svg:height="4.2817in" draw:z-index="0">
<draw:image xlink:href="../Images/AРМІЯINFORM/2023-06-23T87-00-00-04-00/kuleba.jpg" xlink:type="simple" xlink:show="embed" xlink:actuate="onLoad" draw:mime-type="image/jpeg"/>
</draw:frame>
乌克兰Dmytro Kuleba外交大臣对下一个关于“肮脏炸弹”发展的假货做出了反应。</text:p>
      <text:p text:style-name="P4">
关于这个<text:a xlink:type="simple" xlink:href="https://twitter.com/DmytroKuleba/status/1672173521865265153" text:style-name="Internet_20_link" text:visited-style-name="Visited_20_Internet_20_Link">
被引用</text:a>
在他的Twitter中。</text:p>
      <text:p text:style-name="P4">
“俄罗斯的宣传再次占据了古老的宣传，试图捏造“肮脏炸弹”的历史。 我重复：<text:span text:style-name="T4">
乌克兰从未有过，不打算开发“肮脏的炸弹” </text:span>
，他在帖子中写道。</text:p>
      <text:p text:style-name="P4">
Dmytro Kuleba强调，当俄罗斯首次发表这一骗局时，乌克兰完全使用了IAEA，这使IAEA揭穿了这一谎言。</text:p>
      <text:p text:style-name="P4">
News Source: <text:a xlink:type="simple" xlink:href="https://armyinform.com.ua/2023/06/23/dmytro-kuleba-pro-brudni-bomby-ukrayina-nikoly-yih-ne-mala-ne-maye-i-ne-planuye/" text:style-name="Internet_20_link" text:visited-style-name="Visited_20_Internet_20_Link">
https://armyinform.com.ua/2023/06/23/dmytro-kuleba-pro-brudni-bomby-ukrayina-nikoly-yih-ne-mala-ne-maye-i-ne-planuye/</text:a>
</text:p>
      <!--NEWS-->
      <text:h text:style-name="P10" text:outline-level="1">
<text:span text:style-name="T4">
另外两名战俘从匈牙利返回乌克兰，匈牙利被转移到莫斯科布达佩斯 - 外交部</text:span>
</text:h>
      <text:p text:style-name="P4">
作者: ['АРМІЯINFORM']</text:p>
      <text:p text:style-name="P4">
时间: 2023-06-23T88:00:00-04:00</text:p>
      <text:p text:style-name="P4">
描述: 乌克兰外交机构可见在Viexovo -lonen，Yaki的Shchekhkhokovoi盒子的Ugorschshchini上，与乌克兰2022年的战争，与乌克兰的最新新闻，与乌克兰2022年的新闻新闻一起战争，今天与乌克兰2022年之间的战争，乌克兰和俄罗斯之间的战争将在乌克兰和俄罗斯之间进行战争。他们说，当2022年与乌克兰的战争在2022年是否有一年的战争时，他们会在不久的将来与乌克兰战争，他们说，与乌克兰的战争，今天的乌克兰新闻，乌克兰的新闻，乌克兰媒体的俄罗斯媒体</text:p>
      <text:p text:style-name="P4">
图片: ['<text:a xlink:type="simple" xlink:href="https://armyinform.com.ua/wp-content/uploads/2023/06/249282.jpg" text:style-name="Internet_20_link" text:visited-style-name="Visited_20_Internet_20_Link">
249282.jpg</text:a>
']</text:p>
      <text:p text:style-name="P4">
标签: ['STOPRUSSIA', 'АГРЕСІЯ РФ']</text:p>
      <text:p text:style-name="P4">
类别: News</text:p>
      <!--METADATA-->
      <text:p text:style-name="P4">
<draw:frame draw:style-name="fr1" draw:name="Image357" text:anchor-type="as-char" svg:width="6.9236in" svg:height="4.615733in" draw:z-index="0">
<draw:image xlink:href="../Images/AРМІЯINFORM/2023-06-23T88-00-00-04-00/249282.jpg" xlink:type="simple" xlink:show="embed" xlink:actuate="onLoad" draw:mime-type="image/jpeg"/>
</draw:frame>
说明性照片</text:p>
      <text:p text:style-name="P4">
乌克兰外交官是由其他两个乌克兰竞争的外交官从匈牙利带走的，这些外交官被布达佩斯转移到莫斯科。</text:p>
      <text:p text:style-name="P4">
关于它<text:a xlink:type="simple" xlink:href="https://www.facebook.com/oleg.nikolenko.50" text:style-name="Internet_20_link" text:visited-style-name="Visited_20_Internet_20_Link">
报告</text:a>
Mzogl Nikolenko的发言人。</text:p>
      <text:p text:style-name="P4">
“通过这种方式，乌克兰方面已经能够返回五个乌克兰国防部。 我们为其他六名士兵努力，以尽快返回其亲戚。”</text:p>
      <text:p text:style-name="P4">
News Source: <text:a xlink:type="simple" xlink:href="https://armyinform.com.ua/2023/06/23/do-ukrayiny-z-ugorshhyny-povernuly-shhe-dvoh-vijskovopolonenyh-yaki-buly-peredani-moskvoyu-budapeshtu-mzs/" text:style-name="Internet_20_link" text:visited-style-name="Visited_20_Internet_20_Link">
https://armyinform.com.ua/2023/06/23/do-ukrayiny-z-ugorshhyny-povernuly-shhe-dvoh-vijskovopolonenyh-yaki-buly-peredani-moskvoyu-budapeshtu-mzs/</text:a>
</text:p>
      <!--NEWS-->
      <text:h text:style-name="P10" text:outline-level="1">
<text:span text:style-name="T4">
“安全性是第一个优先事项”  -  NSDC会议结果中国家元首的地址</text:span>
</text:h>
      <text:p text:style-name="P4">
作者: ['АРМІЯINFORM']</text:p>
      <text:p text:style-name="P4">
时间: 2023-06-23T89:00:00-04:00</text:p>
      <text:p text:style-name="P4">
描述: 我很健康，乌克兰人！ Profviv Zhidannya rnbo。 该命令的三名守卫....与乌克兰2022年的战争，与乌克兰的最新消息，今天与乌克兰2022年的新闻战争，乌克兰和俄罗斯之间的战争将发生战争，当与乌克兰的战争将是，是否会有，是否有与乌克兰在不久的将来与乌克兰的战争，今天与乌克兰的战争，今天的乌克兰新闻，乌克兰的新闻，乌克兰媒体在俄罗斯</text:p>
      <text:p text:style-name="P4">
图片: ['<text:a xlink:type="simple" xlink:href="https://armyinform.com.ua/wp-content/uploads/2023/06/2e13a22f447d0ada478d741f93cc64b6_1687527999_extra_large.jpeg" text:style-name="Internet_20_link" text:visited-style-name="Visited_20_Internet_20_Link">
2e13a22f447d0ada478d741f93cc64b6_1687527999_extra_large.jpeg</text:a>
']</text:p>
      <text:p text:style-name="P4">
标签: ['STOPRUSSIA', 'АГРЕСІЯ РФ', 'ВОЛОДИМИР ЗЕЛЕНСЬКИЙ', 'ВТОРГНЕННЯ РФ', 'РНБО']</text:p>
      <text:p text:style-name="P4">
类别: News</text:p>
      <!--METADATA-->
      <text:p text:style-name="P4">
<draw:frame draw:style-name="fr1" draw:name="Image358" text:anchor-type="as-char" svg:width="6.9236in" svg:height="4.31174in" draw:z-index="0">
<draw:image xlink:href="../Images/AРМІЯINFORM/2023-06-23T89-00-00-04-00/2e13a22f447d0ada478d741f93cc64b6_1687527999_extra_large.jpeg" xlink:type="simple" xlink:show="embed" xlink:actuate="onLoad" draw:mime-type="image/jpeg"/>
</draw:frame>
_ <text:span text:style-name="T4">
我希望健康，亲爱的乌克兰人!</text:span>
 _</text:p>
      <text:p text:style-name="P4">
举行了NSDC会议。 议程的三个问题。 最重要的是：部门Klimenko和Kamyshin提出了检查我们国家居住区的检查结果的第一个摘要结果：Klimenko-在全国范围内，Kamyshin，Kamyshin-关于基辅。总的来说，今天，他们考虑了地区，地区，地区，地区，地区，地区的局势，敌人恐吓的城市。</text:p>
      <text:p text:style-name="P4">
结论令人失望。 几乎全国各地。 是基辅，Zaporizhzhia和Kharkiv，Idnopro和Konotop，以及Bila Tserkva以及许多其他城市。 在那些拥有大量财政资源的城市中，尤其是愤世嫉俗的情况，但不幸的是，其他优先事项是其他优先事项。 人事决定将是。</text:p>
      <text:p text:style-name="P4">
全国各地的负担得起且可靠的庇护所应该是所有级别领导者的优先事项。 安全是首要任务。</text:p>
      <text:p text:style-name="P4">
检察官将检察官办公室的主张告知NSDC，要求返回被非法撤回社区财产的庇护所。 今天 - 全国有400多个此类索赔，正在进行工作。</text:p>
      <text:p text:style-name="P4">
Smigal总理还报告了桥梁状况的艰难局势。 包括基夫在内的最大城市。 国家是坦率的。 NSDC决定建立一个委员会检查所有桥梁，并在全国各地覆盖。 负责检查副总理。</text:p>
      <text:p text:style-name="P4">
议程的第二点是法院。</text:p>
      <text:p text:style-name="P4">
副总理史蒂芬尼斯省(Stephanyshina)向NSDC通报了对欧洲委员会的中级口头评估，尤其是我们的机构进步，这涉及完美的改革。</text:p>
      <text:p text:style-name="P4">
做了很多事情。 但是，我们仅将其视为我们对乌克兰人对正义的一贯义务的必要依据。 显然，前最高法院的前主席和司法系统中的其他此类情况对法官的要求，在司法系统中工作的所有人及其违规责任的人都具有严厉的国家政策。 有违规的行为。</text:p>
      <text:p text:style-name="P4">
乌克兰的Verkhovna Rada呼吁NSDC。 今天，我们考虑了上诉。下列。 必须对法官的完整性进行验证。 不仅是在约会之前。 不幸的是，时间可能会改变在法庭上取得积极结论的人们。 而且我认为值得使用Lie探测器尤其值得检查。</text:p>
      <text:p text:style-name="P4">
这非常重要：我们必须加强陪审团法院的作用，以扩大其在乌克兰的适用案件。 这不仅与民主有关，还与公平有关。</text:p>
      <text:p text:style-name="P4">
单独讨论了法院保护业务和投资者的问题。 头部任务。 强大的经济是受保护的投资，是对财产权的卷烟保护。 应该是。 如果您需要一种单独的机制来保护业务，投资者，我们必须提供。有负责任的建议。</text:p>
      <text:p text:style-name="P4">
当然，我们讨论了我们必须在今年年底之前完成的任务，以充分执行每个欧洲委员会的建议，以开始谈判Uevroseyuz。 对于每个这样的方向，NSDC给出了必要的协议订单。我确信它们都在现实地满足它们。</text:p>
      <text:p text:style-name="P4">
今天正好是乌克兰获得候选人进入欧盟的地位的一年，其目标是开始会员谈判。 乌克兰肯定会努力工作。</text:p>
      <text:p text:style-name="P4">
_ <text:span text:style-name="T4">
荣耀到乌克兰!</text:span>
 _</text:p>
      <text:p text:style-name="P4">
_ dudelo：<text:a xlink:type="simple" xlink:href="https://www.president.gov.ua/news/bezpeka-pershij-prioritet-zvernennya-prezidenta-ukrayini-za-83769" text:style-name="Internet_20_link" text:visited-style-name="Visited_20_Internet_20_Link">
乌克兰总统办公室</text:a>
_</text:p>
      <text:p text:style-name="P4">
News Source: <text:a xlink:type="simple" xlink:href="https://armyinform.com.ua/2023/06/23/bezpeka-pershyj-priorytet-zvernennya-glavy-derzhavy-za-pidsumkamy-zasidannya-rnbo/" text:style-name="Internet_20_link" text:visited-style-name="Visited_20_Internet_20_Link">
https://armyinform.com.ua/2023/06/23/bezpeka-pershyj-priorytet-zvernennya-glavy-derzhavy-za-pidsumkamy-zasidannya-rnbo/</text:a>
</text:p>
      <!--NEWS-->
      <text:h text:style-name="P10" text:outline-level="1">
<text:span text:style-name="T4">
克里姆林宫策略：责怪他人创建自己的信息aliba -cpd</text:span>
</text:h>
      <text:p text:style-name="P4">
作者: ['АРМІЯINFORM']</text:p>
      <text:p text:style-name="P4">
时间: 2023-06-23T8:00:00-04:00</text:p>
      <text:p text:style-name="P4">
描述: 在他自己的Storizhitz上，电信telecrama Wizin -format -minh关于主要扩展，...与乌克兰2022年的战争，与乌克兰的最新新闻，今天与乌克兰的新闻战争，今天与乌克兰2022年的新闻战争，乌克兰和乌克兰之间的战争会发生俄罗斯，当他们在2022年与乌克兰进行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2/12/fejky-rashky-na-zahodi-golovna.jpg" text:style-name="Internet_20_link" text:visited-style-name="Visited_20_Internet_20_Link">
fejky-rashky-na-zahodi-golovna.jpg</text:a>
']</text:p>
      <text:p text:style-name="P4">
标签: ['STOPRUSSIA', 'АГРЕСІЯ РФ', 'ВІЙНА', 'ВТОРГНЕННЯ РФ', 'НАРАТИВ']</text:p>
      <text:p text:style-name="P4">
类别: News</text:p>
      <!--METADATA-->
      <text:p text:style-name="P4">
<draw:frame draw:style-name="fr1" draw:name="Image359" text:anchor-type="as-char" svg:width="6.9236in" svg:height="4.32725in" draw:z-index="0">
<draw:image xlink:href="../Images/AРМІЯINFORM/2023-06-23T8-00-00-04-00/fejky-rashky-na-zahodi-golovna.jpg" xlink:type="simple" xlink:show="embed" xlink:actuate="onLoad" draw:mime-type="image/jpeg"/>
</draw:frame>
在电报中心的页面上打击错误信息<text:a xlink:type="simple" xlink:href="https://t.me/CenterCounteringDisinformation/5863" text:style-name="Internet_20_link" text:visited-style-name="Visited_20_Internet_20_Link">
报告</text:a>
关于今天促进俄罗斯媒体的基本基础。</text:p>
      <text:p text:style-name="P4">
因此，普京的嘴佩斯科夫(Peskov)对乌克兰沃罗伊·米曼泽尔斯基(Volodymyrazellensky)总统的声明发表了评论：“俄罗斯正在考虑在Zaporizhzhzhia Atomic Power Pertant上的恐怖行为剧本 - 恐怖分子释放的恐怖行为。”</text:p>
      <text:p text:style-name="P4">
尽管乌克兰当局一再警告世界俄罗斯恐怖袭击的界，但后来成为现实，但犯罪爱好者仍继续指责乌克兰谎言和挑衅。</text:p>
      <text:p text:style-name="P4">
乌克兰谎言的指控是普京地区的广泛叙述，以消除所有怀疑。</text:p>
      <text:p text:style-name="P4">
同样，莫斯科最常见的叙述之一是基辅的挑衅指控。 这种叙述的目的是创建信息。</text:p>
      <text:p text:style-name="P4">
News Source: <text:a xlink:type="simple" xlink:href="https://armyinform.com.ua/2023/06/23/osnovnyj-naratyv-shho-sogodni-prosuvayut-rosijski-media/" text:style-name="Internet_20_link" text:visited-style-name="Visited_20_Internet_20_Link">
https://armyinform.com.ua/2023/06/23/osnovnyj-naratyv-shho-sogodni-prosuvayut-rosijski-media/</text:a>
</text:p>
      <!--NEWS-->
      <text:h text:style-name="P10" text:outline-level="1">
<text:span text:style-name="T4">
Zelensky欢迎采用第11次针对俄罗斯的欧盟制裁计划</text:span>
</text:h>
      <text:p text:style-name="P4">
作者: Ukrinform (Person)</text:p>
      <text:p text:style-name="P4">
出版商: Укринформ (Organization)</text:p>
      <text:p text:style-name="P4">
出版时间: 2023-06-23T8:33:00+03:00</text:p>
      <text:p text:style-name="P4">
修改时间: 2023-06-23T22:33:00+03:00</text:p>
      <text:p text:style-name="P4">
描述: 沃迪米尔·泽伦斯基（Volodymyr Zelensky）总统祝贺对欧盟对俄罗斯制裁第11套计划的决定，并预计将进一步加强限制，包括对俄罗斯核电。  - 乌克林。</text:p>
      <text:p text:style-name="P4">
图片: ['<text:a xlink:type="simple" xlink:href="https://static.ukrinform.com/photos/2023_06/thumb_files/630_360_1687376812-770.jpeg" text:style-name="Internet_20_link" text:visited-style-name="Visited_20_Internet_20_Link">
630_360_16873...</text:a>
']</text:p>
      <text:p text:style-name="P4">
标签: ['Євросоюз', 'Санкції', 'Зеленський', 'Війна з Росією']</text:p>
      <text:p text:style-name="P4">
类型: Article</text:p>
      <!--METADATA-->
      <text:p text:style-name="P4">
<draw:frame draw:style-name="fr1" draw:name="Image360" text:anchor-type="as-char" svg:width="6.9236in" svg:height="3.956343in" draw:z-index="0">
<draw:image xlink:href="../Images/yкринформ/2023-06-23T8-33-00-03-00/630_360_1687376812-770.jpeg" xlink:type="simple" xlink:show="embed" xlink:actuate="onLoad" draw:mime-type="image/jpeg"/>
</draw:frame>
总统洛尔里尔·泽伦斯基(Lordir Zelensky)祝贺通过对俄罗斯制裁的第11套计划的决定，并希望进一步加强限制，包括对俄罗斯核电。</text:p>
      <text:p text:style-name="P4">
国家元首在<text:a xlink:type="simple" xlink:href="https://twitter.com/ZelenskyyUa/status/1672318603805204494" text:style-name="Internet_20_link" text:visited-style-name="Visited_20_Internet_20_Link">
Twitter</text:a>
，报道乌克林福姆。</text:p>
      <text:p text:style-name="P4">
“我们祝贺欧洲第11届欧洲理事会期待已久的重要通过，旨在停止绕过俄罗斯的制裁。 我们正在等待其有效的实施，以停止俄罗斯军事机器，并进一步加强欧盟的限制性措施，尤其是针对俄罗斯核电，” Zelensky强调。</text:p>
      <text:p text:style-name="Quotations">

<text:p text:style-name="P4">
恭喜您长期以来的和重要的收养<text:a xlink:type="simple" xlink:href="https://twitter.com/EUCouncil" text:style-name="Internet_20_link" text:visited-style-name="Visited_20_Internet_20_Link">
@eucouncil&gt;
</text:a>
第11套制裁措施&gt;
旨在停止绕过外部制裁。 我们期待&gt;
有效的实施，以阻止军事机器并进一步加强&gt;
限制性措施，包括……&gt;
&gt;
  - 沃迪米尔·泽伦斯基(Volodymyr Zelenskyy)(@zelenskyyua)<text:a xlink:type="simple" xlink:href="https://twitter.com/ZelenskyyUa/status/1672318603805204494" text:style-name="Internet_20_link" text:visited-style-name="Visited_20_Internet_20_Link">
2023年6月23日&gt;
</text:a>
据报道，6月23日，欧盟批准并发布了针对俄罗斯联邦的第11套制裁计划的详细信息。</text:p>

</text:p>
      <text:p text:style-name="P4">
News Source: <text:a xlink:type="simple" xlink:href="https://www.ukrinform.ua/rubric-economy/3727013-zelenskij-privitav-uhvalenna-11go-paketu-sankcij-evrosouzu-proti-rf.html" text:style-name="Internet_20_link" text:visited-style-name="Visited_20_Internet_20_Link">
https://www.ukrinform.ua/rubric-economy/3727013-zelenskij-privitav-uhvalenna-11go-paketu-sankcij-evrosouzu-proti-rf.html</text:a>
</text:p>
      <!--NEWS-->
      <text:h text:style-name="P10" text:outline-level="1">
<text:span text:style-name="T4">
只有计划进攻的军队现在才能评估其课程-Anna Malyar</text:span>
</text:h>
      <text:p text:style-name="P4">
作者: ['АРМІЯINFORM']</text:p>
      <text:p text:style-name="P4">
时间: 2023-06-23T90:00:00-04:00</text:p>
      <text:p text:style-name="P4">
描述: 罪犯不是isykuvati的trebus，是达兹·什维卡（Dazhe Shvidka）的帐篷。 TSE VIINA。 Vorog Post ...与乌克兰2022年的战争，与乌克兰的最新新闻，与乌克兰的新闻战争，2022年的新闻战争，今天的最后一次战争将在乌克兰和俄罗斯之间发生战争，当2022年与乌克兰的战争将是，将在不久的将来与乌克兰发动战争，这是与乌克兰的战争，今天的乌克兰新闻，乌克兰的新闻，乌克兰媒体在俄罗斯</text:p>
      <text:p text:style-name="P4">
图片: ['<text:a xlink:type="simple" xlink:href="https://armyinform.com.ua/wp-content/uploads/2023/05/ganna-malyar.jpg" text:style-name="Internet_20_link" text:visited-style-name="Visited_20_Internet_20_Link">
ganna-malyar.jpg</text:a>
']</text:p>
      <text:p text:style-name="P4">
标签: ['STOPRUSSIA', 'АГРЕСІЯ РФ', 'ГАННА МАЛЯР']</text:p>
      <text:p text:style-name="P4">
类别: News</text:p>
      <!--METADATA-->
      <text:p text:style-name="P4">
<draw:frame draw:style-name="fr1" draw:name="Image361" text:anchor-type="as-char" svg:width="6.9236in" svg:height="4.615733in" draw:z-index="0">
<draw:image xlink:href="../Images/AРМІЯINFORM/2023-06-23T90-00-00-04-00/ganna-malyar.jpg" xlink:type="simple" xlink:show="embed" xlink:actuate="onLoad" draw:mime-type="image/jpeg"/>
</draw:frame>
我们不应该期望进攻很快。 这是一场战争。 敌人不断反对，因为他们了解我们将释放被占领的领土。</text:p>
      <text:p text:style-name="P4">
关于它<text:a xlink:type="simple" xlink:href="https://t.me/annamaliar" text:style-name="Internet_20_link" text:visited-style-name="Visited_20_Internet_20_Link">
报告</text:a>
乌克兰国防部副部长安娜·马利亚(Anna Malyar)。</text:p>
      <text:p text:style-name="P4">
“少，我们每天都有进步。 是的，它是逐渐的，但是他们戴在边界上，并且自信地移动。 现在要过早和错误地使一些价值观，因为进攻持续。 我们仍然有前面的主要事件，而主要的打击仍在前进。”</text:p>
      <text:p text:style-name="P4">
News Source: <text:a xlink:type="simple" xlink:href="https://armyinform.com.ua/2023/06/23/tilky-nashi-vijskovi-yaki-planuvaly-operacziyu-nastupu-mozhut-zaraz-oczinyuvaty-yak-vona-jde-ganna-malyar/" text:style-name="Internet_20_link" text:visited-style-name="Visited_20_Internet_20_Link">
https://armyinform.com.ua/2023/06/23/tilky-nashi-vijskovi-yaki-planuvaly-operacziyu-nastupu-mozhut-zaraz-oczinyuvaty-yak-vona-jde-ganna-malyar/</text:a>
</text:p>
      <!--NEWS-->
      <text:h text:style-name="P10" text:outline-level="1">
<text:span text:style-name="T4">
白天，敌人击中了51架飞机罢工，并对RSSS进行了大约50架炮击</text:span>
</text:h>
      <text:p text:style-name="P4">
作者: ['АРМІЯINFORM']</text:p>
      <text:p text:style-name="P4">
时间: 2023-06-23T91:00:00-04:00</text:p>
      <text:p text:style-name="P4">
描述: 关于ZSU的总部。 “罗西斯基的发展是时间……与乌克兰2022的战争，与乌克兰的战争是今天的最新消息，与乌克兰2022年的新闻战是今天的最后一场，乌克兰与俄罗斯和俄罗斯和俄罗斯和他们说，与乌克兰的战争将在不久的将来与乌克兰发生战争时，他们说，与乌克兰的战争，今天的乌克兰新闻，乌克兰的新闻，乌克兰媒体在俄罗斯的乌克兰新闻</text:p>
      <text:p text:style-name="P4">
图片: ['<text:a xlink:type="simple" xlink:href="https://armyinform.com.ua/wp-content/uploads/2022/10/2022-10-18-raketnyj-obstril-zhytomyra.jpg" text:style-name="Internet_20_link" text:visited-style-name="Visited_20_Internet_20_Link">
2022-10-18-raketnyj-obstril-zhytomyra.jpg</text:a>
']</text:p>
      <text:p text:style-name="P4">
标签: ['STOPRUSSIA', 'АГРЕСІЯ РФ', 'ВТОРГНЕННЯ РФ']</text:p>
      <text:p text:style-name="P4">
类别: News</text:p>
      <!--METADATA-->
      <text:p text:style-name="P4">
<draw:frame draw:style-name="fr1" draw:name="Image362" text:anchor-type="as-char" svg:width="6.9236in" svg:height="3.893007in" draw:z-index="0">
<draw:image xlink:href="../Images/AРМІЯINFORM/2023-06-23T91-00-00-04-00/2022-10-18-raketnyj-obstril-zhytomyra.jpg" xlink:type="simple" xlink:show="embed" xlink:actuate="onLoad" draw:mime-type="image/jpeg"/>
</draw:frame>
说明性照片<text:span text:style-name="T4">
🔥俄罗斯完成的情况</text:span>
</text:p>
      <text:p text:style-name="P4">
关于它<text:a xlink:type="simple" xlink:href="https://www.facebook.com/GeneralStaff.ua/posts/pfbid021CkNSnQ8NYeU92GNhPTFCe7NYNXVssbLdcU1qwC7cJsfdhswVTvrheg2ujxjb8dhl" text:style-name="Internet_20_link" text:visited-style-name="Visited_20_Internet_20_Link">
报告</text:a>
武装部队的总人员。</text:p>
      <text:p text:style-name="P4">
“白天，俄罗斯入侵者使用14枚翼导弹X-101/X-555，3 Droneshahed-136/131击中了乌克兰Vittorium的火箭和航空罢工，以及4台防空导弹-300在Zaporizhzhia。乌克兰14火箭和2架无人机的空军被摧毁。 空军的防空导弹部队还摧毁了俄罗斯冲击直升机KA-52。 此外，工人失去了7次侦察无人机，”消息写道。</text:p>
      <text:p text:style-name="P4">
敌人还击中了51架飞机罢工，在我们部队的位置进行了大约50次反应性射击消防系统的炮击。 不幸的是，除了破坏基础设施外，和平人民还受伤。</text:p>
      <text:p text:style-name="P4">
整个乌克兰的火箭和航空罢工的可能性很高。</text:p>
      <text:p text:style-name="P4">
News Source: <text:a xlink:type="simple" xlink:href="https://armyinform.com.ua/2023/06/23/protyagom-doby-vorog-zavdav-51-aviaczijnyj-udar-ta-zdijsnyv-blyzko-50-obstriliv-z-rszv/" text:style-name="Internet_20_link" text:visited-style-name="Visited_20_Internet_20_Link">
https://armyinform.com.ua/2023/06/23/protyagom-doby-vorog-zavdav-51-aviaczijnyj-udar-ta-zdijsnyv-blyzko-50-obstriliv-z-rszv/</text:a>
</text:p>
      <!--NEWS-->
      <text:h text:style-name="P10" text:outline-level="1">
<text:span text:style-name="T4">
Rashists在Zaporozhye的幼儿园里配备了一家野外医院</text:span>
</text:h>
      <text:p text:style-name="P4">
作者: ['АРМІЯINFORM']</text:p>
      <text:p text:style-name="P4">
时间: 2023-06-23T92:00:00-04:00</text:p>
      <text:p text:style-name="P4">
描述: 关于乌克兰兹布罗伊萨尼部队总部总部的战争。 -Rosiskis prappantis ...与乌克兰2022年的战争，与乌克兰的最新消息，今天与乌克兰的新闻战争，2022年的最后一次战争，今天将在乌克兰和俄罗斯之间发生战争，当与乌克兰在2022年发生战争时，他们将与乌克兰发生战争，在不久的将来，他们说，今天与乌克兰的战争，今天的乌克兰新闻，乌克兰新闻，乌克兰媒体在俄罗斯</text:p>
      <text:p text:style-name="P4">
图片: ['<text:a xlink:type="simple" xlink:href="https://armyinform.com.ua/wp-content/uploads/2023/04/4c969d148f-1_600x.png" text:style-name="Internet_20_link" text:visited-style-name="Visited_20_Internet_20_Link">
4c969d148f-1_600x.png</text:a>
']</text:p>
      <text:p text:style-name="P4">
标签: ['STOPRUSSIA', 'АГРЕСІЯ РФ', 'ВТОРГНЕННЯ РФ', 'ГШ ЗСУ', 'ЗАПОРІЖЖЯ']</text:p>
      <text:p text:style-name="P4">
类别: News</text:p>
      <!--METADATA-->
      <text:p text:style-name="P4">
<draw:frame draw:style-name="fr1" draw:name="Image363" text:anchor-type="as-char" svg:width="6.9236in" svg:height="4.938835in" draw:z-index="0">
<draw:image xlink:href="../Images/AРМІЯINFORM/2023-06-23T92-00-00-04-00/4c969d148f-1_600x.png" xlink:type="simple" xlink:show="embed" xlink:actuate="onLoad" draw:mime-type="image/png"/>
</draw:frame>
说明性照片</text:p>
      <text:p text:style-name="P4">
战争</text:p>
      <text:p text:style-name="P4">
关于它<text:a xlink:type="simple" xlink:href="https://www.facebook.com/GeneralStaff.ua/posts/pfbid021CkNSnQ8NYeU92GNhPTFCe7NYNXVssbLdcU1qwC7cJsfdhswVTvrheg2ujxjb8dhl" text:style-name="Internet_20_link" text:visited-style-name="Visited_20_Internet_20_Link">
报告</text:a>
乌克兰武装部队的总参谋部。</text:p>
      <ul>
        <li>
俄罗斯入侵者继续利用临时扣押定居点的基础设施为受伤的军人提供医疗援助。 在Chkalovo Zaporizhzhya地区的定居点，幼儿园的花园中，入侵者安排了一家野外医院。记录了两辆带有医疗设备的卡车的到达 - 将在合并中。</li>
      </ul>
      <text:p text:style-name="P4">
News Source: <text:a xlink:type="simple" xlink:href="https://armyinform.com.ua/2023/06/23/rashysty-oblashtuvaly-polovyj-shpytal-v-dytsadku-na-zaporizhzhi/" text:style-name="Internet_20_link" text:visited-style-name="Visited_20_Internet_20_Link">
https://armyinform.com.ua/2023/06/23/rashysty-oblashtuvaly-polovyj-shpytal-v-dytsadku-na-zaporizhzhi/</text:a>
</text:p>
      <!--NEWS-->
      <text:h text:style-name="P10" text:outline-level="1">
<text:span text:style-name="T4">
今天是一年，因为乌克兰获得了第一个喷气消防系统M142 HIMARS</text:span>
</text:h>
      <text:p text:style-name="P4">
作者: ['АРМІЯINFORM']</text:p>
      <text:p text:style-name="P4">
时间: 2023-06-23T93:00:00-04:00</text:p>
      <text:p text:style-name="P4">
描述: 关于在Facebook上的TSE，写下ZS乌克兰Valeriy Zaluzhny的负责人。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3/06/1-14th_far_conducts_hirain_exercise_as_part_of_defender-europe_22_dvids7232028-scaled.jpg" text:style-name="Internet_20_link" text:visited-style-name="Visited_20_Internet_20_Link">
1-14th_far_conducts_hirain_exercise_as_part_of_defender-europe_22_dvids7232028-scaled.jpg</text:a>
']</text:p>
      <text:p text:style-name="P4">
标签: ['STOPRUSSIA', 'АГРЕСІЯ РФ', 'ВАЛЕРІЙ ЗАЛУЖНИЙ']</text:p>
      <text:p text:style-name="P4">
类别: News</text:p>
      <!--METADATA-->
      <text:p text:style-name="P4">
<draw:frame draw:style-name="fr1" draw:name="Image364" text:anchor-type="as-char" svg:width="6.9236in" svg:height="4.614606in" draw:z-index="0">
<draw:image xlink:href="../Images/AРМІЯINFORM/2023-06-23T93-00-00-04-00/1-14th_far_conducts_hirain_exercise_as_part_of_defender-europe_22_dvids7232028-scaled.jpg" xlink:type="simple" xlink:show="embed" xlink:actuate="onLoad" draw:mime-type="image/jpeg"/>
</draw:frame>
说明性照片</text:p>
      <text:p text:style-name="P4">
在Facebook上关于它<text:a xlink:type="simple" xlink:href="https://www.facebook.com/CinCAFU/videos/593476186227226/" text:style-name="Internet_20_link" text:visited-style-name="Visited_20_Internet_20_Link">
写</text:a>
指挥官 - 乌克兰·瓦莱里·扎卢兹尼武装部队的主持人。</text:p>
      <text:p text:style-name="P4">
“在Himars上工作是我们的荣誉，因为这种准确的技术正在带来指甲。 敌人非常害怕这辆车。</text:p>
      <text:p text:style-name="P4">
今年，由于乌克兰获得了第一个喷气消防系统M142Himars。</text:p>
      <text:p text:style-name="P4">
“这些武器在正面已证明了效率。 我们的战士巧妙地攻击了某些目标：弹药库，设备的积累和敌人的人员，”军方强调。</text:p>
      <text:p text:style-name="P4">
News Source: <text:a xlink:type="simple" xlink:href="https://armyinform.com.ua/2023/06/23/sogodni-rik-yak-ukrayina-otrymala-pershi-reaktyvni-systemy-zalpovogo-vognyu-m142-himars-valerij-zaluzhnyj/" text:style-name="Internet_20_link" text:visited-style-name="Visited_20_Internet_20_Link">
https://armyinform.com.ua/2023/06/23/sogodni-rik-yak-ukrayina-otrymala-pershi-reaktyvni-systemy-zalpovogo-vognyu-m142-himars-valerij-zaluzhnyj/</text:a>
</text:p>
      <!--NEWS-->
      <text:h text:style-name="P10" text:outline-level="1">
<text:span text:style-name="T4">
德国北约秘书长访问了乌克兰的安全组织</text:span>
</text:h>
      <text:p text:style-name="P4">
作者: ['АРМІЯINFORM']</text:p>
      <text:p text:style-name="P4">
时间: 2023-06-23T94:00:00-04:00</text:p>
      <text:p text:style-name="P4">
描述: 北约ns斯托尔滕贝格·维德维斯（Stoltenberg Vidvis）的秘书长与克拉斯蒂卡（Klastekoga）的承载者，...与乌克兰2022年的战争，与乌克兰的最新新闻，今天与乌克兰的新闻战争，今天与乌克兰2022年的新闻战争，乌克兰和俄罗斯之间的战争将是一场战争与乌克兰的战争将是不久的</text:p>
      <text:p text:style-name="P4">
图片: ['<text:a xlink:type="simple" xlink:href="https://armyinform.com.ua/wp-content/uploads/2023/06/230623-sag-u_rdax_775x440s.jpg" text:style-name="Internet_20_link" text:visited-style-name="Visited_20_Internet_20_Link">
230623-sag-u_rdax_775x440s.jpg</text:a>
']</text:p>
      <text:p text:style-name="P4">
标签: ['STOPRUSSIA', 'ВТОРГНЕННЯ РФ']</text:p>
      <text:p text:style-name="P4">
类别: News</text:p>
      <!--METADATA-->
      <text:p text:style-name="P4">
<draw:frame draw:style-name="fr1" draw:name="Image365" text:anchor-type="as-char" svg:width="6.9236in" svg:height="3.935897in" draw:z-index="0">
<draw:image xlink:href="../Images/AРМІЯINFORM/2023-06-23T94-00-00-04-00/230623-sag-u_rdax_775x440s.jpg" xlink:type="simple" xlink:show="embed" xlink:actuate="onLoad" draw:mime-type="image/jpeg"/>
</draw:frame>
北约秘书长詹斯·斯托尔滕贝格(Jens Stoltenberg)访问了位于德国城市维斯特巴登(Vistbaden)的乌克兰安全组织，其中包括来自22个联盟和合作伙伴的军人，包括乌克兰。</text:p>
      <text:p text:style-name="P4">
关于它<text:a xlink:type="simple" xlink:href="https://www.nato.int/cps/en/natohq/news_216380.htm" text:style-name="Internet_20_link" text:visited-style-name="Visited_20_Internet_20_Link">
报告</text:a>
北大西洋联盟的Nasayti。</text:p>
      <text:p text:style-name="P4">
美国安全援助小组是由美国国防部于2022年成立的，协调了乌克兰培训的设备和支持，这些设备和支持继续承受俄罗斯残酷的入侵者。</text:p>
      <text:p text:style-name="P4">
“北约秘书长詹斯·斯托尔滕贝格(Jens Stoltenberg)于2023年6月23日星期五访问了德国维斯巴登市(sag-u)……他强调了这项任务在为乌克兰提供帮助的乌斯马夫辩护方面的重要性，只要有必要。”</text:p>
      <text:p text:style-name="P4">
News Source: <text:a xlink:type="simple" xlink:href="https://armyinform.com.ua/2023/06/23/generalnyj-sekretar-nato-u-nimechchyni-vidvidav-grupu-z-bezpekovoyi-dopomogy-ukrayini/" text:style-name="Internet_20_link" text:visited-style-name="Visited_20_Internet_20_Link">
https://armyinform.com.ua/2023/06/23/generalnyj-sekretar-nato-u-nimechchyni-vidvidav-grupu-z-bezpekovoyi-dopomogy-ukrayini/</text:a>
</text:p>
      <!--NEWS-->
      <text:h text:style-name="P10" text:outline-level="1">
<text:span text:style-name="T4">
人权专员举行了与人权观察的在线会议</text:span>
</text:h>
      <text:p text:style-name="P4">
作者: ['АРМІЯINFORM']</text:p>
      <text:p text:style-name="P4">
时间: 2023-06-23T95:00:00-04:00</text:p>
      <text:p text:style-name="P4">
描述: 关于乌克兰Dmitro Lubinets申诉专员Telegram-Canal的TSE。 “战争……与乌克兰2022年的战争，与乌克兰的战争是今天的最新消息，今天与乌克兰2022年的战争是今天的最后一场新闻，乌克兰和俄罗斯之间以及俄罗斯之间的战争以及与乌克兰与乌克兰的战争之间的战争2022年，他们是否会在不久的将来与乌克兰发生战争，他们说，与乌克兰的战争，今天的乌克兰新闻，乌克兰新闻，乌克兰媒体在俄罗斯的乌克兰新闻</text:p>
      <text:p text:style-name="P4">
图片: ['<text:a xlink:type="simple" xlink:href="https://armyinform.com.ua/wp-content/uploads/2023/06/photo_2023-06-23_17-00-12.jpg" text:style-name="Internet_20_link" text:visited-style-name="Visited_20_Internet_20_Link">
photo_2023-06-23_17-00-12.jpg</text:a>
']</text:p>
      <text:p text:style-name="P4">
标签: ['STOPRUSSIA', 'АГРЕСІЯ РФ', 'ВТОРГНЕННЯ РФ']</text:p>
      <text:p text:style-name="P4">
类别: News</text:p>
      <!--METADATA-->
      <text:p text:style-name="P4">
<draw:frame draw:style-name="fr1" draw:name="Image366" text:anchor-type="as-char" svg:width="6.9236in" svg:height="5.1927in" draw:z-index="0">
<draw:image xlink:href="../Images/AРМІЯINFORM/2023-06-23T95-00-00-04-00/photo_2023-06-23_17-00-12.jpg" xlink:type="simple" xlink:show="embed" xlink:actuate="onLoad" draw:mime-type="image/jpeg"/>
</draw:frame>
在电报频道中有关它<text:a xlink:type="simple" xlink:href="https://t.me/dmytro_lubinetzs" text:style-name="Internet_20_link" text:visited-style-name="Visited_20_Internet_20_Link">
报告</text:a>
申诉专员dmitry lubinets。</text:p>
      <text:p text:style-name="P4">
“每天都有国际沟通合作伙伴。 今天 - 与人权观察代表比尔·范·埃斯维尔德(Bill van Esweld)的在线会议。 他们更重要的是 - 保护乌克兰儿童的权利。 特别是，他们提出了乌克兰儿童的机构护理和成长的问题。 他们，包括患有严重心理学疾病的儿童。 命名了此类机构的数量以及其中养育的儿童人数。 他还告诉乌克兰的倾斜问题。”消息写道。</text:p>
      <text:p text:style-name="P4">
人权观察员代表也对申诉专员办公室的支持感兴趣。</text:p>
      <text:p text:style-name="P4">
我感谢组织的代表参加会议和持续的沟通!感谢那些帮助我们保护乌克兰儿童权利的合作伙伴!</text:p>
      <text:p text:style-name="P4">
News Source: <text:a xlink:type="simple" xlink:href="https://armyinform.com.ua/2023/06/23/upovnovazhenyj-vru-z-prav-lyudyny-proviv-onlajn-zustrich-iz-predstavnykom-human-rights-watch-billom-van-esveldom/" text:style-name="Internet_20_link" text:visited-style-name="Visited_20_Internet_20_Link">
https://armyinform.com.ua/2023/06/23/upovnovazhenyj-vru-z-prav-lyudyny-proviv-onlajn-zustrich-iz-predstavnykom-human-rights-watch-billom-van-esveldom/</text:a>
</text:p>
      <!--NEWS-->
      <text:h text:style-name="P10" text:outline-level="1">
<text:span text:style-name="T4">
由于敌人在奥赖科夫（Orykhov）中炮击的结果，有30多个住宅建筑损坏了</text:span>
</text:h>
      <text:p text:style-name="P4">
作者: ['АРМІЯINFORM']</text:p>
      <text:p text:style-name="P4">
时间: 2023-06-23T96:00:00-04:00</text:p>
      <text:p text:style-name="P4">
描述: 23蠕虫约11:30向大门上订单“ 101”，涉及这些措施，Sho Rosisska ...与乌克兰2022年的战争，与乌克兰与乌克兰的最新新闻，今天与乌克兰的新闻战争，今天与乌克兰2022年最后一次，将在那里，将在那里，将在那里乌克兰与俄罗斯之间的战争以及2022年与乌克兰的战争将是不久的，无论是否将在不久的将来与乌克兰进行战争，与乌克兰的战争，今天的乌克兰新闻，乌克兰新闻，乌克兰媒体的乌克兰新闻</text:p>
      <text:p text:style-name="P4">
图片: ['<text:a xlink:type="simple" xlink:href="https://armyinform.com.ua/wp-content/uploads/2023/06/photo_2023-06-23_16-42-27.jpg" text:style-name="Internet_20_link" text:visited-style-name="Visited_20_Internet_20_Link">
photo_2023-06-23_16-42-27.jpg</text:a>
']</text:p>
      <text:p text:style-name="P4">
标签: ['STOPRUSSIA', 'АГРЕСІЯ РФ', 'ВТОРГНЕННЯ РФ']</text:p>
      <text:p text:style-name="P4">
类别: News</text:p>
      <!--METADATA-->
      <text:p text:style-name="P4">
<draw:frame draw:style-name="fr1" draw:name="Image367" text:anchor-type="as-char" svg:width="6.9236in" svg:height="5.1927in" draw:z-index="0">
<draw:image xlink:href="../Images/AРМІЯINFORM/2023-06-23T96-00-00-04-00/photo_2023-06-23_16-42-27.jpg" xlink:type="simple" xlink:show="embed" xlink:actuate="onLoad" draw:mime-type="image/jpeg"/>
</draw:frame>
6月23日，11:30，救援局“ 101”收到了一份报告，称俄罗斯军队对奥里科夫·波洛戈夫斯基地区进行了另一次炮击。 两个私人房屋被两个年龄和30个私人房屋摧毁。</text:p>
      <text:p text:style-name="P4">
关于它<text:a xlink:type="simple" xlink:href="https://t.me/gu_dsns_zp" text:style-name="Internet_20_link" text:visited-style-name="Visited_20_Internet_20_Link">
报告</text:a>
乌克兰在Zaporizhhya地区的紧急情况。</text:p>
      <text:p text:style-name="P4">
到达现场的救援人员迅速采取了措施，以查找调查。 根据初步信息，没有受害者和受害者。</text:p>
      <text:p text:style-name="P4">
乌克兰州紧急服务部门吸引了4辆救援人员和2辆车。</text:p>
      <text:p text:style-name="P4">
News Source: <text:a xlink:type="simple" xlink:href="https://armyinform.com.ua/2023/06/23/u-rezultati-vorozhogo-obstrilu-v-orihovi-poshkodzheno-ponad-30-zhytlovyh-budivel/" text:style-name="Internet_20_link" text:visited-style-name="Visited_20_Internet_20_Link">
https://armyinform.com.ua/2023/06/23/u-rezultati-vorozhogo-obstrilu-v-orihovi-poshkodzheno-ponad-30-zhytlovyh-budivel/</text:a>
</text:p>
      <!--NEWS-->
      <text:h text:style-name="P10" text:outline-level="1">
<text:span text:style-name="T4">
与第55个OABR士兵的家人举行的会议在协调总部举行</text:span>
</text:h>
      <text:p text:style-name="P4">
作者: ['АРМІЯINFORM']</text:p>
      <text:p text:style-name="P4">
时间: 2023-06-23T97:00:00-04:00</text:p>
      <text:p text:style-name="P4">
描述: 在普京的协调总部，Zustychovniy Zustychovye Zustychychi ...与乌克兰2022的战争，与乌克兰的最新新闻，今天与乌克兰的新闻，今天与乌克兰2022年的新闻战争，今天与乌克兰和俄罗斯之间的战争以及2022年在2022年发生战争时会发生战争他们会说，是否会在不久的将来与乌克兰进行战争，他们说，与乌克兰的战争，今天的乌克兰新闻，乌克兰的新闻，乌克兰的新闻</text:p>
      <text:p text:style-name="P4">
图片: ['<text:a xlink:type="simple" xlink:href="https://armyinform.com.ua/wp-content/uploads/2023/06/6067ea77-1500-42ee-bcd4-26cc3d597ad1.jpg" text:style-name="Internet_20_link" text:visited-style-name="Visited_20_Internet_20_Link">
6067ea77-1500-42ee-bcd4-26cc3d597ad1.jpg</text:a>
']</text:p>
      <text:p text:style-name="P4">
标签: ['STOPRUSSIA', 'ВІЙСЬКОВОПОЛОНЕНІ', 'ВТОРГНЕННЯ РФ', 'КООРДИНАЦІЙНИЙ ШТАБ З ПИТАНЬ ПОВОДЖЕННЯ З ВІЙСЬКОВОПОЛОНЕНИМИ']</text:p>
      <text:p text:style-name="P4">
类别: News</text:p>
      <!--METADATA-->
      <text:p text:style-name="P4">
<draw:frame draw:style-name="fr1" draw:name="Image368" text:anchor-type="as-char" svg:width="6.9236in" svg:height="4.615733in" draw:z-index="0">
<draw:image xlink:href="../Images/AРМІЯINFORM/2023-06-23T97-00-00-04-00/6067ea77-1500-42ee-bcd4-26cc3d597ad1.jpg" xlink:type="simple" xlink:show="embed" xlink:actuate="onLoad" draw:mime-type="image/jpeg"/>
</draw:frame>
在与战俘待遇的协调总部，与第55个单独的炮兵旅的士兵家人举行了会议，“ Zaporizhzhkasich”举行了。</text:p>
      <text:p text:style-name="P4">
当囚犯的亲戚和失踪的炮兵询问时，协调总部的代表尤里·塔拉纳克(Yuriy Taraanyuk)回答。</text:p>
      <text:p text:style-name="P4">
关于它<text:a xlink:type="simple" xlink:href="https://t.me/Koord_shtab/1316" text:style-name="Internet_20_link" text:visited-style-name="Visited_20_Internet_20_Link">
报告</text:a>
询问战俘的询问总部。</text:p>
      <text:p text:style-name="P4">
他提请注意俄罗斯联邦对乌克兰社会的所有可能影响，包括在媒体领域。囚犯。</text:p>
      <text:p text:style-name="P4">
员工代表指出，侵略者国家未提供有关被俘虏后卫或维护地位的信息。 但是，这些信息是从其他来源(特别是从守卫者释放的)中应用的。</text:p>
      <text:p text:style-name="P4">
Yuriy Taraanyuk还指出，与苏格兰军人保持在俄罗斯并暂时占领乌克兰领土的细长实体正在进行平行的谈判。</text:p>
      <text:p text:style-name="P4">
协调总部代表保证：“我们使用不同的工具，这些工具会影响我们的后卫的回归。” 他说：“主要是取得实际的结果。”</text:p>
      <text:p text:style-name="P4">
News Source: <text:a xlink:type="simple" xlink:href="https://armyinform.com.ua/2023/06/23/u-koordynaczijnomu-shtabi-vidbulasya-zustrich-z-rodynamy-bijcziv-55-oyi-oabr/" text:style-name="Internet_20_link" text:visited-style-name="Visited_20_Internet_20_Link">
https://armyinform.com.ua/2023/06/23/u-koordynaczijnomu-shtabi-vidbulasya-zustrich-z-rodynamy-bijcziv-55-oyi-oabr/</text:a>
</text:p>
      <!--NEWS-->
      <text:h text:style-name="P10" text:outline-level="1">
<text:span text:style-name="T4">
政府已批准保留损坏和销毁财产登记册的程序</text:span>
</text:h>
      <text:p text:style-name="P4">
作者: ['АРМІЯINFORM']</text:p>
      <text:p text:style-name="P4">
时间: 2023-06-23T98:00:00-04:00</text:p>
      <text:p text:style-name="P4">
描述: VIDPOVEDNU生产第624 VD 16 Chervnya 2023硬化的Kabisnet Minstriv乌克兰。 关于这项工作...与乌克兰2022年的战争，与乌克兰的战争是今天的最新消息，与乌克兰2022的战争是今天的最后一场新闻，乌克兰和俄罗斯之间的战争将发生战争无论是否将在不久的将来与乌克兰发动战争，乌克兰的战争，今天的乌克兰新闻，乌克兰的新闻，乌克兰媒体在俄罗斯</text:p>
      <text:p text:style-name="P4">
图片: ['<text:a xlink:type="simple" xlink:href="https://armyinform.com.ua/wp-content/uploads/2023/06/2ef26fe39b19454ee2c942a6ea7db04d.jpeg" text:style-name="Internet_20_link" text:visited-style-name="Visited_20_Internet_20_Link">
2ef26fe39b19454ee2c942a6ea7db04d.jpeg</text:a>
']</text:p>
      <text:p text:style-name="P4">
标签: ['STOPRUSSIA', 'АГРЕСІЯ РФ']</text:p>
      <text:p text:style-name="P4">
类别: News</text:p>
      <!--METADATA-->
      <text:p text:style-name="P4">
<draw:frame draw:style-name="fr1" draw:name="Image369" text:anchor-type="as-char" svg:width="6.9236in" svg:height="3.896076in" draw:z-index="0">
<draw:image xlink:href="../Images/AРМІЯINFORM/2023-06-23T98-00-00-04-00/2ef26fe39b19454ee2c942a6ea7db04d.jpeg" xlink:type="simple" xlink:show="embed" xlink:actuate="onLoad" draw:mime-type="image/jpeg"/>
</draw:frame>
说明性照片  相关决议<text:a xlink:type="simple" xlink:href="https://www.kmu.gov.ua/npas/deiaki-pytannia-zabezpechennia-funktsionuvannia-derzhavnoho-reiestru-maina-624-130623" text:style-name="Internet_20_link" text:visited-style-name="Visited_20_Internet_20_Link">
2023年6月16日第624号</text:a>
他批准了乌克兰部长的内阁。</text:p>
      <text:p text:style-name="P4">
关于它<text:a xlink:type="simple" xlink:href="https://mtu.gov.ua/news/34437.html" text:style-name="Internet_20_link" text:visited-style-name="Visited_20_Internet_20_Link">
报告</text:a>
基础设施部。</text:p>
      <text:p text:style-name="P4">
如前所述，登记册的运作早期受2022年3月26日的第380号决议约束，但是在工作期间，累积了许多问题，这使得进行了改进。</text:p>
      <text:p text:style-name="P4">
在订单中包含的主要更新中：</text:p>
      <text:p text:style-name="P4">
<text:span text:style-name="T5">
寄存器的功能列表已批准； </text:span>
确定存储在寄存器中的信息列表； <text:span text:style-name="T5">
指定登记册的用户的角色，特别是地方自治机构，军事行政部门，国家拥有的企业，部委和其他中央行政机构； </text:span>
详细说明了获取公共注册表和注册信息用户注册表的访问的程序； *已记录与其他信息，通信系统和数据交换的清晰互动列表。</text:p>
      <text:p text:style-name="P4">
批准的程序将使现有的薪酬计划的流程被更简单和方便地存放和销毁。 它还将创造针对其他类型的财产的补偿。</text:p>
      <text:p text:style-name="P4">
有人强调，提交有关损坏的交谈财产的信息消息的程序继续受到决议[2022年3月26日的第380号决议。 这是给出的(https://zakon.rada.gov.ua/laws/show/380-2022-%D0%BF#Text)参考：2022年7月启动了受损财产和被摧毁的财产登记册。 2023年2月<text:a xlink:type="simple" xlink:href="https://zakon.rada.gov.ua/laws/show/2923-IX#Text" text:style-name="Internet_20_link" text:visited-style-name="Visited_20_Internet_20_Link">
乌克兰第2923号法律</text:a>
该寄存器被重命名为单个状态数据库，用于修复破坏和控制损坏和破坏财产的赔偿工具。</text:p>
      <text:p text:style-name="P4">
受损和破坏了乌克兰社区，领土和基础设施的发展和销毁登记册的发展和实施，与乌克兰Capid的数字化转型部合作 /英国援助项目“公共行政和服务 /小吃”的透明度和严重的项目“ 。</text:p>
      <text:p text:style-name="P4">
News Source: <text:a xlink:type="simple" xlink:href="https://armyinform.com.ua/2023/06/23/uryad-zatverdyv-poryadok-vedennya-reyestru-poshkodzhenogo-ta-znyshhenogo-majna/" text:style-name="Internet_20_link" text:visited-style-name="Visited_20_Internet_20_Link">
https://armyinform.com.ua/2023/06/23/uryad-zatverdyv-poryadok-vedennya-reyestru-poshkodzhenogo-ta-znyshhenogo-majna/</text:a>
</text:p>
      <!--NEWS-->
      <text:h text:style-name="P10" text:outline-level="1">
<text:span text:style-name="T4">
与2022年5月相比，2023年5月的国家预算收入增长了45％ - 乌克兰财政部长</text:span>
</text:h>
      <text:p text:style-name="P4">
作者: ['АРМІЯINFORM']</text:p>
      <text:p text:style-name="P4">
时间: 2023-06-23T99:00:00-04:00</text:p>
      <text:p text:style-name="P4">
描述: Miniger Finanosiv乌克兰Sergey Marchenko，Urorovy Untovations Zwan DeLivennya ...与乌克兰2022年的战争，与乌克兰的最新新闻，今天与乌克兰2022年的新闻战争，今天与乌克兰的新闻战争，乌克兰和俄罗斯之间的战争以及与乌克兰之间的战争，当2022他们说，无论是否有一年，他们是否会在不久的将来与乌克兰战争，他们说，与乌克兰的战争，今天的乌克兰新闻，乌克兰的新闻，乌克兰媒体在俄罗斯的乌克兰新闻</text:p>
      <text:p text:style-name="P4">
图片: ['<text:a xlink:type="simple" xlink:href="https://armyinform.com.ua/wp-content/uploads/2023/06/whatsapp-image-2023-06-23-at-16_25_33.jpeg" text:style-name="Internet_20_link" text:visited-style-name="Visited_20_Internet_20_Link">
whatsapp-image-2023-06-23-at-16_25_33.jpeg</text:a>
']</text:p>
      <text:p text:style-name="P4">
标签: ['STOPRUSSIA', 'МІНФІН']</text:p>
      <text:p text:style-name="P4">
类别: News</text:p>
      <!--METADATA-->
      <text:p text:style-name="P4">
<draw:frame draw:style-name="fr1" draw:name="Image370" text:anchor-type="as-char" svg:width="6.9236in" svg:height="4.961913in" draw:z-index="0">
<draw:image xlink:href="../Images/AРМІЯINFORM/2023-06-23T99-00-00-04-00/whatsapp-image-2023-06-23-at-16_25_33.jpeg" xlink:type="simple" xlink:show="embed" xlink:actuate="onLoad" draw:mime-type="image/jpeg"/>
</draw:frame>
乌克兰塞里·马尔嫩科(Ukraine Serhiy Marchenko)财政部长，州债务局政府局长尤里·比特斯(Yuriy Buts)兼财政部长奥尔加西科娃(Olgasikova)参加了全球官方机构会议，在巴黎组织了法国国民党帕里巴斯(BNP Paribas)。</text:p>
      <text:p text:style-name="P4">
关于它<text:a xlink:type="simple" xlink:href="https://mof.gov.ua/uk/news/sergii_marchenko_state_budget_revenues_increased_by_45_in_may_2023_compared_to_may_2022-4073" text:style-name="Internet_20_link" text:visited-style-name="Visited_20_Internet_20_Link">
报告</text:a>
乌克兰财政部。</text:p>
      <text:p text:style-name="P4">
该活动还参加了Taental Bank部委，国际金融组织和世界各地的主权资金的100多名代表参加了该活动。</text:p>
      <text:p text:style-name="P4">
乌克兰财政部长是小组讨论的关键发言人，谈到了乌克兰经济发展的状况和前景，在战争条件下实施国家预算以及恢复中的可用机会和挑战乌克兰。</text:p>
      <text:p text:style-name="P4">
“在2023年，我们的财务业绩比一年前更好。扣除强大的财务支持和乌克兰形象形象实施的全面措施，我们确保预算和融资关键支出的平衡，尤其是在社会领域。 货币税收政策受到控制。 与2022年5月相比，该州预算的收入增加了2023年的45％。” Sergey Marchenko说。</text:p>
      <text:p text:style-name="P4">
同时，财政部长强调，外部财政支持继续发挥重要作用。 国际合作伙伴已保证乌克兰在当年提供425亿美元的直接预算援助。</text:p>
      <text:p text:style-name="P4">
截至今天，乌克兰在2023年获得了国家预算的优先需求，获得了约220亿美元的外部融资。 乌克兰财政部已经在与合作伙伴积极合作，以满足20124年国家预算的需求。</text:p>
      <text:p text:style-name="P4">
在恢复的背景下，Sergey Marchenko谈到了现有的重建工具。 世界银行创建了有效的援助机制，例如URTF信托基金和特殊的启发。-欧洲投资银行计划已批准乌克兰的欧盟倡议，这是乌克兰的新计划。 EBRD创建了一个EBRD反危机基金，对乌克兰特别关注。财政部长还分享了他最近在6月21日至22日在伦敦举行的乌克兰会议的印象。</text:p>
      <text:p text:style-name="P4">
Serhiy Marchenko呼吁外国业务对乌克兰进行投资，并保证乌克兰政府的准备，以确保安全的切实条件。</text:p>
      <text:p text:style-name="P4">
News Source: <text:a xlink:type="simple" xlink:href="https://armyinform.com.ua/2023/06/23/dohody-derzhavnogo-byudzhetu-zrosly-na-45-u-travni-2023-roku-porivnyano-z-travnem-2022-roku-ministr-finansiv-ukrayiny/" text:style-name="Internet_20_link" text:visited-style-name="Visited_20_Internet_20_Link">
https://armyinform.com.ua/2023/06/23/dohody-derzhavnogo-byudzhetu-zrosly-na-45-u-travni-2023-roku-porivnyano-z-travnem-2022-roku-ministr-finansiv-ukrayiny/</text:a>
</text:p>
      <!--NEWS-->
      <text:h text:style-name="P10" text:outline-level="1">
<text:span text:style-name="T4">
白宫有权评论乌克兰的反诉讼的步伐和复杂程度</text:span>
</text:h>
      <text:p text:style-name="P4">
作者: Ukrinform (Person)</text:p>
      <text:p text:style-name="P4">
出版商: Укринформ (Organization)</text:p>
      <text:p text:style-name="P4">
出版时间: 2023-06-23T9:44:00+03:00</text:p>
      <text:p text:style-name="P4">
修改时间: 2023-06-23T22:44:00+03:00</text:p>
      <text:p text:style-name="P4">
描述: 在白宫，乌克兰领导人是对反性行动和领土解放的步伐和复杂程度发表评论的权利，但同时说，战争的过程是不可预测的。  - 乌克林。</text:p>
      <text:p text:style-name="P4">
图片: ['<text:a xlink:type="simple" xlink:href="https://static.ukrinform.com/photos/2016_05/thumb_files/630_360_1462312039-1410-dzon-kirbi.jpg" text:style-name="Internet_20_link" text:visited-style-name="Visited_20_Internet_20_Link">
630_360_14623...</text:a>
']</text:p>
      <text:p text:style-name="P4">
标签: ['Україна', 'Білий дім', 'Війна з Росією', 'Контрнаступ']</text:p>
      <text:p text:style-name="P4">
类型: Article</text:p>
      <!--METADATA-->
      <text:p text:style-name="P4">
<draw:frame draw:style-name="fr1" draw:name="Image371" text:anchor-type="as-char" svg:width="6.9236in" svg:height="3.956343in" draw:z-index="0">
<draw:image xlink:href="../Images/yкринформ/2023-06-23T9-44-00-03-00/630_360_1462312039-1410-dzon-kirbi.jpg" xlink:type="simple" xlink:show="embed" xlink:actuate="onLoad" draw:mime-type="image/jpeg"/>
</draw:frame>
在白宫，乌克兰领导人是对反性行动和领土解放的复杂性评论的权利，同时据指出，战争的过程是无法预测的。</text:p>
      <text:p text:style-name="P4">
乌克林福姆(Ukrinform)在华盛顿的一份简报中说，这是在华盛顿的一份简报中说的。</text:p>
      <text:p text:style-name="P4">
“我认为我们都必须意识到<text:a xlink:type="simple" xlink:href="https://www.ukrinform.ua/tag-vijna" text:style-name="Internet_20_link" text:visited-style-name="Visited_20_Internet_20_Link">
战斗</text:a>
这可能是不可预测的，但有时您的计划并不总是像您预期的那样。”美国政府说。</text:p>
      <text:p text:style-name="P4">
因此，他对总统的问题发表了关于“困难”反性的问题，该问题是由乌克兰武装部队进行的。</text:p>
      <text:p text:style-name="P4">
柯比指出，武装部队的行动是如何在战场上发生的，乌克兰方应为特征。 美国政府说：“但是我不认为他们对佩什有多么困难的信心去了佩什。”</text:p>
      <text:p text:style-name="P4">
他回忆说，俄罗斯人正在仔细准备乌克兰的反攻，建立更多的防御线，并将其他区域扔向不同的地区。</text:p>
      <text:p text:style-name="P4">
防御是一种强烈的战争形式。 乌克兰人克服了它。”  - 柯比说。</text:p>
      <text:p text:style-name="P4">
<text:span text:style-name="T4">
另请阅读：</text:span>
 [艾布拉姆斯坦克(Abrams Tanks(https://www.ukrinform.ua/rubric-ato/3726579-tanki-abrams-mozut-zavitis-na-poli-bou-pid-cas-ninisnogo-kontrnastupu-kuleba.html)在这方面，他强调说，美国专注于“拥有成功所需的一切”。</text:p>
      <text:p text:style-name="P4">
如[Ukrinform]报道(https://www.ukrinform.ua/rubric-ato/3725818-kontrnastup-jde-nelegko-bo-rf-zaminuvala-200-tisac-km-zelenskij.html)乌克兰沃罗迪米尔·泽伦斯基(Volodymyr Zelensky)总统在最近的一次采访中指出，武装部队的反攻击并不容易，因为他们占领了乌克兰领土200万平方公里。</text:p>
      <text:p text:style-name="P4">
News Source: <text:a xlink:type="simple" xlink:href="https://www.ukrinform.ua/rubric-ato/3727011-bilij-dim-zalisae-pravo-komentuvati-tempi-ta-riven-skladnosti-kontrnastupu-za-ukrainou.html" text:style-name="Internet_20_link" text:visited-style-name="Visited_20_Internet_20_Link">
https://www.ukrinform.ua/rubric-ato/3727011-bilij-dim-zalisae-pravo-komentuvati-tempi-ta-riven-skladnosti-kontrnastupu-za-ukrainou.html</text:a>
</text:p>
      <!--NEWS-->
      <text:h text:style-name="P10" text:outline-level="1">
<text:span text:style-name="T4">
俄罗斯联邦的另一次夜间袭击：战略航空在乌克兰发射了有翼的导弹</text:span>
</text:h>
      <text:p text:style-name="P4">
作者: Ukrinform (Person)</text:p>
      <text:p text:style-name="P4">
出版商: Укринформ (Organization)</text:p>
      <text:p text:style-name="P4">
出版时间: 2023-06-24T-2:57:00+03:00</text:p>
      <text:p text:style-name="P4">
修改时间: 2023-06-24T00:57:00+03:00</text:p>
      <text:p text:style-name="P4">
描述: 记录了从里海水域发射的带有战略航空的翼空气基导弹X-101/555。  - 乌克林。</text:p>
      <text:p text:style-name="P4">
图片: ['<text:a xlink:type="simple" xlink:href="https://static.ukrinform.com/photos/2022_12/thumb_files/630_360_1670260661-504.jpg" text:style-name="Internet_20_link" text:visited-style-name="Visited_20_Internet_20_Link">
630_360_16702...</text:a>
']</text:p>
      <text:p text:style-name="P4">
标签: ['Обстріл', 'Російська авіація', 'Війна з Росією']</text:p>
      <text:p text:style-name="P4">
类型: Article</text:p>
      <!--METADATA-->
      <text:p text:style-name="P4">
<draw:frame draw:style-name="fr1" draw:name="Image372" text:anchor-type="as-char" svg:width="6.9236in" svg:height="3.954441in" draw:z-index="0">
<draw:image xlink:href="../Images/yкринформ/2023-06-24T-2-57-00-03-00/630_360_1670260661-504.jpg" xlink:type="simple" xlink:show="embed" xlink:actuate="onLoad" draw:mime-type="image/jpeg"/>
</draw:frame>
记录了从里海海水中发射的空气基础导弹X-101/555战略分析。</text:p>
      <text:p text:style-name="P4">
这是乌克林福称武装部队空军的报道。</text:p>
      <text:p text:style-name="P4">
该声明写道：“记录了从里海海水中发射的有翼的空中导弹X -101/555战略分析。导弹进入的估计时间是乌克兰02.20的空间。”</text:p>
      <text:p text:style-name="P4">
正如该机构之前报道的那样，俄罗斯机场“鹿” _ <text:span text:style-name="T4">
 [TU-95MS轰炸机的轰炸]。(https://www.ukrinform.ua/rubric-ato/3727004-u-rosii-z-aerodromu-olena-zletili-sist-tu95ms-povitrani-sili.html). </text:span>
 _</text:p>
      <text:p text:style-name="P4">
У ніч з 21 на 22 червня російські терористи <text:span text:style-name="T4">
<text:span text:style-name="T5">
<text:a xlink:type="simple" xlink:href="https://www.ukrinform.ua/rubric-ato/3726178-rf-vnoci-vipustila-po-ukraini-tri-kindzali-tri-raketi-h22-ta-cotiri-sahedi-povitrani-sili.html" text:style-name="Internet_20_link" text:visited-style-name="Visited_20_Internet_20_Link">
 атакували Україну з повітряракетами Х-22, Х-47 "Кинджал" та ударними дронами Shahed-136/131.</text:a>
</text:span>
 </text:span>
</text:p>
      <text:p text:style-name="P4">
News Source: <text:a xlink:type="simple" xlink:href="https://www.ukrinform.ua/rubric-ato/3727024-cergova-nicna-ataka-rf-strategicna-aviacia-zdijsnila-puski-krilatih-raket-po-ukraini.html" text:style-name="Internet_20_link" text:visited-style-name="Visited_20_Internet_20_Link">
https://www.ukrinform.ua/rubric-ato/3727024-cergova-nicna-ataka-rf-strategicna-aviacia-zdijsnila-puski-krilatih-raket-po-ukraini.html</text:a>
</text:p>
      <!--NEWS-->
      <text:h text:style-name="P10" text:outline-level="1">
<text:span text:style-name="T4">
FSB敦促“ Wagnerians”手掌握Prigogine</text:span>
</text:h>
      <text:p text:style-name="P4">
作者: Ukrinform (Person)</text:p>
      <text:p text:style-name="P4">
出版商: Укринформ (Organization)</text:p>
      <text:p text:style-name="P4">
出版时间: 2023-06-24T-3:44:00+03:00</text:p>
      <text:p text:style-name="P4">
修改时间: 2023-06-24T00:44:00+03:00</text:p>
      <text:p text:style-name="P4">
描述: 俄罗斯FSB呼吁瓦格纳战士不要服从普里戈宁并拘留他。  - 乌克林。</text:p>
      <text:p text:style-name="P4">
图片: ['<text:a xlink:type="simple" xlink:href="https://static.ukrinform.com/photos/2022_11/thumb_files/630_360_1668570305-546.jpg" text:style-name="Internet_20_link" text:visited-style-name="Visited_20_Internet_20_Link">
630_360_16685...</text:a>
']</text:p>
      <text:p text:style-name="P4">
标签: ['ФСБ РФ', 'Росія', 'Війна', 'Пригожин']</text:p>
      <text:p text:style-name="P4">
类型: Article</text:p>
      <!--METADATA-->
      <text:p text:style-name="P4">
<draw:frame draw:style-name="fr1" draw:name="Image373" text:anchor-type="as-char" svg:width="6.9236in" svg:height="3.956343in" draw:z-index="0">
<draw:image xlink:href="../Images/yкринформ/2023-06-24T-3-44-00-03-00/630_360_1668570305-546.jpg" xlink:type="simple" xlink:show="embed" xlink:actuate="onLoad" draw:mime-type="image/jpeg"/>
</draw:frame>
俄罗斯的FSSB呼吁瓦格纳战士不要服从普里戈吉纳特的命令以拘留他。</text:p>
      <text:p text:style-name="P4">
乌克林福姆报告给[BBC。 这是给出的(https://www.bbc.com/russian/live/news-65849028)声明中说：“我们敦促PEC战斗人员不要犯不可弥补的错误，以阻止对俄罗斯人民的任何其他行动，不要执行犯罪和旅行者的嘲弄，以采取措施拘留它。”</text:p>
      <text:p text:style-name="P4">
<text:span text:style-name="T4">
另请阅读：</text:span>
 <text:span text:style-name="T4">
 <text:a xlink:type="simple" xlink:href="https://www.ukrinform.ua/rubric-world/3727016-proti-prigozina-vidkrili-kriminalnu-spravu-cerez-zaklik-do-zbrojnogo-zakolotu.html" text:style-name="Internet_20_link" text:visited-style-name="Visited_20_Internet_20_Link">
反对Prigogine在封闭武装叛乱的情况下打开了刑事案件</text:a>
</text:span>
</text:p>
      <text:p text:style-name="P4">
还报道说，被认为接近路的谢尔盖·苏维金将军记录了瓦格纳的视频地址。 他敦促他们获得他们，放置武器并返回位置位置，以及在普京的指导下和平删除的问题。</text:p>
      <text:p text:style-name="P4">
俄罗斯盖瑟(Genser)主要部门的第一任副主任弗拉基米尔·阿莱克塞夫(Vladimir Alekseev)中尉也发表了讲话。 他还要求“不进行”，并遭受损失。</text:p>
      <text:p text:style-name="P4">
同时，俄罗斯国家反恐怖主义委员会呼吁促成“停止非法行动”，<text:a xlink:type="simple" xlink:href="https://www.svoboda.org/a/hronika-voiny-v-ukraine/31715636.html" text:style-name="Internet_20_link" text:visited-style-name="Visited_20_Internet_20_Link">
报告</text:a>
收音机。</text:p>
      <text:p text:style-name="P4">
据报道，针对Yevgeny Prigogin <text:span text:style-name="T4">
 _ [犯罪参考是为武装叛乱而开放的。 这是给出的(https://www.ukrinform.ua/rubric-world/3727016-proti-prigozina-vidkrili-kriminalnu-spravu-cerez-zaklik-do-zbrojnogo-zakolotu.html)_ </text:span>
</text:p>
      <text:p text:style-name="P4">
News Source: <text:a xlink:type="simple" xlink:href="https://www.ukrinform.ua/rubric-world/3727022-fsb-zaklikalo-vagnerivciv-zdati-prigozina.html" text:style-name="Internet_20_link" text:visited-style-name="Visited_20_Internet_20_Link">
https://www.ukrinform.ua/rubric-world/3727022-fsb-zaklikalo-vagnerivciv-zdati-prigozina.html</text:a>
</text:p>
      <!--NEWS-->
      <text:h text:style-name="P10" text:outline-level="1">
<text:span text:style-name="T4">
Zaluzhny称赞Himars在乌克兰的工作</text:span>
</text:h>
      <text:p text:style-name="P4">
作者: Ukrinform (Person)</text:p>
      <text:p text:style-name="P4">
出版商: Укринформ (Organization)</text:p>
      <text:p text:style-name="P4">
出版时间: 2023-06-24T-4:28:00+03:00</text:p>
      <text:p text:style-name="P4">
修改时间: 2023-06-24T00:28:00+03:00</text:p>
      <text:p text:style-name="P4">
描述: 武装部队的指挥官瓦莱里·扎卢兹尼（Valery Zaluzhny）表示，在使用一年后，梅尔斯（Himars）在乌克兰的战争中表现出了有效性。  - 乌克林。</text:p>
      <text:p text:style-name="P4">
图片: ['<text:a xlink:type="simple" xlink:href="https://static.ukrinform.com/photos/2022_07/thumb_files/630_360_1657182294-251.jpg" text:style-name="Internet_20_link" text:visited-style-name="Visited_20_Internet_20_Link">
630_360_16571...</text:a>
']</text:p>
      <text:p text:style-name="P4">
标签: ['ЗСУ', 'Валерій Залужний', 'Війна з Росією', 'HIMARS']</text:p>
      <text:p text:style-name="P4">
类型: Article</text:p>
      <!--METADATA-->
      <text:p text:style-name="P4">
<draw:frame draw:style-name="fr1" draw:name="Image374" text:anchor-type="as-char" svg:width="6.9236in" svg:height="3.956343in" draw:z-index="0">
<draw:image xlink:href="../Images/yкринформ/2023-06-24T-4-28-00-03-00/630_360_1657182294-251.jpg" xlink:type="simple" xlink:show="embed" xlink:actuate="onLoad" draw:mime-type="image/jpeg"/>
</draw:frame>
武装部队的指挥官瓦莱里·扎卢兹尼(Valery Zaluzhny)表示，经过一年的使用后，梅尔斯(Himars)在乌克兰的战争中表现出了有效性。</text:p>
      <text:p text:style-name="P4">
他<text:a xlink:type="simple" xlink:href="https://t.me/CinCAFU/517" text:style-name="Internet_20_link" text:visited-style-name="Visited_20_Internet_20_Link">
写</text:a>
据报道，在他的官方电报频道中，乌克林福姆报道。</text:p>
      <text:p text:style-name="P4">
据他说，乌克兰军队赞扬了喜马拉尔人的作品，以及他们这样做的俄罗斯人非常害怕这种技术。</text:p>
      <text:p text:style-name="P4">
“这些武器在正面已证明了效率。 我们的战士巧妙地建立了某些目标：弹药库，设备的积累和敌人的员工。”</text:p>
      <text:p text:style-name="P4">
<text:span text:style-name="T4">
另请阅读：</text:span>
 <text:span text:style-name="T4">
 <text:a xlink:type="simple" xlink:href="https://www.ukrinform.ua/rubric-ato/3726929-na-stavci-obgovorili-oboronnonastupalni-operacii-j-robotu-ukrainskogo-opk-zelenskij.html" text:style-name="Internet_20_link" text:visited-style-name="Visited_20_Internet_20_Link">
根据讨论乌克兰OPC-Zelensky的防御和列表行动的速度</text:a>
</text:span>
</text:p>
      <text:p text:style-name="P4">
回想：5月31日，白宫代表约翰·柯比(John Kirby)批准了美国将为乌克兰提供新的军事援助方案，乌克兰将包括贝壳，尤其是Himars RSSV，Stinger和Avenger Sprs。</text:p>
      <text:p text:style-name="P4">
News Source: <text:a xlink:type="simple" xlink:href="https://www.ukrinform.ua/rubric-ato/3727021-zaluznij-pohvaliv-robotu-himars-v-ukraini.html" text:style-name="Internet_20_link" text:visited-style-name="Visited_20_Internet_20_Link">
https://www.ukrinform.ua/rubric-ato/3727021-zaluznij-pohvaliv-robotu-himars-v-ukraini.html</text:a>
</text:p>
      <!--NEWS-->
      <text:h text:style-name="P10" text:outline-level="1">
<text:span text:style-name="T4">
Prigogine-BBC声明后，莫斯科 - 罗斯托夫的道路在俄罗斯被封锁</text:span>
</text:h>
      <text:p text:style-name="P4">
作者: Ukrinform (Person)</text:p>
      <text:p text:style-name="P4">
出版商: Укринформ (Organization)</text:p>
      <text:p text:style-name="P4">
出版时间: 2023-06-24T-5:14:00+03:00</text:p>
      <text:p text:style-name="P4">
修改时间: 2023-06-24T00:14:00+03:00</text:p>
      <text:p text:style-name="P4">
描述: 在PEC“ Wagner” Prigogine的负责人的陈述之后，从莫斯科到Don Rostov-on-Don的主要途径被俄罗斯安全部队阻止，与此同时，莫斯科FSB管理人员在焦虑之后提高了。  - 乌克林。</text:p>
      <text:p text:style-name="P4">
图片: ['<text:a xlink:type="simple" xlink:href="https://static.ukrinform.com/photos/2017_03/thumb_files/630_360_1490124010-9279.jpeg" text:style-name="Internet_20_link" text:visited-style-name="Visited_20_Internet_20_Link">
630_360_14901...</text:a>
']</text:p>
      <text:p text:style-name="P4">
标签: ['Росія', 'Пригожин', 'Війна з Росією']</text:p>
      <text:p text:style-name="P4">
类型: Article</text:p>
      <!--METADATA-->
      <text:p text:style-name="P4">
<draw:frame draw:style-name="fr1" draw:name="Image375" text:anchor-type="as-char" svg:width="6.9236in" svg:height="3.956343in" draw:z-index="0">
<draw:image xlink:href="../Images/yкринформ/2023-06-24T-5-14-00-03-00/630_360_1490124010-9279.jpeg" xlink:type="simple" xlink:show="embed" xlink:actuate="onLoad" draw:mime-type="image/jpeg"/>
</draw:frame>
在PEC“ Wagner” Prigogine负责人之后，俄罗斯安全部队的基础被俄罗斯安全部队阻止了，同时，莫斯科FSBA部门因焦虑而增加。</text:p>
      <text:p text:style-name="P4">
关于它<text:a xlink:type="simple" xlink:href="https://www.bbc.com/russian/live/news-65849028" text:style-name="Internet_20_link" text:visited-style-name="Visited_20_Internet_20_Link">
报告</text:a>
乌克林福姆报道，俄罗斯英国广播公司俄罗斯俄罗斯俄罗斯服务公司涉及接近俄罗斯国内建筑物的消息来源。</text:p>
      <text:p text:style-name="P4">
“在唐高速公路上(莫斯科-Voronizh -Rostov -ON -DON)FSB在Sobri的支持下(国民警卫队快速反应的特殊单位)展览块，”消息指出。</text:p>
      <text:p text:style-name="P4">
<text:span text:style-name="T4">
另请阅读：</text:span>
 <text:span text:style-name="T4">
 <text:a xlink:type="simple" xlink:href="https://www.ukrinform.ua/rubric-ato/3727019-budanov-tenditna-diktatura-putina-vpala.html" text:style-name="Internet_20_link" text:visited-style-name="Visited_20_Internet_20_Link">
Budanov：普京的脆弱独裁统治</text:a>
</text:span>
</text:p>
      <text:p text:style-name="P4">
同时，士兵被命令“在威胁”中开火。 在社交网络中，有一张照片，您可以在南部军事区的Rostov Blistach中心看到APC。</text:p>
      <text:p text:style-name="P4">
同时，其他媒体补充说，莫斯科安全部队已经做好了高度准备，并且正在首都引入要塞计划以保护物体。</text:p>
      <text:p text:style-name="P4">
<text:span text:style-name="T4">
另请阅读：</text:span>
 <text:span text:style-name="T4">
 <text:a xlink:type="simple" xlink:href="https://www.ukrinform.ua/rubric-world/3727016-proti-prigozina-vidkrili-kriminalnu-spravu-cerez-zaklik-do-zbrojnogo-zakolotu.html" text:style-name="Internet_20_link" text:visited-style-name="Visited_20_Internet_20_Link">
反对Prigogine在封闭武装叛乱的情况下打开了刑事案件</text:a>
</text:span>
</text:p>
      <text:p text:style-name="P4">
同时，乌克兰国防部用铭文发布了耶稣降落石的高音传说：“我们看到”。</text:p>
      <text:p text:style-name="Quotations">

<text:p text:style-name="P4">
我们正在观看。&gt;
&gt;
  - 乌克兰的防御(@defenceu)<text:a xlink:type="simple" xlink:href="https://twitter.com/DefenceU/status/1672347167187509250" text:style-name="Internet_20_link" text:visited-style-name="Visited_20_Internet_20_Link">
2023年6月23日&gt;
</text:a>
据报道，瓦格纳·佩克(Wagner PEC)的负责人普里戈金(Prigogin)表示，服从俄罗斯联邦国防部的常规军队击中了“瓦格纳”的部署。 国防部否认了这一点。 俄罗斯的FSB通过召集武装枪对瓦格纳PEC负责人开了一项刑法。</text:p>

</text:p>
      <text:p text:style-name="P4">
News Source: <text:a xlink:type="simple" xlink:href="https://www.ukrinform.ua/rubric-world/3727020-u-rosii-perekrivaut-dorogi-moskvarostov-pisla-zaav-prigozina-bibisi.html" text:style-name="Internet_20_link" text:visited-style-name="Visited_20_Internet_20_Link">
https://www.ukrinform.ua/rubric-world/3727020-u-rosii-perekrivaut-dorogi-moskvarostov-pisla-zaav-prigozina-bibisi.html</text:a>
</text:p>
      <!--NEWS-->
      <text:h text:style-name="P10" text:outline-level="1">
<text:span text:style-name="T4">
Prigogine-BBC声明后，莫斯科 - 罗斯托夫的道路在俄罗斯被封锁</text:span>
</text:h>
      <text:p text:style-name="P4">
作者: Ukrinform (Person)</text:p>
      <text:p text:style-name="P4">
出版商: Укринформ (Organization)</text:p>
      <text:p text:style-name="P4">
出版时间: 2023-06-24T00:14:00+03:00</text:p>
      <text:p text:style-name="P4">
修改时间: 2023-06-24T00:14:00+03:00</text:p>
      <text:p text:style-name="P4">
描述: 在PEC“ Wagner” Prigogine的负责人的陈述之后，从莫斯科到Don Rostov-on-Don的主要途径被俄罗斯安全部队阻止，与此同时，莫斯科FSB管理人员在焦虑之后提高了。  - 乌克林。</text:p>
      <text:p text:style-name="P4">
图片: ['<text:a xlink:type="simple" xlink:href="https://static.ukrinform.com/photos/2017_03/thumb_files/630_360_1490124010-9279.jpeg" text:style-name="Internet_20_link" text:visited-style-name="Visited_20_Internet_20_Link">
630_360_14901...</text:a>
']</text:p>
      <text:p text:style-name="P4">
标签: ['Росія', 'Пригожин', 'Війна з Росією']</text:p>
      <text:p text:style-name="P4">
类型: Article</text:p>
      <!--METADATA-->
      <text:p text:style-name="P4">
<draw:frame draw:style-name="fr1" draw:name="Image376" text:anchor-type="as-char" svg:width="6.9236in" svg:height="3.956343in" draw:z-index="0">
<draw:image xlink:href="../Images/yкринформ/2023-06-24T00-14-00-03-00/630_360_1490124010-9279.jpeg" xlink:type="simple" xlink:show="embed" xlink:actuate="onLoad" draw:mime-type="image/jpeg"/>
</draw:frame>
在PEC“ Wagner” Prigogine负责人之后，俄罗斯安全部队的基础被俄罗斯安全部队阻止了，同时，莫斯科FSBA部门因焦虑而增加。</text:p>
      <text:p text:style-name="P4">
关于它<text:a xlink:type="simple" xlink:href="https://www.bbc.com/russian/live/news-65849028" text:style-name="Internet_20_link" text:visited-style-name="Visited_20_Internet_20_Link">
报告</text:a>
乌克林福姆报道，俄罗斯英国广播公司俄罗斯俄罗斯俄罗斯服务公司涉及接近俄罗斯国内建筑物的消息来源。</text:p>
      <text:p text:style-name="P4">
“在唐高速公路上(莫斯科-Voronizh -Rostov -ON -DON)FSB在Sobri的支持下(国民警卫队快速反应的特殊单位)展览块，”消息指出。</text:p>
      <text:p text:style-name="P4">
<text:span text:style-name="T4">
另请阅读：</text:span>
 <text:span text:style-name="T4">
 <text:a xlink:type="simple" xlink:href="https://www.ukrinform.ua/rubric-ato/3727019-budanov-tenditna-diktatura-putina-vpala.html" text:style-name="Internet_20_link" text:visited-style-name="Visited_20_Internet_20_Link">
Budanov：普京的脆弱独裁统治</text:a>
</text:span>
</text:p>
      <text:p text:style-name="P4">
同时，士兵被命令“在威胁”中开火。 在社交网络中，有一张照片，您可以在南部军事区的Rostov Blistach中心看到APC。</text:p>
      <text:p text:style-name="P4">
同时，其他媒体补充说，莫斯科安全部队已经做好了高度准备，并且正在首都引入要塞计划以保护物体。</text:p>
      <text:p text:style-name="P4">
<text:span text:style-name="T4">
另请阅读：</text:span>
 <text:span text:style-name="T4">
 <text:a xlink:type="simple" xlink:href="https://www.ukrinform.ua/rubric-world/3727016-proti-prigozina-vidkrili-kriminalnu-spravu-cerez-zaklik-do-zbrojnogo-zakolotu.html" text:style-name="Internet_20_link" text:visited-style-name="Visited_20_Internet_20_Link">
反对Prigogine在封闭武装叛乱的情况下打开了刑事案件</text:a>
</text:span>
</text:p>
      <text:p text:style-name="P4">
同时，乌克兰国防部用铭文发布了耶稣降落石的高音传说：“我们看到”。</text:p>
      <text:p text:style-name="Quotations">

<text:p text:style-name="P4">
我们正在观看。&gt;
&gt;
  - 乌克兰的防御(@defenceu)<text:a xlink:type="simple" xlink:href="https://twitter.com/DefenceU/status/1672347167187509250" text:style-name="Internet_20_link" text:visited-style-name="Visited_20_Internet_20_Link">
2023年6月23日&gt;
</text:a>
据报道，瓦格纳·佩克(Wagner PEC)的负责人普里戈金(Prigogin)表示，服从俄罗斯联邦国防部的常规军队击中了“瓦格纳”的部署。 国防部否认了这一点。 俄罗斯的FSB通过召集武装枪对瓦格纳PEC负责人开了一项刑法。</text:p>

</text:p>
      <text:p text:style-name="P4">
News Source: <text:a xlink:type="simple" xlink:href="https://www.ukrinform.ua/rubric-world/3727020-u-rosii-perekrivaut-dorogi-moskvarostov-pisla-zaav-prigozina-bibisi.html" text:style-name="Internet_20_link" text:visited-style-name="Visited_20_Internet_20_Link">
https://www.ukrinform.ua/rubric-world/3727020-u-rosii-perekrivaut-dorogi-moskvarostov-pisla-zaav-prigozina-bibisi.html</text:a>
</text:p>
      <!--NEWS-->
      <text:h text:style-name="P10" text:outline-level="1">
<text:span text:style-name="T4">
Zaluzhny称赞Himars在乌克兰的工作</text:span>
</text:h>
      <text:p text:style-name="P4">
作者: Ukrinform (Person)</text:p>
      <text:p text:style-name="P4">
出版商: Укринформ (Organization)</text:p>
      <text:p text:style-name="P4">
出版时间: 2023-06-24T00:28:00+03:00</text:p>
      <text:p text:style-name="P4">
修改时间: 2023-06-24T00:28:00+03:00</text:p>
      <text:p text:style-name="P4">
描述: 武装部队的指挥官瓦莱里·扎卢兹尼（Valery Zaluzhny）表示，在使用一年后，梅尔斯（Himars）在乌克兰的战争中表现出了有效性。  - 乌克林。</text:p>
      <text:p text:style-name="P4">
图片: ['<text:a xlink:type="simple" xlink:href="https://static.ukrinform.com/photos/2022_07/thumb_files/630_360_1657182294-251.jpg" text:style-name="Internet_20_link" text:visited-style-name="Visited_20_Internet_20_Link">
630_360_16571...</text:a>
']</text:p>
      <text:p text:style-name="P4">
标签: ['ЗСУ', 'Валерій Залужний', 'Війна з Росією', 'HIMARS']</text:p>
      <text:p text:style-name="P4">
类型: Article</text:p>
      <!--METADATA-->
      <text:p text:style-name="P4">
<draw:frame draw:style-name="fr1" draw:name="Image377" text:anchor-type="as-char" svg:width="6.9236in" svg:height="3.956343in" draw:z-index="0">
<draw:image xlink:href="../Images/yкринформ/2023-06-24T00-28-00-03-00/630_360_1657182294-251.jpg" xlink:type="simple" xlink:show="embed" xlink:actuate="onLoad" draw:mime-type="image/jpeg"/>
</draw:frame>
武装部队的指挥官瓦莱里·扎卢兹尼(Valery Zaluzhny)表示，经过一年的使用后，梅尔斯(Himars)在乌克兰的战争中表现出了有效性。</text:p>
      <text:p text:style-name="P4">
他<text:a xlink:type="simple" xlink:href="https://t.me/CinCAFU/517" text:style-name="Internet_20_link" text:visited-style-name="Visited_20_Internet_20_Link">
写</text:a>
据报道，在他的官方电报频道中，乌克林福姆报道。</text:p>
      <text:p text:style-name="P4">
据他说，乌克兰军队赞扬了喜马拉尔人的作品，以及他们这样做的俄罗斯人非常害怕这种技术。</text:p>
      <text:p text:style-name="P4">
“这些武器在正面已证明了效率。 我们的战士巧妙地建立了某些目标：弹药库，设备的积累和敌人的员工。”</text:p>
      <text:p text:style-name="P4">
<text:span text:style-name="T4">
另请阅读：</text:span>
 <text:span text:style-name="T4">
 <text:a xlink:type="simple" xlink:href="https://www.ukrinform.ua/rubric-ato/3726929-na-stavci-obgovorili-oboronnonastupalni-operacii-j-robotu-ukrainskogo-opk-zelenskij.html" text:style-name="Internet_20_link" text:visited-style-name="Visited_20_Internet_20_Link">
根据讨论乌克兰OPC-Zelensky的防御和列表行动的速度</text:a>
</text:span>
</text:p>
      <text:p text:style-name="P4">
回想：5月31日，白宫代表约翰·柯比(John Kirby)批准了美国将为乌克兰提供新的军事援助方案，乌克兰将包括贝壳，尤其是Himars RSSV，Stinger和Avenger Sprs。</text:p>
      <text:p text:style-name="P4">
News Source: <text:a xlink:type="simple" xlink:href="https://www.ukrinform.ua/rubric-ato/3727021-zaluznij-pohvaliv-robotu-himars-v-ukraini.html" text:style-name="Internet_20_link" text:visited-style-name="Visited_20_Internet_20_Link">
https://www.ukrinform.ua/rubric-ato/3727021-zaluznij-pohvaliv-robotu-himars-v-ukraini.html</text:a>
</text:p>
      <!--NEWS-->
      <text:h text:style-name="P10" text:outline-level="1">
<text:span text:style-name="T4">
FSB敦促“ Wagnerians”手掌握Prigogine</text:span>
</text:h>
      <text:p text:style-name="P4">
作者: Ukrinform (Person)</text:p>
      <text:p text:style-name="P4">
出版商: Укринформ (Organization)</text:p>
      <text:p text:style-name="P4">
出版时间: 2023-06-24T00:44:00+03:00</text:p>
      <text:p text:style-name="P4">
修改时间: 2023-06-24T00:44:00+03:00</text:p>
      <text:p text:style-name="P4">
描述: 俄罗斯FSB呼吁瓦格纳战士不要服从普里戈宁并拘留他。  - 乌克林。</text:p>
      <text:p text:style-name="P4">
图片: ['<text:a xlink:type="simple" xlink:href="https://static.ukrinform.com/photos/2022_11/thumb_files/630_360_1668570305-546.jpg" text:style-name="Internet_20_link" text:visited-style-name="Visited_20_Internet_20_Link">
630_360_16685...</text:a>
']</text:p>
      <text:p text:style-name="P4">
标签: ['ФСБ РФ', 'Росія', 'Війна', 'Пригожин']</text:p>
      <text:p text:style-name="P4">
类型: Article</text:p>
      <!--METADATA-->
      <text:p text:style-name="P4">
<draw:frame draw:style-name="fr1" draw:name="Image378" text:anchor-type="as-char" svg:width="6.9236in" svg:height="3.956343in" draw:z-index="0">
<draw:image xlink:href="../Images/yкринформ/2023-06-24T00-44-00-03-00/630_360_1668570305-546.jpg" xlink:type="simple" xlink:show="embed" xlink:actuate="onLoad" draw:mime-type="image/jpeg"/>
</draw:frame>
俄罗斯的FSSB呼吁瓦格纳战士不要服从普里戈吉纳特的命令以拘留他。</text:p>
      <text:p text:style-name="P4">
乌克林福姆报告给[BBC。 这是给出的(https://www.bbc.com/russian/live/news-65849028)声明中说：“我们敦促PEC战斗人员不要犯不可弥补的错误，以阻止对俄罗斯人民的任何其他行动，不要执行犯罪和旅行者的嘲弄，以采取措施拘留它。”</text:p>
      <text:p text:style-name="P4">
<text:span text:style-name="T4">
另请阅读：</text:span>
 <text:span text:style-name="T4">
 <text:a xlink:type="simple" xlink:href="https://www.ukrinform.ua/rubric-world/3727016-proti-prigozina-vidkrili-kriminalnu-spravu-cerez-zaklik-do-zbrojnogo-zakolotu.html" text:style-name="Internet_20_link" text:visited-style-name="Visited_20_Internet_20_Link">
反对Prigogine在封闭武装叛乱的情况下打开了刑事案件</text:a>
</text:span>
</text:p>
      <text:p text:style-name="P4">
还报道说，被认为接近路的谢尔盖·苏维金将军记录了瓦格纳的视频地址。 他敦促他们获得他们，放置武器并返回位置位置，以及在普京的指导下和平删除的问题。</text:p>
      <text:p text:style-name="P4">
俄罗斯盖瑟(Genser)主要部门的第一任副主任弗拉基米尔·阿莱克塞夫(Vladimir Alekseev)中尉也发表了讲话。 他还要求“不进行”，并遭受损失。</text:p>
      <text:p text:style-name="P4">
同时，俄罗斯国家反恐怖主义委员会呼吁促成“停止非法行动”，<text:a xlink:type="simple" xlink:href="https://www.svoboda.org/a/hronika-voiny-v-ukraine/31715636.html" text:style-name="Internet_20_link" text:visited-style-name="Visited_20_Internet_20_Link">
报告</text:a>
收音机。</text:p>
      <text:p text:style-name="P4">
据报道，针对Yevgeny Prigogin <text:span text:style-name="T4">
 _ [犯罪参考是为武装叛乱而开放的。 这是给出的(https://www.ukrinform.ua/rubric-world/3727016-proti-prigozina-vidkrili-kriminalnu-spravu-cerez-zaklik-do-zbrojnogo-zakolotu.html)_ </text:span>
</text:p>
      <text:p text:style-name="P4">
News Source: <text:a xlink:type="simple" xlink:href="https://www.ukrinform.ua/rubric-world/3727022-fsb-zaklikalo-vagnerivciv-zdati-prigozina.html" text:style-name="Internet_20_link" text:visited-style-name="Visited_20_Internet_20_Link">
https://www.ukrinform.ua/rubric-world/3727022-fsb-zaklikalo-vagnerivciv-zdati-prigozina.html</text:a>
</text:p>
      <!--NEWS-->
      <text:h text:style-name="P10" text:outline-level="1">
<text:span text:style-name="T4">
俄罗斯联邦的另一次夜间袭击：战略航空在乌克兰发射了有翼的导弹</text:span>
</text:h>
      <text:p text:style-name="P4">
作者: Ukrinform (Person)</text:p>
      <text:p text:style-name="P4">
出版商: Укринформ (Organization)</text:p>
      <text:p text:style-name="P4">
出版时间: 2023-06-24T00:57:00+03:00</text:p>
      <text:p text:style-name="P4">
修改时间: 2023-06-24T00:57:00+03:00</text:p>
      <text:p text:style-name="P4">
描述: 记录了从里海水域发射的带有战略航空的翼空气基导弹X-101/555。  - 乌克林。</text:p>
      <text:p text:style-name="P4">
图片: ['<text:a xlink:type="simple" xlink:href="https://static.ukrinform.com/photos/2022_12/thumb_files/630_360_1670260661-504.jpg" text:style-name="Internet_20_link" text:visited-style-name="Visited_20_Internet_20_Link">
630_360_16702...</text:a>
']</text:p>
      <text:p text:style-name="P4">
标签: ['Обстріл', 'Російська авіація', 'Війна з Росією']</text:p>
      <text:p text:style-name="P4">
类型: Article</text:p>
      <!--METADATA-->
      <text:p text:style-name="P4">
<draw:frame draw:style-name="fr1" draw:name="Image379" text:anchor-type="as-char" svg:width="6.9236in" svg:height="3.954441in" draw:z-index="0">
<draw:image xlink:href="../Images/yкринформ/2023-06-24T00-57-00-03-00/630_360_1670260661-504.jpg" xlink:type="simple" xlink:show="embed" xlink:actuate="onLoad" draw:mime-type="image/jpeg"/>
</draw:frame>
记录了从里海海水中发射的空气基础导弹X-101/555战略分析。</text:p>
      <text:p text:style-name="P4">
这是乌克林福称武装部队空军的报道。</text:p>
      <text:p text:style-name="P4">
该声明写道：“记录了从里海海水中发射的有翼的空中导弹X -101/555战略分析。导弹进入的估计时间是乌克兰02.20的空间。”</text:p>
      <text:p text:style-name="P4">
正如该机构之前报道的那样，俄罗斯机场“鹿” _ <text:span text:style-name="T4">
 [TU-95MS轰炸机的轰炸]。(https://www.ukrinform.ua/rubric-ato/3727004-u-rosii-z-aerodromu-olena-zletili-sist-tu95ms-povitrani-sili.html). </text:span>
 _</text:p>
      <text:p text:style-name="P4">
У ніч з 21 на 22 червня російські терористи <text:span text:style-name="T4">
<text:span text:style-name="T5">
<text:a xlink:type="simple" xlink:href="https://www.ukrinform.ua/rubric-ato/3726178-rf-vnoci-vipustila-po-ukraini-tri-kindzali-tri-raketi-h22-ta-cotiri-sahedi-povitrani-sili.html" text:style-name="Internet_20_link" text:visited-style-name="Visited_20_Internet_20_Link">
 атакували Україну з повітряракетами Х-22, Х-47 "Кинджал" та ударними дронами Shahed-136/131.</text:a>
</text:span>
 </text:span>
</text:p>
      <text:p text:style-name="P4">
News Source: <text:a xlink:type="simple" xlink:href="https://www.ukrinform.ua/rubric-ato/3727024-cergova-nicna-ataka-rf-strategicna-aviacia-zdijsnila-puski-krilatih-raket-po-ukraini.html" text:style-name="Internet_20_link" text:visited-style-name="Visited_20_Internet_20_Link">
https://www.ukrinform.ua/rubric-ato/3727024-cergova-nicna-ataka-rf-strategicna-aviacia-zdijsnila-puski-krilatih-raket-po-ukraini.html</text:a>
</text:p>
      <!--NEWS-->
      <text:h text:style-name="P10" text:outline-level="1">
<text:span text:style-name="T4">
根据伦敦复苏会议的结果，乌克兰将获得一揽子国际财政支持-Denis Shmigal</text:span>
</text:h>
      <text:p text:style-name="P4">
作者: ['АРМІЯINFORM']</text:p>
      <text:p text:style-name="P4">
时间: 2023-06-24T98:00:00-04:00</text:p>
      <text:p text:style-name="P4">
描述: Zokrema，我会遇到进攻：-500亿次Vro Vid Yak Novi Serednostrokovy ...与乌克兰2022年的战争，与乌克兰的最新新闻，今天与乌克兰2022年的新闻战争，今天，乌克兰和俄罗斯和俄罗斯和俄罗斯和俄罗斯和俄罗斯和俄罗斯与俄罗斯和俄罗斯之间的战争将会当他们在2022年与乌克兰的战争，战争与乌克兰战争时，他们是否会在不久的将来与乌克兰战争，他们说，今天与乌克兰的战争，今天的乌克兰新闻，乌克兰的新闻，乌克兰媒体在俄罗斯的乌克兰媒体</text:p>
      <text:p text:style-name="P4">
图片: ['<text:a xlink:type="simple" xlink:href="https://armyinform.com.ua/wp-content/uploads/2023/06/jen-gel-08_04_5-900x506-1.jpg" text:style-name="Internet_20_link" text:visited-style-name="Visited_20_Internet_20_Link">
jen-gel-08_04_5-900x506-1.jpg</text:a>
']</text:p>
      <text:p text:style-name="P4">
标签: ['STOPRUSSIA', 'АГРЕСІЯ РФ', 'ВТОРГНЕННЯ РФ']</text:p>
      <text:p text:style-name="P4">
类别: News</text:p>
      <!--METADATA-->
      <text:p text:style-name="P4">
<draw:frame draw:style-name="fr1" draw:name="Image380" text:anchor-type="as-char" svg:width="6.9236in" svg:height="3.892602in" draw:z-index="0">
<draw:image xlink:href="../Images/AРМІЯINFORM/2023-06-24T98-00-00-04-00/jen-gel-08_04_5-900x506-1.jpg" xlink:type="simple" xlink:show="embed" xlink:actuate="onLoad" draw:mime-type="image/jpeg"/>
</draw:frame>
说明性照片</text:p>
      <text:p text:style-name="P4">
<text:span text:style-name="T4">
特别是，这是以下内容：</text:span>
</text:p>
      <ul>
        <li>
          <text:p text:style-name="P4">
从欧盟作为新的中期支持工具的500亿欧元；</text:p>
        </li>
        <li>
          <text:p text:style-name="P4">
三年的支持计划，由英国的30亿英镑组成；</text:p>
        </li>
        <li>
          <text:p text:style-name="P4">
与世界银行达成17.6亿美元；</text:p>
        </li>
      </ul>
      <text:p text:style-name="P4">
-6亿欧元，来自EBRD的Ukrenergo，Ukrenergo，Naftogaz；</text:p>
      <ul>
        <li>
          <text:p text:style-name="P4">
从欧洲投资银行重建8.4亿欧元的新项目组合；</text:p>
        </li>
        <li>
          <text:p text:style-name="P4">
13亿美元宣布了美国的援助；</text:p>
        </li>
        <li>
          <text:p text:style-name="P4">
来自德国的另外3.81亿欧元。</text:p>
        </li>
      </ul>
      <text:p text:style-name="P4">
这些合作伙伴还支持使用冷冻俄罗斯资产来发展乌克兰的想法，并表示他们怀疑乌克兰在欧盟的会员资格。</text:p>
      <text:p text:style-name="P4">
资料来源：<text:a xlink:type="simple" xlink:href="https://minre.gov.ua/2023/06/23/za-rezultatamy-konferencziyi-z-vidnovlennya-u-londoni-ukrayina-otrymaye-paket-mizhnarodnoyi-finansovoyi-pidtrymky-premyer-ministr-denys-shmygal/" text:style-name="Internet_20_link" text:visited-style-name="Visited_20_Internet_20_Link">
临时占领领土的重返社会部</text:a>
</text:p>
      <text:p text:style-name="P4">
News Source: <text:a xlink:type="simple" xlink:href="https://armyinform.com.ua/2023/06/24/za-rezultatamy-konferencziyi-z-vidnovlennya-u-londoni-ukrayina-otrymaye-paket-mizhnarodnoyi-finansovoyi-pidtrymky-denys-shmygal/" text:style-name="Internet_20_link" text:visited-style-name="Visited_20_Internet_20_Link">
https://armyinform.com.ua/2023/06/24/za-rezultatamy-konferencziyi-z-vidnovlennya-u-londoni-ukrayina-otrymaye-paket-mizhnarodnoyi-finansovoyi-pidtrymky-denys-shmyga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